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25in"/>
    </style:style>
    <style:style style:name="co2" style:family="table-column">
      <style:table-column-properties fo:break-before="auto" style:column-width="0.9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5264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9937in"/>
    </style:style>
    <style:style style:name="co8" style:family="table-column">
      <style:table-column-properties fo:break-before="auto" style:column-width="0.8189in"/>
    </style:style>
    <style:style style:name="co9" style:family="table-column">
      <style:table-column-properties fo:break-before="auto" style:column-width="1.102in"/>
    </style:style>
    <style:style style:name="co10" style:family="table-column">
      <style:table-column-properties fo:break-before="auto" style:column-width="0.9945in"/>
    </style:style>
    <style:style style:name="co11" style:family="table-column">
      <style:table-column-properties fo:break-before="auto" style:column-width="0.4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size-asian="10pt" style:font-size-complex="10pt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#e8a202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edge&quot;;&quot;away&quot;)" table:allow-empty-cell="true" table:display-list="unsorted" table:base-cell-address="Graph.G1">
          <table:error-message table:message-type="stop" table:display="true"/>
        </table:content-validation>
        <table:content-validation table:name="val2" table:condition="of:cell-content-is-in-list(&quot;A&quot;;&quot;B&quot;;&quot;C&quot;;&quot;D&quot;;&quot;E&quot;;&quot;F&quot;;&quot;G&quot;;&quot;H&quot;;&quot;I&quot;;&quot;J&quot;;&quot;K&quot;;&quot;&quot;)" table:allow-empty-cell="true" table:display-list="unsorted" table:base-cell-address="Graph.G2">
          <table:error-message table:message-type="stop" table:display="true"/>
        </table:content-validation>
      </table:content-validations>
      <table:table table:name="edge" table:style-name="ta1">
        <table:shapes>
          <draw:frame draw:z-index="0" draw:style-name="gr1" draw:text-style-name="P1" svg:width="8.1083in" svg:height="4.5673in" svg:x="8.1323in" svg:y="0.6673in">
            <draw:object draw:notify-on-update-of-ranges="edge.C1:edge.C1 edge.C2:edge.C534 edge.D1:edge.D1 edge.D2:edge.D534 edge.E1:edge.E1 edge.E2:edge.E534 edge.F1:edge.F1 edge.F2:edge.F534 edge.G1:edge.G1 edge.G2:edge.G5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6370" table:default-cell-style-name="Default"/>
        <table:table-row table:style-name="ro1">
          <table:table-cell table:style-name="ce1" office:value-type="string" calcext:value-type="string">
            <table:cell-range-source table:name="CSV_all" xlink:type="simple" xlink:href="../../20240307_barePico_rawData.csv" table:filter-name="Text - txt - csv (StarCalc)" table:filter-options="9/59/44,34,ANSI,1,,0,false,false,true,false,false,0,false,false,true" table:last-column-spanned="5" table:last-row-spanned="1246"/>
            <text:p><text:s/>time_ms</text:p>
          </table:table-cell>
          <table:table-cell table:style-name="ce1" office:value-type="string" calcext:value-type="string">
            <text:p>time_abs_ms</text:p>
          </table:table-cell>
          <table:table-cell table:style-name="ce1" office:value-type="string" calcext:value-type="string">
            <text:p>time_sec</text:p>
          </table:table-cell>
          <table:table-cell table:style-name="ce1" office:value-type="string" calcext:value-type="string">
            <text:p><text:s/>rssi</text:p>
          </table:table-cell>
          <table:table-cell table:style-name="ce1" office:value-type="string" calcext:value-type="string">
            <text:p>Ave_5</text:p>
          </table:table-cell>
          <table:table-cell table:style-name="ce1" office:value-type="string" calcext:value-type="string">
            <text:p>ave_3</text:p>
          </table:table-cell>
          <table:table-cell table:style-name="ce1" office:value-type="string" calcext:value-type="string">
            <text:p>ave_2</text:p>
          </table:table-cell>
          <table:table-cell table:style-name="ce1" table:number-columns-repeated="16370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IF(ISTEXT([.B1]);0;[.B1])+[.A2]" office:value-type="float" office:value="1435" calcext:value-type="float">
            <text:p>1435</text:p>
          </table:table-cell>
          <table:table-cell table:formula="of:=ROUND([.B2]/1000;1)" office:value-type="float" office:value="1.4" calcext:value-type="float">
            <text:p>1.4</text:p>
          </table:table-cell>
          <table:table-cell table:number-columns-repeated="2" office:value-type="float" office:value="-47" calcext:value-type="float">
            <text:p>-47</text:p>
          </table:table-cell>
          <table:table-cell table:number-columns-repeated="16372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]);0;[.B2])+[.A3]" office:value-type="float" office:value="1918" calcext:value-type="float">
            <text:p>1918</text:p>
          </table:table-cell>
          <table:table-cell table:formula="of:=ROUND([.B3]/1000;1)" office:value-type="float" office:value="1.9" calcext:value-type="float">
            <text:p>1.9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ROUND(SUM([.D2:.D3]) / 2)" office:value-type="float" office:value="-47" calcext:value-type="float">
            <text:p>-47</text:p>
          </table:table-cell>
          <table:table-cell table:number-columns-repeated="16370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ISTEXT([.B3]);0;[.B3])+[.A4]" office:value-type="float" office:value="2871" calcext:value-type="float">
            <text:p>2871</text:p>
          </table:table-cell>
          <table:table-cell table:formula="of:=ROUND([.B4]/1000;1)" office:value-type="float" office:value="2.9" calcext:value-type="float">
            <text:p>2.9</text:p>
          </table:table-cell>
          <table:table-cell office:value-type="float" office:value="-54" calcext:value-type="float">
            <text:p>-54</text:p>
          </table:table-cell>
          <table:table-cell office:value-type="float" office:value="-48" calcext:value-type="float">
            <text:p>-48</text:p>
          </table:table-cell>
          <table:table-cell table:formula="of:=ROUND(SUM([.D2:.D4]) / 3)" office:value-type="float" office:value="-49" calcext:value-type="float">
            <text:p>-49</text:p>
          </table:table-cell>
          <table:table-cell table:formula="of:=ROUND(SUM([.D3:.D4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]);0;[.B4])+[.A5]" office:value-type="float" office:value="3356" calcext:value-type="float">
            <text:p>3356</text:p>
          </table:table-cell>
          <table:table-cell table:formula="of:=ROUND([.B5]/1000;1)" office:value-type="float" office:value="3.4" calcext:value-type="float">
            <text:p>3.4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formula="of:=ROUND(SUM([.D3:.D5]) / 3)" office:value-type="float" office:value="-51" calcext:value-type="float">
            <text:p>-51</text:p>
          </table:table-cell>
          <table:table-cell table:formula="of:=ROUND(SUM([.D4:.D5]) / 2)" office:value-type="float" office:value="-54" calcext:value-type="float">
            <text:p>-54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5]);0;[.B5])+[.A6]" office:value-type="float" office:value="4312" calcext:value-type="float">
            <text:p>4312</text:p>
          </table:table-cell>
          <table:table-cell table:formula="of:=ROUND([.B6]/1000;1)" office:value-type="float" office:value="4.3" calcext:value-type="float">
            <text:p>4.3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formula="of:=ROUND(SUM([.D4:.D6]) / 3)" office:value-type="float" office:value="-53" calcext:value-type="float">
            <text:p>-53</text:p>
          </table:table-cell>
          <table:table-cell table:formula="of:=ROUND(SUM([.D5:.D6]) / 2)" office:value-type="float" office:value="-53" calcext:value-type="float">
            <text:p>-53</text:p>
          </table:table-cell>
          <table:table-cell table:number-columns-repeated="1637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6]);0;[.B6])+[.A7]" office:value-type="float" office:value="5758" calcext:value-type="float">
            <text:p>5758</text:p>
          </table:table-cell>
          <table:table-cell table:formula="of:=ROUND([.B7]/1000;1)" office:value-type="float" office:value="5.8" calcext:value-type="float">
            <text:p>5.8</text:p>
          </table:table-cell>
          <table:table-cell office:value-type="float" office:value="-47" calcext:value-type="float">
            <text:p>-47</text:p>
          </table:table-cell>
          <table:table-cell office:value-type="float" office:value="-51" calcext:value-type="float">
            <text:p>-51</text:p>
          </table:table-cell>
          <table:table-cell table:formula="of:=ROUND(SUM([.D5:.D7]) / 3)" office:value-type="float" office:value="-51" calcext:value-type="float">
            <text:p>-51</text:p>
          </table:table-cell>
          <table:table-cell table:formula="of:=ROUND(SUM([.D6:.D7]) / 2)" office:value-type="float" office:value="-50" calcext:value-type="float">
            <text:p>-50</text:p>
          </table:table-cell>
          <table:table-cell table:number-columns-repeated="16370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7]);0;[.B7])+[.A8]" office:value-type="float" office:value="6712" calcext:value-type="float">
            <text:p>6712</text:p>
          </table:table-cell>
          <table:table-cell table:formula="of:=ROUND([.B8]/1000;1)" office:value-type="float" office:value="6.7" calcext:value-type="float">
            <text:p>6.7</text:p>
          </table:table-cell>
          <table:table-cell office:value-type="float" office:value="-54" calcext:value-type="float">
            <text:p>-54</text:p>
          </table:table-cell>
          <table:table-cell office:value-type="float" office:value="-51" calcext:value-type="float">
            <text:p>-51</text:p>
          </table:table-cell>
          <table:table-cell table:formula="of:=ROUND(SUM([.D6:.D8]) / 3)" office:value-type="float" office:value="-51" calcext:value-type="float">
            <text:p>-51</text:p>
          </table:table-cell>
          <table:table-cell table:formula="of:=ROUND(SUM([.D7:.D8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ISTEXT([.B8]);0;[.B8])+[.A9]" office:value-type="float" office:value="7682" calcext:value-type="float">
            <text:p>7682</text:p>
          </table:table-cell>
          <table:table-cell table:formula="of:=ROUND([.B9]/1000;1)" office:value-type="float" office:value="7.7" calcext:value-type="float">
            <text:p>7.7</text:p>
          </table:table-cell>
          <table:table-cell office:value-type="float" office:value="-47" calcext:value-type="float">
            <text:p>-47</text:p>
          </table:table-cell>
          <table:table-cell office:value-type="float" office:value="-50" calcext:value-type="float">
            <text:p>-50</text:p>
          </table:table-cell>
          <table:table-cell table:formula="of:=ROUND(SUM([.D7:.D9]) / 3)" office:value-type="float" office:value="-49" calcext:value-type="float">
            <text:p>-49</text:p>
          </table:table-cell>
          <table:table-cell table:formula="of:=ROUND(SUM([.D8:.D9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9]);0;[.B9])+[.A10]" office:value-type="float" office:value="8638" calcext:value-type="float">
            <text:p>8638</text:p>
          </table:table-cell>
          <table:table-cell table:formula="of:=ROUND([.B10]/1000;1)" office:value-type="float" office:value="8.6" calcext:value-type="float">
            <text:p>8.6</text:p>
          </table:table-cell>
          <table:table-cell office:value-type="float" office:value="-53" calcext:value-type="float">
            <text:p>-53</text:p>
          </table:table-cell>
          <table:table-cell office:value-type="float" office:value="-50" calcext:value-type="float">
            <text:p>-50</text:p>
          </table:table-cell>
          <table:table-cell table:formula="of:=ROUND(SUM([.D8:.D10]) / 3)" office:value-type="float" office:value="-51" calcext:value-type="float">
            <text:p>-51</text:p>
          </table:table-cell>
          <table:table-cell table:formula="of:=ROUND(SUM([.D9:.D10]) / 2)" office:value-type="float" office:value="-50" calcext:value-type="float">
            <text:p>-50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10]);0;[.B10])+[.A11]" office:value-type="float" office:value="9598" calcext:value-type="float">
            <text:p>9598</text:p>
          </table:table-cell>
          <table:table-cell table:formula="of:=ROUND([.B11]/1000;1)" office:value-type="float" office:value="9.6" calcext:value-type="float">
            <text:p>9.6</text:p>
          </table:table-cell>
          <table:table-cell office:value-type="float" office:value="-53" calcext:value-type="float">
            <text:p>-53</text:p>
          </table:table-cell>
          <table:table-cell office:value-type="float" office:value="-51" calcext:value-type="float">
            <text:p>-51</text:p>
          </table:table-cell>
          <table:table-cell table:formula="of:=ROUND(SUM([.D9:.D11]) / 3)" office:value-type="float" office:value="-51" calcext:value-type="float">
            <text:p>-51</text:p>
          </table:table-cell>
          <table:table-cell table:formula="of:=ROUND(SUM([.D10:.D11]) / 2)" office:value-type="float" office:value="-53" calcext:value-type="float">
            <text:p>-53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1]);0;[.B11])+[.A12]" office:value-type="float" office:value="10079" calcext:value-type="float">
            <text:p>10079</text:p>
          </table:table-cell>
          <table:table-cell table:formula="of:=ROUND([.B12]/1000;1)" office:value-type="float" office:value="10.1" calcext:value-type="float">
            <text:p>10.1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table:formula="of:=ROUND(SUM([.D10:.D12]) / 3)" office:value-type="float" office:value="-51" calcext:value-type="float">
            <text:p>-51</text:p>
          </table:table-cell>
          <table:table-cell table:formula="of:=ROUND(SUM([.D11:.D12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12]);0;[.B12])+[.A13]" office:value-type="float" office:value="11041" calcext:value-type="float">
            <text:p>11041</text:p>
          </table:table-cell>
          <table:table-cell table:formula="of:=ROUND([.B13]/1000;1)" office:value-type="float" office:value="11" calcext:value-type="float">
            <text:p>11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formula="of:=ROUND(SUM([.D11:.D13]) / 3)" office:value-type="float" office:value="-52" calcext:value-type="float">
            <text:p>-52</text:p>
          </table:table-cell>
          <table:table-cell table:formula="of:=ROUND(SUM([.D12:.D13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13]);0;[.B13])+[.A14]" office:value-type="float" office:value="11516" calcext:value-type="float">
            <text:p>11516</text:p>
          </table:table-cell>
          <table:table-cell table:formula="of:=ROUND([.B14]/1000;1)" office:value-type="float" office:value="11.5" calcext:value-type="float">
            <text:p>11.5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formula="of:=ROUND(SUM([.D12:.D14]) / 3)" office:value-type="float" office:value="-52" calcext:value-type="float">
            <text:p>-52</text:p>
          </table:table-cell>
          <table:table-cell table:formula="of:=ROUND(SUM([.D13:.D14]) / 2)" office:value-type="float" office:value="-54" calcext:value-type="float">
            <text:p>-54</text:p>
          </table:table-cell>
          <table:table-cell table:number-columns-repeated="16370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ISTEXT([.B14]);0;[.B14])+[.A15]" office:value-type="float" office:value="12967" calcext:value-type="float">
            <text:p>12967</text:p>
          </table:table-cell>
          <table:table-cell table:formula="of:=ROUND([.B15]/1000;1)" office:value-type="float" office:value="13" calcext:value-type="float">
            <text:p>13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table:formula="of:=ROUND(SUM([.D13:.D15]) / 3)" office:value-type="float" office:value="-51" calcext:value-type="float">
            <text:p>-51</text:p>
          </table:table-cell>
          <table:table-cell table:formula="of:=ROUND(SUM([.D14:.D15]) / 2)" office:value-type="float" office:value="-50" calcext:value-type="float">
            <text:p>-50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15]);0;[.B15])+[.A16]" office:value-type="float" office:value="13923" calcext:value-type="float">
            <text:p>13923</text:p>
          </table:table-cell>
          <table:table-cell table:formula="of:=ROUND([.B16]/1000;1)" office:value-type="float" office:value="13.9" calcext:value-type="float">
            <text:p>13.9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formula="of:=ROUND(SUM([.D14:.D16]) / 3)" office:value-type="float" office:value="-51" calcext:value-type="float">
            <text:p>-51</text:p>
          </table:table-cell>
          <table:table-cell table:formula="of:=ROUND(SUM([.D15:.D16]) / 2)" office:value-type="float" office:value="-50" calcext:value-type="float">
            <text:p>-50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16]);0;[.B16])+[.A17]" office:value-type="float" office:value="14398" calcext:value-type="float">
            <text:p>14398</text:p>
          </table:table-cell>
          <table:table-cell table:formula="of:=ROUND([.B17]/1000;1)" office:value-type="float" office:value="14.4" calcext:value-type="float">
            <text:p>14.4</text:p>
          </table:table-cell>
          <table:table-cell office:value-type="float" office:value="-46" calcext:value-type="float">
            <text:p>-46</text:p>
          </table:table-cell>
          <table:table-cell office:value-type="float" office:value="-50" calcext:value-type="float">
            <text:p>-50</text:p>
          </table:table-cell>
          <table:table-cell table:formula="of:=ROUND(SUM([.D15:.D17]) / 3)" office:value-type="float" office:value="-49" calcext:value-type="float">
            <text:p>-49</text:p>
          </table:table-cell>
          <table:table-cell table:formula="of:=ROUND(SUM([.D16:.D17]) / 2)" office:value-type="float" office:value="-50" calcext:value-type="float">
            <text:p>-50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7]);0;[.B17])+[.A18]" office:value-type="float" office:value="14878" calcext:value-type="float">
            <text:p>14878</text:p>
          </table:table-cell>
          <table:table-cell table:formula="of:=ROUND([.B18]/1000;1)" office:value-type="float" office:value="14.9" calcext:value-type="float">
            <text:p>14.9</text:p>
          </table:table-cell>
          <table:table-cell office:value-type="float" office:value="-45" calcext:value-type="float">
            <text:p>-45</text:p>
          </table:table-cell>
          <table:table-cell office:value-type="float" office:value="-47" calcext:value-type="float">
            <text:p>-47</text:p>
          </table:table-cell>
          <table:table-cell table:formula="of:=ROUND(SUM([.D16:.D18]) / 3)" office:value-type="float" office:value="-48" calcext:value-type="float">
            <text:p>-48</text:p>
          </table:table-cell>
          <table:table-cell table:formula="of:=ROUND(SUM([.D17:.D18]) / 2)" office:value-type="float" office:value="-46" calcext:value-type="float">
            <text:p>-46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8]);0;[.B18])+[.A19]" office:value-type="float" office:value="15354" calcext:value-type="float">
            <text:p>15354</text:p>
          </table:table-cell>
          <table:table-cell table:formula="of:=ROUND([.B19]/1000;1)" office:value-type="float" office:value="15.4" calcext:value-type="float">
            <text:p>15.4</text:p>
          </table:table-cell>
          <table:table-cell office:value-type="float" office:value="-57" calcext:value-type="float">
            <text:p>-57</text:p>
          </table:table-cell>
          <table:table-cell office:value-type="float" office:value="-50" calcext:value-type="float">
            <text:p>-50</text:p>
          </table:table-cell>
          <table:table-cell table:formula="of:=ROUND(SUM([.D17:.D19]) / 3)" office:value-type="float" office:value="-49" calcext:value-type="float">
            <text:p>-49</text:p>
          </table:table-cell>
          <table:table-cell table:formula="of:=ROUND(SUM([.D18:.D19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9]);0;[.B19])+[.A20]" office:value-type="float" office:value="15838" calcext:value-type="float">
            <text:p>15838</text:p>
          </table:table-cell>
          <table:table-cell table:formula="of:=ROUND([.B20]/1000;1)" office:value-type="float" office:value="15.8" calcext:value-type="float">
            <text:p>15.8</text:p>
          </table:table-cell>
          <table:table-cell office:value-type="float" office:value="-45" calcext:value-type="float">
            <text:p>-45</text:p>
          </table:table-cell>
          <table:table-cell office:value-type="float" office:value="-48" calcext:value-type="float">
            <text:p>-48</text:p>
          </table:table-cell>
          <table:table-cell table:formula="of:=ROUND(SUM([.D18:.D20]) / 3)" office:value-type="float" office:value="-49" calcext:value-type="float">
            <text:p>-49</text:p>
          </table:table-cell>
          <table:table-cell table:formula="of:=ROUND(SUM([.D19:.D20]) / 2)" office:value-type="float" office:value="-51" calcext:value-type="float">
            <text:p>-51</text:p>
          </table:table-cell>
          <table:table-cell table:number-columns-repeated="1637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20]);0;[.B20])+[.A21]" office:value-type="float" office:value="16310" calcext:value-type="float">
            <text:p>16310</text:p>
          </table:table-cell>
          <table:table-cell table:formula="of:=ROUND([.B21]/1000;1)" office:value-type="float" office:value="16.3" calcext:value-type="float">
            <text:p>16.3</text:p>
          </table:table-cell>
          <table:table-cell office:value-type="float" office:value="-45" calcext:value-type="float">
            <text:p>-45</text:p>
          </table:table-cell>
          <table:table-cell office:value-type="float" office:value="-48" calcext:value-type="float">
            <text:p>-48</text:p>
          </table:table-cell>
          <table:table-cell table:formula="of:=ROUND(SUM([.D19:.D21]) / 3)" office:value-type="float" office:value="-49" calcext:value-type="float">
            <text:p>-49</text:p>
          </table:table-cell>
          <table:table-cell table:formula="of:=ROUND(SUM([.D20:.D21]) / 2)" office:value-type="float" office:value="-45" calcext:value-type="float">
            <text:p>-45</text:p>
          </table:table-cell>
          <table:table-cell table:number-columns-repeated="1637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ISTEXT([.B21]);0;[.B21])+[.A22]" office:value-type="float" office:value="16807" calcext:value-type="float">
            <text:p>16807</text:p>
          </table:table-cell>
          <table:table-cell table:formula="of:=ROUND([.B22]/1000;1)" office:value-type="float" office:value="16.8" calcext:value-type="float">
            <text:p>16.8</text:p>
          </table:table-cell>
          <table:table-cell office:value-type="float" office:value="-44" calcext:value-type="float">
            <text:p>-44</text:p>
          </table:table-cell>
          <table:table-cell office:value-type="float" office:value="-47" calcext:value-type="float">
            <text:p>-47</text:p>
          </table:table-cell>
          <table:table-cell table:formula="of:=ROUND(SUM([.D20:.D22]) / 3)" office:value-type="float" office:value="-45" calcext:value-type="float">
            <text:p>-45</text:p>
          </table:table-cell>
          <table:table-cell table:formula="of:=ROUND(SUM([.D21:.D22]) / 2)" office:value-type="float" office:value="-45" calcext:value-type="float">
            <text:p>-45</text:p>
          </table:table-cell>
          <table:table-cell table:number-columns-repeated="1637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ISTEXT([.B22]);0;[.B22])+[.A23]" office:value-type="float" office:value="17270" calcext:value-type="float">
            <text:p>17270</text:p>
          </table:table-cell>
          <table:table-cell table:formula="of:=ROUND([.B23]/1000;1)" office:value-type="float" office:value="17.3" calcext:value-type="float">
            <text:p>17.3</text:p>
          </table:table-cell>
          <table:table-cell office:value-type="float" office:value="-47" calcext:value-type="float">
            <text:p>-47</text:p>
          </table:table-cell>
          <table:table-cell office:value-type="float" office:value="-45" calcext:value-type="float">
            <text:p>-45</text:p>
          </table:table-cell>
          <table:table-cell table:formula="of:=ROUND(SUM([.D21:.D23]) / 3)" office:value-type="float" office:value="-45" calcext:value-type="float">
            <text:p>-45</text:p>
          </table:table-cell>
          <table:table-cell table:formula="of:=ROUND(SUM([.D22:.D23]) / 2)" office:value-type="float" office:value="-46" calcext:value-type="float">
            <text:p>-46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23]);0;[.B23])+[.A24]" office:value-type="float" office:value="17750" calcext:value-type="float">
            <text:p>17750</text:p>
          </table:table-cell>
          <table:table-cell table:formula="of:=ROUND([.B24]/1000;1)" office:value-type="float" office:value="17.8" calcext:value-type="float">
            <text:p>17.8</text:p>
          </table:table-cell>
          <table:table-cell office:value-type="float" office:value="-56" calcext:value-type="float">
            <text:p>-56</text:p>
          </table:table-cell>
          <table:table-cell office:value-type="float" office:value="-48" calcext:value-type="float">
            <text:p>-48</text:p>
          </table:table-cell>
          <table:table-cell table:formula="of:=ROUND(SUM([.D22:.D24]) / 3)" office:value-type="float" office:value="-49" calcext:value-type="float">
            <text:p>-49</text:p>
          </table:table-cell>
          <table:table-cell table:formula="of:=ROUND(SUM([.D23:.D24]) / 2)" office:value-type="float" office:value="-52" calcext:value-type="float">
            <text:p>-52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24]);0;[.B24])+[.A25]" office:value-type="float" office:value="18234" calcext:value-type="float">
            <text:p>18234</text:p>
          </table:table-cell>
          <table:table-cell table:formula="of:=ROUND([.B25]/1000;1)" office:value-type="float" office:value="18.2" calcext:value-type="float">
            <text:p>18.2</text:p>
          </table:table-cell>
          <table:table-cell office:value-type="float" office:value="-41" calcext:value-type="float">
            <text:p>-41</text:p>
          </table:table-cell>
          <table:table-cell office:value-type="float" office:value="-47" calcext:value-type="float">
            <text:p>-47</text:p>
          </table:table-cell>
          <table:table-cell table:formula="of:=ROUND(SUM([.D23:.D25]) / 3)" office:value-type="float" office:value="-48" calcext:value-type="float">
            <text:p>-48</text:p>
          </table:table-cell>
          <table:table-cell table:formula="of:=ROUND(SUM([.D24:.D25]) / 2)" office:value-type="float" office:value="-49" calcext:value-type="float">
            <text:p>-49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5]);0;[.B25])+[.A26]" office:value-type="float" office:value="18717" calcext:value-type="float">
            <text:p>18717</text:p>
          </table:table-cell>
          <table:table-cell table:formula="of:=ROUND([.B26]/1000;1)" office:value-type="float" office:value="18.7" calcext:value-type="float">
            <text:p>18.7</text:p>
          </table:table-cell>
          <table:table-cell office:value-type="float" office:value="-29" calcext:value-type="float">
            <text:p>-29</text:p>
          </table:table-cell>
          <table:table-cell office:value-type="float" office:value="-43" calcext:value-type="float">
            <text:p>-43</text:p>
          </table:table-cell>
          <table:table-cell table:formula="of:=ROUND(SUM([.D24:.D26]) / 3)" office:value-type="float" office:value="-42" calcext:value-type="float">
            <text:p>-42</text:p>
          </table:table-cell>
          <table:table-cell table:formula="of:=ROUND(SUM([.D25:.D26]) / 2)" office:value-type="float" office:value="-35" calcext:value-type="float">
            <text:p>-35</text:p>
          </table:table-cell>
          <table:table-cell table:number-columns-repeated="1637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ISTEXT([.B26]);0;[.B26])+[.A27]" office:value-type="float" office:value="19681" calcext:value-type="float">
            <text:p>19681</text:p>
          </table:table-cell>
          <table:table-cell table:formula="of:=ROUND([.B27]/1000;1)" office:value-type="float" office:value="19.7" calcext:value-type="float">
            <text:p>19.7</text:p>
          </table:table-cell>
          <table:table-cell office:value-type="float" office:value="-40" calcext:value-type="float">
            <text:p>-40</text:p>
          </table:table-cell>
          <table:table-cell office:value-type="float" office:value="-41" calcext:value-type="float">
            <text:p>-41</text:p>
          </table:table-cell>
          <table:table-cell table:formula="of:=ROUND(SUM([.D25:.D27]) / 3)" office:value-type="float" office:value="-37" calcext:value-type="float">
            <text:p>-37</text:p>
          </table:table-cell>
          <table:table-cell table:formula="of:=ROUND(SUM([.D26:.D27]) / 2)" office:value-type="float" office:value="-35" calcext:value-type="float">
            <text:p>-35</text:p>
          </table:table-cell>
          <table:table-cell table:number-columns-repeated="16370"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ISTEXT([.B27]);0;[.B27])+[.A28]" office:value-type="float" office:value="20627" calcext:value-type="float">
            <text:p>20627</text:p>
          </table:table-cell>
          <table:table-cell table:formula="of:=ROUND([.B28]/1000;1)" office:value-type="float" office:value="20.6" calcext:value-type="float">
            <text:p>20.6</text:p>
          </table:table-cell>
          <table:table-cell office:value-type="float" office:value="-42" calcext:value-type="float">
            <text:p>-42</text:p>
          </table:table-cell>
          <table:table-cell office:value-type="float" office:value="-38" calcext:value-type="float">
            <text:p>-38</text:p>
          </table:table-cell>
          <table:table-cell table:formula="of:=ROUND(SUM([.D26:.D28]) / 3)" office:value-type="float" office:value="-37" calcext:value-type="float">
            <text:p>-37</text:p>
          </table:table-cell>
          <table:table-cell table:formula="of:=ROUND(SUM([.D27:.D28]) / 2)" office:value-type="float" office:value="-41" calcext:value-type="float">
            <text:p>-41</text:p>
          </table:table-cell>
          <table:table-cell table:number-columns-repeated="16370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ISTEXT([.B28]);0;[.B28])+[.A29]" office:value-type="float" office:value="22070" calcext:value-type="float">
            <text:p>22070</text:p>
          </table:table-cell>
          <table:table-cell table:formula="of:=ROUND([.B29]/1000;1)" office:value-type="float" office:value="22.1" calcext:value-type="float">
            <text:p>22.1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table:formula="of:=ROUND(SUM([.D27:.D29]) / 3)" office:value-type="float" office:value="-44" calcext:value-type="float">
            <text:p>-44</text:p>
          </table:table-cell>
          <table:table-cell table:formula="of:=ROUND(SUM([.D28:.D29]) / 2)" office:value-type="float" office:value="-46" calcext:value-type="float">
            <text:p>-46</text:p>
          </table:table-cell>
          <table:table-cell table:number-columns-repeated="16370"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ISTEXT([.B29]);0;[.B29])+[.A30]" office:value-type="float" office:value="23036" calcext:value-type="float">
            <text:p>23036</text:p>
          </table:table-cell>
          <table:table-cell table:formula="of:=ROUND([.B30]/1000;1)" office:value-type="float" office:value="23" calcext:value-type="float">
            <text:p>23</text:p>
          </table:table-cell>
          <table:table-cell office:value-type="float" office:value="-48" calcext:value-type="float">
            <text:p>-48</text:p>
          </table:table-cell>
          <table:table-cell office:value-type="float" office:value="-45" calcext:value-type="float">
            <text:p>-45</text:p>
          </table:table-cell>
          <table:table-cell table:formula="of:=ROUND(SUM([.D28:.D30]) / 3)" office:value-type="float" office:value="-47" calcext:value-type="float">
            <text:p>-47</text:p>
          </table:table-cell>
          <table:table-cell table:formula="of:=ROUND(SUM([.D29:.D30]) / 2)" office:value-type="float" office:value="-49" calcext:value-type="float">
            <text:p>-49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0]);0;[.B30])+[.A31]" office:value-type="float" office:value="23520" calcext:value-type="float">
            <text:p>23520</text:p>
          </table:table-cell>
          <table:table-cell table:formula="of:=ROUND([.B31]/1000;1)" office:value-type="float" office:value="23.5" calcext:value-type="float">
            <text:p>23.5</text:p>
          </table:table-cell>
          <table:table-cell office:value-type="float" office:value="-41" calcext:value-type="float">
            <text:p>-41</text:p>
          </table:table-cell>
          <table:table-cell office:value-type="float" office:value="-45" calcext:value-type="float">
            <text:p>-45</text:p>
          </table:table-cell>
          <table:table-cell table:formula="of:=ROUND(SUM([.D29:.D31]) / 3)" office:value-type="float" office:value="-46" calcext:value-type="float">
            <text:p>-46</text:p>
          </table:table-cell>
          <table:table-cell table:formula="of:=ROUND(SUM([.D30:.D31]) / 2)" office:value-type="float" office:value="-45" calcext:value-type="float">
            <text:p>-45</text:p>
          </table:table-cell>
          <table:table-cell table:number-columns-repeated="1637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31]);0;[.B31])+[.A32]" office:value-type="float" office:value="23990" calcext:value-type="float">
            <text:p>23990</text:p>
          </table:table-cell>
          <table:table-cell table:formula="of:=ROUND([.B32]/1000;1)" office:value-type="float" office:value="24" calcext:value-type="float">
            <text:p>24</text:p>
          </table:table-cell>
          <table:table-cell office:value-type="float" office:value="-44" calcext:value-type="float">
            <text:p>-44</text:p>
          </table:table-cell>
          <table:table-cell office:value-type="float" office:value="-45" calcext:value-type="float">
            <text:p>-45</text:p>
          </table:table-cell>
          <table:table-cell table:formula="of:=ROUND(SUM([.D30:.D32]) / 3)" office:value-type="float" office:value="-44" calcext:value-type="float">
            <text:p>-44</text:p>
          </table:table-cell>
          <table:table-cell table:formula="of:=ROUND(SUM([.D31:.D32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2]);0;[.B32])+[.A33]" office:value-type="float" office:value="24469" calcext:value-type="float">
            <text:p>24469</text:p>
          </table:table-cell>
          <table:table-cell table:formula="of:=ROUND([.B33]/1000;1)" office:value-type="float" office:value="24.5" calcext:value-type="float">
            <text:p>24.5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table:formula="of:=ROUND(SUM([.D31:.D33]) / 3)" office:value-type="float" office:value="-42" calcext:value-type="float">
            <text:p>-42</text:p>
          </table:table-cell>
          <table:table-cell table:formula="of:=ROUND(SUM([.D32:.D33]) / 2)" office:value-type="float" office:value="-42" calcext:value-type="float">
            <text:p>-42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3]);0;[.B33])+[.A34]" office:value-type="float" office:value="24952" calcext:value-type="float">
            <text:p>24952</text:p>
          </table:table-cell>
          <table:table-cell table:formula="of:=ROUND([.B34]/1000;1)" office:value-type="float" office:value="25" calcext:value-type="float">
            <text:p>25</text:p>
          </table:table-cell>
          <table:table-cell office:value-type="float" office:value="-45" calcext:value-type="float">
            <text:p>-45</text:p>
          </table:table-cell>
          <table:table-cell office:value-type="float" office:value="-42" calcext:value-type="float">
            <text:p>-42</text:p>
          </table:table-cell>
          <table:table-cell table:formula="of:=ROUND(SUM([.D32:.D34]) / 3)" office:value-type="float" office:value="-43" calcext:value-type="float">
            <text:p>-43</text:p>
          </table:table-cell>
          <table:table-cell table:formula="of:=ROUND(SUM([.D33:.D34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4]);0;[.B34])+[.A35]" office:value-type="float" office:value="25432" calcext:value-type="float">
            <text:p>25432</text:p>
          </table:table-cell>
          <table:table-cell table:formula="of:=ROUND([.B35]/1000;1)" office:value-type="float" office:value="25.4" calcext:value-type="float">
            <text:p>25.4</text:p>
          </table:table-cell>
          <table:table-cell table:number-columns-repeated="2" office:value-type="float" office:value="-43" calcext:value-type="float">
            <text:p>-43</text:p>
          </table:table-cell>
          <table:table-cell table:formula="of:=ROUND(SUM([.D33:.D35]) / 3)" office:value-type="float" office:value="-43" calcext:value-type="float">
            <text:p>-43</text:p>
          </table:table-cell>
          <table:table-cell table:formula="of:=ROUND(SUM([.D34:.D35]) / 2)" office:value-type="float" office:value="-44" calcext:value-type="float">
            <text:p>-44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5]);0;[.B35])+[.A36]" office:value-type="float" office:value="25916" calcext:value-type="float">
            <text:p>25916</text:p>
          </table:table-cell>
          <table:table-cell table:formula="of:=ROUND([.B36]/1000;1)" office:value-type="float" office:value="25.9" calcext:value-type="float">
            <text:p>25.9</text:p>
          </table:table-cell>
          <table:table-cell table:number-columns-repeated="2" office:value-type="float" office:value="-42" calcext:value-type="float">
            <text:p>-42</text:p>
          </table:table-cell>
          <table:table-cell table:formula="of:=ROUND(SUM([.D34:.D36]) / 3)" office:value-type="float" office:value="-43" calcext:value-type="float">
            <text:p>-43</text:p>
          </table:table-cell>
          <table:table-cell table:formula="of:=ROUND(SUM([.D35:.D36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6]);0;[.B36])+[.A37]" office:value-type="float" office:value="26395" calcext:value-type="float">
            <text:p>26395</text:p>
          </table:table-cell>
          <table:table-cell table:formula="of:=ROUND([.B37]/1000;1)" office:value-type="float" office:value="26.4" calcext:value-type="float">
            <text:p>26.4</text:p>
          </table:table-cell>
          <table:table-cell office:value-type="float" office:value="-44" calcext:value-type="float">
            <text:p>-44</text:p>
          </table:table-cell>
          <table:table-cell office:value-type="float" office:value="-43" calcext:value-type="float">
            <text:p>-43</text:p>
          </table:table-cell>
          <table:table-cell table:formula="of:=ROUND(SUM([.D35:.D37]) / 3)" office:value-type="float" office:value="-43" calcext:value-type="float">
            <text:p>-43</text:p>
          </table:table-cell>
          <table:table-cell table:formula="of:=ROUND(SUM([.D36:.D37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7]);0;[.B37])+[.A38]" office:value-type="float" office:value="26874" calcext:value-type="float">
            <text:p>26874</text:p>
          </table:table-cell>
          <table:table-cell table:formula="of:=ROUND([.B38]/1000;1)" office:value-type="float" office:value="26.9" calcext:value-type="float">
            <text:p>26.9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formula="of:=ROUND(SUM([.D36:.D38]) / 3)" office:value-type="float" office:value="-42" calcext:value-type="float">
            <text:p>-42</text:p>
          </table:table-cell>
          <table:table-cell table:formula="of:=ROUND(SUM([.D37:.D38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ISTEXT([.B38]);0;[.B38])+[.A39]" office:value-type="float" office:value="27383" calcext:value-type="float">
            <text:p>27383</text:p>
          </table:table-cell>
          <table:table-cell table:formula="of:=ROUND([.B39]/1000;1)" office:value-type="float" office:value="27.4" calcext:value-type="float">
            <text:p>27.4</text:p>
          </table:table-cell>
          <table:table-cell office:value-type="float" office:value="-44" calcext:value-type="float">
            <text:p>-44</text:p>
          </table:table-cell>
          <table:table-cell office:value-type="float" office:value="-42" calcext:value-type="float">
            <text:p>-42</text:p>
          </table:table-cell>
          <table:table-cell table:formula="of:=ROUND(SUM([.D37:.D39]) / 3)" office:value-type="float" office:value="-43" calcext:value-type="float">
            <text:p>-43</text:p>
          </table:table-cell>
          <table:table-cell table:formula="of:=ROUND(SUM([.D38:.D39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ISTEXT([.B39]);0;[.B39])+[.A40]" office:value-type="float" office:value="27830" calcext:value-type="float">
            <text:p>27830</text:p>
          </table:table-cell>
          <table:table-cell table:formula="of:=ROUND([.B40]/1000;1)" office:value-type="float" office:value="27.8" calcext:value-type="float">
            <text:p>27.8</text:p>
          </table:table-cell>
          <table:table-cell office:value-type="float" office:value="-41" calcext:value-type="float">
            <text:p>-41</text:p>
          </table:table-cell>
          <table:table-cell office:value-type="float" office:value="-42" calcext:value-type="float">
            <text:p>-42</text:p>
          </table:table-cell>
          <table:table-cell table:formula="of:=ROUND(SUM([.D38:.D40]) / 3)" office:value-type="float" office:value="-42" calcext:value-type="float">
            <text:p>-42</text:p>
          </table:table-cell>
          <table:table-cell table:formula="of:=ROUND(SUM([.D39:.D40]) / 2)" office:value-type="float" office:value="-43" calcext:value-type="float">
            <text:p>-43</text:p>
          </table:table-cell>
          <table:table-cell table:number-columns-repeated="16370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ISTEXT([.B40]);0;[.B40])+[.A41]" office:value-type="float" office:value="29756" calcext:value-type="float">
            <text:p>29756</text:p>
          </table:table-cell>
          <table:table-cell table:formula="of:=ROUND([.B41]/1000;1)" office:value-type="float" office:value="29.8" calcext:value-type="float">
            <text:p>29.8</text:p>
          </table:table-cell>
          <table:table-cell office:value-type="float" office:value="-43" calcext:value-type="float">
            <text:p>-43</text:p>
          </table:table-cell>
          <table:table-cell office:value-type="float" office:value="-42" calcext:value-type="float">
            <text:p>-42</text:p>
          </table:table-cell>
          <table:table-cell table:formula="of:=ROUND(SUM([.D39:.D41]) / 3)" office:value-type="float" office:value="-43" calcext:value-type="float">
            <text:p>-43</text:p>
          </table:table-cell>
          <table:table-cell table:formula="of:=ROUND(SUM([.D40:.D41]) / 2)" office:value-type="float" office:value="-42" calcext:value-type="float">
            <text:p>-42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41]);0;[.B41])+[.A42]" office:value-type="float" office:value="30236" calcext:value-type="float">
            <text:p>30236</text:p>
          </table:table-cell>
          <table:table-cell table:formula="of:=ROUND([.B42]/1000;1)" office:value-type="float" office:value="30.2" calcext:value-type="float">
            <text:p>30.2</text:p>
          </table:table-cell>
          <table:table-cell office:value-type="float" office:value="-38" calcext:value-type="float">
            <text:p>-38</text:p>
          </table:table-cell>
          <table:table-cell office:value-type="float" office:value="-41" calcext:value-type="float">
            <text:p>-41</text:p>
          </table:table-cell>
          <table:table-cell table:formula="of:=ROUND(SUM([.D40:.D42]) / 3)" office:value-type="float" office:value="-41" calcext:value-type="float">
            <text:p>-41</text:p>
          </table:table-cell>
          <table:table-cell table:formula="of:=ROUND(SUM([.D41:.D42]) / 2)" office:value-type="float" office:value="-41" calcext:value-type="float">
            <text:p>-41</text:p>
          </table:table-cell>
          <table:table-cell table:number-columns-repeated="16370"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ISTEXT([.B42]);0;[.B42])+[.A43]" office:value-type="float" office:value="31203" calcext:value-type="float">
            <text:p>31203</text:p>
          </table:table-cell>
          <table:table-cell table:formula="of:=ROUND([.B43]/1000;1)" office:value-type="float" office:value="31.2" calcext:value-type="float">
            <text:p>31.2</text:p>
          </table:table-cell>
          <table:table-cell office:value-type="float" office:value="-45" calcext:value-type="float">
            <text:p>-45</text:p>
          </table:table-cell>
          <table:table-cell office:value-type="float" office:value="-41" calcext:value-type="float">
            <text:p>-41</text:p>
          </table:table-cell>
          <table:table-cell table:formula="of:=ROUND(SUM([.D41:.D43]) / 3)" office:value-type="float" office:value="-42" calcext:value-type="float">
            <text:p>-42</text:p>
          </table:table-cell>
          <table:table-cell table:formula="of:=ROUND(SUM([.D42:.D43]) / 2)" office:value-type="float" office:value="-42" calcext:value-type="float">
            <text:p>-42</text:p>
          </table:table-cell>
          <table:table-cell table:number-columns-repeated="1637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ISTEXT([.B43]);0;[.B43])+[.A44]" office:value-type="float" office:value="31669" calcext:value-type="float">
            <text:p>31669</text:p>
          </table:table-cell>
          <table:table-cell table:formula="of:=ROUND([.B44]/1000;1)" office:value-type="float" office:value="31.7" calcext:value-type="float">
            <text:p>31.7</text:p>
          </table:table-cell>
          <table:table-cell table:number-columns-repeated="2" office:value-type="float" office:value="-42" calcext:value-type="float">
            <text:p>-42</text:p>
          </table:table-cell>
          <table:table-cell table:formula="of:=ROUND(SUM([.D42:.D44]) / 3)" office:value-type="float" office:value="-42" calcext:value-type="float">
            <text:p>-42</text:p>
          </table:table-cell>
          <table:table-cell table:formula="of:=ROUND(SUM([.D43:.D44]) / 2)" office:value-type="float" office:value="-44" calcext:value-type="float">
            <text:p>-44</text:p>
          </table:table-cell>
          <table:table-cell table:number-columns-repeated="16370"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F(ISTEXT([.B44]);0;[.B44])+[.A45]" office:value-type="float" office:value="32646" calcext:value-type="float">
            <text:p>32646</text:p>
          </table:table-cell>
          <table:table-cell table:formula="of:=ROUND([.B45]/1000;1)" office:value-type="float" office:value="32.6" calcext:value-type="float">
            <text:p>32.6</text:p>
          </table:table-cell>
          <table:table-cell office:value-type="float" office:value="-64" calcext:value-type="float">
            <text:p>-64</text:p>
          </table:table-cell>
          <table:table-cell office:value-type="float" office:value="-47" calcext:value-type="float">
            <text:p>-47</text:p>
          </table:table-cell>
          <table:table-cell table:formula="of:=ROUND(SUM([.D43:.D45]) / 3)" office:value-type="float" office:value="-50" calcext:value-type="float">
            <text:p>-50</text:p>
          </table:table-cell>
          <table:table-cell table:formula="of:=ROUND(SUM([.D44:.D45]) / 2)" office:value-type="float" office:value="-53" calcext:value-type="float">
            <text:p>-53</text:p>
          </table:table-cell>
          <table:table-cell table:number-columns-repeated="1637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45]);0;[.B45])+[.A46]" office:value-type="float" office:value="33113" calcext:value-type="float">
            <text:p>33113</text:p>
          </table:table-cell>
          <table:table-cell table:formula="of:=ROUND([.B46]/1000;1)" office:value-type="float" office:value="33.1" calcext:value-type="float">
            <text:p>33.1</text:p>
          </table:table-cell>
          <table:table-cell office:value-type="float" office:value="-55" calcext:value-type="float">
            <text:p>-55</text:p>
          </table:table-cell>
          <table:table-cell office:value-type="float" office:value="-51" calcext:value-type="float">
            <text:p>-51</text:p>
          </table:table-cell>
          <table:table-cell table:formula="of:=ROUND(SUM([.D44:.D46]) / 3)" office:value-type="float" office:value="-54" calcext:value-type="float">
            <text:p>-54</text:p>
          </table:table-cell>
          <table:table-cell table:formula="of:=ROUND(SUM([.D45:.D46]) / 2)" office:value-type="float" office:value="-60" calcext:value-type="float">
            <text:p>-60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46]);0;[.B46])+[.A47]" office:value-type="float" office:value="34073" calcext:value-type="float">
            <text:p>34073</text:p>
          </table:table-cell>
          <table:table-cell table:formula="of:=ROUND([.B47]/1000;1)" office:value-type="float" office:value="34.1" calcext:value-type="float">
            <text:p>34.1</text:p>
          </table:table-cell>
          <table:table-cell office:value-type="float" office:value="-49" calcext:value-type="float">
            <text:p>-49</text:p>
          </table:table-cell>
          <table:table-cell office:value-type="float" office:value="-52" calcext:value-type="float">
            <text:p>-52</text:p>
          </table:table-cell>
          <table:table-cell table:formula="of:=ROUND(SUM([.D45:.D47]) / 3)" office:value-type="float" office:value="-56" calcext:value-type="float">
            <text:p>-56</text:p>
          </table:table-cell>
          <table:table-cell table:formula="of:=ROUND(SUM([.D46:.D47]) / 2)" office:value-type="float" office:value="-52" calcext:value-type="float">
            <text:p>-52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47]);0;[.B47])+[.A48]" office:value-type="float" office:value="34553" calcext:value-type="float">
            <text:p>34553</text:p>
          </table:table-cell>
          <table:table-cell table:formula="of:=ROUND([.B48]/1000;1)" office:value-type="float" office:value="34.6" calcext:value-type="float">
            <text:p>34.6</text:p>
          </table:table-cell>
          <table:table-cell office:value-type="float" office:value="-48" calcext:value-type="float">
            <text:p>-48</text:p>
          </table:table-cell>
          <table:table-cell office:value-type="float" office:value="-54" calcext:value-type="float">
            <text:p>-54</text:p>
          </table:table-cell>
          <table:table-cell table:formula="of:=ROUND(SUM([.D46:.D48]) / 3)" office:value-type="float" office:value="-51" calcext:value-type="float">
            <text:p>-51</text:p>
          </table:table-cell>
          <table:table-cell table:formula="of:=ROUND(SUM([.D47:.D48]) / 2)" office:value-type="float" office:value="-49" calcext:value-type="float">
            <text:p>-49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8]);0;[.B48])+[.A49]" office:value-type="float" office:value="35029" calcext:value-type="float">
            <text:p>35029</text:p>
          </table:table-cell>
          <table:table-cell table:formula="of:=ROUND([.B49]/1000;1)" office:value-type="float" office:value="35" calcext:value-type="float">
            <text:p>35</text:p>
          </table:table-cell>
          <table:table-cell office:value-type="float" office:value="-48" calcext:value-type="float">
            <text:p>-48</text:p>
          </table:table-cell>
          <table:table-cell office:value-type="float" office:value="-50" calcext:value-type="float">
            <text:p>-50</text:p>
          </table:table-cell>
          <table:table-cell table:formula="of:=ROUND(SUM([.D47:.D49]) / 3)" office:value-type="float" office:value="-48" calcext:value-type="float">
            <text:p>-48</text:p>
          </table:table-cell>
          <table:table-cell table:formula="of:=ROUND(SUM([.D48:.D49]) / 2)" office:value-type="float" office:value="-48" calcext:value-type="float">
            <text:p>-48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9]);0;[.B49])+[.A50]" office:value-type="float" office:value="35510" calcext:value-type="float">
            <text:p>35510</text:p>
          </table:table-cell>
          <table:table-cell table:formula="of:=ROUND([.B50]/1000;1)" office:value-type="float" office:value="35.5" calcext:value-type="float">
            <text:p>35.5</text:p>
          </table:table-cell>
          <table:table-cell table:number-columns-repeated="2" office:value-type="float" office:value="-48" calcext:value-type="float">
            <text:p>-48</text:p>
          </table:table-cell>
          <table:table-cell table:formula="of:=ROUND(SUM([.D48:.D50]) / 3)" office:value-type="float" office:value="-48" calcext:value-type="float">
            <text:p>-48</text:p>
          </table:table-cell>
          <table:table-cell table:formula="of:=ROUND(SUM([.D49:.D50]) / 2)" office:value-type="float" office:value="-48" calcext:value-type="float">
            <text:p>-48</text:p>
          </table:table-cell>
          <table:table-cell table:number-columns-repeated="16370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50]);0;[.B50])+[.A51]" office:value-type="float" office:value="36475" calcext:value-type="float">
            <text:p>36475</text:p>
          </table:table-cell>
          <table:table-cell table:formula="of:=ROUND([.B51]/1000;1)" office:value-type="float" office:value="36.5" calcext:value-type="float">
            <text:p>36.5</text:p>
          </table:table-cell>
          <table:table-cell office:value-type="float" office:value="-59" calcext:value-type="float">
            <text:p>-59</text:p>
          </table:table-cell>
          <table:table-cell office:value-type="float" office:value="-50" calcext:value-type="float">
            <text:p>-50</text:p>
          </table:table-cell>
          <table:table-cell table:formula="of:=ROUND(SUM([.D49:.D51]) / 3)" office:value-type="float" office:value="-52" calcext:value-type="float">
            <text:p>-52</text:p>
          </table:table-cell>
          <table:table-cell table:formula="of:=ROUND(SUM([.D50:.D51]) / 2)" office:value-type="float" office:value="-54" calcext:value-type="float">
            <text:p>-54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51]);0;[.B51])+[.A52]" office:value-type="float" office:value="36962" calcext:value-type="float">
            <text:p>36962</text:p>
          </table:table-cell>
          <table:table-cell table:formula="of:=ROUND([.B52]/1000;1)" office:value-type="float" office:value="37" calcext:value-type="float">
            <text:p>37</text:p>
          </table:table-cell>
          <table:table-cell office:value-type="float" office:value="-54" calcext:value-type="float">
            <text:p>-54</text:p>
          </table:table-cell>
          <table:table-cell office:value-type="float" office:value="-52" calcext:value-type="float">
            <text:p>-52</text:p>
          </table:table-cell>
          <table:table-cell table:formula="of:=ROUND(SUM([.D50:.D52]) / 3)" office:value-type="float" office:value="-54" calcext:value-type="float">
            <text:p>-54</text:p>
          </table:table-cell>
          <table:table-cell table:formula="of:=ROUND(SUM([.D51:.D52]) / 2)" office:value-type="float" office:value="-57" calcext:value-type="float">
            <text:p>-57</text:p>
          </table:table-cell>
          <table:table-cell table:number-columns-repeated="1637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52]);0;[.B52])+[.A53]" office:value-type="float" office:value="37433" calcext:value-type="float">
            <text:p>37433</text:p>
          </table:table-cell>
          <table:table-cell table:formula="of:=ROUND([.B53]/1000;1)" office:value-type="float" office:value="37.4" calcext:value-type="float">
            <text:p>37.4</text:p>
          </table:table-cell>
          <table:table-cell table:number-columns-repeated="2" office:value-type="float" office:value="-53" calcext:value-type="float">
            <text:p>-53</text:p>
          </table:table-cell>
          <table:table-cell table:formula="of:=ROUND(SUM([.D51:.D53]) / 3)" office:value-type="float" office:value="-55" calcext:value-type="float">
            <text:p>-55</text:p>
          </table:table-cell>
          <table:table-cell table:formula="of:=ROUND(SUM([.D52:.D53]) / 2)" office:value-type="float" office:value="-54" calcext:value-type="float">
            <text:p>-54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53]);0;[.B53])+[.A54]" office:value-type="float" office:value="37921" calcext:value-type="float">
            <text:p>37921</text:p>
          </table:table-cell>
          <table:table-cell table:formula="of:=ROUND([.B54]/1000;1)" office:value-type="float" office:value="37.9" calcext:value-type="float">
            <text:p>37.9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table:formula="of:=ROUND(SUM([.D52:.D54]) / 3)" office:value-type="float" office:value="-53" calcext:value-type="float">
            <text:p>-53</text:p>
          </table:table-cell>
          <table:table-cell table:formula="of:=ROUND(SUM([.D53:.D54]) / 2)" office:value-type="float" office:value="-53" calcext:value-type="float">
            <text:p>-53</text:p>
          </table:table-cell>
          <table:table-cell table:number-columns-repeated="16370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ISTEXT([.B54]);0;[.B54])+[.A55]" office:value-type="float" office:value="39364" calcext:value-type="float">
            <text:p>39364</text:p>
          </table:table-cell>
          <table:table-cell table:formula="of:=ROUND([.B55]/1000;1)" office:value-type="float" office:value="39.4" calcext:value-type="float">
            <text:p>39.4</text:p>
          </table:table-cell>
          <table:table-cell office:value-type="float" office:value="-63" calcext:value-type="float">
            <text:p>-63</text:p>
          </table:table-cell>
          <table:table-cell office:value-type="float" office:value="-55" calcext:value-type="float">
            <text:p>-55</text:p>
          </table:table-cell>
          <table:table-cell table:formula="of:=ROUND(SUM([.D53:.D55]) / 3)" office:value-type="float" office:value="-56" calcext:value-type="float">
            <text:p>-56</text:p>
          </table:table-cell>
          <table:table-cell table:formula="of:=ROUND(SUM([.D54:.D55]) / 2)" office:value-type="float" office:value="-58" calcext:value-type="float">
            <text:p>-58</text:p>
          </table:table-cell>
          <table:table-cell table:number-columns-repeated="1637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ISTEXT([.B55]);0;[.B55])+[.A56]" office:value-type="float" office:value="39830" calcext:value-type="float">
            <text:p>39830</text:p>
          </table:table-cell>
          <table:table-cell table:formula="of:=ROUND([.B56]/1000;1)" office:value-type="float" office:value="39.8" calcext:value-type="float">
            <text:p>39.8</text:p>
          </table:table-cell>
          <table:table-cell office:value-type="float" office:value="-53" calcext:value-type="float">
            <text:p>-53</text:p>
          </table:table-cell>
          <table:table-cell office:value-type="float" office:value="-55" calcext:value-type="float">
            <text:p>-55</text:p>
          </table:table-cell>
          <table:table-cell table:formula="of:=ROUND(SUM([.D54:.D56]) / 3)" office:value-type="float" office:value="-56" calcext:value-type="float">
            <text:p>-56</text:p>
          </table:table-cell>
          <table:table-cell table:formula="of:=ROUND(SUM([.D55:.D56]) / 2)" office:value-type="float" office:value="-58" calcext:value-type="float">
            <text:p>-58</text:p>
          </table:table-cell>
          <table:table-cell table:number-columns-repeated="1637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ISTEXT([.B56]);0;[.B56])+[.A57]" office:value-type="float" office:value="40332" calcext:value-type="float">
            <text:p>40332</text:p>
          </table:table-cell>
          <table:table-cell table:formula="of:=ROUND([.B57]/1000;1)" office:value-type="float" office:value="40.3" calcext:value-type="float">
            <text:p>40.3</text:p>
          </table:table-cell>
          <table:table-cell office:value-type="float" office:value="-58" calcext:value-type="float">
            <text:p>-58</text:p>
          </table:table-cell>
          <table:table-cell office:value-type="float" office:value="-56" calcext:value-type="float">
            <text:p>-56</text:p>
          </table:table-cell>
          <table:table-cell table:formula="of:=ROUND(SUM([.D55:.D57]) / 3)" office:value-type="float" office:value="-58" calcext:value-type="float">
            <text:p>-58</text:p>
          </table:table-cell>
          <table:table-cell table:formula="of:=ROUND(SUM([.D56:.D57]) / 2)" office:value-type="float" office:value="-56" calcext:value-type="float">
            <text:p>-56</text:p>
          </table:table-cell>
          <table:table-cell table:number-columns-repeated="16370"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ISTEXT([.B57]);0;[.B57])+[.A58]" office:value-type="float" office:value="41274" calcext:value-type="float">
            <text:p>41274</text:p>
          </table:table-cell>
          <table:table-cell table:formula="of:=ROUND([.B58]/1000;1)" office:value-type="float" office:value="41.3" calcext:value-type="float">
            <text:p>41.3</text:p>
          </table:table-cell>
          <table:table-cell office:value-type="float" office:value="-52" calcext:value-type="float">
            <text:p>-52</text:p>
          </table:table-cell>
          <table:table-cell office:value-type="float" office:value="-56" calcext:value-type="float">
            <text:p>-56</text:p>
          </table:table-cell>
          <table:table-cell table:formula="of:=ROUND(SUM([.D56:.D58]) / 3)" office:value-type="float" office:value="-54" calcext:value-type="float">
            <text:p>-54</text:p>
          </table:table-cell>
          <table:table-cell table:formula="of:=ROUND(SUM([.D57:.D58]) / 2)" office:value-type="float" office:value="-55" calcext:value-type="float">
            <text:p>-55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58]);0;[.B58])+[.A59]" office:value-type="float" office:value="41749" calcext:value-type="float">
            <text:p>41749</text:p>
          </table:table-cell>
          <table:table-cell table:formula="of:=ROUND([.B59]/1000;1)" office:value-type="float" office:value="41.7" calcext:value-type="float">
            <text:p>41.7</text:p>
          </table:table-cell>
          <table:table-cell office:value-type="float" office:value="-59" calcext:value-type="float">
            <text:p>-59</text:p>
          </table:table-cell>
          <table:table-cell office:value-type="float" office:value="-55" calcext:value-type="float">
            <text:p>-55</text:p>
          </table:table-cell>
          <table:table-cell table:formula="of:=ROUND(SUM([.D57:.D59]) / 3)" office:value-type="float" office:value="-56" calcext:value-type="float">
            <text:p>-56</text:p>
          </table:table-cell>
          <table:table-cell table:formula="of:=ROUND(SUM([.D58:.D59]) / 2)" office:value-type="float" office:value="-56" calcext:value-type="float">
            <text:p>-56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59]);0;[.B59])+[.A60]" office:value-type="float" office:value="42235" calcext:value-type="float">
            <text:p>42235</text:p>
          </table:table-cell>
          <table:table-cell table:formula="of:=ROUND([.B60]/1000;1)" office:value-type="float" office:value="42.2" calcext:value-type="float">
            <text:p>42.2</text:p>
          </table:table-cell>
          <table:table-cell office:value-type="float" office:value="-57" calcext:value-type="float">
            <text:p>-57</text:p>
          </table:table-cell>
          <table:table-cell office:value-type="float" office:value="-56" calcext:value-type="float">
            <text:p>-56</text:p>
          </table:table-cell>
          <table:table-cell table:formula="of:=ROUND(SUM([.D58:.D60]) / 3)" office:value-type="float" office:value="-56" calcext:value-type="float">
            <text:p>-56</text:p>
          </table:table-cell>
          <table:table-cell table:formula="of:=ROUND(SUM([.D59:.D60]) / 2)" office:value-type="float" office:value="-58" calcext:value-type="float">
            <text:p>-58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60]);0;[.B60])+[.A61]" office:value-type="float" office:value="42716" calcext:value-type="float">
            <text:p>42716</text:p>
          </table:table-cell>
          <table:table-cell table:formula="of:=ROUND([.B61]/1000;1)" office:value-type="float" office:value="42.7" calcext:value-type="float">
            <text:p>42.7</text:p>
          </table:table-cell>
          <table:table-cell table:number-columns-repeated="2" office:value-type="float" office:value="-55" calcext:value-type="float">
            <text:p>-55</text:p>
          </table:table-cell>
          <table:table-cell table:formula="of:=ROUND(SUM([.D59:.D61]) / 3)" office:value-type="float" office:value="-57" calcext:value-type="float">
            <text:p>-57</text:p>
          </table:table-cell>
          <table:table-cell table:formula="of:=ROUND(SUM([.D60:.D61]) / 2)" office:value-type="float" office:value="-56" calcext:value-type="float">
            <text:p>-56</text:p>
          </table:table-cell>
          <table:table-cell table:number-columns-repeated="16370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61]);0;[.B61])+[.A62]" office:value-type="float" office:value="43670" calcext:value-type="float">
            <text:p>43670</text:p>
          </table:table-cell>
          <table:table-cell table:formula="of:=ROUND([.B62]/1000;1)" office:value-type="float" office:value="43.7" calcext:value-type="float">
            <text:p>43.7</text:p>
          </table:table-cell>
          <table:table-cell office:value-type="float" office:value="-52" calcext:value-type="float">
            <text:p>-52</text:p>
          </table:table-cell>
          <table:table-cell office:value-type="float" office:value="-55" calcext:value-type="float">
            <text:p>-55</text:p>
          </table:table-cell>
          <table:table-cell table:formula="of:=ROUND(SUM([.D60:.D62]) / 3)" office:value-type="float" office:value="-55" calcext:value-type="float">
            <text:p>-55</text:p>
          </table:table-cell>
          <table:table-cell table:formula="of:=ROUND(SUM([.D61:.D62]) / 2)" office:value-type="float" office:value="-54" calcext:value-type="float">
            <text:p>-54</text:p>
          </table:table-cell>
          <table:table-cell table:number-columns-repeated="16370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ISTEXT([.B62]);0;[.B62])+[.A63]" office:value-type="float" office:value="44639" calcext:value-type="float">
            <text:p>44639</text:p>
          </table:table-cell>
          <table:table-cell table:formula="of:=ROUND([.B63]/1000;1)" office:value-type="float" office:value="44.6" calcext:value-type="float">
            <text:p>44.6</text:p>
          </table:table-cell>
          <table:table-cell office:value-type="float" office:value="-66" calcext:value-type="float">
            <text:p>-66</text:p>
          </table:table-cell>
          <table:table-cell office:value-type="float" office:value="-57" calcext:value-type="float">
            <text:p>-57</text:p>
          </table:table-cell>
          <table:table-cell table:formula="of:=ROUND(SUM([.D61:.D63]) / 3)" office:value-type="float" office:value="-58" calcext:value-type="float">
            <text:p>-58</text:p>
          </table:table-cell>
          <table:table-cell table:formula="of:=ROUND(SUM([.D62:.D63]) / 2)" office:value-type="float" office:value="-59" calcext:value-type="float">
            <text:p>-59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63]);0;[.B63])+[.A64]" office:value-type="float" office:value="45113" calcext:value-type="float">
            <text:p>45113</text:p>
          </table:table-cell>
          <table:table-cell table:formula="of:=ROUND([.B64]/1000;1)" office:value-type="float" office:value="45.1" calcext:value-type="float">
            <text:p>45.1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  <table:table-cell table:formula="of:=ROUND(SUM([.D62:.D64]) / 3)" office:value-type="float" office:value="-63" calcext:value-type="float">
            <text:p>-63</text:p>
          </table:table-cell>
          <table:table-cell table:formula="of:=ROUND(SUM([.D63:.D64]) / 2)" office:value-type="float" office:value="-69" calcext:value-type="float">
            <text:p>-69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64]);0;[.B64])+[.A65]" office:value-type="float" office:value="45587" calcext:value-type="float">
            <text:p>45587</text:p>
          </table:table-cell>
          <table:table-cell table:formula="of:=ROUND([.B65]/1000;1)" office:value-type="float" office:value="45.6" calcext:value-type="float">
            <text:p>45.6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table:formula="of:=ROUND(SUM([.D63:.D65]) / 3)" office:value-type="float" office:value="-71" calcext:value-type="float">
            <text:p>-71</text:p>
          </table:table-cell>
          <table:table-cell table:formula="of:=ROUND(SUM([.D64:.D65]) / 2)" office:value-type="float" office:value="-73" calcext:value-type="float">
            <text:p>-73</text:p>
          </table:table-cell>
          <table:table-cell table:number-columns-repeated="1637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ISTEXT([.B65]);0;[.B65])+[.A66]" office:value-type="float" office:value="46551" calcext:value-type="float">
            <text:p>46551</text:p>
          </table:table-cell>
          <table:table-cell table:formula="of:=ROUND([.B66]/1000;1)" office:value-type="float" office:value="46.6" calcext:value-type="float">
            <text:p>46.6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table:formula="of:=ROUND(SUM([.D64:.D66]) / 3)" office:value-type="float" office:value="-73" calcext:value-type="float">
            <text:p>-73</text:p>
          </table:table-cell>
          <table:table-cell table:formula="of:=ROUND(SUM([.D65:.D66]) / 2)" office:value-type="float" office:value="-74" calcext:value-type="float">
            <text:p>-74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66]);0;[.B66])+[.A67]" office:value-type="float" office:value="47029" calcext:value-type="float">
            <text:p>47029</text:p>
          </table:table-cell>
          <table:table-cell table:formula="of:=ROUND([.B67]/1000;1)" office:value-type="float" office:value="47" calcext:value-type="float">
            <text:p>47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formula="of:=ROUND(SUM([.D65:.D67]) / 3)" office:value-type="float" office:value="-72" calcext:value-type="float">
            <text:p>-72</text:p>
          </table:table-cell>
          <table:table-cell table:formula="of:=ROUND(SUM([.D66:.D67]) / 2)" office:value-type="float" office:value="-71" calcext:value-type="float">
            <text:p>-71</text:p>
          </table:table-cell>
          <table:table-cell table:number-columns-repeated="16370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ISTEXT([.B67]);0;[.B67])+[.A68]" office:value-type="float" office:value="48948" calcext:value-type="float">
            <text:p>48948</text:p>
          </table:table-cell>
          <table:table-cell table:formula="of:=ROUND([.B68]/1000;1)" office:value-type="float" office:value="48.9" calcext:value-type="float">
            <text:p>48.9</text:p>
          </table:table-cell>
          <table:table-cell office:value-type="float" office:value="-81" calcext:value-type="float">
            <text:p>-81</text:p>
          </table:table-cell>
          <table:table-cell office:value-type="float" office:value="-74" calcext:value-type="float">
            <text:p>-74</text:p>
          </table:table-cell>
          <table:table-cell table:formula="of:=ROUND(SUM([.D66:.D68]) / 3)" office:value-type="float" office:value="-74" calcext:value-type="float">
            <text:p>-74</text:p>
          </table:table-cell>
          <table:table-cell table:formula="of:=ROUND(SUM([.D67:.D68]) / 2)" office:value-type="float" office:value="-75" calcext:value-type="float">
            <text:p>-75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68]);0;[.B68])+[.A69]" office:value-type="float" office:value="49427" calcext:value-type="float">
            <text:p>49427</text:p>
          </table:table-cell>
          <table:table-cell table:formula="of:=ROUND([.B69]/1000;1)" office:value-type="float" office:value="49.4" calcext:value-type="float">
            <text:p>49.4</text:p>
          </table:table-cell>
          <table:table-cell office:value-type="float" office:value="-62" calcext:value-type="float">
            <text:p>-62</text:p>
          </table:table-cell>
          <table:table-cell office:value-type="float" office:value="-71" calcext:value-type="float">
            <text:p>-71</text:p>
          </table:table-cell>
          <table:table-cell table:formula="of:=ROUND(SUM([.D67:.D69]) / 3)" office:value-type="float" office:value="-71" calcext:value-type="float">
            <text:p>-71</text:p>
          </table:table-cell>
          <table:table-cell table:formula="of:=ROUND(SUM([.D68:.D69]) / 2)" office:value-type="float" office:value="-72" calcext:value-type="float">
            <text:p>-72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69]);0;[.B69])+[.A70]" office:value-type="float" office:value="49914" calcext:value-type="float">
            <text:p>49914</text:p>
          </table:table-cell>
          <table:table-cell table:formula="of:=ROUND([.B70]/1000;1)" office:value-type="float" office:value="49.9" calcext:value-type="float">
            <text:p>49.9</text:p>
          </table:table-cell>
          <table:table-cell office:value-type="float" office:value="-61" calcext:value-type="float">
            <text:p>-61</text:p>
          </table:table-cell>
          <table:table-cell office:value-type="float" office:value="-68" calcext:value-type="float">
            <text:p>-68</text:p>
          </table:table-cell>
          <table:table-cell table:formula="of:=ROUND(SUM([.D68:.D70]) / 3)" office:value-type="float" office:value="-68" calcext:value-type="float">
            <text:p>-68</text:p>
          </table:table-cell>
          <table:table-cell table:formula="of:=ROUND(SUM([.D69:.D70]) / 2)" office:value-type="float" office:value="-62" calcext:value-type="float">
            <text:p>-62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70]);0;[.B70])+[.A71]" office:value-type="float" office:value="50399" calcext:value-type="float">
            <text:p>50399</text:p>
          </table:table-cell>
          <table:table-cell table:formula="of:=ROUND([.B71]/1000;1)" office:value-type="float" office:value="50.4" calcext:value-type="float">
            <text:p>50.4</text:p>
          </table:table-cell>
          <table:table-cell office:value-type="float" office:value="-64" calcext:value-type="float">
            <text:p>-64</text:p>
          </table:table-cell>
          <table:table-cell office:value-type="float" office:value="-67" calcext:value-type="float">
            <text:p>-67</text:p>
          </table:table-cell>
          <table:table-cell table:formula="of:=ROUND(SUM([.D69:.D71]) / 3)" office:value-type="float" office:value="-62" calcext:value-type="float">
            <text:p>-62</text:p>
          </table:table-cell>
          <table:table-cell table:formula="of:=ROUND(SUM([.D70:.D71]) / 2)" office:value-type="float" office:value="-63" calcext:value-type="float">
            <text:p>-63</text:p>
          </table:table-cell>
          <table:table-cell table:number-columns-repeated="16370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ISTEXT([.B71]);0;[.B71])+[.A72]" office:value-type="float" office:value="51346" calcext:value-type="float">
            <text:p>51346</text:p>
          </table:table-cell>
          <table:table-cell table:formula="of:=ROUND([.B72]/1000;1)" office:value-type="float" office:value="51.3" calcext:value-type="float">
            <text:p>51.3</text:p>
          </table:table-cell>
          <table:table-cell office:value-type="float" office:value="-56" calcext:value-type="float">
            <text:p>-56</text:p>
          </table:table-cell>
          <table:table-cell office:value-type="float" office:value="-60" calcext:value-type="float">
            <text:p>-60</text:p>
          </table:table-cell>
          <table:table-cell table:formula="of:=ROUND(SUM([.D70:.D72]) / 3)" office:value-type="float" office:value="-60" calcext:value-type="float">
            <text:p>-60</text:p>
          </table:table-cell>
          <table:table-cell table:formula="of:=ROUND(SUM([.D71:.D72]) / 2)" office:value-type="float" office:value="-60" calcext:value-type="float">
            <text:p>-60</text:p>
          </table:table-cell>
          <table:table-cell table:number-columns-repeated="16370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ISTEXT([.B72]);0;[.B72])+[.A73]" office:value-type="float" office:value="52793" calcext:value-type="float">
            <text:p>52793</text:p>
          </table:table-cell>
          <table:table-cell table:formula="of:=ROUND([.B73]/1000;1)" office:value-type="float" office:value="52.8" calcext:value-type="float">
            <text:p>52.8</text:p>
          </table:table-cell>
          <table:table-cell office:value-type="float" office:value="-69" calcext:value-type="float">
            <text:p>-69</text:p>
          </table:table-cell>
          <table:table-cell office:value-type="float" office:value="-62" calcext:value-type="float">
            <text:p>-62</text:p>
          </table:table-cell>
          <table:table-cell table:formula="of:=ROUND(SUM([.D71:.D73]) / 3)" office:value-type="float" office:value="-63" calcext:value-type="float">
            <text:p>-63</text:p>
          </table:table-cell>
          <table:table-cell table:formula="of:=ROUND(SUM([.D72:.D73]) / 2)" office:value-type="float" office:value="-63" calcext:value-type="float">
            <text:p>-63</text:p>
          </table:table-cell>
          <table:table-cell table:number-columns-repeated="1637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73]);0;[.B73])+[.A74]" office:value-type="float" office:value="54239" calcext:value-type="float">
            <text:p>54239</text:p>
          </table:table-cell>
          <table:table-cell table:formula="of:=ROUND([.B74]/1000;1)" office:value-type="float" office:value="54.2" calcext:value-type="float">
            <text:p>54.2</text:p>
          </table:table-cell>
          <table:table-cell office:value-type="float" office:value="-89" calcext:value-type="float">
            <text:p>-89</text:p>
          </table:table-cell>
          <table:table-cell office:value-type="float" office:value="-69" calcext:value-type="float">
            <text:p>-69</text:p>
          </table:table-cell>
          <table:table-cell table:formula="of:=ROUND(SUM([.D72:.D74]) / 3)" office:value-type="float" office:value="-71" calcext:value-type="float">
            <text:p>-71</text:p>
          </table:table-cell>
          <table:table-cell table:formula="of:=ROUND(SUM([.D73:.D74]) / 2)" office:value-type="float" office:value="-79" calcext:value-type="float">
            <text:p>-79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74]);0;[.B74])+[.A75]" office:value-type="float" office:value="54722" calcext:value-type="float">
            <text:p>54722</text:p>
          </table:table-cell>
          <table:table-cell table:formula="of:=ROUND([.B75]/1000;1)" office:value-type="float" office:value="54.7" calcext:value-type="float">
            <text:p>54.7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formula="of:=ROUND(SUM([.D73:.D75]) / 3)" office:value-type="float" office:value="-78" calcext:value-type="float">
            <text:p>-78</text:p>
          </table:table-cell>
          <table:table-cell table:formula="of:=ROUND(SUM([.D74:.D75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75]);0;[.B75])+[.A76]" office:value-type="float" office:value="55190" calcext:value-type="float">
            <text:p>55190</text:p>
          </table:table-cell>
          <table:table-cell table:formula="of:=ROUND([.B76]/1000;1)" office:value-type="float" office:value="55.2" calcext:value-type="float">
            <text:p>55.2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formula="of:=ROUND(SUM([.D74:.D76]) / 3)" office:value-type="float" office:value="-82" calcext:value-type="float">
            <text:p>-82</text:p>
          </table:table-cell>
          <table:table-cell table:formula="of:=ROUND(SUM([.D75:.D76]) / 2)" office:value-type="float" office:value="-79" calcext:value-type="float">
            <text:p>-79</text:p>
          </table:table-cell>
          <table:table-cell table:number-columns-repeated="16370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formula="of:=IF(ISTEXT([.B76]);0;[.B76])+[.A77]" office:value-type="float" office:value="57603" calcext:value-type="float">
            <text:p>57603</text:p>
          </table:table-cell>
          <table:table-cell table:formula="of:=ROUND([.B77]/1000;1)" office:value-type="float" office:value="57.6" calcext:value-type="float">
            <text:p>57.6</text:p>
          </table:table-cell>
          <table:table-cell office:value-type="float" office:value="-94" calcext:value-type="float">
            <text:p>-94</text:p>
          </table:table-cell>
          <table:table-cell office:value-type="float" office:value="-85" calcext:value-type="float">
            <text:p>-85</text:p>
          </table:table-cell>
          <table:table-cell table:formula="of:=ROUND(SUM([.D75:.D77]) / 3)" office:value-type="float" office:value="-84" calcext:value-type="float">
            <text:p>-84</text:p>
          </table:table-cell>
          <table:table-cell table:formula="of:=ROUND(SUM([.D76:.D77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ISTEXT([.B77]);0;[.B77])+[.A78]" office:value-type="float" office:value="58067" calcext:value-type="float">
            <text:p>58067</text:p>
          </table:table-cell>
          <table:table-cell table:formula="of:=ROUND([.B78]/1000;1)" office:value-type="float" office:value="58.1" calcext:value-type="float">
            <text:p>58.1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table:formula="of:=ROUND(SUM([.D76:.D78]) / 3)" office:value-type="float" office:value="-89" calcext:value-type="float">
            <text:p>-89</text:p>
          </table:table-cell>
          <table:table-cell table:formula="of:=ROUND(SUM([.D77:.D78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ISTEXT([.B78]);0;[.B78])+[.A79]" office:value-type="float" office:value="58579" calcext:value-type="float">
            <text:p>58579</text:p>
          </table:table-cell>
          <table:table-cell table:formula="of:=ROUND([.B79]/1000;1)" office:value-type="float" office:value="58.6" calcext:value-type="float">
            <text:p>58.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table:formula="of:=ROUND(SUM([.D77:.D79]) / 3)" office:value-type="float" office:value="-90" calcext:value-type="float">
            <text:p>-90</text:p>
          </table:table-cell>
          <table:table-cell table:formula="of:=ROUND(SUM([.D78:.D79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79]);0;[.B79])+[.A80]" office:value-type="float" office:value="59050" calcext:value-type="float">
            <text:p>59050</text:p>
          </table:table-cell>
          <table:table-cell table:formula="of:=ROUND([.B80]/1000;1)" office:value-type="float" office:value="59.1" calcext:value-type="float">
            <text:p>59.1</text:p>
          </table:table-cell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table:formula="of:=ROUND(SUM([.D78:.D80]) / 3)" office:value-type="float" office:value="-85" calcext:value-type="float">
            <text:p>-85</text:p>
          </table:table-cell>
          <table:table-cell table:formula="of:=ROUND(SUM([.D79:.D80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ISTEXT([.B80]);0;[.B80])+[.A81]" office:value-type="float" office:value="59515" calcext:value-type="float">
            <text:p>59515</text:p>
          </table:table-cell>
          <table:table-cell table:formula="of:=ROUND([.B81]/1000;1)" office:value-type="float" office:value="59.5" calcext:value-type="float">
            <text:p>59.5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formula="of:=ROUND(SUM([.D79:.D81]) / 3)" office:value-type="float" office:value="-82" calcext:value-type="float">
            <text:p>-82</text:p>
          </table:table-cell>
          <table:table-cell table:formula="of:=ROUND(SUM([.D80:.D81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81]);0;[.B81])+[.A82]" office:value-type="float" office:value="59994" calcext:value-type="float">
            <text:p>59994</text:p>
          </table:table-cell>
          <table:table-cell table:formula="of:=ROUND([.B82]/1000;1)" office:value-type="float" office:value="60" calcext:value-type="float">
            <text:p>60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formula="of:=ROUND(SUM([.D80:.D82]) / 3)" office:value-type="float" office:value="-82" calcext:value-type="float">
            <text:p>-82</text:p>
          </table:table-cell>
          <table:table-cell table:formula="of:=ROUND(SUM([.D81:.D82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82]);0;[.B82])+[.A83]" office:value-type="float" office:value="60470" calcext:value-type="float">
            <text:p>60470</text:p>
          </table:table-cell>
          <table:table-cell table:formula="of:=ROUND([.B83]/1000;1)" office:value-type="float" office:value="60.5" calcext:value-type="float">
            <text:p>60.5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formula="of:=ROUND(SUM([.D81:.D83]) / 3)" office:value-type="float" office:value="-82" calcext:value-type="float">
            <text:p>-82</text:p>
          </table:table-cell>
          <table:table-cell table:formula="of:=ROUND(SUM([.D82:.D83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83]);0;[.B83])+[.A84]" office:value-type="float" office:value="60962" calcext:value-type="float">
            <text:p>60962</text:p>
          </table:table-cell>
          <table:table-cell table:formula="of:=ROUND([.B84]/1000;1)" office:value-type="float" office:value="61" calcext:value-type="float">
            <text:p>61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table:formula="of:=ROUND(SUM([.D82:.D84]) / 3)" office:value-type="float" office:value="-84" calcext:value-type="float">
            <text:p>-84</text:p>
          </table:table-cell>
          <table:table-cell table:formula="of:=ROUND(SUM([.D83:.D84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84]);0;[.B84])+[.A85]" office:value-type="float" office:value="61430" calcext:value-type="float">
            <text:p>61430</text:p>
          </table:table-cell>
          <table:table-cell table:formula="of:=ROUND([.B85]/1000;1)" office:value-type="float" office:value="61.4" calcext:value-type="float">
            <text:p>61.4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formula="of:=ROUND(SUM([.D83:.D85]) / 3)" office:value-type="float" office:value="-82" calcext:value-type="float">
            <text:p>-82</text:p>
          </table:table-cell>
          <table:table-cell table:formula="of:=ROUND(SUM([.D84:.D85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85]);0;[.B85])+[.A86]" office:value-type="float" office:value="61912" calcext:value-type="float">
            <text:p>61912</text:p>
          </table:table-cell>
          <table:table-cell table:formula="of:=ROUND([.B86]/1000;1)" office:value-type="float" office:value="61.9" calcext:value-type="float">
            <text:p>61.9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table:formula="of:=ROUND(SUM([.D84:.D86]) / 3)" office:value-type="float" office:value="-86" calcext:value-type="float">
            <text:p>-86</text:p>
          </table:table-cell>
          <table:table-cell table:formula="of:=ROUND(SUM([.D85:.D86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ISTEXT([.B86]);0;[.B86])+[.A87]" office:value-type="float" office:value="62865" calcext:value-type="float">
            <text:p>62865</text:p>
          </table:table-cell>
          <table:table-cell table:formula="of:=ROUND([.B87]/1000;1)" office:value-type="float" office:value="62.9" calcext:value-type="float">
            <text:p>62.9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formula="of:=ROUND(SUM([.D85:.D87]) / 3)" office:value-type="float" office:value="-86" calcext:value-type="float">
            <text:p>-86</text:p>
          </table:table-cell>
          <table:table-cell table:formula="of:=ROUND(SUM([.D86:.D87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87]);0;[.B87])+[.A88]" office:value-type="float" office:value="63350" calcext:value-type="float">
            <text:p>63350</text:p>
          </table:table-cell>
          <table:table-cell table:formula="of:=ROUND([.B88]/1000;1)" office:value-type="float" office:value="63.4" calcext:value-type="float">
            <text:p>63.4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formula="of:=ROUND(SUM([.D86:.D88]) / 3)" office:value-type="float" office:value="-89" calcext:value-type="float">
            <text:p>-89</text:p>
          </table:table-cell>
          <table:table-cell table:formula="of:=ROUND(SUM([.D87:.D88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ISTEXT([.B88]);0;[.B88])+[.A89]" office:value-type="float" office:value="63852" calcext:value-type="float">
            <text:p>63852</text:p>
          </table:table-cell>
          <table:table-cell table:formula="of:=ROUND([.B89]/1000;1)" office:value-type="float" office:value="63.9" calcext:value-type="float">
            <text:p>63.9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D87:.D89]) / 3)" office:value-type="float" office:value="-87" calcext:value-type="float">
            <text:p>-87</text:p>
          </table:table-cell>
          <table:table-cell table:formula="of:=ROUND(SUM([.D88:.D89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IF(ISTEXT([.B89]);0;[.B89])+[.A90]" office:value-type="float" office:value="65756" calcext:value-type="float">
            <text:p>65756</text:p>
          </table:table-cell>
          <table:table-cell table:formula="of:=ROUND([.B90]/1000;1)" office:value-type="float" office:value="65.8" calcext:value-type="float">
            <text:p>65.8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table:formula="of:=ROUND(SUM([.D88:.D90]) / 3)" office:value-type="float" office:value="-86" calcext:value-type="float">
            <text:p>-86</text:p>
          </table:table-cell>
          <table:table-cell table:formula="of:=ROUND(SUM([.D89:.D90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IF(ISTEXT([.B90]);0;[.B90])+[.A91]" office:value-type="float" office:value="67191" calcext:value-type="float">
            <text:p>67191</text:p>
          </table:table-cell>
          <table:table-cell table:formula="of:=ROUND([.B91]/1000;1)" office:value-type="float" office:value="67.2" calcext:value-type="float">
            <text:p>67.2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table:formula="of:=ROUND(SUM([.D89:.D91]) / 3)" office:value-type="float" office:value="-83" calcext:value-type="float">
            <text:p>-83</text:p>
          </table:table-cell>
          <table:table-cell table:formula="of:=ROUND(SUM([.D90:.D91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ISTEXT([.B91]);0;[.B91])+[.A92]" office:value-type="float" office:value="68625" calcext:value-type="float">
            <text:p>68625</text:p>
          </table:table-cell>
          <table:table-cell table:formula="of:=ROUND([.B92]/1000;1)" office:value-type="float" office:value="68.6" calcext:value-type="float">
            <text:p>68.6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formula="of:=ROUND(SUM([.D90:.D92]) / 3)" office:value-type="float" office:value="-81" calcext:value-type="float">
            <text:p>-81</text:p>
          </table:table-cell>
          <table:table-cell table:formula="of:=ROUND(SUM([.D91:.D92]) / 2)" office:value-type="float" office:value="-79" calcext:value-type="float">
            <text:p>-79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92]);0;[.B92])+[.A93]" office:value-type="float" office:value="69111" calcext:value-type="float">
            <text:p>69111</text:p>
          </table:table-cell>
          <table:table-cell table:formula="of:=ROUND([.B93]/1000;1)" office:value-type="float" office:value="69.1" calcext:value-type="float">
            <text:p>69.1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formula="of:=ROUND(SUM([.D91:.D93]) / 3)" office:value-type="float" office:value="-80" calcext:value-type="float">
            <text:p>-80</text:p>
          </table:table-cell>
          <table:table-cell table:formula="of:=ROUND(SUM([.D92:.D93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93]);0;[.B93])+[.A94]" office:value-type="float" office:value="69584" calcext:value-type="float">
            <text:p>69584</text:p>
          </table:table-cell>
          <table:table-cell table:formula="of:=ROUND([.B94]/1000;1)" office:value-type="float" office:value="69.6" calcext:value-type="float">
            <text:p>69.6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formula="of:=ROUND(SUM([.D92:.D94]) / 3)" office:value-type="float" office:value="-81" calcext:value-type="float">
            <text:p>-81</text:p>
          </table:table-cell>
          <table:table-cell table:formula="of:=ROUND(SUM([.D93:.D94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94]);0;[.B94])+[.A95]" office:value-type="float" office:value="70062" calcext:value-type="float">
            <text:p>70062</text:p>
          </table:table-cell>
          <table:table-cell table:formula="of:=ROUND([.B95]/1000;1)" office:value-type="float" office:value="70.1" calcext:value-type="float">
            <text:p>70.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formula="of:=ROUND(SUM([.D93:.D95]) / 3)" office:value-type="float" office:value="-82" calcext:value-type="float">
            <text:p>-82</text:p>
          </table:table-cell>
          <table:table-cell table:formula="of:=ROUND(SUM([.D94:.D95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95]);0;[.B95])+[.A96]" office:value-type="float" office:value="70554" calcext:value-type="float">
            <text:p>70554</text:p>
          </table:table-cell>
          <table:table-cell table:formula="of:=ROUND([.B96]/1000;1)" office:value-type="float" office:value="70.6" calcext:value-type="float">
            <text:p>70.6</text:p>
          </table:table-cell>
          <table:table-cell table:number-columns-repeated="2" office:value-type="float" office:value="-82" calcext:value-type="float">
            <text:p>-82</text:p>
          </table:table-cell>
          <table:table-cell table:formula="of:=ROUND(SUM([.D94:.D96]) / 3)" office:value-type="float" office:value="-82" calcext:value-type="float">
            <text:p>-82</text:p>
          </table:table-cell>
          <table:table-cell table:formula="of:=ROUND(SUM([.D95:.D96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96]);0;[.B96])+[.A97]" office:value-type="float" office:value="71028" calcext:value-type="float">
            <text:p>71028</text:p>
          </table:table-cell>
          <table:table-cell table:formula="of:=ROUND([.B97]/1000;1)" office:value-type="float" office:value="71" calcext:value-type="float">
            <text:p>71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table:formula="of:=ROUND(SUM([.D95:.D97]) / 3)" office:value-type="float" office:value="-81" calcext:value-type="float">
            <text:p>-81</text:p>
          </table:table-cell>
          <table:table-cell table:formula="of:=ROUND(SUM([.D96:.D97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97]);0;[.B97])+[.A98]" office:value-type="float" office:value="71512" calcext:value-type="float">
            <text:p>71512</text:p>
          </table:table-cell>
          <table:table-cell table:formula="of:=ROUND([.B98]/1000;1)" office:value-type="float" office:value="71.5" calcext:value-type="float">
            <text:p>71.5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table:formula="of:=ROUND(SUM([.D96:.D98]) / 3)" office:value-type="float" office:value="-84" calcext:value-type="float">
            <text:p>-84</text:p>
          </table:table-cell>
          <table:table-cell table:formula="of:=ROUND(SUM([.D97:.D98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ISTEXT([.B98]);0;[.B98])+[.A99]" office:value-type="float" office:value="72949" calcext:value-type="float">
            <text:p>72949</text:p>
          </table:table-cell>
          <table:table-cell table:formula="of:=ROUND([.B99]/1000;1)" office:value-type="float" office:value="72.9" calcext:value-type="float">
            <text:p>72.9</text:p>
          </table:table-cell>
          <table:table-cell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table:formula="of:=ROUND(SUM([.D97:.D99]) / 3)" office:value-type="float" office:value="-81" calcext:value-type="float">
            <text:p>-81</text:p>
          </table:table-cell>
          <table:table-cell table:formula="of:=ROUND(SUM([.D98:.D99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99]);0;[.B99])+[.A100]" office:value-type="float" office:value="73434" calcext:value-type="float">
            <text:p>73434</text:p>
          </table:table-cell>
          <table:table-cell table:formula="of:=ROUND([.B100]/1000;1)" office:value-type="float" office:value="73.4" calcext:value-type="float">
            <text:p>73.4</text:p>
          </table:table-cell>
          <table:table-cell table:number-columns-repeated="2" office:value-type="float" office:value="-81" calcext:value-type="float">
            <text:p>-81</text:p>
          </table:table-cell>
          <table:table-cell table:formula="of:=ROUND(SUM([.D98:.D100]) / 3)" office:value-type="float" office:value="-81" calcext:value-type="float">
            <text:p>-81</text:p>
          </table:table-cell>
          <table:table-cell table:formula="of:=ROUND(SUM([.D99:.D100]) / 2)" office:value-type="float" office:value="-78" calcext:value-type="float">
            <text:p>-78</text:p>
          </table:table-cell>
          <table:table-cell table:number-columns-repeated="16370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ISTEXT([.B100]);0;[.B100])+[.A101]" office:value-type="float" office:value="74386" calcext:value-type="float">
            <text:p>74386</text:p>
          </table:table-cell>
          <table:table-cell table:formula="of:=ROUND([.B101]/1000;1)" office:value-type="float" office:value="74.4" calcext:value-type="float">
            <text:p>74.4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formula="of:=ROUND(SUM([.D99:.D101]) / 3)" office:value-type="float" office:value="-79" calcext:value-type="float">
            <text:p>-79</text:p>
          </table:table-cell>
          <table:table-cell table:formula="of:=ROUND(SUM([.D100:.D101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101]);0;[.B101])+[.A102]" office:value-type="float" office:value="74875" calcext:value-type="float">
            <text:p>74875</text:p>
          </table:table-cell>
          <table:table-cell table:formula="of:=ROUND([.B102]/1000;1)" office:value-type="float" office:value="74.9" calcext:value-type="float">
            <text:p>74.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formula="of:=ROUND(SUM([.D100:.D102]) / 3)" office:value-type="float" office:value="-82" calcext:value-type="float">
            <text:p>-82</text:p>
          </table:table-cell>
          <table:table-cell table:formula="of:=ROUND(SUM([.D101:.D102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102]);0;[.B102])+[.A103]" office:value-type="float" office:value="75837" calcext:value-type="float">
            <text:p>75837</text:p>
          </table:table-cell>
          <table:table-cell table:formula="of:=ROUND([.B103]/1000;1)" office:value-type="float" office:value="75.8" calcext:value-type="float">
            <text:p>75.8</text:p>
          </table:table-cell>
          <table:table-cell office:value-type="float" office:value="-66" calcext:value-type="float">
            <text:p>-66</text:p>
          </table:table-cell>
          <table:table-cell office:value-type="float" office:value="-78" calcext:value-type="float">
            <text:p>-78</text:p>
          </table:table-cell>
          <table:table-cell table:formula="of:=ROUND(SUM([.D101:.D103]) / 3)" office:value-type="float" office:value="-77" calcext:value-type="float">
            <text:p>-77</text:p>
          </table:table-cell>
          <table:table-cell table:formula="of:=ROUND(SUM([.D102:.D103]) / 2)" office:value-type="float" office:value="-74" calcext:value-type="float">
            <text:p>-74</text:p>
          </table:table-cell>
          <table:table-cell table:number-columns-repeated="1637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103]);0;[.B103])+[.A104]" office:value-type="float" office:value="76308" calcext:value-type="float">
            <text:p>76308</text:p>
          </table:table-cell>
          <table:table-cell table:formula="of:=ROUND([.B104]/1000;1)" office:value-type="float" office:value="76.3" calcext:value-type="float">
            <text:p>76.3</text:p>
          </table:table-cell>
          <table:table-cell office:value-type="float" office:value="-65" calcext:value-type="float">
            <text:p>-65</text:p>
          </table:table-cell>
          <table:table-cell office:value-type="float" office:value="-74" calcext:value-type="float">
            <text:p>-74</text:p>
          </table:table-cell>
          <table:table-cell table:formula="of:=ROUND(SUM([.D102:.D104]) / 3)" office:value-type="float" office:value="-71" calcext:value-type="float">
            <text:p>-71</text:p>
          </table:table-cell>
          <table:table-cell table:formula="of:=ROUND(SUM([.D103:.D104]) / 2)" office:value-type="float" office:value="-66" calcext:value-type="float">
            <text:p>-66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104]);0;[.B104])+[.A105]" office:value-type="float" office:value="76790" calcext:value-type="float">
            <text:p>76790</text:p>
          </table:table-cell>
          <table:table-cell table:formula="of:=ROUND([.B105]/1000;1)" office:value-type="float" office:value="76.8" calcext:value-type="float">
            <text:p>76.8</text:p>
          </table:table-cell>
          <table:table-cell office:value-type="float" office:value="-62" calcext:value-type="float">
            <text:p>-62</text:p>
          </table:table-cell>
          <table:table-cell office:value-type="float" office:value="-68" calcext:value-type="float">
            <text:p>-68</text:p>
          </table:table-cell>
          <table:table-cell table:formula="of:=ROUND(SUM([.D103:.D105]) / 3)" office:value-type="float" office:value="-64" calcext:value-type="float">
            <text:p>-64</text:p>
          </table:table-cell>
          <table:table-cell table:formula="of:=ROUND(SUM([.D104:.D105]) / 2)" office:value-type="float" office:value="-64" calcext:value-type="float">
            <text:p>-64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105]);0;[.B105])+[.A106]" office:value-type="float" office:value="77272" calcext:value-type="float">
            <text:p>77272</text:p>
          </table:table-cell>
          <table:table-cell table:formula="of:=ROUND([.B106]/1000;1)" office:value-type="float" office:value="77.3" calcext:value-type="float">
            <text:p>77.3</text:p>
          </table:table-cell>
          <table:table-cell office:value-type="float" office:value="-65" calcext:value-type="float">
            <text:p>-65</text:p>
          </table:table-cell>
          <table:table-cell office:value-type="float" office:value="-64" calcext:value-type="float">
            <text:p>-64</text:p>
          </table:table-cell>
          <table:table-cell table:formula="of:=ROUND(SUM([.D104:.D106]) / 3)" office:value-type="float" office:value="-64" calcext:value-type="float">
            <text:p>-64</text:p>
          </table:table-cell>
          <table:table-cell table:formula="of:=ROUND(SUM([.D105:.D106]) / 2)" office:value-type="float" office:value="-64" calcext:value-type="float">
            <text:p>-64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106]);0;[.B106])+[.A107]" office:value-type="float" office:value="77761" calcext:value-type="float">
            <text:p>77761</text:p>
          </table:table-cell>
          <table:table-cell table:formula="of:=ROUND([.B107]/1000;1)" office:value-type="float" office:value="77.8" calcext:value-type="float">
            <text:p>77.8</text:p>
          </table:table-cell>
          <table:table-cell office:value-type="float" office:value="-75" calcext:value-type="float">
            <text:p>-75</text:p>
          </table:table-cell>
          <table:table-cell office:value-type="float" office:value="-66" calcext:value-type="float">
            <text:p>-66</text:p>
          </table:table-cell>
          <table:table-cell table:formula="of:=ROUND(SUM([.D105:.D107]) / 3)" office:value-type="float" office:value="-67" calcext:value-type="float">
            <text:p>-67</text:p>
          </table:table-cell>
          <table:table-cell table:formula="of:=ROUND(SUM([.D106:.D107]) / 2)" office:value-type="float" office:value="-70" calcext:value-type="float">
            <text:p>-70</text:p>
          </table:table-cell>
          <table:table-cell table:number-columns-repeated="1637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107]);0;[.B107])+[.A108]" office:value-type="float" office:value="78228" calcext:value-type="float">
            <text:p>78228</text:p>
          </table:table-cell>
          <table:table-cell table:formula="of:=ROUND([.B108]/1000;1)" office:value-type="float" office:value="78.2" calcext:value-type="float">
            <text:p>78.2</text:p>
          </table:table-cell>
          <table:table-cell office:value-type="float" office:value="-77" calcext:value-type="float">
            <text:p>-77</text:p>
          </table:table-cell>
          <table:table-cell office:value-type="float" office:value="-69" calcext:value-type="float">
            <text:p>-69</text:p>
          </table:table-cell>
          <table:table-cell table:formula="of:=ROUND(SUM([.D106:.D108]) / 3)" office:value-type="float" office:value="-72" calcext:value-type="float">
            <text:p>-72</text:p>
          </table:table-cell>
          <table:table-cell table:formula="of:=ROUND(SUM([.D107:.D108]) / 2)" office:value-type="float" office:value="-76" calcext:value-type="float">
            <text:p>-76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108]);0;[.B108])+[.A109]" office:value-type="float" office:value="78717" calcext:value-type="float">
            <text:p>78717</text:p>
          </table:table-cell>
          <table:table-cell table:formula="of:=ROUND([.B109]/1000;1)" office:value-type="float" office:value="78.7" calcext:value-type="float">
            <text:p>78.7</text:p>
          </table:table-cell>
          <table:table-cell office:value-type="float" office:value="-87" calcext:value-type="float">
            <text:p>-87</text:p>
          </table:table-cell>
          <table:table-cell office:value-type="float" office:value="-76" calcext:value-type="float">
            <text:p>-76</text:p>
          </table:table-cell>
          <table:table-cell table:formula="of:=ROUND(SUM([.D107:.D109]) / 3)" office:value-type="float" office:value="-80" calcext:value-type="float">
            <text:p>-80</text:p>
          </table:table-cell>
          <table:table-cell table:formula="of:=ROUND(SUM([.D108:.D109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109]);0;[.B109])+[.A110]" office:value-type="float" office:value="79192" calcext:value-type="float">
            <text:p>79192</text:p>
          </table:table-cell>
          <table:table-cell table:formula="of:=ROUND([.B110]/1000;1)" office:value-type="float" office:value="79.2" calcext:value-type="float">
            <text:p>79.2</text:p>
          </table:table-cell>
          <table:table-cell office:value-type="float" office:value="-88" calcext:value-type="float">
            <text:p>-88</text:p>
          </table:table-cell>
          <table:table-cell office:value-type="float" office:value="-81" calcext:value-type="float">
            <text:p>-81</text:p>
          </table:table-cell>
          <table:table-cell table:formula="of:=ROUND(SUM([.D108:.D110]) / 3)" office:value-type="float" office:value="-84" calcext:value-type="float">
            <text:p>-84</text:p>
          </table:table-cell>
          <table:table-cell table:formula="of:=ROUND(SUM([.D109:.D110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110]);0;[.B110])+[.A111]" office:value-type="float" office:value="79667" calcext:value-type="float">
            <text:p>79667</text:p>
          </table:table-cell>
          <table:table-cell table:formula="of:=ROUND([.B111]/1000;1)" office:value-type="float" office:value="79.7" calcext:value-type="float">
            <text:p>79.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formula="of:=ROUND(SUM([.D109:.D111]) / 3)" office:value-type="float" office:value="-87" calcext:value-type="float">
            <text:p>-87</text:p>
          </table:table-cell>
          <table:table-cell table:formula="of:=ROUND(SUM([.D110:.D111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111]);0;[.B111])+[.A112]" office:value-type="float" office:value="80149" calcext:value-type="float">
            <text:p>80149</text:p>
          </table:table-cell>
          <table:table-cell table:formula="of:=ROUND([.B112]/1000;1)" office:value-type="float" office:value="80.1" calcext:value-type="float">
            <text:p>80.1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table:formula="of:=ROUND(SUM([.D110:.D112]) / 3)" office:value-type="float" office:value="-84" calcext:value-type="float">
            <text:p>-84</text:p>
          </table:table-cell>
          <table:table-cell table:formula="of:=ROUND(SUM([.D111:.D112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IF(ISTEXT([.B112]);0;[.B112])+[.A113]" office:value-type="float" office:value="81597" calcext:value-type="float">
            <text:p>81597</text:p>
          </table:table-cell>
          <table:table-cell table:formula="of:=ROUND([.B113]/1000;1)" office:value-type="float" office:value="81.6" calcext:value-type="float">
            <text:p>81.6</text:p>
          </table:table-cell>
          <table:table-cell office:value-type="float" office:value="-69" calcext:value-type="float">
            <text:p>-69</text:p>
          </table:table-cell>
          <table:table-cell office:value-type="float" office:value="-80" calcext:value-type="float">
            <text:p>-80</text:p>
          </table:table-cell>
          <table:table-cell table:formula="of:=ROUND(SUM([.D111:.D113]) / 3)" office:value-type="float" office:value="-78" calcext:value-type="float">
            <text:p>-78</text:p>
          </table:table-cell>
          <table:table-cell table:formula="of:=ROUND(SUM([.D112:.D113]) / 2)" office:value-type="float" office:value="-74" calcext:value-type="float">
            <text:p>-74</text:p>
          </table:table-cell>
          <table:table-cell table:number-columns-repeated="1637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113]);0;[.B113])+[.A114]" office:value-type="float" office:value="82067" calcext:value-type="float">
            <text:p>82067</text:p>
          </table:table-cell>
          <table:table-cell table:formula="of:=ROUND([.B114]/1000;1)" office:value-type="float" office:value="82.1" calcext:value-type="float">
            <text:p>82.1</text:p>
          </table:table-cell>
          <table:table-cell office:value-type="float" office:value="-70" calcext:value-type="float">
            <text:p>-70</text:p>
          </table:table-cell>
          <table:table-cell office:value-type="float" office:value="-76" calcext:value-type="float">
            <text:p>-76</text:p>
          </table:table-cell>
          <table:table-cell table:formula="of:=ROUND(SUM([.D112:.D114]) / 3)" office:value-type="float" office:value="-73" calcext:value-type="float">
            <text:p>-73</text:p>
          </table:table-cell>
          <table:table-cell table:formula="of:=ROUND(SUM([.D113:.D114]) / 2)" office:value-type="float" office:value="-70" calcext:value-type="float">
            <text:p>-70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114]);0;[.B114])+[.A115]" office:value-type="float" office:value="82544" calcext:value-type="float">
            <text:p>82544</text:p>
          </table:table-cell>
          <table:table-cell table:formula="of:=ROUND([.B115]/1000;1)" office:value-type="float" office:value="82.5" calcext:value-type="float">
            <text:p>82.5</text:p>
          </table:table-cell>
          <table:table-cell office:value-type="float" office:value="-68" calcext:value-type="float">
            <text:p>-68</text:p>
          </table:table-cell>
          <table:table-cell office:value-type="float" office:value="-71" calcext:value-type="float">
            <text:p>-71</text:p>
          </table:table-cell>
          <table:table-cell table:formula="of:=ROUND(SUM([.D113:.D115]) / 3)" office:value-type="float" office:value="-69" calcext:value-type="float">
            <text:p>-69</text:p>
          </table:table-cell>
          <table:table-cell table:formula="of:=ROUND(SUM([.D114:.D115]) / 2)" office:value-type="float" office:value="-69" calcext:value-type="float">
            <text:p>-69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15]);0;[.B115])+[.A116]" office:value-type="float" office:value="83027" calcext:value-type="float">
            <text:p>83027</text:p>
          </table:table-cell>
          <table:table-cell table:formula="of:=ROUND([.B116]/1000;1)" office:value-type="float" office:value="83" calcext:value-type="float">
            <text:p>83</text:p>
          </table:table-cell>
          <table:table-cell table:number-columns-repeated="2" office:value-type="float" office:value="-69" calcext:value-type="float">
            <text:p>-69</text:p>
          </table:table-cell>
          <table:table-cell table:formula="of:=ROUND(SUM([.D114:.D116]) / 3)" office:value-type="float" office:value="-69" calcext:value-type="float">
            <text:p>-69</text:p>
          </table:table-cell>
          <table:table-cell table:formula="of:=ROUND(SUM([.D115:.D116]) / 2)" office:value-type="float" office:value="-69" calcext:value-type="float">
            <text:p>-69</text:p>
          </table:table-cell>
          <table:table-cell table:number-columns-repeated="1637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116]);0;[.B116])+[.A117]" office:value-type="float" office:value="83518" calcext:value-type="float">
            <text:p>83518</text:p>
          </table:table-cell>
          <table:table-cell table:formula="of:=ROUND([.B117]/1000;1)" office:value-type="float" office:value="83.5" calcext:value-type="float">
            <text:p>83.5</text:p>
          </table:table-cell>
          <table:table-cell table:number-columns-repeated="2" office:value-type="float" office:value="-68" calcext:value-type="float">
            <text:p>-68</text:p>
          </table:table-cell>
          <table:table-cell table:formula="of:=ROUND(SUM([.D115:.D117]) / 3)" office:value-type="float" office:value="-68" calcext:value-type="float">
            <text:p>-68</text:p>
          </table:table-cell>
          <table:table-cell table:formula="of:=ROUND(SUM([.D116:.D117]) / 2)" office:value-type="float" office:value="-69" calcext:value-type="float">
            <text:p>-69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117]);0;[.B117])+[.A118]" office:value-type="float" office:value="83995" calcext:value-type="float">
            <text:p>83995</text:p>
          </table:table-cell>
          <table:table-cell table:formula="of:=ROUND([.B118]/1000;1)" office:value-type="float" office:value="84" calcext:value-type="float">
            <text:p>84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formula="of:=ROUND(SUM([.D116:.D118]) / 3)" office:value-type="float" office:value="-69" calcext:value-type="float">
            <text:p>-69</text:p>
          </table:table-cell>
          <table:table-cell table:formula="of:=ROUND(SUM([.D117:.D118]) / 2)" office:value-type="float" office:value="-70" calcext:value-type="float">
            <text:p>-70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18]);0;[.B118])+[.A119]" office:value-type="float" office:value="84478" calcext:value-type="float">
            <text:p>84478</text:p>
          </table:table-cell>
          <table:table-cell table:formula="of:=ROUND([.B119]/1000;1)" office:value-type="float" office:value="84.5" calcext:value-type="float">
            <text:p>84.5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formula="of:=ROUND(SUM([.D117:.D119]) / 3)" office:value-type="float" office:value="-71" calcext:value-type="float">
            <text:p>-71</text:p>
          </table:table-cell>
          <table:table-cell table:formula="of:=ROUND(SUM([.D118:.D119]) / 2)" office:value-type="float" office:value="-73" calcext:value-type="float">
            <text:p>-73</text:p>
          </table:table-cell>
          <table:table-cell table:number-columns-repeated="16370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ISTEXT([.B119]);0;[.B119])+[.A120]" office:value-type="float" office:value="85906" calcext:value-type="float">
            <text:p>85906</text:p>
          </table:table-cell>
          <table:table-cell table:formula="of:=ROUND([.B120]/1000;1)" office:value-type="float" office:value="85.9" calcext:value-type="float">
            <text:p>85.9</text:p>
          </table:table-cell>
          <table:table-cell office:value-type="float" office:value="-81" calcext:value-type="float">
            <text:p>-81</text:p>
          </table:table-cell>
          <table:table-cell office:value-type="float" office:value="-73" calcext:value-type="float">
            <text:p>-73</text:p>
          </table:table-cell>
          <table:table-cell table:formula="of:=ROUND(SUM([.D118:.D120]) / 3)" office:value-type="float" office:value="-76" calcext:value-type="float">
            <text:p>-76</text:p>
          </table:table-cell>
          <table:table-cell table:formula="of:=ROUND(SUM([.D119:.D120]) / 2)" office:value-type="float" office:value="-78" calcext:value-type="float">
            <text:p>-78</text:p>
          </table:table-cell>
          <table:table-cell table:number-columns-repeated="16370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ISTEXT([.B120]);0;[.B120])+[.A121]" office:value-type="float" office:value="87347" calcext:value-type="float">
            <text:p>87347</text:p>
          </table:table-cell>
          <table:table-cell table:formula="of:=ROUND([.B121]/1000;1)" office:value-type="float" office:value="87.3" calcext:value-type="float">
            <text:p>87.3</text:p>
          </table:table-cell>
          <table:table-cell office:value-type="float" office:value="-99" calcext:value-type="float">
            <text:p>-99</text:p>
          </table:table-cell>
          <table:table-cell office:value-type="float" office:value="-81" calcext:value-type="float">
            <text:p>-81</text:p>
          </table:table-cell>
          <table:table-cell table:formula="of:=ROUND(SUM([.D119:.D121]) / 3)" office:value-type="float" office:value="-85" calcext:value-type="float">
            <text:p>-85</text:p>
          </table:table-cell>
          <table:table-cell table:formula="of:=ROUND(SUM([.D120:.D12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121]);0;[.B121])+[.A122]" office:value-type="float" office:value="87832" calcext:value-type="float">
            <text:p>87832</text:p>
          </table:table-cell>
          <table:table-cell table:formula="of:=ROUND([.B122]/1000;1)" office:value-type="float" office:value="87.8" calcext:value-type="float">
            <text:p>87.8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formula="of:=ROUND(SUM([.D120:.D122]) / 3)" office:value-type="float" office:value="-90" calcext:value-type="float">
            <text:p>-90</text:p>
          </table:table-cell>
          <table:table-cell table:formula="of:=ROUND(SUM([.D121:.D122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122]);0;[.B122])+[.A123]" office:value-type="float" office:value="88318" calcext:value-type="float">
            <text:p>88318</text:p>
          </table:table-cell>
          <table:table-cell table:formula="of:=ROUND([.B123]/1000;1)" office:value-type="float" office:value="88.3" calcext:value-type="float">
            <text:p>88.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D121:.D123]) / 3)" office:value-type="float" office:value="-93" calcext:value-type="float">
            <text:p>-93</text:p>
          </table:table-cell>
          <table:table-cell table:formula="of:=ROUND(SUM([.D122:.D123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123]);0;[.B123])+[.A124]" office:value-type="float" office:value="88787" calcext:value-type="float">
            <text:p>88787</text:p>
          </table:table-cell>
          <table:table-cell table:formula="of:=ROUND([.B124]/1000;1)" office:value-type="float" office:value="88.8" calcext:value-type="float">
            <text:p>88.8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table:formula="of:=ROUND(SUM([.D122:.D124]) / 3)" office:value-type="float" office:value="-92" calcext:value-type="float">
            <text:p>-92</text:p>
          </table:table-cell>
          <table:table-cell table:formula="of:=ROUND(SUM([.D123:.D124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IF(ISTEXT([.B124]);0;[.B124])+[.A125]" office:value-type="float" office:value="90719" calcext:value-type="float">
            <text:p>90719</text:p>
          </table:table-cell>
          <table:table-cell table:formula="of:=ROUND([.B125]/1000;1)" office:value-type="float" office:value="90.7" calcext:value-type="float">
            <text:p>90.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D123:.D125]) / 3)" office:value-type="float" office:value="-92" calcext:value-type="float">
            <text:p>-92</text:p>
          </table:table-cell>
          <table:table-cell table:formula="of:=ROUND(SUM([.D124:.D125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ISTEXT([.B125]);0;[.B125])+[.A126]" office:value-type="float" office:value="91667" calcext:value-type="float">
            <text:p>91667</text:p>
          </table:table-cell>
          <table:table-cell table:formula="of:=ROUND([.B126]/1000;1)" office:value-type="float" office:value="91.7" calcext:value-type="float">
            <text:p>91.7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D124:.D126]) / 3)" office:value-type="float" office:value="-93" calcext:value-type="float">
            <text:p>-93</text:p>
          </table:table-cell>
          <table:table-cell table:formula="of:=ROUND(SUM([.D125:.D126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126]);0;[.B126])+[.A127]" office:value-type="float" office:value="92628" calcext:value-type="float">
            <text:p>92628</text:p>
          </table:table-cell>
          <table:table-cell table:formula="of:=ROUND([.B127]/1000;1)" office:value-type="float" office:value="92.6" calcext:value-type="float">
            <text:p>92.6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D125:.D127]) / 3)" office:value-type="float" office:value="-91" calcext:value-type="float">
            <text:p>-91</text:p>
          </table:table-cell>
          <table:table-cell table:formula="of:=ROUND(SUM([.D126:.D127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127]);0;[.B127])+[.A128]" office:value-type="float" office:value="93588" calcext:value-type="float">
            <text:p>93588</text:p>
          </table:table-cell>
          <table:table-cell table:formula="of:=ROUND([.B128]/1000;1)" office:value-type="float" office:value="93.6" calcext:value-type="float">
            <text:p>93.6</text:p>
          </table:table-cell>
          <table:table-cell office:value-type="float" office:value="-98" calcext:value-type="float">
            <text:p>-98</text:p>
          </table:table-cell>
          <table:table-cell office:value-type="float" office:value="-92" calcext:value-type="float">
            <text:p>-92</text:p>
          </table:table-cell>
          <table:table-cell table:formula="of:=ROUND(SUM([.D126:.D128]) / 3)" office:value-type="float" office:value="-94" calcext:value-type="float">
            <text:p>-94</text:p>
          </table:table-cell>
          <table:table-cell table:formula="of:=ROUND(SUM([.D127:.D128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ISTEXT([.B128]);0;[.B128])+[.A129]" office:value-type="float" office:value="95037" calcext:value-type="float">
            <text:p>95037</text:p>
          </table:table-cell>
          <table:table-cell table:formula="of:=ROUND([.B129]/1000;1)" office:value-type="float" office:value="95" calcext:value-type="float">
            <text:p>95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table:formula="of:=ROUND(SUM([.D127:.D129]) / 3)" office:value-type="float" office:value="-93" calcext:value-type="float">
            <text:p>-93</text:p>
          </table:table-cell>
          <table:table-cell table:formula="of:=ROUND(SUM([.D128:.D129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IF(ISTEXT([.B129]);0;[.B129])+[.A130]" office:value-type="float" office:value="97429" calcext:value-type="float">
            <text:p>97429</text:p>
          </table:table-cell>
          <table:table-cell table:formula="of:=ROUND([.B130]/1000;1)" office:value-type="float" office:value="97.4" calcext:value-type="float">
            <text:p>97.4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table:formula="of:=ROUND(SUM([.D128:.D130]) / 3)" office:value-type="float" office:value="-95" calcext:value-type="float">
            <text:p>-95</text:p>
          </table:table-cell>
          <table:table-cell table:formula="of:=ROUND(SUM([.D129:.D130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130]);0;[.B130])+[.A131]" office:value-type="float" office:value="98389" calcext:value-type="float">
            <text:p>98389</text:p>
          </table:table-cell>
          <table:table-cell table:formula="of:=ROUND([.B131]/1000;1)" office:value-type="float" office:value="98.4" calcext:value-type="float">
            <text:p>98.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formula="of:=ROUND(SUM([.D129:.D131]) / 3)" office:value-type="float" office:value="-93" calcext:value-type="float">
            <text:p>-93</text:p>
          </table:table-cell>
          <table:table-cell table:formula="of:=ROUND(SUM([.D130:.D131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ISTEXT([.B131]);0;[.B131])+[.A132]" office:value-type="float" office:value="99353" calcext:value-type="float">
            <text:p>99353</text:p>
          </table:table-cell>
          <table:table-cell table:formula="of:=ROUND([.B132]/1000;1)" office:value-type="float" office:value="99.4" calcext:value-type="float">
            <text:p>99.4</text:p>
          </table:table-cell>
          <table:table-cell table:number-columns-repeated="2" office:value-type="float" office:value="-92" calcext:value-type="float">
            <text:p>-92</text:p>
          </table:table-cell>
          <table:table-cell table:formula="of:=ROUND(SUM([.D130:.D132]) / 3)" office:value-type="float" office:value="-93" calcext:value-type="float">
            <text:p>-93</text:p>
          </table:table-cell>
          <table:table-cell table:formula="of:=ROUND(SUM([.D131:.D132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IF(ISTEXT([.B132]);0;[.B132])+[.A133]" office:value-type="float" office:value="100803" calcext:value-type="float">
            <text:p>100803</text:p>
          </table:table-cell>
          <table:table-cell table:formula="of:=ROUND([.B133]/1000;1)" office:value-type="float" office:value="100.8" calcext:value-type="float">
            <text:p>100.8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table:formula="of:=ROUND(SUM([.D131:.D133]) / 3)" office:value-type="float" office:value="-93" calcext:value-type="float">
            <text:p>-93</text:p>
          </table:table-cell>
          <table:table-cell table:formula="of:=ROUND(SUM([.D132:.D133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ISTEXT([.B133]);0;[.B133])+[.A134]" office:value-type="float" office:value="101751" calcext:value-type="float">
            <text:p>101751</text:p>
          </table:table-cell>
          <table:table-cell table:formula="of:=ROUND([.B134]/1000;1)" office:value-type="float" office:value="101.8" calcext:value-type="float">
            <text:p>101.8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D132:.D134]) / 3)" office:value-type="float" office:value="-93" calcext:value-type="float">
            <text:p>-93</text:p>
          </table:table-cell>
          <table:table-cell table:formula="of:=ROUND(SUM([.D133:.D134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34]);0;[.B134])+[.A135]" office:value-type="float" office:value="102232" calcext:value-type="float">
            <text:p>102232</text:p>
          </table:table-cell>
          <table:table-cell table:formula="of:=ROUND([.B135]/1000;1)" office:value-type="float" office:value="102.2" calcext:value-type="float">
            <text:p>102.2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table:formula="of:=ROUND(SUM([.D133:.D135]) / 3)" office:value-type="float" office:value="-94" calcext:value-type="float">
            <text:p>-94</text:p>
          </table:table-cell>
          <table:table-cell table:formula="of:=ROUND(SUM([.D134:.D135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ISTEXT([.B135]);0;[.B135])+[.A136]" office:value-type="float" office:value="104149" calcext:value-type="float">
            <text:p>104149</text:p>
          </table:table-cell>
          <table:table-cell table:formula="of:=ROUND([.B136]/1000;1)" office:value-type="float" office:value="104.1" calcext:value-type="float">
            <text:p>104.1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table:formula="of:=ROUND(SUM([.D134:.D136]) / 3)" office:value-type="float" office:value="-92" calcext:value-type="float">
            <text:p>-92</text:p>
          </table:table-cell>
          <table:table-cell table:formula="of:=ROUND(SUM([.D135:.D136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formula="of:=IF(ISTEXT([.B136]);0;[.B136])+[.A137]" office:value-type="float" office:value="105597" calcext:value-type="float">
            <text:p>105597</text:p>
          </table:table-cell>
          <table:table-cell table:formula="of:=ROUND([.B137]/1000;1)" office:value-type="float" office:value="105.6" calcext:value-type="float">
            <text:p>105.6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D135:.D137]) / 3)" office:value-type="float" office:value="-93" calcext:value-type="float">
            <text:p>-93</text:p>
          </table:table-cell>
          <table:table-cell table:formula="of:=ROUND(SUM([.D136:.D137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ISTEXT([.B137]);0;[.B137])+[.A138]" office:value-type="float" office:value="106545" calcext:value-type="float">
            <text:p>106545</text:p>
          </table:table-cell>
          <table:table-cell table:formula="of:=ROUND([.B138]/1000;1)" office:value-type="float" office:value="106.5" calcext:value-type="float">
            <text:p>106.5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table:formula="of:=ROUND(SUM([.D136:.D138]) / 3)" office:value-type="float" office:value="-93" calcext:value-type="float">
            <text:p>-93</text:p>
          </table:table-cell>
          <table:table-cell table:formula="of:=ROUND(SUM([.D137:.D138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IF(ISTEXT([.B138]);0;[.B138])+[.A139]" office:value-type="float" office:value="109851" calcext:value-type="float">
            <text:p>109851</text:p>
          </table:table-cell>
          <table:table-cell table:formula="of:=ROUND([.B139]/1000;1)" office:value-type="float" office:value="109.9" calcext:value-type="float">
            <text:p>109.9</text:p>
          </table:table-cell>
          <table:table-cell office:value-type="float" office:value="-120" calcext:value-type="float">
            <text:p>-120</text:p>
          </table:table-cell>
          <table:table-cell office:value-type="float" office:value="-99" calcext:value-type="float">
            <text:p>-99</text:p>
          </table:table-cell>
          <table:table-cell table:formula="of:=ROUND(SUM([.D137:.D139]) / 3)" office:value-type="float" office:value="-104" calcext:value-type="float">
            <text:p>-104</text:p>
          </table:table-cell>
          <table:table-cell table:formula="of:=ROUND(SUM([.D138:.D139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ISTEXT([.B139]);0;[.B139])+[.A140]" office:value-type="float" office:value="110395" calcext:value-type="float">
            <text:p>110395</text:p>
          </table:table-cell>
          <table:table-cell table:formula="of:=ROUND([.B140]/1000;1)" office:value-type="float" office:value="110.4" calcext:value-type="float">
            <text:p>110.4</text:p>
          </table:table-cell>
          <table:table-cell office:value-type="float" office:value="-100" calcext:value-type="float">
            <text:p>-100</text:p>
          </table:table-cell>
          <table:table-cell office:value-type="float" office:value="-102" calcext:value-type="float">
            <text:p>-102</text:p>
          </table:table-cell>
          <table:table-cell table:formula="of:=ROUND(SUM([.D138:.D140]) / 3)" office:value-type="float" office:value="-106" calcext:value-type="float">
            <text:p>-106</text:p>
          </table:table-cell>
          <table:table-cell table:formula="of:=ROUND(SUM([.D139:.D140]) / 2)" office:value-type="float" office:value="-110" calcext:value-type="float">
            <text:p>-110</text:p>
          </table:table-cell>
          <table:table-cell table:number-columns-repeated="16370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formula="of:=IF(ISTEXT([.B140]);0;[.B140])+[.A141]" office:value-type="float" office:value="113703" calcext:value-type="float">
            <text:p>113703</text:p>
          </table:table-cell>
          <table:table-cell table:formula="of:=ROUND([.B141]/1000;1)" office:value-type="float" office:value="113.7" calcext:value-type="float">
            <text:p>113.7</text:p>
          </table:table-cell>
          <table:table-cell office:value-type="float" office:value="-120" calcext:value-type="float">
            <text:p>-120</text:p>
          </table:table-cell>
          <table:table-cell office:value-type="float" office:value="-109" calcext:value-type="float">
            <text:p>-109</text:p>
          </table:table-cell>
          <table:table-cell table:formula="of:=ROUND(SUM([.D139:.D141]) / 3)" office:value-type="float" office:value="-113" calcext:value-type="float">
            <text:p>-113</text:p>
          </table:table-cell>
          <table:table-cell table:formula="of:=ROUND(SUM([.D140:.D141]) / 2)" office:value-type="float" office:value="-110" calcext:value-type="float">
            <text:p>-110</text:p>
          </table:table-cell>
          <table:table-cell table:number-columns-repeated="16370"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ISTEXT([.B141]);0;[.B141])+[.A142]" office:value-type="float" office:value="114235" calcext:value-type="float">
            <text:p>114235</text:p>
          </table:table-cell>
          <table:table-cell table:formula="of:=ROUND([.B142]/1000;1)" office:value-type="float" office:value="114.2" calcext:value-type="float">
            <text:p>114.2</text:p>
          </table:table-cell>
          <table:table-cell office:value-type="float" office:value="-92" calcext:value-type="float">
            <text:p>-92</text:p>
          </table:table-cell>
          <table:table-cell office:value-type="float" office:value="-108" calcext:value-type="float">
            <text:p>-108</text:p>
          </table:table-cell>
          <table:table-cell table:formula="of:=ROUND(SUM([.D140:.D142]) / 3)" office:value-type="float" office:value="-104" calcext:value-type="float">
            <text:p>-104</text:p>
          </table:table-cell>
          <table:table-cell table:formula="of:=ROUND(SUM([.D141:.D142]) / 2)" office:value-type="float" office:value="-106" calcext:value-type="float">
            <text:p>-106</text:p>
          </table:table-cell>
          <table:table-cell table:number-columns-repeated="16370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IF(ISTEXT([.B142]);0;[.B142])+[.A143]" office:value-type="float" office:value="117547" calcext:value-type="float">
            <text:p>117547</text:p>
          </table:table-cell>
          <table:table-cell table:formula="of:=ROUND([.B143]/1000;1)" office:value-type="float" office:value="117.5" calcext:value-type="float">
            <text:p>117.5</text:p>
          </table:table-cell>
          <table:table-cell office:value-type="float" office:value="-120" calcext:value-type="float">
            <text:p>-120</text:p>
          </table:table-cell>
          <table:table-cell office:value-type="float" office:value="-108" calcext:value-type="float">
            <text:p>-108</text:p>
          </table:table-cell>
          <table:table-cell table:formula="of:=ROUND(SUM([.D141:.D143]) / 3)" office:value-type="float" office:value="-111" calcext:value-type="float">
            <text:p>-111</text:p>
          </table:table-cell>
          <table:table-cell table:formula="of:=ROUND(SUM([.D142:.D143]) / 2)" office:value-type="float" office:value="-106" calcext:value-type="float">
            <text:p>-106</text:p>
          </table:table-cell>
          <table:table-cell table:number-columns-repeated="16370"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ISTEXT([.B143]);0;[.B143])+[.A144]" office:value-type="float" office:value="118073" calcext:value-type="float">
            <text:p>118073</text:p>
          </table:table-cell>
          <table:table-cell table:formula="of:=ROUND([.B144]/1000;1)" office:value-type="float" office:value="118.1" calcext:value-type="float">
            <text:p>118.1</text:p>
          </table:table-cell>
          <table:table-cell office:value-type="float" office:value="-97" calcext:value-type="float">
            <text:p>-97</text:p>
          </table:table-cell>
          <table:table-cell office:value-type="float" office:value="-107" calcext:value-type="float">
            <text:p>-107</text:p>
          </table:table-cell>
          <table:table-cell table:formula="of:=ROUND(SUM([.D142:.D144]) / 3)" office:value-type="float" office:value="-103" calcext:value-type="float">
            <text:p>-103</text:p>
          </table:table-cell>
          <table:table-cell table:formula="of:=ROUND(SUM([.D143:.D144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144]);0;[.B144])+[.A145]" office:value-type="float" office:value="119028" calcext:value-type="float">
            <text:p>119028</text:p>
          </table:table-cell>
          <table:table-cell table:formula="of:=ROUND([.B145]/1000;1)" office:value-type="float" office:value="119" calcext:value-type="float">
            <text:p>119</text:p>
          </table:table-cell>
          <table:table-cell office:value-type="float" office:value="-93" calcext:value-type="float">
            <text:p>-93</text:p>
          </table:table-cell>
          <table:table-cell office:value-type="float" office:value="-100" calcext:value-type="float">
            <text:p>-100</text:p>
          </table:table-cell>
          <table:table-cell table:formula="of:=ROUND(SUM([.D143:.D145]) / 3)" office:value-type="float" office:value="-103" calcext:value-type="float">
            <text:p>-103</text:p>
          </table:table-cell>
          <table:table-cell table:formula="of:=ROUND(SUM([.D144:.D145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145]);0;[.B145])+[.A146]" office:value-type="float" office:value="120950" calcext:value-type="float">
            <text:p>120950</text:p>
          </table:table-cell>
          <table:table-cell table:formula="of:=ROUND([.B146]/1000;1)" office:value-type="float" office:value="121" calcext:value-type="float">
            <text:p>121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table:formula="of:=ROUND(SUM([.D144:.D146]) / 3)" office:value-type="float" office:value="-93" calcext:value-type="float">
            <text:p>-93</text:p>
          </table:table-cell>
          <table:table-cell table:formula="of:=ROUND(SUM([.D145:.D146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146]);0;[.B146])+[.A147]" office:value-type="float" office:value="121909" calcext:value-type="float">
            <text:p>121909</text:p>
          </table:table-cell>
          <table:table-cell table:formula="of:=ROUND([.B147]/1000;1)" office:value-type="float" office:value="121.9" calcext:value-type="float">
            <text:p>121.9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table:formula="of:=ROUND(SUM([.D145:.D147]) / 3)" office:value-type="float" office:value="-93" calcext:value-type="float">
            <text:p>-93</text:p>
          </table:table-cell>
          <table:table-cell table:formula="of:=ROUND(SUM([.D146:.D147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ISTEXT([.B147]);0;[.B147])+[.A148]" office:value-type="float" office:value="123832" calcext:value-type="float">
            <text:p>123832</text:p>
          </table:table-cell>
          <table:table-cell table:formula="of:=ROUND([.B148]/1000;1)" office:value-type="float" office:value="123.8" calcext:value-type="float">
            <text:p>123.8</text:p>
          </table:table-cell>
          <table:table-cell table:number-columns-repeated="2" office:value-type="float" office:value="-92" calcext:value-type="float">
            <text:p>-92</text:p>
          </table:table-cell>
          <table:table-cell table:formula="of:=ROUND(SUM([.D146:.D148]) / 3)" office:value-type="float" office:value="-92" calcext:value-type="float">
            <text:p>-92</text:p>
          </table:table-cell>
          <table:table-cell table:formula="of:=ROUND(SUM([.D147:.D148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48]);0;[.B148])+[.A149]" office:value-type="float" office:value="124313" calcext:value-type="float">
            <text:p>124313</text:p>
          </table:table-cell>
          <table:table-cell table:formula="of:=ROUND([.B149]/1000;1)" office:value-type="float" office:value="124.3" calcext:value-type="float">
            <text:p>124.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D147:.D149]) / 3)" office:value-type="float" office:value="-92" calcext:value-type="float">
            <text:p>-92</text:p>
          </table:table-cell>
          <table:table-cell table:formula="of:=ROUND(SUM([.D148:.D149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49]);0;[.B149])+[.A150]" office:value-type="float" office:value="124792" calcext:value-type="float">
            <text:p>124792</text:p>
          </table:table-cell>
          <table:table-cell table:formula="of:=ROUND([.B150]/1000;1)" office:value-type="float" office:value="124.8" calcext:value-type="float">
            <text:p>124.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formula="of:=ROUND(SUM([.D148:.D150]) / 3)" office:value-type="float" office:value="-92" calcext:value-type="float">
            <text:p>-92</text:p>
          </table:table-cell>
          <table:table-cell table:formula="of:=ROUND(SUM([.D149:.D150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50]);0;[.B150])+[.A151]" office:value-type="float" office:value="125275" calcext:value-type="float">
            <text:p>125275</text:p>
          </table:table-cell>
          <table:table-cell table:formula="of:=ROUND([.B151]/1000;1)" office:value-type="float" office:value="125.3" calcext:value-type="float">
            <text:p>125.3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D149:.D151]) / 3)" office:value-type="float" office:value="-93" calcext:value-type="float">
            <text:p>-93</text:p>
          </table:table-cell>
          <table:table-cell table:formula="of:=ROUND(SUM([.D150:.D151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51]);0;[.B151])+[.A152]" office:value-type="float" office:value="125754" calcext:value-type="float">
            <text:p>125754</text:p>
          </table:table-cell>
          <table:table-cell table:formula="of:=ROUND([.B152]/1000;1)" office:value-type="float" office:value="125.8" calcext:value-type="float">
            <text:p>125.8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table:formula="of:=ROUND(SUM([.D150:.D152]) / 3)" office:value-type="float" office:value="-95" calcext:value-type="float">
            <text:p>-95</text:p>
          </table:table-cell>
          <table:table-cell table:formula="of:=ROUND(SUM([.D151:.D152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52]);0;[.B152])+[.A153]" office:value-type="float" office:value="126238" calcext:value-type="float">
            <text:p>126238</text:p>
          </table:table-cell>
          <table:table-cell table:formula="of:=ROUND([.B153]/1000;1)" office:value-type="float" office:value="126.2" calcext:value-type="float">
            <text:p>126.2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table:formula="of:=ROUND(SUM([.D151:.D153]) / 3)" office:value-type="float" office:value="-97" calcext:value-type="float">
            <text:p>-97</text:p>
          </table:table-cell>
          <table:table-cell table:formula="of:=ROUND(SUM([.D152:.D153]) / 2)" office:value-type="float" office:value="-99" calcext:value-type="float">
            <text:p>-99</text:p>
          </table:table-cell>
          <table:table-cell table:number-columns-repeated="16370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ISTEXT([.B153]);0;[.B153])+[.A154]" office:value-type="float" office:value="127672" calcext:value-type="float">
            <text:p>127672</text:p>
          </table:table-cell>
          <table:table-cell table:formula="of:=ROUND([.B154]/1000;1)" office:value-type="float" office:value="127.7" calcext:value-type="float">
            <text:p>127.7</text:p>
          </table:table-cell>
          <table:table-cell office:value-type="float" office:value="-90" calcext:value-type="float">
            <text:p>-90</text:p>
          </table:table-cell>
          <table:table-cell office:value-type="float" office:value="-95" calcext:value-type="float">
            <text:p>-95</text:p>
          </table:table-cell>
          <table:table-cell table:formula="of:=ROUND(SUM([.D152:.D154]) / 3)" office:value-type="float" office:value="-96" calcext:value-type="float">
            <text:p>-96</text:p>
          </table:table-cell>
          <table:table-cell table:formula="of:=ROUND(SUM([.D153:.D154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154]);0;[.B154])+[.A155]" office:value-type="float" office:value="128146" calcext:value-type="float">
            <text:p>128146</text:p>
          </table:table-cell>
          <table:table-cell table:formula="of:=ROUND([.B155]/1000;1)" office:value-type="float" office:value="128.1" calcext:value-type="float">
            <text:p>128.1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formula="of:=ROUND(SUM([.D153:.D155]) / 3)" office:value-type="float" office:value="-93" calcext:value-type="float">
            <text:p>-93</text:p>
          </table:table-cell>
          <table:table-cell table:formula="of:=ROUND(SUM([.D154:.D155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55]);0;[.B155])+[.A156]" office:value-type="float" office:value="128627" calcext:value-type="float">
            <text:p>128627</text:p>
          </table:table-cell>
          <table:table-cell table:formula="of:=ROUND([.B156]/1000;1)" office:value-type="float" office:value="128.6" calcext:value-type="float">
            <text:p>128.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formula="of:=ROUND(SUM([.D154:.D156]) / 3)" office:value-type="float" office:value="-91" calcext:value-type="float">
            <text:p>-91</text:p>
          </table:table-cell>
          <table:table-cell table:formula="of:=ROUND(SUM([.D155:.D156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56]);0;[.B156])+[.A157]" office:value-type="float" office:value="129111" calcext:value-type="float">
            <text:p>129111</text:p>
          </table:table-cell>
          <table:table-cell table:formula="of:=ROUND([.B157]/1000;1)" office:value-type="float" office:value="129.1" calcext:value-type="float">
            <text:p>129.1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D155:.D157]) / 3)" office:value-type="float" office:value="-90" calcext:value-type="float">
            <text:p>-90</text:p>
          </table:table-cell>
          <table:table-cell table:formula="of:=ROUND(SUM([.D156:.D157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ISTEXT([.B157]);0;[.B157])+[.A158]" office:value-type="float" office:value="131505" calcext:value-type="float">
            <text:p>131505</text:p>
          </table:table-cell>
          <table:table-cell table:formula="of:=ROUND([.B158]/1000;1)" office:value-type="float" office:value="131.5" calcext:value-type="float">
            <text:p>131.5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formula="of:=ROUND(SUM([.D156:.D158]) / 3)" office:value-type="float" office:value="-92" calcext:value-type="float">
            <text:p>-92</text:p>
          </table:table-cell>
          <table:table-cell table:formula="of:=ROUND(SUM([.D157:.D158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ISTEXT([.B158]);0;[.B158])+[.A159]" office:value-type="float" office:value="132476" calcext:value-type="float">
            <text:p>132476</text:p>
          </table:table-cell>
          <table:table-cell table:formula="of:=ROUND([.B159]/1000;1)" office:value-type="float" office:value="132.5" calcext:value-type="float">
            <text:p>132.5</text:p>
          </table:table-cell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table:formula="of:=ROUND(SUM([.D157:.D159]) / 3)" office:value-type="float" office:value="-89" calcext:value-type="float">
            <text:p>-89</text:p>
          </table:table-cell>
          <table:table-cell table:formula="of:=ROUND(SUM([.D158:.D159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159]);0;[.B159])+[.A160]" office:value-type="float" office:value="132954" calcext:value-type="float">
            <text:p>132954</text:p>
          </table:table-cell>
          <table:table-cell table:formula="of:=ROUND([.B160]/1000;1)" office:value-type="float" office:value="133" calcext:value-type="float">
            <text:p>133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D158:.D160]) / 3)" office:value-type="float" office:value="-90" calcext:value-type="float">
            <text:p>-90</text:p>
          </table:table-cell>
          <table:table-cell table:formula="of:=ROUND(SUM([.D159:.D160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60]);0;[.B160])+[.A161]" office:value-type="float" office:value="133433" calcext:value-type="float">
            <text:p>133433</text:p>
          </table:table-cell>
          <table:table-cell table:formula="of:=ROUND([.B161]/1000;1)" office:value-type="float" office:value="133.4" calcext:value-type="float">
            <text:p>133.4</text:p>
          </table:table-cell>
          <table:table-cell office:value-type="float" office:value="-78" calcext:value-type="float">
            <text:p>-78</text:p>
          </table:table-cell>
          <table:table-cell office:value-type="float" office:value="-87" calcext:value-type="float">
            <text:p>-87</text:p>
          </table:table-cell>
          <table:table-cell table:formula="of:=ROUND(SUM([.D159:.D161]) / 3)" office:value-type="float" office:value="-84" calcext:value-type="float">
            <text:p>-84</text:p>
          </table:table-cell>
          <table:table-cell table:formula="of:=ROUND(SUM([.D160:.D161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ISTEXT([.B161]);0;[.B161])+[.A162]" office:value-type="float" office:value="133926" calcext:value-type="float">
            <text:p>133926</text:p>
          </table:table-cell>
          <table:table-cell table:formula="of:=ROUND([.B162]/1000;1)" office:value-type="float" office:value="133.9" calcext:value-type="float">
            <text:p>133.9</text:p>
          </table:table-cell>
          <table:table-cell table:number-columns-repeated="2" office:value-type="float" office:value="-83" calcext:value-type="float">
            <text:p>-83</text:p>
          </table:table-cell>
          <table:table-cell table:formula="of:=ROUND(SUM([.D160:.D162]) / 3)" office:value-type="float" office:value="-84" calcext:value-type="float">
            <text:p>-84</text:p>
          </table:table-cell>
          <table:table-cell table:formula="of:=ROUND(SUM([.D161:.D162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ISTEXT([.B162]);0;[.B162])+[.A163]" office:value-type="float" office:value="134391" calcext:value-type="float">
            <text:p>134391</text:p>
          </table:table-cell>
          <table:table-cell table:formula="of:=ROUND([.B163]/1000;1)" office:value-type="float" office:value="134.4" calcext:value-type="float">
            <text:p>134.4</text:p>
          </table:table-cell>
          <table:table-cell office:value-type="float" office:value="-96" calcext:value-type="float">
            <text:p>-96</text:p>
          </table:table-cell>
          <table:table-cell office:value-type="float" office:value="-87" calcext:value-type="float">
            <text:p>-87</text:p>
          </table:table-cell>
          <table:table-cell table:formula="of:=ROUND(SUM([.D161:.D163]) / 3)" office:value-type="float" office:value="-86" calcext:value-type="float">
            <text:p>-86</text:p>
          </table:table-cell>
          <table:table-cell table:formula="of:=ROUND(SUM([.D162:.D163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63]);0;[.B163])+[.A164]" office:value-type="float" office:value="134874" calcext:value-type="float">
            <text:p>134874</text:p>
          </table:table-cell>
          <table:table-cell table:formula="of:=ROUND([.B164]/1000;1)" office:value-type="float" office:value="134.9" calcext:value-type="float">
            <text:p>134.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formula="of:=ROUND(SUM([.D162:.D164]) / 3)" office:value-type="float" office:value="-88" calcext:value-type="float">
            <text:p>-88</text:p>
          </table:table-cell>
          <table:table-cell table:formula="of:=ROUND(SUM([.D163:.D164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64]);0;[.B164])+[.A165]" office:value-type="float" office:value="135355" calcext:value-type="float">
            <text:p>135355</text:p>
          </table:table-cell>
          <table:table-cell table:formula="of:=ROUND([.B165]/1000;1)" office:value-type="float" office:value="135.4" calcext:value-type="float">
            <text:p>135.4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formula="of:=ROUND(SUM([.D163:.D165]) / 3)" office:value-type="float" office:value="-91" calcext:value-type="float">
            <text:p>-91</text:p>
          </table:table-cell>
          <table:table-cell table:formula="of:=ROUND(SUM([.D164:.D165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ISTEXT([.B165]);0;[.B165])+[.A166]" office:value-type="float" office:value="136797" calcext:value-type="float">
            <text:p>136797</text:p>
          </table:table-cell>
          <table:table-cell table:formula="of:=ROUND([.B166]/1000;1)" office:value-type="float" office:value="136.8" calcext:value-type="float">
            <text:p>136.8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D164:.D166]) / 3)" office:value-type="float" office:value="-89" calcext:value-type="float">
            <text:p>-89</text:p>
          </table:table-cell>
          <table:table-cell table:formula="of:=ROUND(SUM([.D165:.D16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166]);0;[.B166])+[.A167]" office:value-type="float" office:value="137267" calcext:value-type="float">
            <text:p>137267</text:p>
          </table:table-cell>
          <table:table-cell table:formula="of:=ROUND([.B167]/1000;1)" office:value-type="float" office:value="137.3" calcext:value-type="float">
            <text:p>137.3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D165:.D167]) / 3)" office:value-type="float" office:value="-90" calcext:value-type="float">
            <text:p>-90</text:p>
          </table:table-cell>
          <table:table-cell table:formula="of:=ROUND(SUM([.D166:.D167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67]);0;[.B167])+[.A168]" office:value-type="float" office:value="137750" calcext:value-type="float">
            <text:p>137750</text:p>
          </table:table-cell>
          <table:table-cell table:formula="of:=ROUND([.B168]/1000;1)" office:value-type="float" office:value="137.8" calcext:value-type="float">
            <text:p>137.8</text:p>
          </table:table-cell>
          <table:table-cell office:value-type="float" office:value="-80" calcext:value-type="float">
            <text:p>-80</text:p>
          </table:table-cell>
          <table:table-cell office:value-type="float" office:value="-87" calcext:value-type="float">
            <text:p>-87</text:p>
          </table:table-cell>
          <table:table-cell table:formula="of:=ROUND(SUM([.D166:.D168]) / 3)" office:value-type="float" office:value="-87" calcext:value-type="float">
            <text:p>-87</text:p>
          </table:table-cell>
          <table:table-cell table:formula="of:=ROUND(SUM([.D167:.D168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68]);0;[.B168])+[.A169]" office:value-type="float" office:value="138226" calcext:value-type="float">
            <text:p>138226</text:p>
          </table:table-cell>
          <table:table-cell table:formula="of:=ROUND([.B169]/1000;1)" office:value-type="float" office:value="138.2" calcext:value-type="float">
            <text:p>138.2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formula="of:=ROUND(SUM([.D167:.D169]) / 3)" office:value-type="float" office:value="-86" calcext:value-type="float">
            <text:p>-86</text:p>
          </table:table-cell>
          <table:table-cell table:formula="of:=ROUND(SUM([.D168:.D169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169]);0;[.B169])+[.A170]" office:value-type="float" office:value="138717" calcext:value-type="float">
            <text:p>138717</text:p>
          </table:table-cell>
          <table:table-cell table:formula="of:=ROUND([.B170]/1000;1)" office:value-type="float" office:value="138.7" calcext:value-type="float">
            <text:p>138.7</text:p>
          </table:table-cell>
          <table:table-cell table:number-columns-repeated="2" office:value-type="float" office:value="-85" calcext:value-type="float">
            <text:p>-85</text:p>
          </table:table-cell>
          <table:table-cell table:formula="of:=ROUND(SUM([.D168:.D170]) / 3)" office:value-type="float" office:value="-85" calcext:value-type="float">
            <text:p>-85</text:p>
          </table:table-cell>
          <table:table-cell table:formula="of:=ROUND(SUM([.D169:.D170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70]);0;[.B170])+[.A171]" office:value-type="float" office:value="139193" calcext:value-type="float">
            <text:p>139193</text:p>
          </table:table-cell>
          <table:table-cell table:formula="of:=ROUND([.B171]/1000;1)" office:value-type="float" office:value="139.2" calcext:value-type="float">
            <text:p>139.2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formula="of:=ROUND(SUM([.D169:.D171]) / 3)" office:value-type="float" office:value="-87" calcext:value-type="float">
            <text:p>-87</text:p>
          </table:table-cell>
          <table:table-cell table:formula="of:=ROUND(SUM([.D170:.D171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71]);0;[.B171])+[.A172]" office:value-type="float" office:value="139674" calcext:value-type="float">
            <text:p>139674</text:p>
          </table:table-cell>
          <table:table-cell table:formula="of:=ROUND([.B172]/1000;1)" office:value-type="float" office:value="139.7" calcext:value-type="float">
            <text:p>139.7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D170:.D172]) / 3)" office:value-type="float" office:value="-85" calcext:value-type="float">
            <text:p>-85</text:p>
          </table:table-cell>
          <table:table-cell table:formula="of:=ROUND(SUM([.D171:.D172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72]);0;[.B172])+[.A173]" office:value-type="float" office:value="140150" calcext:value-type="float">
            <text:p>140150</text:p>
          </table:table-cell>
          <table:table-cell table:formula="of:=ROUND([.B173]/1000;1)" office:value-type="float" office:value="140.2" calcext:value-type="float">
            <text:p>140.2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formula="of:=ROUND(SUM([.D171:.D173]) / 3)" office:value-type="float" office:value="-83" calcext:value-type="float">
            <text:p>-83</text:p>
          </table:table-cell>
          <table:table-cell table:formula="of:=ROUND(SUM([.D172:.D173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173]);0;[.B173])+[.A174]" office:value-type="float" office:value="140637" calcext:value-type="float">
            <text:p>140637</text:p>
          </table:table-cell>
          <table:table-cell table:formula="of:=ROUND([.B174]/1000;1)" office:value-type="float" office:value="140.6" calcext:value-type="float">
            <text:p>140.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formula="of:=ROUND(SUM([.D172:.D174]) / 3)" office:value-type="float" office:value="-82" calcext:value-type="float">
            <text:p>-82</text:p>
          </table:table-cell>
          <table:table-cell table:formula="of:=ROUND(SUM([.D173:.D174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174]);0;[.B174])+[.A175]" office:value-type="float" office:value="141126" calcext:value-type="float">
            <text:p>141126</text:p>
          </table:table-cell>
          <table:table-cell table:formula="of:=ROUND([.B175]/1000;1)" office:value-type="float" office:value="141.1" calcext:value-type="float">
            <text:p>141.1</text:p>
          </table:table-cell>
          <table:table-cell office:value-type="float" office:value="-94" calcext:value-type="float">
            <text:p>-94</text:p>
          </table:table-cell>
          <table:table-cell office:value-type="float" office:value="-85" calcext:value-type="float">
            <text:p>-85</text:p>
          </table:table-cell>
          <table:table-cell table:formula="of:=ROUND(SUM([.D173:.D175]) / 3)" office:value-type="float" office:value="-86" calcext:value-type="float">
            <text:p>-86</text:p>
          </table:table-cell>
          <table:table-cell table:formula="of:=ROUND(SUM([.D174:.D175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formula="of:=IF(ISTEXT([.B175]);0;[.B175])+[.A176]" office:value-type="float" office:value="142547" calcext:value-type="float">
            <text:p>142547</text:p>
          </table:table-cell>
          <table:table-cell table:formula="of:=ROUND([.B176]/1000;1)" office:value-type="float" office:value="142.5" calcext:value-type="float">
            <text:p>142.5</text:p>
          </table:table-cell>
          <table:table-cell office:value-type="float" office:value="-77" calcext:value-type="float">
            <text:p>-77</text:p>
          </table:table-cell>
          <table:table-cell office:value-type="float" office:value="-83" calcext:value-type="float">
            <text:p>-83</text:p>
          </table:table-cell>
          <table:table-cell table:formula="of:=ROUND(SUM([.D174:.D176]) / 3)" office:value-type="float" office:value="-85" calcext:value-type="float">
            <text:p>-85</text:p>
          </table:table-cell>
          <table:table-cell table:formula="of:=ROUND(SUM([.D175:.D176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176]);0;[.B176])+[.A177]" office:value-type="float" office:value="143035" calcext:value-type="float">
            <text:p>143035</text:p>
          </table:table-cell>
          <table:table-cell table:formula="of:=ROUND([.B177]/1000;1)" office:value-type="float" office:value="143" calcext:value-type="float">
            <text:p>143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formula="of:=ROUND(SUM([.D175:.D177]) / 3)" office:value-type="float" office:value="-84" calcext:value-type="float">
            <text:p>-84</text:p>
          </table:table-cell>
          <table:table-cell table:formula="of:=ROUND(SUM([.D176:.D177]) / 2)" office:value-type="float" office:value="-79" calcext:value-type="float">
            <text:p>-79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77]);0;[.B177])+[.A178]" office:value-type="float" office:value="143514" calcext:value-type="float">
            <text:p>143514</text:p>
          </table:table-cell>
          <table:table-cell table:formula="of:=ROUND([.B178]/1000;1)" office:value-type="float" office:value="143.5" calcext:value-type="float">
            <text:p>143.5</text:p>
          </table:table-cell>
          <table:table-cell office:value-type="float" office:value="-94" calcext:value-type="float">
            <text:p>-94</text:p>
          </table:table-cell>
          <table:table-cell office:value-type="float" office:value="-86" calcext:value-type="float">
            <text:p>-86</text:p>
          </table:table-cell>
          <table:table-cell table:formula="of:=ROUND(SUM([.D176:.D178]) / 3)" office:value-type="float" office:value="-84" calcext:value-type="float">
            <text:p>-84</text:p>
          </table:table-cell>
          <table:table-cell table:formula="of:=ROUND(SUM([.D177:.D178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78]);0;[.B178])+[.A179]" office:value-type="float" office:value="143998" calcext:value-type="float">
            <text:p>143998</text:p>
          </table:table-cell>
          <table:table-cell table:formula="of:=ROUND([.B179]/1000;1)" office:value-type="float" office:value="144" calcext:value-type="float">
            <text:p>144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table:formula="of:=ROUND(SUM([.D177:.D179]) / 3)" office:value-type="float" office:value="-84" calcext:value-type="float">
            <text:p>-84</text:p>
          </table:table-cell>
          <table:table-cell table:formula="of:=ROUND(SUM([.D178:.D179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179]);0;[.B179])+[.A180]" office:value-type="float" office:value="144471" calcext:value-type="float">
            <text:p>144471</text:p>
          </table:table-cell>
          <table:table-cell table:formula="of:=ROUND([.B180]/1000;1)" office:value-type="float" office:value="144.5" calcext:value-type="float">
            <text:p>144.5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table:formula="of:=ROUND(SUM([.D178:.D180]) / 3)" office:value-type="float" office:value="-83" calcext:value-type="float">
            <text:p>-83</text:p>
          </table:table-cell>
          <table:table-cell table:formula="of:=ROUND(SUM([.D179:.D180]) / 2)" office:value-type="float" office:value="-78" calcext:value-type="float">
            <text:p>-78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180]);0;[.B180])+[.A181]" office:value-type="float" office:value="144945" calcext:value-type="float">
            <text:p>144945</text:p>
          </table:table-cell>
          <table:table-cell table:formula="of:=ROUND([.B181]/1000;1)" office:value-type="float" office:value="144.9" calcext:value-type="float">
            <text:p>144.9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formula="of:=ROUND(SUM([.D179:.D181]) / 3)" office:value-type="float" office:value="-78" calcext:value-type="float">
            <text:p>-78</text:p>
          </table:table-cell>
          <table:table-cell table:formula="of:=ROUND(SUM([.D180:.D181]) / 2)" office:value-type="float" office:value="-79" calcext:value-type="float">
            <text:p>-79</text:p>
          </table:table-cell>
          <table:table-cell table:number-columns-repeated="16370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181]);0;[.B181])+[.A182]" office:value-type="float" office:value="145904" calcext:value-type="float">
            <text:p>145904</text:p>
          </table:table-cell>
          <table:table-cell table:formula="of:=ROUND([.B182]/1000;1)" office:value-type="float" office:value="145.9" calcext:value-type="float">
            <text:p>145.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formula="of:=ROUND(SUM([.D180:.D182]) / 3)" office:value-type="float" office:value="-79" calcext:value-type="float">
            <text:p>-79</text:p>
          </table:table-cell>
          <table:table-cell table:formula="of:=ROUND(SUM([.D181:.D182]) / 2)" office:value-type="float" office:value="-80" calcext:value-type="float">
            <text:p>-80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182]);0;[.B182])+[.A183]" office:value-type="float" office:value="146392" calcext:value-type="float">
            <text:p>146392</text:p>
          </table:table-cell>
          <table:table-cell table:formula="of:=ROUND([.B183]/1000;1)" office:value-type="float" office:value="146.4" calcext:value-type="float">
            <text:p>146.4</text:p>
          </table:table-cell>
          <table:table-cell office:value-type="float" office:value="-108" calcext:value-type="float">
            <text:p>-108</text:p>
          </table:table-cell>
          <table:table-cell office:value-type="float" office:value="-86" calcext:value-type="float">
            <text:p>-86</text:p>
          </table:table-cell>
          <table:table-cell table:formula="of:=ROUND(SUM([.D181:.D183]) / 3)" office:value-type="float" office:value="-89" calcext:value-type="float">
            <text:p>-89</text:p>
          </table:table-cell>
          <table:table-cell table:formula="of:=ROUND(SUM([.D182:.D183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183]);0;[.B183])+[.A184]" office:value-type="float" office:value="146870" calcext:value-type="float">
            <text:p>146870</text:p>
          </table:table-cell>
          <table:table-cell table:formula="of:=ROUND([.B184]/1000;1)" office:value-type="float" office:value="146.9" calcext:value-type="float">
            <text:p>146.9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table:formula="of:=ROUND(SUM([.D182:.D184]) / 3)" office:value-type="float" office:value="-91" calcext:value-type="float">
            <text:p>-91</text:p>
          </table:table-cell>
          <table:table-cell table:formula="of:=ROUND(SUM([.D183:.D184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184]);0;[.B184])+[.A185]" office:value-type="float" office:value="147825" calcext:value-type="float">
            <text:p>147825</text:p>
          </table:table-cell>
          <table:table-cell table:formula="of:=ROUND([.B185]/1000;1)" office:value-type="float" office:value="147.8" calcext:value-type="float">
            <text:p>147.8</text:p>
          </table:table-cell>
          <table:table-cell office:value-type="float" office:value="-75" calcext:value-type="float">
            <text:p>-75</text:p>
          </table:table-cell>
          <table:table-cell office:value-type="float" office:value="-86" calcext:value-type="float">
            <text:p>-86</text:p>
          </table:table-cell>
          <table:table-cell table:formula="of:=ROUND(SUM([.D183:.D185]) / 3)" office:value-type="float" office:value="-89" calcext:value-type="float">
            <text:p>-89</text:p>
          </table:table-cell>
          <table:table-cell table:formula="of:=ROUND(SUM([.D184:.D185]) / 2)" office:value-type="float" office:value="-79" calcext:value-type="float">
            <text:p>-79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185]);0;[.B185])+[.A186]" office:value-type="float" office:value="148314" calcext:value-type="float">
            <text:p>148314</text:p>
          </table:table-cell>
          <table:table-cell table:formula="of:=ROUND([.B186]/1000;1)" office:value-type="float" office:value="148.3" calcext:value-type="float">
            <text:p>148.3</text:p>
          </table:table-cell>
          <table:table-cell office:value-type="float" office:value="-70" calcext:value-type="float">
            <text:p>-70</text:p>
          </table:table-cell>
          <table:table-cell office:value-type="float" office:value="-84" calcext:value-type="float">
            <text:p>-84</text:p>
          </table:table-cell>
          <table:table-cell table:formula="of:=ROUND(SUM([.D184:.D186]) / 3)" office:value-type="float" office:value="-76" calcext:value-type="float">
            <text:p>-76</text:p>
          </table:table-cell>
          <table:table-cell table:formula="of:=ROUND(SUM([.D185:.D186]) / 2)" office:value-type="float" office:value="-73" calcext:value-type="float">
            <text:p>-73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86]);0;[.B186])+[.A187]" office:value-type="float" office:value="148794" calcext:value-type="float">
            <text:p>148794</text:p>
          </table:table-cell>
          <table:table-cell table:formula="of:=ROUND([.B187]/1000;1)" office:value-type="float" office:value="148.8" calcext:value-type="float">
            <text:p>148.8</text:p>
          </table:table-cell>
          <table:table-cell office:value-type="float" office:value="-59" calcext:value-type="float">
            <text:p>-59</text:p>
          </table:table-cell>
          <table:table-cell office:value-type="float" office:value="-71" calcext:value-type="float">
            <text:p>-71</text:p>
          </table:table-cell>
          <table:table-cell table:formula="of:=ROUND(SUM([.D185:.D187]) / 3)" office:value-type="float" office:value="-68" calcext:value-type="float">
            <text:p>-68</text:p>
          </table:table-cell>
          <table:table-cell table:formula="of:=ROUND(SUM([.D186:.D187]) / 2)" office:value-type="float" office:value="-65" calcext:value-type="float">
            <text:p>-65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187]);0;[.B187])+[.A188]" office:value-type="float" office:value="149276" calcext:value-type="float">
            <text:p>149276</text:p>
          </table:table-cell>
          <table:table-cell table:formula="of:=ROUND([.B188]/1000;1)" office:value-type="float" office:value="149.3" calcext:value-type="float">
            <text:p>149.3</text:p>
          </table:table-cell>
          <table:table-cell office:value-type="float" office:value="-59" calcext:value-type="float">
            <text:p>-59</text:p>
          </table:table-cell>
          <table:table-cell office:value-type="float" office:value="-65" calcext:value-type="float">
            <text:p>-65</text:p>
          </table:table-cell>
          <table:table-cell table:formula="of:=ROUND(SUM([.D186:.D188]) / 3)" office:value-type="float" office:value="-63" calcext:value-type="float">
            <text:p>-63</text:p>
          </table:table-cell>
          <table:table-cell table:formula="of:=ROUND(SUM([.D187:.D188]) / 2)" office:value-type="float" office:value="-59" calcext:value-type="float">
            <text:p>-59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188]);0;[.B188])+[.A189]" office:value-type="float" office:value="149753" calcext:value-type="float">
            <text:p>149753</text:p>
          </table:table-cell>
          <table:table-cell table:formula="of:=ROUND([.B189]/1000;1)" office:value-type="float" office:value="149.8" calcext:value-type="float">
            <text:p>149.8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table:formula="of:=ROUND(SUM([.D187:.D189]) / 3)" office:value-type="float" office:value="-59" calcext:value-type="float">
            <text:p>-59</text:p>
          </table:table-cell>
          <table:table-cell table:formula="of:=ROUND(SUM([.D188:.D189]) / 2)" office:value-type="float" office:value="-60" calcext:value-type="float">
            <text:p>-60</text:p>
          </table:table-cell>
          <table:table-cell table:number-columns-repeated="1637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189]);0;[.B189])+[.A190]" office:value-type="float" office:value="150710" calcext:value-type="float">
            <text:p>150710</text:p>
          </table:table-cell>
          <table:table-cell table:formula="of:=ROUND([.B190]/1000;1)" office:value-type="float" office:value="150.7" calcext:value-type="float">
            <text:p>150.7</text:p>
          </table:table-cell>
          <table:table-cell office:value-type="float" office:value="-71" calcext:value-type="float">
            <text:p>-71</text:p>
          </table:table-cell>
          <table:table-cell office:value-type="float" office:value="-62" calcext:value-type="float">
            <text:p>-62</text:p>
          </table:table-cell>
          <table:table-cell table:formula="of:=ROUND(SUM([.D188:.D190]) / 3)" office:value-type="float" office:value="-63" calcext:value-type="float">
            <text:p>-63</text:p>
          </table:table-cell>
          <table:table-cell table:formula="of:=ROUND(SUM([.D189:.D190]) / 2)" office:value-type="float" office:value="-66" calcext:value-type="float">
            <text:p>-66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90]);0;[.B190])+[.A191]" office:value-type="float" office:value="151186" calcext:value-type="float">
            <text:p>151186</text:p>
          </table:table-cell>
          <table:table-cell table:formula="of:=ROUND([.B191]/1000;1)" office:value-type="float" office:value="151.2" calcext:value-type="float">
            <text:p>151.2</text:p>
          </table:table-cell>
          <table:table-cell office:value-type="float" office:value="-77" calcext:value-type="float">
            <text:p>-77</text:p>
          </table:table-cell>
          <table:table-cell office:value-type="float" office:value="-66" calcext:value-type="float">
            <text:p>-66</text:p>
          </table:table-cell>
          <table:table-cell table:formula="of:=ROUND(SUM([.D189:.D191]) / 3)" office:value-type="float" office:value="-69" calcext:value-type="float">
            <text:p>-69</text:p>
          </table:table-cell>
          <table:table-cell table:formula="of:=ROUND(SUM([.D190:.D191]) / 2)" office:value-type="float" office:value="-74" calcext:value-type="float">
            <text:p>-74</text:p>
          </table:table-cell>
          <table:table-cell table:number-columns-repeated="16370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IF(ISTEXT([.B191]);0;[.B191])+[.A192]" office:value-type="float" office:value="154497" calcext:value-type="float">
            <text:p>154497</text:p>
          </table:table-cell>
          <table:table-cell table:formula="of:=ROUND([.B192]/1000;1)" office:value-type="float" office:value="154.5" calcext:value-type="float">
            <text:p>154.5</text:p>
          </table:table-cell>
          <table:table-cell office:value-type="float" office:value="-120" calcext:value-type="float">
            <text:p>-120</text:p>
          </table:table-cell>
          <table:table-cell office:value-type="float" office:value="-82" calcext:value-type="float">
            <text:p>-82</text:p>
          </table:table-cell>
          <table:table-cell table:formula="of:=ROUND(SUM([.D190:.D192]) / 3)" office:value-type="float" office:value="-89" calcext:value-type="float">
            <text:p>-89</text:p>
          </table:table-cell>
          <table:table-cell table:formula="of:=ROUND(SUM([.D191:.D192]) / 2)" office:value-type="float" office:value="-99" calcext:value-type="float">
            <text:p>-99</text:p>
          </table:table-cell>
          <table:table-cell table:number-columns-repeated="16370"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ISTEXT([.B192]);0;[.B192])+[.A193]" office:value-type="float" office:value="155032" calcext:value-type="float">
            <text:p>155032</text:p>
          </table:table-cell>
          <table:table-cell table:formula="of:=ROUND([.B193]/1000;1)" office:value-type="float" office:value="155" calcext:value-type="float">
            <text:p>155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D191:.D193]) / 3)" office:value-type="float" office:value="-94" calcext:value-type="float">
            <text:p>-94</text:p>
          </table:table-cell>
          <table:table-cell table:formula="of:=ROUND(SUM([.D192:.D193]) / 2)" office:value-type="float" office:value="-103" calcext:value-type="float">
            <text:p>-103</text:p>
          </table:table-cell>
          <table:table-cell table:number-columns-repeated="16370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IF(ISTEXT([.B193]);0;[.B193])+[.A194]" office:value-type="float" office:value="156950" calcext:value-type="float">
            <text:p>156950</text:p>
          </table:table-cell>
          <table:table-cell table:formula="of:=ROUND([.B194]/1000;1)" office:value-type="float" office:value="157" calcext:value-type="float">
            <text:p>157</text:p>
          </table:table-cell>
          <table:table-cell office:value-type="float" office:value="-81" calcext:value-type="float">
            <text:p>-81</text:p>
          </table:table-cell>
          <table:table-cell office:value-type="float" office:value="-90" calcext:value-type="float">
            <text:p>-90</text:p>
          </table:table-cell>
          <table:table-cell table:formula="of:=ROUND(SUM([.D192:.D194]) / 3)" office:value-type="float" office:value="-95" calcext:value-type="float">
            <text:p>-95</text:p>
          </table:table-cell>
          <table:table-cell table:formula="of:=ROUND(SUM([.D193:.D194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94]);0;[.B194])+[.A195]" office:value-type="float" office:value="157434" calcext:value-type="float">
            <text:p>157434</text:p>
          </table:table-cell>
          <table:table-cell table:formula="of:=ROUND([.B195]/1000;1)" office:value-type="float" office:value="157.4" calcext:value-type="float">
            <text:p>157.4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formula="of:=ROUND(SUM([.D193:.D195]) / 3)" office:value-type="float" office:value="-86" calcext:value-type="float">
            <text:p>-86</text:p>
          </table:table-cell>
          <table:table-cell table:formula="of:=ROUND(SUM([.D194:.D195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195]);0;[.B195])+[.A196]" office:value-type="float" office:value="157912" calcext:value-type="float">
            <text:p>157912</text:p>
          </table:table-cell>
          <table:table-cell table:formula="of:=ROUND([.B196]/1000;1)" office:value-type="float" office:value="157.9" calcext:value-type="float">
            <text:p>157.9</text:p>
          </table:table-cell>
          <table:table-cell office:value-type="float" office:value="-98" calcext:value-type="float">
            <text:p>-98</text:p>
          </table:table-cell>
          <table:table-cell office:value-type="float" office:value="-88" calcext:value-type="float">
            <text:p>-88</text:p>
          </table:table-cell>
          <table:table-cell table:formula="of:=ROUND(SUM([.D194:.D196]) / 3)" office:value-type="float" office:value="-90" calcext:value-type="float">
            <text:p>-90</text:p>
          </table:table-cell>
          <table:table-cell table:formula="of:=ROUND(SUM([.D195:.D196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96]);0;[.B196])+[.A197]" office:value-type="float" office:value="158391" calcext:value-type="float">
            <text:p>158391</text:p>
          </table:table-cell>
          <table:table-cell table:formula="of:=ROUND([.B197]/1000;1)" office:value-type="float" office:value="158.4" calcext:value-type="float">
            <text:p>158.4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D195:.D197]) / 3)" office:value-type="float" office:value="-93" calcext:value-type="float">
            <text:p>-93</text:p>
          </table:table-cell>
          <table:table-cell table:formula="of:=ROUND(SUM([.D196:.D197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97]);0;[.B197])+[.A198]" office:value-type="float" office:value="158867" calcext:value-type="float">
            <text:p>158867</text:p>
          </table:table-cell>
          <table:table-cell table:formula="of:=ROUND([.B198]/1000;1)" office:value-type="float" office:value="158.9" calcext:value-type="float">
            <text:p>158.9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D196:.D198]) / 3)" office:value-type="float" office:value="-93" calcext:value-type="float">
            <text:p>-93</text:p>
          </table:table-cell>
          <table:table-cell table:formula="of:=ROUND(SUM([.D197:.D198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198]);0;[.B198])+[.A199]" office:value-type="float" office:value="159345" calcext:value-type="float">
            <text:p>159345</text:p>
          </table:table-cell>
          <table:table-cell table:formula="of:=ROUND([.B199]/1000;1)" office:value-type="float" office:value="159.3" calcext:value-type="float">
            <text:p>159.3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D197:.D199]) / 3)" office:value-type="float" office:value="-90" calcext:value-type="float">
            <text:p>-90</text:p>
          </table:table-cell>
          <table:table-cell table:formula="of:=ROUND(SUM([.D198:.D199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199]);0;[.B199])+[.A200]" office:value-type="float" office:value="160783" calcext:value-type="float">
            <text:p>160783</text:p>
          </table:table-cell>
          <table:table-cell table:formula="of:=ROUND([.B200]/1000;1)" office:value-type="float" office:value="160.8" calcext:value-type="float">
            <text:p>160.8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D198:.D200]) / 3)" office:value-type="float" office:value="-90" calcext:value-type="float">
            <text:p>-90</text:p>
          </table:table-cell>
          <table:table-cell table:formula="of:=ROUND(SUM([.D199:.D200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200]);0;[.B200])+[.A201]" office:value-type="float" office:value="161271" calcext:value-type="float">
            <text:p>161271</text:p>
          </table:table-cell>
          <table:table-cell table:formula="of:=ROUND([.B201]/1000;1)" office:value-type="float" office:value="161.3" calcext:value-type="float">
            <text:p>161.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D199:.D201]) / 3)" office:value-type="float" office:value="-91" calcext:value-type="float">
            <text:p>-91</text:p>
          </table:table-cell>
          <table:table-cell table:formula="of:=ROUND(SUM([.D200:.D201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201]);0;[.B201])+[.A202]" office:value-type="float" office:value="161760" calcext:value-type="float">
            <text:p>161760</text:p>
          </table:table-cell>
          <table:table-cell table:formula="of:=ROUND([.B202]/1000;1)" office:value-type="float" office:value="161.8" calcext:value-type="float">
            <text:p>161.8</text:p>
          </table:table-cell>
          <table:table-cell office:value-type="float" office:value="-100" calcext:value-type="float">
            <text:p>-100</text:p>
          </table:table-cell>
          <table:table-cell office:value-type="float" office:value="-93" calcext:value-type="float">
            <text:p>-93</text:p>
          </table:table-cell>
          <table:table-cell table:formula="of:=ROUND(SUM([.D200:.D202]) / 3)" office:value-type="float" office:value="-94" calcext:value-type="float">
            <text:p>-94</text:p>
          </table:table-cell>
          <table:table-cell table:formula="of:=ROUND(SUM([.D201:.D202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formula="of:=IF(ISTEXT([.B202]);0;[.B202])+[.A203]" office:value-type="float" office:value="164181" calcext:value-type="float">
            <text:p>164181</text:p>
          </table:table-cell>
          <table:table-cell table:formula="of:=ROUND([.B203]/1000;1)" office:value-type="float" office:value="164.2" calcext:value-type="float">
            <text:p>164.2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formula="of:=ROUND(SUM([.D201:.D203]) / 3)" office:value-type="float" office:value="-95" calcext:value-type="float">
            <text:p>-95</text:p>
          </table:table-cell>
          <table:table-cell table:formula="of:=ROUND(SUM([.D202:.D203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ISTEXT([.B203]);0;[.B203])+[.A204]" office:value-type="float" office:value="165110" calcext:value-type="float">
            <text:p>165110</text:p>
          </table:table-cell>
          <table:table-cell table:formula="of:=ROUND([.B204]/1000;1)" office:value-type="float" office:value="165.1" calcext:value-type="float">
            <text:p>165.1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formula="of:=ROUND(SUM([.D202:.D204]) / 3)" office:value-type="float" office:value="-95" calcext:value-type="float">
            <text:p>-95</text:p>
          </table:table-cell>
          <table:table-cell table:formula="of:=ROUND(SUM([.D203:.D204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04]);0;[.B204])+[.A205]" office:value-type="float" office:value="165591" calcext:value-type="float">
            <text:p>165591</text:p>
          </table:table-cell>
          <table:table-cell table:formula="of:=ROUND([.B205]/1000;1)" office:value-type="float" office:value="165.6" calcext:value-type="float">
            <text:p>165.6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table:formula="of:=ROUND(SUM([.D203:.D205]) / 3)" office:value-type="float" office:value="-91" calcext:value-type="float">
            <text:p>-91</text:p>
          </table:table-cell>
          <table:table-cell table:formula="of:=ROUND(SUM([.D204:.D205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205]);0;[.B205])+[.A206]" office:value-type="float" office:value="166069" calcext:value-type="float">
            <text:p>166069</text:p>
          </table:table-cell>
          <table:table-cell table:formula="of:=ROUND([.B206]/1000;1)" office:value-type="float" office:value="166.1" calcext:value-type="float">
            <text:p>166.1</text:p>
          </table:table-cell>
          <table:table-cell table:number-columns-repeated="2" office:value-type="float" office:value="-91" calcext:value-type="float">
            <text:p>-91</text:p>
          </table:table-cell>
          <table:table-cell table:formula="of:=ROUND(SUM([.D204:.D206]) / 3)" office:value-type="float" office:value="-91" calcext:value-type="float">
            <text:p>-91</text:p>
          </table:table-cell>
          <table:table-cell table:formula="of:=ROUND(SUM([.D205:.D20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06]);0;[.B206])+[.A207]" office:value-type="float" office:value="166550" calcext:value-type="float">
            <text:p>166550</text:p>
          </table:table-cell>
          <table:table-cell table:formula="of:=ROUND([.B207]/1000;1)" office:value-type="float" office:value="166.6" calcext:value-type="float">
            <text:p>166.6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D205:.D207]) / 3)" office:value-type="float" office:value="-90" calcext:value-type="float">
            <text:p>-90</text:p>
          </table:table-cell>
          <table:table-cell table:formula="of:=ROUND(SUM([.D206:.D207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ISTEXT([.B207]);0;[.B207])+[.A208]" office:value-type="float" office:value="168467" calcext:value-type="float">
            <text:p>168467</text:p>
          </table:table-cell>
          <table:table-cell table:formula="of:=ROUND([.B208]/1000;1)" office:value-type="float" office:value="168.5" calcext:value-type="float">
            <text:p>168.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D206:.D208]) / 3)" office:value-type="float" office:value="-90" calcext:value-type="float">
            <text:p>-90</text:p>
          </table:table-cell>
          <table:table-cell table:formula="of:=ROUND(SUM([.D207:.D208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208]);0;[.B208])+[.A209]" office:value-type="float" office:value="168945" calcext:value-type="float">
            <text:p>168945</text:p>
          </table:table-cell>
          <table:table-cell table:formula="of:=ROUND([.B209]/1000;1)" office:value-type="float" office:value="168.9" calcext:value-type="float">
            <text:p>168.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formula="of:=ROUND(SUM([.D207:.D209]) / 3)" office:value-type="float" office:value="-88" calcext:value-type="float">
            <text:p>-88</text:p>
          </table:table-cell>
          <table:table-cell table:formula="of:=ROUND(SUM([.D208:.D209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209]);0;[.B209])+[.A210]" office:value-type="float" office:value="169900" calcext:value-type="float">
            <text:p>169900</text:p>
          </table:table-cell>
          <table:table-cell table:formula="of:=ROUND([.B210]/1000;1)" office:value-type="float" office:value="169.9" calcext:value-type="float">
            <text:p>169.9</text:p>
          </table:table-cell>
          <table:table-cell office:value-type="float" office:value="-102" calcext:value-type="float">
            <text:p>-102</text:p>
          </table:table-cell>
          <table:table-cell office:value-type="float" office:value="-91" calcext:value-type="float">
            <text:p>-91</text:p>
          </table:table-cell>
          <table:table-cell table:formula="of:=ROUND(SUM([.D208:.D210]) / 3)" office:value-type="float" office:value="-93" calcext:value-type="float">
            <text:p>-93</text:p>
          </table:table-cell>
          <table:table-cell table:formula="of:=ROUND(SUM([.D209:.D210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formula="of:=IF(ISTEXT([.B210]);0;[.B210])+[.A211]" office:value-type="float" office:value="171356" calcext:value-type="float">
            <text:p>171356</text:p>
          </table:table-cell>
          <table:table-cell table:formula="of:=ROUND([.B211]/1000;1)" office:value-type="float" office:value="171.4" calcext:value-type="float">
            <text:p>171.4</text:p>
          </table:table-cell>
          <table:table-cell office:value-type="float" office:value="-86" calcext:value-type="float">
            <text:p>-86</text:p>
          </table:table-cell>
          <table:table-cell office:value-type="float" office:value="-91" calcext:value-type="float">
            <text:p>-91</text:p>
          </table:table-cell>
          <table:table-cell table:formula="of:=ROUND(SUM([.D209:.D211]) / 3)" office:value-type="float" office:value="-91" calcext:value-type="float">
            <text:p>-91</text:p>
          </table:table-cell>
          <table:table-cell table:formula="of:=ROUND(SUM([.D210:.D211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ISTEXT([.B211]);0;[.B211])+[.A212]" office:value-type="float" office:value="172308" calcext:value-type="float">
            <text:p>172308</text:p>
          </table:table-cell>
          <table:table-cell table:formula="of:=ROUND([.B212]/1000;1)" office:value-type="float" office:value="172.3" calcext:value-type="float">
            <text:p>172.3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D210:.D212]) / 3)" office:value-type="float" office:value="-94" calcext:value-type="float">
            <text:p>-94</text:p>
          </table:table-cell>
          <table:table-cell table:formula="of:=ROUND(SUM([.D211:.D212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212]);0;[.B212])+[.A213]" office:value-type="float" office:value="172784" calcext:value-type="float">
            <text:p>172784</text:p>
          </table:table-cell>
          <table:table-cell table:formula="of:=ROUND([.B213]/1000;1)" office:value-type="float" office:value="172.8" calcext:value-type="float">
            <text:p>172.8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table:formula="of:=ROUND(SUM([.D211:.D213]) / 3)" office:value-type="float" office:value="-91" calcext:value-type="float">
            <text:p>-91</text:p>
          </table:table-cell>
          <table:table-cell table:formula="of:=ROUND(SUM([.D212:.D213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ISTEXT([.B213]);0;[.B213])+[.A214]" office:value-type="float" office:value="173284" calcext:value-type="float">
            <text:p>173284</text:p>
          </table:table-cell>
          <table:table-cell table:formula="of:=ROUND([.B214]/1000;1)" office:value-type="float" office:value="173.3" calcext:value-type="float">
            <text:p>173.3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formula="of:=ROUND(SUM([.D212:.D214]) / 3)" office:value-type="float" office:value="-95" calcext:value-type="float">
            <text:p>-95</text:p>
          </table:table-cell>
          <table:table-cell table:formula="of:=ROUND(SUM([.D213:.D214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ISTEXT([.B214]);0;[.B214])+[.A215]" office:value-type="float" office:value="176602" calcext:value-type="float">
            <text:p>176602</text:p>
          </table:table-cell>
          <table:table-cell table:formula="of:=ROUND([.B215]/1000;1)" office:value-type="float" office:value="176.6" calcext:value-type="float">
            <text:p>176.6</text:p>
          </table:table-cell>
          <table:table-cell office:value-type="float" office:value="-120" calcext:value-type="float">
            <text:p>-120</text:p>
          </table:table-cell>
          <table:table-cell office:value-type="float" office:value="-101" calcext:value-type="float">
            <text:p>-101</text:p>
          </table:table-cell>
          <table:table-cell table:formula="of:=ROUND(SUM([.D213:.D215]) / 3)" office:value-type="float" office:value="-104" calcext:value-type="float">
            <text:p>-104</text:p>
          </table:table-cell>
          <table:table-cell table:formula="of:=ROUND(SUM([.D214:.D215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ISTEXT([.B215]);0;[.B215])+[.A216]" office:value-type="float" office:value="177125" calcext:value-type="float">
            <text:p>177125</text:p>
          </table:table-cell>
          <table:table-cell table:formula="of:=ROUND([.B216]/1000;1)" office:value-type="float" office:value="177.1" calcext:value-type="float">
            <text:p>177.1</text:p>
          </table:table-cell>
          <table:table-cell office:value-type="float" office:value="-96" calcext:value-type="float">
            <text:p>-96</text:p>
          </table:table-cell>
          <table:table-cell office:value-type="float" office:value="-101" calcext:value-type="float">
            <text:p>-101</text:p>
          </table:table-cell>
          <table:table-cell table:formula="of:=ROUND(SUM([.D214:.D216]) / 3)" office:value-type="float" office:value="-104" calcext:value-type="float">
            <text:p>-104</text:p>
          </table:table-cell>
          <table:table-cell table:formula="of:=ROUND(SUM([.D215:.D216]) / 2)" office:value-type="float" office:value="-108" calcext:value-type="float">
            <text:p>-108</text:p>
          </table:table-cell>
          <table:table-cell table:number-columns-repeated="16370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ISTEXT([.B216]);0;[.B216])+[.A217]" office:value-type="float" office:value="178549" calcext:value-type="float">
            <text:p>178549</text:p>
          </table:table-cell>
          <table:table-cell table:formula="of:=ROUND([.B217]/1000;1)" office:value-type="float" office:value="178.5" calcext:value-type="float">
            <text:p>178.5</text:p>
          </table:table-cell>
          <table:table-cell office:value-type="float" office:value="-98" calcext:value-type="float">
            <text:p>-98</text:p>
          </table:table-cell>
          <table:table-cell office:value-type="float" office:value="-102" calcext:value-type="float">
            <text:p>-102</text:p>
          </table:table-cell>
          <table:table-cell table:formula="of:=ROUND(SUM([.D215:.D217]) / 3)" office:value-type="float" office:value="-105" calcext:value-type="float">
            <text:p>-105</text:p>
          </table:table-cell>
          <table:table-cell table:formula="of:=ROUND(SUM([.D216:.D217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217]);0;[.B217])+[.A218]" office:value-type="float" office:value="179510" calcext:value-type="float">
            <text:p>179510</text:p>
          </table:table-cell>
          <table:table-cell table:formula="of:=ROUND([.B218]/1000;1)" office:value-type="float" office:value="179.5" calcext:value-type="float">
            <text:p>179.5</text:p>
          </table:table-cell>
          <table:table-cell office:value-type="float" office:value="-98" calcext:value-type="float">
            <text:p>-98</text:p>
          </table:table-cell>
          <table:table-cell office:value-type="float" office:value="-103" calcext:value-type="float">
            <text:p>-103</text:p>
          </table:table-cell>
          <table:table-cell table:formula="of:=ROUND(SUM([.D216:.D218]) / 3)" office:value-type="float" office:value="-97" calcext:value-type="float">
            <text:p>-97</text:p>
          </table:table-cell>
          <table:table-cell table:formula="of:=ROUND(SUM([.D217:.D218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18]);0;[.B218])+[.A219]" office:value-type="float" office:value="179989" calcext:value-type="float">
            <text:p>179989</text:p>
          </table:table-cell>
          <table:table-cell table:formula="of:=ROUND([.B219]/1000;1)" office:value-type="float" office:value="180" calcext:value-type="float">
            <text:p>180</text:p>
          </table:table-cell>
          <table:table-cell office:value-type="float" office:value="-101" calcext:value-type="float">
            <text:p>-101</text:p>
          </table:table-cell>
          <table:table-cell office:value-type="float" office:value="-98" calcext:value-type="float">
            <text:p>-98</text:p>
          </table:table-cell>
          <table:table-cell table:formula="of:=ROUND(SUM([.D217:.D219]) / 3)" office:value-type="float" office:value="-99" calcext:value-type="float">
            <text:p>-99</text:p>
          </table:table-cell>
          <table:table-cell table:formula="of:=ROUND(SUM([.D218:.D219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219]);0;[.B219])+[.A220]" office:value-type="float" office:value="180476" calcext:value-type="float">
            <text:p>180476</text:p>
          </table:table-cell>
          <table:table-cell table:formula="of:=ROUND([.B220]/1000;1)" office:value-type="float" office:value="180.5" calcext:value-type="float">
            <text:p>180.5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table:formula="of:=ROUND(SUM([.D218:.D220]) / 3)" office:value-type="float" office:value="-99" calcext:value-type="float">
            <text:p>-99</text:p>
          </table:table-cell>
          <table:table-cell table:formula="of:=ROUND(SUM([.D219:.D220]) / 2)" office:value-type="float" office:value="-99" calcext:value-type="float">
            <text:p>-99</text:p>
          </table:table-cell>
          <table:table-cell table:number-columns-repeated="16370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ISTEXT([.B220]);0;[.B220])+[.A221]" office:value-type="float" office:value="181910" calcext:value-type="float">
            <text:p>181910</text:p>
          </table:table-cell>
          <table:table-cell table:formula="of:=ROUND([.B221]/1000;1)" office:value-type="float" office:value="181.9" calcext:value-type="float">
            <text:p>181.9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formula="of:=ROUND(SUM([.D219:.D221]) / 3)" office:value-type="float" office:value="-99" calcext:value-type="float">
            <text:p>-99</text:p>
          </table:table-cell>
          <table:table-cell table:formula="of:=ROUND(SUM([.D220:.D221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IF(ISTEXT([.B221]);0;[.B221])+[.A222]" office:value-type="float" office:value="185227" calcext:value-type="float">
            <text:p>185227</text:p>
          </table:table-cell>
          <table:table-cell table:formula="of:=ROUND([.B222]/1000;1)" office:value-type="float" office:value="185.2" calcext:value-type="float">
            <text:p>185.2</text:p>
          </table:table-cell>
          <table:table-cell office:value-type="float" office:value="-120" calcext:value-type="float">
            <text:p>-120</text:p>
          </table:table-cell>
          <table:table-cell office:value-type="float" office:value="-104" calcext:value-type="float">
            <text:p>-104</text:p>
          </table:table-cell>
          <table:table-cell table:formula="of:=ROUND(SUM([.D220:.D222]) / 3)" office:value-type="float" office:value="-105" calcext:value-type="float">
            <text:p>-105</text:p>
          </table:table-cell>
          <table:table-cell table:formula="of:=ROUND(SUM([.D221:.D222]) / 2)" office:value-type="float" office:value="-110" calcext:value-type="float">
            <text:p>-110</text:p>
          </table:table-cell>
          <table:table-cell table:number-columns-repeated="16370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formula="of:=IF(ISTEXT([.B222]);0;[.B222])+[.A223]" office:value-type="float" office:value="186703" calcext:value-type="float">
            <text:p>186703</text:p>
          </table:table-cell>
          <table:table-cell table:formula="of:=ROUND([.B223]/1000;1)" office:value-type="float" office:value="186.7" calcext:value-type="float">
            <text:p>186.7</text:p>
          </table:table-cell>
          <table:table-cell office:value-type="float" office:value="-94" calcext:value-type="float">
            <text:p>-94</text:p>
          </table:table-cell>
          <table:table-cell office:value-type="float" office:value="-102" calcext:value-type="float">
            <text:p>-102</text:p>
          </table:table-cell>
          <table:table-cell table:formula="of:=ROUND(SUM([.D221:.D223]) / 3)" office:value-type="float" office:value="-104" calcext:value-type="float">
            <text:p>-104</text:p>
          </table:table-cell>
          <table:table-cell table:formula="of:=ROUND(SUM([.D222:.D223]) / 2)" office:value-type="float" office:value="-107" calcext:value-type="float">
            <text:p>-107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223]);0;[.B223])+[.A224]" office:value-type="float" office:value="187189" calcext:value-type="float">
            <text:p>187189</text:p>
          </table:table-cell>
          <table:table-cell table:formula="of:=ROUND([.B224]/1000;1)" office:value-type="float" office:value="187.2" calcext:value-type="float">
            <text:p>187.2</text:p>
          </table:table-cell>
          <table:table-cell office:value-type="float" office:value="-96" calcext:value-type="float">
            <text:p>-96</text:p>
          </table:table-cell>
          <table:table-cell office:value-type="float" office:value="-102" calcext:value-type="float">
            <text:p>-102</text:p>
          </table:table-cell>
          <table:table-cell table:formula="of:=ROUND(SUM([.D222:.D224]) / 3)" office:value-type="float" office:value="-103" calcext:value-type="float">
            <text:p>-103</text:p>
          </table:table-cell>
          <table:table-cell table:formula="of:=ROUND(SUM([.D223:.D224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IF(ISTEXT([.B224]);0;[.B224])+[.A225]" office:value-type="float" office:value="190070" calcext:value-type="float">
            <text:p>190070</text:p>
          </table:table-cell>
          <table:table-cell table:formula="of:=ROUND([.B225]/1000;1)" office:value-type="float" office:value="190.1" calcext:value-type="float">
            <text:p>190.1</text:p>
          </table:table-cell>
          <table:table-cell office:value-type="float" office:value="-90" calcext:value-type="float">
            <text:p>-90</text:p>
          </table:table-cell>
          <table:table-cell office:value-type="float" office:value="-100" calcext:value-type="float">
            <text:p>-100</text:p>
          </table:table-cell>
          <table:table-cell table:formula="of:=ROUND(SUM([.D223:.D225]) / 3)" office:value-type="float" office:value="-93" calcext:value-type="float">
            <text:p>-93</text:p>
          </table:table-cell>
          <table:table-cell table:formula="of:=ROUND(SUM([.D224:.D225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225]);0;[.B225])+[.A226]" office:value-type="float" office:value="190546" calcext:value-type="float">
            <text:p>190546</text:p>
          </table:table-cell>
          <table:table-cell table:formula="of:=ROUND([.B226]/1000;1)" office:value-type="float" office:value="190.5" calcext:value-type="float">
            <text:p>190.5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D224:.D226]) / 3)" office:value-type="float" office:value="-92" calcext:value-type="float">
            <text:p>-92</text:p>
          </table:table-cell>
          <table:table-cell table:formula="of:=ROUND(SUM([.D225:.D22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226]);0;[.B226])+[.A227]" office:value-type="float" office:value="191035" calcext:value-type="float">
            <text:p>191035</text:p>
          </table:table-cell>
          <table:table-cell table:formula="of:=ROUND([.B227]/1000;1)" office:value-type="float" office:value="191" calcext:value-type="float">
            <text:p>191</text:p>
          </table:table-cell>
          <table:table-cell office:value-type="float" office:value="-99" calcext:value-type="float">
            <text:p>-99</text:p>
          </table:table-cell>
          <table:table-cell office:value-type="float" office:value="-94" calcext:value-type="float">
            <text:p>-94</text:p>
          </table:table-cell>
          <table:table-cell table:formula="of:=ROUND(SUM([.D225:.D227]) / 3)" office:value-type="float" office:value="-93" calcext:value-type="float">
            <text:p>-93</text:p>
          </table:table-cell>
          <table:table-cell table:formula="of:=ROUND(SUM([.D226:.D227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227]);0;[.B227])+[.A228]" office:value-type="float" office:value="191505" calcext:value-type="float">
            <text:p>191505</text:p>
          </table:table-cell>
          <table:table-cell table:formula="of:=ROUND([.B228]/1000;1)" office:value-type="float" office:value="191.5" calcext:value-type="float">
            <text:p>191.5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D226:.D228]) / 3)" office:value-type="float" office:value="-93" calcext:value-type="float">
            <text:p>-93</text:p>
          </table:table-cell>
          <table:table-cell table:formula="of:=ROUND(SUM([.D227:.D228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228]);0;[.B228])+[.A229]" office:value-type="float" office:value="192462" calcext:value-type="float">
            <text:p>192462</text:p>
          </table:table-cell>
          <table:table-cell table:formula="of:=ROUND([.B229]/1000;1)" office:value-type="float" office:value="192.5" calcext:value-type="float">
            <text:p>192.5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D227:.D229]) / 3)" office:value-type="float" office:value="-93" calcext:value-type="float">
            <text:p>-93</text:p>
          </table:table-cell>
          <table:table-cell table:formula="of:=ROUND(SUM([.D228:.D229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ISTEXT([.B229]);0;[.B229])+[.A230]" office:value-type="float" office:value="194385" calcext:value-type="float">
            <text:p>194385</text:p>
          </table:table-cell>
          <table:table-cell table:formula="of:=ROUND([.B230]/1000;1)" office:value-type="float" office:value="194.4" calcext:value-type="float">
            <text:p>194.4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D228:.D230]) / 3)" office:value-type="float" office:value="-89" calcext:value-type="float">
            <text:p>-89</text:p>
          </table:table-cell>
          <table:table-cell table:formula="of:=ROUND(SUM([.D229:.D230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230]);0;[.B230])+[.A231]" office:value-type="float" office:value="195346" calcext:value-type="float">
            <text:p>195346</text:p>
          </table:table-cell>
          <table:table-cell table:formula="of:=ROUND([.B231]/1000;1)" office:value-type="float" office:value="195.3" calcext:value-type="float">
            <text:p>195.3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formula="of:=ROUND(SUM([.D229:.D231]) / 3)" office:value-type="float" office:value="-89" calcext:value-type="float">
            <text:p>-89</text:p>
          </table:table-cell>
          <table:table-cell table:formula="of:=ROUND(SUM([.D230:.D231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231]);0;[.B231])+[.A232]" office:value-type="float" office:value="197268" calcext:value-type="float">
            <text:p>197268</text:p>
          </table:table-cell>
          <table:table-cell table:formula="of:=ROUND([.B232]/1000;1)" office:value-type="float" office:value="197.3" calcext:value-type="float">
            <text:p>197.3</text:p>
          </table:table-cell>
          <table:table-cell office:value-type="float" office:value="-80" calcext:value-type="float">
            <text:p>-80</text:p>
          </table:table-cell>
          <table:table-cell office:value-type="float" office:value="-87" calcext:value-type="float">
            <text:p>-87</text:p>
          </table:table-cell>
          <table:table-cell table:formula="of:=ROUND(SUM([.D230:.D232]) / 3)" office:value-type="float" office:value="-86" calcext:value-type="float">
            <text:p>-86</text:p>
          </table:table-cell>
          <table:table-cell table:formula="of:=ROUND(SUM([.D231:.D232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32]);0;[.B232])+[.A233]" office:value-type="float" office:value="197747" calcext:value-type="float">
            <text:p>197747</text:p>
          </table:table-cell>
          <table:table-cell table:formula="of:=ROUND([.B233]/1000;1)" office:value-type="float" office:value="197.7" calcext:value-type="float">
            <text:p>197.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formula="of:=ROUND(SUM([.D231:.D233]) / 3)" office:value-type="float" office:value="-86" calcext:value-type="float">
            <text:p>-86</text:p>
          </table:table-cell>
          <table:table-cell table:formula="of:=ROUND(SUM([.D232:.D233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33]);0;[.B233])+[.A234]" office:value-type="float" office:value="198228" calcext:value-type="float">
            <text:p>198228</text:p>
          </table:table-cell>
          <table:table-cell table:formula="of:=ROUND([.B234]/1000;1)" office:value-type="float" office:value="198.2" calcext:value-type="float">
            <text:p>198.2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formula="of:=ROUND(SUM([.D232:.D234]) / 3)" office:value-type="float" office:value="-90" calcext:value-type="float">
            <text:p>-90</text:p>
          </table:table-cell>
          <table:table-cell table:formula="of:=ROUND(SUM([.D233:.D234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34]);0;[.B234])+[.A235]" office:value-type="float" office:value="198710" calcext:value-type="float">
            <text:p>198710</text:p>
          </table:table-cell>
          <table:table-cell table:formula="of:=ROUND([.B235]/1000;1)" office:value-type="float" office:value="198.7" calcext:value-type="float">
            <text:p>198.7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D233:.D235]) / 3)" office:value-type="float" office:value="-93" calcext:value-type="float">
            <text:p>-93</text:p>
          </table:table-cell>
          <table:table-cell table:formula="of:=ROUND(SUM([.D234:.D235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IF(ISTEXT([.B235]);0;[.B235])+[.A236]" office:value-type="float" office:value="201587" calcext:value-type="float">
            <text:p>201587</text:p>
          </table:table-cell>
          <table:table-cell table:formula="of:=ROUND([.B236]/1000;1)" office:value-type="float" office:value="201.6" calcext:value-type="float">
            <text:p>201.6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table:formula="of:=ROUND(SUM([.D234:.D236]) / 3)" office:value-type="float" office:value="-92" calcext:value-type="float">
            <text:p>-92</text:p>
          </table:table-cell>
          <table:table-cell table:formula="of:=ROUND(SUM([.D235:.D236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IF(ISTEXT([.B236]);0;[.B236])+[.A237]" office:value-type="float" office:value="203503" calcext:value-type="float">
            <text:p>203503</text:p>
          </table:table-cell>
          <table:table-cell table:formula="of:=ROUND([.B237]/1000;1)" office:value-type="float" office:value="203.5" calcext:value-type="float">
            <text:p>203.5</text:p>
          </table:table-cell>
          <table:table-cell office:value-type="float" office:value="-79" calcext:value-type="float">
            <text:p>-79</text:p>
          </table:table-cell>
          <table:table-cell office:value-type="float" office:value="-89" calcext:value-type="float">
            <text:p>-89</text:p>
          </table:table-cell>
          <table:table-cell table:formula="of:=ROUND(SUM([.D235:.D237]) / 3)" office:value-type="float" office:value="-85" calcext:value-type="float">
            <text:p>-85</text:p>
          </table:table-cell>
          <table:table-cell table:formula="of:=ROUND(SUM([.D236:.D237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ISTEXT([.B237]);0;[.B237])+[.A238]" office:value-type="float" office:value="206816" calcext:value-type="float">
            <text:p>206816</text:p>
          </table:table-cell>
          <table:table-cell table:formula="of:=ROUND([.B238]/1000;1)" office:value-type="float" office:value="206.8" calcext:value-type="float">
            <text:p>206.8</text:p>
          </table:table-cell>
          <table:table-cell office:value-type="float" office:value="-120" calcext:value-type="float">
            <text:p>-120</text:p>
          </table:table-cell>
          <table:table-cell office:value-type="float" office:value="-93" calcext:value-type="float">
            <text:p>-93</text:p>
          </table:table-cell>
          <table:table-cell table:formula="of:=ROUND(SUM([.D236:.D238]) / 3)" office:value-type="float" office:value="-95" calcext:value-type="float">
            <text:p>-95</text:p>
          </table:table-cell>
          <table:table-cell table:formula="of:=ROUND(SUM([.D237:.D238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IF(ISTEXT([.B238]);0;[.B238])+[.A239]" office:value-type="float" office:value="207366" calcext:value-type="float">
            <text:p>207366</text:p>
          </table:table-cell>
          <table:table-cell table:formula="of:=ROUND([.B239]/1000;1)" office:value-type="float" office:value="207.4" calcext:value-type="float">
            <text:p>207.4</text:p>
          </table:table-cell>
          <table:table-cell office:value-type="float" office:value="-81" calcext:value-type="float">
            <text:p>-81</text:p>
          </table:table-cell>
          <table:table-cell office:value-type="float" office:value="-91" calcext:value-type="float">
            <text:p>-91</text:p>
          </table:table-cell>
          <table:table-cell table:formula="of:=ROUND(SUM([.D237:.D239]) / 3)" office:value-type="float" office:value="-93" calcext:value-type="float">
            <text:p>-93</text:p>
          </table:table-cell>
          <table:table-cell table:formula="of:=ROUND(SUM([.D238:.D239]) / 2)" office:value-type="float" office:value="-101" calcext:value-type="float">
            <text:p>-101</text:p>
          </table:table-cell>
          <table:table-cell table:number-columns-repeated="16370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formula="of:=IF(ISTEXT([.B239]);0;[.B239])+[.A240]" office:value-type="float" office:value="210232" calcext:value-type="float">
            <text:p>210232</text:p>
          </table:table-cell>
          <table:table-cell table:formula="of:=ROUND([.B240]/1000;1)" office:value-type="float" office:value="210.2" calcext:value-type="float">
            <text:p>210.2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table:formula="of:=ROUND(SUM([.D238:.D240]) / 3)" office:value-type="float" office:value="-100" calcext:value-type="float">
            <text:p>-100</text:p>
          </table:table-cell>
          <table:table-cell table:formula="of:=ROUND(SUM([.D239:.D240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240]);0;[.B240])+[.A241]" office:value-type="float" office:value="210719" calcext:value-type="float">
            <text:p>210719</text:p>
          </table:table-cell>
          <table:table-cell table:formula="of:=ROUND([.B241]/1000;1)" office:value-type="float" office:value="210.7" calcext:value-type="float">
            <text:p>210.7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formula="of:=ROUND(SUM([.D239:.D241]) / 3)" office:value-type="float" office:value="-92" calcext:value-type="float">
            <text:p>-92</text:p>
          </table:table-cell>
          <table:table-cell table:formula="of:=ROUND(SUM([.D240:.D241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ISTEXT([.B241]);0;[.B241])+[.A242]" office:value-type="float" office:value="211666" calcext:value-type="float">
            <text:p>211666</text:p>
          </table:table-cell>
          <table:table-cell table:formula="of:=ROUND([.B242]/1000;1)" office:value-type="float" office:value="211.7" calcext:value-type="float">
            <text:p>211.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D240:.D242]) / 3)" office:value-type="float" office:value="-95" calcext:value-type="float">
            <text:p>-95</text:p>
          </table:table-cell>
          <table:table-cell table:formula="of:=ROUND(SUM([.D241:.D242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242]);0;[.B242])+[.A243]" office:value-type="float" office:value="212158" calcext:value-type="float">
            <text:p>212158</text:p>
          </table:table-cell>
          <table:table-cell table:formula="of:=ROUND([.B243]/1000;1)" office:value-type="float" office:value="212.2" calcext:value-type="float">
            <text:p>212.2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table:formula="of:=ROUND(SUM([.D241:.D243]) / 3)" office:value-type="float" office:value="-92" calcext:value-type="float">
            <text:p>-92</text:p>
          </table:table-cell>
          <table:table-cell table:formula="of:=ROUND(SUM([.D242:.D243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243]);0;[.B243])+[.A244]" office:value-type="float" office:value="212638" calcext:value-type="float">
            <text:p>212638</text:p>
          </table:table-cell>
          <table:table-cell table:formula="of:=ROUND([.B244]/1000;1)" office:value-type="float" office:value="212.6" calcext:value-type="float">
            <text:p>212.6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D242:.D244]) / 3)" office:value-type="float" office:value="-89" calcext:value-type="float">
            <text:p>-89</text:p>
          </table:table-cell>
          <table:table-cell table:formula="of:=ROUND(SUM([.D243:.D244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ISTEXT([.B244]);0;[.B244])+[.A245]" office:value-type="float" office:value="214066" calcext:value-type="float">
            <text:p>214066</text:p>
          </table:table-cell>
          <table:table-cell table:formula="of:=ROUND([.B245]/1000;1)" office:value-type="float" office:value="214.1" calcext:value-type="float">
            <text:p>214.1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D243:.D245]) / 3)" office:value-type="float" office:value="-90" calcext:value-type="float">
            <text:p>-90</text:p>
          </table:table-cell>
          <table:table-cell table:formula="of:=ROUND(SUM([.D244:.D245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245]);0;[.B245])+[.A246]" office:value-type="float" office:value="214546" calcext:value-type="float">
            <text:p>214546</text:p>
          </table:table-cell>
          <table:table-cell table:formula="of:=ROUND([.B246]/1000;1)" office:value-type="float" office:value="214.5" calcext:value-type="float">
            <text:p>214.5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ROUND(SUM([.D244:.D246]) / 3)" office:value-type="float" office:value="-90" calcext:value-type="float">
            <text:p>-90</text:p>
          </table:table-cell>
          <table:table-cell table:formula="of:=ROUND(SUM([.D245:.D24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246]);0;[.B246])+[.A247]" office:value-type="float" office:value="215504" calcext:value-type="float">
            <text:p>215504</text:p>
          </table:table-cell>
          <table:table-cell table:formula="of:=ROUND([.B247]/1000;1)" office:value-type="float" office:value="215.5" calcext:value-type="float">
            <text:p>215.5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D245:.D247]) / 3)" office:value-type="float" office:value="-91" calcext:value-type="float">
            <text:p>-91</text:p>
          </table:table-cell>
          <table:table-cell table:formula="of:=ROUND(SUM([.D246:.D247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IF(ISTEXT([.B247]);0;[.B247])+[.A248]" office:value-type="float" office:value="217904" calcext:value-type="float">
            <text:p>217904</text:p>
          </table:table-cell>
          <table:table-cell table:formula="of:=ROUND([.B248]/1000;1)" office:value-type="float" office:value="217.9" calcext:value-type="float">
            <text:p>217.9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table:formula="of:=ROUND(SUM([.D246:.D248]) / 3)" office:value-type="float" office:value="-88" calcext:value-type="float">
            <text:p>-88</text:p>
          </table:table-cell>
          <table:table-cell table:formula="of:=ROUND(SUM([.D247:.D248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ISTEXT([.B248]);0;[.B248])+[.A249]" office:value-type="float" office:value="218868" calcext:value-type="float">
            <text:p>218868</text:p>
          </table:table-cell>
          <table:table-cell table:formula="of:=ROUND([.B249]/1000;1)" office:value-type="float" office:value="218.9" calcext:value-type="float">
            <text:p>218.9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formula="of:=ROUND(SUM([.D247:.D249]) / 3)" office:value-type="float" office:value="-89" calcext:value-type="float">
            <text:p>-89</text:p>
          </table:table-cell>
          <table:table-cell table:formula="of:=ROUND(SUM([.D248:.D249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49]);0;[.B249])+[.A250]" office:value-type="float" office:value="219347" calcext:value-type="float">
            <text:p>219347</text:p>
          </table:table-cell>
          <table:table-cell table:formula="of:=ROUND([.B250]/1000;1)" office:value-type="float" office:value="219.3" calcext:value-type="float">
            <text:p>219.3</text:p>
          </table:table-cell>
          <table:table-cell office:value-type="float" office:value="-99" calcext:value-type="float">
            <text:p>-99</text:p>
          </table:table-cell>
          <table:table-cell office:value-type="float" office:value="-91" calcext:value-type="float">
            <text:p>-91</text:p>
          </table:table-cell>
          <table:table-cell table:formula="of:=ROUND(SUM([.D248:.D250]) / 3)" office:value-type="float" office:value="-92" calcext:value-type="float">
            <text:p>-92</text:p>
          </table:table-cell>
          <table:table-cell table:formula="of:=ROUND(SUM([.D249:.D250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IF(ISTEXT([.B250]);0;[.B250])+[.A251]" office:value-type="float" office:value="221277" calcext:value-type="float">
            <text:p>221277</text:p>
          </table:table-cell>
          <table:table-cell table:formula="of:=ROUND([.B251]/1000;1)" office:value-type="float" office:value="221.3" calcext:value-type="float">
            <text:p>221.3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table:formula="of:=ROUND(SUM([.D249:.D251]) / 3)" office:value-type="float" office:value="-91" calcext:value-type="float">
            <text:p>-91</text:p>
          </table:table-cell>
          <table:table-cell table:formula="of:=ROUND(SUM([.D250:.D251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formula="of:=IF(ISTEXT([.B251]);0;[.B251])+[.A252]" office:value-type="float" office:value="224576" calcext:value-type="float">
            <text:p>224576</text:p>
          </table:table-cell>
          <table:table-cell table:formula="of:=ROUND([.B252]/1000;1)" office:value-type="float" office:value="224.6" calcext:value-type="float">
            <text:p>224.6</text:p>
          </table:table-cell>
          <table:table-cell office:value-type="float" office:value="-120" calcext:value-type="float">
            <text:p>-120</text:p>
          </table:table-cell>
          <table:table-cell office:value-type="float" office:value="-98" calcext:value-type="float">
            <text:p>-98</text:p>
          </table:table-cell>
          <table:table-cell table:formula="of:=ROUND(SUM([.D250:.D252]) / 3)" office:value-type="float" office:value="-100" calcext:value-type="float">
            <text:p>-100</text:p>
          </table:table-cell>
          <table:table-cell table:formula="of:=ROUND(SUM([.D251:.D252]) / 2)" office:value-type="float" office:value="-101" calcext:value-type="float">
            <text:p>-101</text:p>
          </table:table-cell>
          <table:table-cell table:number-columns-repeated="16370"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ISTEXT([.B252]);0;[.B252])+[.A253]" office:value-type="float" office:value="225114" calcext:value-type="float">
            <text:p>225114</text:p>
          </table:table-cell>
          <table:table-cell table:formula="of:=ROUND([.B253]/1000;1)" office:value-type="float" office:value="225.1" calcext:value-type="float">
            <text:p>225.1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table:formula="of:=ROUND(SUM([.D251:.D253]) / 3)" office:value-type="float" office:value="-97" calcext:value-type="float">
            <text:p>-97</text:p>
          </table:table-cell>
          <table:table-cell table:formula="of:=ROUND(SUM([.D252:.D253]) / 2)" office:value-type="float" office:value="-105" calcext:value-type="float">
            <text:p>-105</text:p>
          </table:table-cell>
          <table:table-cell table:number-columns-repeated="1637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253]);0;[.B253])+[.A254]" office:value-type="float" office:value="226072" calcext:value-type="float">
            <text:p>226072</text:p>
          </table:table-cell>
          <table:table-cell table:formula="of:=ROUND([.B254]/1000;1)" office:value-type="float" office:value="226.1" calcext:value-type="float">
            <text:p>226.1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formula="of:=ROUND(SUM([.D252:.D254]) / 3)" office:value-type="float" office:value="-101" calcext:value-type="float">
            <text:p>-101</text:p>
          </table:table-cell>
          <table:table-cell table:formula="of:=ROUND(SUM([.D253:.D254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254]);0;[.B254])+[.A255]" office:value-type="float" office:value="226543" calcext:value-type="float">
            <text:p>226543</text:p>
          </table:table-cell>
          <table:table-cell table:formula="of:=ROUND([.B255]/1000;1)" office:value-type="float" office:value="226.5" calcext:value-type="float">
            <text:p>226.5</text:p>
          </table:table-cell>
          <table:table-cell office:value-type="float" office:value="-91" calcext:value-type="float">
            <text:p>-91</text:p>
          </table:table-cell>
          <table:table-cell office:value-type="float" office:value="-98" calcext:value-type="float">
            <text:p>-98</text:p>
          </table:table-cell>
          <table:table-cell table:formula="of:=ROUND(SUM([.D253:.D255]) / 3)" office:value-type="float" office:value="-91" calcext:value-type="float">
            <text:p>-91</text:p>
          </table:table-cell>
          <table:table-cell table:formula="of:=ROUND(SUM([.D254:.D255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255]);0;[.B255])+[.A256]" office:value-type="float" office:value="227032" calcext:value-type="float">
            <text:p>227032</text:p>
          </table:table-cell>
          <table:table-cell table:formula="of:=ROUND([.B256]/1000;1)" office:value-type="float" office:value="227" calcext:value-type="float">
            <text:p>227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formula="of:=ROUND(SUM([.D254:.D256]) / 3)" office:value-type="float" office:value="-93" calcext:value-type="float">
            <text:p>-93</text:p>
          </table:table-cell>
          <table:table-cell table:formula="of:=ROUND(SUM([.D255:.D256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formula="of:=IF(ISTEXT([.B256]);0;[.B256])+[.A257]" office:value-type="float" office:value="230337" calcext:value-type="float">
            <text:p>230337</text:p>
          </table:table-cell>
          <table:table-cell table:formula="of:=ROUND([.B257]/1000;1)" office:value-type="float" office:value="230.3" calcext:value-type="float">
            <text:p>230.3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table:formula="of:=ROUND(SUM([.D255:.D257]) / 3)" office:value-type="float" office:value="-103" calcext:value-type="float">
            <text:p>-103</text:p>
          </table:table-cell>
          <table:table-cell table:formula="of:=ROUND(SUM([.D256:.D257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IF(ISTEXT([.B257]);0;[.B257])+[.A258]" office:value-type="float" office:value="232304" calcext:value-type="float">
            <text:p>232304</text:p>
          </table:table-cell>
          <table:table-cell table:formula="of:=ROUND([.B258]/1000;1)" office:value-type="float" office:value="232.3" calcext:value-type="float">
            <text:p>232.3</text:p>
          </table:table-cell>
          <table:table-cell office:value-type="float" office:value="-92" calcext:value-type="float">
            <text:p>-92</text:p>
          </table:table-cell>
          <table:table-cell office:value-type="float" office:value="-100" calcext:value-type="float">
            <text:p>-100</text:p>
          </table:table-cell>
          <table:table-cell table:formula="of:=ROUND(SUM([.D256:.D258]) / 3)" office:value-type="float" office:value="-103" calcext:value-type="float">
            <text:p>-103</text:p>
          </table:table-cell>
          <table:table-cell table:formula="of:=ROUND(SUM([.D257:.D258]) / 2)" office:value-type="float" office:value="-106" calcext:value-type="float">
            <text:p>-106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258]);0;[.B258])+[.A259]" office:value-type="float" office:value="232788" calcext:value-type="float">
            <text:p>232788</text:p>
          </table:table-cell>
          <table:table-cell table:formula="of:=ROUND([.B259]/1000;1)" office:value-type="float" office:value="232.8" calcext:value-type="float">
            <text:p>232.8</text:p>
          </table:table-cell>
          <table:table-cell office:value-type="float" office:value="-96" calcext:value-type="float">
            <text:p>-96</text:p>
          </table:table-cell>
          <table:table-cell office:value-type="float" office:value="-101" calcext:value-type="float">
            <text:p>-101</text:p>
          </table:table-cell>
          <table:table-cell table:formula="of:=ROUND(SUM([.D257:.D259]) / 3)" office:value-type="float" office:value="-103" calcext:value-type="float">
            <text:p>-103</text:p>
          </table:table-cell>
          <table:table-cell table:formula="of:=ROUND(SUM([.D258:.D259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ISTEXT([.B259]);0;[.B259])+[.A260]" office:value-type="float" office:value="234225" calcext:value-type="float">
            <text:p>234225</text:p>
          </table:table-cell>
          <table:table-cell table:formula="of:=ROUND([.B260]/1000;1)" office:value-type="float" office:value="234.2" calcext:value-type="float">
            <text:p>234.2</text:p>
          </table:table-cell>
          <table:table-cell office:value-type="float" office:value="-98" calcext:value-type="float">
            <text:p>-98</text:p>
          </table:table-cell>
          <table:table-cell office:value-type="float" office:value="-101" calcext:value-type="float">
            <text:p>-101</text:p>
          </table:table-cell>
          <table:table-cell table:formula="of:=ROUND(SUM([.D258:.D260]) / 3)" office:value-type="float" office:value="-95" calcext:value-type="float">
            <text:p>-95</text:p>
          </table:table-cell>
          <table:table-cell table:formula="of:=ROUND(SUM([.D259:.D260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260]);0;[.B260])+[.A261]" office:value-type="float" office:value="235671" calcext:value-type="float">
            <text:p>235671</text:p>
          </table:table-cell>
          <table:table-cell table:formula="of:=ROUND([.B261]/1000;1)" office:value-type="float" office:value="235.7" calcext:value-type="float">
            <text:p>235.7</text:p>
          </table:table-cell>
          <table:table-cell office:value-type="float" office:value="-101" calcext:value-type="float">
            <text:p>-101</text:p>
          </table:table-cell>
          <table:table-cell office:value-type="float" office:value="-96" calcext:value-type="float">
            <text:p>-96</text:p>
          </table:table-cell>
          <table:table-cell table:formula="of:=ROUND(SUM([.D259:.D261]) / 3)" office:value-type="float" office:value="-98" calcext:value-type="float">
            <text:p>-98</text:p>
          </table:table-cell>
          <table:table-cell table:formula="of:=ROUND(SUM([.D260:.D261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IF(ISTEXT([.B261]);0;[.B261])+[.A262]" office:value-type="float" office:value="237584" calcext:value-type="float">
            <text:p>237584</text:p>
          </table:table-cell>
          <table:table-cell table:formula="of:=ROUND([.B262]/1000;1)" office:value-type="float" office:value="237.6" calcext:value-type="float">
            <text:p>237.6</text:p>
          </table:table-cell>
          <table:table-cell office:value-type="float" office:value="-100" calcext:value-type="float">
            <text:p>-100</text:p>
          </table:table-cell>
          <table:table-cell office:value-type="float" office:value="-98" calcext:value-type="float">
            <text:p>-98</text:p>
          </table:table-cell>
          <table:table-cell table:formula="of:=ROUND(SUM([.D260:.D262]) / 3)" office:value-type="float" office:value="-100" calcext:value-type="float">
            <text:p>-100</text:p>
          </table:table-cell>
          <table:table-cell table:formula="of:=ROUND(SUM([.D261:.D262]) / 2)" office:value-type="float" office:value="-101" calcext:value-type="float">
            <text:p>-101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262]);0;[.B262])+[.A263]" office:value-type="float" office:value="238071" calcext:value-type="float">
            <text:p>238071</text:p>
          </table:table-cell>
          <table:table-cell table:formula="of:=ROUND([.B263]/1000;1)" office:value-type="float" office:value="238.1" calcext:value-type="float">
            <text:p>238.1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table:formula="of:=ROUND(SUM([.D261:.D263]) / 3)" office:value-type="float" office:value="-97" calcext:value-type="float">
            <text:p>-97</text:p>
          </table:table-cell>
          <table:table-cell table:formula="of:=ROUND(SUM([.D262:.D263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263]);0;[.B263])+[.A264]" office:value-type="float" office:value="239509" calcext:value-type="float">
            <text:p>239509</text:p>
          </table:table-cell>
          <table:table-cell table:formula="of:=ROUND([.B264]/1000;1)" office:value-type="float" office:value="239.5" calcext:value-type="float">
            <text:p>239.5</text:p>
          </table:table-cell>
          <table:table-cell office:value-type="float" office:value="-99" calcext:value-type="float">
            <text:p>-99</text:p>
          </table:table-cell>
          <table:table-cell office:value-type="float" office:value="-97" calcext:value-type="float">
            <text:p>-97</text:p>
          </table:table-cell>
          <table:table-cell table:formula="of:=ROUND(SUM([.D262:.D264]) / 3)" office:value-type="float" office:value="-97" calcext:value-type="float">
            <text:p>-97</text:p>
          </table:table-cell>
          <table:table-cell table:formula="of:=ROUND(SUM([.D263:.D264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264]);0;[.B264])+[.A265]" office:value-type="float" office:value="239985" calcext:value-type="float">
            <text:p>239985</text:p>
          </table:table-cell>
          <table:table-cell table:formula="of:=ROUND([.B265]/1000;1)" office:value-type="float" office:value="240" calcext:value-type="float">
            <text:p>240</text:p>
          </table:table-cell>
          <table:table-cell office:value-type="float" office:value="-100" calcext:value-type="float">
            <text:p>-100</text:p>
          </table:table-cell>
          <table:table-cell office:value-type="float" office:value="-97" calcext:value-type="float">
            <text:p>-97</text:p>
          </table:table-cell>
          <table:table-cell table:formula="of:=ROUND(SUM([.D263:.D265]) / 3)" office:value-type="float" office:value="-97" calcext:value-type="float">
            <text:p>-97</text:p>
          </table:table-cell>
          <table:table-cell table:formula="of:=ROUND(SUM([.D264:.D265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ISTEXT([.B265]);0;[.B265])+[.A266]" office:value-type="float" office:value="241438" calcext:value-type="float">
            <text:p>241438</text:p>
          </table:table-cell>
          <table:table-cell table:formula="of:=ROUND([.B266]/1000;1)" office:value-type="float" office:value="241.4" calcext:value-type="float">
            <text:p>241.4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formula="of:=ROUND(SUM([.D264:.D266]) / 3)" office:value-type="float" office:value="-98" calcext:value-type="float">
            <text:p>-98</text:p>
          </table:table-cell>
          <table:table-cell table:formula="of:=ROUND(SUM([.D265:.D266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ISTEXT([.B266]);0;[.B266])+[.A267]" office:value-type="float" office:value="241934" calcext:value-type="float">
            <text:p>241934</text:p>
          </table:table-cell>
          <table:table-cell table:formula="of:=ROUND([.B267]/1000;1)" office:value-type="float" office:value="241.9" calcext:value-type="float">
            <text:p>241.9</text:p>
          </table:table-cell>
          <table:table-cell office:value-type="float" office:value="-90" calcext:value-type="float">
            <text:p>-90</text:p>
          </table:table-cell>
          <table:table-cell office:value-type="float" office:value="-96" calcext:value-type="float">
            <text:p>-96</text:p>
          </table:table-cell>
          <table:table-cell table:formula="of:=ROUND(SUM([.D265:.D267]) / 3)" office:value-type="float" office:value="-95" calcext:value-type="float">
            <text:p>-95</text:p>
          </table:table-cell>
          <table:table-cell table:formula="of:=ROUND(SUM([.D266:.D267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ISTEXT([.B267]);0;[.B267])+[.A268]" office:value-type="float" office:value="242392" calcext:value-type="float">
            <text:p>242392</text:p>
          </table:table-cell>
          <table:table-cell table:formula="of:=ROUND([.B268]/1000;1)" office:value-type="float" office:value="242.4" calcext:value-type="float">
            <text:p>242.4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formula="of:=ROUND(SUM([.D266:.D268]) / 3)" office:value-type="float" office:value="-93" calcext:value-type="float">
            <text:p>-93</text:p>
          </table:table-cell>
          <table:table-cell table:formula="of:=ROUND(SUM([.D267:.D268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268]);0;[.B268])+[.A269]" office:value-type="float" office:value="242870" calcext:value-type="float">
            <text:p>242870</text:p>
          </table:table-cell>
          <table:table-cell table:formula="of:=ROUND([.B269]/1000;1)" office:value-type="float" office:value="242.9" calcext:value-type="float">
            <text:p>242.9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D267:.D269]) / 3)" office:value-type="float" office:value="-91" calcext:value-type="float">
            <text:p>-91</text:p>
          </table:table-cell>
          <table:table-cell table:formula="of:=ROUND(SUM([.D268:.D269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269]);0;[.B269])+[.A270]" office:value-type="float" office:value="243827" calcext:value-type="float">
            <text:p>243827</text:p>
          </table:table-cell>
          <table:table-cell table:formula="of:=ROUND([.B270]/1000;1)" office:value-type="float" office:value="243.8" calcext:value-type="float">
            <text:p>243.8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D268:.D270]) / 3)" office:value-type="float" office:value="-90" calcext:value-type="float">
            <text:p>-90</text:p>
          </table:table-cell>
          <table:table-cell table:formula="of:=ROUND(SUM([.D269:.D270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ISTEXT([.B270]);0;[.B270])+[.A271]" office:value-type="float" office:value="246222" calcext:value-type="float">
            <text:p>246222</text:p>
          </table:table-cell>
          <table:table-cell table:formula="of:=ROUND([.B271]/1000;1)" office:value-type="float" office:value="246.2" calcext:value-type="float">
            <text:p>246.2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formula="of:=ROUND(SUM([.D269:.D271]) / 3)" office:value-type="float" office:value="-90" calcext:value-type="float">
            <text:p>-90</text:p>
          </table:table-cell>
          <table:table-cell table:formula="of:=ROUND(SUM([.D270:.D271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ISTEXT([.B271]);0;[.B271])+[.A272]" office:value-type="float" office:value="247669" calcext:value-type="float">
            <text:p>247669</text:p>
          </table:table-cell>
          <table:table-cell table:formula="of:=ROUND([.B272]/1000;1)" office:value-type="float" office:value="247.7" calcext:value-type="float">
            <text:p>247.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D270:.D272]) / 3)" office:value-type="float" office:value="-91" calcext:value-type="float">
            <text:p>-91</text:p>
          </table:table-cell>
          <table:table-cell table:formula="of:=ROUND(SUM([.D271:.D272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272]);0;[.B272])+[.A273]" office:value-type="float" office:value="249109" calcext:value-type="float">
            <text:p>249109</text:p>
          </table:table-cell>
          <table:table-cell table:formula="of:=ROUND([.B273]/1000;1)" office:value-type="float" office:value="249.1" calcext:value-type="float">
            <text:p>249.1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formula="of:=ROUND(SUM([.D271:.D273]) / 3)" office:value-type="float" office:value="-92" calcext:value-type="float">
            <text:p>-92</text:p>
          </table:table-cell>
          <table:table-cell table:formula="of:=ROUND(SUM([.D272:.D273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273]);0;[.B273])+[.A274]" office:value-type="float" office:value="250072" calcext:value-type="float">
            <text:p>250072</text:p>
          </table:table-cell>
          <table:table-cell table:formula="of:=ROUND([.B274]/1000;1)" office:value-type="float" office:value="250.1" calcext:value-type="float">
            <text:p>250.1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table:formula="of:=ROUND(SUM([.D272:.D274]) / 3)" office:value-type="float" office:value="-89" calcext:value-type="float">
            <text:p>-89</text:p>
          </table:table-cell>
          <table:table-cell table:formula="of:=ROUND(SUM([.D273:.D274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274]);0;[.B274])+[.A275]" office:value-type="float" office:value="250543" calcext:value-type="float">
            <text:p>250543</text:p>
          </table:table-cell>
          <table:table-cell table:formula="of:=ROUND([.B275]/1000;1)" office:value-type="float" office:value="250.5" calcext:value-type="float">
            <text:p>250.5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D273:.D275]) / 3)" office:value-type="float" office:value="-87" calcext:value-type="float">
            <text:p>-87</text:p>
          </table:table-cell>
          <table:table-cell table:formula="of:=ROUND(SUM([.D274:.D275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ISTEXT([.B275]);0;[.B275])+[.A276]" office:value-type="float" office:value="251511" calcext:value-type="float">
            <text:p>251511</text:p>
          </table:table-cell>
          <table:table-cell table:formula="of:=ROUND([.B276]/1000;1)" office:value-type="float" office:value="251.5" calcext:value-type="float">
            <text:p>251.5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table:formula="of:=ROUND(SUM([.D274:.D276]) / 3)" office:value-type="float" office:value="-89" calcext:value-type="float">
            <text:p>-89</text:p>
          </table:table-cell>
          <table:table-cell table:formula="of:=ROUND(SUM([.D275:.D27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276]);0;[.B276])+[.A277]" office:value-type="float" office:value="252474" calcext:value-type="float">
            <text:p>252474</text:p>
          </table:table-cell>
          <table:table-cell table:formula="of:=ROUND([.B277]/1000;1)" office:value-type="float" office:value="252.5" calcext:value-type="float">
            <text:p>252.5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D275:.D277]) / 3)" office:value-type="float" office:value="-92" calcext:value-type="float">
            <text:p>-92</text:p>
          </table:table-cell>
          <table:table-cell table:formula="of:=ROUND(SUM([.D276:.D277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277]);0;[.B277])+[.A278]" office:value-type="float" office:value="252948" calcext:value-type="float">
            <text:p>252948</text:p>
          </table:table-cell>
          <table:table-cell table:formula="of:=ROUND([.B278]/1000;1)" office:value-type="float" office:value="252.9" calcext:value-type="float">
            <text:p>252.9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table:formula="of:=ROUND(SUM([.D276:.D278]) / 3)" office:value-type="float" office:value="-92" calcext:value-type="float">
            <text:p>-92</text:p>
          </table:table-cell>
          <table:table-cell table:formula="of:=ROUND(SUM([.D277:.D278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278]);0;[.B278])+[.A279]" office:value-type="float" office:value="253435" calcext:value-type="float">
            <text:p>253435</text:p>
          </table:table-cell>
          <table:table-cell table:formula="of:=ROUND([.B279]/1000;1)" office:value-type="float" office:value="253.4" calcext:value-type="float">
            <text:p>253.4</text:p>
          </table:table-cell>
          <table:table-cell office:value-type="float" office:value="-99" calcext:value-type="float">
            <text:p>-99</text:p>
          </table:table-cell>
          <table:table-cell office:value-type="float" office:value="-93" calcext:value-type="float">
            <text:p>-93</text:p>
          </table:table-cell>
          <table:table-cell table:formula="of:=ROUND(SUM([.D277:.D279]) / 3)" office:value-type="float" office:value="-92" calcext:value-type="float">
            <text:p>-92</text:p>
          </table:table-cell>
          <table:table-cell table:formula="of:=ROUND(SUM([.D278:.D279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279]);0;[.B279])+[.A280]" office:value-type="float" office:value="253908" calcext:value-type="float">
            <text:p>253908</text:p>
          </table:table-cell>
          <table:table-cell table:formula="of:=ROUND([.B280]/1000;1)" office:value-type="float" office:value="253.9" calcext:value-type="float">
            <text:p>253.9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D278:.D280]) / 3)" office:value-type="float" office:value="-90" calcext:value-type="float">
            <text:p>-90</text:p>
          </table:table-cell>
          <table:table-cell table:formula="of:=ROUND(SUM([.D279:.D280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ISTEXT([.B280]);0;[.B280])+[.A281]" office:value-type="float" office:value="255349" calcext:value-type="float">
            <text:p>255349</text:p>
          </table:table-cell>
          <table:table-cell table:formula="of:=ROUND([.B281]/1000;1)" office:value-type="float" office:value="255.3" calcext:value-type="float">
            <text:p>255.3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table:formula="of:=ROUND(SUM([.D279:.D281]) / 3)" office:value-type="float" office:value="-94" calcext:value-type="float">
            <text:p>-94</text:p>
          </table:table-cell>
          <table:table-cell table:formula="of:=ROUND(SUM([.D280:.D281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ISTEXT([.B281]);0;[.B281])+[.A282]" office:value-type="float" office:value="256325" calcext:value-type="float">
            <text:p>256325</text:p>
          </table:table-cell>
          <table:table-cell table:formula="of:=ROUND([.B282]/1000;1)" office:value-type="float" office:value="256.3" calcext:value-type="float">
            <text:p>256.3</text:p>
          </table:table-cell>
          <table:table-cell office:value-type="float" office:value="-80" calcext:value-type="float">
            <text:p>-80</text:p>
          </table:table-cell>
          <table:table-cell office:value-type="float" office:value="-90" calcext:value-type="float">
            <text:p>-90</text:p>
          </table:table-cell>
          <table:table-cell table:formula="of:=ROUND(SUM([.D280:.D282]) / 3)" office:value-type="float" office:value="-88" calcext:value-type="float">
            <text:p>-88</text:p>
          </table:table-cell>
          <table:table-cell table:formula="of:=ROUND(SUM([.D281:.D282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ISTEXT([.B282]);0;[.B282])+[.A283]" office:value-type="float" office:value="256783" calcext:value-type="float">
            <text:p>256783</text:p>
          </table:table-cell>
          <table:table-cell table:formula="of:=ROUND([.B283]/1000;1)" office:value-type="float" office:value="256.8" calcext:value-type="float">
            <text:p>256.8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table:formula="of:=ROUND(SUM([.D281:.D283]) / 3)" office:value-type="float" office:value="-85" calcext:value-type="float">
            <text:p>-85</text:p>
          </table:table-cell>
          <table:table-cell table:formula="of:=ROUND(SUM([.D282:.D283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83]);0;[.B283])+[.A284]" office:value-type="float" office:value="257266" calcext:value-type="float">
            <text:p>257266</text:p>
          </table:table-cell>
          <table:table-cell table:formula="of:=ROUND([.B284]/1000;1)" office:value-type="float" office:value="257.3" calcext:value-type="float">
            <text:p>257.3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formula="of:=ROUND(SUM([.D282:.D284]) / 3)" office:value-type="float" office:value="-83" calcext:value-type="float">
            <text:p>-83</text:p>
          </table:table-cell>
          <table:table-cell table:formula="of:=ROUND(SUM([.D283:.D284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284]);0;[.B284])+[.A285]" office:value-type="float" office:value="258712" calcext:value-type="float">
            <text:p>258712</text:p>
          </table:table-cell>
          <table:table-cell table:formula="of:=ROUND([.B285]/1000;1)" office:value-type="float" office:value="258.7" calcext:value-type="float">
            <text:p>258.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formula="of:=ROUND(SUM([.D283:.D285]) / 3)" office:value-type="float" office:value="-84" calcext:value-type="float">
            <text:p>-84</text:p>
          </table:table-cell>
          <table:table-cell table:formula="of:=ROUND(SUM([.D284:.D285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IF(ISTEXT([.B285]);0;[.B285])+[.A286]" office:value-type="float" office:value="260147" calcext:value-type="float">
            <text:p>260147</text:p>
          </table:table-cell>
          <table:table-cell table:formula="of:=ROUND([.B286]/1000;1)" office:value-type="float" office:value="260.1" calcext:value-type="float">
            <text:p>260.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table:formula="of:=ROUND(SUM([.D284:.D286]) / 3)" office:value-type="float" office:value="-86" calcext:value-type="float">
            <text:p>-86</text:p>
          </table:table-cell>
          <table:table-cell table:formula="of:=ROUND(SUM([.D285:.D286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86]);0;[.B286])+[.A287]" office:value-type="float" office:value="260628" calcext:value-type="float">
            <text:p>260628</text:p>
          </table:table-cell>
          <table:table-cell table:formula="of:=ROUND([.B287]/1000;1)" office:value-type="float" office:value="260.6" calcext:value-type="float">
            <text:p>260.6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D285:.D287]) / 3)" office:value-type="float" office:value="-84" calcext:value-type="float">
            <text:p>-84</text:p>
          </table:table-cell>
          <table:table-cell table:formula="of:=ROUND(SUM([.D286:.D287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ISTEXT([.B287]);0;[.B287])+[.A288]" office:value-type="float" office:value="262551" calcext:value-type="float">
            <text:p>262551</text:p>
          </table:table-cell>
          <table:table-cell table:formula="of:=ROUND([.B288]/1000;1)" office:value-type="float" office:value="262.6" calcext:value-type="float">
            <text:p>262.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formula="of:=ROUND(SUM([.D286:.D288]) / 3)" office:value-type="float" office:value="-85" calcext:value-type="float">
            <text:p>-85</text:p>
          </table:table-cell>
          <table:table-cell table:formula="of:=ROUND(SUM([.D287:.D288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288]);0;[.B288])+[.A289]" office:value-type="float" office:value="263031" calcext:value-type="float">
            <text:p>263031</text:p>
          </table:table-cell>
          <table:table-cell table:formula="of:=ROUND([.B289]/1000;1)" office:value-type="float" office:value="263" calcext:value-type="float">
            <text:p>26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formula="of:=ROUND(SUM([.D287:.D289]) / 3)" office:value-type="float" office:value="-85" calcext:value-type="float">
            <text:p>-85</text:p>
          </table:table-cell>
          <table:table-cell table:formula="of:=ROUND(SUM([.D288:.D289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289]);0;[.B289])+[.A290]" office:value-type="float" office:value="263517" calcext:value-type="float">
            <text:p>263517</text:p>
          </table:table-cell>
          <table:table-cell table:formula="of:=ROUND([.B290]/1000;1)" office:value-type="float" office:value="263.5" calcext:value-type="float">
            <text:p>263.5</text:p>
          </table:table-cell>
          <table:table-cell table:number-columns-repeated="2" office:value-type="float" office:value="-84" calcext:value-type="float">
            <text:p>-84</text:p>
          </table:table-cell>
          <table:table-cell table:formula="of:=ROUND(SUM([.D288:.D290]) / 3)" office:value-type="float" office:value="-85" calcext:value-type="float">
            <text:p>-85</text:p>
          </table:table-cell>
          <table:table-cell table:formula="of:=ROUND(SUM([.D289:.D290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formula="of:=IF(ISTEXT([.B290]);0;[.B290])+[.A291]" office:value-type="float" office:value="265906" calcext:value-type="float">
            <text:p>265906</text:p>
          </table:table-cell>
          <table:table-cell table:formula="of:=ROUND([.B291]/1000;1)" office:value-type="float" office:value="265.9" calcext:value-type="float">
            <text:p>265.9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formula="of:=ROUND(SUM([.D289:.D291]) / 3)" office:value-type="float" office:value="-86" calcext:value-type="float">
            <text:p>-86</text:p>
          </table:table-cell>
          <table:table-cell table:formula="of:=ROUND(SUM([.D290:.D291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291]);0;[.B291])+[.A292]" office:value-type="float" office:value="266866" calcext:value-type="float">
            <text:p>266866</text:p>
          </table:table-cell>
          <table:table-cell table:formula="of:=ROUND([.B292]/1000;1)" office:value-type="float" office:value="266.9" calcext:value-type="float">
            <text:p>266.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formula="of:=ROUND(SUM([.D290:.D292]) / 3)" office:value-type="float" office:value="-86" calcext:value-type="float">
            <text:p>-86</text:p>
          </table:table-cell>
          <table:table-cell table:formula="of:=ROUND(SUM([.D291:.D292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formula="of:=IF(ISTEXT([.B292]);0;[.B292])+[.A293]" office:value-type="float" office:value="269288" calcext:value-type="float">
            <text:p>269288</text:p>
          </table:table-cell>
          <table:table-cell table:formula="of:=ROUND([.B293]/1000;1)" office:value-type="float" office:value="269.3" calcext:value-type="float">
            <text:p>269.3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formula="of:=ROUND(SUM([.D291:.D293]) / 3)" office:value-type="float" office:value="-88" calcext:value-type="float">
            <text:p>-88</text:p>
          </table:table-cell>
          <table:table-cell table:formula="of:=ROUND(SUM([.D292:.D293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ISTEXT([.B293]);0;[.B293])+[.A294]" office:value-type="float" office:value="269752" calcext:value-type="float">
            <text:p>269752</text:p>
          </table:table-cell>
          <table:table-cell table:formula="of:=ROUND([.B294]/1000;1)" office:value-type="float" office:value="269.8" calcext:value-type="float">
            <text:p>269.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formula="of:=ROUND(SUM([.D292:.D294]) / 3)" office:value-type="float" office:value="-89" calcext:value-type="float">
            <text:p>-89</text:p>
          </table:table-cell>
          <table:table-cell table:formula="of:=ROUND(SUM([.D293:.D294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94]);0;[.B294])+[.A295]" office:value-type="float" office:value="270233" calcext:value-type="float">
            <text:p>270233</text:p>
          </table:table-cell>
          <table:table-cell table:formula="of:=ROUND([.B295]/1000;1)" office:value-type="float" office:value="270.2" calcext:value-type="float">
            <text:p>270.2</text:p>
          </table:table-cell>
          <table:table-cell office:value-type="float" office:value="-100" calcext:value-type="float">
            <text:p>-100</text:p>
          </table:table-cell>
          <table:table-cell office:value-type="float" office:value="-91" calcext:value-type="float">
            <text:p>-91</text:p>
          </table:table-cell>
          <table:table-cell table:formula="of:=ROUND(SUM([.D293:.D295]) / 3)" office:value-type="float" office:value="-94" calcext:value-type="float">
            <text:p>-94</text:p>
          </table:table-cell>
          <table:table-cell table:formula="of:=ROUND(SUM([.D294:.D295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formula="of:=IF(ISTEXT([.B295]);0;[.B295])+[.A296]" office:value-type="float" office:value="273109" calcext:value-type="float">
            <text:p>273109</text:p>
          </table:table-cell>
          <table:table-cell table:formula="of:=ROUND([.B296]/1000;1)" office:value-type="float" office:value="273.1" calcext:value-type="float">
            <text:p>273.1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table:formula="of:=ROUND(SUM([.D294:.D296]) / 3)" office:value-type="float" office:value="-92" calcext:value-type="float">
            <text:p>-92</text:p>
          </table:table-cell>
          <table:table-cell table:formula="of:=ROUND(SUM([.D295:.D296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296]);0;[.B296])+[.A297]" office:value-type="float" office:value="274067" calcext:value-type="float">
            <text:p>274067</text:p>
          </table:table-cell>
          <table:table-cell table:formula="of:=ROUND([.B297]/1000;1)" office:value-type="float" office:value="274.1" calcext:value-type="float">
            <text:p>274.1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table:formula="of:=ROUND(SUM([.D295:.D297]) / 3)" office:value-type="float" office:value="-90" calcext:value-type="float">
            <text:p>-90</text:p>
          </table:table-cell>
          <table:table-cell table:formula="of:=ROUND(SUM([.D296:.D297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297]);0;[.B297])+[.A298]" office:value-type="float" office:value="274558" calcext:value-type="float">
            <text:p>274558</text:p>
          </table:table-cell>
          <table:table-cell table:formula="of:=ROUND([.B298]/1000;1)" office:value-type="float" office:value="274.6" calcext:value-type="float">
            <text:p>274.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D296:.D298]) / 3)" office:value-type="float" office:value="-87" calcext:value-type="float">
            <text:p>-87</text:p>
          </table:table-cell>
          <table:table-cell table:formula="of:=ROUND(SUM([.D297:.D298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298]);0;[.B298])+[.A299]" office:value-type="float" office:value="275026" calcext:value-type="float">
            <text:p>275026</text:p>
          </table:table-cell>
          <table:table-cell table:formula="of:=ROUND([.B299]/1000;1)" office:value-type="float" office:value="275" calcext:value-type="float">
            <text:p>275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formula="of:=ROUND(SUM([.D297:.D299]) / 3)" office:value-type="float" office:value="-90" calcext:value-type="float">
            <text:p>-90</text:p>
          </table:table-cell>
          <table:table-cell table:formula="of:=ROUND(SUM([.D298:.D299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ISTEXT([.B299]);0;[.B299])+[.A300]" office:value-type="float" office:value="277422" calcext:value-type="float">
            <text:p>277422</text:p>
          </table:table-cell>
          <table:table-cell table:formula="of:=ROUND([.B300]/1000;1)" office:value-type="float" office:value="277.4" calcext:value-type="float">
            <text:p>277.4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formula="of:=ROUND(SUM([.D298:.D300]) / 3)" office:value-type="float" office:value="-91" calcext:value-type="float">
            <text:p>-91</text:p>
          </table:table-cell>
          <table:table-cell table:formula="of:=ROUND(SUM([.D299:.D300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00]);0;[.B300])+[.A301]" office:value-type="float" office:value="277905" calcext:value-type="float">
            <text:p>277905</text:p>
          </table:table-cell>
          <table:table-cell table:formula="of:=ROUND([.B301]/1000;1)" office:value-type="float" office:value="277.9" calcext:value-type="float">
            <text:p>277.9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D299:.D301]) / 3)" office:value-type="float" office:value="-90" calcext:value-type="float">
            <text:p>-90</text:p>
          </table:table-cell>
          <table:table-cell table:formula="of:=ROUND(SUM([.D300:.D301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ISTEXT([.B301]);0;[.B301])+[.A302]" office:value-type="float" office:value="278403" calcext:value-type="float">
            <text:p>278403</text:p>
          </table:table-cell>
          <table:table-cell table:formula="of:=ROUND([.B302]/1000;1)" office:value-type="float" office:value="278.4" calcext:value-type="float">
            <text:p>278.4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formula="of:=ROUND(SUM([.D300:.D302]) / 3)" office:value-type="float" office:value="-87" calcext:value-type="float">
            <text:p>-87</text:p>
          </table:table-cell>
          <table:table-cell table:formula="of:=ROUND(SUM([.D301:.D302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formula="of:=IF(ISTEXT([.B302]);0;[.B302])+[.A303]" office:value-type="float" office:value="279827" calcext:value-type="float">
            <text:p>279827</text:p>
          </table:table-cell>
          <table:table-cell table:formula="of:=ROUND([.B303]/1000;1)" office:value-type="float" office:value="279.8" calcext:value-type="float">
            <text:p>279.8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D301:.D303]) / 3)" office:value-type="float" office:value="-87" calcext:value-type="float">
            <text:p>-87</text:p>
          </table:table-cell>
          <table:table-cell table:formula="of:=ROUND(SUM([.D302:.D303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ISTEXT([.B303]);0;[.B303])+[.A304]" office:value-type="float" office:value="280796" calcext:value-type="float">
            <text:p>280796</text:p>
          </table:table-cell>
          <table:table-cell table:formula="of:=ROUND([.B304]/1000;1)" office:value-type="float" office:value="280.8" calcext:value-type="float">
            <text:p>280.8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formula="of:=ROUND(SUM([.D302:.D304]) / 3)" office:value-type="float" office:value="-88" calcext:value-type="float">
            <text:p>-88</text:p>
          </table:table-cell>
          <table:table-cell table:formula="of:=ROUND(SUM([.D303:.D304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304]);0;[.B304])+[.A305]" office:value-type="float" office:value="281752" calcext:value-type="float">
            <text:p>281752</text:p>
          </table:table-cell>
          <table:table-cell table:formula="of:=ROUND([.B305]/1000;1)" office:value-type="float" office:value="281.8" calcext:value-type="float">
            <text:p>281.8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formula="of:=ROUND(SUM([.D303:.D305]) / 3)" office:value-type="float" office:value="-90" calcext:value-type="float">
            <text:p>-90</text:p>
          </table:table-cell>
          <table:table-cell table:formula="of:=ROUND(SUM([.D304:.D305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305]);0;[.B305])+[.A306]" office:value-type="float" office:value="282226" calcext:value-type="float">
            <text:p>282226</text:p>
          </table:table-cell>
          <table:table-cell table:formula="of:=ROUND([.B306]/1000;1)" office:value-type="float" office:value="282.2" calcext:value-type="float">
            <text:p>282.2</text:p>
          </table:table-cell>
          <table:table-cell office:value-type="float" office:value="-103" calcext:value-type="float">
            <text:p>-103</text:p>
          </table:table-cell>
          <table:table-cell office:value-type="float" office:value="-93" calcext:value-type="float">
            <text:p>-93</text:p>
          </table:table-cell>
          <table:table-cell table:formula="of:=ROUND(SUM([.D304:.D306]) / 3)" office:value-type="float" office:value="-95" calcext:value-type="float">
            <text:p>-95</text:p>
          </table:table-cell>
          <table:table-cell table:formula="of:=ROUND(SUM([.D305:.D306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formula="of:=IF(ISTEXT([.B306]);0;[.B306])+[.A307]" office:value-type="float" office:value="285584" calcext:value-type="float">
            <text:p>285584</text:p>
          </table:table-cell>
          <table:table-cell table:formula="of:=ROUND([.B307]/1000;1)" office:value-type="float" office:value="285.6" calcext:value-type="float">
            <text:p>285.6</text:p>
          </table:table-cell>
          <table:table-cell office:value-type="float" office:value="-120" calcext:value-type="float">
            <text:p>-120</text:p>
          </table:table-cell>
          <table:table-cell office:value-type="float" office:value="-101" calcext:value-type="float">
            <text:p>-101</text:p>
          </table:table-cell>
          <table:table-cell table:formula="of:=ROUND(SUM([.D305:.D307]) / 3)" office:value-type="float" office:value="-105" calcext:value-type="float">
            <text:p>-105</text:p>
          </table:table-cell>
          <table:table-cell table:formula="of:=ROUND(SUM([.D306:.D307]) / 2)" office:value-type="float" office:value="-112" calcext:value-type="float">
            <text:p>-112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07]);0;[.B307])+[.A308]" office:value-type="float" office:value="286068" calcext:value-type="float">
            <text:p>286068</text:p>
          </table:table-cell>
          <table:table-cell table:formula="of:=ROUND([.B308]/1000;1)" office:value-type="float" office:value="286.1" calcext:value-type="float">
            <text:p>286.1</text:p>
          </table:table-cell>
          <table:table-cell office:value-type="float" office:value="-95" calcext:value-type="float">
            <text:p>-95</text:p>
          </table:table-cell>
          <table:table-cell office:value-type="float" office:value="-102" calcext:value-type="float">
            <text:p>-102</text:p>
          </table:table-cell>
          <table:table-cell table:formula="of:=ROUND(SUM([.D306:.D308]) / 3)" office:value-type="float" office:value="-106" calcext:value-type="float">
            <text:p>-106</text:p>
          </table:table-cell>
          <table:table-cell table:formula="of:=ROUND(SUM([.D307:.D308]) / 2)" office:value-type="float" office:value="-108" calcext:value-type="float">
            <text:p>-108</text:p>
          </table:table-cell>
          <table:table-cell table:number-columns-repeated="1637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308]);0;[.B308])+[.A309]" office:value-type="float" office:value="287514" calcext:value-type="float">
            <text:p>287514</text:p>
          </table:table-cell>
          <table:table-cell table:formula="of:=ROUND([.B309]/1000;1)" office:value-type="float" office:value="287.5" calcext:value-type="float">
            <text:p>287.5</text:p>
          </table:table-cell>
          <table:table-cell office:value-type="float" office:value="-99" calcext:value-type="float">
            <text:p>-99</text:p>
          </table:table-cell>
          <table:table-cell office:value-type="float" office:value="-104" calcext:value-type="float">
            <text:p>-104</text:p>
          </table:table-cell>
          <table:table-cell table:formula="of:=ROUND(SUM([.D307:.D309]) / 3)" office:value-type="float" office:value="-105" calcext:value-type="float">
            <text:p>-105</text:p>
          </table:table-cell>
          <table:table-cell table:formula="of:=ROUND(SUM([.D308:.D309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ISTEXT([.B309]);0;[.B309])+[.A310]" office:value-type="float" office:value="289909" calcext:value-type="float">
            <text:p>289909</text:p>
          </table:table-cell>
          <table:table-cell table:formula="of:=ROUND([.B310]/1000;1)" office:value-type="float" office:value="289.9" calcext:value-type="float">
            <text:p>289.9</text:p>
          </table:table-cell>
          <table:table-cell office:value-type="float" office:value="-91" calcext:value-type="float">
            <text:p>-91</text:p>
          </table:table-cell>
          <table:table-cell office:value-type="float" office:value="-101" calcext:value-type="float">
            <text:p>-101</text:p>
          </table:table-cell>
          <table:table-cell table:formula="of:=ROUND(SUM([.D308:.D310]) / 3)" office:value-type="float" office:value="-95" calcext:value-type="float">
            <text:p>-95</text:p>
          </table:table-cell>
          <table:table-cell table:formula="of:=ROUND(SUM([.D309:.D310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310]);0;[.B310])+[.A311]" office:value-type="float" office:value="290869" calcext:value-type="float">
            <text:p>290869</text:p>
          </table:table-cell>
          <table:table-cell table:formula="of:=ROUND([.B311]/1000;1)" office:value-type="float" office:value="290.9" calcext:value-type="float">
            <text:p>290.9</text:p>
          </table:table-cell>
          <table:table-cell office:value-type="float" office:value="-89" calcext:value-type="float">
            <text:p>-89</text:p>
          </table:table-cell>
          <table:table-cell office:value-type="float" office:value="-93" calcext:value-type="float">
            <text:p>-93</text:p>
          </table:table-cell>
          <table:table-cell table:formula="of:=ROUND(SUM([.D309:.D311]) / 3)" office:value-type="float" office:value="-93" calcext:value-type="float">
            <text:p>-93</text:p>
          </table:table-cell>
          <table:table-cell table:formula="of:=ROUND(SUM([.D310:.D31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311]);0;[.B311])+[.A312]" office:value-type="float" office:value="291826" calcext:value-type="float">
            <text:p>291826</text:p>
          </table:table-cell>
          <table:table-cell table:formula="of:=ROUND([.B312]/1000;1)" office:value-type="float" office:value="291.8" calcext:value-type="float">
            <text:p>291.8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D310:.D312]) / 3)" office:value-type="float" office:value="-89" calcext:value-type="float">
            <text:p>-89</text:p>
          </table:table-cell>
          <table:table-cell table:formula="of:=ROUND(SUM([.D311:.D312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ISTEXT([.B312]);0;[.B312])+[.A313]" office:value-type="float" office:value="293277" calcext:value-type="float">
            <text:p>293277</text:p>
          </table:table-cell>
          <table:table-cell table:formula="of:=ROUND([.B313]/1000;1)" office:value-type="float" office:value="293.3" calcext:value-type="float">
            <text:p>293.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D311:.D313]) / 3)" office:value-type="float" office:value="-90" calcext:value-type="float">
            <text:p>-90</text:p>
          </table:table-cell>
          <table:table-cell table:formula="of:=ROUND(SUM([.D312:.D313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ISTEXT([.B313]);0;[.B313])+[.A314]" office:value-type="float" office:value="294222" calcext:value-type="float">
            <text:p>294222</text:p>
          </table:table-cell>
          <table:table-cell table:formula="of:=ROUND([.B314]/1000;1)" office:value-type="float" office:value="294.2" calcext:value-type="float">
            <text:p>294.2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D312:.D314]) / 3)" office:value-type="float" office:value="-90" calcext:value-type="float">
            <text:p>-90</text:p>
          </table:table-cell>
          <table:table-cell table:formula="of:=ROUND(SUM([.D313:.D314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formula="of:=IF(ISTEXT([.B314]);0;[.B314])+[.A315]" office:value-type="float" office:value="296630" calcext:value-type="float">
            <text:p>296630</text:p>
          </table:table-cell>
          <table:table-cell table:formula="of:=ROUND([.B315]/1000;1)" office:value-type="float" office:value="296.6" calcext:value-type="float">
            <text:p>296.6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table:formula="of:=ROUND(SUM([.D313:.D315]) / 3)" office:value-type="float" office:value="-92" calcext:value-type="float">
            <text:p>-92</text:p>
          </table:table-cell>
          <table:table-cell table:formula="of:=ROUND(SUM([.D314:.D315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315]);0;[.B315])+[.A316]" office:value-type="float" office:value="297122" calcext:value-type="float">
            <text:p>297122</text:p>
          </table:table-cell>
          <table:table-cell table:formula="of:=ROUND([.B316]/1000;1)" office:value-type="float" office:value="297.1" calcext:value-type="float">
            <text:p>297.1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table:formula="of:=ROUND(SUM([.D314:.D316]) / 3)" office:value-type="float" office:value="-94" calcext:value-type="float">
            <text:p>-94</text:p>
          </table:table-cell>
          <table:table-cell table:formula="of:=ROUND(SUM([.D315:.D316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316]);0;[.B316])+[.A317]" office:value-type="float" office:value="297595" calcext:value-type="float">
            <text:p>297595</text:p>
          </table:table-cell>
          <table:table-cell table:formula="of:=ROUND([.B317]/1000;1)" office:value-type="float" office:value="297.6" calcext:value-type="float">
            <text:p>297.6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table:formula="of:=ROUND(SUM([.D315:.D317]) / 3)" office:value-type="float" office:value="-99" calcext:value-type="float">
            <text:p>-99</text:p>
          </table:table-cell>
          <table:table-cell table:formula="of:=ROUND(SUM([.D316:.D317]) / 2)" office:value-type="float" office:value="-101" calcext:value-type="float">
            <text:p>-101</text:p>
          </table:table-cell>
          <table:table-cell table:number-columns-repeated="16370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ISTEXT([.B317]);0;[.B317])+[.A318]" office:value-type="float" office:value="298545" calcext:value-type="float">
            <text:p>298545</text:p>
          </table:table-cell>
          <table:table-cell table:formula="of:=ROUND([.B318]/1000;1)" office:value-type="float" office:value="298.5" calcext:value-type="float">
            <text:p>298.5</text:p>
          </table:table-cell>
          <table:table-cell office:value-type="float" office:value="-95" calcext:value-type="float">
            <text:p>-95</text:p>
          </table:table-cell>
          <table:table-cell office:value-type="float" office:value="-97" calcext:value-type="float">
            <text:p>-97</text:p>
          </table:table-cell>
          <table:table-cell table:formula="of:=ROUND(SUM([.D316:.D318]) / 3)" office:value-type="float" office:value="-99" calcext:value-type="float">
            <text:p>-99</text:p>
          </table:table-cell>
          <table:table-cell table:formula="of:=ROUND(SUM([.D317:.D318]) / 2)" office:value-type="float" office:value="-99" calcext:value-type="float">
            <text:p>-99</text:p>
          </table:table-cell>
          <table:table-cell table:number-columns-repeated="16370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ISTEXT([.B318]);0;[.B318])+[.A319]" office:value-type="float" office:value="300469" calcext:value-type="float">
            <text:p>300469</text:p>
          </table:table-cell>
          <table:table-cell table:formula="of:=ROUND([.B319]/1000;1)" office:value-type="float" office:value="300.5" calcext:value-type="float">
            <text:p>300.5</text:p>
          </table:table-cell>
          <table:table-cell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table:formula="of:=ROUND(SUM([.D317:.D319]) / 3)" office:value-type="float" office:value="-97" calcext:value-type="float">
            <text:p>-97</text:p>
          </table:table-cell>
          <table:table-cell table:formula="of:=ROUND(SUM([.D318:.D319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ISTEXT([.B319]);0;[.B319])+[.A320]" office:value-type="float" office:value="300967" calcext:value-type="float">
            <text:p>300967</text:p>
          </table:table-cell>
          <table:table-cell table:formula="of:=ROUND([.B320]/1000;1)" office:value-type="float" office:value="301" calcext:value-type="float">
            <text:p>301</text:p>
          </table:table-cell>
          <table:table-cell office:value-type="float" office:value="-92" calcext:value-type="float">
            <text:p>-92</text:p>
          </table:table-cell>
          <table:table-cell office:value-type="float" office:value="-95" calcext:value-type="float">
            <text:p>-95</text:p>
          </table:table-cell>
          <table:table-cell table:formula="of:=ROUND(SUM([.D318:.D320]) / 3)" office:value-type="float" office:value="-93" calcext:value-type="float">
            <text:p>-93</text:p>
          </table:table-cell>
          <table:table-cell table:formula="of:=ROUND(SUM([.D319:.D320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ISTEXT([.B320]);0;[.B320])+[.A321]" office:value-type="float" office:value="301424" calcext:value-type="float">
            <text:p>301424</text:p>
          </table:table-cell>
          <table:table-cell table:formula="of:=ROUND([.B321]/1000;1)" office:value-type="float" office:value="301.4" calcext:value-type="float">
            <text:p>301.4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D319:.D321]) / 3)" office:value-type="float" office:value="-91" calcext:value-type="float">
            <text:p>-91</text:p>
          </table:table-cell>
          <table:table-cell table:formula="of:=ROUND(SUM([.D320:.D321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21]);0;[.B321])+[.A322]" office:value-type="float" office:value="301908" calcext:value-type="float">
            <text:p>301908</text:p>
          </table:table-cell>
          <table:table-cell table:formula="of:=ROUND([.B322]/1000;1)" office:value-type="float" office:value="301.9" calcext:value-type="float">
            <text:p>301.9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table:formula="of:=ROUND(SUM([.D320:.D322]) / 3)" office:value-type="float" office:value="-89" calcext:value-type="float">
            <text:p>-89</text:p>
          </table:table-cell>
          <table:table-cell table:formula="of:=ROUND(SUM([.D321:.D322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ISTEXT([.B322]);0;[.B322])+[.A323]" office:value-type="float" office:value="303827" calcext:value-type="float">
            <text:p>303827</text:p>
          </table:table-cell>
          <table:table-cell table:formula="of:=ROUND([.B323]/1000;1)" office:value-type="float" office:value="303.8" calcext:value-type="float">
            <text:p>303.8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D321:.D323]) / 3)" office:value-type="float" office:value="-90" calcext:value-type="float">
            <text:p>-90</text:p>
          </table:table-cell>
          <table:table-cell table:formula="of:=ROUND(SUM([.D322:.D323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323]);0;[.B323])+[.A324]" office:value-type="float" office:value="304313" calcext:value-type="float">
            <text:p>304313</text:p>
          </table:table-cell>
          <table:table-cell table:formula="of:=ROUND([.B324]/1000;1)" office:value-type="float" office:value="304.3" calcext:value-type="float">
            <text:p>304.3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D322:.D324]) / 3)" office:value-type="float" office:value="-91" calcext:value-type="float">
            <text:p>-91</text:p>
          </table:table-cell>
          <table:table-cell table:formula="of:=ROUND(SUM([.D323:.D324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ISTEXT([.B324]);0;[.B324])+[.A325]" office:value-type="float" office:value="305282" calcext:value-type="float">
            <text:p>305282</text:p>
          </table:table-cell>
          <table:table-cell table:formula="of:=ROUND([.B325]/1000;1)" office:value-type="float" office:value="305.3" calcext:value-type="float">
            <text:p>305.3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D323:.D325]) / 3)" office:value-type="float" office:value="-93" calcext:value-type="float">
            <text:p>-93</text:p>
          </table:table-cell>
          <table:table-cell table:formula="of:=ROUND(SUM([.D324:.D325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325]);0;[.B325])+[.A326]" office:value-type="float" office:value="305749" calcext:value-type="float">
            <text:p>305749</text:p>
          </table:table-cell>
          <table:table-cell table:formula="of:=ROUND([.B326]/1000;1)" office:value-type="float" office:value="305.7" calcext:value-type="float">
            <text:p>305.7</text:p>
          </table:table-cell>
          <table:table-cell office:value-type="float" office:value="-100" calcext:value-type="float">
            <text:p>-100</text:p>
          </table:table-cell>
          <table:table-cell office:value-type="float" office:value="-94" calcext:value-type="float">
            <text:p>-94</text:p>
          </table:table-cell>
          <table:table-cell table:formula="of:=ROUND(SUM([.D324:.D326]) / 3)" office:value-type="float" office:value="-95" calcext:value-type="float">
            <text:p>-95</text:p>
          </table:table-cell>
          <table:table-cell table:formula="of:=ROUND(SUM([.D325:.D326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326]);0;[.B326])+[.A327]" office:value-type="float" office:value="306226" calcext:value-type="float">
            <text:p>306226</text:p>
          </table:table-cell>
          <table:table-cell table:formula="of:=ROUND([.B327]/1000;1)" office:value-type="float" office:value="306.2" calcext:value-type="float">
            <text:p>306.2</text:p>
          </table:table-cell>
          <table:table-cell office:value-type="float" office:value="-101" calcext:value-type="float">
            <text:p>-101</text:p>
          </table:table-cell>
          <table:table-cell office:value-type="float" office:value="-96" calcext:value-type="float">
            <text:p>-96</text:p>
          </table:table-cell>
          <table:table-cell table:formula="of:=ROUND(SUM([.D325:.D327]) / 3)" office:value-type="float" office:value="-98" calcext:value-type="float">
            <text:p>-98</text:p>
          </table:table-cell>
          <table:table-cell table:formula="of:=ROUND(SUM([.D326:.D327]) / 2)" office:value-type="float" office:value="-101" calcext:value-type="float">
            <text:p>-101</text:p>
          </table:table-cell>
          <table:table-cell table:number-columns-repeated="16370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ISTEXT([.B327]);0;[.B327])+[.A328]" office:value-type="float" office:value="307665" calcext:value-type="float">
            <text:p>307665</text:p>
          </table:table-cell>
          <table:table-cell table:formula="of:=ROUND([.B328]/1000;1)" office:value-type="float" office:value="307.7" calcext:value-type="float">
            <text:p>307.7</text:p>
          </table:table-cell>
          <table:table-cell office:value-type="float" office:value="-88" calcext:value-type="float">
            <text:p>-88</text:p>
          </table:table-cell>
          <table:table-cell office:value-type="float" office:value="-95" calcext:value-type="float">
            <text:p>-95</text:p>
          </table:table-cell>
          <table:table-cell table:formula="of:=ROUND(SUM([.D326:.D328]) / 3)" office:value-type="float" office:value="-96" calcext:value-type="float">
            <text:p>-96</text:p>
          </table:table-cell>
          <table:table-cell table:formula="of:=ROUND(SUM([.D327:.D328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328]);0;[.B328])+[.A329]" office:value-type="float" office:value="308627" calcext:value-type="float">
            <text:p>308627</text:p>
          </table:table-cell>
          <table:table-cell table:formula="of:=ROUND([.B329]/1000;1)" office:value-type="float" office:value="308.6" calcext:value-type="float">
            <text:p>308.6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formula="of:=ROUND(SUM([.D327:.D329]) / 3)" office:value-type="float" office:value="-93" calcext:value-type="float">
            <text:p>-93</text:p>
          </table:table-cell>
          <table:table-cell table:formula="of:=ROUND(SUM([.D328:.D329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29]);0;[.B329])+[.A330]" office:value-type="float" office:value="309106" calcext:value-type="float">
            <text:p>309106</text:p>
          </table:table-cell>
          <table:table-cell table:formula="of:=ROUND([.B330]/1000;1)" office:value-type="float" office:value="309.1" calcext:value-type="float">
            <text:p>309.1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table:formula="of:=ROUND(SUM([.D328:.D330]) / 3)" office:value-type="float" office:value="-89" calcext:value-type="float">
            <text:p>-89</text:p>
          </table:table-cell>
          <table:table-cell table:formula="of:=ROUND(SUM([.D329:.D330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ISTEXT([.B330]);0;[.B330])+[.A331]" office:value-type="float" office:value="309603" calcext:value-type="float">
            <text:p>309603</text:p>
          </table:table-cell>
          <table:table-cell table:formula="of:=ROUND([.B331]/1000;1)" office:value-type="float" office:value="309.6" calcext:value-type="float">
            <text:p>309.6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formula="of:=ROUND(SUM([.D329:.D331]) / 3)" office:value-type="float" office:value="-90" calcext:value-type="float">
            <text:p>-90</text:p>
          </table:table-cell>
          <table:table-cell table:formula="of:=ROUND(SUM([.D330:.D33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IF(ISTEXT([.B331]);0;[.B331])+[.A332]" office:value-type="float" office:value="311515" calcext:value-type="float">
            <text:p>311515</text:p>
          </table:table-cell>
          <table:table-cell table:formula="of:=ROUND([.B332]/1000;1)" office:value-type="float" office:value="311.5" calcext:value-type="float">
            <text:p>311.5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formula="of:=ROUND(SUM([.D330:.D332]) / 3)" office:value-type="float" office:value="-89" calcext:value-type="float">
            <text:p>-89</text:p>
          </table:table-cell>
          <table:table-cell table:formula="of:=ROUND(SUM([.D331:.D332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32]);0;[.B332])+[.A333]" office:value-type="float" office:value="311996" calcext:value-type="float">
            <text:p>311996</text:p>
          </table:table-cell>
          <table:table-cell table:formula="of:=ROUND([.B333]/1000;1)" office:value-type="float" office:value="312" calcext:value-type="float">
            <text:p>312</text:p>
          </table:table-cell>
          <table:table-cell table:number-columns-repeated="2" office:value-type="float" office:value="-88" calcext:value-type="float">
            <text:p>-88</text:p>
          </table:table-cell>
          <table:table-cell table:formula="of:=ROUND(SUM([.D331:.D333]) / 3)" office:value-type="float" office:value="-89" calcext:value-type="float">
            <text:p>-89</text:p>
          </table:table-cell>
          <table:table-cell table:formula="of:=ROUND(SUM([.D332:.D333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333]);0;[.B333])+[.A334]" office:value-type="float" office:value="312485" calcext:value-type="float">
            <text:p>312485</text:p>
          </table:table-cell>
          <table:table-cell table:formula="of:=ROUND([.B334]/1000;1)" office:value-type="float" office:value="312.5" calcext:value-type="float">
            <text:p>312.5</text:p>
          </table:table-cell>
          <table:table-cell office:value-type="float" office:value="-78" calcext:value-type="float">
            <text:p>-78</text:p>
          </table:table-cell>
          <table:table-cell office:value-type="float" office:value="-86" calcext:value-type="float">
            <text:p>-86</text:p>
          </table:table-cell>
          <table:table-cell table:formula="of:=ROUND(SUM([.D332:.D334]) / 3)" office:value-type="float" office:value="-84" calcext:value-type="float">
            <text:p>-84</text:p>
          </table:table-cell>
          <table:table-cell table:formula="of:=ROUND(SUM([.D333:.D334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ISTEXT([.B334]);0;[.B334])+[.A335]" office:value-type="float" office:value="312947" calcext:value-type="float">
            <text:p>312947</text:p>
          </table:table-cell>
          <table:table-cell table:formula="of:=ROUND([.B335]/1000;1)" office:value-type="float" office:value="312.9" calcext:value-type="float">
            <text:p>312.9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table:formula="of:=ROUND(SUM([.D333:.D335]) / 3)" office:value-type="float" office:value="-84" calcext:value-type="float">
            <text:p>-84</text:p>
          </table:table-cell>
          <table:table-cell table:formula="of:=ROUND(SUM([.D334:.D335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35]);0;[.B335])+[.A336]" office:value-type="float" office:value="313428" calcext:value-type="float">
            <text:p>313428</text:p>
          </table:table-cell>
          <table:table-cell table:formula="of:=ROUND([.B336]/1000;1)" office:value-type="float" office:value="313.4" calcext:value-type="float">
            <text:p>313.4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formula="of:=ROUND(SUM([.D334:.D336]) / 3)" office:value-type="float" office:value="-85" calcext:value-type="float">
            <text:p>-85</text:p>
          </table:table-cell>
          <table:table-cell table:formula="of:=ROUND(SUM([.D335:.D336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336]);0;[.B336])+[.A337]" office:value-type="float" office:value="314389" calcext:value-type="float">
            <text:p>314389</text:p>
          </table:table-cell>
          <table:table-cell table:formula="of:=ROUND([.B337]/1000;1)" office:value-type="float" office:value="314.4" calcext:value-type="float">
            <text:p>314.4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table:formula="of:=ROUND(SUM([.D335:.D337]) / 3)" office:value-type="float" office:value="-89" calcext:value-type="float">
            <text:p>-89</text:p>
          </table:table-cell>
          <table:table-cell table:formula="of:=ROUND(SUM([.D336:.D337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337]);0;[.B337])+[.A338]" office:value-type="float" office:value="314876" calcext:value-type="float">
            <text:p>314876</text:p>
          </table:table-cell>
          <table:table-cell table:formula="of:=ROUND([.B338]/1000;1)" office:value-type="float" office:value="314.9" calcext:value-type="float">
            <text:p>314.9</text:p>
          </table:table-cell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  <table:table-cell table:formula="of:=ROUND(SUM([.D336:.D338]) / 3)" office:value-type="float" office:value="-85" calcext:value-type="float">
            <text:p>-85</text:p>
          </table:table-cell>
          <table:table-cell table:formula="of:=ROUND(SUM([.D337:.D338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338]);0;[.B338])+[.A339]" office:value-type="float" office:value="315348" calcext:value-type="float">
            <text:p>315348</text:p>
          </table:table-cell>
          <table:table-cell table:formula="of:=ROUND([.B339]/1000;1)" office:value-type="float" office:value="315.3" calcext:value-type="float">
            <text:p>315.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formula="of:=ROUND(SUM([.D337:.D339]) / 3)" office:value-type="float" office:value="-84" calcext:value-type="float">
            <text:p>-84</text:p>
          </table:table-cell>
          <table:table-cell table:formula="of:=ROUND(SUM([.D338:.D339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39]);0;[.B339])+[.A340]" office:value-type="float" office:value="315830" calcext:value-type="float">
            <text:p>315830</text:p>
          </table:table-cell>
          <table:table-cell table:formula="of:=ROUND([.B340]/1000;1)" office:value-type="float" office:value="315.8" calcext:value-type="float">
            <text:p>315.8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formula="of:=ROUND(SUM([.D338:.D340]) / 3)" office:value-type="float" office:value="-82" calcext:value-type="float">
            <text:p>-82</text:p>
          </table:table-cell>
          <table:table-cell table:formula="of:=ROUND(SUM([.D339:.D340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ISTEXT([.B340]);0;[.B340])+[.A341]" office:value-type="float" office:value="318228" calcext:value-type="float">
            <text:p>318228</text:p>
          </table:table-cell>
          <table:table-cell table:formula="of:=ROUND([.B341]/1000;1)" office:value-type="float" office:value="318.2" calcext:value-type="float">
            <text:p>318.2</text:p>
          </table:table-cell>
          <table:table-cell office:value-type="float" office:value="-91" calcext:value-type="float">
            <text:p>-91</text:p>
          </table:table-cell>
          <table:table-cell office:value-type="float" office:value="-84" calcext:value-type="float">
            <text:p>-84</text:p>
          </table:table-cell>
          <table:table-cell table:formula="of:=ROUND(SUM([.D339:.D341]) / 3)" office:value-type="float" office:value="-87" calcext:value-type="float">
            <text:p>-87</text:p>
          </table:table-cell>
          <table:table-cell table:formula="of:=ROUND(SUM([.D340:.D341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41]);0;[.B341])+[.A342]" office:value-type="float" office:value="318710" calcext:value-type="float">
            <text:p>318710</text:p>
          </table:table-cell>
          <table:table-cell table:formula="of:=ROUND([.B342]/1000;1)" office:value-type="float" office:value="318.7" calcext:value-type="float">
            <text:p>318.7</text:p>
          </table:table-cell>
          <table:table-cell table:number-columns-repeated="2" office:value-type="float" office:value="-86" calcext:value-type="float">
            <text:p>-86</text:p>
          </table:table-cell>
          <table:table-cell table:formula="of:=ROUND(SUM([.D340:.D342]) / 3)" office:value-type="float" office:value="-87" calcext:value-type="float">
            <text:p>-87</text:p>
          </table:table-cell>
          <table:table-cell table:formula="of:=ROUND(SUM([.D341:.D342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ISTEXT([.B342]);0;[.B342])+[.A343]" office:value-type="float" office:value="319203" calcext:value-type="float">
            <text:p>319203</text:p>
          </table:table-cell>
          <table:table-cell table:formula="of:=ROUND([.B343]/1000;1)" office:value-type="float" office:value="319.2" calcext:value-type="float">
            <text:p>319.2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formula="of:=ROUND(SUM([.D341:.D343]) / 3)" office:value-type="float" office:value="-86" calcext:value-type="float">
            <text:p>-86</text:p>
          </table:table-cell>
          <table:table-cell table:formula="of:=ROUND(SUM([.D342:.D343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343]);0;[.B343])+[.A344]" office:value-type="float" office:value="319670" calcext:value-type="float">
            <text:p>319670</text:p>
          </table:table-cell>
          <table:table-cell table:formula="of:=ROUND([.B344]/1000;1)" office:value-type="float" office:value="319.7" calcext:value-type="float">
            <text:p>319.7</text:p>
          </table:table-cell>
          <table:table-cell office:value-type="float" office:value="-95" calcext:value-type="float">
            <text:p>-95</text:p>
          </table:table-cell>
          <table:table-cell office:value-type="float" office:value="-88" calcext:value-type="float">
            <text:p>-88</text:p>
          </table:table-cell>
          <table:table-cell table:formula="of:=ROUND(SUM([.D342:.D344]) / 3)" office:value-type="float" office:value="-87" calcext:value-type="float">
            <text:p>-87</text:p>
          </table:table-cell>
          <table:table-cell table:formula="of:=ROUND(SUM([.D343:.D344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44]);0;[.B344])+[.A345]" office:value-type="float" office:value="320152" calcext:value-type="float">
            <text:p>320152</text:p>
          </table:table-cell>
          <table:table-cell table:formula="of:=ROUND([.B345]/1000;1)" office:value-type="float" office:value="320.2" calcext:value-type="float">
            <text:p>320.2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formula="of:=ROUND(SUM([.D343:.D345]) / 3)" office:value-type="float" office:value="-88" calcext:value-type="float">
            <text:p>-88</text:p>
          </table:table-cell>
          <table:table-cell table:formula="of:=ROUND(SUM([.D344:.D345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ISTEXT([.B345]);0;[.B345])+[.A346]" office:value-type="float" office:value="321596" calcext:value-type="float">
            <text:p>321596</text:p>
          </table:table-cell>
          <table:table-cell table:formula="of:=ROUND([.B346]/1000;1)" office:value-type="float" office:value="321.6" calcext:value-type="float">
            <text:p>321.6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formula="of:=ROUND(SUM([.D344:.D346]) / 3)" office:value-type="float" office:value="-91" calcext:value-type="float">
            <text:p>-91</text:p>
          </table:table-cell>
          <table:table-cell table:formula="of:=ROUND(SUM([.D345:.D346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346]);0;[.B346])+[.A347]" office:value-type="float" office:value="322069" calcext:value-type="float">
            <text:p>322069</text:p>
          </table:table-cell>
          <table:table-cell table:formula="of:=ROUND([.B347]/1000;1)" office:value-type="float" office:value="322.1" calcext:value-type="float">
            <text:p>322.1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table:formula="of:=ROUND(SUM([.D345:.D347]) / 3)" office:value-type="float" office:value="-88" calcext:value-type="float">
            <text:p>-88</text:p>
          </table:table-cell>
          <table:table-cell table:formula="of:=ROUND(SUM([.D346:.D347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47]);0;[.B347])+[.A348]" office:value-type="float" office:value="322549" calcext:value-type="float">
            <text:p>322549</text:p>
          </table:table-cell>
          <table:table-cell table:formula="of:=ROUND([.B348]/1000;1)" office:value-type="float" office:value="322.5" calcext:value-type="float">
            <text:p>322.5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formula="of:=ROUND(SUM([.D346:.D348]) / 3)" office:value-type="float" office:value="-86" calcext:value-type="float">
            <text:p>-86</text:p>
          </table:table-cell>
          <table:table-cell table:formula="of:=ROUND(SUM([.D347:.D348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IF(ISTEXT([.B348]);0;[.B348])+[.A349]" office:value-type="float" office:value="325427" calcext:value-type="float">
            <text:p>325427</text:p>
          </table:table-cell>
          <table:table-cell table:formula="of:=ROUND([.B349]/1000;1)" office:value-type="float" office:value="325.4" calcext:value-type="float">
            <text:p>325.4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formula="of:=ROUND(SUM([.D347:.D349]) / 3)" office:value-type="float" office:value="-85" calcext:value-type="float">
            <text:p>-85</text:p>
          </table:table-cell>
          <table:table-cell table:formula="of:=ROUND(SUM([.D348:.D349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349]);0;[.B349])+[.A350]" office:value-type="float" office:value="325913" calcext:value-type="float">
            <text:p>325913</text:p>
          </table:table-cell>
          <table:table-cell table:formula="of:=ROUND([.B350]/1000;1)" office:value-type="float" office:value="325.9" calcext:value-type="float">
            <text:p>325.9</text:p>
          </table:table-cell>
          <table:table-cell office:value-type="float" office:value="-98" calcext:value-type="float">
            <text:p>-98</text:p>
          </table:table-cell>
          <table:table-cell office:value-type="float" office:value="-88" calcext:value-type="float">
            <text:p>-88</text:p>
          </table:table-cell>
          <table:table-cell table:formula="of:=ROUND(SUM([.D348:.D350]) / 3)" office:value-type="float" office:value="-90" calcext:value-type="float">
            <text:p>-90</text:p>
          </table:table-cell>
          <table:table-cell table:formula="of:=ROUND(SUM([.D349:.D350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350]);0;[.B350])+[.A351]" office:value-type="float" office:value="326391" calcext:value-type="float">
            <text:p>326391</text:p>
          </table:table-cell>
          <table:table-cell table:formula="of:=ROUND([.B351]/1000;1)" office:value-type="float" office:value="326.4" calcext:value-type="float">
            <text:p>326.4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ROUND(SUM([.D349:.D351]) / 3)" office:value-type="float" office:value="-91" calcext:value-type="float">
            <text:p>-91</text:p>
          </table:table-cell>
          <table:table-cell table:formula="of:=ROUND(SUM([.D350:.D351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IF(ISTEXT([.B351]);0;[.B351])+[.A352]" office:value-type="float" office:value="328793" calcext:value-type="float">
            <text:p>328793</text:p>
          </table:table-cell>
          <table:table-cell table:formula="of:=ROUND([.B352]/1000;1)" office:value-type="float" office:value="328.8" calcext:value-type="float">
            <text:p>328.8</text:p>
          </table:table-cell>
          <table:table-cell table:number-columns-repeated="2" office:value-type="float" office:value="-91" calcext:value-type="float">
            <text:p>-91</text:p>
          </table:table-cell>
          <table:table-cell table:formula="of:=ROUND(SUM([.D350:.D352]) / 3)" office:value-type="float" office:value="-92" calcext:value-type="float">
            <text:p>-92</text:p>
          </table:table-cell>
          <table:table-cell table:formula="of:=ROUND(SUM([.D351:.D352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352]);0;[.B352])+[.A353]" office:value-type="float" office:value="329750" calcext:value-type="float">
            <text:p>329750</text:p>
          </table:table-cell>
          <table:table-cell table:formula="of:=ROUND([.B353]/1000;1)" office:value-type="float" office:value="329.8" calcext:value-type="float">
            <text:p>329.8</text:p>
          </table:table-cell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table:formula="of:=ROUND(SUM([.D351:.D353]) / 3)" office:value-type="float" office:value="-87" calcext:value-type="float">
            <text:p>-87</text:p>
          </table:table-cell>
          <table:table-cell table:formula="of:=ROUND(SUM([.D352:.D353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ISTEXT([.B353]);0;[.B353])+[.A354]" office:value-type="float" office:value="332155" calcext:value-type="float">
            <text:p>332155</text:p>
          </table:table-cell>
          <table:table-cell table:formula="of:=ROUND([.B354]/1000;1)" office:value-type="float" office:value="332.2" calcext:value-type="float">
            <text:p>332.2</text:p>
          </table:table-cell>
          <table:table-cell office:value-type="float" office:value="-99" calcext:value-type="float">
            <text:p>-99</text:p>
          </table:table-cell>
          <table:table-cell office:value-type="float" office:value="-90" calcext:value-type="float">
            <text:p>-90</text:p>
          </table:table-cell>
          <table:table-cell table:formula="of:=ROUND(SUM([.D352:.D354]) / 3)" office:value-type="float" office:value="-91" calcext:value-type="float">
            <text:p>-91</text:p>
          </table:table-cell>
          <table:table-cell table:formula="of:=ROUND(SUM([.D353:.D354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354]);0;[.B354])+[.A355]" office:value-type="float" office:value="332627" calcext:value-type="float">
            <text:p>332627</text:p>
          </table:table-cell>
          <table:table-cell table:formula="of:=ROUND([.B355]/1000;1)" office:value-type="float" office:value="332.6" calcext:value-type="float">
            <text:p>332.6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D353:.D355]) / 3)" office:value-type="float" office:value="-90" calcext:value-type="float">
            <text:p>-90</text:p>
          </table:table-cell>
          <table:table-cell table:formula="of:=ROUND(SUM([.D354:.D355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ISTEXT([.B355]);0;[.B355])+[.A356]" office:value-type="float" office:value="334074" calcext:value-type="float">
            <text:p>334074</text:p>
          </table:table-cell>
          <table:table-cell table:formula="of:=ROUND([.B356]/1000;1)" office:value-type="float" office:value="334.1" calcext:value-type="float">
            <text:p>334.1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formula="of:=ROUND(SUM([.D354:.D356]) / 3)" office:value-type="float" office:value="-94" calcext:value-type="float">
            <text:p>-94</text:p>
          </table:table-cell>
          <table:table-cell table:formula="of:=ROUND(SUM([.D355:.D35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IF(ISTEXT([.B356]);0;[.B356])+[.A357]" office:value-type="float" office:value="336480" calcext:value-type="float">
            <text:p>336480</text:p>
          </table:table-cell>
          <table:table-cell table:formula="of:=ROUND([.B357]/1000;1)" office:value-type="float" office:value="336.5" calcext:value-type="float">
            <text:p>336.5</text:p>
          </table:table-cell>
          <table:table-cell office:value-type="float" office:value="-87" calcext:value-type="float">
            <text:p>-87</text:p>
          </table:table-cell>
          <table:table-cell office:value-type="float" office:value="-92" calcext:value-type="float">
            <text:p>-92</text:p>
          </table:table-cell>
          <table:table-cell table:formula="of:=ROUND(SUM([.D355:.D357]) / 3)" office:value-type="float" office:value="-90" calcext:value-type="float">
            <text:p>-90</text:p>
          </table:table-cell>
          <table:table-cell table:formula="of:=ROUND(SUM([.D356:.D357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357]);0;[.B357])+[.A358]" office:value-type="float" office:value="336950" calcext:value-type="float">
            <text:p>336950</text:p>
          </table:table-cell>
          <table:table-cell table:formula="of:=ROUND([.B358]/1000;1)" office:value-type="float" office:value="337" calcext:value-type="float">
            <text:p>337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D356:.D358]) / 3)" office:value-type="float" office:value="-89" calcext:value-type="float">
            <text:p>-89</text:p>
          </table:table-cell>
          <table:table-cell table:formula="of:=ROUND(SUM([.D357:.D358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58]);0;[.B358])+[.A359]" office:value-type="float" office:value="337433" calcext:value-type="float">
            <text:p>337433</text:p>
          </table:table-cell>
          <table:table-cell table:formula="of:=ROUND([.B359]/1000;1)" office:value-type="float" office:value="337.4" calcext:value-type="float">
            <text:p>337.4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D357:.D359]) / 3)" office:value-type="float" office:value="-89" calcext:value-type="float">
            <text:p>-89</text:p>
          </table:table-cell>
          <table:table-cell table:formula="of:=ROUND(SUM([.D358:.D359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ISTEXT([.B359]);0;[.B359])+[.A360]" office:value-type="float" office:value="339828" calcext:value-type="float">
            <text:p>339828</text:p>
          </table:table-cell>
          <table:table-cell table:formula="of:=ROUND([.B360]/1000;1)" office:value-type="float" office:value="339.8" calcext:value-type="float">
            <text:p>339.8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D358:.D360]) / 3)" office:value-type="float" office:value="-91" calcext:value-type="float">
            <text:p>-91</text:p>
          </table:table-cell>
          <table:table-cell table:formula="of:=ROUND(SUM([.D359:.D360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60]);0;[.B360])+[.A361]" office:value-type="float" office:value="340311" calcext:value-type="float">
            <text:p>340311</text:p>
          </table:table-cell>
          <table:table-cell table:formula="of:=ROUND([.B361]/1000;1)" office:value-type="float" office:value="340.3" calcext:value-type="float">
            <text:p>340.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formula="of:=ROUND(SUM([.D359:.D361]) / 3)" office:value-type="float" office:value="-93" calcext:value-type="float">
            <text:p>-93</text:p>
          </table:table-cell>
          <table:table-cell table:formula="of:=ROUND(SUM([.D360:.D361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formula="of:=IF(ISTEXT([.B361]);0;[.B361])+[.A362]" office:value-type="float" office:value="343627" calcext:value-type="float">
            <text:p>343627</text:p>
          </table:table-cell>
          <table:table-cell table:formula="of:=ROUND([.B362]/1000;1)" office:value-type="float" office:value="343.6" calcext:value-type="float">
            <text:p>343.6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table:formula="of:=ROUND(SUM([.D360:.D362]) / 3)" office:value-type="float" office:value="-102" calcext:value-type="float">
            <text:p>-102</text:p>
          </table:table-cell>
          <table:table-cell table:formula="of:=ROUND(SUM([.D361:.D362]) / 2)" office:value-type="float" office:value="-106" calcext:value-type="float">
            <text:p>-106</text:p>
          </table:table-cell>
          <table:table-cell table:number-columns-repeated="16370"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ISTEXT([.B362]);0;[.B362])+[.A363]" office:value-type="float" office:value="344149" calcext:value-type="float">
            <text:p>344149</text:p>
          </table:table-cell>
          <table:table-cell table:formula="of:=ROUND([.B363]/1000;1)" office:value-type="float" office:value="344.1" calcext:value-type="float">
            <text:p>344.1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table:formula="of:=ROUND(SUM([.D361:.D363]) / 3)" office:value-type="float" office:value="-103" calcext:value-type="float">
            <text:p>-103</text:p>
          </table:table-cell>
          <table:table-cell table:formula="of:=ROUND(SUM([.D362:.D363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IF(ISTEXT([.B363]);0;[.B363])+[.A364]" office:value-type="float" office:value="347466" calcext:value-type="float">
            <text:p>347466</text:p>
          </table:table-cell>
          <table:table-cell table:formula="of:=ROUND([.B364]/1000;1)" office:value-type="float" office:value="347.5" calcext:value-type="float">
            <text:p>347.5</text:p>
          </table:table-cell>
          <table:table-cell office:value-type="float" office:value="-120" calcext:value-type="float">
            <text:p>-120</text:p>
          </table:table-cell>
          <table:table-cell office:value-type="float" office:value="-107" calcext:value-type="float">
            <text:p>-107</text:p>
          </table:table-cell>
          <table:table-cell table:formula="of:=ROUND(SUM([.D362:.D364]) / 3)" office:value-type="float" office:value="-112" calcext:value-type="float">
            <text:p>-112</text:p>
          </table:table-cell>
          <table:table-cell table:formula="of:=ROUND(SUM([.D363:.D364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ISTEXT([.B364]);0;[.B364])+[.A365]" office:value-type="float" office:value="347997" calcext:value-type="float">
            <text:p>347997</text:p>
          </table:table-cell>
          <table:table-cell table:formula="of:=ROUND([.B365]/1000;1)" office:value-type="float" office:value="348" calcext:value-type="float">
            <text:p>348</text:p>
          </table:table-cell>
          <table:table-cell office:value-type="float" office:value="-89" calcext:value-type="float">
            <text:p>-89</text:p>
          </table:table-cell>
          <table:table-cell office:value-type="float" office:value="-106" calcext:value-type="float">
            <text:p>-106</text:p>
          </table:table-cell>
          <table:table-cell table:formula="of:=ROUND(SUM([.D363:.D365]) / 3)" office:value-type="float" office:value="-102" calcext:value-type="float">
            <text:p>-102</text:p>
          </table:table-cell>
          <table:table-cell table:formula="of:=ROUND(SUM([.D364:.D365]) / 2)" office:value-type="float" office:value="-105" calcext:value-type="float">
            <text:p>-105</text:p>
          </table:table-cell>
          <table:table-cell table:number-columns-repeated="16370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IF(ISTEXT([.B365]);0;[.B365])+[.A366]" office:value-type="float" office:value="351314" calcext:value-type="float">
            <text:p>351314</text:p>
          </table:table-cell>
          <table:table-cell table:formula="of:=ROUND([.B366]/1000;1)" office:value-type="float" office:value="351.3" calcext:value-type="float">
            <text:p>351.3</text:p>
          </table:table-cell>
          <table:table-cell office:value-type="float" office:value="-120" calcext:value-type="float">
            <text:p>-120</text:p>
          </table:table-cell>
          <table:table-cell office:value-type="float" office:value="-106" calcext:value-type="float">
            <text:p>-106</text:p>
          </table:table-cell>
          <table:table-cell table:formula="of:=ROUND(SUM([.D364:.D366]) / 3)" office:value-type="float" office:value="-110" calcext:value-type="float">
            <text:p>-110</text:p>
          </table:table-cell>
          <table:table-cell table:formula="of:=ROUND(SUM([.D365:.D366]) / 2)" office:value-type="float" office:value="-105" calcext:value-type="float">
            <text:p>-105</text:p>
          </table:table-cell>
          <table:table-cell table:number-columns-repeated="16370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formula="of:=IF(ISTEXT([.B366]);0;[.B366])+[.A367]" office:value-type="float" office:value="354233" calcext:value-type="float">
            <text:p>354233</text:p>
          </table:table-cell>
          <table:table-cell table:formula="of:=ROUND([.B367]/1000;1)" office:value-type="float" office:value="354.2" calcext:value-type="float">
            <text:p>354.2</text:p>
          </table:table-cell>
          <table:table-cell office:value-type="float" office:value="-97" calcext:value-type="float">
            <text:p>-97</text:p>
          </table:table-cell>
          <table:table-cell office:value-type="float" office:value="-106" calcext:value-type="float">
            <text:p>-106</text:p>
          </table:table-cell>
          <table:table-cell table:formula="of:=ROUND(SUM([.D365:.D367]) / 3)" office:value-type="float" office:value="-102" calcext:value-type="float">
            <text:p>-102</text:p>
          </table:table-cell>
          <table:table-cell table:formula="of:=ROUND(SUM([.D366:.D367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formula="of:=IF(ISTEXT([.B367]);0;[.B367])+[.A368]" office:value-type="float" office:value="357550" calcext:value-type="float">
            <text:p>357550</text:p>
          </table:table-cell>
          <table:table-cell table:formula="of:=ROUND([.B368]/1000;1)" office:value-type="float" office:value="357.6" calcext:value-type="float">
            <text:p>357.6</text:p>
          </table:table-cell>
          <table:table-cell office:value-type="float" office:value="-120" calcext:value-type="float">
            <text:p>-120</text:p>
          </table:table-cell>
          <table:table-cell office:value-type="float" office:value="-106" calcext:value-type="float">
            <text:p>-106</text:p>
          </table:table-cell>
          <table:table-cell table:formula="of:=ROUND(SUM([.D366:.D368]) / 3)" office:value-type="float" office:value="-112" calcext:value-type="float">
            <text:p>-112</text:p>
          </table:table-cell>
          <table:table-cell table:formula="of:=ROUND(SUM([.D367:.D368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ISTEXT([.B368]);0;[.B368])+[.A369]" office:value-type="float" office:value="358068" calcext:value-type="float">
            <text:p>358068</text:p>
          </table:table-cell>
          <table:table-cell table:formula="of:=ROUND([.B369]/1000;1)" office:value-type="float" office:value="358.1" calcext:value-type="float">
            <text:p>358.1</text:p>
          </table:table-cell>
          <table:table-cell office:value-type="float" office:value="-95" calcext:value-type="float">
            <text:p>-95</text:p>
          </table:table-cell>
          <table:table-cell office:value-type="float" office:value="-108" calcext:value-type="float">
            <text:p>-108</text:p>
          </table:table-cell>
          <table:table-cell table:formula="of:=ROUND(SUM([.D367:.D369]) / 3)" office:value-type="float" office:value="-104" calcext:value-type="float">
            <text:p>-104</text:p>
          </table:table-cell>
          <table:table-cell table:formula="of:=ROUND(SUM([.D368:.D369]) / 2)" office:value-type="float" office:value="-108" calcext:value-type="float">
            <text:p>-108</text:p>
          </table:table-cell>
          <table:table-cell table:number-columns-repeated="16370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ISTEXT([.B369]);0;[.B369])+[.A370]" office:value-type="float" office:value="359036" calcext:value-type="float">
            <text:p>359036</text:p>
          </table:table-cell>
          <table:table-cell table:formula="of:=ROUND([.B370]/1000;1)" office:value-type="float" office:value="359" calcext:value-type="float">
            <text:p>359</text:p>
          </table:table-cell>
          <table:table-cell office:value-type="float" office:value="-94" calcext:value-type="float">
            <text:p>-94</text:p>
          </table:table-cell>
          <table:table-cell office:value-type="float" office:value="-101" calcext:value-type="float">
            <text:p>-101</text:p>
          </table:table-cell>
          <table:table-cell table:formula="of:=ROUND(SUM([.D368:.D370]) / 3)" office:value-type="float" office:value="-103" calcext:value-type="float">
            <text:p>-103</text:p>
          </table:table-cell>
          <table:table-cell table:formula="of:=ROUND(SUM([.D369:.D370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370]);0;[.B370])+[.A371]" office:value-type="float" office:value="359990" calcext:value-type="float">
            <text:p>359990</text:p>
          </table:table-cell>
          <table:table-cell table:formula="of:=ROUND([.B371]/1000;1)" office:value-type="float" office:value="360" calcext:value-type="float">
            <text:p>360</text:p>
          </table:table-cell>
          <table:table-cell office:value-type="float" office:value="-86" calcext:value-type="float">
            <text:p>-86</text:p>
          </table:table-cell>
          <table:table-cell office:value-type="float" office:value="-98" calcext:value-type="float">
            <text:p>-98</text:p>
          </table:table-cell>
          <table:table-cell table:formula="of:=ROUND(SUM([.D369:.D371]) / 3)" office:value-type="float" office:value="-92" calcext:value-type="float">
            <text:p>-92</text:p>
          </table:table-cell>
          <table:table-cell table:formula="of:=ROUND(SUM([.D370:.D37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IF(ISTEXT([.B371]);0;[.B371])+[.A372]" office:value-type="float" office:value="361440" calcext:value-type="float">
            <text:p>361440</text:p>
          </table:table-cell>
          <table:table-cell table:formula="of:=ROUND([.B372]/1000;1)" office:value-type="float" office:value="361.4" calcext:value-type="float">
            <text:p>361.4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table:formula="of:=ROUND(SUM([.D370:.D372]) / 3)" office:value-type="float" office:value="-88" calcext:value-type="float">
            <text:p>-88</text:p>
          </table:table-cell>
          <table:table-cell table:formula="of:=ROUND(SUM([.D371:.D372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372]);0;[.B372])+[.A373]" office:value-type="float" office:value="362398" calcext:value-type="float">
            <text:p>362398</text:p>
          </table:table-cell>
          <table:table-cell table:formula="of:=ROUND([.B373]/1000;1)" office:value-type="float" office:value="362.4" calcext:value-type="float">
            <text:p>362.4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table:formula="of:=ROUND(SUM([.D371:.D373]) / 3)" office:value-type="float" office:value="-89" calcext:value-type="float">
            <text:p>-89</text:p>
          </table:table-cell>
          <table:table-cell table:formula="of:=ROUND(SUM([.D372:.D373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373]);0;[.B373])+[.A374]" office:value-type="float" office:value="363354" calcext:value-type="float">
            <text:p>363354</text:p>
          </table:table-cell>
          <table:table-cell table:formula="of:=ROUND([.B374]/1000;1)" office:value-type="float" office:value="363.4" calcext:value-type="float">
            <text:p>363.4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formula="of:=ROUND(SUM([.D372:.D374]) / 3)" office:value-type="float" office:value="-89" calcext:value-type="float">
            <text:p>-89</text:p>
          </table:table-cell>
          <table:table-cell table:formula="of:=ROUND(SUM([.D373:.D374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374]);0;[.B374])+[.A375]" office:value-type="float" office:value="363840" calcext:value-type="float">
            <text:p>363840</text:p>
          </table:table-cell>
          <table:table-cell table:formula="of:=ROUND([.B375]/1000;1)" office:value-type="float" office:value="363.8" calcext:value-type="float">
            <text:p>363.8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formula="of:=ROUND(SUM([.D373:.D375]) / 3)" office:value-type="float" office:value="-90" calcext:value-type="float">
            <text:p>-90</text:p>
          </table:table-cell>
          <table:table-cell table:formula="of:=ROUND(SUM([.D374:.D375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375]);0;[.B375])+[.A376]" office:value-type="float" office:value="365280" calcext:value-type="float">
            <text:p>365280</text:p>
          </table:table-cell>
          <table:table-cell table:formula="of:=ROUND([.B376]/1000;1)" office:value-type="float" office:value="365.3" calcext:value-type="float">
            <text:p>365.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D374:.D376]) / 3)" office:value-type="float" office:value="-88" calcext:value-type="float">
            <text:p>-88</text:p>
          </table:table-cell>
          <table:table-cell table:formula="of:=ROUND(SUM([.D375:.D376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376]);0;[.B376])+[.A377]" office:value-type="float" office:value="366235" calcext:value-type="float">
            <text:p>366235</text:p>
          </table:table-cell>
          <table:table-cell table:formula="of:=ROUND([.B377]/1000;1)" office:value-type="float" office:value="366.2" calcext:value-type="float">
            <text:p>366.2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table:formula="of:=ROUND(SUM([.D375:.D377]) / 3)" office:value-type="float" office:value="-86" calcext:value-type="float">
            <text:p>-86</text:p>
          </table:table-cell>
          <table:table-cell table:formula="of:=ROUND(SUM([.D376:.D377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377]);0;[.B377])+[.A378]" office:value-type="float" office:value="366712" calcext:value-type="float">
            <text:p>366712</text:p>
          </table:table-cell>
          <table:table-cell table:formula="of:=ROUND([.B378]/1000;1)" office:value-type="float" office:value="366.7" calcext:value-type="float">
            <text:p>366.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formula="of:=ROUND(SUM([.D376:.D378]) / 3)" office:value-type="float" office:value="-87" calcext:value-type="float">
            <text:p>-87</text:p>
          </table:table-cell>
          <table:table-cell table:formula="of:=ROUND(SUM([.D377:.D378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ISTEXT([.B378]);0;[.B378])+[.A379]" office:value-type="float" office:value="369108" calcext:value-type="float">
            <text:p>369108</text:p>
          </table:table-cell>
          <table:table-cell table:formula="of:=ROUND([.B379]/1000;1)" office:value-type="float" office:value="369.1" calcext:value-type="float">
            <text:p>369.1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formula="of:=ROUND(SUM([.D377:.D379]) / 3)" office:value-type="float" office:value="-83" calcext:value-type="float">
            <text:p>-83</text:p>
          </table:table-cell>
          <table:table-cell table:formula="of:=ROUND(SUM([.D378:.D379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ISTEXT([.B379]);0;[.B379])+[.A380]" office:value-type="float" office:value="370555" calcext:value-type="float">
            <text:p>370555</text:p>
          </table:table-cell>
          <table:table-cell table:formula="of:=ROUND([.B380]/1000;1)" office:value-type="float" office:value="370.6" calcext:value-type="float">
            <text:p>370.6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formula="of:=ROUND(SUM([.D378:.D380]) / 3)" office:value-type="float" office:value="-84" calcext:value-type="float">
            <text:p>-84</text:p>
          </table:table-cell>
          <table:table-cell table:formula="of:=ROUND(SUM([.D379:.D380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380]);0;[.B380])+[.A381]" office:value-type="float" office:value="371509" calcext:value-type="float">
            <text:p>371509</text:p>
          </table:table-cell>
          <table:table-cell table:formula="of:=ROUND([.B381]/1000;1)" office:value-type="float" office:value="371.5" calcext:value-type="float">
            <text:p>371.5</text:p>
          </table:table-cell>
          <table:table-cell office:value-type="float" office:value="-97" calcext:value-type="float">
            <text:p>-97</text:p>
          </table:table-cell>
          <table:table-cell office:value-type="float" office:value="-87" calcext:value-type="float">
            <text:p>-87</text:p>
          </table:table-cell>
          <table:table-cell table:formula="of:=ROUND(SUM([.D379:.D381]) / 3)" office:value-type="float" office:value="-87" calcext:value-type="float">
            <text:p>-87</text:p>
          </table:table-cell>
          <table:table-cell table:formula="of:=ROUND(SUM([.D380:.D381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381]);0;[.B381])+[.A382]" office:value-type="float" office:value="371998" calcext:value-type="float">
            <text:p>371998</text:p>
          </table:table-cell>
          <table:table-cell table:formula="of:=ROUND([.B382]/1000;1)" office:value-type="float" office:value="372" calcext:value-type="float">
            <text:p>372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formula="of:=ROUND(SUM([.D380:.D382]) / 3)" office:value-type="float" office:value="-88" calcext:value-type="float">
            <text:p>-88</text:p>
          </table:table-cell>
          <table:table-cell table:formula="of:=ROUND(SUM([.D381:.D382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IF(ISTEXT([.B382]);0;[.B382])+[.A383]" office:value-type="float" office:value="373425" calcext:value-type="float">
            <text:p>373425</text:p>
          </table:table-cell>
          <table:table-cell table:formula="of:=ROUND([.B383]/1000;1)" office:value-type="float" office:value="373.4" calcext:value-type="float">
            <text:p>373.4</text:p>
          </table:table-cell>
          <table:table-cell office:value-type="float" office:value="-79" calcext:value-type="float">
            <text:p>-79</text:p>
          </table:table-cell>
          <table:table-cell office:value-type="float" office:value="-85" calcext:value-type="float">
            <text:p>-85</text:p>
          </table:table-cell>
          <table:table-cell table:formula="of:=ROUND(SUM([.D381:.D383]) / 3)" office:value-type="float" office:value="-86" calcext:value-type="float">
            <text:p>-86</text:p>
          </table:table-cell>
          <table:table-cell table:formula="of:=ROUND(SUM([.D382:.D383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ISTEXT([.B383]);0;[.B383])+[.A384]" office:value-type="float" office:value="374868" calcext:value-type="float">
            <text:p>374868</text:p>
          </table:table-cell>
          <table:table-cell table:formula="of:=ROUND([.B384]/1000;1)" office:value-type="float" office:value="374.9" calcext:value-type="float">
            <text:p>374.9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table:formula="of:=ROUND(SUM([.D382:.D384]) / 3)" office:value-type="float" office:value="-85" calcext:value-type="float">
            <text:p>-85</text:p>
          </table:table-cell>
          <table:table-cell table:formula="of:=ROUND(SUM([.D383:.D384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84]);0;[.B384])+[.A385]" office:value-type="float" office:value="375351" calcext:value-type="float">
            <text:p>375351</text:p>
          </table:table-cell>
          <table:table-cell table:formula="of:=ROUND([.B385]/1000;1)" office:value-type="float" office:value="375.4" calcext:value-type="float">
            <text:p>375.4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formula="of:=ROUND(SUM([.D383:.D385]) / 3)" office:value-type="float" office:value="-84" calcext:value-type="float">
            <text:p>-84</text:p>
          </table:table-cell>
          <table:table-cell table:formula="of:=ROUND(SUM([.D384:.D385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85]);0;[.B385])+[.A386]" office:value-type="float" office:value="375834" calcext:value-type="float">
            <text:p>375834</text:p>
          </table:table-cell>
          <table:table-cell table:formula="of:=ROUND([.B386]/1000;1)" office:value-type="float" office:value="375.8" calcext:value-type="float">
            <text:p>375.8</text:p>
          </table:table-cell>
          <table:table-cell office:value-type="float" office:value="-96" calcext:value-type="float">
            <text:p>-96</text:p>
          </table:table-cell>
          <table:table-cell office:value-type="float" office:value="-87" calcext:value-type="float">
            <text:p>-87</text:p>
          </table:table-cell>
          <table:table-cell table:formula="of:=ROUND(SUM([.D384:.D386]) / 3)" office:value-type="float" office:value="-90" calcext:value-type="float">
            <text:p>-90</text:p>
          </table:table-cell>
          <table:table-cell table:formula="of:=ROUND(SUM([.D385:.D386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formula="of:=IF(ISTEXT([.B386]);0;[.B386])+[.A387]" office:value-type="float" office:value="378716" calcext:value-type="float">
            <text:p>378716</text:p>
          </table:table-cell>
          <table:table-cell table:formula="of:=ROUND([.B387]/1000;1)" office:value-type="float" office:value="378.7" calcext:value-type="float">
            <text:p>378.7</text:p>
          </table:table-cell>
          <table:table-cell office:value-type="float" office:value="-82" calcext:value-type="float">
            <text:p>-82</text:p>
          </table:table-cell>
          <table:table-cell office:value-type="float" office:value="-88" calcext:value-type="float">
            <text:p>-88</text:p>
          </table:table-cell>
          <table:table-cell table:formula="of:=ROUND(SUM([.D385:.D387]) / 3)" office:value-type="float" office:value="-87" calcext:value-type="float">
            <text:p>-87</text:p>
          </table:table-cell>
          <table:table-cell table:formula="of:=ROUND(SUM([.D386:.D387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387]);0;[.B387])+[.A388]" office:value-type="float" office:value="379184" calcext:value-type="float">
            <text:p>379184</text:p>
          </table:table-cell>
          <table:table-cell table:formula="of:=ROUND([.B388]/1000;1)" office:value-type="float" office:value="379.2" calcext:value-type="float">
            <text:p>379.2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table:formula="of:=ROUND(SUM([.D386:.D388]) / 3)" office:value-type="float" office:value="-90" calcext:value-type="float">
            <text:p>-90</text:p>
          </table:table-cell>
          <table:table-cell table:formula="of:=ROUND(SUM([.D387:.D388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388]);0;[.B388])+[.A389]" office:value-type="float" office:value="379671" calcext:value-type="float">
            <text:p>379671</text:p>
          </table:table-cell>
          <table:table-cell table:formula="of:=ROUND([.B389]/1000;1)" office:value-type="float" office:value="379.7" calcext:value-type="float">
            <text:p>379.7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D387:.D389]) / 3)" office:value-type="float" office:value="-86" calcext:value-type="float">
            <text:p>-86</text:p>
          </table:table-cell>
          <table:table-cell table:formula="of:=ROUND(SUM([.D388:.D389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89]);0;[.B389])+[.A390]" office:value-type="float" office:value="380151" calcext:value-type="float">
            <text:p>380151</text:p>
          </table:table-cell>
          <table:table-cell table:formula="of:=ROUND([.B390]/1000;1)" office:value-type="float" office:value="380.2" calcext:value-type="float">
            <text:p>380.2</text:p>
          </table:table-cell>
          <table:table-cell table:number-columns-repeated="2" office:value-type="float" office:value="-86" calcext:value-type="float">
            <text:p>-86</text:p>
          </table:table-cell>
          <table:table-cell table:formula="of:=ROUND(SUM([.D388:.D390]) / 3)" office:value-type="float" office:value="-88" calcext:value-type="float">
            <text:p>-88</text:p>
          </table:table-cell>
          <table:table-cell table:formula="of:=ROUND(SUM([.D389:.D390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IF(ISTEXT([.B390]);0;[.B390])+[.A391]" office:value-type="float" office:value="382551" calcext:value-type="float">
            <text:p>382551</text:p>
          </table:table-cell>
          <table:table-cell table:formula="of:=ROUND([.B391]/1000;1)" office:value-type="float" office:value="382.6" calcext:value-type="float">
            <text:p>382.6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D389:.D391]) / 3)" office:value-type="float" office:value="-86" calcext:value-type="float">
            <text:p>-86</text:p>
          </table:table-cell>
          <table:table-cell table:formula="of:=ROUND(SUM([.D390:.D391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391]);0;[.B391])+[.A392]" office:value-type="float" office:value="383512" calcext:value-type="float">
            <text:p>383512</text:p>
          </table:table-cell>
          <table:table-cell table:formula="of:=ROUND([.B392]/1000;1)" office:value-type="float" office:value="383.5" calcext:value-type="float">
            <text:p>383.5</text:p>
          </table:table-cell>
          <table:table-cell office:value-type="float" office:value="-97" calcext:value-type="float">
            <text:p>-97</text:p>
          </table:table-cell>
          <table:table-cell office:value-type="float" office:value="-88" calcext:value-type="float">
            <text:p>-88</text:p>
          </table:table-cell>
          <table:table-cell table:formula="of:=ROUND(SUM([.D390:.D392]) / 3)" office:value-type="float" office:value="-90" calcext:value-type="float">
            <text:p>-90</text:p>
          </table:table-cell>
          <table:table-cell table:formula="of:=ROUND(SUM([.D391:.D392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formula="of:=IF(ISTEXT([.B392]);0;[.B392])+[.A393]" office:value-type="float" office:value="385907" calcext:value-type="float">
            <text:p>385907</text:p>
          </table:table-cell>
          <table:table-cell table:formula="of:=ROUND([.B393]/1000;1)" office:value-type="float" office:value="385.9" calcext:value-type="float">
            <text:p>385.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formula="of:=ROUND(SUM([.D391:.D393]) / 3)" office:value-type="float" office:value="-90" calcext:value-type="float">
            <text:p>-90</text:p>
          </table:table-cell>
          <table:table-cell table:formula="of:=ROUND(SUM([.D392:.D393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ISTEXT([.B393]);0;[.B393])+[.A394]" office:value-type="float" office:value="386402" calcext:value-type="float">
            <text:p>386402</text:p>
          </table:table-cell>
          <table:table-cell table:formula="of:=ROUND([.B394]/1000;1)" office:value-type="float" office:value="386.4" calcext:value-type="float">
            <text:p>386.4</text:p>
          </table:table-cell>
          <table:table-cell office:value-type="float" office:value="-81" calcext:value-type="float">
            <text:p>-81</text:p>
          </table:table-cell>
          <table:table-cell office:value-type="float" office:value="-87" calcext:value-type="float">
            <text:p>-87</text:p>
          </table:table-cell>
          <table:table-cell table:formula="of:=ROUND(SUM([.D392:.D394]) / 3)" office:value-type="float" office:value="-88" calcext:value-type="float">
            <text:p>-88</text:p>
          </table:table-cell>
          <table:table-cell table:formula="of:=ROUND(SUM([.D393:.D394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ISTEXT([.B394]);0;[.B394])+[.A395]" office:value-type="float" office:value="386868" calcext:value-type="float">
            <text:p>386868</text:p>
          </table:table-cell>
          <table:table-cell table:formula="of:=ROUND([.B395]/1000;1)" office:value-type="float" office:value="386.9" calcext:value-type="float">
            <text:p>386.9</text:p>
          </table:table-cell>
          <table:table-cell office:value-type="float" office:value="-96" calcext:value-type="float">
            <text:p>-96</text:p>
          </table:table-cell>
          <table:table-cell office:value-type="float" office:value="-90" calcext:value-type="float">
            <text:p>-90</text:p>
          </table:table-cell>
          <table:table-cell table:formula="of:=ROUND(SUM([.D393:.D395]) / 3)" office:value-type="float" office:value="-88" calcext:value-type="float">
            <text:p>-88</text:p>
          </table:table-cell>
          <table:table-cell table:formula="of:=ROUND(SUM([.D394:.D395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95]);0;[.B395])+[.A396]" office:value-type="float" office:value="387349" calcext:value-type="float">
            <text:p>387349</text:p>
          </table:table-cell>
          <table:table-cell table:formula="of:=ROUND([.B396]/1000;1)" office:value-type="float" office:value="387.3" calcext:value-type="float">
            <text:p>387.3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formula="of:=ROUND(SUM([.D394:.D396]) / 3)" office:value-type="float" office:value="-87" calcext:value-type="float">
            <text:p>-87</text:p>
          </table:table-cell>
          <table:table-cell table:formula="of:=ROUND(SUM([.D395:.D396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396]);0;[.B396])+[.A397]" office:value-type="float" office:value="388311" calcext:value-type="float">
            <text:p>388311</text:p>
          </table:table-cell>
          <table:table-cell table:formula="of:=ROUND([.B397]/1000;1)" office:value-type="float" office:value="388.3" calcext:value-type="float">
            <text:p>388.3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table:formula="of:=ROUND(SUM([.D395:.D397]) / 3)" office:value-type="float" office:value="-92" calcext:value-type="float">
            <text:p>-92</text:p>
          </table:table-cell>
          <table:table-cell table:formula="of:=ROUND(SUM([.D396:.D397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397]);0;[.B397])+[.A398]" office:value-type="float" office:value="389751" calcext:value-type="float">
            <text:p>389751</text:p>
          </table:table-cell>
          <table:table-cell table:formula="of:=ROUND([.B398]/1000;1)" office:value-type="float" office:value="389.8" calcext:value-type="float">
            <text:p>389.8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D396:.D398]) / 3)" office:value-type="float" office:value="-90" calcext:value-type="float">
            <text:p>-90</text:p>
          </table:table-cell>
          <table:table-cell table:formula="of:=ROUND(SUM([.D397:.D398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398]);0;[.B398])+[.A399]" office:value-type="float" office:value="390229" calcext:value-type="float">
            <text:p>390229</text:p>
          </table:table-cell>
          <table:table-cell table:formula="of:=ROUND([.B399]/1000;1)" office:value-type="float" office:value="390.2" calcext:value-type="float">
            <text:p>390.2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table:formula="of:=ROUND(SUM([.D397:.D399]) / 3)" office:value-type="float" office:value="-94" calcext:value-type="float">
            <text:p>-94</text:p>
          </table:table-cell>
          <table:table-cell table:formula="of:=ROUND(SUM([.D398:.D399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99]);0;[.B399])+[.A400]" office:value-type="float" office:value="390709" calcext:value-type="float">
            <text:p>390709</text:p>
          </table:table-cell>
          <table:table-cell table:formula="of:=ROUND([.B400]/1000;1)" office:value-type="float" office:value="390.7" calcext:value-type="float">
            <text:p>390.7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table:formula="of:=ROUND(SUM([.D398:.D400]) / 3)" office:value-type="float" office:value="-89" calcext:value-type="float">
            <text:p>-89</text:p>
          </table:table-cell>
          <table:table-cell table:formula="of:=ROUND(SUM([.D399:.D400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400]);0;[.B400])+[.A401]" office:value-type="float" office:value="391669" calcext:value-type="float">
            <text:p>391669</text:p>
          </table:table-cell>
          <table:table-cell table:formula="of:=ROUND([.B401]/1000;1)" office:value-type="float" office:value="391.7" calcext:value-type="float">
            <text:p>391.7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D399:.D401]) / 3)" office:value-type="float" office:value="-91" calcext:value-type="float">
            <text:p>-91</text:p>
          </table:table-cell>
          <table:table-cell table:formula="of:=ROUND(SUM([.D400:.D40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401]);0;[.B401])+[.A402]" office:value-type="float" office:value="393107" calcext:value-type="float">
            <text:p>393107</text:p>
          </table:table-cell>
          <table:table-cell table:formula="of:=ROUND([.B402]/1000;1)" office:value-type="float" office:value="393.1" calcext:value-type="float">
            <text:p>393.1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D400:.D402]) / 3)" office:value-type="float" office:value="-91" calcext:value-type="float">
            <text:p>-91</text:p>
          </table:table-cell>
          <table:table-cell table:formula="of:=ROUND(SUM([.D401:.D402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ISTEXT([.B402]);0;[.B402])+[.A403]" office:value-type="float" office:value="394071" calcext:value-type="float">
            <text:p>394071</text:p>
          </table:table-cell>
          <table:table-cell table:formula="of:=ROUND([.B403]/1000;1)" office:value-type="float" office:value="394.1" calcext:value-type="float">
            <text:p>394.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D401:.D403]) / 3)" office:value-type="float" office:value="-94" calcext:value-type="float">
            <text:p>-94</text:p>
          </table:table-cell>
          <table:table-cell table:formula="of:=ROUND(SUM([.D402:.D403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03]);0;[.B403])+[.A404]" office:value-type="float" office:value="394550" calcext:value-type="float">
            <text:p>394550</text:p>
          </table:table-cell>
          <table:table-cell table:formula="of:=ROUND([.B404]/1000;1)" office:value-type="float" office:value="394.6" calcext:value-type="float">
            <text:p>394.6</text:p>
          </table:table-cell>
          <table:table-cell office:value-type="float" office:value="-84" calcext:value-type="float">
            <text:p>-84</text:p>
          </table:table-cell>
          <table:table-cell office:value-type="float" office:value="-91" calcext:value-type="float">
            <text:p>-91</text:p>
          </table:table-cell>
          <table:table-cell table:formula="of:=ROUND(SUM([.D402:.D404]) / 3)" office:value-type="float" office:value="-91" calcext:value-type="float">
            <text:p>-91</text:p>
          </table:table-cell>
          <table:table-cell table:formula="of:=ROUND(SUM([.D403:.D404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formula="of:=IF(ISTEXT([.B404]);0;[.B404])+[.A405]" office:value-type="float" office:value="397444" calcext:value-type="float">
            <text:p>397444</text:p>
          </table:table-cell>
          <table:table-cell table:formula="of:=ROUND([.B405]/1000;1)" office:value-type="float" office:value="397.4" calcext:value-type="float">
            <text:p>397.4</text:p>
          </table:table-cell>
          <table:table-cell office:value-type="float" office:value="-98" calcext:value-type="float">
            <text:p>-98</text:p>
          </table:table-cell>
          <table:table-cell office:value-type="float" office:value="-92" calcext:value-type="float">
            <text:p>-92</text:p>
          </table:table-cell>
          <table:table-cell table:formula="of:=ROUND(SUM([.D403:.D405]) / 3)" office:value-type="float" office:value="-92" calcext:value-type="float">
            <text:p>-92</text:p>
          </table:table-cell>
          <table:table-cell table:formula="of:=ROUND(SUM([.D404:.D405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ISTEXT([.B405]);0;[.B405])+[.A406]" office:value-type="float" office:value="398396" calcext:value-type="float">
            <text:p>398396</text:p>
          </table:table-cell>
          <table:table-cell table:formula="of:=ROUND([.B406]/1000;1)" office:value-type="float" office:value="398.4" calcext:value-type="float">
            <text:p>398.4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table:formula="of:=ROUND(SUM([.D404:.D406]) / 3)" office:value-type="float" office:value="-93" calcext:value-type="float">
            <text:p>-93</text:p>
          </table:table-cell>
          <table:table-cell table:formula="of:=ROUND(SUM([.D405:.D406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IF(ISTEXT([.B406]);0;[.B406])+[.A407]" office:value-type="float" office:value="401705" calcext:value-type="float">
            <text:p>401705</text:p>
          </table:table-cell>
          <table:table-cell table:formula="of:=ROUND([.B407]/1000;1)" office:value-type="float" office:value="401.7" calcext:value-type="float">
            <text:p>401.7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table:formula="of:=ROUND(SUM([.D405:.D407]) / 3)" office:value-type="float" office:value="-105" calcext:value-type="float">
            <text:p>-105</text:p>
          </table:table-cell>
          <table:table-cell table:formula="of:=ROUND(SUM([.D406:.D407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ISTEXT([.B407]);0;[.B407])+[.A408]" office:value-type="float" office:value="402247" calcext:value-type="float">
            <text:p>402247</text:p>
          </table:table-cell>
          <table:table-cell table:formula="of:=ROUND([.B408]/1000;1)" office:value-type="float" office:value="402.2" calcext:value-type="float">
            <text:p>402.2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table:formula="of:=ROUND(SUM([.D406:.D408]) / 3)" office:value-type="float" office:value="-105" calcext:value-type="float">
            <text:p>-105</text:p>
          </table:table-cell>
          <table:table-cell table:formula="of:=ROUND(SUM([.D407:.D408]) / 2)" office:value-type="float" office:value="-108" calcext:value-type="float">
            <text:p>-108</text:p>
          </table:table-cell>
          <table:table-cell table:number-columns-repeated="16370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ISTEXT([.B408]);0;[.B408])+[.A409]" office:value-type="float" office:value="403686" calcext:value-type="float">
            <text:p>403686</text:p>
          </table:table-cell>
          <table:table-cell table:formula="of:=ROUND([.B409]/1000;1)" office:value-type="float" office:value="403.7" calcext:value-type="float">
            <text:p>403.7</text:p>
          </table:table-cell>
          <table:table-cell office:value-type="float" office:value="-92" calcext:value-type="float">
            <text:p>-92</text:p>
          </table:table-cell>
          <table:table-cell office:value-type="float" office:value="-101" calcext:value-type="float">
            <text:p>-101</text:p>
          </table:table-cell>
          <table:table-cell table:formula="of:=ROUND(SUM([.D407:.D409]) / 3)" office:value-type="float" office:value="-103" calcext:value-type="float">
            <text:p>-103</text:p>
          </table:table-cell>
          <table:table-cell table:formula="of:=ROUND(SUM([.D408:.D409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formula="of:=IF(ISTEXT([.B409]);0;[.B409])+[.A410]" office:value-type="float" office:value="405114" calcext:value-type="float">
            <text:p>405114</text:p>
          </table:table-cell>
          <table:table-cell table:formula="of:=ROUND([.B410]/1000;1)" office:value-type="float" office:value="405.1" calcext:value-type="float">
            <text:p>405.1</text:p>
          </table:table-cell>
          <table:table-cell office:value-type="float" office:value="-100" calcext:value-type="float">
            <text:p>-100</text:p>
          </table:table-cell>
          <table:table-cell office:value-type="float" office:value="-102" calcext:value-type="float">
            <text:p>-102</text:p>
          </table:table-cell>
          <table:table-cell table:formula="of:=ROUND(SUM([.D408:.D410]) / 3)" office:value-type="float" office:value="-96" calcext:value-type="float">
            <text:p>-96</text:p>
          </table:table-cell>
          <table:table-cell table:formula="of:=ROUND(SUM([.D409:.D410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formula="of:=IF(ISTEXT([.B410]);0;[.B410])+[.A411]" office:value-type="float" office:value="407505" calcext:value-type="float">
            <text:p>407505</text:p>
          </table:table-cell>
          <table:table-cell table:formula="of:=ROUND([.B411]/1000;1)" office:value-type="float" office:value="407.5" calcext:value-type="float">
            <text:p>407.5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formula="of:=ROUND(SUM([.D409:.D411]) / 3)" office:value-type="float" office:value="-95" calcext:value-type="float">
            <text:p>-95</text:p>
          </table:table-cell>
          <table:table-cell table:formula="of:=ROUND(SUM([.D410:.D411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ISTEXT([.B411]);0;[.B411])+[.A412]" office:value-type="float" office:value="408473" calcext:value-type="float">
            <text:p>408473</text:p>
          </table:table-cell>
          <table:table-cell table:formula="of:=ROUND([.B412]/1000;1)" office:value-type="float" office:value="408.5" calcext:value-type="float">
            <text:p>408.5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table:formula="of:=ROUND(SUM([.D410:.D412]) / 3)" office:value-type="float" office:value="-94" calcext:value-type="float">
            <text:p>-94</text:p>
          </table:table-cell>
          <table:table-cell table:formula="of:=ROUND(SUM([.D411:.D412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412]);0;[.B412])+[.A413]" office:value-type="float" office:value="409434" calcext:value-type="float">
            <text:p>409434</text:p>
          </table:table-cell>
          <table:table-cell table:formula="of:=ROUND([.B413]/1000;1)" office:value-type="float" office:value="409.4" calcext:value-type="float">
            <text:p>409.4</text:p>
          </table:table-cell>
          <table:table-cell office:value-type="float" office:value="-101" calcext:value-type="float">
            <text:p>-101</text:p>
          </table:table-cell>
          <table:table-cell office:value-type="float" office:value="-95" calcext:value-type="float">
            <text:p>-95</text:p>
          </table:table-cell>
          <table:table-cell table:formula="of:=ROUND(SUM([.D411:.D413]) / 3)" office:value-type="float" office:value="-94" calcext:value-type="float">
            <text:p>-94</text:p>
          </table:table-cell>
          <table:table-cell table:formula="of:=ROUND(SUM([.D412:.D413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413]);0;[.B413])+[.A414]" office:value-type="float" office:value="410872" calcext:value-type="float">
            <text:p>410872</text:p>
          </table:table-cell>
          <table:table-cell table:formula="of:=ROUND([.B414]/1000;1)" office:value-type="float" office:value="410.9" calcext:value-type="float">
            <text:p>410.9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table:formula="of:=ROUND(SUM([.D412:.D414]) / 3)" office:value-type="float" office:value="-93" calcext:value-type="float">
            <text:p>-93</text:p>
          </table:table-cell>
          <table:table-cell table:formula="of:=ROUND(SUM([.D413:.D414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14]);0;[.B414])+[.A415]" office:value-type="float" office:value="411357" calcext:value-type="float">
            <text:p>411357</text:p>
          </table:table-cell>
          <table:table-cell table:formula="of:=ROUND([.B415]/1000;1)" office:value-type="float" office:value="411.4" calcext:value-type="float">
            <text:p>411.4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table:formula="of:=ROUND(SUM([.D413:.D415]) / 3)" office:value-type="float" office:value="-92" calcext:value-type="float">
            <text:p>-92</text:p>
          </table:table-cell>
          <table:table-cell table:formula="of:=ROUND(SUM([.D414:.D415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415]);0;[.B415])+[.A416]" office:value-type="float" office:value="411837" calcext:value-type="float">
            <text:p>411837</text:p>
          </table:table-cell>
          <table:table-cell table:formula="of:=ROUND([.B416]/1000;1)" office:value-type="float" office:value="411.8" calcext:value-type="float">
            <text:p>411.8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formula="of:=ROUND(SUM([.D414:.D416]) / 3)" office:value-type="float" office:value="-89" calcext:value-type="float">
            <text:p>-89</text:p>
          </table:table-cell>
          <table:table-cell table:formula="of:=ROUND(SUM([.D415:.D416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ISTEXT([.B416]);0;[.B416])+[.A417]" office:value-type="float" office:value="412787" calcext:value-type="float">
            <text:p>412787</text:p>
          </table:table-cell>
          <table:table-cell table:formula="of:=ROUND([.B417]/1000;1)" office:value-type="float" office:value="412.8" calcext:value-type="float">
            <text:p>412.8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table:formula="of:=ROUND(SUM([.D415:.D417]) / 3)" office:value-type="float" office:value="-91" calcext:value-type="float">
            <text:p>-91</text:p>
          </table:table-cell>
          <table:table-cell table:formula="of:=ROUND(SUM([.D416:.D417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IF(ISTEXT([.B417]);0;[.B417])+[.A418]" office:value-type="float" office:value="414713" calcext:value-type="float">
            <text:p>414713</text:p>
          </table:table-cell>
          <table:table-cell table:formula="of:=ROUND([.B418]/1000;1)" office:value-type="float" office:value="414.7" calcext:value-type="float">
            <text:p>414.7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D416:.D418]) / 3)" office:value-type="float" office:value="-94" calcext:value-type="float">
            <text:p>-94</text:p>
          </table:table-cell>
          <table:table-cell table:formula="of:=ROUND(SUM([.D417:.D418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18]);0;[.B418])+[.A419]" office:value-type="float" office:value="415192" calcext:value-type="float">
            <text:p>415192</text:p>
          </table:table-cell>
          <table:table-cell table:formula="of:=ROUND([.B419]/1000;1)" office:value-type="float" office:value="415.2" calcext:value-type="float">
            <text:p>415.2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D417:.D419]) / 3)" office:value-type="float" office:value="-92" calcext:value-type="float">
            <text:p>-92</text:p>
          </table:table-cell>
          <table:table-cell table:formula="of:=ROUND(SUM([.D418:.D419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419]);0;[.B419])+[.A420]" office:value-type="float" office:value="415672" calcext:value-type="float">
            <text:p>415672</text:p>
          </table:table-cell>
          <table:table-cell table:formula="of:=ROUND([.B420]/1000;1)" office:value-type="float" office:value="415.7" calcext:value-type="float">
            <text:p>415.7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D418:.D420]) / 3)" office:value-type="float" office:value="-92" calcext:value-type="float">
            <text:p>-92</text:p>
          </table:table-cell>
          <table:table-cell table:formula="of:=ROUND(SUM([.D419:.D420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420]);0;[.B420])+[.A421]" office:value-type="float" office:value="416146" calcext:value-type="float">
            <text:p>416146</text:p>
          </table:table-cell>
          <table:table-cell table:formula="of:=ROUND([.B421]/1000;1)" office:value-type="float" office:value="416.1" calcext:value-type="float">
            <text:p>416.1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table:formula="of:=ROUND(SUM([.D419:.D421]) / 3)" office:value-type="float" office:value="-90" calcext:value-type="float">
            <text:p>-90</text:p>
          </table:table-cell>
          <table:table-cell table:formula="of:=ROUND(SUM([.D420:.D42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formula="of:=IF(ISTEXT([.B421]);0;[.B421])+[.A422]" office:value-type="float" office:value="418553" calcext:value-type="float">
            <text:p>418553</text:p>
          </table:table-cell>
          <table:table-cell table:formula="of:=ROUND([.B422]/1000;1)" office:value-type="float" office:value="418.6" calcext:value-type="float">
            <text:p>418.6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ROUND(SUM([.D420:.D422]) / 3)" office:value-type="float" office:value="-89" calcext:value-type="float">
            <text:p>-89</text:p>
          </table:table-cell>
          <table:table-cell table:formula="of:=ROUND(SUM([.D421:.D422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22]);0;[.B422])+[.A423]" office:value-type="float" office:value="419037" calcext:value-type="float">
            <text:p>419037</text:p>
          </table:table-cell>
          <table:table-cell table:formula="of:=ROUND([.B423]/1000;1)" office:value-type="float" office:value="419" calcext:value-type="float">
            <text:p>419</text:p>
          </table:table-cell>
          <table:table-cell office:value-type="float" office:value="-99" calcext:value-type="float">
            <text:p>-99</text:p>
          </table:table-cell>
          <table:table-cell office:value-type="float" office:value="-91" calcext:value-type="float">
            <text:p>-91</text:p>
          </table:table-cell>
          <table:table-cell table:formula="of:=ROUND(SUM([.D421:.D423]) / 3)" office:value-type="float" office:value="-91" calcext:value-type="float">
            <text:p>-91</text:p>
          </table:table-cell>
          <table:table-cell table:formula="of:=ROUND(SUM([.D422:.D423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ISTEXT([.B423]);0;[.B423])+[.A424]" office:value-type="float" office:value="420954" calcext:value-type="float">
            <text:p>420954</text:p>
          </table:table-cell>
          <table:table-cell table:formula="of:=ROUND([.B424]/1000;1)" office:value-type="float" office:value="421" calcext:value-type="float">
            <text:p>42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formula="of:=ROUND(SUM([.D422:.D424]) / 3)" office:value-type="float" office:value="-92" calcext:value-type="float">
            <text:p>-92</text:p>
          </table:table-cell>
          <table:table-cell table:formula="of:=ROUND(SUM([.D423:.D424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ISTEXT([.B424]);0;[.B424])+[.A425]" office:value-type="float" office:value="422391" calcext:value-type="float">
            <text:p>422391</text:p>
          </table:table-cell>
          <table:table-cell table:formula="of:=ROUND([.B425]/1000;1)" office:value-type="float" office:value="422.4" calcext:value-type="float">
            <text:p>422.4</text:p>
          </table:table-cell>
          <table:table-cell office:value-type="float" office:value="-99" calcext:value-type="float">
            <text:p>-99</text:p>
          </table:table-cell>
          <table:table-cell office:value-type="float" office:value="-93" calcext:value-type="float">
            <text:p>-93</text:p>
          </table:table-cell>
          <table:table-cell table:formula="of:=ROUND(SUM([.D423:.D425]) / 3)" office:value-type="float" office:value="-96" calcext:value-type="float">
            <text:p>-96</text:p>
          </table:table-cell>
          <table:table-cell table:formula="of:=ROUND(SUM([.D424:.D425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425]);0;[.B425])+[.A426]" office:value-type="float" office:value="422878" calcext:value-type="float">
            <text:p>422878</text:p>
          </table:table-cell>
          <table:table-cell table:formula="of:=ROUND([.B426]/1000;1)" office:value-type="float" office:value="422.9" calcext:value-type="float">
            <text:p>422.9</text:p>
          </table:table-cell>
          <table:table-cell office:value-type="float" office:value="-101" calcext:value-type="float">
            <text:p>-101</text:p>
          </table:table-cell>
          <table:table-cell office:value-type="float" office:value="-97" calcext:value-type="float">
            <text:p>-97</text:p>
          </table:table-cell>
          <table:table-cell table:formula="of:=ROUND(SUM([.D424:.D426]) / 3)" office:value-type="float" office:value="-96" calcext:value-type="float">
            <text:p>-96</text:p>
          </table:table-cell>
          <table:table-cell table:formula="of:=ROUND(SUM([.D425:.D426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426]);0;[.B426])+[.A427]" office:value-type="float" office:value="423351" calcext:value-type="float">
            <text:p>423351</text:p>
          </table:table-cell>
          <table:table-cell table:formula="of:=ROUND([.B427]/1000;1)" office:value-type="float" office:value="423.4" calcext:value-type="float">
            <text:p>423.4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formula="of:=ROUND(SUM([.D425:.D427]) / 3)" office:value-type="float" office:value="-99" calcext:value-type="float">
            <text:p>-99</text:p>
          </table:table-cell>
          <table:table-cell table:formula="of:=ROUND(SUM([.D426:.D427]) / 2)" office:value-type="float" office:value="-99" calcext:value-type="float">
            <text:p>-99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27]);0;[.B427])+[.A428]" office:value-type="float" office:value="423832" calcext:value-type="float">
            <text:p>423832</text:p>
          </table:table-cell>
          <table:table-cell table:formula="of:=ROUND([.B428]/1000;1)" office:value-type="float" office:value="423.8" calcext:value-type="float">
            <text:p>423.8</text:p>
          </table:table-cell>
          <table:table-cell office:value-type="float" office:value="-82" calcext:value-type="float">
            <text:p>-82</text:p>
          </table:table-cell>
          <table:table-cell office:value-type="float" office:value="-94" calcext:value-type="float">
            <text:p>-94</text:p>
          </table:table-cell>
          <table:table-cell table:formula="of:=ROUND(SUM([.D426:.D428]) / 3)" office:value-type="float" office:value="-93" calcext:value-type="float">
            <text:p>-93</text:p>
          </table:table-cell>
          <table:table-cell table:formula="of:=ROUND(SUM([.D427:.D428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428]);0;[.B428])+[.A429]" office:value-type="float" office:value="424318" calcext:value-type="float">
            <text:p>424318</text:p>
          </table:table-cell>
          <table:table-cell table:formula="of:=ROUND([.B429]/1000;1)" office:value-type="float" office:value="424.3" calcext:value-type="float">
            <text:p>424.3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D427:.D429]) / 3)" office:value-type="float" office:value="-89" calcext:value-type="float">
            <text:p>-89</text:p>
          </table:table-cell>
          <table:table-cell table:formula="of:=ROUND(SUM([.D428:.D429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429]);0;[.B429])+[.A430]" office:value-type="float" office:value="424800" calcext:value-type="float">
            <text:p>424800</text:p>
          </table:table-cell>
          <table:table-cell table:formula="of:=ROUND([.B430]/1000;1)" office:value-type="float" office:value="424.8" calcext:value-type="float">
            <text:p>424.8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D428:.D430]) / 3)" office:value-type="float" office:value="-87" calcext:value-type="float">
            <text:p>-87</text:p>
          </table:table-cell>
          <table:table-cell table:formula="of:=ROUND(SUM([.D429:.D430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430]);0;[.B430])+[.A431]" office:value-type="float" office:value="425268" calcext:value-type="float">
            <text:p>425268</text:p>
          </table:table-cell>
          <table:table-cell table:formula="of:=ROUND([.B431]/1000;1)" office:value-type="float" office:value="425.3" calcext:value-type="float">
            <text:p>425.3</text:p>
          </table:table-cell>
          <table:table-cell office:value-type="float" office:value="-98" calcext:value-type="float">
            <text:p>-98</text:p>
          </table:table-cell>
          <table:table-cell office:value-type="float" office:value="-90" calcext:value-type="float">
            <text:p>-90</text:p>
          </table:table-cell>
          <table:table-cell table:formula="of:=ROUND(SUM([.D429:.D431]) / 3)" office:value-type="float" office:value="-93" calcext:value-type="float">
            <text:p>-93</text:p>
          </table:table-cell>
          <table:table-cell table:formula="of:=ROUND(SUM([.D430:.D431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ISTEXT([.B431]);0;[.B431])+[.A432]" office:value-type="float" office:value="426237" calcext:value-type="float">
            <text:p>426237</text:p>
          </table:table-cell>
          <table:table-cell table:formula="of:=ROUND([.B432]/1000;1)" office:value-type="float" office:value="426.2" calcext:value-type="float">
            <text:p>426.2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D430:.D432]) / 3)" office:value-type="float" office:value="-93" calcext:value-type="float">
            <text:p>-93</text:p>
          </table:table-cell>
          <table:table-cell table:formula="of:=ROUND(SUM([.D431:.D432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432]);0;[.B432])+[.A433]" office:value-type="float" office:value="426714" calcext:value-type="float">
            <text:p>426714</text:p>
          </table:table-cell>
          <table:table-cell table:formula="of:=ROUND([.B433]/1000;1)" office:value-type="float" office:value="426.7" calcext:value-type="float">
            <text:p>426.7</text:p>
          </table:table-cell>
          <table:table-cell office:value-type="float" office:value="-79" calcext:value-type="float">
            <text:p>-79</text:p>
          </table:table-cell>
          <table:table-cell office:value-type="float" office:value="-89" calcext:value-type="float">
            <text:p>-89</text:p>
          </table:table-cell>
          <table:table-cell table:formula="of:=ROUND(SUM([.D431:.D433]) / 3)" office:value-type="float" office:value="-89" calcext:value-type="float">
            <text:p>-89</text:p>
          </table:table-cell>
          <table:table-cell table:formula="of:=ROUND(SUM([.D432:.D433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33]);0;[.B433])+[.A434]" office:value-type="float" office:value="427198" calcext:value-type="float">
            <text:p>427198</text:p>
          </table:table-cell>
          <table:table-cell table:formula="of:=ROUND([.B434]/1000;1)" office:value-type="float" office:value="427.2" calcext:value-type="float">
            <text:p>427.2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table:formula="of:=ROUND(SUM([.D432:.D434]) / 3)" office:value-type="float" office:value="-84" calcext:value-type="float">
            <text:p>-84</text:p>
          </table:table-cell>
          <table:table-cell table:formula="of:=ROUND(SUM([.D433:.D434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34]);0;[.B434])+[.A435]" office:value-type="float" office:value="427674" calcext:value-type="float">
            <text:p>427674</text:p>
          </table:table-cell>
          <table:table-cell table:formula="of:=ROUND([.B435]/1000;1)" office:value-type="float" office:value="427.7" calcext:value-type="float">
            <text:p>427.7</text:p>
          </table:table-cell>
          <table:table-cell office:value-type="float" office:value="-98" calcext:value-type="float">
            <text:p>-98</text:p>
          </table:table-cell>
          <table:table-cell office:value-type="float" office:value="-87" calcext:value-type="float">
            <text:p>-87</text:p>
          </table:table-cell>
          <table:table-cell table:formula="of:=ROUND(SUM([.D433:.D435]) / 3)" office:value-type="float" office:value="-87" calcext:value-type="float">
            <text:p>-87</text:p>
          </table:table-cell>
          <table:table-cell table:formula="of:=ROUND(SUM([.D434:.D435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35]);0;[.B435])+[.A436]" office:value-type="float" office:value="428158" calcext:value-type="float">
            <text:p>428158</text:p>
          </table:table-cell>
          <table:table-cell table:formula="of:=ROUND([.B436]/1000;1)" office:value-type="float" office:value="428.2" calcext:value-type="float">
            <text:p>428.2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table:formula="of:=ROUND(SUM([.D434:.D436]) / 3)" office:value-type="float" office:value="-92" calcext:value-type="float">
            <text:p>-92</text:p>
          </table:table-cell>
          <table:table-cell table:formula="of:=ROUND(SUM([.D435:.D436]) / 2)" office:value-type="float" office:value="-97" calcext:value-type="float">
            <text:p>-97</text:p>
          </table:table-cell>
          <table:table-cell table:number-columns-repeated="16370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ISTEXT([.B436]);0;[.B436])+[.A437]" office:value-type="float" office:value="428654" calcext:value-type="float">
            <text:p>428654</text:p>
          </table:table-cell>
          <table:table-cell table:formula="of:=ROUND([.B437]/1000;1)" office:value-type="float" office:value="428.7" calcext:value-type="float">
            <text:p>428.7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D435:.D437]) / 3)" office:value-type="float" office:value="-94" calcext:value-type="float">
            <text:p>-94</text:p>
          </table:table-cell>
          <table:table-cell table:formula="of:=ROUND(SUM([.D436:.D437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ISTEXT([.B437]);0;[.B437])+[.A438]" office:value-type="float" office:value="429117" calcext:value-type="float">
            <text:p>429117</text:p>
          </table:table-cell>
          <table:table-cell table:formula="of:=ROUND([.B438]/1000;1)" office:value-type="float" office:value="429.1" calcext:value-type="float">
            <text:p>429.1</text:p>
          </table:table-cell>
          <table:table-cell office:value-type="float" office:value="-80" calcext:value-type="float">
            <text:p>-80</text:p>
          </table:table-cell>
          <table:table-cell office:value-type="float" office:value="-90" calcext:value-type="float">
            <text:p>-90</text:p>
          </table:table-cell>
          <table:table-cell table:formula="of:=ROUND(SUM([.D436:.D438]) / 3)" office:value-type="float" office:value="-88" calcext:value-type="float">
            <text:p>-88</text:p>
          </table:table-cell>
          <table:table-cell table:formula="of:=ROUND(SUM([.D437:.D438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438]);0;[.B438])+[.A439]" office:value-type="float" office:value="430078" calcext:value-type="float">
            <text:p>430078</text:p>
          </table:table-cell>
          <table:table-cell table:formula="of:=ROUND([.B439]/1000;1)" office:value-type="float" office:value="430.1" calcext:value-type="float">
            <text:p>430.1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table:formula="of:=ROUND(SUM([.D437:.D439]) / 3)" office:value-type="float" office:value="-85" calcext:value-type="float">
            <text:p>-85</text:p>
          </table:table-cell>
          <table:table-cell table:formula="of:=ROUND(SUM([.D438:.D439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39]);0;[.B439])+[.A440]" office:value-type="float" office:value="430557" calcext:value-type="float">
            <text:p>430557</text:p>
          </table:table-cell>
          <table:table-cell table:formula="of:=ROUND([.B440]/1000;1)" office:value-type="float" office:value="430.6" calcext:value-type="float">
            <text:p>430.6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formula="of:=ROUND(SUM([.D438:.D440]) / 3)" office:value-type="float" office:value="-83" calcext:value-type="float">
            <text:p>-83</text:p>
          </table:table-cell>
          <table:table-cell table:formula="of:=ROUND(SUM([.D439:.D440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IF(ISTEXT([.B440]);0;[.B440])+[.A441]" office:value-type="float" office:value="432947" calcext:value-type="float">
            <text:p>432947</text:p>
          </table:table-cell>
          <table:table-cell table:formula="of:=ROUND([.B441]/1000;1)" office:value-type="float" office:value="432.9" calcext:value-type="float">
            <text:p>432.9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formula="of:=ROUND(SUM([.D439:.D441]) / 3)" office:value-type="float" office:value="-84" calcext:value-type="float">
            <text:p>-84</text:p>
          </table:table-cell>
          <table:table-cell table:formula="of:=ROUND(SUM([.D440:.D441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ISTEXT([.B441]);0;[.B441])+[.A442]" office:value-type="float" office:value="433442" calcext:value-type="float">
            <text:p>433442</text:p>
          </table:table-cell>
          <table:table-cell table:formula="of:=ROUND([.B442]/1000;1)" office:value-type="float" office:value="433.4" calcext:value-type="float">
            <text:p>433.4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formula="of:=ROUND(SUM([.D440:.D442]) / 3)" office:value-type="float" office:value="-83" calcext:value-type="float">
            <text:p>-83</text:p>
          </table:table-cell>
          <table:table-cell table:formula="of:=ROUND(SUM([.D441:.D442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ISTEXT([.B442]);0;[.B442])+[.A443]" office:value-type="float" office:value="434390" calcext:value-type="float">
            <text:p>434390</text:p>
          </table:table-cell>
          <table:table-cell table:formula="of:=ROUND([.B443]/1000;1)" office:value-type="float" office:value="434.4" calcext:value-type="float">
            <text:p>434.4</text:p>
          </table:table-cell>
          <table:table-cell office:value-type="float" office:value="-101" calcext:value-type="float">
            <text:p>-101</text:p>
          </table:table-cell>
          <table:table-cell office:value-type="float" office:value="-87" calcext:value-type="float">
            <text:p>-87</text:p>
          </table:table-cell>
          <table:table-cell table:formula="of:=ROUND(SUM([.D441:.D443]) / 3)" office:value-type="float" office:value="-88" calcext:value-type="float">
            <text:p>-88</text:p>
          </table:table-cell>
          <table:table-cell table:formula="of:=ROUND(SUM([.D442:.D443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443]);0;[.B443])+[.A444]" office:value-type="float" office:value="435836" calcext:value-type="float">
            <text:p>435836</text:p>
          </table:table-cell>
          <table:table-cell table:formula="of:=ROUND([.B444]/1000;1)" office:value-type="float" office:value="435.8" calcext:value-type="float">
            <text:p>435.8</text:p>
          </table:table-cell>
          <table:table-cell table:number-columns-repeated="2" office:value-type="float" office:value="-88" calcext:value-type="float">
            <text:p>-88</text:p>
          </table:table-cell>
          <table:table-cell table:formula="of:=ROUND(SUM([.D442:.D444]) / 3)" office:value-type="float" office:value="-90" calcext:value-type="float">
            <text:p>-90</text:p>
          </table:table-cell>
          <table:table-cell table:formula="of:=ROUND(SUM([.D443:.D444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ISTEXT([.B444]);0;[.B444])+[.A445]" office:value-type="float" office:value="436785" calcext:value-type="float">
            <text:p>436785</text:p>
          </table:table-cell>
          <table:table-cell table:formula="of:=ROUND([.B445]/1000;1)" office:value-type="float" office:value="436.8" calcext:value-type="float">
            <text:p>436.8</text:p>
          </table:table-cell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table:formula="of:=ROUND(SUM([.D443:.D445]) / 3)" office:value-type="float" office:value="-89" calcext:value-type="float">
            <text:p>-89</text:p>
          </table:table-cell>
          <table:table-cell table:formula="of:=ROUND(SUM([.D444:.D445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445]);0;[.B445])+[.A446]" office:value-type="float" office:value="437274" calcext:value-type="float">
            <text:p>437274</text:p>
          </table:table-cell>
          <table:table-cell table:formula="of:=ROUND([.B446]/1000;1)" office:value-type="float" office:value="437.3" calcext:value-type="float">
            <text:p>437.3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D444:.D446]) / 3)" office:value-type="float" office:value="-86" calcext:value-type="float">
            <text:p>-86</text:p>
          </table:table-cell>
          <table:table-cell table:formula="of:=ROUND(SUM([.D445:.D446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46]);0;[.B446])+[.A447]" office:value-type="float" office:value="437759" calcext:value-type="float">
            <text:p>437759</text:p>
          </table:table-cell>
          <table:table-cell table:formula="of:=ROUND([.B447]/1000;1)" office:value-type="float" office:value="437.8" calcext:value-type="float">
            <text:p>437.8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table:formula="of:=ROUND(SUM([.D445:.D447]) / 3)" office:value-type="float" office:value="-89" calcext:value-type="float">
            <text:p>-89</text:p>
          </table:table-cell>
          <table:table-cell table:formula="of:=ROUND(SUM([.D446:.D447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447]);0;[.B447])+[.A448]" office:value-type="float" office:value="438229" calcext:value-type="float">
            <text:p>438229</text:p>
          </table:table-cell>
          <table:table-cell table:formula="of:=ROUND([.B448]/1000;1)" office:value-type="float" office:value="438.2" calcext:value-type="float">
            <text:p>438.2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D446:.D448]) / 3)" office:value-type="float" office:value="-93" calcext:value-type="float">
            <text:p>-93</text:p>
          </table:table-cell>
          <table:table-cell table:formula="of:=ROUND(SUM([.D447:.D448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ISTEXT([.B448]);0;[.B448])+[.A449]" office:value-type="float" office:value="439678" calcext:value-type="float">
            <text:p>439678</text:p>
          </table:table-cell>
          <table:table-cell table:formula="of:=ROUND([.B449]/1000;1)" office:value-type="float" office:value="439.7" calcext:value-type="float">
            <text:p>439.7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D447:.D449]) / 3)" office:value-type="float" office:value="-92" calcext:value-type="float">
            <text:p>-92</text:p>
          </table:table-cell>
          <table:table-cell table:formula="of:=ROUND(SUM([.D448:.D449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49]);0;[.B449])+[.A450]" office:value-type="float" office:value="440159" calcext:value-type="float">
            <text:p>440159</text:p>
          </table:table-cell>
          <table:table-cell table:formula="of:=ROUND([.B450]/1000;1)" office:value-type="float" office:value="440.2" calcext:value-type="float">
            <text:p>440.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D448:.D450]) / 3)" office:value-type="float" office:value="-90" calcext:value-type="float">
            <text:p>-90</text:p>
          </table:table-cell>
          <table:table-cell table:formula="of:=ROUND(SUM([.D449:.D450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450]);0;[.B450])+[.A451]" office:value-type="float" office:value="440626" calcext:value-type="float">
            <text:p>440626</text:p>
          </table:table-cell>
          <table:table-cell table:formula="of:=ROUND([.B451]/1000;1)" office:value-type="float" office:value="440.6" calcext:value-type="float">
            <text:p>440.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formula="of:=ROUND(SUM([.D449:.D451]) / 3)" office:value-type="float" office:value="-92" calcext:value-type="float">
            <text:p>-92</text:p>
          </table:table-cell>
          <table:table-cell table:formula="of:=ROUND(SUM([.D450:.D451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ISTEXT([.B451]);0;[.B451])+[.A452]" office:value-type="float" office:value="442077" calcext:value-type="float">
            <text:p>442077</text:p>
          </table:table-cell>
          <table:table-cell table:formula="of:=ROUND([.B452]/1000;1)" office:value-type="float" office:value="442.1" calcext:value-type="float">
            <text:p>442.1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table:formula="of:=ROUND(SUM([.D450:.D452]) / 3)" office:value-type="float" office:value="-90" calcext:value-type="float">
            <text:p>-90</text:p>
          </table:table-cell>
          <table:table-cell table:formula="of:=ROUND(SUM([.D451:.D452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IF(ISTEXT([.B452]);0;[.B452])+[.A453]" office:value-type="float" office:value="444965" calcext:value-type="float">
            <text:p>444965</text:p>
          </table:table-cell>
          <table:table-cell table:formula="of:=ROUND([.B453]/1000;1)" office:value-type="float" office:value="445" calcext:value-type="float">
            <text:p>445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D451:.D453]) / 3)" office:value-type="float" office:value="-88" calcext:value-type="float">
            <text:p>-88</text:p>
          </table:table-cell>
          <table:table-cell table:formula="of:=ROUND(SUM([.D452:.D453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453]);0;[.B453])+[.A454]" office:value-type="float" office:value="445456" calcext:value-type="float">
            <text:p>445456</text:p>
          </table:table-cell>
          <table:table-cell table:formula="of:=ROUND([.B454]/1000;1)" office:value-type="float" office:value="445.5" calcext:value-type="float">
            <text:p>445.5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formula="of:=ROUND(SUM([.D452:.D454]) / 3)" office:value-type="float" office:value="-87" calcext:value-type="float">
            <text:p>-87</text:p>
          </table:table-cell>
          <table:table-cell table:formula="of:=ROUND(SUM([.D453:.D454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ISTEXT([.B454]);0;[.B454])+[.A455]" office:value-type="float" office:value="445916" calcext:value-type="float">
            <text:p>445916</text:p>
          </table:table-cell>
          <table:table-cell table:formula="of:=ROUND([.B455]/1000;1)" office:value-type="float" office:value="445.9" calcext:value-type="float">
            <text:p>445.9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formula="of:=ROUND(SUM([.D453:.D455]) / 3)" office:value-type="float" office:value="-89" calcext:value-type="float">
            <text:p>-89</text:p>
          </table:table-cell>
          <table:table-cell table:formula="of:=ROUND(SUM([.D454:.D455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formula="of:=IF(ISTEXT([.B455]);0;[.B455])+[.A456]" office:value-type="float" office:value="447359" calcext:value-type="float">
            <text:p>447359</text:p>
          </table:table-cell>
          <table:table-cell table:formula="of:=ROUND([.B456]/1000;1)" office:value-type="float" office:value="447.4" calcext:value-type="float">
            <text:p>447.4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D454:.D456]) / 3)" office:value-type="float" office:value="-91" calcext:value-type="float">
            <text:p>-91</text:p>
          </table:table-cell>
          <table:table-cell table:formula="of:=ROUND(SUM([.D455:.D456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456]);0;[.B456])+[.A457]" office:value-type="float" office:value="447842" calcext:value-type="float">
            <text:p>447842</text:p>
          </table:table-cell>
          <table:table-cell table:formula="of:=ROUND([.B457]/1000;1)" office:value-type="float" office:value="447.8" calcext:value-type="float">
            <text:p>447.8</text:p>
          </table:table-cell>
          <table:table-cell office:value-type="float" office:value="-81" calcext:value-type="float">
            <text:p>-81</text:p>
          </table:table-cell>
          <table:table-cell office:value-type="float" office:value="-88" calcext:value-type="float">
            <text:p>-88</text:p>
          </table:table-cell>
          <table:table-cell table:formula="of:=ROUND(SUM([.D455:.D457]) / 3)" office:value-type="float" office:value="-87" calcext:value-type="float">
            <text:p>-87</text:p>
          </table:table-cell>
          <table:table-cell table:formula="of:=ROUND(SUM([.D456:.D457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57]);0;[.B457])+[.A458]" office:value-type="float" office:value="448318" calcext:value-type="float">
            <text:p>448318</text:p>
          </table:table-cell>
          <table:table-cell table:formula="of:=ROUND([.B458]/1000;1)" office:value-type="float" office:value="448.3" calcext:value-type="float">
            <text:p>448.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D456:.D458]) / 3)" office:value-type="float" office:value="-86" calcext:value-type="float">
            <text:p>-86</text:p>
          </table:table-cell>
          <table:table-cell table:formula="of:=ROUND(SUM([.D457:.D458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formula="of:=IF(ISTEXT([.B458]);0;[.B458])+[.A459]" office:value-type="float" office:value="450720" calcext:value-type="float">
            <text:p>450720</text:p>
          </table:table-cell>
          <table:table-cell table:formula="of:=ROUND([.B459]/1000;1)" office:value-type="float" office:value="450.7" calcext:value-type="float">
            <text:p>450.7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table:formula="of:=ROUND(SUM([.D457:.D459]) / 3)" office:value-type="float" office:value="-86" calcext:value-type="float">
            <text:p>-86</text:p>
          </table:table-cell>
          <table:table-cell table:formula="of:=ROUND(SUM([.D458:.D459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459]);0;[.B459])+[.A460]" office:value-type="float" office:value="451197" calcext:value-type="float">
            <text:p>451197</text:p>
          </table:table-cell>
          <table:table-cell table:formula="of:=ROUND([.B460]/1000;1)" office:value-type="float" office:value="451.2" calcext:value-type="float">
            <text:p>451.2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table:formula="of:=ROUND(SUM([.D458:.D460]) / 3)" office:value-type="float" office:value="-90" calcext:value-type="float">
            <text:p>-90</text:p>
          </table:table-cell>
          <table:table-cell table:formula="of:=ROUND(SUM([.D459:.D460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ISTEXT([.B460]);0;[.B460])+[.A461]" office:value-type="float" office:value="452648" calcext:value-type="float">
            <text:p>452648</text:p>
          </table:table-cell>
          <table:table-cell table:formula="of:=ROUND([.B461]/1000;1)" office:value-type="float" office:value="452.6" calcext:value-type="float">
            <text:p>452.6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formula="of:=ROUND(SUM([.D459:.D461]) / 3)" office:value-type="float" office:value="-91" calcext:value-type="float">
            <text:p>-91</text:p>
          </table:table-cell>
          <table:table-cell table:formula="of:=ROUND(SUM([.D460:.D461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461]);0;[.B461])+[.A462]" office:value-type="float" office:value="453603" calcext:value-type="float">
            <text:p>453603</text:p>
          </table:table-cell>
          <table:table-cell table:formula="of:=ROUND([.B462]/1000;1)" office:value-type="float" office:value="453.6" calcext:value-type="float">
            <text:p>453.6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formula="of:=ROUND(SUM([.D460:.D462]) / 3)" office:value-type="float" office:value="-91" calcext:value-type="float">
            <text:p>-91</text:p>
          </table:table-cell>
          <table:table-cell table:formula="of:=ROUND(SUM([.D461:.D462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IF(ISTEXT([.B462]);0;[.B462])+[.A463]" office:value-type="float" office:value="455995" calcext:value-type="float">
            <text:p>455995</text:p>
          </table:table-cell>
          <table:table-cell table:formula="of:=ROUND([.B463]/1000;1)" office:value-type="float" office:value="456" calcext:value-type="float">
            <text:p>456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D461:.D463]) / 3)" office:value-type="float" office:value="-92" calcext:value-type="float">
            <text:p>-92</text:p>
          </table:table-cell>
          <table:table-cell table:formula="of:=ROUND(SUM([.D462:.D463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463]);0;[.B463])+[.A464]" office:value-type="float" office:value="456469" calcext:value-type="float">
            <text:p>456469</text:p>
          </table:table-cell>
          <table:table-cell table:formula="of:=ROUND([.B464]/1000;1)" office:value-type="float" office:value="456.5" calcext:value-type="float">
            <text:p>456.5</text:p>
          </table:table-cell>
          <table:table-cell office:value-type="float" office:value="-101" calcext:value-type="float">
            <text:p>-101</text:p>
          </table:table-cell>
          <table:table-cell office:value-type="float" office:value="-94" calcext:value-type="float">
            <text:p>-94</text:p>
          </table:table-cell>
          <table:table-cell table:formula="of:=ROUND(SUM([.D462:.D464]) / 3)" office:value-type="float" office:value="-96" calcext:value-type="float">
            <text:p>-96</text:p>
          </table:table-cell>
          <table:table-cell table:formula="of:=ROUND(SUM([.D463:.D464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ISTEXT([.B464]);0;[.B464])+[.A465]" office:value-type="float" office:value="456966" calcext:value-type="float">
            <text:p>456966</text:p>
          </table:table-cell>
          <table:table-cell table:formula="of:=ROUND([.B465]/1000;1)" office:value-type="float" office:value="457" calcext:value-type="float">
            <text:p>457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table:formula="of:=ROUND(SUM([.D463:.D465]) / 3)" office:value-type="float" office:value="-99" calcext:value-type="float">
            <text:p>-99</text:p>
          </table:table-cell>
          <table:table-cell table:formula="of:=ROUND(SUM([.D464:.D465]) / 2)" office:value-type="float" office:value="-102" calcext:value-type="float">
            <text:p>-102</text:p>
          </table:table-cell>
          <table:table-cell table:number-columns-repeated="16370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formula="of:=IF(ISTEXT([.B465]);0;[.B465])+[.A466]" office:value-type="float" office:value="459829" calcext:value-type="float">
            <text:p>459829</text:p>
          </table:table-cell>
          <table:table-cell table:formula="of:=ROUND([.B466]/1000;1)" office:value-type="float" office:value="459.8" calcext:value-type="float">
            <text:p>459.8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table:formula="of:=ROUND(SUM([.D464:.D466]) / 3)" office:value-type="float" office:value="-101" calcext:value-type="float">
            <text:p>-101</text:p>
          </table:table-cell>
          <table:table-cell table:formula="of:=ROUND(SUM([.D465:.D466]) / 2)" office:value-type="float" office:value="-102" calcext:value-type="float">
            <text:p>-102</text:p>
          </table:table-cell>
          <table:table-cell table:number-columns-repeated="16370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ISTEXT([.B466]);0;[.B466])+[.A467]" office:value-type="float" office:value="461752" calcext:value-type="float">
            <text:p>461752</text:p>
          </table:table-cell>
          <table:table-cell table:formula="of:=ROUND([.B467]/1000;1)" office:value-type="float" office:value="461.8" calcext:value-type="float">
            <text:p>461.8</text:p>
          </table:table-cell>
          <table:table-cell office:value-type="float" office:value="-90" calcext:value-type="float">
            <text:p>-90</text:p>
          </table:table-cell>
          <table:table-cell office:value-type="float" office:value="-98" calcext:value-type="float">
            <text:p>-98</text:p>
          </table:table-cell>
          <table:table-cell table:formula="of:=ROUND(SUM([.D465:.D467]) / 3)" office:value-type="float" office:value="-98" calcext:value-type="float">
            <text:p>-98</text:p>
          </table:table-cell>
          <table:table-cell table:formula="of:=ROUND(SUM([.D466:.D467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67]);0;[.B467])+[.A468]" office:value-type="float" office:value="462236" calcext:value-type="float">
            <text:p>462236</text:p>
          </table:table-cell>
          <table:table-cell table:formula="of:=ROUND([.B468]/1000;1)" office:value-type="float" office:value="462.2" calcext:value-type="float">
            <text:p>462.2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formula="of:=ROUND(SUM([.D466:.D468]) / 3)" office:value-type="float" office:value="-94" calcext:value-type="float">
            <text:p>-94</text:p>
          </table:table-cell>
          <table:table-cell table:formula="of:=ROUND(SUM([.D467:.D468]) / 2)" office:value-type="float" office:value="-91" calcext:value-type="float">
            <text:p>-91</text:p>
          </table:table-cell>
          <table:table-cell table:number-columns-repeated="16370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468]);0;[.B468])+[.A469]" office:value-type="float" office:value="463674" calcext:value-type="float">
            <text:p>463674</text:p>
          </table:table-cell>
          <table:table-cell table:formula="of:=ROUND([.B469]/1000;1)" office:value-type="float" office:value="463.7" calcext:value-type="float">
            <text:p>463.7</text:p>
          </table:table-cell>
          <table:table-cell office:value-type="float" office:value="-99" calcext:value-type="float">
            <text:p>-99</text:p>
          </table:table-cell>
          <table:table-cell office:value-type="float" office:value="-95" calcext:value-type="float">
            <text:p>-95</text:p>
          </table:table-cell>
          <table:table-cell table:formula="of:=ROUND(SUM([.D467:.D469]) / 3)" office:value-type="float" office:value="-94" calcext:value-type="float">
            <text:p>-94</text:p>
          </table:table-cell>
          <table:table-cell table:formula="of:=ROUND(SUM([.D468:.D469]) / 2)" office:value-type="float" office:value="-96" calcext:value-type="float">
            <text:p>-96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469]);0;[.B469])+[.A470]" office:value-type="float" office:value="464630" calcext:value-type="float">
            <text:p>464630</text:p>
          </table:table-cell>
          <table:table-cell table:formula="of:=ROUND([.B470]/1000;1)" office:value-type="float" office:value="464.6" calcext:value-type="float">
            <text:p>464.6</text:p>
          </table:table-cell>
          <table:table-cell office:value-type="float" office:value="-100" calcext:value-type="float">
            <text:p>-100</text:p>
          </table:table-cell>
          <table:table-cell office:value-type="float" office:value="-95" calcext:value-type="float">
            <text:p>-95</text:p>
          </table:table-cell>
          <table:table-cell table:formula="of:=ROUND(SUM([.D468:.D470]) / 3)" office:value-type="float" office:value="-97" calcext:value-type="float">
            <text:p>-97</text:p>
          </table:table-cell>
          <table:table-cell table:formula="of:=ROUND(SUM([.D469:.D470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470]);0;[.B470])+[.A471]" office:value-type="float" office:value="465587" calcext:value-type="float">
            <text:p>465587</text:p>
          </table:table-cell>
          <table:table-cell table:formula="of:=ROUND([.B471]/1000;1)" office:value-type="float" office:value="465.6" calcext:value-type="float">
            <text:p>465.6</text:p>
          </table:table-cell>
          <table:table-cell office:value-type="float" office:value="-88" calcext:value-type="float">
            <text:p>-88</text:p>
          </table:table-cell>
          <table:table-cell office:value-type="float" office:value="-94" calcext:value-type="float">
            <text:p>-94</text:p>
          </table:table-cell>
          <table:table-cell table:formula="of:=ROUND(SUM([.D469:.D471]) / 3)" office:value-type="float" office:value="-96" calcext:value-type="float">
            <text:p>-96</text:p>
          </table:table-cell>
          <table:table-cell table:formula="of:=ROUND(SUM([.D470:.D471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471]);0;[.B471])+[.A472]" office:value-type="float" office:value="466552" calcext:value-type="float">
            <text:p>466552</text:p>
          </table:table-cell>
          <table:table-cell table:formula="of:=ROUND([.B472]/1000;1)" office:value-type="float" office:value="466.6" calcext:value-type="float">
            <text:p>466.6</text:p>
          </table:table-cell>
          <table:table-cell office:value-type="float" office:value="-97" calcext:value-type="float">
            <text:p>-97</text:p>
          </table:table-cell>
          <table:table-cell office:value-type="float" office:value="-96" calcext:value-type="float">
            <text:p>-96</text:p>
          </table:table-cell>
          <table:table-cell table:formula="of:=ROUND(SUM([.D470:.D472]) / 3)" office:value-type="float" office:value="-95" calcext:value-type="float">
            <text:p>-95</text:p>
          </table:table-cell>
          <table:table-cell table:formula="of:=ROUND(SUM([.D471:.D472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formula="of:=IF(ISTEXT([.B472]);0;[.B472])+[.A473]" office:value-type="float" office:value="469863" calcext:value-type="float">
            <text:p>469863</text:p>
          </table:table-cell>
          <table:table-cell table:formula="of:=ROUND([.B473]/1000;1)" office:value-type="float" office:value="469.9" calcext:value-type="float">
            <text:p>469.9</text:p>
          </table:table-cell>
          <table:table-cell office:value-type="float" office:value="-120" calcext:value-type="float">
            <text:p>-120</text:p>
          </table:table-cell>
          <table:table-cell office:value-type="float" office:value="-101" calcext:value-type="float">
            <text:p>-101</text:p>
          </table:table-cell>
          <table:table-cell table:formula="of:=ROUND(SUM([.D471:.D473]) / 3)" office:value-type="float" office:value="-102" calcext:value-type="float">
            <text:p>-102</text:p>
          </table:table-cell>
          <table:table-cell table:formula="of:=ROUND(SUM([.D472:.D473]) / 2)" office:value-type="float" office:value="-109" calcext:value-type="float">
            <text:p>-109</text:p>
          </table:table-cell>
          <table:table-cell table:number-columns-repeated="16370"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F(ISTEXT([.B473]);0;[.B473])+[.A474]" office:value-type="float" office:value="470390" calcext:value-type="float">
            <text:p>470390</text:p>
          </table:table-cell>
          <table:table-cell table:formula="of:=ROUND([.B474]/1000;1)" office:value-type="float" office:value="470.4" calcext:value-type="float">
            <text:p>470.4</text:p>
          </table:table-cell>
          <table:table-cell office:value-type="float" office:value="-103" calcext:value-type="float">
            <text:p>-103</text:p>
          </table:table-cell>
          <table:table-cell office:value-type="float" office:value="-102" calcext:value-type="float">
            <text:p>-102</text:p>
          </table:table-cell>
          <table:table-cell table:formula="of:=ROUND(SUM([.D472:.D474]) / 3)" office:value-type="float" office:value="-107" calcext:value-type="float">
            <text:p>-107</text:p>
          </table:table-cell>
          <table:table-cell table:formula="of:=ROUND(SUM([.D473:.D474]) / 2)" office:value-type="float" office:value="-112" calcext:value-type="float">
            <text:p>-112</text:p>
          </table:table-cell>
          <table:table-cell table:number-columns-repeated="16370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IF(ISTEXT([.B474]);0;[.B474])+[.A475]" office:value-type="float" office:value="472308" calcext:value-type="float">
            <text:p>472308</text:p>
          </table:table-cell>
          <table:table-cell table:formula="of:=ROUND([.B475]/1000;1)" office:value-type="float" office:value="472.3" calcext:value-type="float">
            <text:p>472.3</text:p>
          </table:table-cell>
          <table:table-cell office:value-type="float" office:value="-101" calcext:value-type="float">
            <text:p>-101</text:p>
          </table:table-cell>
          <table:table-cell office:value-type="float" office:value="-105" calcext:value-type="float">
            <text:p>-105</text:p>
          </table:table-cell>
          <table:table-cell table:formula="of:=ROUND(SUM([.D473:.D475]) / 3)" office:value-type="float" office:value="-108" calcext:value-type="float">
            <text:p>-108</text:p>
          </table:table-cell>
          <table:table-cell table:formula="of:=ROUND(SUM([.D474:.D475]) / 2)" office:value-type="float" office:value="-102" calcext:value-type="float">
            <text:p>-102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475]);0;[.B475])+[.A476]" office:value-type="float" office:value="472795" calcext:value-type="float">
            <text:p>472795</text:p>
          </table:table-cell>
          <table:table-cell table:formula="of:=ROUND([.B476]/1000;1)" office:value-type="float" office:value="472.8" calcext:value-type="float">
            <text:p>472.8</text:p>
          </table:table-cell>
          <table:table-cell office:value-type="float" office:value="-98" calcext:value-type="float">
            <text:p>-98</text:p>
          </table:table-cell>
          <table:table-cell office:value-type="float" office:value="-105" calcext:value-type="float">
            <text:p>-105</text:p>
          </table:table-cell>
          <table:table-cell table:formula="of:=ROUND(SUM([.D474:.D476]) / 3)" office:value-type="float" office:value="-101" calcext:value-type="float">
            <text:p>-101</text:p>
          </table:table-cell>
          <table:table-cell table:formula="of:=ROUND(SUM([.D475:.D476]) / 2)" office:value-type="float" office:value="-100" calcext:value-type="float">
            <text:p>-100</text:p>
          </table:table-cell>
          <table:table-cell table:number-columns-repeated="16370"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76]);0;[.B476])+[.A477]" office:value-type="float" office:value="473274" calcext:value-type="float">
            <text:p>473274</text:p>
          </table:table-cell>
          <table:table-cell table:formula="of:=ROUND([.B477]/1000;1)" office:value-type="float" office:value="473.3" calcext:value-type="float">
            <text:p>473.3</text:p>
          </table:table-cell>
          <table:table-cell office:value-type="float" office:value="-97" calcext:value-type="float">
            <text:p>-97</text:p>
          </table:table-cell>
          <table:table-cell office:value-type="float" office:value="-99" calcext:value-type="float">
            <text:p>-99</text:p>
          </table:table-cell>
          <table:table-cell table:formula="of:=ROUND(SUM([.D475:.D477]) / 3)" office:value-type="float" office:value="-99" calcext:value-type="float">
            <text:p>-99</text:p>
          </table:table-cell>
          <table:table-cell table:formula="of:=ROUND(SUM([.D476:.D477]) / 2)" office:value-type="float" office:value="-98" calcext:value-type="float">
            <text:p>-98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477]);0;[.B477])+[.A478]" office:value-type="float" office:value="473751" calcext:value-type="float">
            <text:p>473751</text:p>
          </table:table-cell>
          <table:table-cell table:formula="of:=ROUND([.B478]/1000;1)" office:value-type="float" office:value="473.8" calcext:value-type="float">
            <text:p>473.8</text:p>
          </table:table-cell>
          <table:table-cell office:value-type="float" office:value="-93" calcext:value-type="float">
            <text:p>-93</text:p>
          </table:table-cell>
          <table:table-cell office:value-type="float" office:value="-97" calcext:value-type="float">
            <text:p>-97</text:p>
          </table:table-cell>
          <table:table-cell table:formula="of:=ROUND(SUM([.D476:.D478]) / 3)" office:value-type="float" office:value="-96" calcext:value-type="float">
            <text:p>-96</text:p>
          </table:table-cell>
          <table:table-cell table:formula="of:=ROUND(SUM([.D477:.D478]) / 2)" office:value-type="float" office:value="-95" calcext:value-type="float">
            <text:p>-95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478]);0;[.B478])+[.A479]" office:value-type="float" office:value="474713" calcext:value-type="float">
            <text:p>474713</text:p>
          </table:table-cell>
          <table:table-cell table:formula="of:=ROUND([.B479]/1000;1)" office:value-type="float" office:value="474.7" calcext:value-type="float">
            <text:p>474.7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formula="of:=ROUND(SUM([.D477:.D479]) / 3)" office:value-type="float" office:value="-94" calcext:value-type="float">
            <text:p>-94</text:p>
          </table:table-cell>
          <table:table-cell table:formula="of:=ROUND(SUM([.D478:.D479]) / 2)" office:value-type="float" office:value="-93" calcext:value-type="float">
            <text:p>-93</text:p>
          </table:table-cell>
          <table:table-cell table:number-columns-repeated="16370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formula="of:=IF(ISTEXT([.B479]);0;[.B479])+[.A480]" office:value-type="float" office:value="477601" calcext:value-type="float">
            <text:p>477601</text:p>
          </table:table-cell>
          <table:table-cell table:formula="of:=ROUND([.B480]/1000;1)" office:value-type="float" office:value="477.6" calcext:value-type="float">
            <text:p>477.6</text:p>
          </table:table-cell>
          <table:table-cell table:number-columns-repeated="2" office:value-type="float" office:value="-94" calcext:value-type="float">
            <text:p>-94</text:p>
          </table:table-cell>
          <table:table-cell table:formula="of:=ROUND(SUM([.D478:.D480]) / 3)" office:value-type="float" office:value="-93" calcext:value-type="float">
            <text:p>-93</text:p>
          </table:table-cell>
          <table:table-cell table:formula="of:=ROUND(SUM([.D479:.D480]) / 2)" office:value-type="float" office:value="-94" calcext:value-type="float">
            <text:p>-94</text:p>
          </table:table-cell>
          <table:table-cell table:number-columns-repeated="16370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formula="of:=IF(ISTEXT([.B480]);0;[.B480])+[.A481]" office:value-type="float" office:value="479994" calcext:value-type="float">
            <text:p>479994</text:p>
          </table:table-cell>
          <table:table-cell table:formula="of:=ROUND([.B481]/1000;1)" office:value-type="float" office:value="480" calcext:value-type="float">
            <text:p>480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D479:.D481]) / 3)" office:value-type="float" office:value="-92" calcext:value-type="float">
            <text:p>-92</text:p>
          </table:table-cell>
          <table:table-cell table:formula="of:=ROUND(SUM([.D480:.D481]) / 2)" office:value-type="float" office:value="-92" calcext:value-type="float">
            <text:p>-92</text:p>
          </table:table-cell>
          <table:table-cell table:number-columns-repeated="16370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ISTEXT([.B481]);0;[.B481])+[.A482]" office:value-type="float" office:value="480496" calcext:value-type="float">
            <text:p>480496</text:p>
          </table:table-cell>
          <table:table-cell table:formula="of:=ROUND([.B482]/1000;1)" office:value-type="float" office:value="480.5" calcext:value-type="float">
            <text:p>480.5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table:formula="of:=ROUND(SUM([.D480:.D482]) / 3)" office:value-type="float" office:value="-89" calcext:value-type="float">
            <text:p>-89</text:p>
          </table:table-cell>
          <table:table-cell table:formula="of:=ROUND(SUM([.D481:.D482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ISTEXT([.B482]);0;[.B482])+[.A483]" office:value-type="float" office:value="481430" calcext:value-type="float">
            <text:p>481430</text:p>
          </table:table-cell>
          <table:table-cell table:formula="of:=ROUND([.B483]/1000;1)" office:value-type="float" office:value="481.4" calcext:value-type="float">
            <text:p>481.4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formula="of:=ROUND(SUM([.D481:.D483]) / 3)" office:value-type="float" office:value="-87" calcext:value-type="float">
            <text:p>-87</text:p>
          </table:table-cell>
          <table:table-cell table:formula="of:=ROUND(SUM([.D482:.D483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483]);0;[.B483])+[.A484]" office:value-type="float" office:value="482392" calcext:value-type="float">
            <text:p>482392</text:p>
          </table:table-cell>
          <table:table-cell table:formula="of:=ROUND([.B484]/1000;1)" office:value-type="float" office:value="482.4" calcext:value-type="float">
            <text:p>482.4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formula="of:=ROUND(SUM([.D482:.D484]) / 3)" office:value-type="float" office:value="-88" calcext:value-type="float">
            <text:p>-88</text:p>
          </table:table-cell>
          <table:table-cell table:formula="of:=ROUND(SUM([.D483:.D484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ISTEXT([.B484]);0;[.B484])+[.A485]" office:value-type="float" office:value="484312" calcext:value-type="float">
            <text:p>484312</text:p>
          </table:table-cell>
          <table:table-cell table:formula="of:=ROUND([.B485]/1000;1)" office:value-type="float" office:value="484.3" calcext:value-type="float">
            <text:p>484.3</text:p>
          </table:table-cell>
          <table:table-cell office:value-type="float" office:value="-80" calcext:value-type="float">
            <text:p>-80</text:p>
          </table:table-cell>
          <table:table-cell office:value-type="float" office:value="-86" calcext:value-type="float">
            <text:p>-86</text:p>
          </table:table-cell>
          <table:table-cell table:formula="of:=ROUND(SUM([.D483:.D485]) / 3)" office:value-type="float" office:value="-86" calcext:value-type="float">
            <text:p>-86</text:p>
          </table:table-cell>
          <table:table-cell table:formula="of:=ROUND(SUM([.D484:.D485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485]);0;[.B485])+[.A486]" office:value-type="float" office:value="484800" calcext:value-type="float">
            <text:p>484800</text:p>
          </table:table-cell>
          <table:table-cell table:formula="of:=ROUND([.B486]/1000;1)" office:value-type="float" office:value="484.8" calcext:value-type="float">
            <text:p>484.8</text:p>
          </table:table-cell>
          <table:table-cell office:value-type="float" office:value="-97" calcext:value-type="float">
            <text:p>-97</text:p>
          </table:table-cell>
          <table:table-cell office:value-type="float" office:value="-89" calcext:value-type="float">
            <text:p>-89</text:p>
          </table:table-cell>
          <table:table-cell table:formula="of:=ROUND(SUM([.D484:.D486]) / 3)" office:value-type="float" office:value="-90" calcext:value-type="float">
            <text:p>-90</text:p>
          </table:table-cell>
          <table:table-cell table:formula="of:=ROUND(SUM([.D485:.D486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IF(ISTEXT([.B486]);0;[.B486])+[.A487]" office:value-type="float" office:value="486714" calcext:value-type="float">
            <text:p>486714</text:p>
          </table:table-cell>
          <table:table-cell table:formula="of:=ROUND([.B487]/1000;1)" office:value-type="float" office:value="486.7" calcext:value-type="float">
            <text:p>486.7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table:formula="of:=ROUND(SUM([.D485:.D487]) / 3)" office:value-type="float" office:value="-87" calcext:value-type="float">
            <text:p>-87</text:p>
          </table:table-cell>
          <table:table-cell table:formula="of:=ROUND(SUM([.D486:.D487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487]);0;[.B487])+[.A488]" office:value-type="float" office:value="487673" calcext:value-type="float">
            <text:p>487673</text:p>
          </table:table-cell>
          <table:table-cell table:formula="of:=ROUND([.B488]/1000;1)" office:value-type="float" office:value="487.7" calcext:value-type="float">
            <text:p>487.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formula="of:=ROUND(SUM([.D486:.D488]) / 3)" office:value-type="float" office:value="-89" calcext:value-type="float">
            <text:p>-89</text:p>
          </table:table-cell>
          <table:table-cell table:formula="of:=ROUND(SUM([.D487:.D488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488]);0;[.B488])+[.A489]" office:value-type="float" office:value="488151" calcext:value-type="float">
            <text:p>488151</text:p>
          </table:table-cell>
          <table:table-cell table:formula="of:=ROUND([.B489]/1000;1)" office:value-type="float" office:value="488.2" calcext:value-type="float">
            <text:p>488.2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D487:.D489]) / 3)" office:value-type="float" office:value="-86" calcext:value-type="float">
            <text:p>-86</text:p>
          </table:table-cell>
          <table:table-cell table:formula="of:=ROUND(SUM([.D488:.D489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ISTEXT([.B489]);0;[.B489])+[.A490]" office:value-type="float" office:value="489121" calcext:value-type="float">
            <text:p>489121</text:p>
          </table:table-cell>
          <table:table-cell table:formula="of:=ROUND([.B490]/1000;1)" office:value-type="float" office:value="489.1" calcext:value-type="float">
            <text:p>489.1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formula="of:=ROUND(SUM([.D488:.D490]) / 3)" office:value-type="float" office:value="-86" calcext:value-type="float">
            <text:p>-86</text:p>
          </table:table-cell>
          <table:table-cell table:formula="of:=ROUND(SUM([.D489:.D490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490]);0;[.B490])+[.A491]" office:value-type="float" office:value="489598" calcext:value-type="float">
            <text:p>489598</text:p>
          </table:table-cell>
          <table:table-cell table:formula="of:=ROUND([.B491]/1000;1)" office:value-type="float" office:value="489.6" calcext:value-type="float">
            <text:p>489.6</text:p>
          </table:table-cell>
          <table:table-cell office:value-type="float" office:value="-93" calcext:value-type="float">
            <text:p>-93</text:p>
          </table:table-cell>
          <table:table-cell office:value-type="float" office:value="-87" calcext:value-type="float">
            <text:p>-87</text:p>
          </table:table-cell>
          <table:table-cell table:formula="of:=ROUND(SUM([.D489:.D491]) / 3)" office:value-type="float" office:value="-88" calcext:value-type="float">
            <text:p>-88</text:p>
          </table:table-cell>
          <table:table-cell table:formula="of:=ROUND(SUM([.D490:.D491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ISTEXT([.B491]);0;[.B491])+[.A492]" office:value-type="float" office:value="490551" calcext:value-type="float">
            <text:p>490551</text:p>
          </table:table-cell>
          <table:table-cell table:formula="of:=ROUND([.B492]/1000;1)" office:value-type="float" office:value="490.6" calcext:value-type="float">
            <text:p>490.6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formula="of:=ROUND(SUM([.D490:.D492]) / 3)" office:value-type="float" office:value="-87" calcext:value-type="float">
            <text:p>-87</text:p>
          </table:table-cell>
          <table:table-cell table:formula="of:=ROUND(SUM([.D491:.D492]) / 2)" office:value-type="float" office:value="-90" calcext:value-type="float">
            <text:p>-90</text:p>
          </table:table-cell>
          <table:table-cell table:number-columns-repeated="16370"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492]);0;[.B492])+[.A493]" office:value-type="float" office:value="491038" calcext:value-type="float">
            <text:p>491038</text:p>
          </table:table-cell>
          <table:table-cell table:formula="of:=ROUND([.B493]/1000;1)" office:value-type="float" office:value="491" calcext:value-type="float">
            <text:p>491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formula="of:=ROUND(SUM([.D491:.D493]) / 3)" office:value-type="float" office:value="-87" calcext:value-type="float">
            <text:p>-87</text:p>
          </table:table-cell>
          <table:table-cell table:formula="of:=ROUND(SUM([.D492:.D493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93]);0;[.B493])+[.A494]" office:value-type="float" office:value="491519" calcext:value-type="float">
            <text:p>491519</text:p>
          </table:table-cell>
          <table:table-cell table:formula="of:=ROUND([.B494]/1000;1)" office:value-type="float" office:value="491.5" calcext:value-type="float">
            <text:p>491.5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formula="of:=ROUND(SUM([.D492:.D494]) / 3)" office:value-type="float" office:value="-83" calcext:value-type="float">
            <text:p>-83</text:p>
          </table:table-cell>
          <table:table-cell table:formula="of:=ROUND(SUM([.D493:.D494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494]);0;[.B494])+[.A495]" office:value-type="float" office:value="491996" calcext:value-type="float">
            <text:p>491996</text:p>
          </table:table-cell>
          <table:table-cell table:formula="of:=ROUND([.B495]/1000;1)" office:value-type="float" office:value="492" calcext:value-type="float">
            <text:p>492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formula="of:=ROUND(SUM([.D493:.D495]) / 3)" office:value-type="float" office:value="-81" calcext:value-type="float">
            <text:p>-81</text:p>
          </table:table-cell>
          <table:table-cell table:formula="of:=ROUND(SUM([.D494:.D495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ISTEXT([.B495]);0;[.B495])+[.A496]" office:value-type="float" office:value="492494" calcext:value-type="float">
            <text:p>492494</text:p>
          </table:table-cell>
          <table:table-cell table:formula="of:=ROUND([.B496]/1000;1)" office:value-type="float" office:value="492.5" calcext:value-type="float">
            <text:p>492.5</text:p>
          </table:table-cell>
          <table:table-cell office:value-type="float" office:value="-87" calcext:value-type="float">
            <text:p>-87</text:p>
          </table:table-cell>
          <table:table-cell office:value-type="float" office:value="-82" calcext:value-type="float">
            <text:p>-82</text:p>
          </table:table-cell>
          <table:table-cell table:formula="of:=ROUND(SUM([.D494:.D496]) / 3)" office:value-type="float" office:value="-83" calcext:value-type="float">
            <text:p>-83</text:p>
          </table:table-cell>
          <table:table-cell table:formula="of:=ROUND(SUM([.D495:.D496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ISTEXT([.B496]);0;[.B496])+[.A497]" office:value-type="float" office:value="493919" calcext:value-type="float">
            <text:p>493919</text:p>
          </table:table-cell>
          <table:table-cell table:formula="of:=ROUND([.B497]/1000;1)" office:value-type="float" office:value="493.9" calcext:value-type="float">
            <text:p>493.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formula="of:=ROUND(SUM([.D495:.D497]) / 3)" office:value-type="float" office:value="-83" calcext:value-type="float">
            <text:p>-83</text:p>
          </table:table-cell>
          <table:table-cell table:formula="of:=ROUND(SUM([.D496:.D497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497]);0;[.B497])+[.A498]" office:value-type="float" office:value="494394" calcext:value-type="float">
            <text:p>494394</text:p>
          </table:table-cell>
          <table:table-cell table:formula="of:=ROUND([.B498]/1000;1)" office:value-type="float" office:value="494.4" calcext:value-type="float">
            <text:p>494.4</text:p>
          </table:table-cell>
          <table:table-cell office:value-type="float" office:value="-87" calcext:value-type="float">
            <text:p>-87</text:p>
          </table:table-cell>
          <table:table-cell office:value-type="float" office:value="-83" calcext:value-type="float">
            <text:p>-83</text:p>
          </table:table-cell>
          <table:table-cell table:formula="of:=ROUND(SUM([.D496:.D498]) / 3)" office:value-type="float" office:value="-85" calcext:value-type="float">
            <text:p>-85</text:p>
          </table:table-cell>
          <table:table-cell table:formula="of:=ROUND(SUM([.D497:.D498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498]);0;[.B498])+[.A499]" office:value-type="float" office:value="494872" calcext:value-type="float">
            <text:p>494872</text:p>
          </table:table-cell>
          <table:table-cell table:formula="of:=ROUND([.B499]/1000;1)" office:value-type="float" office:value="494.9" calcext:value-type="float">
            <text:p>494.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formula="of:=ROUND(SUM([.D497:.D499]) / 3)" office:value-type="float" office:value="-86" calcext:value-type="float">
            <text:p>-86</text:p>
          </table:table-cell>
          <table:table-cell table:formula="of:=ROUND(SUM([.D498:.D499]) / 2)" office:value-type="float" office:value="-89" calcext:value-type="float">
            <text:p>-89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499]);0;[.B499])+[.A500]" office:value-type="float" office:value="495360" calcext:value-type="float">
            <text:p>495360</text:p>
          </table:table-cell>
          <table:table-cell table:formula="of:=ROUND([.B500]/1000;1)" office:value-type="float" office:value="495.4" calcext:value-type="float">
            <text:p>495.4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D498:.D500]) / 3)" office:value-type="float" office:value="-87" calcext:value-type="float">
            <text:p>-87</text:p>
          </table:table-cell>
          <table:table-cell table:formula="of:=ROUND(SUM([.D499:.D500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500]);0;[.B500])+[.A501]" office:value-type="float" office:value="495832" calcext:value-type="float">
            <text:p>495832</text:p>
          </table:table-cell>
          <table:table-cell table:formula="of:=ROUND([.B501]/1000;1)" office:value-type="float" office:value="495.8" calcext:value-type="float">
            <text:p>495.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formula="of:=ROUND(SUM([.D499:.D501]) / 3)" office:value-type="float" office:value="-87" calcext:value-type="float">
            <text:p>-87</text:p>
          </table:table-cell>
          <table:table-cell table:formula="of:=ROUND(SUM([.D500:.D501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501]);0;[.B501])+[.A502]" office:value-type="float" office:value="496795" calcext:value-type="float">
            <text:p>496795</text:p>
          </table:table-cell>
          <table:table-cell table:formula="of:=ROUND([.B502]/1000;1)" office:value-type="float" office:value="496.8" calcext:value-type="float">
            <text:p>496.8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table:formula="of:=ROUND(SUM([.D500:.D502]) / 3)" office:value-type="float" office:value="-83" calcext:value-type="float">
            <text:p>-83</text:p>
          </table:table-cell>
          <table:table-cell table:formula="of:=ROUND(SUM([.D501:.D502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ISTEXT([.B502]);0;[.B502])+[.A503]" office:value-type="float" office:value="497768" calcext:value-type="float">
            <text:p>497768</text:p>
          </table:table-cell>
          <table:table-cell table:formula="of:=ROUND([.B503]/1000;1)" office:value-type="float" office:value="497.8" calcext:value-type="float">
            <text:p>497.8</text:p>
          </table:table-cell>
          <table:table-cell table:number-columns-repeated="2" office:value-type="float" office:value="-83" calcext:value-type="float">
            <text:p>-83</text:p>
          </table:table-cell>
          <table:table-cell table:formula="of:=ROUND(SUM([.D501:.D503]) / 3)" office:value-type="float" office:value="-83" calcext:value-type="float">
            <text:p>-83</text:p>
          </table:table-cell>
          <table:table-cell table:formula="of:=ROUND(SUM([.D502:.D503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503]);0;[.B503])+[.A504]" office:value-type="float" office:value="498724" calcext:value-type="float">
            <text:p>498724</text:p>
          </table:table-cell>
          <table:table-cell table:formula="of:=ROUND([.B504]/1000;1)" office:value-type="float" office:value="498.7" calcext:value-type="float">
            <text:p>498.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table:formula="of:=ROUND(SUM([.D502:.D504]) / 3)" office:value-type="float" office:value="-84" calcext:value-type="float">
            <text:p>-84</text:p>
          </table:table-cell>
          <table:table-cell table:formula="of:=ROUND(SUM([.D503:.D504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504]);0;[.B504])+[.A505]" office:value-type="float" office:value="499196" calcext:value-type="float">
            <text:p>499196</text:p>
          </table:table-cell>
          <table:table-cell table:formula="of:=ROUND([.B505]/1000;1)" office:value-type="float" office:value="499.2" calcext:value-type="float">
            <text:p>499.2</text:p>
          </table:table-cell>
          <table:table-cell table:number-columns-repeated="2" office:value-type="float" office:value="-83" calcext:value-type="float">
            <text:p>-83</text:p>
          </table:table-cell>
          <table:table-cell table:formula="of:=ROUND(SUM([.D503:.D505]) / 3)" office:value-type="float" office:value="-85" calcext:value-type="float">
            <text:p>-85</text:p>
          </table:table-cell>
          <table:table-cell table:formula="of:=ROUND(SUM([.D504:.D505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505]);0;[.B505])+[.A506]" office:value-type="float" office:value="499673" calcext:value-type="float">
            <text:p>499673</text:p>
          </table:table-cell>
          <table:table-cell table:formula="of:=ROUND([.B506]/1000;1)" office:value-type="float" office:value="499.7" calcext:value-type="float">
            <text:p>499.7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formula="of:=ROUND(SUM([.D504:.D506]) / 3)" office:value-type="float" office:value="-85" calcext:value-type="float">
            <text:p>-85</text:p>
          </table:table-cell>
          <table:table-cell table:formula="of:=ROUND(SUM([.D505:.D506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506]);0;[.B506])+[.A507]" office:value-type="float" office:value="500154" calcext:value-type="float">
            <text:p>500154</text:p>
          </table:table-cell>
          <table:table-cell table:formula="of:=ROUND([.B507]/1000;1)" office:value-type="float" office:value="500.2" calcext:value-type="float">
            <text:p>500.2</text:p>
          </table:table-cell>
          <table:table-cell table:number-columns-repeated="2" office:value-type="float" office:value="-84" calcext:value-type="float">
            <text:p>-84</text:p>
          </table:table-cell>
          <table:table-cell table:formula="of:=ROUND(SUM([.D505:.D507]) / 3)" office:value-type="float" office:value="-83" calcext:value-type="float">
            <text:p>-83</text:p>
          </table:table-cell>
          <table:table-cell table:formula="of:=ROUND(SUM([.D506:.D507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507]);0;[.B507])+[.A508]" office:value-type="float" office:value="500643" calcext:value-type="float">
            <text:p>500643</text:p>
          </table:table-cell>
          <table:table-cell table:formula="of:=ROUND([.B508]/1000;1)" office:value-type="float" office:value="500.6" calcext:value-type="float">
            <text:p>500.6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formula="of:=ROUND(SUM([.D506:.D508]) / 3)" office:value-type="float" office:value="-84" calcext:value-type="float">
            <text:p>-84</text:p>
          </table:table-cell>
          <table:table-cell table:formula="of:=ROUND(SUM([.D507:.D508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508]);0;[.B508])+[.A509]" office:value-type="float" office:value="501117" calcext:value-type="float">
            <text:p>501117</text:p>
          </table:table-cell>
          <table:table-cell table:formula="of:=ROUND([.B509]/1000;1)" office:value-type="float" office:value="501.1" calcext:value-type="float">
            <text:p>501.1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formula="of:=ROUND(SUM([.D507:.D509]) / 3)" office:value-type="float" office:value="-87" calcext:value-type="float">
            <text:p>-87</text:p>
          </table:table-cell>
          <table:table-cell table:formula="of:=ROUND(SUM([.D508:.D509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509]);0;[.B509])+[.A510]" office:value-type="float" office:value="501591" calcext:value-type="float">
            <text:p>501591</text:p>
          </table:table-cell>
          <table:table-cell table:formula="of:=ROUND([.B510]/1000;1)" office:value-type="float" office:value="501.6" calcext:value-type="float">
            <text:p>501.6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table:formula="of:=ROUND(SUM([.D508:.D510]) / 3)" office:value-type="float" office:value="-87" calcext:value-type="float">
            <text:p>-87</text:p>
          </table:table-cell>
          <table:table-cell table:formula="of:=ROUND(SUM([.D509:.D510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510]);0;[.B510])+[.A511]" office:value-type="float" office:value="502077" calcext:value-type="float">
            <text:p>502077</text:p>
          </table:table-cell>
          <table:table-cell table:formula="of:=ROUND([.B511]/1000;1)" office:value-type="float" office:value="502.1" calcext:value-type="float">
            <text:p>502.1</text:p>
          </table:table-cell>
          <table:table-cell office:value-type="float" office:value="-71" calcext:value-type="float">
            <text:p>-71</text:p>
          </table:table-cell>
          <table:table-cell office:value-type="float" office:value="-82" calcext:value-type="float">
            <text:p>-82</text:p>
          </table:table-cell>
          <table:table-cell table:formula="of:=ROUND(SUM([.D509:.D511]) / 3)" office:value-type="float" office:value="-82" calcext:value-type="float">
            <text:p>-82</text:p>
          </table:table-cell>
          <table:table-cell table:formula="of:=ROUND(SUM([.D510:.D511]) / 2)" office:value-type="float" office:value="-78" calcext:value-type="float">
            <text:p>-78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511]);0;[.B511])+[.A512]" office:value-type="float" office:value="502558" calcext:value-type="float">
            <text:p>502558</text:p>
          </table:table-cell>
          <table:table-cell table:formula="of:=ROUND([.B512]/1000;1)" office:value-type="float" office:value="502.6" calcext:value-type="float">
            <text:p>502.6</text:p>
          </table:table-cell>
          <table:table-cell office:value-type="float" office:value="-69" calcext:value-type="float">
            <text:p>-69</text:p>
          </table:table-cell>
          <table:table-cell office:value-type="float" office:value="-78" calcext:value-type="float">
            <text:p>-78</text:p>
          </table:table-cell>
          <table:table-cell table:formula="of:=ROUND(SUM([.D510:.D512]) / 3)" office:value-type="float" office:value="-75" calcext:value-type="float">
            <text:p>-75</text:p>
          </table:table-cell>
          <table:table-cell table:formula="of:=ROUND(SUM([.D511:.D512]) / 2)" office:value-type="float" office:value="-70" calcext:value-type="float">
            <text:p>-70</text:p>
          </table:table-cell>
          <table:table-cell table:number-columns-repeated="16370"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512]);0;[.B512])+[.A513]" office:value-type="float" office:value="503039" calcext:value-type="float">
            <text:p>503039</text:p>
          </table:table-cell>
          <table:table-cell table:formula="of:=ROUND([.B513]/1000;1)" office:value-type="float" office:value="503" calcext:value-type="float">
            <text:p>503</text:p>
          </table:table-cell>
          <table:table-cell office:value-type="float" office:value="-76" calcext:value-type="float">
            <text:p>-76</text:p>
          </table:table-cell>
          <table:table-cell office:value-type="float" office:value="-75" calcext:value-type="float">
            <text:p>-75</text:p>
          </table:table-cell>
          <table:table-cell table:formula="of:=ROUND(SUM([.D511:.D513]) / 3)" office:value-type="float" office:value="-72" calcext:value-type="float">
            <text:p>-72</text:p>
          </table:table-cell>
          <table:table-cell table:formula="of:=ROUND(SUM([.D512:.D513]) / 2)" office:value-type="float" office:value="-73" calcext:value-type="float">
            <text:p>-73</text:p>
          </table:table-cell>
          <table:table-cell table:number-columns-repeated="16370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ISTEXT([.B513]);0;[.B513])+[.A514]" office:value-type="float" office:value="504471" calcext:value-type="float">
            <text:p>504471</text:p>
          </table:table-cell>
          <table:table-cell table:formula="of:=ROUND([.B514]/1000;1)" office:value-type="float" office:value="504.5" calcext:value-type="float">
            <text:p>504.5</text:p>
          </table:table-cell>
          <table:table-cell office:value-type="float" office:value="-93" calcext:value-type="float">
            <text:p>-93</text:p>
          </table:table-cell>
          <table:table-cell office:value-type="float" office:value="-77" calcext:value-type="float">
            <text:p>-77</text:p>
          </table:table-cell>
          <table:table-cell table:formula="of:=ROUND(SUM([.D512:.D514]) / 3)" office:value-type="float" office:value="-79" calcext:value-type="float">
            <text:p>-79</text:p>
          </table:table-cell>
          <table:table-cell table:formula="of:=ROUND(SUM([.D513:.D514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514]);0;[.B514])+[.A515]" office:value-type="float" office:value="504954" calcext:value-type="float">
            <text:p>504954</text:p>
          </table:table-cell>
          <table:table-cell table:formula="of:=ROUND([.B515]/1000;1)" office:value-type="float" office:value="505" calcext:value-type="float">
            <text:p>505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formula="of:=ROUND(SUM([.D513:.D515]) / 3)" office:value-type="float" office:value="-84" calcext:value-type="float">
            <text:p>-84</text:p>
          </table:table-cell>
          <table:table-cell table:formula="of:=ROUND(SUM([.D514:.D515]) / 2)" office:value-type="float" office:value="-88" calcext:value-type="float">
            <text:p>-88</text:p>
          </table:table-cell>
          <table:table-cell table:number-columns-repeated="16370"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515]);0;[.B515])+[.A516]" office:value-type="float" office:value="505442" calcext:value-type="float">
            <text:p>505442</text:p>
          </table:table-cell>
          <table:table-cell table:formula="of:=ROUND([.B516]/1000;1)" office:value-type="float" office:value="505.4" calcext:value-type="float">
            <text:p>505.4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table:formula="of:=ROUND(SUM([.D514:.D516]) / 3)" office:value-type="float" office:value="-89" calcext:value-type="float">
            <text:p>-89</text:p>
          </table:table-cell>
          <table:table-cell table:formula="of:=ROUND(SUM([.D515:.D516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516]);0;[.B516])+[.A517]" office:value-type="float" office:value="505910" calcext:value-type="float">
            <text:p>505910</text:p>
          </table:table-cell>
          <table:table-cell table:formula="of:=ROUND([.B517]/1000;1)" office:value-type="float" office:value="505.9" calcext:value-type="float">
            <text:p>505.9</text:p>
          </table:table-cell>
          <table:table-cell office:value-type="float" office:value="-80" calcext:value-type="float">
            <text:p>-80</text:p>
          </table:table-cell>
          <table:table-cell office:value-type="float" office:value="-86" calcext:value-type="float">
            <text:p>-86</text:p>
          </table:table-cell>
          <table:table-cell table:formula="of:=ROUND(SUM([.D515:.D517]) / 3)" office:value-type="float" office:value="-85" calcext:value-type="float">
            <text:p>-85</text:p>
          </table:table-cell>
          <table:table-cell table:formula="of:=ROUND(SUM([.D516:.D517]) / 2)" office:value-type="float" office:value="-86" calcext:value-type="float">
            <text:p>-86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17]);0;[.B517])+[.A518]" office:value-type="float" office:value="506392" calcext:value-type="float">
            <text:p>506392</text:p>
          </table:table-cell>
          <table:table-cell table:formula="of:=ROUND([.B518]/1000;1)" office:value-type="float" office:value="506.4" calcext:value-type="float">
            <text:p>506.4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formula="of:=ROUND(SUM([.D516:.D518]) / 3)" office:value-type="float" office:value="-85" calcext:value-type="float">
            <text:p>-85</text:p>
          </table:table-cell>
          <table:table-cell table:formula="of:=ROUND(SUM([.D517:.D518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518]);0;[.B518])+[.A519]" office:value-type="float" office:value="507350" calcext:value-type="float">
            <text:p>507350</text:p>
          </table:table-cell>
          <table:table-cell table:formula="of:=ROUND([.B519]/1000;1)" office:value-type="float" office:value="507.4" calcext:value-type="float">
            <text:p>507.4</text:p>
          </table:table-cell>
          <table:table-cell office:value-type="float" office:value="-77" calcext:value-type="float">
            <text:p>-77</text:p>
          </table:table-cell>
          <table:table-cell office:value-type="float" office:value="-82" calcext:value-type="float">
            <text:p>-82</text:p>
          </table:table-cell>
          <table:table-cell table:formula="of:=ROUND(SUM([.D517:.D519]) / 3)" office:value-type="float" office:value="-80" calcext:value-type="float">
            <text:p>-80</text:p>
          </table:table-cell>
          <table:table-cell table:formula="of:=ROUND(SUM([.D518:.D519]) / 2)" office:value-type="float" office:value="-80" calcext:value-type="float">
            <text:p>-80</text:p>
          </table:table-cell>
          <table:table-cell table:number-columns-repeated="16370"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ISTEXT([.B519]);0;[.B519])+[.A520]" office:value-type="float" office:value="507840" calcext:value-type="float">
            <text:p>507840</text:p>
          </table:table-cell>
          <table:table-cell table:formula="of:=ROUND([.B520]/1000;1)" office:value-type="float" office:value="507.8" calcext:value-type="float">
            <text:p>507.8</text:p>
          </table:table-cell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table:formula="of:=ROUND(SUM([.D518:.D520]) / 3)" office:value-type="float" office:value="-78" calcext:value-type="float">
            <text:p>-78</text:p>
          </table:table-cell>
          <table:table-cell table:formula="of:=ROUND(SUM([.D519:.D520]) / 2)" office:value-type="float" office:value="-76" calcext:value-type="float">
            <text:p>-76</text:p>
          </table:table-cell>
          <table:table-cell table:number-columns-repeated="16370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520]);0;[.B520])+[.A521]" office:value-type="float" office:value="508314" calcext:value-type="float">
            <text:p>508314</text:p>
          </table:table-cell>
          <table:table-cell table:formula="of:=ROUND([.B521]/1000;1)" office:value-type="float" office:value="508.3" calcext:value-type="float">
            <text:p>508.3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formula="of:=ROUND(SUM([.D519:.D521]) / 3)" office:value-type="float" office:value="-76" calcext:value-type="float">
            <text:p>-76</text:p>
          </table:table-cell>
          <table:table-cell table:formula="of:=ROUND(SUM([.D520:.D521]) / 2)" office:value-type="float" office:value="-75" calcext:value-type="float">
            <text:p>-75</text:p>
          </table:table-cell>
          <table:table-cell table:number-columns-repeated="16370"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521]);0;[.B521])+[.A522]" office:value-type="float" office:value="508800" calcext:value-type="float">
            <text:p>508800</text:p>
          </table:table-cell>
          <table:table-cell table:formula="of:=ROUND([.B522]/1000;1)" office:value-type="float" office:value="508.8" calcext:value-type="float">
            <text:p>508.8</text:p>
          </table:table-cell>
          <table:table-cell office:value-type="float" office:value="-86" calcext:value-type="float">
            <text:p>-86</text:p>
          </table:table-cell>
          <table:table-cell office:value-type="float" office:value="-78" calcext:value-type="float">
            <text:p>-78</text:p>
          </table:table-cell>
          <table:table-cell table:formula="of:=ROUND(SUM([.D520:.D522]) / 3)" office:value-type="float" office:value="-79" calcext:value-type="float">
            <text:p>-79</text:p>
          </table:table-cell>
          <table:table-cell table:formula="of:=ROUND(SUM([.D521:.D522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522]);0;[.B522])+[.A523]" office:value-type="float" office:value="509269" calcext:value-type="float">
            <text:p>509269</text:p>
          </table:table-cell>
          <table:table-cell table:formula="of:=ROUND([.B523]/1000;1)" office:value-type="float" office:value="509.3" calcext:value-type="float">
            <text:p>509.3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formula="of:=ROUND(SUM([.D521:.D523]) / 3)" office:value-type="float" office:value="-81" calcext:value-type="float">
            <text:p>-81</text:p>
          </table:table-cell>
          <table:table-cell table:formula="of:=ROUND(SUM([.D522:.D523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523]);0;[.B523])+[.A524]" office:value-type="float" office:value="510229" calcext:value-type="float">
            <text:p>510229</text:p>
          </table:table-cell>
          <table:table-cell table:formula="of:=ROUND([.B524]/1000;1)" office:value-type="float" office:value="510.2" calcext:value-type="float">
            <text:p>510.2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formula="of:=ROUND(SUM([.D522:.D524]) / 3)" office:value-type="float" office:value="-83" calcext:value-type="float">
            <text:p>-83</text:p>
          </table:table-cell>
          <table:table-cell table:formula="of:=ROUND(SUM([.D523:.D524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524]);0;[.B524])+[.A525]" office:value-type="float" office:value="510713" calcext:value-type="float">
            <text:p>510713</text:p>
          </table:table-cell>
          <table:table-cell table:formula="of:=ROUND([.B525]/1000;1)" office:value-type="float" office:value="510.7" calcext:value-type="float">
            <text:p>510.7</text:p>
          </table:table-cell>
          <table:table-cell table:number-columns-repeated="2" office:value-type="float" office:value="-82" calcext:value-type="float">
            <text:p>-82</text:p>
          </table:table-cell>
          <table:table-cell table:formula="of:=ROUND(SUM([.D523:.D525]) / 3)" office:value-type="float" office:value="-82" calcext:value-type="float">
            <text:p>-82</text:p>
          </table:table-cell>
          <table:table-cell table:formula="of:=ROUND(SUM([.D524:.D525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25]);0;[.B525])+[.A526]" office:value-type="float" office:value="511195" calcext:value-type="float">
            <text:p>511195</text:p>
          </table:table-cell>
          <table:table-cell table:formula="of:=ROUND([.B526]/1000;1)" office:value-type="float" office:value="511.2" calcext:value-type="float">
            <text:p>511.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table:formula="of:=ROUND(SUM([.D524:.D526]) / 3)" office:value-type="float" office:value="-82" calcext:value-type="float">
            <text:p>-82</text:p>
          </table:table-cell>
          <table:table-cell table:formula="of:=ROUND(SUM([.D525:.D526]) / 2)" office:value-type="float" office:value="-82" calcext:value-type="float">
            <text:p>-82</text:p>
          </table:table-cell>
          <table:table-cell table:number-columns-repeated="16370"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526]);0;[.B526])+[.A527]" office:value-type="float" office:value="511672" calcext:value-type="float">
            <text:p>511672</text:p>
          </table:table-cell>
          <table:table-cell table:formula="of:=ROUND([.B527]/1000;1)" office:value-type="float" office:value="511.7" calcext:value-type="float">
            <text:p>511.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formula="of:=ROUND(SUM([.D525:.D527]) / 3)" office:value-type="float" office:value="-83" calcext:value-type="float">
            <text:p>-83</text:p>
          </table:table-cell>
          <table:table-cell table:formula="of:=ROUND(SUM([.D526:.D527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527]);0;[.B527])+[.A528]" office:value-type="float" office:value="512152" calcext:value-type="float">
            <text:p>512152</text:p>
          </table:table-cell>
          <table:table-cell table:formula="of:=ROUND([.B528]/1000;1)" office:value-type="float" office:value="512.2" calcext:value-type="float">
            <text:p>512.2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formula="of:=ROUND(SUM([.D526:.D528]) / 3)" office:value-type="float" office:value="-83" calcext:value-type="float">
            <text:p>-83</text:p>
          </table:table-cell>
          <table:table-cell table:formula="of:=ROUND(SUM([.D527:.D528]) / 2)" office:value-type="float" office:value="-83" calcext:value-type="float">
            <text:p>-83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28]);0;[.B528])+[.A529]" office:value-type="float" office:value="512634" calcext:value-type="float">
            <text:p>512634</text:p>
          </table:table-cell>
          <table:table-cell table:formula="of:=ROUND([.B529]/1000;1)" office:value-type="float" office:value="512.6" calcext:value-type="float">
            <text:p>512.6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formula="of:=ROUND(SUM([.D527:.D529]) / 3)" office:value-type="float" office:value="-84" calcext:value-type="float">
            <text:p>-84</text:p>
          </table:table-cell>
          <table:table-cell table:formula="of:=ROUND(SUM([.D528:.D529]) / 2)" office:value-type="float" office:value="-84" calcext:value-type="float">
            <text:p>-84</text:p>
          </table:table-cell>
          <table:table-cell table:number-columns-repeated="16370"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529]);0;[.B529])+[.A530]" office:value-type="float" office:value="513109" calcext:value-type="float">
            <text:p>513109</text:p>
          </table:table-cell>
          <table:table-cell table:formula="of:=ROUND([.B530]/1000;1)" office:value-type="float" office:value="513.1" calcext:value-type="float">
            <text:p>513.1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table:formula="of:=ROUND(SUM([.D528:.D530]) / 3)" office:value-type="float" office:value="-85" calcext:value-type="float">
            <text:p>-85</text:p>
          </table:table-cell>
          <table:table-cell table:formula="of:=ROUND(SUM([.D529:.D530]) / 2)" office:value-type="float" office:value="-87" calcext:value-type="float">
            <text:p>-87</text:p>
          </table:table-cell>
          <table:table-cell table:number-columns-repeated="16370"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530]);0;[.B530])+[.A531]" office:value-type="float" office:value="514069" calcext:value-type="float">
            <text:p>514069</text:p>
          </table:table-cell>
          <table:table-cell table:formula="of:=ROUND([.B531]/1000;1)" office:value-type="float" office:value="514.1" calcext:value-type="float">
            <text:p>514.1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formula="of:=ROUND(SUM([.D529:.D531]) / 3)" office:value-type="float" office:value="-85" calcext:value-type="float">
            <text:p>-85</text:p>
          </table:table-cell>
          <table:table-cell table:formula="of:=ROUND(SUM([.D530:.D531]) / 2)" office:value-type="float" office:value="-85" calcext:value-type="float">
            <text:p>-85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31]);0;[.B531])+[.A532]" office:value-type="float" office:value="514551" calcext:value-type="float">
            <text:p>514551</text:p>
          </table:table-cell>
          <table:table-cell table:formula="of:=ROUND([.B532]/1000;1)" office:value-type="float" office:value="514.6" calcext:value-type="float">
            <text:p>514.6</text:p>
          </table:table-cell>
          <table:table-cell office:value-type="float" office:value="-80" calcext:value-type="float">
            <text:p>-80</text:p>
          </table:table-cell>
          <table:table-cell office:value-type="float" office:value="-83" calcext:value-type="float">
            <text:p>-83</text:p>
          </table:table-cell>
          <table:table-cell table:formula="of:=ROUND(SUM([.D530:.D532]) / 3)" office:value-type="float" office:value="-83" calcext:value-type="float">
            <text:p>-83</text:p>
          </table:table-cell>
          <table:table-cell table:formula="of:=ROUND(SUM([.D531:.D532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32]);0;[.B532])+[.A533]" office:value-type="float" office:value="515033" calcext:value-type="float">
            <text:p>515033</text:p>
          </table:table-cell>
          <table:table-cell table:formula="of:=ROUND([.B533]/1000;1)" office:value-type="float" office:value="515" calcext:value-type="float">
            <text:p>515</text:p>
          </table:table-cell>
          <table:table-cell table:number-columns-repeated="2" office:value-type="float" office:value="-82" calcext:value-type="float">
            <text:p>-82</text:p>
          </table:table-cell>
          <table:table-cell table:formula="of:=ROUND(SUM([.D531:.D533]) / 3)" office:value-type="float" office:value="-81" calcext:value-type="float">
            <text:p>-81</text:p>
          </table:table-cell>
          <table:table-cell table:formula="of:=ROUND(SUM([.D532:.D533]) / 2)" office:value-type="float" office:value="-81" calcext:value-type="float">
            <text:p>-81</text:p>
          </table:table-cell>
          <table:table-cell table:number-columns-repeated="16370"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533]);0;[.B533])+[.A534]" office:value-type="float" office:value="515995" calcext:value-type="float">
            <text:p>515995</text:p>
          </table:table-cell>
          <table:table-cell table:formula="of:=ROUND([.B534]/1000;1)" office:value-type="float" office:value="516" calcext:value-type="float">
            <text:p>516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formula="of:=ROUND(SUM([.D532:.D534]) / 3)" office:value-type="float" office:value="-82" calcext:value-type="float">
            <text:p>-82</text:p>
          </table:table-cell>
          <table:table-cell table:formula="of:=ROUND(SUM([.D533:.D534]) / 2)" office:value-type="float" office:value="-83" calcext:value-type="float">
            <text:p>-83</text:p>
          </table:table-cell>
          <table:table-cell table:number-columns-repeated="16370"/>
        </table:table-row>
      </table:table>
      <table:table table:name="awa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<text:s/>time_ms</text:p>
          </table:table-cell>
          <table:table-cell table:style-name="ce1" office:value-type="string" calcext:value-type="string">
            <text:p>time_abs_ms</text:p>
          </table:table-cell>
          <table:table-cell table:style-name="ce1" office:value-type="string" calcext:value-type="string">
            <text:p>time_sec</text:p>
          </table:table-cell>
          <table:table-cell table:style-name="ce1" office:value-type="string" calcext:value-type="string">
            <text:p><text:s/>rssi</text:p>
          </table:table-cell>
          <table:table-cell table:style-name="ce1" office:value-type="string" calcext:value-type="string">
            <text:p>Ave_5</text:p>
          </table:table-cell>
          <table:table-cell table:style-name="ce1" office:value-type="string" calcext:value-type="string">
            <text:p>ave_3</text:p>
          </table:table-cell>
          <table:table-cell table:style-name="ce1" office:value-type="string" calcext:value-type="string">
            <text:p>ave_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1]);0;[.B1])+[.A2]" office:value-type="float" office:value="485" calcext:value-type="float">
            <text:p>485</text:p>
          </table:table-cell>
          <table:table-cell table:formula="of:=ROUND([.B2]/1000;1)" office:value-type="float" office:value="0.5" calcext:value-type="float">
            <text:p>0.5</text:p>
          </table:table-cell>
          <table:table-cell office:value-type="float" office:value="-83" calcext:value-type="float">
            <text:p>-83</text:p>
          </table:table-cell>
          <table:table-cell office:value-type="float" office:value="-76" calcext:value-type="float">
            <text:p>-76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2]);0;[.B2])+[.A3]" office:value-type="float" office:value="959" calcext:value-type="float">
            <text:p>959</text:p>
          </table:table-cell>
          <table:table-cell table:formula="of:=ROUND([.B3]/1000;1)" office:value-type="float" office:value="1" calcext:value-type="float">
            <text:p>1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/>
          <table:table-cell table:formula="of:=ROUND(SUM([.E2:.E3]) / 2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]);0;[.B3])+[.A4]" office:value-type="float" office:value="1438" calcext:value-type="float">
            <text:p>1438</text:p>
          </table:table-cell>
          <table:table-cell table:formula="of:=ROUND([.B4]/1000;1)" office:value-type="float" office:value="1.4" calcext:value-type="float">
            <text:p>1.4</text:p>
          </table:table-cell>
          <table:table-cell table:number-columns-repeated="2" office:value-type="float" office:value="-75" calcext:value-type="float">
            <text:p>-75</text:p>
          </table:table-cell>
          <table:table-cell table:formula="of:=ROUND(SUM([.E2:.E4]) / 3)" office:value-type="float" office:value="-75" calcext:value-type="float">
            <text:p>-75</text:p>
          </table:table-cell>
          <table:table-cell table:formula="of:=ROUND(SUM([.E3:.E4]) / 2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IF(ISTEXT([.B4]);0;[.B4])+[.A5]" office:value-type="float" office:value="3355" calcext:value-type="float">
            <text:p>3355</text:p>
          </table:table-cell>
          <table:table-cell table:formula="of:=ROUND([.B5]/1000;1)" office:value-type="float" office:value="3.4" calcext:value-type="float">
            <text:p>3.4</text:p>
          </table:table-cell>
          <table:table-cell table:number-columns-repeated="2" office:value-type="float" office:value="-78" calcext:value-type="float">
            <text:p>-78</text:p>
          </table:table-cell>
          <table:table-cell table:formula="of:=ROUND(SUM([.E3:.E5]) / 3)" office:value-type="float" office:value="-76" calcext:value-type="float">
            <text:p>-76</text:p>
          </table:table-cell>
          <table:table-cell table:formula="of:=ROUND(SUM([.E4:.E5]) / 2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5]);0;[.B5])+[.A6]" office:value-type="float" office:value="3840" calcext:value-type="float">
            <text:p>3840</text:p>
          </table:table-cell>
          <table:table-cell table:formula="of:=ROUND([.B6]/1000;1)" office:value-type="float" office:value="3.8" calcext:value-type="float">
            <text:p>3.8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formula="of:=ROUND(SUM([.E4:.E6]) / 3)" office:value-type="float" office:value="-76" calcext:value-type="float">
            <text:p>-76</text:p>
          </table:table-cell>
          <table:table-cell table:formula="of:=ROUND(SUM([.E5:.E6]) / 2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6]);0;[.B6])+[.A7]" office:value-type="float" office:value="4323" calcext:value-type="float">
            <text:p>4323</text:p>
          </table:table-cell>
          <table:table-cell table:formula="of:=ROUND([.B7]/1000;1)" office:value-type="float" office:value="4.3" calcext:value-type="float">
            <text:p>4.3</text:p>
          </table:table-cell>
          <table:table-cell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table:formula="of:=ROUND(SUM([.E5:.E7]) / 3)" office:value-type="float" office:value="-76" calcext:value-type="float">
            <text:p>-76</text:p>
          </table:table-cell>
          <table:table-cell table:formula="of:=ROUND(SUM([.E6:.E7]) / 2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7]);0;[.B7])+[.A8]" office:value-type="float" office:value="4794" calcext:value-type="float">
            <text:p>4794</text:p>
          </table:table-cell>
          <table:table-cell table:formula="of:=ROUND([.B8]/1000;1)" office:value-type="float" office:value="4.8" calcext:value-type="float">
            <text:p>4.8</text:p>
          </table:table-cell>
          <table:table-cell office:value-type="float" office:value="-84" calcext:value-type="float">
            <text:p>-84</text:p>
          </table:table-cell>
          <table:table-cell office:value-type="float" office:value="-77" calcext:value-type="float">
            <text:p>-77</text:p>
          </table:table-cell>
          <table:table-cell table:formula="of:=ROUND(SUM([.E6:.E8]) / 3)" office:value-type="float" office:value="-76" calcext:value-type="float">
            <text:p>-76</text:p>
          </table:table-cell>
          <table:table-cell table:formula="of:=ROUND(SUM([.E7:.E8]) / 2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8]);0;[.B8])+[.A9]" office:value-type="float" office:value="5275" calcext:value-type="float">
            <text:p>5275</text:p>
          </table:table-cell>
          <table:table-cell table:formula="of:=ROUND([.B9]/1000;1)" office:value-type="float" office:value="5.3" calcext:value-type="float">
            <text:p>5.3</text:p>
          </table:table-cell>
          <table:table-cell table:number-columns-repeated="2" office:value-type="float" office:value="-77" calcext:value-type="float">
            <text:p>-77</text:p>
          </table:table-cell>
          <table:table-cell table:formula="of:=ROUND(SUM([.E7:.E9]) / 3)" office:value-type="float" office:value="-76" calcext:value-type="float">
            <text:p>-76</text:p>
          </table:table-cell>
          <table:table-cell table:formula="of:=ROUND(SUM([.E8:.E9]) / 2)"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ISTEXT([.B9]);0;[.B9])+[.A10]" office:value-type="float" office:value="6730" calcext:value-type="float">
            <text:p>6730</text:p>
          </table:table-cell>
          <table:table-cell table:formula="of:=ROUND([.B10]/1000;1)" office:value-type="float" office:value="6.7" calcext:value-type="float">
            <text:p>6.7</text:p>
          </table:table-cell>
          <table:table-cell office:value-type="float" office:value="-83" calcext:value-type="float">
            <text:p>-83</text:p>
          </table:table-cell>
          <table:table-cell office:value-type="float" office:value="-80" calcext:value-type="float">
            <text:p>-80</text:p>
          </table:table-cell>
          <table:table-cell table:formula="of:=ROUND(SUM([.E8:.E10]) / 3)" office:value-type="float" office:value="-78" calcext:value-type="float">
            <text:p>-78</text:p>
          </table:table-cell>
          <table:table-cell table:formula="of:=ROUND(SUM([.E9:.E10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10]);0;[.B10])+[.A11]" office:value-type="float" office:value="7199" calcext:value-type="float">
            <text:p>7199</text:p>
          </table:table-cell>
          <table:table-cell table:formula="of:=ROUND([.B11]/1000;1)" office:value-type="float" office:value="7.2" calcext:value-type="float">
            <text:p>7.2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formula="of:=ROUND(SUM([.E9:.E11]) / 3)" office:value-type="float" office:value="-79" calcext:value-type="float">
            <text:p>-79</text:p>
          </table:table-cell>
          <table:table-cell table:formula="of:=ROUND(SUM([.E10:.E11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11]);0;[.B11])+[.A12]" office:value-type="float" office:value="7673" calcext:value-type="float">
            <text:p>7673</text:p>
          </table:table-cell>
          <table:table-cell table:formula="of:=ROUND([.B12]/1000;1)" office:value-type="float" office:value="7.7" calcext:value-type="float">
            <text:p>7.7</text:p>
          </table:table-cell>
          <table:table-cell office:value-type="float" office:value="-68" calcext:value-type="float">
            <text:p>-68</text:p>
          </table:table-cell>
          <table:table-cell office:value-type="float" office:value="-76" calcext:value-type="float">
            <text:p>-76</text:p>
          </table:table-cell>
          <table:table-cell table:formula="of:=ROUND(SUM([.E10:.E12]) / 3)" office:value-type="float" office:value="-79" calcext:value-type="float">
            <text:p>-79</text:p>
          </table:table-cell>
          <table:table-cell table:formula="of:=ROUND(SUM([.E11:.E12]) / 2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12]);0;[.B12])+[.A13]" office:value-type="float" office:value="8164" calcext:value-type="float">
            <text:p>8164</text:p>
          </table:table-cell>
          <table:table-cell table:formula="of:=ROUND([.B13]/1000;1)" office:value-type="float" office:value="8.2" calcext:value-type="float">
            <text:p>8.2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table:formula="of:=ROUND(SUM([.E11:.E13]) / 3)" office:value-type="float" office:value="-77" calcext:value-type="float">
            <text:p>-77</text:p>
          </table:table-cell>
          <table:table-cell table:formula="of:=ROUND(SUM([.E12:.E13]) / 2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3]);0;[.B13])+[.A14]" office:value-type="float" office:value="8645" calcext:value-type="float">
            <text:p>8645</text:p>
          </table:table-cell>
          <table:table-cell table:formula="of:=ROUND([.B14]/1000;1)" office:value-type="float" office:value="8.6" calcext:value-type="float">
            <text:p>8.6</text:p>
          </table:table-cell>
          <table:table-cell office:value-type="float" office:value="-69" calcext:value-type="float">
            <text:p>-69</text:p>
          </table:table-cell>
          <table:table-cell office:value-type="float" office:value="-72" calcext:value-type="float">
            <text:p>-72</text:p>
          </table:table-cell>
          <table:table-cell table:formula="of:=ROUND(SUM([.E12:.E14]) / 3)" office:value-type="float" office:value="-75" calcext:value-type="float">
            <text:p>-75</text:p>
          </table:table-cell>
          <table:table-cell table:formula="of:=ROUND(SUM([.E13:.E14]) / 2)"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14]);0;[.B14])+[.A15]" office:value-type="float" office:value="9116" calcext:value-type="float">
            <text:p>9116</text:p>
          </table:table-cell>
          <table:table-cell table:formula="of:=ROUND([.B15]/1000;1)" office:value-type="float" office:value="9.1" calcext:value-type="float">
            <text:p>9.1</text:p>
          </table:table-cell>
          <table:table-cell office:value-type="float" office:value="-66" calcext:value-type="float">
            <text:p>-66</text:p>
          </table:table-cell>
          <table:table-cell office:value-type="float" office:value="-69" calcext:value-type="float">
            <text:p>-69</text:p>
          </table:table-cell>
          <table:table-cell table:formula="of:=ROUND(SUM([.E13:.E15]) / 3)" office:value-type="float" office:value="-72" calcext:value-type="float">
            <text:p>-72</text:p>
          </table:table-cell>
          <table:table-cell table:formula="of:=ROUND(SUM([.E14:.E15]) / 2)"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5]);0;[.B15])+[.A16]" office:value-type="float" office:value="9600" calcext:value-type="float">
            <text:p>9600</text:p>
          </table:table-cell>
          <table:table-cell table:formula="of:=ROUND([.B16]/1000;1)" office:value-type="float" office:value="9.6" calcext:value-type="float">
            <text:p>9.6</text:p>
          </table:table-cell>
          <table:table-cell table:number-columns-repeated="2" office:value-type="float" office:value="-70" calcext:value-type="float">
            <text:p>-70</text:p>
          </table:table-cell>
          <table:table-cell table:formula="of:=ROUND(SUM([.E14:.E16]) / 3)" office:value-type="float" office:value="-70" calcext:value-type="float">
            <text:p>-70</text:p>
          </table:table-cell>
          <table:table-cell table:formula="of:=ROUND(SUM([.E15:.E16]) / 2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6]);0;[.B16])+[.A17]" office:value-type="float" office:value="10081" calcext:value-type="float">
            <text:p>10081</text:p>
          </table:table-cell>
          <table:table-cell table:formula="of:=ROUND([.B17]/1000;1)" office:value-type="float" office:value="10.1" calcext:value-type="float">
            <text:p>10.1</text:p>
          </table:table-cell>
          <table:table-cell office:value-type="float" office:value="-71" calcext:value-type="float">
            <text:p>-71</text:p>
          </table:table-cell>
          <table:table-cell office:value-type="float" office:value="-69" calcext:value-type="float">
            <text:p>-69</text:p>
          </table:table-cell>
          <table:table-cell table:formula="of:=ROUND(SUM([.E15:.E17]) / 3)" office:value-type="float" office:value="-69" calcext:value-type="float">
            <text:p>-69</text:p>
          </table:table-cell>
          <table:table-cell table:formula="of:=ROUND(SUM([.E16:.E17]) / 2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ISTEXT([.B17]);0;[.B17])+[.A18]" office:value-type="float" office:value="11541" calcext:value-type="float">
            <text:p>11541</text:p>
          </table:table-cell>
          <table:table-cell table:formula="of:=ROUND([.B18]/1000;1)" office:value-type="float" office:value="11.5" calcext:value-type="float">
            <text:p>11.5</text:p>
          </table:table-cell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formula="of:=ROUND(SUM([.E16:.E18]) / 3)" office:value-type="float" office:value="-70" calcext:value-type="float">
            <text:p>-70</text:p>
          </table:table-cell>
          <table:table-cell table:formula="of:=ROUND(SUM([.E17:.E18]) / 2)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18]);0;[.B18])+[.A19]" office:value-type="float" office:value="12008" calcext:value-type="float">
            <text:p>12008</text:p>
          </table:table-cell>
          <table:table-cell table:formula="of:=ROUND([.B19]/1000;1)" office:value-type="float" office:value="12" calcext:value-type="float">
            <text:p>12</text:p>
          </table:table-cell>
          <table:table-cell office:value-type="float" office:value="-80" calcext:value-type="float">
            <text:p>-80</text:p>
          </table:table-cell>
          <table:table-cell office:value-type="float" office:value="-74" calcext:value-type="float">
            <text:p>-74</text:p>
          </table:table-cell>
          <table:table-cell table:formula="of:=ROUND(SUM([.E17:.E19]) / 3)" office:value-type="float" office:value="-71" calcext:value-type="float">
            <text:p>-71</text:p>
          </table:table-cell>
          <table:table-cell table:formula="of:=ROUND(SUM([.E18:.E19]) / 2)"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ISTEXT([.B19]);0;[.B19])+[.A20]" office:value-type="float" office:value="12959" calcext:value-type="float">
            <text:p>12959</text:p>
          </table:table-cell>
          <table:table-cell table:formula="of:=ROUND([.B20]/1000;1)" office:value-type="float" office:value="13" calcext:value-type="float">
            <text:p>13</text:p>
          </table:table-cell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formula="of:=ROUND(SUM([.E18:.E20]) / 3)" office:value-type="float" office:value="-73" calcext:value-type="float">
            <text:p>-73</text:p>
          </table:table-cell>
          <table:table-cell table:formula="of:=ROUND(SUM([.E19:.E20]) / 2)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formula="of:=IF(ISTEXT([.B20]);0;[.B20])+[.A21]" office:value-type="float" office:value="14416" calcext:value-type="float">
            <text:p>14416</text:p>
          </table:table-cell>
          <table:table-cell table:formula="of:=ROUND([.B21]/1000;1)" office:value-type="float" office:value="14.4" calcext:value-type="float">
            <text:p>14.4</text:p>
          </table:table-cell>
          <table:table-cell office:value-type="float" office:value="-88" calcext:value-type="float">
            <text:p>-88</text:p>
          </table:table-cell>
          <table:table-cell office:value-type="float" office:value="-80" calcext:value-type="float">
            <text:p>-80</text:p>
          </table:table-cell>
          <table:table-cell table:formula="of:=ROUND(SUM([.E19:.E21]) / 3)" office:value-type="float" office:value="-77" calcext:value-type="float">
            <text:p>-77</text:p>
          </table:table-cell>
          <table:table-cell table:formula="of:=ROUND(SUM([.E20:.E21]) / 2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21]);0;[.B21])+[.A22]" office:value-type="float" office:value="14885" calcext:value-type="float">
            <text:p>14885</text:p>
          </table:table-cell>
          <table:table-cell table:formula="of:=ROUND([.B22]/1000;1)" office:value-type="float" office:value="14.9" calcext:value-type="float">
            <text:p>14.9</text:p>
          </table:table-cell>
          <table:table-cell table:number-columns-repeated="2" office:value-type="float" office:value="-81" calcext:value-type="float">
            <text:p>-81</text:p>
          </table:table-cell>
          <table:table-cell table:formula="of:=ROUND(SUM([.E20:.E22]) / 3)" office:value-type="float" office:value="-79" calcext:value-type="float">
            <text:p>-79</text:p>
          </table:table-cell>
          <table:table-cell table:formula="of:=ROUND(SUM([.E21:.E22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22]);0;[.B22])+[.A23]" office:value-type="float" office:value="15358" calcext:value-type="float">
            <text:p>15358</text:p>
          </table:table-cell>
          <table:table-cell table:formula="of:=ROUND([.B23]/1000;1)" office:value-type="float" office:value="15.4" calcext:value-type="float">
            <text:p>15.4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formula="of:=ROUND(SUM([.E21:.E23]) / 3)" office:value-type="float" office:value="-81" calcext:value-type="float">
            <text:p>-81</text:p>
          </table:table-cell>
          <table:table-cell table:formula="of:=ROUND(SUM([.E22:.E23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3]);0;[.B23])+[.A24]" office:value-type="float" office:value="15839" calcext:value-type="float">
            <text:p>15839</text:p>
          </table:table-cell>
          <table:table-cell table:formula="of:=ROUND([.B24]/1000;1)" office:value-type="float" office:value="15.8" calcext:value-type="float">
            <text:p>15.8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formula="of:=ROUND(SUM([.E22:.E24]) / 3)" office:value-type="float" office:value="-83" calcext:value-type="float">
            <text:p>-83</text:p>
          </table:table-cell>
          <table:table-cell table:formula="of:=ROUND(SUM([.E23:.E24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4]);0;[.B24])+[.A25]" office:value-type="float" office:value="16321" calcext:value-type="float">
            <text:p>16321</text:p>
          </table:table-cell>
          <table:table-cell table:formula="of:=ROUND([.B25]/1000;1)" office:value-type="float" office:value="16.3" calcext:value-type="float">
            <text:p>16.3</text:p>
          </table:table-cell>
          <table:table-cell office:value-type="float" office:value="-83" calcext:value-type="float">
            <text:p>-83</text:p>
          </table:table-cell>
          <table:table-cell office:value-type="float" office:value="-84" calcext:value-type="float">
            <text:p>-84</text:p>
          </table:table-cell>
          <table:table-cell table:formula="of:=ROUND(SUM([.E23:.E25]) / 3)" office:value-type="float" office:value="-84" calcext:value-type="float">
            <text:p>-84</text:p>
          </table:table-cell>
          <table:table-cell table:formula="of:=ROUND(SUM([.E24:.E25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ISTEXT([.B25]);0;[.B25])+[.A26]" office:value-type="float" office:value="18719" calcext:value-type="float">
            <text:p>18719</text:p>
          </table:table-cell>
          <table:table-cell table:formula="of:=ROUND([.B26]/1000;1)" office:value-type="float" office:value="18.7" calcext:value-type="float">
            <text:p>18.7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formula="of:=ROUND(SUM([.E24:.E26]) / 3)" office:value-type="float" office:value="-84" calcext:value-type="float">
            <text:p>-84</text:p>
          </table:table-cell>
          <table:table-cell table:formula="of:=ROUND(SUM([.E25:.E26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26]);0;[.B26])+[.A27]" office:value-type="float" office:value="19196" calcext:value-type="float">
            <text:p>19196</text:p>
          </table:table-cell>
          <table:table-cell table:formula="of:=ROUND([.B27]/1000;1)" office:value-type="float" office:value="19.2" calcext:value-type="float">
            <text:p>19.2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table:formula="of:=ROUND(SUM([.E25:.E27]) / 3)" office:value-type="float" office:value="-83" calcext:value-type="float">
            <text:p>-83</text:p>
          </table:table-cell>
          <table:table-cell table:formula="of:=ROUND(SUM([.E26:.E27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ISTEXT([.B27]);0;[.B27])+[.A28]" office:value-type="float" office:value="20162" calcext:value-type="float">
            <text:p>20162</text:p>
          </table:table-cell>
          <table:table-cell table:formula="of:=ROUND([.B28]/1000;1)" office:value-type="float" office:value="20.2" calcext:value-type="float">
            <text:p>20.2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formula="of:=ROUND(SUM([.E26:.E28]) / 3)" office:value-type="float" office:value="-82" calcext:value-type="float">
            <text:p>-82</text:p>
          </table:table-cell>
          <table:table-cell table:formula="of:=ROUND(SUM([.E27:.E28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28]);0;[.B28])+[.A29]" office:value-type="float" office:value="20637" calcext:value-type="float">
            <text:p>20637</text:p>
          </table:table-cell>
          <table:table-cell table:formula="of:=ROUND([.B29]/1000;1)" office:value-type="float" office:value="20.6" calcext:value-type="float">
            <text:p>20.6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formula="of:=ROUND(SUM([.E27:.E29]) / 3)" office:value-type="float" office:value="-81" calcext:value-type="float">
            <text:p>-81</text:p>
          </table:table-cell>
          <table:table-cell table:formula="of:=ROUND(SUM([.E28:.E29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9]);0;[.B29])+[.A30]" office:value-type="float" office:value="21120" calcext:value-type="float">
            <text:p>21120</text:p>
          </table:table-cell>
          <table:table-cell table:formula="of:=ROUND([.B30]/1000;1)" office:value-type="float" office:value="21.1" calcext:value-type="float">
            <text:p>21.1</text:p>
          </table:table-cell>
          <table:table-cell table:number-columns-repeated="2" office:value-type="float" office:value="-80" calcext:value-type="float">
            <text:p>-80</text:p>
          </table:table-cell>
          <table:table-cell table:formula="of:=ROUND(SUM([.E28:.E30]) / 3)" office:value-type="float" office:value="-80" calcext:value-type="float">
            <text:p>-80</text:p>
          </table:table-cell>
          <table:table-cell table:formula="of:=ROUND(SUM([.E29:.E30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formula="of:=IF(ISTEXT([.B30]);0;[.B30])+[.A31]" office:value-type="float" office:value="22567" calcext:value-type="float">
            <text:p>22567</text:p>
          </table:table-cell>
          <table:table-cell table:formula="of:=ROUND([.B31]/1000;1)" office:value-type="float" office:value="22.6" calcext:value-type="float">
            <text:p>22.6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table:formula="of:=ROUND(SUM([.E29:.E31]) / 3)" office:value-type="float" office:value="-80" calcext:value-type="float">
            <text:p>-80</text:p>
          </table:table-cell>
          <table:table-cell table:formula="of:=ROUND(SUM([.E30:.E31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31]);0;[.B31])+[.A32]" office:value-type="float" office:value="23044" calcext:value-type="float">
            <text:p>23044</text:p>
          </table:table-cell>
          <table:table-cell table:formula="of:=ROUND([.B32]/1000;1)" office:value-type="float" office:value="23" calcext:value-type="float">
            <text:p>23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formula="of:=ROUND(SUM([.E30:.E32]) / 3)" office:value-type="float" office:value="-81" calcext:value-type="float">
            <text:p>-81</text:p>
          </table:table-cell>
          <table:table-cell table:formula="of:=ROUND(SUM([.E31:.E32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ISTEXT([.B32]);0;[.B32])+[.A33]" office:value-type="float" office:value="23997" calcext:value-type="float">
            <text:p>23997</text:p>
          </table:table-cell>
          <table:table-cell table:formula="of:=ROUND([.B33]/1000;1)" office:value-type="float" office:value="24" calcext:value-type="float">
            <text:p>24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formula="of:=ROUND(SUM([.E31:.E33]) / 3)" office:value-type="float" office:value="-82" calcext:value-type="float">
            <text:p>-82</text:p>
          </table:table-cell>
          <table:table-cell table:formula="of:=ROUND(SUM([.E32:.E33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33]);0;[.B33])+[.A34]" office:value-type="float" office:value="24957" calcext:value-type="float">
            <text:p>24957</text:p>
          </table:table-cell>
          <table:table-cell table:formula="of:=ROUND([.B34]/1000;1)" office:value-type="float" office:value="25" calcext:value-type="float">
            <text:p>25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table:formula="of:=ROUND(SUM([.E32:.E34]) / 3)" office:value-type="float" office:value="-83" calcext:value-type="float">
            <text:p>-83</text:p>
          </table:table-cell>
          <table:table-cell table:formula="of:=ROUND(SUM([.E33:.E34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4]);0;[.B34])+[.A35]" office:value-type="float" office:value="25439" calcext:value-type="float">
            <text:p>25439</text:p>
          </table:table-cell>
          <table:table-cell table:formula="of:=ROUND([.B35]/1000;1)" office:value-type="float" office:value="25.4" calcext:value-type="float">
            <text:p>25.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formula="of:=ROUND(SUM([.E33:.E35]) / 3)" office:value-type="float" office:value="-83" calcext:value-type="float">
            <text:p>-83</text:p>
          </table:table-cell>
          <table:table-cell table:formula="of:=ROUND(SUM([.E34:.E35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5]);0;[.B35])+[.A36]" office:value-type="float" office:value="25919" calcext:value-type="float">
            <text:p>25919</text:p>
          </table:table-cell>
          <table:table-cell table:formula="of:=ROUND([.B36]/1000;1)" office:value-type="float" office:value="25.9" calcext:value-type="float">
            <text:p>25.9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table:formula="of:=ROUND(SUM([.E34:.E36]) / 3)" office:value-type="float" office:value="-83" calcext:value-type="float">
            <text:p>-83</text:p>
          </table:table-cell>
          <table:table-cell table:formula="of:=ROUND(SUM([.E35:.E36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6]);0;[.B36])+[.A37]" office:value-type="float" office:value="26400" calcext:value-type="float">
            <text:p>26400</text:p>
          </table:table-cell>
          <table:table-cell table:formula="of:=ROUND([.B37]/1000;1)" office:value-type="float" office:value="26.4" calcext:value-type="float">
            <text:p>26.4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formula="of:=ROUND(SUM([.E35:.E37]) / 3)" office:value-type="float" office:value="-82" calcext:value-type="float">
            <text:p>-82</text:p>
          </table:table-cell>
          <table:table-cell table:formula="of:=ROUND(SUM([.E36:.E37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37]);0;[.B37])+[.A38]" office:value-type="float" office:value="26878" calcext:value-type="float">
            <text:p>26878</text:p>
          </table:table-cell>
          <table:table-cell table:formula="of:=ROUND([.B38]/1000;1)" office:value-type="float" office:value="26.9" calcext:value-type="float">
            <text:p>26.9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table:formula="of:=ROUND(SUM([.E36:.E38]) / 3)" office:value-type="float" office:value="-83" calcext:value-type="float">
            <text:p>-83</text:p>
          </table:table-cell>
          <table:table-cell table:formula="of:=ROUND(SUM([.E37:.E38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38]);0;[.B38])+[.A39]" office:value-type="float" office:value="27367" calcext:value-type="float">
            <text:p>27367</text:p>
          </table:table-cell>
          <table:table-cell table:formula="of:=ROUND([.B39]/1000;1)" office:value-type="float" office:value="27.4" calcext:value-type="float">
            <text:p>27.4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table:formula="of:=ROUND(SUM([.E37:.E39]) / 3)" office:value-type="float" office:value="-85" calcext:value-type="float">
            <text:p>-85</text:p>
          </table:table-cell>
          <table:table-cell table:formula="of:=ROUND(SUM([.E38:.E39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ISTEXT([.B39]);0;[.B39])+[.A40]" office:value-type="float" office:value="28314" calcext:value-type="float">
            <text:p>28314</text:p>
          </table:table-cell>
          <table:table-cell table:formula="of:=ROUND([.B40]/1000;1)" office:value-type="float" office:value="28.3" calcext:value-type="float">
            <text:p>28.3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formula="of:=ROUND(SUM([.E38:.E40]) / 3)" office:value-type="float" office:value="-87" calcext:value-type="float">
            <text:p>-87</text:p>
          </table:table-cell>
          <table:table-cell table:formula="of:=ROUND(SUM([.E39:.E40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0]);0;[.B40])+[.A41]" office:value-type="float" office:value="28798" calcext:value-type="float">
            <text:p>28798</text:p>
          </table:table-cell>
          <table:table-cell table:formula="of:=ROUND([.B41]/1000;1)" office:value-type="float" office:value="28.8" calcext:value-type="float">
            <text:p>28.8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table:formula="of:=ROUND(SUM([.E39:.E41]) / 3)" office:value-type="float" office:value="-88" calcext:value-type="float">
            <text:p>-88</text:p>
          </table:table-cell>
          <table:table-cell table:formula="of:=ROUND(SUM([.E40:.E41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41]);0;[.B41])+[.A42]" office:value-type="float" office:value="29285" calcext:value-type="float">
            <text:p>29285</text:p>
          </table:table-cell>
          <table:table-cell table:formula="of:=ROUND([.B42]/1000;1)" office:value-type="float" office:value="29.3" calcext:value-type="float">
            <text:p>29.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E40:.E42]) / 3)" office:value-type="float" office:value="-87" calcext:value-type="float">
            <text:p>-87</text:p>
          </table:table-cell>
          <table:table-cell table:formula="of:=ROUND(SUM([.E41:.E42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42]);0;[.B42])+[.A43]" office:value-type="float" office:value="29759" calcext:value-type="float">
            <text:p>29759</text:p>
          </table:table-cell>
          <table:table-cell table:formula="of:=ROUND([.B43]/1000;1)" office:value-type="float" office:value="29.8" calcext:value-type="float">
            <text:p>29.8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formula="of:=ROUND(SUM([.E41:.E43]) / 3)" office:value-type="float" office:value="-86" calcext:value-type="float">
            <text:p>-86</text:p>
          </table:table-cell>
          <table:table-cell table:formula="of:=ROUND(SUM([.E42:.E43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43]);0;[.B43])+[.A44]" office:value-type="float" office:value="30242" calcext:value-type="float">
            <text:p>30242</text:p>
          </table:table-cell>
          <table:table-cell table:formula="of:=ROUND([.B44]/1000;1)" office:value-type="float" office:value="30.2" calcext:value-type="float">
            <text:p>30.2</text:p>
          </table:table-cell>
          <table:table-cell office:value-type="float" office:value="-81" calcext:value-type="float">
            <text:p>-81</text:p>
          </table:table-cell>
          <table:table-cell office:value-type="float" office:value="-84" calcext:value-type="float">
            <text:p>-84</text:p>
          </table:table-cell>
          <table:table-cell table:formula="of:=ROUND(SUM([.E42:.E44]) / 3)" office:value-type="float" office:value="-85" calcext:value-type="float">
            <text:p>-85</text:p>
          </table:table-cell>
          <table:table-cell table:formula="of:=ROUND(SUM([.E43:.E44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table:formula="of:=IF(ISTEXT([.B44]);0;[.B44])+[.A45]" office:value-type="float" office:value="32634" calcext:value-type="float">
            <text:p>32634</text:p>
          </table:table-cell>
          <table:table-cell table:formula="of:=ROUND([.B45]/1000;1)" office:value-type="float" office:value="32.6" calcext:value-type="float">
            <text:p>32.6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formula="of:=ROUND(SUM([.E43:.E45]) / 3)" office:value-type="float" office:value="-84" calcext:value-type="float">
            <text:p>-84</text:p>
          </table:table-cell>
          <table:table-cell table:formula="of:=ROUND(SUM([.E44:.E45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45]);0;[.B45])+[.A46]" office:value-type="float" office:value="33116" calcext:value-type="float">
            <text:p>33116</text:p>
          </table:table-cell>
          <table:table-cell table:formula="of:=ROUND([.B46]/1000;1)" office:value-type="float" office:value="33.1" calcext:value-type="float">
            <text:p>33.1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table:formula="of:=ROUND(SUM([.E44:.E46]) / 3)" office:value-type="float" office:value="-83" calcext:value-type="float">
            <text:p>-83</text:p>
          </table:table-cell>
          <table:table-cell table:formula="of:=ROUND(SUM([.E45:.E46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6]);0;[.B46])+[.A47]" office:value-type="float" office:value="33597" calcext:value-type="float">
            <text:p>33597</text:p>
          </table:table-cell>
          <table:table-cell table:formula="of:=ROUND([.B47]/1000;1)" office:value-type="float" office:value="33.6" calcext:value-type="float">
            <text:p>33.6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formula="of:=ROUND(SUM([.E45:.E47]) / 3)" office:value-type="float" office:value="-81" calcext:value-type="float">
            <text:p>-81</text:p>
          </table:table-cell>
          <table:table-cell table:formula="of:=ROUND(SUM([.E46:.E47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7]);0;[.B47])+[.A48]" office:value-type="float" office:value="34076" calcext:value-type="float">
            <text:p>34076</text:p>
          </table:table-cell>
          <table:table-cell table:formula="of:=ROUND([.B48]/1000;1)" office:value-type="float" office:value="34.1" calcext:value-type="float">
            <text:p>34.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formula="of:=ROUND(SUM([.E46:.E48]) / 3)" office:value-type="float" office:value="-80" calcext:value-type="float">
            <text:p>-80</text:p>
          </table:table-cell>
          <table:table-cell table:formula="of:=ROUND(SUM([.E47:.E48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48]);0;[.B48])+[.A49]" office:value-type="float" office:value="34558" calcext:value-type="float">
            <text:p>34558</text:p>
          </table:table-cell>
          <table:table-cell table:formula="of:=ROUND([.B49]/1000;1)" office:value-type="float" office:value="34.6" calcext:value-type="float">
            <text:p>34.6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formula="of:=ROUND(SUM([.E47:.E49]) / 3)" office:value-type="float" office:value="-79" calcext:value-type="float">
            <text:p>-79</text:p>
          </table:table-cell>
          <table:table-cell table:formula="of:=ROUND(SUM([.E48:.E49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ISTEXT([.B49]);0;[.B49])+[.A50]" office:value-type="float" office:value="35067" calcext:value-type="float">
            <text:p>35067</text:p>
          </table:table-cell>
          <table:table-cell table:formula="of:=ROUND([.B50]/1000;1)" office:value-type="float" office:value="35.1" calcext:value-type="float">
            <text:p>35.1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table:formula="of:=ROUND(SUM([.E48:.E50]) / 3)" office:value-type="float" office:value="-79" calcext:value-type="float">
            <text:p>-79</text:p>
          </table:table-cell>
          <table:table-cell table:formula="of:=ROUND(SUM([.E49:.E50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IF(ISTEXT([.B50]);0;[.B50])+[.A51]" office:value-type="float" office:value="35518" calcext:value-type="float">
            <text:p>35518</text:p>
          </table:table-cell>
          <table:table-cell table:formula="of:=ROUND([.B51]/1000;1)" office:value-type="float" office:value="35.5" calcext:value-type="float">
            <text:p>35.5</text:p>
          </table:table-cell>
          <table:table-cell office:value-type="float" office:value="-91" calcext:value-type="float">
            <text:p>-91</text:p>
          </table:table-cell>
          <table:table-cell office:value-type="float" office:value="-81" calcext:value-type="float">
            <text:p>-81</text:p>
          </table:table-cell>
          <table:table-cell table:formula="of:=ROUND(SUM([.E49:.E51]) / 3)" office:value-type="float" office:value="-79" calcext:value-type="float">
            <text:p>-79</text:p>
          </table:table-cell>
          <table:table-cell table:formula="of:=ROUND(SUM([.E50:.E51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51]);0;[.B51])+[.A52]" office:value-type="float" office:value="36483" calcext:value-type="float">
            <text:p>36483</text:p>
          </table:table-cell>
          <table:table-cell table:formula="of:=ROUND([.B52]/1000;1)" office:value-type="float" office:value="36.5" calcext:value-type="float">
            <text:p>36.5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table:formula="of:=ROUND(SUM([.E50:.E52]) / 3)" office:value-type="float" office:value="-81" calcext:value-type="float">
            <text:p>-81</text:p>
          </table:table-cell>
          <table:table-cell table:formula="of:=ROUND(SUM([.E51:.E52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52]);0;[.B52])+[.A53]" office:value-type="float" office:value="36957" calcext:value-type="float">
            <text:p>36957</text:p>
          </table:table-cell>
          <table:table-cell table:formula="of:=ROUND([.B53]/1000;1)" office:value-type="float" office:value="37" calcext:value-type="float">
            <text:p>37</text:p>
          </table:table-cell>
          <table:table-cell office:value-type="float" office:value="-89" calcext:value-type="float">
            <text:p>-89</text:p>
          </table:table-cell>
          <table:table-cell office:value-type="float" office:value="-85" calcext:value-type="float">
            <text:p>-85</text:p>
          </table:table-cell>
          <table:table-cell table:formula="of:=ROUND(SUM([.E51:.E53]) / 3)" office:value-type="float" office:value="-83" calcext:value-type="float">
            <text:p>-83</text:p>
          </table:table-cell>
          <table:table-cell table:formula="of:=ROUND(SUM([.E52:.E53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53]);0;[.B53])+[.A54]" office:value-type="float" office:value="37446" calcext:value-type="float">
            <text:p>37446</text:p>
          </table:table-cell>
          <table:table-cell table:formula="of:=ROUND([.B54]/1000;1)" office:value-type="float" office:value="37.4" calcext:value-type="float">
            <text:p>37.4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E52:.E54]) / 3)" office:value-type="float" office:value="-85" calcext:value-type="float">
            <text:p>-85</text:p>
          </table:table-cell>
          <table:table-cell table:formula="of:=ROUND(SUM([.E53:.E54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54]);0;[.B54])+[.A55]" office:value-type="float" office:value="38406" calcext:value-type="float">
            <text:p>38406</text:p>
          </table:table-cell>
          <table:table-cell table:formula="of:=ROUND([.B55]/1000;1)" office:value-type="float" office:value="38.4" calcext:value-type="float">
            <text:p>38.4</text:p>
          </table:table-cell>
          <table:table-cell office:value-type="float" office:value="-79" calcext:value-type="float">
            <text:p>-79</text:p>
          </table:table-cell>
          <table:table-cell office:value-type="float" office:value="-84" calcext:value-type="float">
            <text:p>-84</text:p>
          </table:table-cell>
          <table:table-cell table:formula="of:=ROUND(SUM([.E53:.E55]) / 3)" office:value-type="float" office:value="-85" calcext:value-type="float">
            <text:p>-85</text:p>
          </table:table-cell>
          <table:table-cell table:formula="of:=ROUND(SUM([.E54:.E55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55]);0;[.B55])+[.A56]" office:value-type="float" office:value="38880" calcext:value-type="float">
            <text:p>38880</text:p>
          </table:table-cell>
          <table:table-cell table:formula="of:=ROUND([.B56]/1000;1)" office:value-type="float" office:value="38.9" calcext:value-type="float">
            <text:p>38.9</text:p>
          </table:table-cell>
          <table:table-cell table:number-columns-repeated="2" office:value-type="float" office:value="-84" calcext:value-type="float">
            <text:p>-84</text:p>
          </table:table-cell>
          <table:table-cell table:formula="of:=ROUND(SUM([.E54:.E56]) / 3)" office:value-type="float" office:value="-85" calcext:value-type="float">
            <text:p>-85</text:p>
          </table:table-cell>
          <table:table-cell table:formula="of:=ROUND(SUM([.E55:.E56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56]);0;[.B56])+[.A57]" office:value-type="float" office:value="39354" calcext:value-type="float">
            <text:p>39354</text:p>
          </table:table-cell>
          <table:table-cell table:formula="of:=ROUND([.B57]/1000;1)" office:value-type="float" office:value="39.4" calcext:value-type="float">
            <text:p>39.4</text:p>
          </table:table-cell>
          <table:table-cell office:value-type="float" office:value="-78" calcext:value-type="float">
            <text:p>-78</text:p>
          </table:table-cell>
          <table:table-cell office:value-type="float" office:value="-82" calcext:value-type="float">
            <text:p>-82</text:p>
          </table:table-cell>
          <table:table-cell table:formula="of:=ROUND(SUM([.E55:.E57]) / 3)" office:value-type="float" office:value="-83" calcext:value-type="float">
            <text:p>-83</text:p>
          </table:table-cell>
          <table:table-cell table:formula="of:=ROUND(SUM([.E56:.E57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57]);0;[.B57])+[.A58]" office:value-type="float" office:value="39839" calcext:value-type="float">
            <text:p>39839</text:p>
          </table:table-cell>
          <table:table-cell table:formula="of:=ROUND([.B58]/1000;1)" office:value-type="float" office:value="39.8" calcext:value-type="float">
            <text:p>39.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formula="of:=ROUND(SUM([.E56:.E58]) / 3)" office:value-type="float" office:value="-82" calcext:value-type="float">
            <text:p>-82</text:p>
          </table:table-cell>
          <table:table-cell table:formula="of:=ROUND(SUM([.E57:.E58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58]);0;[.B58])+[.A59]" office:value-type="float" office:value="40800" calcext:value-type="float">
            <text:p>40800</text:p>
          </table:table-cell>
          <table:table-cell table:formula="of:=ROUND([.B59]/1000;1)" office:value-type="float" office:value="40.8" calcext:value-type="float">
            <text:p>40.8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formula="of:=ROUND(SUM([.E57:.E59]) / 3)" office:value-type="float" office:value="-81" calcext:value-type="float">
            <text:p>-81</text:p>
          </table:table-cell>
          <table:table-cell table:formula="of:=ROUND(SUM([.E58:.E59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ISTEXT([.B59]);0;[.B59])+[.A60]" office:value-type="float" office:value="41772" calcext:value-type="float">
            <text:p>41772</text:p>
          </table:table-cell>
          <table:table-cell table:formula="of:=ROUND([.B60]/1000;1)" office:value-type="float" office:value="41.8" calcext:value-type="float">
            <text:p>41.8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formula="of:=ROUND(SUM([.E58:.E60]) / 3)" office:value-type="float" office:value="-80" calcext:value-type="float">
            <text:p>-80</text:p>
          </table:table-cell>
          <table:table-cell table:formula="of:=ROUND(SUM([.E59:.E60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ISTEXT([.B60]);0;[.B60])+[.A61]" office:value-type="float" office:value="42713" calcext:value-type="float">
            <text:p>42713</text:p>
          </table:table-cell>
          <table:table-cell table:formula="of:=ROUND([.B61]/1000;1)" office:value-type="float" office:value="42.7" calcext:value-type="float">
            <text:p>42.7</text:p>
          </table:table-cell>
          <table:table-cell table:number-columns-repeated="2" office:value-type="float" office:value="-79" calcext:value-type="float">
            <text:p>-79</text:p>
          </table:table-cell>
          <table:table-cell table:formula="of:=ROUND(SUM([.E59:.E61]) / 3)" office:value-type="float" office:value="-79" calcext:value-type="float">
            <text:p>-79</text:p>
          </table:table-cell>
          <table:table-cell table:formula="of:=ROUND(SUM([.E60:.E61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61]);0;[.B61])+[.A62]" office:value-type="float" office:value="43198" calcext:value-type="float">
            <text:p>43198</text:p>
          </table:table-cell>
          <table:table-cell table:formula="of:=ROUND([.B62]/1000;1)" office:value-type="float" office:value="43.2" calcext:value-type="float">
            <text:p>43.2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formula="of:=ROUND(SUM([.E60:.E62]) / 3)" office:value-type="float" office:value="-80" calcext:value-type="float">
            <text:p>-80</text:p>
          </table:table-cell>
          <table:table-cell table:formula="of:=ROUND(SUM([.E61:.E62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ISTEXT([.B62]);0;[.B62])+[.A63]" office:value-type="float" office:value="43704" calcext:value-type="float">
            <text:p>43704</text:p>
          </table:table-cell>
          <table:table-cell table:formula="of:=ROUND([.B63]/1000;1)" office:value-type="float" office:value="43.7" calcext:value-type="float">
            <text:p>43.7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formula="of:=ROUND(SUM([.E61:.E63]) / 3)" office:value-type="float" office:value="-81" calcext:value-type="float">
            <text:p>-81</text:p>
          </table:table-cell>
          <table:table-cell table:formula="of:=ROUND(SUM([.E62:.E63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ISTEXT([.B63]);0;[.B63])+[.A64]" office:value-type="float" office:value="44633" calcext:value-type="float">
            <text:p>44633</text:p>
          </table:table-cell>
          <table:table-cell table:formula="of:=ROUND([.B64]/1000;1)" office:value-type="float" office:value="44.6" calcext:value-type="float">
            <text:p>44.6</text:p>
          </table:table-cell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formula="of:=ROUND(SUM([.E62:.E64]) / 3)" office:value-type="float" office:value="-82" calcext:value-type="float">
            <text:p>-82</text:p>
          </table:table-cell>
          <table:table-cell table:formula="of:=ROUND(SUM([.E63:.E64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64]);0;[.B64])+[.A65]" office:value-type="float" office:value="45117" calcext:value-type="float">
            <text:p>45117</text:p>
          </table:table-cell>
          <table:table-cell table:formula="of:=ROUND([.B65]/1000;1)" office:value-type="float" office:value="45.1" calcext:value-type="float">
            <text:p>45.1</text:p>
          </table:table-cell>
          <table:table-cell office:value-type="float" office:value="-79" calcext:value-type="float">
            <text:p>-79</text:p>
          </table:table-cell>
          <table:table-cell office:value-type="float" office:value="-83" calcext:value-type="float">
            <text:p>-83</text:p>
          </table:table-cell>
          <table:table-cell table:formula="of:=ROUND(SUM([.E63:.E65]) / 3)" office:value-type="float" office:value="-83" calcext:value-type="float">
            <text:p>-83</text:p>
          </table:table-cell>
          <table:table-cell table:formula="of:=ROUND(SUM([.E64:.E65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65]);0;[.B65])+[.A66]" office:value-type="float" office:value="45601" calcext:value-type="float">
            <text:p>45601</text:p>
          </table:table-cell>
          <table:table-cell table:formula="of:=ROUND([.B66]/1000;1)" office:value-type="float" office:value="45.6" calcext:value-type="float">
            <text:p>45.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formula="of:=ROUND(SUM([.E64:.E66]) / 3)" office:value-type="float" office:value="-83" calcext:value-type="float">
            <text:p>-83</text:p>
          </table:table-cell>
          <table:table-cell table:formula="of:=ROUND(SUM([.E65:.E66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ISTEXT([.B66]);0;[.B66])+[.A67]" office:value-type="float" office:value="47521" calcext:value-type="float">
            <text:p>47521</text:p>
          </table:table-cell>
          <table:table-cell table:formula="of:=ROUND([.B67]/1000;1)" office:value-type="float" office:value="47.5" calcext:value-type="float">
            <text:p>47.5</text:p>
          </table:table-cell>
          <table:table-cell office:value-type="float" office:value="-101" calcext:value-type="float">
            <text:p>-101</text:p>
          </table:table-cell>
          <table:table-cell office:value-type="float" office:value="-86" calcext:value-type="float">
            <text:p>-86</text:p>
          </table:table-cell>
          <table:table-cell table:formula="of:=ROUND(SUM([.E65:.E67]) / 3)" office:value-type="float" office:value="-84" calcext:value-type="float">
            <text:p>-84</text:p>
          </table:table-cell>
          <table:table-cell table:formula="of:=ROUND(SUM([.E66:.E67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ISTEXT([.B67]);0;[.B67])+[.A68]" office:value-type="float" office:value="48970" calcext:value-type="float">
            <text:p>48970</text:p>
          </table:table-cell>
          <table:table-cell table:formula="of:=ROUND([.B68]/1000;1)" office:value-type="float" office:value="49" calcext:value-type="float">
            <text:p>49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table:formula="of:=ROUND(SUM([.E66:.E68]) / 3)" office:value-type="float" office:value="-85" calcext:value-type="float">
            <text:p>-85</text:p>
          </table:table-cell>
          <table:table-cell table:formula="of:=ROUND(SUM([.E67:.E68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ISTEXT([.B68]);0;[.B68])+[.A69]" office:value-type="float" office:value="49920" calcext:value-type="float">
            <text:p>49920</text:p>
          </table:table-cell>
          <table:table-cell table:formula="of:=ROUND([.B69]/1000;1)" office:value-type="float" office:value="49.9" calcext:value-type="float">
            <text:p>49.9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formula="of:=ROUND(SUM([.E67:.E69]) / 3)" office:value-type="float" office:value="-87" calcext:value-type="float">
            <text:p>-87</text:p>
          </table:table-cell>
          <table:table-cell table:formula="of:=ROUND(SUM([.E68:.E69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69]);0;[.B69])+[.A70]" office:value-type="float" office:value="50404" calcext:value-type="float">
            <text:p>50404</text:p>
          </table:table-cell>
          <table:table-cell table:formula="of:=ROUND([.B70]/1000;1)" office:value-type="float" office:value="50.4" calcext:value-type="float">
            <text:p>50.4</text:p>
          </table:table-cell>
          <table:table-cell office:value-type="float" office:value="-98" calcext:value-type="float">
            <text:p>-98</text:p>
          </table:table-cell>
          <table:table-cell office:value-type="float" office:value="-92" calcext:value-type="float">
            <text:p>-92</text:p>
          </table:table-cell>
          <table:table-cell table:formula="of:=ROUND(SUM([.E68:.E70]) / 3)" office:value-type="float" office:value="-89" calcext:value-type="float">
            <text:p>-89</text:p>
          </table:table-cell>
          <table:table-cell table:formula="of:=ROUND(SUM([.E69:.E7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70]);0;[.B70])+[.A71]" office:value-type="float" office:value="50884" calcext:value-type="float">
            <text:p>50884</text:p>
          </table:table-cell>
          <table:table-cell table:formula="of:=ROUND([.B71]/1000;1)" office:value-type="float" office:value="50.9" calcext:value-type="float">
            <text:p>50.9</text:p>
          </table:table-cell>
          <table:table-cell office:value-type="float" office:value="-100" calcext:value-type="float">
            <text:p>-100</text:p>
          </table:table-cell>
          <table:table-cell office:value-type="float" office:value="-92" calcext:value-type="float">
            <text:p>-92</text:p>
          </table:table-cell>
          <table:table-cell table:formula="of:=ROUND(SUM([.E69:.E71]) / 3)" office:value-type="float" office:value="-91" calcext:value-type="float">
            <text:p>-91</text:p>
          </table:table-cell>
          <table:table-cell table:formula="of:=ROUND(SUM([.E70:.E71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71]);0;[.B71])+[.A72]" office:value-type="float" office:value="52330" calcext:value-type="float">
            <text:p>52330</text:p>
          </table:table-cell>
          <table:table-cell table:formula="of:=ROUND([.B72]/1000;1)" office:value-type="float" office:value="52.3" calcext:value-type="float">
            <text:p>52.3</text:p>
          </table:table-cell>
          <table:table-cell office:value-type="float" office:value="-82" calcext:value-type="float">
            <text:p>-82</text:p>
          </table:table-cell>
          <table:table-cell office:value-type="float" office:value="-91" calcext:value-type="float">
            <text:p>-91</text:p>
          </table:table-cell>
          <table:table-cell table:formula="of:=ROUND(SUM([.E70:.E72]) / 3)" office:value-type="float" office:value="-92" calcext:value-type="float">
            <text:p>-92</text:p>
          </table:table-cell>
          <table:table-cell table:formula="of:=ROUND(SUM([.E71:.E72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72]);0;[.B72])+[.A73]" office:value-type="float" office:value="52799" calcext:value-type="float">
            <text:p>52799</text:p>
          </table:table-cell>
          <table:table-cell table:formula="of:=ROUND([.B73]/1000;1)" office:value-type="float" office:value="52.8" calcext:value-type="float">
            <text:p>52.8</text:p>
          </table:table-cell>
          <table:table-cell office:value-type="float" office:value="-80" calcext:value-type="float">
            <text:p>-80</text:p>
          </table:table-cell>
          <table:table-cell office:value-type="float" office:value="-90" calcext:value-type="float">
            <text:p>-90</text:p>
          </table:table-cell>
          <table:table-cell table:formula="of:=ROUND(SUM([.E71:.E73]) / 3)" office:value-type="float" office:value="-91" calcext:value-type="float">
            <text:p>-91</text:p>
          </table:table-cell>
          <table:table-cell table:formula="of:=ROUND(SUM([.E72:.E73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73]);0;[.B73])+[.A74]" office:value-type="float" office:value="53282" calcext:value-type="float">
            <text:p>53282</text:p>
          </table:table-cell>
          <table:table-cell table:formula="of:=ROUND([.B74]/1000;1)" office:value-type="float" office:value="53.3" calcext:value-type="float">
            <text:p>53.3</text:p>
          </table:table-cell>
          <table:table-cell office:value-type="float" office:value="-78" calcext:value-type="float">
            <text:p>-78</text:p>
          </table:table-cell>
          <table:table-cell office:value-type="float" office:value="-85" calcext:value-type="float">
            <text:p>-85</text:p>
          </table:table-cell>
          <table:table-cell table:formula="of:=ROUND(SUM([.E72:.E74]) / 3)" office:value-type="float" office:value="-89" calcext:value-type="float">
            <text:p>-89</text:p>
          </table:table-cell>
          <table:table-cell table:formula="of:=ROUND(SUM([.E73:.E74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74]);0;[.B74])+[.A75]" office:value-type="float" office:value="53758" calcext:value-type="float">
            <text:p>53758</text:p>
          </table:table-cell>
          <table:table-cell table:formula="of:=ROUND([.B75]/1000;1)" office:value-type="float" office:value="53.8" calcext:value-type="float">
            <text:p>53.8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formula="of:=ROUND(SUM([.E73:.E75]) / 3)" office:value-type="float" office:value="-85" calcext:value-type="float">
            <text:p>-85</text:p>
          </table:table-cell>
          <table:table-cell table:formula="of:=ROUND(SUM([.E74:.E75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75]);0;[.B75])+[.A76]" office:value-type="float" office:value="54239" calcext:value-type="float">
            <text:p>54239</text:p>
          </table:table-cell>
          <table:table-cell table:formula="of:=ROUND([.B76]/1000;1)" office:value-type="float" office:value="54.2" calcext:value-type="float">
            <text:p>54.2</text:p>
          </table:table-cell>
          <table:table-cell office:value-type="float" office:value="-90" calcext:value-type="float">
            <text:p>-90</text:p>
          </table:table-cell>
          <table:table-cell office:value-type="float" office:value="-82" calcext:value-type="float">
            <text:p>-82</text:p>
          </table:table-cell>
          <table:table-cell table:formula="of:=ROUND(SUM([.E74:.E76]) / 3)" office:value-type="float" office:value="-82" calcext:value-type="float">
            <text:p>-82</text:p>
          </table:table-cell>
          <table:table-cell table:formula="of:=ROUND(SUM([.E75:.E76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ISTEXT([.B76]);0;[.B76])+[.A77]" office:value-type="float" office:value="55680" calcext:value-type="float">
            <text:p>55680</text:p>
          </table:table-cell>
          <table:table-cell table:formula="of:=ROUND([.B77]/1000;1)" office:value-type="float" office:value="55.7" calcext:value-type="float">
            <text:p>55.7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formula="of:=ROUND(SUM([.E75:.E77]) / 3)" office:value-type="float" office:value="-82" calcext:value-type="float">
            <text:p>-82</text:p>
          </table:table-cell>
          <table:table-cell table:formula="of:=ROUND(SUM([.E76:.E77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ISTEXT([.B77]);0;[.B77])+[.A78]" office:value-type="float" office:value="56190" calcext:value-type="float">
            <text:p>56190</text:p>
          </table:table-cell>
          <table:table-cell table:formula="of:=ROUND([.B78]/1000;1)" office:value-type="float" office:value="56.2" calcext:value-type="float">
            <text:p>56.2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E76:.E78]) / 3)" office:value-type="float" office:value="-85" calcext:value-type="float">
            <text:p>-85</text:p>
          </table:table-cell>
          <table:table-cell table:formula="of:=ROUND(SUM([.E77:.E78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ISTEXT([.B78]);0;[.B78])+[.A79]" office:value-type="float" office:value="56643" calcext:value-type="float">
            <text:p>56643</text:p>
          </table:table-cell>
          <table:table-cell table:formula="of:=ROUND([.B79]/1000;1)" office:value-type="float" office:value="56.6" calcext:value-type="float">
            <text:p>56.6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table:formula="of:=ROUND(SUM([.E77:.E79]) / 3)" office:value-type="float" office:value="-86" calcext:value-type="float">
            <text:p>-86</text:p>
          </table:table-cell>
          <table:table-cell table:formula="of:=ROUND(SUM([.E78:.E79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IF(ISTEXT([.B79]);0;[.B79])+[.A80]" office:value-type="float" office:value="59040" calcext:value-type="float">
            <text:p>59040</text:p>
          </table:table-cell>
          <table:table-cell table:formula="of:=ROUND([.B80]/1000;1)" office:value-type="float" office:value="59" calcext:value-type="float">
            <text:p>59</text:p>
          </table:table-cell>
          <table:table-cell office:value-type="float" office:value="-103" calcext:value-type="float">
            <text:p>-103</text:p>
          </table:table-cell>
          <table:table-cell office:value-type="float" office:value="-90" calcext:value-type="float">
            <text:p>-90</text:p>
          </table:table-cell>
          <table:table-cell table:formula="of:=ROUND(SUM([.E78:.E80]) / 3)" office:value-type="float" office:value="-88" calcext:value-type="float">
            <text:p>-88</text:p>
          </table:table-cell>
          <table:table-cell table:formula="of:=ROUND(SUM([.E79:.E80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table:formula="of:=IF(ISTEXT([.B80]);0;[.B80])+[.A81]" office:value-type="float" office:value="62349" calcext:value-type="float">
            <text:p>62349</text:p>
          </table:table-cell>
          <table:table-cell table:formula="of:=ROUND([.B81]/1000;1)" office:value-type="float" office:value="62.3" calcext:value-type="float">
            <text:p>62.3</text:p>
          </table:table-cell>
          <table:table-cell office:value-type="float" office:value="-120" calcext:value-type="float">
            <text:p>-120</text:p>
          </table:table-cell>
          <table:table-cell office:value-type="float" office:value="-98" calcext:value-type="float">
            <text:p>-98</text:p>
          </table:table-cell>
          <table:table-cell table:formula="of:=ROUND(SUM([.E79:.E81]) / 3)" office:value-type="float" office:value="-92" calcext:value-type="float">
            <text:p>-92</text:p>
          </table:table-cell>
          <table:table-cell table:formula="of:=ROUND(SUM([.E80:.E81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ISTEXT([.B81]);0;[.B81])+[.A82]" office:value-type="float" office:value="62882" calcext:value-type="float">
            <text:p>62882</text:p>
          </table:table-cell>
          <table:table-cell table:formula="of:=ROUND([.B82]/1000;1)" office:value-type="float" office:value="62.9" calcext:value-type="float">
            <text:p>62.9</text:p>
          </table:table-cell>
          <table:table-cell office:value-type="float" office:value="-94" calcext:value-type="float">
            <text:p>-94</text:p>
          </table:table-cell>
          <table:table-cell office:value-type="float" office:value="-100" calcext:value-type="float">
            <text:p>-100</text:p>
          </table:table-cell>
          <table:table-cell table:formula="of:=ROUND(SUM([.E80:.E82]) / 3)" office:value-type="float" office:value="-96" calcext:value-type="float">
            <text:p>-96</text:p>
          </table:table-cell>
          <table:table-cell table:formula="of:=ROUND(SUM([.E81:.E82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82]);0;[.B82])+[.A83]" office:value-type="float" office:value="63841" calcext:value-type="float">
            <text:p>63841</text:p>
          </table:table-cell>
          <table:table-cell table:formula="of:=ROUND([.B83]/1000;1)" office:value-type="float" office:value="63.8" calcext:value-type="float">
            <text:p>63.8</text:p>
          </table:table-cell>
          <table:table-cell office:value-type="float" office:value="-100" calcext:value-type="float">
            <text:p>-100</text:p>
          </table:table-cell>
          <table:table-cell office:value-type="float" office:value="-104" calcext:value-type="float">
            <text:p>-104</text:p>
          </table:table-cell>
          <table:table-cell table:formula="of:=ROUND(SUM([.E81:.E83]) / 3)" office:value-type="float" office:value="-101" calcext:value-type="float">
            <text:p>-101</text:p>
          </table:table-cell>
          <table:table-cell table:formula="of:=ROUND(SUM([.E82:.E83]) / 2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table:formula="of:=IF(ISTEXT([.B83]);0;[.B83])+[.A84]" office:value-type="float" office:value="66716" calcext:value-type="float">
            <text:p>66716</text:p>
          </table:table-cell>
          <table:table-cell table:formula="of:=ROUND([.B84]/1000;1)" office:value-type="float" office:value="66.7" calcext:value-type="float">
            <text:p>66.7</text:p>
          </table:table-cell>
          <table:table-cell office:value-type="float" office:value="-89" calcext:value-type="float">
            <text:p>-89</text:p>
          </table:table-cell>
          <table:table-cell office:value-type="float" office:value="-100" calcext:value-type="float">
            <text:p>-100</text:p>
          </table:table-cell>
          <table:table-cell table:formula="of:=ROUND(SUM([.E82:.E84]) / 3)" office:value-type="float" office:value="-101" calcext:value-type="float">
            <text:p>-101</text:p>
          </table:table-cell>
          <table:table-cell table:formula="of:=ROUND(SUM([.E83:.E84]) / 2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ISTEXT([.B84]);0;[.B84])+[.A85]" office:value-type="float" office:value="68158" calcext:value-type="float">
            <text:p>68158</text:p>
          </table:table-cell>
          <table:table-cell table:formula="of:=ROUND([.B85]/1000;1)" office:value-type="float" office:value="68.2" calcext:value-type="float">
            <text:p>68.2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table:formula="of:=ROUND(SUM([.E83:.E85]) / 3)" office:value-type="float" office:value="-100" calcext:value-type="float">
            <text:p>-100</text:p>
          </table:table-cell>
          <table:table-cell table:formula="of:=ROUND(SUM([.E84:.E85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85]);0;[.B85])+[.A86]" office:value-type="float" office:value="68637" calcext:value-type="float">
            <text:p>68637</text:p>
          </table:table-cell>
          <table:table-cell table:formula="of:=ROUND([.B86]/1000;1)" office:value-type="float" office:value="68.6" calcext:value-type="float">
            <text:p>68.6</text:p>
          </table:table-cell>
          <table:table-cell office:value-type="float" office:value="-85" calcext:value-type="float">
            <text:p>-85</text:p>
          </table:table-cell>
          <table:table-cell office:value-type="float" office:value="-94" calcext:value-type="float">
            <text:p>-94</text:p>
          </table:table-cell>
          <table:table-cell table:formula="of:=ROUND(SUM([.E84:.E86]) / 3)" office:value-type="float" office:value="-97" calcext:value-type="float">
            <text:p>-97</text:p>
          </table:table-cell>
          <table:table-cell table:formula="of:=ROUND(SUM([.E85:.E86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86]);0;[.B86])+[.A87]" office:value-type="float" office:value="69120" calcext:value-type="float">
            <text:p>69120</text:p>
          </table:table-cell>
          <table:table-cell table:formula="of:=ROUND([.B87]/1000;1)" office:value-type="float" office:value="69.1" calcext:value-type="float">
            <text:p>69.1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E85:.E87]) / 3)" office:value-type="float" office:value="-94" calcext:value-type="float">
            <text:p>-94</text:p>
          </table:table-cell>
          <table:table-cell table:formula="of:=ROUND(SUM([.E86:.E87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87]);0;[.B87])+[.A88]" office:value-type="float" office:value="70558" calcext:value-type="float">
            <text:p>70558</text:p>
          </table:table-cell>
          <table:table-cell table:formula="of:=ROUND([.B88]/1000;1)" office:value-type="float" office:value="70.6" calcext:value-type="float">
            <text:p>70.6</text:p>
          </table:table-cell>
          <table:table-cell office:value-type="float" office:value="-96" calcext:value-type="float">
            <text:p>-96</text:p>
          </table:table-cell>
          <table:table-cell office:value-type="float" office:value="-94" calcext:value-type="float">
            <text:p>-94</text:p>
          </table:table-cell>
          <table:table-cell table:formula="of:=ROUND(SUM([.E86:.E88]) / 3)" office:value-type="float" office:value="-93" calcext:value-type="float">
            <text:p>-93</text:p>
          </table:table-cell>
          <table:table-cell table:formula="of:=ROUND(SUM([.E87:.E88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88]);0;[.B88])+[.A89]" office:value-type="float" office:value="71042" calcext:value-type="float">
            <text:p>71042</text:p>
          </table:table-cell>
          <table:table-cell table:formula="of:=ROUND([.B89]/1000;1)" office:value-type="float" office:value="71" calcext:value-type="float">
            <text:p>71</text:p>
          </table:table-cell>
          <table:table-cell table:number-columns-repeated="2" office:value-type="float" office:value="-91" calcext:value-type="float">
            <text:p>-91</text:p>
          </table:table-cell>
          <table:table-cell table:formula="of:=ROUND(SUM([.E87:.E89]) / 3)" office:value-type="float" office:value="-92" calcext:value-type="float">
            <text:p>-92</text:p>
          </table:table-cell>
          <table:table-cell table:formula="of:=ROUND(SUM([.E88:.E89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IF(ISTEXT([.B89]);0;[.B89])+[.A90]" office:value-type="float" office:value="74349" calcext:value-type="float">
            <text:p>74349</text:p>
          </table:table-cell>
          <table:table-cell table:formula="of:=ROUND([.B90]/1000;1)" office:value-type="float" office:value="74.3" calcext:value-type="float">
            <text:p>74.3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table:formula="of:=ROUND(SUM([.E88:.E90]) / 3)" office:value-type="float" office:value="-95" calcext:value-type="float">
            <text:p>-95</text:p>
          </table:table-cell>
          <table:table-cell table:formula="of:=ROUND(SUM([.E89:.E90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IF(ISTEXT([.B90]);0;[.B90])+[.A91]" office:value-type="float" office:value="76319" calcext:value-type="float">
            <text:p>76319</text:p>
          </table:table-cell>
          <table:table-cell table:formula="of:=ROUND([.B91]/1000;1)" office:value-type="float" office:value="76.3" calcext:value-type="float">
            <text:p>76.3</text:p>
          </table:table-cell>
          <table:table-cell office:value-type="float" office:value="-96" calcext:value-type="float">
            <text:p>-96</text:p>
          </table:table-cell>
          <table:table-cell office:value-type="float" office:value="-100" calcext:value-type="float">
            <text:p>-100</text:p>
          </table:table-cell>
          <table:table-cell table:formula="of:=ROUND(SUM([.E89:.E91]) / 3)" office:value-type="float" office:value="-97" calcext:value-type="float">
            <text:p>-97</text:p>
          </table:table-cell>
          <table:table-cell table:formula="of:=ROUND(SUM([.E90:.E91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formula="of:=IF(ISTEXT([.B91]);0;[.B91])+[.A92]" office:value-type="float" office:value="77772" calcext:value-type="float">
            <text:p>77772</text:p>
          </table:table-cell>
          <table:table-cell table:formula="of:=ROUND([.B92]/1000;1)" office:value-type="float" office:value="77.8" calcext:value-type="float">
            <text:p>77.8</text:p>
          </table:table-cell>
          <table:table-cell office:value-type="float" office:value="-96" calcext:value-type="float">
            <text:p>-96</text:p>
          </table:table-cell>
          <table:table-cell office:value-type="float" office:value="-100" calcext:value-type="float">
            <text:p>-100</text:p>
          </table:table-cell>
          <table:table-cell table:formula="of:=ROUND(SUM([.E90:.E92]) / 3)" office:value-type="float" office:value="-100" calcext:value-type="float">
            <text:p>-100</text:p>
          </table:table-cell>
          <table:table-cell table:formula="of:=ROUND(SUM([.E91:.E92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IF(ISTEXT([.B92]);0;[.B92])+[.A93]" office:value-type="float" office:value="79680" calcext:value-type="float">
            <text:p>79680</text:p>
          </table:table-cell>
          <table:table-cell table:formula="of:=ROUND([.B93]/1000;1)" office:value-type="float" office:value="79.7" calcext:value-type="float">
            <text:p>79.7</text:p>
          </table:table-cell>
          <table:table-cell office:value-type="float" office:value="-102" calcext:value-type="float">
            <text:p>-102</text:p>
          </table:table-cell>
          <table:table-cell office:value-type="float" office:value="-103" calcext:value-type="float">
            <text:p>-103</text:p>
          </table:table-cell>
          <table:table-cell table:formula="of:=ROUND(SUM([.E91:.E93]) / 3)" office:value-type="float" office:value="-101" calcext:value-type="float">
            <text:p>-101</text:p>
          </table:table-cell>
          <table:table-cell table:formula="of:=ROUND(SUM([.E92:.E93]) / 2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93]);0;[.B93])+[.A94]" office:value-type="float" office:value="80164" calcext:value-type="float">
            <text:p>80164</text:p>
          </table:table-cell>
          <table:table-cell table:formula="of:=ROUND([.B94]/1000;1)" office:value-type="float" office:value="80.2" calcext:value-type="float">
            <text:p>80.2</text:p>
          </table:table-cell>
          <table:table-cell office:value-type="float" office:value="-91" calcext:value-type="float">
            <text:p>-91</text:p>
          </table:table-cell>
          <table:table-cell office:value-type="float" office:value="-96" calcext:value-type="float">
            <text:p>-96</text:p>
          </table:table-cell>
          <table:table-cell table:formula="of:=ROUND(SUM([.E92:.E94]) / 3)" office:value-type="float" office:value="-100" calcext:value-type="float">
            <text:p>-100</text:p>
          </table:table-cell>
          <table:table-cell table:formula="of:=ROUND(SUM([.E93:.E94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94]);0;[.B94])+[.A95]" office:value-type="float" office:value="81122" calcext:value-type="float">
            <text:p>81122</text:p>
          </table:table-cell>
          <table:table-cell table:formula="of:=ROUND([.B95]/1000;1)" office:value-type="float" office:value="81.1" calcext:value-type="float">
            <text:p>81.1</text:p>
          </table:table-cell>
          <table:table-cell office:value-type="float" office:value="-85" calcext:value-type="float">
            <text:p>-85</text:p>
          </table:table-cell>
          <table:table-cell office:value-type="float" office:value="-93" calcext:value-type="float">
            <text:p>-93</text:p>
          </table:table-cell>
          <table:table-cell table:formula="of:=ROUND(SUM([.E93:.E95]) / 3)" office:value-type="float" office:value="-97" calcext:value-type="float">
            <text:p>-97</text:p>
          </table:table-cell>
          <table:table-cell table:formula="of:=ROUND(SUM([.E94:.E95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ISTEXT([.B95]);0;[.B95])+[.A96]" office:value-type="float" office:value="82094" calcext:value-type="float">
            <text:p>82094</text:p>
          </table:table-cell>
          <table:table-cell table:formula="of:=ROUND([.B96]/1000;1)" office:value-type="float" office:value="82.1" calcext:value-type="float">
            <text:p>82.1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table:formula="of:=ROUND(SUM([.E94:.E96]) / 3)" office:value-type="float" office:value="-94" calcext:value-type="float">
            <text:p>-94</text:p>
          </table:table-cell>
          <table:table-cell table:formula="of:=ROUND(SUM([.E95:.E96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IF(ISTEXT([.B96]);0;[.B96])+[.A97]" office:value-type="float" office:value="84000" calcext:value-type="float">
            <text:p>84000</text:p>
          </table:table-cell>
          <table:table-cell table:formula="of:=ROUND([.B97]/1000;1)" office:value-type="float" office:value="84" calcext:value-type="float">
            <text:p>84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table:formula="of:=ROUND(SUM([.E95:.E97]) / 3)" office:value-type="float" office:value="-93" calcext:value-type="float">
            <text:p>-93</text:p>
          </table:table-cell>
          <table:table-cell table:formula="of:=ROUND(SUM([.E96:.E97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97]);0;[.B97])+[.A98]" office:value-type="float" office:value="84487" calcext:value-type="float">
            <text:p>84487</text:p>
          </table:table-cell>
          <table:table-cell table:formula="of:=ROUND([.B98]/1000;1)" office:value-type="float" office:value="84.5" calcext:value-type="float">
            <text:p>84.5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96:.E98]) / 3)" office:value-type="float" office:value="-93" calcext:value-type="float">
            <text:p>-93</text:p>
          </table:table-cell>
          <table:table-cell table:formula="of:=ROUND(SUM([.E97:.E98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98]);0;[.B98])+[.A99]" office:value-type="float" office:value="84962" calcext:value-type="float">
            <text:p>84962</text:p>
          </table:table-cell>
          <table:table-cell table:formula="of:=ROUND([.B99]/1000;1)" office:value-type="float" office:value="85" calcext:value-type="float">
            <text:p>85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table:formula="of:=ROUND(SUM([.E97:.E99]) / 3)" office:value-type="float" office:value="-94" calcext:value-type="float">
            <text:p>-94</text:p>
          </table:table-cell>
          <table:table-cell table:formula="of:=ROUND(SUM([.E98:.E99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table:formula="of:=IF(ISTEXT([.B99]);0;[.B99])+[.A100]" office:value-type="float" office:value="87359" calcext:value-type="float">
            <text:p>87359</text:p>
          </table:table-cell>
          <table:table-cell table:formula="of:=ROUND([.B100]/1000;1)" office:value-type="float" office:value="87.4" calcext:value-type="float">
            <text:p>87.4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formula="of:=ROUND(SUM([.E98:.E100]) / 3)" office:value-type="float" office:value="-94" calcext:value-type="float">
            <text:p>-94</text:p>
          </table:table-cell>
          <table:table-cell table:formula="of:=ROUND(SUM([.E99:.E100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00]);0;[.B100])+[.A101]" office:value-type="float" office:value="87843" calcext:value-type="float">
            <text:p>87843</text:p>
          </table:table-cell>
          <table:table-cell table:formula="of:=ROUND([.B101]/1000;1)" office:value-type="float" office:value="87.8" calcext:value-type="float">
            <text:p>87.8</text:p>
          </table:table-cell>
          <table:table-cell office:value-type="float" office:value="-83" calcext:value-type="float">
            <text:p>-83</text:p>
          </table:table-cell>
          <table:table-cell office:value-type="float" office:value="-90" calcext:value-type="float">
            <text:p>-90</text:p>
          </table:table-cell>
          <table:table-cell table:formula="of:=ROUND(SUM([.E99:.E101]) / 3)" office:value-type="float" office:value="-93" calcext:value-type="float">
            <text:p>-93</text:p>
          </table:table-cell>
          <table:table-cell table:formula="of:=ROUND(SUM([.E100:.E101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01]);0;[.B101])+[.A102]" office:value-type="float" office:value="88327" calcext:value-type="float">
            <text:p>88327</text:p>
          </table:table-cell>
          <table:table-cell table:formula="of:=ROUND([.B102]/1000;1)" office:value-type="float" office:value="88.3" calcext:value-type="float">
            <text:p>88.3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E100:.E102]) / 3)" office:value-type="float" office:value="-91" calcext:value-type="float">
            <text:p>-91</text:p>
          </table:table-cell>
          <table:table-cell table:formula="of:=ROUND(SUM([.E101:.E10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102]);0;[.B102])+[.A103]" office:value-type="float" office:value="88795" calcext:value-type="float">
            <text:p>88795</text:p>
          </table:table-cell>
          <table:table-cell table:formula="of:=ROUND([.B103]/1000;1)" office:value-type="float" office:value="88.8" calcext:value-type="float">
            <text:p>88.8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E101:.E103]) / 3)" office:value-type="float" office:value="-88" calcext:value-type="float">
            <text:p>-88</text:p>
          </table:table-cell>
          <table:table-cell table:formula="of:=ROUND(SUM([.E102:.E103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03]);0;[.B103])+[.A104]" office:value-type="float" office:value="89278" calcext:value-type="float">
            <text:p>89278</text:p>
          </table:table-cell>
          <table:table-cell table:formula="of:=ROUND([.B104]/1000;1)" office:value-type="float" office:value="89.3" calcext:value-type="float">
            <text:p>89.3</text:p>
          </table:table-cell>
          <table:table-cell office:value-type="float" office:value="-87" calcext:value-type="float">
            <text:p>-87</text:p>
          </table:table-cell>
          <table:table-cell office:value-type="float" office:value="-84" calcext:value-type="float">
            <text:p>-84</text:p>
          </table:table-cell>
          <table:table-cell table:formula="of:=ROUND(SUM([.E102:.E104]) / 3)" office:value-type="float" office:value="-86" calcext:value-type="float">
            <text:p>-86</text:p>
          </table:table-cell>
          <table:table-cell table:formula="of:=ROUND(SUM([.E103:.E104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formula="of:=IF(ISTEXT([.B104]);0;[.B104])+[.A105]" office:value-type="float" office:value="90720" calcext:value-type="float">
            <text:p>90720</text:p>
          </table:table-cell>
          <table:table-cell table:formula="of:=ROUND([.B105]/1000;1)" office:value-type="float" office:value="90.7" calcext:value-type="float">
            <text:p>90.7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formula="of:=ROUND(SUM([.E103:.E105]) / 3)" office:value-type="float" office:value="-85" calcext:value-type="float">
            <text:p>-85</text:p>
          </table:table-cell>
          <table:table-cell table:formula="of:=ROUND(SUM([.E104:.E105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05]);0;[.B105])+[.A106]" office:value-type="float" office:value="91203" calcext:value-type="float">
            <text:p>91203</text:p>
          </table:table-cell>
          <table:table-cell table:formula="of:=ROUND([.B106]/1000;1)" office:value-type="float" office:value="91.2" calcext:value-type="float">
            <text:p>91.2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formula="of:=ROUND(SUM([.E104:.E106]) / 3)" office:value-type="float" office:value="-85" calcext:value-type="float">
            <text:p>-85</text:p>
          </table:table-cell>
          <table:table-cell table:formula="of:=ROUND(SUM([.E105:.E106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ISTEXT([.B106]);0;[.B106])+[.A107]" office:value-type="float" office:value="91698" calcext:value-type="float">
            <text:p>91698</text:p>
          </table:table-cell>
          <table:table-cell table:formula="of:=ROUND([.B107]/1000;1)" office:value-type="float" office:value="91.7" calcext:value-type="float">
            <text:p>91.7</text:p>
          </table:table-cell>
          <table:table-cell table:number-columns-repeated="2" office:value-type="float" office:value="-88" calcext:value-type="float">
            <text:p>-88</text:p>
          </table:table-cell>
          <table:table-cell table:formula="of:=ROUND(SUM([.E105:.E107]) / 3)" office:value-type="float" office:value="-87" calcext:value-type="float">
            <text:p>-87</text:p>
          </table:table-cell>
          <table:table-cell table:formula="of:=ROUND(SUM([.E106:.E107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formula="of:=IF(ISTEXT([.B107]);0;[.B107])+[.A108]" office:value-type="float" office:value="93123" calcext:value-type="float">
            <text:p>93123</text:p>
          </table:table-cell>
          <table:table-cell table:formula="of:=ROUND([.B108]/1000;1)" office:value-type="float" office:value="93.1" calcext:value-type="float">
            <text:p>93.1</text:p>
          </table:table-cell>
          <table:table-cell office:value-type="float" office:value="-99" calcext:value-type="float">
            <text:p>-99</text:p>
          </table:table-cell>
          <table:table-cell office:value-type="float" office:value="-91" calcext:value-type="float">
            <text:p>-91</text:p>
          </table:table-cell>
          <table:table-cell table:formula="of:=ROUND(SUM([.E106:.E108]) / 3)" office:value-type="float" office:value="-89" calcext:value-type="float">
            <text:p>-89</text:p>
          </table:table-cell>
          <table:table-cell table:formula="of:=ROUND(SUM([.E107:.E10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ISTEXT([.B108]);0;[.B108])+[.A109]" office:value-type="float" office:value="95522" calcext:value-type="float">
            <text:p>95522</text:p>
          </table:table-cell>
          <table:table-cell table:formula="of:=ROUND([.B109]/1000;1)" office:value-type="float" office:value="95.5" calcext:value-type="float">
            <text:p>95.5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E107:.E109]) / 3)" office:value-type="float" office:value="-90" calcext:value-type="float">
            <text:p>-90</text:p>
          </table:table-cell>
          <table:table-cell table:formula="of:=ROUND(SUM([.E108:.E10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109]);0;[.B109])+[.A110]" office:value-type="float" office:value="96003" calcext:value-type="float">
            <text:p>96003</text:p>
          </table:table-cell>
          <table:table-cell table:formula="of:=ROUND([.B110]/1000;1)" office:value-type="float" office:value="96" calcext:value-type="float">
            <text:p>96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  <table:table-cell table:formula="of:=ROUND(SUM([.E108:.E110]) / 3)" office:value-type="float" office:value="-91" calcext:value-type="float">
            <text:p>-91</text:p>
          </table:table-cell>
          <table:table-cell table:formula="of:=ROUND(SUM([.E109:.E11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ISTEXT([.B110]);0;[.B110])+[.A111]" office:value-type="float" office:value="96498" calcext:value-type="float">
            <text:p>96498</text:p>
          </table:table-cell>
          <table:table-cell table:formula="of:=ROUND([.B111]/1000;1)" office:value-type="float" office:value="96.5" calcext:value-type="float">
            <text:p>96.5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E109:.E111]) / 3)" office:value-type="float" office:value="-91" calcext:value-type="float">
            <text:p>-91</text:p>
          </table:table-cell>
          <table:table-cell table:formula="of:=ROUND(SUM([.E110:.E11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111]);0;[.B111])+[.A112]" office:value-type="float" office:value="96969" calcext:value-type="float">
            <text:p>96969</text:p>
          </table:table-cell>
          <table:table-cell table:formula="of:=ROUND([.B112]/1000;1)" office:value-type="float" office:value="97" calcext:value-type="float">
            <text:p>97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E110:.E112]) / 3)" office:value-type="float" office:value="-89" calcext:value-type="float">
            <text:p>-89</text:p>
          </table:table-cell>
          <table:table-cell table:formula="of:=ROUND(SUM([.E111:.E11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formula="of:=IF(ISTEXT([.B112]);0;[.B112])+[.A113]" office:value-type="float" office:value="98399" calcext:value-type="float">
            <text:p>98399</text:p>
          </table:table-cell>
          <table:table-cell table:formula="of:=ROUND([.B113]/1000;1)" office:value-type="float" office:value="98.4" calcext:value-type="float">
            <text:p>98.4</text:p>
          </table:table-cell>
          <table:table-cell office:value-type="float" office:value="-82" calcext:value-type="float">
            <text:p>-82</text:p>
          </table:table-cell>
          <table:table-cell office:value-type="float" office:value="-85" calcext:value-type="float">
            <text:p>-85</text:p>
          </table:table-cell>
          <table:table-cell table:formula="of:=ROUND(SUM([.E111:.E113]) / 3)" office:value-type="float" office:value="-87" calcext:value-type="float">
            <text:p>-87</text:p>
          </table:table-cell>
          <table:table-cell table:formula="of:=ROUND(SUM([.E112:.E113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13]);0;[.B113])+[.A114]" office:value-type="float" office:value="98879" calcext:value-type="float">
            <text:p>98879</text:p>
          </table:table-cell>
          <table:table-cell table:formula="of:=ROUND([.B114]/1000;1)" office:value-type="float" office:value="98.9" calcext:value-type="float">
            <text:p>98.9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formula="of:=ROUND(SUM([.E112:.E114]) / 3)" office:value-type="float" office:value="-86" calcext:value-type="float">
            <text:p>-86</text:p>
          </table:table-cell>
          <table:table-cell table:formula="of:=ROUND(SUM([.E113:.E114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14]);0;[.B114])+[.A115]" office:value-type="float" office:value="99359" calcext:value-type="float">
            <text:p>99359</text:p>
          </table:table-cell>
          <table:table-cell table:formula="of:=ROUND([.B115]/1000;1)" office:value-type="float" office:value="99.4" calcext:value-type="float">
            <text:p>99.4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formula="of:=ROUND(SUM([.E113:.E115]) / 3)" office:value-type="float" office:value="-86" calcext:value-type="float">
            <text:p>-86</text:p>
          </table:table-cell>
          <table:table-cell table:formula="of:=ROUND(SUM([.E114:.E115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15]);0;[.B115])+[.A116]" office:value-type="float" office:value="99842" calcext:value-type="float">
            <text:p>99842</text:p>
          </table:table-cell>
          <table:table-cell table:formula="of:=ROUND([.B116]/1000;1)" office:value-type="float" office:value="99.8" calcext:value-type="float">
            <text:p>99.8</text:p>
          </table:table-cell>
          <table:table-cell table:number-columns-repeated="2" office:value-type="float" office:value="-86" calcext:value-type="float">
            <text:p>-86</text:p>
          </table:table-cell>
          <table:table-cell table:formula="of:=ROUND(SUM([.E114:.E116]) / 3)" office:value-type="float" office:value="-86" calcext:value-type="float">
            <text:p>-86</text:p>
          </table:table-cell>
          <table:table-cell table:formula="of:=ROUND(SUM([.E115:.E116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116]);0;[.B116])+[.A117]" office:value-type="float" office:value="100319" calcext:value-type="float">
            <text:p>100319</text:p>
          </table:table-cell>
          <table:table-cell table:formula="of:=ROUND([.B117]/1000;1)" office:value-type="float" office:value="100.3" calcext:value-type="float">
            <text:p>100.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formula="of:=ROUND(SUM([.E115:.E117]) / 3)" office:value-type="float" office:value="-87" calcext:value-type="float">
            <text:p>-87</text:p>
          </table:table-cell>
          <table:table-cell table:formula="of:=ROUND(SUM([.E116:.E117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117]);0;[.B117])+[.A118]" office:value-type="float" office:value="100801" calcext:value-type="float">
            <text:p>100801</text:p>
          </table:table-cell>
          <table:table-cell table:formula="of:=ROUND([.B118]/1000;1)" office:value-type="float" office:value="100.8" calcext:value-type="float">
            <text:p>100.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formula="of:=ROUND(SUM([.E116:.E118]) / 3)" office:value-type="float" office:value="-87" calcext:value-type="float">
            <text:p>-87</text:p>
          </table:table-cell>
          <table:table-cell table:formula="of:=ROUND(SUM([.E117:.E118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ISTEXT([.B118]);0;[.B118])+[.A119]" office:value-type="float" office:value="101777" calcext:value-type="float">
            <text:p>101777</text:p>
          </table:table-cell>
          <table:table-cell table:formula="of:=ROUND([.B119]/1000;1)" office:value-type="float" office:value="101.8" calcext:value-type="float">
            <text:p>101.8</text:p>
          </table:table-cell>
          <table:table-cell office:value-type="float" office:value="-98" calcext:value-type="float">
            <text:p>-98</text:p>
          </table:table-cell>
          <table:table-cell office:value-type="float" office:value="-89" calcext:value-type="float">
            <text:p>-89</text:p>
          </table:table-cell>
          <table:table-cell table:formula="of:=ROUND(SUM([.E117:.E119]) / 3)" office:value-type="float" office:value="-88" calcext:value-type="float">
            <text:p>-88</text:p>
          </table:table-cell>
          <table:table-cell table:formula="of:=ROUND(SUM([.E118:.E119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ISTEXT([.B119]);0;[.B119])+[.A120]" office:value-type="float" office:value="102240" calcext:value-type="float">
            <text:p>102240</text:p>
          </table:table-cell>
          <table:table-cell table:formula="of:=ROUND([.B120]/1000;1)" office:value-type="float" office:value="102.2" calcext:value-type="float">
            <text:p>102.2</text:p>
          </table:table-cell>
          <table:table-cell office:value-type="float" office:value="-81" calcext:value-type="float">
            <text:p>-81</text:p>
          </table:table-cell>
          <table:table-cell office:value-type="float" office:value="-88" calcext:value-type="float">
            <text:p>-88</text:p>
          </table:table-cell>
          <table:table-cell table:formula="of:=ROUND(SUM([.E118:.E120]) / 3)" office:value-type="float" office:value="-88" calcext:value-type="float">
            <text:p>-88</text:p>
          </table:table-cell>
          <table:table-cell table:formula="of:=ROUND(SUM([.E119:.E120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ISTEXT([.B120]);0;[.B120])+[.A121]" office:value-type="float" office:value="104636" calcext:value-type="float">
            <text:p>104636</text:p>
          </table:table-cell>
          <table:table-cell table:formula="of:=ROUND([.B121]/1000;1)" office:value-type="float" office:value="104.6" calcext:value-type="float">
            <text:p>104.6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formula="of:=ROUND(SUM([.E119:.E121]) / 3)" office:value-type="float" office:value="-87" calcext:value-type="float">
            <text:p>-87</text:p>
          </table:table-cell>
          <table:table-cell table:formula="of:=ROUND(SUM([.E120:.E121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formula="of:=IF(ISTEXT([.B121]);0;[.B121])+[.A122]" office:value-type="float" office:value="106090" calcext:value-type="float">
            <text:p>106090</text:p>
          </table:table-cell>
          <table:table-cell table:formula="of:=ROUND([.B122]/1000;1)" office:value-type="float" office:value="106.1" calcext:value-type="float">
            <text:p>106.1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E120:.E122]) / 3)" office:value-type="float" office:value="-86" calcext:value-type="float">
            <text:p>-86</text:p>
          </table:table-cell>
          <table:table-cell table:formula="of:=ROUND(SUM([.E121:.E122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ISTEXT([.B122]);0;[.B122])+[.A123]" office:value-type="float" office:value="107522" calcext:value-type="float">
            <text:p>107522</text:p>
          </table:table-cell>
          <table:table-cell table:formula="of:=ROUND([.B123]/1000;1)" office:value-type="float" office:value="107.5" calcext:value-type="float">
            <text:p>107.5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table:formula="of:=ROUND(SUM([.E121:.E123]) / 3)" office:value-type="float" office:value="-84" calcext:value-type="float">
            <text:p>-84</text:p>
          </table:table-cell>
          <table:table-cell table:formula="of:=ROUND(SUM([.E122:.E123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ISTEXT([.B123]);0;[.B123])+[.A124]" office:value-type="float" office:value="108489" calcext:value-type="float">
            <text:p>108489</text:p>
          </table:table-cell>
          <table:table-cell table:formula="of:=ROUND([.B124]/1000;1)" office:value-type="float" office:value="108.5" calcext:value-type="float">
            <text:p>108.5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formula="of:=ROUND(SUM([.E122:.E124]) / 3)" office:value-type="float" office:value="-82" calcext:value-type="float">
            <text:p>-82</text:p>
          </table:table-cell>
          <table:table-cell table:formula="of:=ROUND(SUM([.E123:.E124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124]);0;[.B124])+[.A125]" office:value-type="float" office:value="108960" calcext:value-type="float">
            <text:p>108960</text:p>
          </table:table-cell>
          <table:table-cell table:formula="of:=ROUND([.B125]/1000;1)" office:value-type="float" office:value="109" calcext:value-type="float">
            <text:p>109</text:p>
          </table:table-cell>
          <table:table-cell office:value-type="float" office:value="-79" calcext:value-type="float">
            <text:p>-79</text:p>
          </table:table-cell>
          <table:table-cell office:value-type="float" office:value="-80" calcext:value-type="float">
            <text:p>-80</text:p>
          </table:table-cell>
          <table:table-cell table:formula="of:=ROUND(SUM([.E123:.E125]) / 3)" office:value-type="float" office:value="-80" calcext:value-type="float">
            <text:p>-80</text:p>
          </table:table-cell>
          <table:table-cell table:formula="of:=ROUND(SUM([.E124:.E125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25]);0;[.B125])+[.A126]" office:value-type="float" office:value="109444" calcext:value-type="float">
            <text:p>109444</text:p>
          </table:table-cell>
          <table:table-cell table:formula="of:=ROUND([.B126]/1000;1)" office:value-type="float" office:value="109.4" calcext:value-type="float">
            <text:p>109.4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table:formula="of:=ROUND(SUM([.E124:.E126]) / 3)" office:value-type="float" office:value="-80" calcext:value-type="float">
            <text:p>-80</text:p>
          </table:table-cell>
          <table:table-cell table:formula="of:=ROUND(SUM([.E125:.E126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126]);0;[.B126])+[.A127]" office:value-type="float" office:value="109919" calcext:value-type="float">
            <text:p>109919</text:p>
          </table:table-cell>
          <table:table-cell table:formula="of:=ROUND([.B127]/1000;1)" office:value-type="float" office:value="109.9" calcext:value-type="float">
            <text:p>109.9</text:p>
          </table:table-cell>
          <table:table-cell office:value-type="float" office:value="-92" calcext:value-type="float">
            <text:p>-92</text:p>
          </table:table-cell>
          <table:table-cell office:value-type="float" office:value="-82" calcext:value-type="float">
            <text:p>-82</text:p>
          </table:table-cell>
          <table:table-cell table:formula="of:=ROUND(SUM([.E125:.E127]) / 3)" office:value-type="float" office:value="-80" calcext:value-type="float">
            <text:p>-80</text:p>
          </table:table-cell>
          <table:table-cell table:formula="of:=ROUND(SUM([.E126:.E127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formula="of:=IF(ISTEXT([.B127]);0;[.B127])+[.A128]" office:value-type="float" office:value="111377" calcext:value-type="float">
            <text:p>111377</text:p>
          </table:table-cell>
          <table:table-cell table:formula="of:=ROUND([.B128]/1000;1)" office:value-type="float" office:value="111.4" calcext:value-type="float">
            <text:p>111.4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table:formula="of:=ROUND(SUM([.E126:.E128]) / 3)" office:value-type="float" office:value="-82" calcext:value-type="float">
            <text:p>-82</text:p>
          </table:table-cell>
          <table:table-cell table:formula="of:=ROUND(SUM([.E127:.E128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128]);0;[.B128])+[.A129]" office:value-type="float" office:value="111852" calcext:value-type="float">
            <text:p>111852</text:p>
          </table:table-cell>
          <table:table-cell table:formula="of:=ROUND([.B129]/1000;1)" office:value-type="float" office:value="111.9" calcext:value-type="float">
            <text:p>111.9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table:formula="of:=ROUND(SUM([.E127:.E129]) / 3)" office:value-type="float" office:value="-86" calcext:value-type="float">
            <text:p>-86</text:p>
          </table:table-cell>
          <table:table-cell table:formula="of:=ROUND(SUM([.E128:.E129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29]);0;[.B129])+[.A130]" office:value-type="float" office:value="112328" calcext:value-type="float">
            <text:p>112328</text:p>
          </table:table-cell>
          <table:table-cell table:formula="of:=ROUND([.B130]/1000;1)" office:value-type="float" office:value="112.3" calcext:value-type="float">
            <text:p>112.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E128:.E130]) / 3)" office:value-type="float" office:value="-89" calcext:value-type="float">
            <text:p>-89</text:p>
          </table:table-cell>
          <table:table-cell table:formula="of:=ROUND(SUM([.E129:.E13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130]);0;[.B130])+[.A131]" office:value-type="float" office:value="112796" calcext:value-type="float">
            <text:p>112796</text:p>
          </table:table-cell>
          <table:table-cell table:formula="of:=ROUND([.B131]/1000;1)" office:value-type="float" office:value="112.8" calcext:value-type="float">
            <text:p>112.8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table:formula="of:=ROUND(SUM([.E129:.E131]) / 3)" office:value-type="float" office:value="-91" calcext:value-type="float">
            <text:p>-91</text:p>
          </table:table-cell>
          <table:table-cell table:formula="of:=ROUND(SUM([.E130:.E131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131]);0;[.B131])+[.A132]" office:value-type="float" office:value="114718" calcext:value-type="float">
            <text:p>114718</text:p>
          </table:table-cell>
          <table:table-cell table:formula="of:=ROUND([.B132]/1000;1)" office:value-type="float" office:value="114.7" calcext:value-type="float">
            <text:p>114.7</text:p>
          </table:table-cell>
          <table:table-cell office:value-type="float" office:value="-84" calcext:value-type="float">
            <text:p>-84</text:p>
          </table:table-cell>
          <table:table-cell office:value-type="float" office:value="-91" calcext:value-type="float">
            <text:p>-91</text:p>
          </table:table-cell>
          <table:table-cell table:formula="of:=ROUND(SUM([.E130:.E132]) / 3)" office:value-type="float" office:value="-91" calcext:value-type="float">
            <text:p>-91</text:p>
          </table:table-cell>
          <table:table-cell table:formula="of:=ROUND(SUM([.E131:.E132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32]);0;[.B132])+[.A133]" office:value-type="float" office:value="115202" calcext:value-type="float">
            <text:p>115202</text:p>
          </table:table-cell>
          <table:table-cell table:formula="of:=ROUND([.B133]/1000;1)" office:value-type="float" office:value="115.2" calcext:value-type="float">
            <text:p>115.2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E131:.E133]) / 3)" office:value-type="float" office:value="-90" calcext:value-type="float">
            <text:p>-90</text:p>
          </table:table-cell>
          <table:table-cell table:formula="of:=ROUND(SUM([.E132:.E133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133]);0;[.B133])+[.A134]" office:value-type="float" office:value="115676" calcext:value-type="float">
            <text:p>115676</text:p>
          </table:table-cell>
          <table:table-cell table:formula="of:=ROUND([.B134]/1000;1)" office:value-type="float" office:value="115.7" calcext:value-type="float">
            <text:p>115.7</text:p>
          </table:table-cell>
          <table:table-cell office:value-type="float" office:value="-89" calcext:value-type="float">
            <text:p>-89</text:p>
          </table:table-cell>
          <table:table-cell office:value-type="float" office:value="-88" calcext:value-type="float">
            <text:p>-88</text:p>
          </table:table-cell>
          <table:table-cell table:formula="of:=ROUND(SUM([.E132:.E134]) / 3)" office:value-type="float" office:value="-89" calcext:value-type="float">
            <text:p>-89</text:p>
          </table:table-cell>
          <table:table-cell table:formula="of:=ROUND(SUM([.E133:.E134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34]);0;[.B134])+[.A135]" office:value-type="float" office:value="116159" calcext:value-type="float">
            <text:p>116159</text:p>
          </table:table-cell>
          <table:table-cell table:formula="of:=ROUND([.B135]/1000;1)" office:value-type="float" office:value="116.2" calcext:value-type="float">
            <text:p>116.2</text:p>
          </table:table-cell>
          <table:table-cell office:value-type="float" office:value="-95" calcext:value-type="float">
            <text:p>-95</text:p>
          </table:table-cell>
          <table:table-cell office:value-type="float" office:value="-88" calcext:value-type="float">
            <text:p>-88</text:p>
          </table:table-cell>
          <table:table-cell table:formula="of:=ROUND(SUM([.E133:.E135]) / 3)" office:value-type="float" office:value="-88" calcext:value-type="float">
            <text:p>-88</text:p>
          </table:table-cell>
          <table:table-cell table:formula="of:=ROUND(SUM([.E134:.E135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ISTEXT([.B135]);0;[.B135])+[.A136]" office:value-type="float" office:value="116667" calcext:value-type="float">
            <text:p>116667</text:p>
          </table:table-cell>
          <table:table-cell table:formula="of:=ROUND([.B136]/1000;1)" office:value-type="float" office:value="116.7" calcext:value-type="float">
            <text:p>116.7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table:formula="of:=ROUND(SUM([.E134:.E136]) / 3)" office:value-type="float" office:value="-89" calcext:value-type="float">
            <text:p>-89</text:p>
          </table:table-cell>
          <table:table-cell table:formula="of:=ROUND(SUM([.E135:.E136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ISTEXT([.B136]);0;[.B136])+[.A137]" office:value-type="float" office:value="117126" calcext:value-type="float">
            <text:p>117126</text:p>
          </table:table-cell>
          <table:table-cell table:formula="of:=ROUND([.B137]/1000;1)" office:value-type="float" office:value="117.1" calcext:value-type="float">
            <text:p>117.1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135:.E137]) / 3)" office:value-type="float" office:value="-91" calcext:value-type="float">
            <text:p>-91</text:p>
          </table:table-cell>
          <table:table-cell table:formula="of:=ROUND(SUM([.E136:.E13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ISTEXT([.B137]);0;[.B137])+[.A138]" office:value-type="float" office:value="118565" calcext:value-type="float">
            <text:p>118565</text:p>
          </table:table-cell>
          <table:table-cell table:formula="of:=ROUND([.B138]/1000;1)" office:value-type="float" office:value="118.6" calcext:value-type="float">
            <text:p>118.6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formula="of:=ROUND(SUM([.E136:.E138]) / 3)" office:value-type="float" office:value="-93" calcext:value-type="float">
            <text:p>-93</text:p>
          </table:table-cell>
          <table:table-cell table:formula="of:=ROUND(SUM([.E137:.E138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138]);0;[.B138])+[.A139]" office:value-type="float" office:value="119521" calcext:value-type="float">
            <text:p>119521</text:p>
          </table:table-cell>
          <table:table-cell table:formula="of:=ROUND([.B139]/1000;1)" office:value-type="float" office:value="119.5" calcext:value-type="float">
            <text:p>119.5</text:p>
          </table:table-cell>
          <table:table-cell office:value-type="float" office:value="-81" calcext:value-type="float">
            <text:p>-81</text:p>
          </table:table-cell>
          <table:table-cell office:value-type="float" office:value="-90" calcext:value-type="float">
            <text:p>-90</text:p>
          </table:table-cell>
          <table:table-cell table:formula="of:=ROUND(SUM([.E137:.E139]) / 3)" office:value-type="float" office:value="-92" calcext:value-type="float">
            <text:p>-92</text:p>
          </table:table-cell>
          <table:table-cell table:formula="of:=ROUND(SUM([.E138:.E13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39]);0;[.B139])+[.A140]" office:value-type="float" office:value="120000" calcext:value-type="float">
            <text:p>120000</text:p>
          </table:table-cell>
          <table:table-cell table:formula="of:=ROUND([.B140]/1000;1)" office:value-type="float" office:value="120" calcext:value-type="float">
            <text:p>120</text:p>
          </table:table-cell>
          <table:table-cell office:value-type="float" office:value="-101" calcext:value-type="float">
            <text:p>-101</text:p>
          </table:table-cell>
          <table:table-cell office:value-type="float" office:value="-92" calcext:value-type="float">
            <text:p>-92</text:p>
          </table:table-cell>
          <table:table-cell table:formula="of:=ROUND(SUM([.E138:.E140]) / 3)" office:value-type="float" office:value="-92" calcext:value-type="float">
            <text:p>-92</text:p>
          </table:table-cell>
          <table:table-cell table:formula="of:=ROUND(SUM([.E139:.E14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ISTEXT([.B140]);0;[.B140])+[.A141]" office:value-type="float" office:value="121919" calcext:value-type="float">
            <text:p>121919</text:p>
          </table:table-cell>
          <table:table-cell table:formula="of:=ROUND([.B141]/1000;1)" office:value-type="float" office:value="121.9" calcext:value-type="float">
            <text:p>121.9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E139:.E141]) / 3)" office:value-type="float" office:value="-91" calcext:value-type="float">
            <text:p>-91</text:p>
          </table:table-cell>
          <table:table-cell table:formula="of:=ROUND(SUM([.E140:.E141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141]);0;[.B141])+[.A142]" office:value-type="float" office:value="122397" calcext:value-type="float">
            <text:p>122397</text:p>
          </table:table-cell>
          <table:table-cell table:formula="of:=ROUND([.B142]/1000;1)" office:value-type="float" office:value="122.4" calcext:value-type="float">
            <text:p>122.4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E140:.E142]) / 3)" office:value-type="float" office:value="-91" calcext:value-type="float">
            <text:p>-91</text:p>
          </table:table-cell>
          <table:table-cell table:formula="of:=ROUND(SUM([.E141:.E142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142]);0;[.B142])+[.A143]" office:value-type="float" office:value="123360" calcext:value-type="float">
            <text:p>123360</text:p>
          </table:table-cell>
          <table:table-cell table:formula="of:=ROUND([.B143]/1000;1)" office:value-type="float" office:value="123.4" calcext:value-type="float">
            <text:p>123.4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E141:.E143]) / 3)" office:value-type="float" office:value="-91" calcext:value-type="float">
            <text:p>-91</text:p>
          </table:table-cell>
          <table:table-cell table:formula="of:=ROUND(SUM([.E142:.E143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143]);0;[.B143])+[.A144]" office:value-type="float" office:value="123846" calcext:value-type="float">
            <text:p>123846</text:p>
          </table:table-cell>
          <table:table-cell table:formula="of:=ROUND([.B144]/1000;1)" office:value-type="float" office:value="123.8" calcext:value-type="float">
            <text:p>123.8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E142:.E144]) / 3)" office:value-type="float" office:value="-91" calcext:value-type="float">
            <text:p>-91</text:p>
          </table:table-cell>
          <table:table-cell table:formula="of:=ROUND(SUM([.E143:.E144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44]);0;[.B144])+[.A145]" office:value-type="float" office:value="124325" calcext:value-type="float">
            <text:p>124325</text:p>
          </table:table-cell>
          <table:table-cell table:formula="of:=ROUND([.B145]/1000;1)" office:value-type="float" office:value="124.3" calcext:value-type="float">
            <text:p>124.3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E143:.E145]) / 3)" office:value-type="float" office:value="-91" calcext:value-type="float">
            <text:p>-91</text:p>
          </table:table-cell>
          <table:table-cell table:formula="of:=ROUND(SUM([.E144:.E145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45]);0;[.B145])+[.A146]" office:value-type="float" office:value="124805" calcext:value-type="float">
            <text:p>124805</text:p>
          </table:table-cell>
          <table:table-cell table:formula="of:=ROUND([.B146]/1000;1)" office:value-type="float" office:value="124.8" calcext:value-type="float">
            <text:p>124.8</text:p>
          </table:table-cell>
          <table:table-cell office:value-type="float" office:value="-98" calcext:value-type="float">
            <text:p>-98</text:p>
          </table:table-cell>
          <table:table-cell office:value-type="float" office:value="-92" calcext:value-type="float">
            <text:p>-92</text:p>
          </table:table-cell>
          <table:table-cell table:formula="of:=ROUND(SUM([.E144:.E146]) / 3)" office:value-type="float" office:value="-91" calcext:value-type="float">
            <text:p>-91</text:p>
          </table:table-cell>
          <table:table-cell table:formula="of:=ROUND(SUM([.E145:.E146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formula="of:=IF(ISTEXT([.B146]);0;[.B146])+[.A147]" office:value-type="float" office:value="126244" calcext:value-type="float">
            <text:p>126244</text:p>
          </table:table-cell>
          <table:table-cell table:formula="of:=ROUND([.B147]/1000;1)" office:value-type="float" office:value="126.2" calcext:value-type="float">
            <text:p>126.2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table:formula="of:=ROUND(SUM([.E145:.E147]) / 3)" office:value-type="float" office:value="-92" calcext:value-type="float">
            <text:p>-92</text:p>
          </table:table-cell>
          <table:table-cell table:formula="of:=ROUND(SUM([.E146:.E14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147]);0;[.B147])+[.A148]" office:value-type="float" office:value="126722" calcext:value-type="float">
            <text:p>126722</text:p>
          </table:table-cell>
          <table:table-cell table:formula="of:=ROUND([.B148]/1000;1)" office:value-type="float" office:value="126.7" calcext:value-type="float">
            <text:p>126.7</text:p>
          </table:table-cell>
          <table:table-cell office:value-type="float" office:value="-86" calcext:value-type="float">
            <text:p>-86</text:p>
          </table:table-cell>
          <table:table-cell office:value-type="float" office:value="-91" calcext:value-type="float">
            <text:p>-91</text:p>
          </table:table-cell>
          <table:table-cell table:formula="of:=ROUND(SUM([.E146:.E148]) / 3)" office:value-type="float" office:value="-92" calcext:value-type="float">
            <text:p>-92</text:p>
          </table:table-cell>
          <table:table-cell table:formula="of:=ROUND(SUM([.E147:.E148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148]);0;[.B148])+[.A149]" office:value-type="float" office:value="128644" calcext:value-type="float">
            <text:p>128644</text:p>
          </table:table-cell>
          <table:table-cell table:formula="of:=ROUND([.B149]/1000;1)" office:value-type="float" office:value="128.6" calcext:value-type="float">
            <text:p>128.6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formula="of:=ROUND(SUM([.E147:.E149]) / 3)" office:value-type="float" office:value="-92" calcext:value-type="float">
            <text:p>-92</text:p>
          </table:table-cell>
          <table:table-cell table:formula="of:=ROUND(SUM([.E148:.E14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IF(ISTEXT([.B149]);0;[.B149])+[.A150]" office:value-type="float" office:value="130080" calcext:value-type="float">
            <text:p>130080</text:p>
          </table:table-cell>
          <table:table-cell table:formula="of:=ROUND([.B150]/1000;1)" office:value-type="float" office:value="130.1" calcext:value-type="float">
            <text:p>130.1</text:p>
          </table:table-cell>
          <table:table-cell office:value-type="float" office:value="-95" calcext:value-type="float">
            <text:p>-95</text:p>
          </table:table-cell>
          <table:table-cell office:value-type="float" office:value="-91" calcext:value-type="float">
            <text:p>-91</text:p>
          </table:table-cell>
          <table:table-cell table:formula="of:=ROUND(SUM([.E148:.E150]) / 3)" office:value-type="float" office:value="-91" calcext:value-type="float">
            <text:p>-91</text:p>
          </table:table-cell>
          <table:table-cell table:formula="of:=ROUND(SUM([.E149:.E150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50]);0;[.B150])+[.A151]" office:value-type="float" office:value="130563" calcext:value-type="float">
            <text:p>130563</text:p>
          </table:table-cell>
          <table:table-cell table:formula="of:=ROUND([.B151]/1000;1)" office:value-type="float" office:value="130.6" calcext:value-type="float">
            <text:p>130.6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E149:.E151]) / 3)" office:value-type="float" office:value="-92" calcext:value-type="float">
            <text:p>-92</text:p>
          </table:table-cell>
          <table:table-cell table:formula="of:=ROUND(SUM([.E150:.E151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151]);0;[.B151])+[.A152]" office:value-type="float" office:value="131522" calcext:value-type="float">
            <text:p>131522</text:p>
          </table:table-cell>
          <table:table-cell table:formula="of:=ROUND([.B152]/1000;1)" office:value-type="float" office:value="131.5" calcext:value-type="float">
            <text:p>131.5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formula="of:=ROUND(SUM([.E150:.E152]) / 3)" office:value-type="float" office:value="-92" calcext:value-type="float">
            <text:p>-92</text:p>
          </table:table-cell>
          <table:table-cell table:formula="of:=ROUND(SUM([.E151:.E152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152]);0;[.B152])+[.A153]" office:value-type="float" office:value="132485" calcext:value-type="float">
            <text:p>132485</text:p>
          </table:table-cell>
          <table:table-cell table:formula="of:=ROUND([.B153]/1000;1)" office:value-type="float" office:value="132.5" calcext:value-type="float">
            <text:p>132.5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E151:.E153]) / 3)" office:value-type="float" office:value="-93" calcext:value-type="float">
            <text:p>-93</text:p>
          </table:table-cell>
          <table:table-cell table:formula="of:=ROUND(SUM([.E152:.E153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153]);0;[.B153])+[.A154]" office:value-type="float" office:value="133440" calcext:value-type="float">
            <text:p>133440</text:p>
          </table:table-cell>
          <table:table-cell table:formula="of:=ROUND([.B154]/1000;1)" office:value-type="float" office:value="133.4" calcext:value-type="float">
            <text:p>133.4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E152:.E154]) / 3)" office:value-type="float" office:value="-93" calcext:value-type="float">
            <text:p>-93</text:p>
          </table:table-cell>
          <table:table-cell table:formula="of:=ROUND(SUM([.E153:.E154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ISTEXT([.B154]);0;[.B154])+[.A155]" office:value-type="float" office:value="135364" calcext:value-type="float">
            <text:p>135364</text:p>
          </table:table-cell>
          <table:table-cell table:formula="of:=ROUND([.B155]/1000;1)" office:value-type="float" office:value="135.4" calcext:value-type="float">
            <text:p>135.4</text:p>
          </table:table-cell>
          <table:table-cell table:number-columns-repeated="2" office:value-type="float" office:value="-92" calcext:value-type="float">
            <text:p>-92</text:p>
          </table:table-cell>
          <table:table-cell table:formula="of:=ROUND(SUM([.E153:.E155]) / 3)" office:value-type="float" office:value="-92" calcext:value-type="float">
            <text:p>-92</text:p>
          </table:table-cell>
          <table:table-cell table:formula="of:=ROUND(SUM([.E154:.E155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ISTEXT([.B155]);0;[.B155])+[.A156]" office:value-type="float" office:value="135874" calcext:value-type="float">
            <text:p>135874</text:p>
          </table:table-cell>
          <table:table-cell table:formula="of:=ROUND([.B156]/1000;1)" office:value-type="float" office:value="135.9" calcext:value-type="float">
            <text:p>135.9</text:p>
          </table:table-cell>
          <table:table-cell office:value-type="float" office:value="-94" calcext:value-type="float">
            <text:p>-94</text:p>
          </table:table-cell>
          <table:table-cell office:value-type="float" office:value="-92" calcext:value-type="float">
            <text:p>-92</text:p>
          </table:table-cell>
          <table:table-cell table:formula="of:=ROUND(SUM([.E154:.E156]) / 3)" office:value-type="float" office:value="-92" calcext:value-type="float">
            <text:p>-92</text:p>
          </table:table-cell>
          <table:table-cell table:formula="of:=ROUND(SUM([.E155:.E156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ISTEXT([.B156]);0;[.B156])+[.A157]" office:value-type="float" office:value="136318" calcext:value-type="float">
            <text:p>136318</text:p>
          </table:table-cell>
          <table:table-cell table:formula="of:=ROUND([.B157]/1000;1)" office:value-type="float" office:value="136.3" calcext:value-type="float">
            <text:p>136.3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table:formula="of:=ROUND(SUM([.E155:.E157]) / 3)" office:value-type="float" office:value="-92" calcext:value-type="float">
            <text:p>-92</text:p>
          </table:table-cell>
          <table:table-cell table:formula="of:=ROUND(SUM([.E156:.E15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ISTEXT([.B157]);0;[.B157])+[.A158]" office:value-type="float" office:value="137770" calcext:value-type="float">
            <text:p>137770</text:p>
          </table:table-cell>
          <table:table-cell table:formula="of:=ROUND([.B158]/1000;1)" office:value-type="float" office:value="137.8" calcext:value-type="float">
            <text:p>137.8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formula="of:=ROUND(SUM([.E156:.E158]) / 3)" office:value-type="float" office:value="-92" calcext:value-type="float">
            <text:p>-92</text:p>
          </table:table-cell>
          <table:table-cell table:formula="of:=ROUND(SUM([.E157:.E158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formula="of:=IF(ISTEXT([.B158]);0;[.B158])+[.A159]" office:value-type="float" office:value="139207" calcext:value-type="float">
            <text:p>139207</text:p>
          </table:table-cell>
          <table:table-cell table:formula="of:=ROUND([.B159]/1000;1)" office:value-type="float" office:value="139.2" calcext:value-type="float">
            <text:p>139.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E157:.E159]) / 3)" office:value-type="float" office:value="-92" calcext:value-type="float">
            <text:p>-92</text:p>
          </table:table-cell>
          <table:table-cell table:formula="of:=ROUND(SUM([.E158:.E15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159]);0;[.B159])+[.A160]" office:value-type="float" office:value="140163" calcext:value-type="float">
            <text:p>140163</text:p>
          </table:table-cell>
          <table:table-cell table:formula="of:=ROUND([.B160]/1000;1)" office:value-type="float" office:value="140.2" calcext:value-type="float">
            <text:p>140.2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table:formula="of:=ROUND(SUM([.E158:.E160]) / 3)" office:value-type="float" office:value="-91" calcext:value-type="float">
            <text:p>-91</text:p>
          </table:table-cell>
          <table:table-cell table:formula="of:=ROUND(SUM([.E159:.E16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ISTEXT([.B160]);0;[.B160])+[.A161]" office:value-type="float" office:value="140656" calcext:value-type="float">
            <text:p>140656</text:p>
          </table:table-cell>
          <table:table-cell table:formula="of:=ROUND([.B161]/1000;1)" office:value-type="float" office:value="140.7" calcext:value-type="float">
            <text:p>140.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formula="of:=ROUND(SUM([.E159:.E161]) / 3)" office:value-type="float" office:value="-91" calcext:value-type="float">
            <text:p>-91</text:p>
          </table:table-cell>
          <table:table-cell table:formula="of:=ROUND(SUM([.E160:.E161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table:formula="of:=IF(ISTEXT([.B161]);0;[.B161])+[.A162]" office:value-type="float" office:value="143954" calcext:value-type="float">
            <text:p>143954</text:p>
          </table:table-cell>
          <table:table-cell table:formula="of:=ROUND([.B162]/1000;1)" office:value-type="float" office:value="144" calcext:value-type="float">
            <text:p>144</text:p>
          </table:table-cell>
          <table:table-cell office:value-type="float" office:value="-120" calcext:value-type="float">
            <text:p>-120</text:p>
          </table:table-cell>
          <table:table-cell office:value-type="float" office:value="-97" calcext:value-type="float">
            <text:p>-97</text:p>
          </table:table-cell>
          <table:table-cell table:formula="of:=ROUND(SUM([.E160:.E162]) / 3)" office:value-type="float" office:value="-93" calcext:value-type="float">
            <text:p>-93</text:p>
          </table:table-cell>
          <table:table-cell table:formula="of:=ROUND(SUM([.E161:.E162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ISTEXT([.B162]);0;[.B162])+[.A163]" office:value-type="float" office:value="144480" calcext:value-type="float">
            <text:p>144480</text:p>
          </table:table-cell>
          <table:table-cell table:formula="of:=ROUND([.B163]/1000;1)" office:value-type="float" office:value="144.5" calcext:value-type="float">
            <text:p>144.5</text:p>
          </table:table-cell>
          <table:table-cell office:value-type="float" office:value="-101" calcext:value-type="float">
            <text:p>-101</text:p>
          </table:table-cell>
          <table:table-cell office:value-type="float" office:value="-99" calcext:value-type="float">
            <text:p>-99</text:p>
          </table:table-cell>
          <table:table-cell table:formula="of:=ROUND(SUM([.E161:.E163]) / 3)" office:value-type="float" office:value="-96" calcext:value-type="float">
            <text:p>-96</text:p>
          </table:table-cell>
          <table:table-cell table:formula="of:=ROUND(SUM([.E162:.E163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ISTEXT([.B163]);0;[.B163])+[.A164]" office:value-type="float" office:value="146895" calcext:value-type="float">
            <text:p>146895</text:p>
          </table:table-cell>
          <table:table-cell table:formula="of:=ROUND([.B164]/1000;1)" office:value-type="float" office:value="146.9" calcext:value-type="float">
            <text:p>146.9</text:p>
          </table:table-cell>
          <table:table-cell office:value-type="float" office:value="-91" calcext:value-type="float">
            <text:p>-91</text:p>
          </table:table-cell>
          <table:table-cell office:value-type="float" office:value="-101" calcext:value-type="float">
            <text:p>-101</text:p>
          </table:table-cell>
          <table:table-cell table:formula="of:=ROUND(SUM([.E162:.E164]) / 3)" office:value-type="float" office:value="-99" calcext:value-type="float">
            <text:p>-99</text:p>
          </table:table-cell>
          <table:table-cell table:formula="of:=ROUND(SUM([.E163:.E164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164]);0;[.B164])+[.A165]" office:value-type="float" office:value="147363" calcext:value-type="float">
            <text:p>147363</text:p>
          </table:table-cell>
          <table:table-cell table:formula="of:=ROUND([.B165]/1000;1)" office:value-type="float" office:value="147.4" calcext:value-type="float">
            <text:p>147.4</text:p>
          </table:table-cell>
          <table:table-cell office:value-type="float" office:value="-92" calcext:value-type="float">
            <text:p>-92</text:p>
          </table:table-cell>
          <table:table-cell office:value-type="float" office:value="-101" calcext:value-type="float">
            <text:p>-101</text:p>
          </table:table-cell>
          <table:table-cell table:formula="of:=ROUND(SUM([.E163:.E165]) / 3)" office:value-type="float" office:value="-100" calcext:value-type="float">
            <text:p>-100</text:p>
          </table:table-cell>
          <table:table-cell table:formula="of:=ROUND(SUM([.E164:.E165]) / 2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65]);0;[.B165])+[.A166]" office:value-type="float" office:value="147843" calcext:value-type="float">
            <text:p>147843</text:p>
          </table:table-cell>
          <table:table-cell table:formula="of:=ROUND([.B166]/1000;1)" office:value-type="float" office:value="147.8" calcext:value-type="float">
            <text:p>147.8</text:p>
          </table:table-cell>
          <table:table-cell office:value-type="float" office:value="-83" calcext:value-type="float">
            <text:p>-83</text:p>
          </table:table-cell>
          <table:table-cell office:value-type="float" office:value="-91" calcext:value-type="float">
            <text:p>-91</text:p>
          </table:table-cell>
          <table:table-cell table:formula="of:=ROUND(SUM([.E164:.E166]) / 3)" office:value-type="float" office:value="-98" calcext:value-type="float">
            <text:p>-98</text:p>
          </table:table-cell>
          <table:table-cell table:formula="of:=ROUND(SUM([.E165:.E166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166]);0;[.B166])+[.A167]" office:value-type="float" office:value="148804" calcext:value-type="float">
            <text:p>148804</text:p>
          </table:table-cell>
          <table:table-cell table:formula="of:=ROUND([.B167]/1000;1)" office:value-type="float" office:value="148.8" calcext:value-type="float">
            <text:p>148.8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table:formula="of:=ROUND(SUM([.E165:.E167]) / 3)" office:value-type="float" office:value="-94" calcext:value-type="float">
            <text:p>-94</text:p>
          </table:table-cell>
          <table:table-cell table:formula="of:=ROUND(SUM([.E166:.E167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167]);0;[.B167])+[.A168]" office:value-type="float" office:value="150726" calcext:value-type="float">
            <text:p>150726</text:p>
          </table:table-cell>
          <table:table-cell table:formula="of:=ROUND([.B168]/1000;1)" office:value-type="float" office:value="150.7" calcext:value-type="float">
            <text:p>150.7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formula="of:=ROUND(SUM([.E166:.E168]) / 3)" office:value-type="float" office:value="-91" calcext:value-type="float">
            <text:p>-91</text:p>
          </table:table-cell>
          <table:table-cell table:formula="of:=ROUND(SUM([.E167:.E168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168]);0;[.B168])+[.A169]" office:value-type="float" office:value="151198" calcext:value-type="float">
            <text:p>151198</text:p>
          </table:table-cell>
          <table:table-cell table:formula="of:=ROUND([.B169]/1000;1)" office:value-type="float" office:value="151.2" calcext:value-type="float">
            <text:p>151.2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table:formula="of:=ROUND(SUM([.E167:.E169]) / 3)" office:value-type="float" office:value="-90" calcext:value-type="float">
            <text:p>-90</text:p>
          </table:table-cell>
          <table:table-cell table:formula="of:=ROUND(SUM([.E168:.E169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ISTEXT([.B169]);0;[.B169])+[.A170]" office:value-type="float" office:value="152169" calcext:value-type="float">
            <text:p>152169</text:p>
          </table:table-cell>
          <table:table-cell table:formula="of:=ROUND([.B170]/1000;1)" office:value-type="float" office:value="152.2" calcext:value-type="float">
            <text:p>152.2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E168:.E170]) / 3)" office:value-type="float" office:value="-90" calcext:value-type="float">
            <text:p>-90</text:p>
          </table:table-cell>
          <table:table-cell table:formula="of:=ROUND(SUM([.E169:.E17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70]);0;[.B170])+[.A171]" office:value-type="float" office:value="152648" calcext:value-type="float">
            <text:p>152648</text:p>
          </table:table-cell>
          <table:table-cell table:formula="of:=ROUND([.B171]/1000;1)" office:value-type="float" office:value="152.6" calcext:value-type="float">
            <text:p>152.6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E169:.E171]) / 3)" office:value-type="float" office:value="-89" calcext:value-type="float">
            <text:p>-89</text:p>
          </table:table-cell>
          <table:table-cell table:formula="of:=ROUND(SUM([.E170:.E17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71]);0;[.B171])+[.A172]" office:value-type="float" office:value="153124" calcext:value-type="float">
            <text:p>153124</text:p>
          </table:table-cell>
          <table:table-cell table:formula="of:=ROUND([.B172]/1000;1)" office:value-type="float" office:value="153.1" calcext:value-type="float">
            <text:p>153.1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table:formula="of:=ROUND(SUM([.E170:.E172]) / 3)" office:value-type="float" office:value="-90" calcext:value-type="float">
            <text:p>-90</text:p>
          </table:table-cell>
          <table:table-cell table:formula="of:=ROUND(SUM([.E171:.E17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IF(ISTEXT([.B172]);0;[.B172])+[.A173]" office:value-type="float" office:value="154583" calcext:value-type="float">
            <text:p>154583</text:p>
          </table:table-cell>
          <table:table-cell table:formula="of:=ROUND([.B173]/1000;1)" office:value-type="float" office:value="154.6" calcext:value-type="float">
            <text:p>154.6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E171:.E173]) / 3)" office:value-type="float" office:value="-89" calcext:value-type="float">
            <text:p>-89</text:p>
          </table:table-cell>
          <table:table-cell table:formula="of:=ROUND(SUM([.E172:.E173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IF(ISTEXT([.B173]);0;[.B173])+[.A174]" office:value-type="float" office:value="156482" calcext:value-type="float">
            <text:p>156482</text:p>
          </table:table-cell>
          <table:table-cell table:formula="of:=ROUND([.B174]/1000;1)" office:value-type="float" office:value="156.5" calcext:value-type="float">
            <text:p>156.5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E172:.E174]) / 3)" office:value-type="float" office:value="-90" calcext:value-type="float">
            <text:p>-90</text:p>
          </table:table-cell>
          <table:table-cell table:formula="of:=ROUND(SUM([.E173:.E174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174]);0;[.B174])+[.A175]" office:value-type="float" office:value="157442" calcext:value-type="float">
            <text:p>157442</text:p>
          </table:table-cell>
          <table:table-cell table:formula="of:=ROUND([.B175]/1000;1)" office:value-type="float" office:value="157.4" calcext:value-type="float">
            <text:p>157.4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E173:.E175]) / 3)" office:value-type="float" office:value="-90" calcext:value-type="float">
            <text:p>-90</text:p>
          </table:table-cell>
          <table:table-cell table:formula="of:=ROUND(SUM([.E174:.E175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175]);0;[.B175])+[.A176]" office:value-type="float" office:value="158402" calcext:value-type="float">
            <text:p>158402</text:p>
          </table:table-cell>
          <table:table-cell table:formula="of:=ROUND([.B176]/1000;1)" office:value-type="float" office:value="158.4" calcext:value-type="float">
            <text:p>158.4</text:p>
          </table:table-cell>
          <table:table-cell office:value-type="float" office:value="-79" calcext:value-type="float">
            <text:p>-79</text:p>
          </table:table-cell>
          <table:table-cell office:value-type="float" office:value="-88" calcext:value-type="float">
            <text:p>-88</text:p>
          </table:table-cell>
          <table:table-cell table:formula="of:=ROUND(SUM([.E174:.E176]) / 3)" office:value-type="float" office:value="-90" calcext:value-type="float">
            <text:p>-90</text:p>
          </table:table-cell>
          <table:table-cell table:formula="of:=ROUND(SUM([.E175:.E176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IF(ISTEXT([.B176]);0;[.B176])+[.A177]" office:value-type="float" office:value="160336" calcext:value-type="float">
            <text:p>160336</text:p>
          </table:table-cell>
          <table:table-cell table:formula="of:=ROUND([.B177]/1000;1)" office:value-type="float" office:value="160.3" calcext:value-type="float">
            <text:p>160.3</text:p>
          </table:table-cell>
          <table:table-cell table:number-columns-repeated="2" office:value-type="float" office:value="-88" calcext:value-type="float">
            <text:p>-88</text:p>
          </table:table-cell>
          <table:table-cell table:formula="of:=ROUND(SUM([.E175:.E177]) / 3)" office:value-type="float" office:value="-89" calcext:value-type="float">
            <text:p>-89</text:p>
          </table:table-cell>
          <table:table-cell table:formula="of:=ROUND(SUM([.E176:.E177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177]);0;[.B177])+[.A178]" office:value-type="float" office:value="160820" calcext:value-type="float">
            <text:p>160820</text:p>
          </table:table-cell>
          <table:table-cell table:formula="of:=ROUND([.B178]/1000;1)" office:value-type="float" office:value="160.8" calcext:value-type="float">
            <text:p>160.8</text:p>
          </table:table-cell>
          <table:table-cell office:value-type="float" office:value="-104" calcext:value-type="float">
            <text:p>-104</text:p>
          </table:table-cell>
          <table:table-cell office:value-type="float" office:value="-91" calcext:value-type="float">
            <text:p>-91</text:p>
          </table:table-cell>
          <table:table-cell table:formula="of:=ROUND(SUM([.E176:.E178]) / 3)" office:value-type="float" office:value="-89" calcext:value-type="float">
            <text:p>-89</text:p>
          </table:table-cell>
          <table:table-cell table:formula="of:=ROUND(SUM([.E177:.E17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ISTEXT([.B178]);0;[.B178])+[.A179]" office:value-type="float" office:value="161280" calcext:value-type="float">
            <text:p>161280</text:p>
          </table:table-cell>
          <table:table-cell table:formula="of:=ROUND([.B179]/1000;1)" office:value-type="float" office:value="161.3" calcext:value-type="float">
            <text:p>161.3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formula="of:=ROUND(SUM([.E177:.E179]) / 3)" office:value-type="float" office:value="-89" calcext:value-type="float">
            <text:p>-89</text:p>
          </table:table-cell>
          <table:table-cell table:formula="of:=ROUND(SUM([.E178:.E179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79]);0;[.B179])+[.A180]" office:value-type="float" office:value="161756" calcext:value-type="float">
            <text:p>161756</text:p>
          </table:table-cell>
          <table:table-cell table:formula="of:=ROUND([.B180]/1000;1)" office:value-type="float" office:value="161.8" calcext:value-type="float">
            <text:p>161.8</text:p>
          </table:table-cell>
          <table:table-cell table:number-columns-repeated="2" office:value-type="float" office:value="-92" calcext:value-type="float">
            <text:p>-92</text:p>
          </table:table-cell>
          <table:table-cell table:formula="of:=ROUND(SUM([.E178:.E180]) / 3)" office:value-type="float" office:value="-91" calcext:value-type="float">
            <text:p>-91</text:p>
          </table:table-cell>
          <table:table-cell table:formula="of:=ROUND(SUM([.E179:.E18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ISTEXT([.B180]);0;[.B180])+[.A181]" office:value-type="float" office:value="163677" calcext:value-type="float">
            <text:p>163677</text:p>
          </table:table-cell>
          <table:table-cell table:formula="of:=ROUND([.B181]/1000;1)" office:value-type="float" office:value="163.7" calcext:value-type="float">
            <text:p>163.7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table:formula="of:=ROUND(SUM([.E179:.E181]) / 3)" office:value-type="float" office:value="-91" calcext:value-type="float">
            <text:p>-91</text:p>
          </table:table-cell>
          <table:table-cell table:formula="of:=ROUND(SUM([.E180:.E181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181]);0;[.B181])+[.A182]" office:value-type="float" office:value="164163" calcext:value-type="float">
            <text:p>164163</text:p>
          </table:table-cell>
          <table:table-cell table:formula="of:=ROUND([.B182]/1000;1)" office:value-type="float" office:value="164.2" calcext:value-type="float">
            <text:p>164.2</text:p>
          </table:table-cell>
          <table:table-cell office:value-type="float" office:value="-79" calcext:value-type="float">
            <text:p>-79</text:p>
          </table:table-cell>
          <table:table-cell office:value-type="float" office:value="-87" calcext:value-type="float">
            <text:p>-87</text:p>
          </table:table-cell>
          <table:table-cell table:formula="of:=ROUND(SUM([.E180:.E182]) / 3)" office:value-type="float" office:value="-91" calcext:value-type="float">
            <text:p>-91</text:p>
          </table:table-cell>
          <table:table-cell table:formula="of:=ROUND(SUM([.E181:.E182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ISTEXT([.B182]);0;[.B182])+[.A183]" office:value-type="float" office:value="164661" calcext:value-type="float">
            <text:p>164661</text:p>
          </table:table-cell>
          <table:table-cell table:formula="of:=ROUND([.B183]/1000;1)" office:value-type="float" office:value="164.7" calcext:value-type="float">
            <text:p>164.7</text:p>
          </table:table-cell>
          <table:table-cell office:value-type="float" office:value="-75" calcext:value-type="float">
            <text:p>-75</text:p>
          </table:table-cell>
          <table:table-cell office:value-type="float" office:value="-84" calcext:value-type="float">
            <text:p>-84</text:p>
          </table:table-cell>
          <table:table-cell table:formula="of:=ROUND(SUM([.E181:.E183]) / 3)" office:value-type="float" office:value="-88" calcext:value-type="float">
            <text:p>-88</text:p>
          </table:table-cell>
          <table:table-cell table:formula="of:=ROUND(SUM([.E182:.E183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183]);0;[.B183])+[.A184]" office:value-type="float" office:value="165133" calcext:value-type="float">
            <text:p>165133</text:p>
          </table:table-cell>
          <table:table-cell table:formula="of:=ROUND([.B184]/1000;1)" office:value-type="float" office:value="165.1" calcext:value-type="float">
            <text:p>165.1</text:p>
          </table:table-cell>
          <table:table-cell table:number-columns-repeated="2" office:value-type="float" office:value="-81" calcext:value-type="float">
            <text:p>-81</text:p>
          </table:table-cell>
          <table:table-cell table:formula="of:=ROUND(SUM([.E182:.E184]) / 3)" office:value-type="float" office:value="-84" calcext:value-type="float">
            <text:p>-84</text:p>
          </table:table-cell>
          <table:table-cell table:formula="of:=ROUND(SUM([.E183:.E184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184]);0;[.B184])+[.A185]" office:value-type="float" office:value="165607" calcext:value-type="float">
            <text:p>165607</text:p>
          </table:table-cell>
          <table:table-cell table:formula="of:=ROUND([.B185]/1000;1)" office:value-type="float" office:value="165.6" calcext:value-type="float">
            <text:p>165.6</text:p>
          </table:table-cell>
          <table:table-cell office:value-type="float" office:value="-85" calcext:value-type="float">
            <text:p>-85</text:p>
          </table:table-cell>
          <table:table-cell office:value-type="float" office:value="-80" calcext:value-type="float">
            <text:p>-80</text:p>
          </table:table-cell>
          <table:table-cell table:formula="of:=ROUND(SUM([.E183:.E185]) / 3)" office:value-type="float" office:value="-82" calcext:value-type="float">
            <text:p>-82</text:p>
          </table:table-cell>
          <table:table-cell table:formula="of:=ROUND(SUM([.E184:.E185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185]);0;[.B185])+[.A186]" office:value-type="float" office:value="166079" calcext:value-type="float">
            <text:p>166079</text:p>
          </table:table-cell>
          <table:table-cell table:formula="of:=ROUND([.B186]/1000;1)" office:value-type="float" office:value="166.1" calcext:value-type="float">
            <text:p>166.1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formula="of:=ROUND(SUM([.E184:.E186]) / 3)" office:value-type="float" office:value="-81" calcext:value-type="float">
            <text:p>-81</text:p>
          </table:table-cell>
          <table:table-cell table:formula="of:=ROUND(SUM([.E185:.E186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formula="of:=IF(ISTEXT([.B186]);0;[.B186])+[.A187]" office:value-type="float" office:value="167538" calcext:value-type="float">
            <text:p>167538</text:p>
          </table:table-cell>
          <table:table-cell table:formula="of:=ROUND([.B187]/1000;1)" office:value-type="float" office:value="167.5" calcext:value-type="float">
            <text:p>167.5</text:p>
          </table:table-cell>
          <table:table-cell office:value-type="float" office:value="-92" calcext:value-type="float">
            <text:p>-92</text:p>
          </table:table-cell>
          <table:table-cell office:value-type="float" office:value="-85" calcext:value-type="float">
            <text:p>-85</text:p>
          </table:table-cell>
          <table:table-cell table:formula="of:=ROUND(SUM([.E185:.E187]) / 3)" office:value-type="float" office:value="-82" calcext:value-type="float">
            <text:p>-82</text:p>
          </table:table-cell>
          <table:table-cell table:formula="of:=ROUND(SUM([.E186:.E187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ISTEXT([.B187]);0;[.B187])+[.A188]" office:value-type="float" office:value="168483" calcext:value-type="float">
            <text:p>168483</text:p>
          </table:table-cell>
          <table:table-cell table:formula="of:=ROUND([.B188]/1000;1)" office:value-type="float" office:value="168.5" calcext:value-type="float">
            <text:p>168.5</text:p>
          </table:table-cell>
          <table:table-cell office:value-type="float" office:value="-95" calcext:value-type="float">
            <text:p>-95</text:p>
          </table:table-cell>
          <table:table-cell office:value-type="float" office:value="-89" calcext:value-type="float">
            <text:p>-89</text:p>
          </table:table-cell>
          <table:table-cell table:formula="of:=ROUND(SUM([.E186:.E188]) / 3)" office:value-type="float" office:value="-85" calcext:value-type="float">
            <text:p>-85</text:p>
          </table:table-cell>
          <table:table-cell table:formula="of:=ROUND(SUM([.E187:.E188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188]);0;[.B188])+[.A189]" office:value-type="float" office:value="168963" calcext:value-type="float">
            <text:p>168963</text:p>
          </table:table-cell>
          <table:table-cell table:formula="of:=ROUND([.B189]/1000;1)" office:value-type="float" office:value="169" calcext:value-type="float">
            <text:p>169</text:p>
          </table:table-cell>
          <table:table-cell office:value-type="float" office:value="-86" calcext:value-type="float">
            <text:p>-86</text:p>
          </table:table-cell>
          <table:table-cell office:value-type="float" office:value="-89" calcext:value-type="float">
            <text:p>-89</text:p>
          </table:table-cell>
          <table:table-cell table:formula="of:=ROUND(SUM([.E187:.E189]) / 3)" office:value-type="float" office:value="-88" calcext:value-type="float">
            <text:p>-88</text:p>
          </table:table-cell>
          <table:table-cell table:formula="of:=ROUND(SUM([.E188:.E189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189]);0;[.B189])+[.A190]" office:value-type="float" office:value="169452" calcext:value-type="float">
            <text:p>169452</text:p>
          </table:table-cell>
          <table:table-cell table:formula="of:=ROUND([.B190]/1000;1)" office:value-type="float" office:value="169.5" calcext:value-type="float">
            <text:p>169.5</text:p>
          </table:table-cell>
          <table:table-cell office:value-type="float" office:value="-101" calcext:value-type="float">
            <text:p>-101</text:p>
          </table:table-cell>
          <table:table-cell office:value-type="float" office:value="-93" calcext:value-type="float">
            <text:p>-93</text:p>
          </table:table-cell>
          <table:table-cell table:formula="of:=ROUND(SUM([.E188:.E190]) / 3)" office:value-type="float" office:value="-90" calcext:value-type="float">
            <text:p>-90</text:p>
          </table:table-cell>
          <table:table-cell table:formula="of:=ROUND(SUM([.E189:.E19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formula="of:=IF(ISTEXT([.B190]);0;[.B190])+[.A191]" office:value-type="float" office:value="170879" calcext:value-type="float">
            <text:p>170879</text:p>
          </table:table-cell>
          <table:table-cell table:formula="of:=ROUND([.B191]/1000;1)" office:value-type="float" office:value="170.9" calcext:value-type="float">
            <text:p>170.9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formula="of:=ROUND(SUM([.E189:.E191]) / 3)" office:value-type="float" office:value="-92" calcext:value-type="float">
            <text:p>-92</text:p>
          </table:table-cell>
          <table:table-cell table:formula="of:=ROUND(SUM([.E190:.E191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191]);0;[.B191])+[.A192]" office:value-type="float" office:value="171362" calcext:value-type="float">
            <text:p>171362</text:p>
          </table:table-cell>
          <table:table-cell table:formula="of:=ROUND([.B192]/1000;1)" office:value-type="float" office:value="171.4" calcext:value-type="float">
            <text:p>171.4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E190:.E192]) / 3)" office:value-type="float" office:value="-92" calcext:value-type="float">
            <text:p>-92</text:p>
          </table:table-cell>
          <table:table-cell table:formula="of:=ROUND(SUM([.E191:.E192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192]);0;[.B192])+[.A193]" office:value-type="float" office:value="172322" calcext:value-type="float">
            <text:p>172322</text:p>
          </table:table-cell>
          <table:table-cell table:formula="of:=ROUND([.B193]/1000;1)" office:value-type="float" office:value="172.3" calcext:value-type="float">
            <text:p>172.3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E191:.E193]) / 3)" office:value-type="float" office:value="-92" calcext:value-type="float">
            <text:p>-92</text:p>
          </table:table-cell>
          <table:table-cell table:formula="of:=ROUND(SUM([.E192:.E193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193]);0;[.B193])+[.A194]" office:value-type="float" office:value="173281" calcext:value-type="float">
            <text:p>173281</text:p>
          </table:table-cell>
          <table:table-cell table:formula="of:=ROUND([.B194]/1000;1)" office:value-type="float" office:value="173.3" calcext:value-type="float">
            <text:p>173.3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E192:.E194]) / 3)" office:value-type="float" office:value="-90" calcext:value-type="float">
            <text:p>-90</text:p>
          </table:table-cell>
          <table:table-cell table:formula="of:=ROUND(SUM([.E193:.E194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IF(ISTEXT([.B194]);0;[.B194])+[.A195]" office:value-type="float" office:value="174726" calcext:value-type="float">
            <text:p>174726</text:p>
          </table:table-cell>
          <table:table-cell table:formula="of:=ROUND([.B195]/1000;1)" office:value-type="float" office:value="174.7" calcext:value-type="float">
            <text:p>174.7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E193:.E195]) / 3)" office:value-type="float" office:value="-89" calcext:value-type="float">
            <text:p>-89</text:p>
          </table:table-cell>
          <table:table-cell table:formula="of:=ROUND(SUM([.E194:.E195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95]);0;[.B195])+[.A196]" office:value-type="float" office:value="175205" calcext:value-type="float">
            <text:p>175205</text:p>
          </table:table-cell>
          <table:table-cell table:formula="of:=ROUND([.B196]/1000;1)" office:value-type="float" office:value="175.2" calcext:value-type="float">
            <text:p>175.2</text:p>
          </table:table-cell>
          <table:table-cell office:value-type="float" office:value="-96" calcext:value-type="float">
            <text:p>-96</text:p>
          </table:table-cell>
          <table:table-cell office:value-type="float" office:value="-89" calcext:value-type="float">
            <text:p>-89</text:p>
          </table:table-cell>
          <table:table-cell table:formula="of:=ROUND(SUM([.E194:.E196]) / 3)" office:value-type="float" office:value="-88" calcext:value-type="float">
            <text:p>-88</text:p>
          </table:table-cell>
          <table:table-cell table:formula="of:=ROUND(SUM([.E195:.E196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196]);0;[.B196])+[.A197]" office:value-type="float" office:value="176166" calcext:value-type="float">
            <text:p>176166</text:p>
          </table:table-cell>
          <table:table-cell table:formula="of:=ROUND([.B197]/1000;1)" office:value-type="float" office:value="176.2" calcext:value-type="float">
            <text:p>176.2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formula="of:=ROUND(SUM([.E195:.E197]) / 3)" office:value-type="float" office:value="-89" calcext:value-type="float">
            <text:p>-89</text:p>
          </table:table-cell>
          <table:table-cell table:formula="of:=ROUND(SUM([.E196:.E197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table:formula="of:=IF(ISTEXT([.B197]);0;[.B197])+[.A198]" office:value-type="float" office:value="178565" calcext:value-type="float">
            <text:p>178565</text:p>
          </table:table-cell>
          <table:table-cell table:formula="of:=ROUND([.B198]/1000;1)" office:value-type="float" office:value="178.6" calcext:value-type="float">
            <text:p>178.6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E196:.E198]) / 3)" office:value-type="float" office:value="-90" calcext:value-type="float">
            <text:p>-90</text:p>
          </table:table-cell>
          <table:table-cell table:formula="of:=ROUND(SUM([.E197:.E198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198]);0;[.B198])+[.A199]" office:value-type="float" office:value="179044" calcext:value-type="float">
            <text:p>179044</text:p>
          </table:table-cell>
          <table:table-cell table:formula="of:=ROUND([.B199]/1000;1)" office:value-type="float" office:value="179" calcext:value-type="float">
            <text:p>179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table:formula="of:=ROUND(SUM([.E197:.E199]) / 3)" office:value-type="float" office:value="-92" calcext:value-type="float">
            <text:p>-92</text:p>
          </table:table-cell>
          <table:table-cell table:formula="of:=ROUND(SUM([.E198:.E199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199]);0;[.B199])+[.A200]" office:value-type="float" office:value="179520" calcext:value-type="float">
            <text:p>179520</text:p>
          </table:table-cell>
          <table:table-cell table:formula="of:=ROUND([.B200]/1000;1)" office:value-type="float" office:value="179.5" calcext:value-type="float">
            <text:p>179.5</text:p>
          </table:table-cell>
          <table:table-cell office:value-type="float" office:value="-87" calcext:value-type="float">
            <text:p>-87</text:p>
          </table:table-cell>
          <table:table-cell office:value-type="float" office:value="-93" calcext:value-type="float">
            <text:p>-93</text:p>
          </table:table-cell>
          <table:table-cell table:formula="of:=ROUND(SUM([.E198:.E200]) / 3)" office:value-type="float" office:value="-93" calcext:value-type="float">
            <text:p>-93</text:p>
          </table:table-cell>
          <table:table-cell table:formula="of:=ROUND(SUM([.E199:.E200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ISTEXT([.B200]);0;[.B200])+[.A201]" office:value-type="float" office:value="180021" calcext:value-type="float">
            <text:p>180021</text:p>
          </table:table-cell>
          <table:table-cell table:formula="of:=ROUND([.B201]/1000;1)" office:value-type="float" office:value="180" calcext:value-type="float">
            <text:p>180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table:formula="of:=ROUND(SUM([.E199:.E201]) / 3)" office:value-type="float" office:value="-94" calcext:value-type="float">
            <text:p>-94</text:p>
          </table:table-cell>
          <table:table-cell table:formula="of:=ROUND(SUM([.E200:.E201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ISTEXT([.B201]);0;[.B201])+[.A202]" office:value-type="float" office:value="180482" calcext:value-type="float">
            <text:p>180482</text:p>
          </table:table-cell>
          <table:table-cell table:formula="of:=ROUND([.B202]/1000;1)" office:value-type="float" office:value="180.5" calcext:value-type="float">
            <text:p>180.5</text:p>
          </table:table-cell>
          <table:table-cell office:value-type="float" office:value="-102" calcext:value-type="float">
            <text:p>-102</text:p>
          </table:table-cell>
          <table:table-cell office:value-type="float" office:value="-94" calcext:value-type="float">
            <text:p>-94</text:p>
          </table:table-cell>
          <table:table-cell table:formula="of:=ROUND(SUM([.E200:.E202]) / 3)" office:value-type="float" office:value="-93" calcext:value-type="float">
            <text:p>-93</text:p>
          </table:table-cell>
          <table:table-cell table:formula="of:=ROUND(SUM([.E201:.E202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02]);0;[.B202])+[.A203]" office:value-type="float" office:value="180963" calcext:value-type="float">
            <text:p>180963</text:p>
          </table:table-cell>
          <table:table-cell table:formula="of:=ROUND([.B203]/1000;1)" office:value-type="float" office:value="181" calcext:value-type="float">
            <text:p>181</text:p>
          </table:table-cell>
          <table:table-cell office:value-type="float" office:value="-89" calcext:value-type="float">
            <text:p>-89</text:p>
          </table:table-cell>
          <table:table-cell office:value-type="float" office:value="-92" calcext:value-type="float">
            <text:p>-92</text:p>
          </table:table-cell>
          <table:table-cell table:formula="of:=ROUND(SUM([.E201:.E203]) / 3)" office:value-type="float" office:value="-93" calcext:value-type="float">
            <text:p>-93</text:p>
          </table:table-cell>
          <table:table-cell table:formula="of:=ROUND(SUM([.E202:.E203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203]);0;[.B203])+[.A204]" office:value-type="float" office:value="181923" calcext:value-type="float">
            <text:p>181923</text:p>
          </table:table-cell>
          <table:table-cell table:formula="of:=ROUND([.B204]/1000;1)" office:value-type="float" office:value="181.9" calcext:value-type="float">
            <text:p>181.9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table:formula="of:=ROUND(SUM([.E202:.E204]) / 3)" office:value-type="float" office:value="-94" calcext:value-type="float">
            <text:p>-94</text:p>
          </table:table-cell>
          <table:table-cell table:formula="of:=ROUND(SUM([.E203:.E204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04]);0;[.B204])+[.A205]" office:value-type="float" office:value="182402" calcext:value-type="float">
            <text:p>182402</text:p>
          </table:table-cell>
          <table:table-cell table:formula="of:=ROUND([.B205]/1000;1)" office:value-type="float" office:value="182.4" calcext:value-type="float">
            <text:p>182.4</text:p>
          </table:table-cell>
          <table:table-cell office:value-type="float" office:value="-86" calcext:value-type="float">
            <text:p>-86</text:p>
          </table:table-cell>
          <table:table-cell office:value-type="float" office:value="-93" calcext:value-type="float">
            <text:p>-93</text:p>
          </table:table-cell>
          <table:table-cell table:formula="of:=ROUND(SUM([.E203:.E205]) / 3)" office:value-type="float" office:value="-93" calcext:value-type="float">
            <text:p>-93</text:p>
          </table:table-cell>
          <table:table-cell table:formula="of:=ROUND(SUM([.E204:.E205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table:formula="of:=IF(ISTEXT([.B205]);0;[.B205])+[.A206]" office:value-type="float" office:value="185709" calcext:value-type="float">
            <text:p>185709</text:p>
          </table:table-cell>
          <table:table-cell table:formula="of:=ROUND([.B206]/1000;1)" office:value-type="float" office:value="185.7" calcext:value-type="float">
            <text:p>185.7</text:p>
          </table:table-cell>
          <table:table-cell office:value-type="float" office:value="-120" calcext:value-type="float">
            <text:p>-120</text:p>
          </table:table-cell>
          <table:table-cell office:value-type="float" office:value="-98" calcext:value-type="float">
            <text:p>-98</text:p>
          </table:table-cell>
          <table:table-cell table:formula="of:=ROUND(SUM([.E204:.E206]) / 3)" office:value-type="float" office:value="-95" calcext:value-type="float">
            <text:p>-95</text:p>
          </table:table-cell>
          <table:table-cell table:formula="of:=ROUND(SUM([.E205:.E206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ISTEXT([.B206]);0;[.B206])+[.A207]" office:value-type="float" office:value="186245" calcext:value-type="float">
            <text:p>186245</text:p>
          </table:table-cell>
          <table:table-cell table:formula="of:=ROUND([.B207]/1000;1)" office:value-type="float" office:value="186.2" calcext:value-type="float">
            <text:p>186.2</text:p>
          </table:table-cell>
          <table:table-cell office:value-type="float" office:value="-97" calcext:value-type="float">
            <text:p>-97</text:p>
          </table:table-cell>
          <table:table-cell office:value-type="float" office:value="-100" calcext:value-type="float">
            <text:p>-100</text:p>
          </table:table-cell>
          <table:table-cell table:formula="of:=ROUND(SUM([.E205:.E207]) / 3)" office:value-type="float" office:value="-97" calcext:value-type="float">
            <text:p>-97</text:p>
          </table:table-cell>
          <table:table-cell table:formula="of:=ROUND(SUM([.E206:.E207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207]);0;[.B207])+[.A208]" office:value-type="float" office:value="186719" calcext:value-type="float">
            <text:p>186719</text:p>
          </table:table-cell>
          <table:table-cell table:formula="of:=ROUND([.B208]/1000;1)" office:value-type="float" office:value="186.7" calcext:value-type="float">
            <text:p>186.7</text:p>
          </table:table-cell>
          <table:table-cell office:value-type="float" office:value="-99" calcext:value-type="float">
            <text:p>-99</text:p>
          </table:table-cell>
          <table:table-cell office:value-type="float" office:value="-100" calcext:value-type="float">
            <text:p>-100</text:p>
          </table:table-cell>
          <table:table-cell table:formula="of:=ROUND(SUM([.E206:.E208]) / 3)" office:value-type="float" office:value="-99" calcext:value-type="float">
            <text:p>-99</text:p>
          </table:table-cell>
          <table:table-cell table:formula="of:=ROUND(SUM([.E207:.E208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ISTEXT([.B208]);0;[.B208])+[.A209]" office:value-type="float" office:value="187687" calcext:value-type="float">
            <text:p>187687</text:p>
          </table:table-cell>
          <table:table-cell table:formula="of:=ROUND([.B209]/1000;1)" office:value-type="float" office:value="187.7" calcext:value-type="float">
            <text:p>187.7</text:p>
          </table:table-cell>
          <table:table-cell office:value-type="float" office:value="-96" calcext:value-type="float">
            <text:p>-96</text:p>
          </table:table-cell>
          <table:table-cell office:value-type="float" office:value="-103" calcext:value-type="float">
            <text:p>-103</text:p>
          </table:table-cell>
          <table:table-cell table:formula="of:=ROUND(SUM([.E207:.E209]) / 3)" office:value-type="float" office:value="-101" calcext:value-type="float">
            <text:p>-101</text:p>
          </table:table-cell>
          <table:table-cell table:formula="of:=ROUND(SUM([.E208:.E209]) / 2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IF(ISTEXT([.B209]);0;[.B209])+[.A210]" office:value-type="float" office:value="189123" calcext:value-type="float">
            <text:p>189123</text:p>
          </table:table-cell>
          <table:table-cell table:formula="of:=ROUND([.B210]/1000;1)" office:value-type="float" office:value="189.1" calcext:value-type="float">
            <text:p>189.1</text:p>
          </table:table-cell>
          <table:table-cell office:value-type="float" office:value="-92" calcext:value-type="float">
            <text:p>-92</text:p>
          </table:table-cell>
          <table:table-cell office:value-type="float" office:value="-96" calcext:value-type="float">
            <text:p>-96</text:p>
          </table:table-cell>
          <table:table-cell table:formula="of:=ROUND(SUM([.E208:.E210]) / 3)" office:value-type="float" office:value="-100" calcext:value-type="float">
            <text:p>-100</text:p>
          </table:table-cell>
          <table:table-cell table:formula="of:=ROUND(SUM([.E209:.E210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210]);0;[.B210])+[.A211]" office:value-type="float" office:value="190084" calcext:value-type="float">
            <text:p>190084</text:p>
          </table:table-cell>
          <table:table-cell table:formula="of:=ROUND([.B211]/1000;1)" office:value-type="float" office:value="190.1" calcext:value-type="float">
            <text:p>190.1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formula="of:=ROUND(SUM([.E209:.E211]) / 3)" office:value-type="float" office:value="-98" calcext:value-type="float">
            <text:p>-98</text:p>
          </table:table-cell>
          <table:table-cell table:formula="of:=ROUND(SUM([.E210:.E211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table:formula="of:=IF(ISTEXT([.B211]);0;[.B211])+[.A212]" office:value-type="float" office:value="193388" calcext:value-type="float">
            <text:p>193388</text:p>
          </table:table-cell>
          <table:table-cell table:formula="of:=ROUND([.B212]/1000;1)" office:value-type="float" office:value="193.4" calcext:value-type="float">
            <text:p>193.4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table:formula="of:=ROUND(SUM([.E210:.E212]) / 3)" office:value-type="float" office:value="-97" calcext:value-type="float">
            <text:p>-97</text:p>
          </table:table-cell>
          <table:table-cell table:formula="of:=ROUND(SUM([.E211:.E212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ISTEXT([.B212]);0;[.B212])+[.A213]" office:value-type="float" office:value="193921" calcext:value-type="float">
            <text:p>193921</text:p>
          </table:table-cell>
          <table:table-cell table:formula="of:=ROUND([.B213]/1000;1)" office:value-type="float" office:value="193.9" calcext:value-type="float">
            <text:p>193.9</text:p>
          </table:table-cell>
          <table:table-cell office:value-type="float" office:value="-87" calcext:value-type="float">
            <text:p>-87</text:p>
          </table:table-cell>
          <table:table-cell office:value-type="float" office:value="-98" calcext:value-type="float">
            <text:p>-98</text:p>
          </table:table-cell>
          <table:table-cell table:formula="of:=ROUND(SUM([.E211:.E213]) / 3)" office:value-type="float" office:value="-98" calcext:value-type="float">
            <text:p>-98</text:p>
          </table:table-cell>
          <table:table-cell table:formula="of:=ROUND(SUM([.E212:.E213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213]);0;[.B213])+[.A214]" office:value-type="float" office:value="194401" calcext:value-type="float">
            <text:p>194401</text:p>
          </table:table-cell>
          <table:table-cell table:formula="of:=ROUND([.B214]/1000;1)" office:value-type="float" office:value="194.4" calcext:value-type="float">
            <text:p>194.4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table:formula="of:=ROUND(SUM([.E212:.E214]) / 3)" office:value-type="float" office:value="-99" calcext:value-type="float">
            <text:p>-99</text:p>
          </table:table-cell>
          <table:table-cell table:formula="of:=ROUND(SUM([.E213:.E214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214]);0;[.B214])+[.A215]" office:value-type="float" office:value="195358" calcext:value-type="float">
            <text:p>195358</text:p>
          </table:table-cell>
          <table:table-cell table:formula="of:=ROUND([.B215]/1000;1)" office:value-type="float" office:value="195.4" calcext:value-type="float">
            <text:p>195.4</text:p>
          </table:table-cell>
          <table:table-cell office:value-type="float" office:value="-93" calcext:value-type="float">
            <text:p>-93</text:p>
          </table:table-cell>
          <table:table-cell office:value-type="float" office:value="-99" calcext:value-type="float">
            <text:p>-99</text:p>
          </table:table-cell>
          <table:table-cell table:formula="of:=ROUND(SUM([.E213:.E215]) / 3)" office:value-type="float" office:value="-99" calcext:value-type="float">
            <text:p>-99</text:p>
          </table:table-cell>
          <table:table-cell table:formula="of:=ROUND(SUM([.E214:.E215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formula="of:=IF(ISTEXT([.B215]);0;[.B215])+[.A216]" office:value-type="float" office:value="196807" calcext:value-type="float">
            <text:p>196807</text:p>
          </table:table-cell>
          <table:table-cell table:formula="of:=ROUND([.B216]/1000;1)" office:value-type="float" office:value="196.8" calcext:value-type="float">
            <text:p>196.8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table:formula="of:=ROUND(SUM([.E214:.E216]) / 3)" office:value-type="float" office:value="-97" calcext:value-type="float">
            <text:p>-97</text:p>
          </table:table-cell>
          <table:table-cell table:formula="of:=ROUND(SUM([.E215:.E216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ISTEXT([.B216]);0;[.B216])+[.A217]" office:value-type="float" office:value="197774" calcext:value-type="float">
            <text:p>197774</text:p>
          </table:table-cell>
          <table:table-cell table:formula="of:=ROUND([.B217]/1000;1)" office:value-type="float" office:value="197.8" calcext:value-type="float">
            <text:p>197.8</text:p>
          </table:table-cell>
          <table:table-cell office:value-type="float" office:value="-89" calcext:value-type="float">
            <text:p>-89</text:p>
          </table:table-cell>
          <table:table-cell office:value-type="float" office:value="-94" calcext:value-type="float">
            <text:p>-94</text:p>
          </table:table-cell>
          <table:table-cell table:formula="of:=ROUND(SUM([.E215:.E217]) / 3)" office:value-type="float" office:value="-95" calcext:value-type="float">
            <text:p>-95</text:p>
          </table:table-cell>
          <table:table-cell table:formula="of:=ROUND(SUM([.E216:.E217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217]);0;[.B217])+[.A218]" office:value-type="float" office:value="198242" calcext:value-type="float">
            <text:p>198242</text:p>
          </table:table-cell>
          <table:table-cell table:formula="of:=ROUND([.B218]/1000;1)" office:value-type="float" office:value="198.2" calcext:value-type="float">
            <text:p>198.2</text:p>
          </table:table-cell>
          <table:table-cell table:number-columns-repeated="2" office:value-type="float" office:value="-92" calcext:value-type="float">
            <text:p>-92</text:p>
          </table:table-cell>
          <table:table-cell table:formula="of:=ROUND(SUM([.E216:.E218]) / 3)" office:value-type="float" office:value="-93" calcext:value-type="float">
            <text:p>-93</text:p>
          </table:table-cell>
          <table:table-cell table:formula="of:=ROUND(SUM([.E217:.E218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878" calcext:value-type="float">
            <text:p>2878</text:p>
          </table:table-cell>
          <table:table-cell table:formula="of:=IF(ISTEXT([.B218]);0;[.B218])+[.A219]" office:value-type="float" office:value="201120" calcext:value-type="float">
            <text:p>201120</text:p>
          </table:table-cell>
          <table:table-cell table:formula="of:=ROUND([.B219]/1000;1)" office:value-type="float" office:value="201.1" calcext:value-type="float">
            <text:p>201.1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E217:.E219]) / 3)" office:value-type="float" office:value="-92" calcext:value-type="float">
            <text:p>-92</text:p>
          </table:table-cell>
          <table:table-cell table:formula="of:=ROUND(SUM([.E218:.E21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19]);0;[.B219])+[.A220]" office:value-type="float" office:value="201603" calcext:value-type="float">
            <text:p>201603</text:p>
          </table:table-cell>
          <table:table-cell table:formula="of:=ROUND([.B220]/1000;1)" office:value-type="float" office:value="201.6" calcext:value-type="float">
            <text:p>201.6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formula="of:=ROUND(SUM([.E218:.E220]) / 3)" office:value-type="float" office:value="-91" calcext:value-type="float">
            <text:p>-91</text:p>
          </table:table-cell>
          <table:table-cell table:formula="of:=ROUND(SUM([.E219:.E22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IF(ISTEXT([.B220]);0;[.B220])+[.A221]" office:value-type="float" office:value="202582" calcext:value-type="float">
            <text:p>202582</text:p>
          </table:table-cell>
          <table:table-cell table:formula="of:=ROUND([.B221]/1000;1)" office:value-type="float" office:value="202.6" calcext:value-type="float">
            <text:p>202.6</text:p>
          </table:table-cell>
          <table:table-cell office:value-type="float" office:value="-84" calcext:value-type="float">
            <text:p>-84</text:p>
          </table:table-cell>
          <table:table-cell office:value-type="float" office:value="-89" calcext:value-type="float">
            <text:p>-89</text:p>
          </table:table-cell>
          <table:table-cell table:formula="of:=ROUND(SUM([.E219:.E221]) / 3)" office:value-type="float" office:value="-90" calcext:value-type="float">
            <text:p>-90</text:p>
          </table:table-cell>
          <table:table-cell table:formula="of:=ROUND(SUM([.E220:.E22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formula="of:=IF(ISTEXT([.B221]);0;[.B221])+[.A222]" office:value-type="float" office:value="204000" calcext:value-type="float">
            <text:p>204000</text:p>
          </table:table-cell>
          <table:table-cell table:formula="of:=ROUND([.B222]/1000;1)" office:value-type="float" office:value="204" calcext:value-type="float">
            <text:p>204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formula="of:=ROUND(SUM([.E220:.E222]) / 3)" office:value-type="float" office:value="-89" calcext:value-type="float">
            <text:p>-89</text:p>
          </table:table-cell>
          <table:table-cell table:formula="of:=ROUND(SUM([.E221:.E22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22]);0;[.B222])+[.A223]" office:value-type="float" office:value="204483" calcext:value-type="float">
            <text:p>204483</text:p>
          </table:table-cell>
          <table:table-cell table:formula="of:=ROUND([.B223]/1000;1)" office:value-type="float" office:value="204.5" calcext:value-type="float">
            <text:p>204.5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formula="of:=ROUND(SUM([.E221:.E223]) / 3)" office:value-type="float" office:value="-88" calcext:value-type="float">
            <text:p>-88</text:p>
          </table:table-cell>
          <table:table-cell table:formula="of:=ROUND(SUM([.E222:.E223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23]);0;[.B223])+[.A224]" office:value-type="float" office:value="204965" calcext:value-type="float">
            <text:p>204965</text:p>
          </table:table-cell>
          <table:table-cell table:formula="of:=ROUND([.B224]/1000;1)" office:value-type="float" office:value="205" calcext:value-type="float">
            <text:p>205</text:p>
          </table:table-cell>
          <table:table-cell office:value-type="float" office:value="-88" calcext:value-type="float">
            <text:p>-88</text:p>
          </table:table-cell>
          <table:table-cell office:value-type="float" office:value="-86" calcext:value-type="float">
            <text:p>-86</text:p>
          </table:table-cell>
          <table:table-cell table:formula="of:=ROUND(SUM([.E222:.E224]) / 3)" office:value-type="float" office:value="-87" calcext:value-type="float">
            <text:p>-87</text:p>
          </table:table-cell>
          <table:table-cell table:formula="of:=ROUND(SUM([.E223:.E224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ISTEXT([.B224]);0;[.B224])+[.A225]" office:value-type="float" office:value="205459" calcext:value-type="float">
            <text:p>205459</text:p>
          </table:table-cell>
          <table:table-cell table:formula="of:=ROUND([.B225]/1000;1)" office:value-type="float" office:value="205.5" calcext:value-type="float">
            <text:p>205.5</text:p>
          </table:table-cell>
          <table:table-cell office:value-type="float" office:value="-90" calcext:value-type="float">
            <text:p>-90</text:p>
          </table:table-cell>
          <table:table-cell office:value-type="float" office:value="-87" calcext:value-type="float">
            <text:p>-87</text:p>
          </table:table-cell>
          <table:table-cell table:formula="of:=ROUND(SUM([.E223:.E225]) / 3)" office:value-type="float" office:value="-87" calcext:value-type="float">
            <text:p>-87</text:p>
          </table:table-cell>
          <table:table-cell table:formula="of:=ROUND(SUM([.E224:.E225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858" calcext:value-type="float">
            <text:p>2858</text:p>
          </table:table-cell>
          <table:table-cell table:formula="of:=IF(ISTEXT([.B225]);0;[.B225])+[.A226]" office:value-type="float" office:value="208317" calcext:value-type="float">
            <text:p>208317</text:p>
          </table:table-cell>
          <table:table-cell table:formula="of:=ROUND([.B226]/1000;1)" office:value-type="float" office:value="208.3" calcext:value-type="float">
            <text:p>208.3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table:formula="of:=ROUND(SUM([.E224:.E226]) / 3)" office:value-type="float" office:value="-87" calcext:value-type="float">
            <text:p>-87</text:p>
          </table:table-cell>
          <table:table-cell table:formula="of:=ROUND(SUM([.E225:.E226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226]);0;[.B226])+[.A227]" office:value-type="float" office:value="208803" calcext:value-type="float">
            <text:p>208803</text:p>
          </table:table-cell>
          <table:table-cell table:formula="of:=ROUND([.B227]/1000;1)" office:value-type="float" office:value="208.8" calcext:value-type="float">
            <text:p>208.8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E225:.E227]) / 3)" office:value-type="float" office:value="-89" calcext:value-type="float">
            <text:p>-89</text:p>
          </table:table-cell>
          <table:table-cell table:formula="of:=ROUND(SUM([.E226:.E227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27]);0;[.B227])+[.A228]" office:value-type="float" office:value="209282" calcext:value-type="float">
            <text:p>209282</text:p>
          </table:table-cell>
          <table:table-cell table:formula="of:=ROUND([.B228]/1000;1)" office:value-type="float" office:value="209.3" calcext:value-type="float">
            <text:p>209.3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formula="of:=ROUND(SUM([.E226:.E228]) / 3)" office:value-type="float" office:value="-90" calcext:value-type="float">
            <text:p>-90</text:p>
          </table:table-cell>
          <table:table-cell table:formula="of:=ROUND(SUM([.E227:.E22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228]);0;[.B228])+[.A229]" office:value-type="float" office:value="210242" calcext:value-type="float">
            <text:p>210242</text:p>
          </table:table-cell>
          <table:table-cell table:formula="of:=ROUND([.B229]/1000;1)" office:value-type="float" office:value="210.2" calcext:value-type="float">
            <text:p>210.2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formula="of:=ROUND(SUM([.E227:.E229]) / 3)" office:value-type="float" office:value="-90" calcext:value-type="float">
            <text:p>-90</text:p>
          </table:table-cell>
          <table:table-cell table:formula="of:=ROUND(SUM([.E228:.E229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ISTEXT([.B229]);0;[.B229])+[.A230]" office:value-type="float" office:value="212166" calcext:value-type="float">
            <text:p>212166</text:p>
          </table:table-cell>
          <table:table-cell table:formula="of:=ROUND([.B230]/1000;1)" office:value-type="float" office:value="212.2" calcext:value-type="float">
            <text:p>212.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E228:.E230]) / 3)" office:value-type="float" office:value="-90" calcext:value-type="float">
            <text:p>-90</text:p>
          </table:table-cell>
          <table:table-cell table:formula="of:=ROUND(SUM([.E229:.E23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230]);0;[.B230])+[.A231]" office:value-type="float" office:value="212642" calcext:value-type="float">
            <text:p>212642</text:p>
          </table:table-cell>
          <table:table-cell table:formula="of:=ROUND([.B231]/1000;1)" office:value-type="float" office:value="212.6" calcext:value-type="float">
            <text:p>212.6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E229:.E231]) / 3)" office:value-type="float" office:value="-89" calcext:value-type="float">
            <text:p>-89</text:p>
          </table:table-cell>
          <table:table-cell table:formula="of:=ROUND(SUM([.E230:.E231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ISTEXT([.B231]);0;[.B231])+[.A232]" office:value-type="float" office:value="213606" calcext:value-type="float">
            <text:p>213606</text:p>
          </table:table-cell>
          <table:table-cell table:formula="of:=ROUND([.B232]/1000;1)" office:value-type="float" office:value="213.6" calcext:value-type="float">
            <text:p>213.6</text:p>
          </table:table-cell>
          <table:table-cell office:value-type="float" office:value="-77" calcext:value-type="float">
            <text:p>-77</text:p>
          </table:table-cell>
          <table:table-cell office:value-type="float" office:value="-86" calcext:value-type="float">
            <text:p>-86</text:p>
          </table:table-cell>
          <table:table-cell table:formula="of:=ROUND(SUM([.E230:.E232]) / 3)" office:value-type="float" office:value="-88" calcext:value-type="float">
            <text:p>-88</text:p>
          </table:table-cell>
          <table:table-cell table:formula="of:=ROUND(SUM([.E231:.E232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232]);0;[.B232])+[.A233]" office:value-type="float" office:value="214087" calcext:value-type="float">
            <text:p>214087</text:p>
          </table:table-cell>
          <table:table-cell table:formula="of:=ROUND([.B233]/1000;1)" office:value-type="float" office:value="214.1" calcext:value-type="float">
            <text:p>214.1</text:p>
          </table:table-cell>
          <table:table-cell office:value-type="float" office:value="-100" calcext:value-type="float">
            <text:p>-100</text:p>
          </table:table-cell>
          <table:table-cell office:value-type="float" office:value="-89" calcext:value-type="float">
            <text:p>-89</text:p>
          </table:table-cell>
          <table:table-cell table:formula="of:=ROUND(SUM([.E231:.E233]) / 3)" office:value-type="float" office:value="-88" calcext:value-type="float">
            <text:p>-88</text:p>
          </table:table-cell>
          <table:table-cell table:formula="of:=ROUND(SUM([.E232:.E233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233]);0;[.B233])+[.A234]" office:value-type="float" office:value="214564" calcext:value-type="float">
            <text:p>214564</text:p>
          </table:table-cell>
          <table:table-cell table:formula="of:=ROUND([.B234]/1000;1)" office:value-type="float" office:value="214.6" calcext:value-type="float">
            <text:p>214.6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E232:.E234]) / 3)" office:value-type="float" office:value="-88" calcext:value-type="float">
            <text:p>-88</text:p>
          </table:table-cell>
          <table:table-cell table:formula="of:=ROUND(SUM([.E233:.E234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34]);0;[.B234])+[.A235]" office:value-type="float" office:value="215043" calcext:value-type="float">
            <text:p>215043</text:p>
          </table:table-cell>
          <table:table-cell table:formula="of:=ROUND([.B235]/1000;1)" office:value-type="float" office:value="215" calcext:value-type="float">
            <text:p>215</text:p>
          </table:table-cell>
          <table:table-cell office:value-type="float" office:value="-85" calcext:value-type="float">
            <text:p>-85</text:p>
          </table:table-cell>
          <table:table-cell office:value-type="float" office:value="-88" calcext:value-type="float">
            <text:p>-88</text:p>
          </table:table-cell>
          <table:table-cell table:formula="of:=ROUND(SUM([.E233:.E235]) / 3)" office:value-type="float" office:value="-89" calcext:value-type="float">
            <text:p>-89</text:p>
          </table:table-cell>
          <table:table-cell table:formula="of:=ROUND(SUM([.E234:.E235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235]);0;[.B235])+[.A236]" office:value-type="float" office:value="215518" calcext:value-type="float">
            <text:p>215518</text:p>
          </table:table-cell>
          <table:table-cell table:formula="of:=ROUND([.B236]/1000;1)" office:value-type="float" office:value="215.5" calcext:value-type="float">
            <text:p>215.5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table:formula="of:=ROUND(SUM([.E234:.E236]) / 3)" office:value-type="float" office:value="-89" calcext:value-type="float">
            <text:p>-89</text:p>
          </table:table-cell>
          <table:table-cell table:formula="of:=ROUND(SUM([.E235:.E236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236]);0;[.B236])+[.A237]" office:value-type="float" office:value="216002" calcext:value-type="float">
            <text:p>216002</text:p>
          </table:table-cell>
          <table:table-cell table:formula="of:=ROUND([.B237]/1000;1)" office:value-type="float" office:value="216" calcext:value-type="float">
            <text:p>216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formula="of:=ROUND(SUM([.E235:.E237]) / 3)" office:value-type="float" office:value="-88" calcext:value-type="float">
            <text:p>-88</text:p>
          </table:table-cell>
          <table:table-cell table:formula="of:=ROUND(SUM([.E236:.E237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37]);0;[.B237])+[.A238]" office:value-type="float" office:value="216481" calcext:value-type="float">
            <text:p>216481</text:p>
          </table:table-cell>
          <table:table-cell table:formula="of:=ROUND([.B238]/1000;1)" office:value-type="float" office:value="216.5" calcext:value-type="float">
            <text:p>216.5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formula="of:=ROUND(SUM([.E236:.E238]) / 3)" office:value-type="float" office:value="-88" calcext:value-type="float">
            <text:p>-88</text:p>
          </table:table-cell>
          <table:table-cell table:formula="of:=ROUND(SUM([.E237:.E238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ISTEXT([.B238]);0;[.B238])+[.A239]" office:value-type="float" office:value="217922" calcext:value-type="float">
            <text:p>217922</text:p>
          </table:table-cell>
          <table:table-cell table:formula="of:=ROUND([.B239]/1000;1)" office:value-type="float" office:value="217.9" calcext:value-type="float">
            <text:p>217.9</text:p>
          </table:table-cell>
          <table:table-cell office:value-type="float" office:value="-92" calcext:value-type="float">
            <text:p>-92</text:p>
          </table:table-cell>
          <table:table-cell office:value-type="float" office:value="-90" calcext:value-type="float">
            <text:p>-90</text:p>
          </table:table-cell>
          <table:table-cell table:formula="of:=ROUND(SUM([.E237:.E239]) / 3)" office:value-type="float" office:value="-89" calcext:value-type="float">
            <text:p>-89</text:p>
          </table:table-cell>
          <table:table-cell table:formula="of:=ROUND(SUM([.E238:.E239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239]);0;[.B239])+[.A240]" office:value-type="float" office:value="218400" calcext:value-type="float">
            <text:p>218400</text:p>
          </table:table-cell>
          <table:table-cell table:formula="of:=ROUND([.B240]/1000;1)" office:value-type="float" office:value="218.4" calcext:value-type="float">
            <text:p>218.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E238:.E240]) / 3)" office:value-type="float" office:value="-90" calcext:value-type="float">
            <text:p>-90</text:p>
          </table:table-cell>
          <table:table-cell table:formula="of:=ROUND(SUM([.E239:.E24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40]);0;[.B240])+[.A241]" office:value-type="float" office:value="218882" calcext:value-type="float">
            <text:p>218882</text:p>
          </table:table-cell>
          <table:table-cell table:formula="of:=ROUND([.B241]/1000;1)" office:value-type="float" office:value="218.9" calcext:value-type="float">
            <text:p>218.9</text:p>
          </table:table-cell>
          <table:table-cell office:value-type="float" office:value="-81" calcext:value-type="float">
            <text:p>-81</text:p>
          </table:table-cell>
          <table:table-cell office:value-type="float" office:value="-89" calcext:value-type="float">
            <text:p>-89</text:p>
          </table:table-cell>
          <table:table-cell table:formula="of:=ROUND(SUM([.E239:.E241]) / 3)" office:value-type="float" office:value="-90" calcext:value-type="float">
            <text:p>-90</text:p>
          </table:table-cell>
          <table:table-cell table:formula="of:=ROUND(SUM([.E240:.E241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241]);0;[.B241])+[.A242]" office:value-type="float" office:value="219362" calcext:value-type="float">
            <text:p>219362</text:p>
          </table:table-cell>
          <table:table-cell table:formula="of:=ROUND([.B242]/1000;1)" office:value-type="float" office:value="219.4" calcext:value-type="float">
            <text:p>219.4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table:formula="of:=ROUND(SUM([.E240:.E242]) / 3)" office:value-type="float" office:value="-89" calcext:value-type="float">
            <text:p>-89</text:p>
          </table:table-cell>
          <table:table-cell table:formula="of:=ROUND(SUM([.E241:.E242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ISTEXT([.B242]);0;[.B242])+[.A243]" office:value-type="float" office:value="221283" calcext:value-type="float">
            <text:p>221283</text:p>
          </table:table-cell>
          <table:table-cell table:formula="of:=ROUND([.B243]/1000;1)" office:value-type="float" office:value="221.3" calcext:value-type="float">
            <text:p>221.3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formula="of:=ROUND(SUM([.E241:.E243]) / 3)" office:value-type="float" office:value="-86" calcext:value-type="float">
            <text:p>-86</text:p>
          </table:table-cell>
          <table:table-cell table:formula="of:=ROUND(SUM([.E242:.E243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243]);0;[.B243])+[.A244]" office:value-type="float" office:value="221758" calcext:value-type="float">
            <text:p>221758</text:p>
          </table:table-cell>
          <table:table-cell table:formula="of:=ROUND([.B244]/1000;1)" office:value-type="float" office:value="221.8" calcext:value-type="float">
            <text:p>221.8</text:p>
          </table:table-cell>
          <table:table-cell office:value-type="float" office:value="-86" calcext:value-type="float">
            <text:p>-86</text:p>
          </table:table-cell>
          <table:table-cell office:value-type="float" office:value="-83" calcext:value-type="float">
            <text:p>-83</text:p>
          </table:table-cell>
          <table:table-cell table:formula="of:=ROUND(SUM([.E242:.E244]) / 3)" office:value-type="float" office:value="-84" calcext:value-type="float">
            <text:p>-84</text:p>
          </table:table-cell>
          <table:table-cell table:formula="of:=ROUND(SUM([.E243:.E244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IF(ISTEXT([.B244]);0;[.B244])+[.A245]" office:value-type="float" office:value="222726" calcext:value-type="float">
            <text:p>222726</text:p>
          </table:table-cell>
          <table:table-cell table:formula="of:=ROUND([.B245]/1000;1)" office:value-type="float" office:value="222.7" calcext:value-type="float">
            <text:p>222.7</text:p>
          </table:table-cell>
          <table:table-cell office:value-type="float" office:value="-91" calcext:value-type="float">
            <text:p>-91</text:p>
          </table:table-cell>
          <table:table-cell office:value-type="float" office:value="-86" calcext:value-type="float">
            <text:p>-86</text:p>
          </table:table-cell>
          <table:table-cell table:formula="of:=ROUND(SUM([.E243:.E245]) / 3)" office:value-type="float" office:value="-84" calcext:value-type="float">
            <text:p>-84</text:p>
          </table:table-cell>
          <table:table-cell table:formula="of:=ROUND(SUM([.E244:.E245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245]);0;[.B245])+[.A246]" office:value-type="float" office:value="223204" calcext:value-type="float">
            <text:p>223204</text:p>
          </table:table-cell>
          <table:table-cell table:formula="of:=ROUND([.B246]/1000;1)" office:value-type="float" office:value="223.2" calcext:value-type="float">
            <text:p>223.2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table:formula="of:=ROUND(SUM([.E244:.E246]) / 3)" office:value-type="float" office:value="-85" calcext:value-type="float">
            <text:p>-85</text:p>
          </table:table-cell>
          <table:table-cell table:formula="of:=ROUND(SUM([.E245:.E246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246]);0;[.B246])+[.A247]" office:value-type="float" office:value="223678" calcext:value-type="float">
            <text:p>223678</text:p>
          </table:table-cell>
          <table:table-cell table:formula="of:=ROUND([.B247]/1000;1)" office:value-type="float" office:value="223.7" calcext:value-type="float">
            <text:p>223.7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E245:.E247]) / 3)" office:value-type="float" office:value="-86" calcext:value-type="float">
            <text:p>-86</text:p>
          </table:table-cell>
          <table:table-cell table:formula="of:=ROUND(SUM([.E246:.E247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formula="of:=IF(ISTEXT([.B247]);0;[.B247])+[.A248]" office:value-type="float" office:value="225130" calcext:value-type="float">
            <text:p>225130</text:p>
          </table:table-cell>
          <table:table-cell table:formula="of:=ROUND([.B248]/1000;1)" office:value-type="float" office:value="225.1" calcext:value-type="float">
            <text:p>225.1</text:p>
          </table:table-cell>
          <table:table-cell office:value-type="float" office:value="-98" calcext:value-type="float">
            <text:p>-98</text:p>
          </table:table-cell>
          <table:table-cell office:value-type="float" office:value="-88" calcext:value-type="float">
            <text:p>-88</text:p>
          </table:table-cell>
          <table:table-cell table:formula="of:=ROUND(SUM([.E246:.E248]) / 3)" office:value-type="float" office:value="-86" calcext:value-type="float">
            <text:p>-86</text:p>
          </table:table-cell>
          <table:table-cell table:formula="of:=ROUND(SUM([.E247:.E248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ISTEXT([.B248]);0;[.B248])+[.A249]" office:value-type="float" office:value="225601" calcext:value-type="float">
            <text:p>225601</text:p>
          </table:table-cell>
          <table:table-cell table:formula="of:=ROUND([.B249]/1000;1)" office:value-type="float" office:value="225.6" calcext:value-type="float">
            <text:p>225.6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table:formula="of:=ROUND(SUM([.E247:.E249]) / 3)" office:value-type="float" office:value="-87" calcext:value-type="float">
            <text:p>-87</text:p>
          </table:table-cell>
          <table:table-cell table:formula="of:=ROUND(SUM([.E248:.E249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ISTEXT([.B249]);0;[.B249])+[.A250]" office:value-type="float" office:value="226583" calcext:value-type="float">
            <text:p>226583</text:p>
          </table:table-cell>
          <table:table-cell table:formula="of:=ROUND([.B250]/1000;1)" office:value-type="float" office:value="226.6" calcext:value-type="float">
            <text:p>226.6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formula="of:=ROUND(SUM([.E248:.E250]) / 3)" office:value-type="float" office:value="-88" calcext:value-type="float">
            <text:p>-88</text:p>
          </table:table-cell>
          <table:table-cell table:formula="of:=ROUND(SUM([.E249:.E250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IF(ISTEXT([.B250]);0;[.B250])+[.A251]" office:value-type="float" office:value="228492" calcext:value-type="float">
            <text:p>228492</text:p>
          </table:table-cell>
          <table:table-cell table:formula="of:=ROUND([.B251]/1000;1)" office:value-type="float" office:value="228.5" calcext:value-type="float">
            <text:p>228.5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E249:.E251]) / 3)" office:value-type="float" office:value="-89" calcext:value-type="float">
            <text:p>-89</text:p>
          </table:table-cell>
          <table:table-cell table:formula="of:=ROUND(SUM([.E250:.E25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ISTEXT([.B251]);0;[.B251])+[.A252]" office:value-type="float" office:value="228960" calcext:value-type="float">
            <text:p>228960</text:p>
          </table:table-cell>
          <table:table-cell table:formula="of:=ROUND([.B252]/1000;1)" office:value-type="float" office:value="229" calcext:value-type="float">
            <text:p>229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formula="of:=ROUND(SUM([.E250:.E252]) / 3)" office:value-type="float" office:value="-89" calcext:value-type="float">
            <text:p>-89</text:p>
          </table:table-cell>
          <table:table-cell table:formula="of:=ROUND(SUM([.E251:.E252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252]);0;[.B252])+[.A253]" office:value-type="float" office:value="229449" calcext:value-type="float">
            <text:p>229449</text:p>
          </table:table-cell>
          <table:table-cell table:formula="of:=ROUND([.B253]/1000;1)" office:value-type="float" office:value="229.4" calcext:value-type="float">
            <text:p>229.4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table:formula="of:=ROUND(SUM([.E251:.E253]) / 3)" office:value-type="float" office:value="-90" calcext:value-type="float">
            <text:p>-90</text:p>
          </table:table-cell>
          <table:table-cell table:formula="of:=ROUND(SUM([.E252:.E253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253]);0;[.B253])+[.A254]" office:value-type="float" office:value="229921" calcext:value-type="float">
            <text:p>229921</text:p>
          </table:table-cell>
          <table:table-cell table:formula="of:=ROUND([.B254]/1000;1)" office:value-type="float" office:value="229.9" calcext:value-type="float">
            <text:p>229.9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E252:.E254]) / 3)" office:value-type="float" office:value="-90" calcext:value-type="float">
            <text:p>-90</text:p>
          </table:table-cell>
          <table:table-cell table:formula="of:=ROUND(SUM([.E253:.E254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254]);0;[.B254])+[.A255]" office:value-type="float" office:value="230404" calcext:value-type="float">
            <text:p>230404</text:p>
          </table:table-cell>
          <table:table-cell table:formula="of:=ROUND([.B255]/1000;1)" office:value-type="float" office:value="230.4" calcext:value-type="float">
            <text:p>230.4</text:p>
          </table:table-cell>
          <table:table-cell office:value-type="float" office:value="-85" calcext:value-type="float">
            <text:p>-85</text:p>
          </table:table-cell>
          <table:table-cell office:value-type="float" office:value="-89" calcext:value-type="float">
            <text:p>-89</text:p>
          </table:table-cell>
          <table:table-cell table:formula="of:=ROUND(SUM([.E253:.E255]) / 3)" office:value-type="float" office:value="-90" calcext:value-type="float">
            <text:p>-90</text:p>
          </table:table-cell>
          <table:table-cell table:formula="of:=ROUND(SUM([.E254:.E255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IF(ISTEXT([.B255]);0;[.B255])+[.A256]" office:value-type="float" office:value="232324" calcext:value-type="float">
            <text:p>232324</text:p>
          </table:table-cell>
          <table:table-cell table:formula="of:=ROUND([.B256]/1000;1)" office:value-type="float" office:value="232.3" calcext:value-type="float">
            <text:p>232.3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E254:.E256]) / 3)" office:value-type="float" office:value="-90" calcext:value-type="float">
            <text:p>-90</text:p>
          </table:table-cell>
          <table:table-cell table:formula="of:=ROUND(SUM([.E255:.E256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256]);0;[.B256])+[.A257]" office:value-type="float" office:value="232801" calcext:value-type="float">
            <text:p>232801</text:p>
          </table:table-cell>
          <table:table-cell table:formula="of:=ROUND([.B257]/1000;1)" office:value-type="float" office:value="232.8" calcext:value-type="float">
            <text:p>232.8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table:formula="of:=ROUND(SUM([.E255:.E257]) / 3)" office:value-type="float" office:value="-89" calcext:value-type="float">
            <text:p>-89</text:p>
          </table:table-cell>
          <table:table-cell table:formula="of:=ROUND(SUM([.E256:.E257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257]);0;[.B257])+[.A258]" office:value-type="float" office:value="233766" calcext:value-type="float">
            <text:p>233766</text:p>
          </table:table-cell>
          <table:table-cell table:formula="of:=ROUND([.B258]/1000;1)" office:value-type="float" office:value="233.8" calcext:value-type="float">
            <text:p>233.8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formula="of:=ROUND(SUM([.E256:.E258]) / 3)" office:value-type="float" office:value="-90" calcext:value-type="float">
            <text:p>-90</text:p>
          </table:table-cell>
          <table:table-cell table:formula="of:=ROUND(SUM([.E257:.E25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IF(ISTEXT([.B258]);0;[.B258])+[.A259]" office:value-type="float" office:value="237094" calcext:value-type="float">
            <text:p>237094</text:p>
          </table:table-cell>
          <table:table-cell table:formula="of:=ROUND([.B259]/1000;1)" office:value-type="float" office:value="237.1" calcext:value-type="float">
            <text:p>237.1</text:p>
          </table:table-cell>
          <table:table-cell office:value-type="float" office:value="-120" calcext:value-type="float">
            <text:p>-120</text:p>
          </table:table-cell>
          <table:table-cell office:value-type="float" office:value="-99" calcext:value-type="float">
            <text:p>-99</text:p>
          </table:table-cell>
          <table:table-cell table:formula="of:=ROUND(SUM([.E257:.E259]) / 3)" office:value-type="float" office:value="-93" calcext:value-type="float">
            <text:p>-93</text:p>
          </table:table-cell>
          <table:table-cell table:formula="of:=ROUND(SUM([.E258:.E259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ISTEXT([.B259]);0;[.B259])+[.A260]" office:value-type="float" office:value="237618" calcext:value-type="float">
            <text:p>237618</text:p>
          </table:table-cell>
          <table:table-cell table:formula="of:=ROUND([.B260]/1000;1)" office:value-type="float" office:value="237.6" calcext:value-type="float">
            <text:p>237.6</text:p>
          </table:table-cell>
          <table:table-cell office:value-type="float" office:value="-80" calcext:value-type="float">
            <text:p>-80</text:p>
          </table:table-cell>
          <table:table-cell office:value-type="float" office:value="-96" calcext:value-type="float">
            <text:p>-96</text:p>
          </table:table-cell>
          <table:table-cell table:formula="of:=ROUND(SUM([.E258:.E260]) / 3)" office:value-type="float" office:value="-95" calcext:value-type="float">
            <text:p>-95</text:p>
          </table:table-cell>
          <table:table-cell table:formula="of:=ROUND(SUM([.E259:.E260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260]);0;[.B260])+[.A261]" office:value-type="float" office:value="238085" calcext:value-type="float">
            <text:p>238085</text:p>
          </table:table-cell>
          <table:table-cell table:formula="of:=ROUND([.B261]/1000;1)" office:value-type="float" office:value="238.1" calcext:value-type="float">
            <text:p>238.1</text:p>
          </table:table-cell>
          <table:table-cell office:value-type="float" office:value="-89" calcext:value-type="float">
            <text:p>-89</text:p>
          </table:table-cell>
          <table:table-cell office:value-type="float" office:value="-95" calcext:value-type="float">
            <text:p>-95</text:p>
          </table:table-cell>
          <table:table-cell table:formula="of:=ROUND(SUM([.E259:.E261]) / 3)" office:value-type="float" office:value="-97" calcext:value-type="float">
            <text:p>-97</text:p>
          </table:table-cell>
          <table:table-cell table:formula="of:=ROUND(SUM([.E260:.E261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261]);0;[.B261])+[.A262]" office:value-type="float" office:value="238563" calcext:value-type="float">
            <text:p>238563</text:p>
          </table:table-cell>
          <table:table-cell table:formula="of:=ROUND([.B262]/1000;1)" office:value-type="float" office:value="238.6" calcext:value-type="float">
            <text:p>238.6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formula="of:=ROUND(SUM([.E260:.E262]) / 3)" office:value-type="float" office:value="-95" calcext:value-type="float">
            <text:p>-95</text:p>
          </table:table-cell>
          <table:table-cell table:formula="of:=ROUND(SUM([.E261:.E262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ISTEXT([.B262]);0;[.B262])+[.A263]" office:value-type="float" office:value="240486" calcext:value-type="float">
            <text:p>240486</text:p>
          </table:table-cell>
          <table:table-cell table:formula="of:=ROUND([.B263]/1000;1)" office:value-type="float" office:value="240.5" calcext:value-type="float">
            <text:p>240.5</text:p>
          </table:table-cell>
          <table:table-cell office:value-type="float" office:value="-92" calcext:value-type="float">
            <text:p>-92</text:p>
          </table:table-cell>
          <table:table-cell office:value-type="float" office:value="-88" calcext:value-type="float">
            <text:p>-88</text:p>
          </table:table-cell>
          <table:table-cell table:formula="of:=ROUND(SUM([.E261:.E263]) / 3)" office:value-type="float" office:value="-93" calcext:value-type="float">
            <text:p>-93</text:p>
          </table:table-cell>
          <table:table-cell table:formula="of:=ROUND(SUM([.E262:.E263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263]);0;[.B263])+[.A264]" office:value-type="float" office:value="240970" calcext:value-type="float">
            <text:p>240970</text:p>
          </table:table-cell>
          <table:table-cell table:formula="of:=ROUND([.B264]/1000;1)" office:value-type="float" office:value="241" calcext:value-type="float">
            <text:p>241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E262:.E264]) / 3)" office:value-type="float" office:value="-92" calcext:value-type="float">
            <text:p>-92</text:p>
          </table:table-cell>
          <table:table-cell table:formula="of:=ROUND(SUM([.E263:.E264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264]);0;[.B264])+[.A265]" office:value-type="float" office:value="241447" calcext:value-type="float">
            <text:p>241447</text:p>
          </table:table-cell>
          <table:table-cell table:formula="of:=ROUND([.B265]/1000;1)" office:value-type="float" office:value="241.4" calcext:value-type="float">
            <text:p>241.4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E263:.E265]) / 3)" office:value-type="float" office:value="-91" calcext:value-type="float">
            <text:p>-91</text:p>
          </table:table-cell>
          <table:table-cell table:formula="of:=ROUND(SUM([.E264:.E265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table:formula="of:=IF(ISTEXT([.B265]);0;[.B265])+[.A266]" office:value-type="float" office:value="244759" calcext:value-type="float">
            <text:p>244759</text:p>
          </table:table-cell>
          <table:table-cell table:formula="of:=ROUND([.B266]/1000;1)" office:value-type="float" office:value="244.8" calcext:value-type="float">
            <text:p>244.8</text:p>
          </table:table-cell>
          <table:table-cell office:value-type="float" office:value="-120" calcext:value-type="float">
            <text:p>-120</text:p>
          </table:table-cell>
          <table:table-cell office:value-type="float" office:value="-99" calcext:value-type="float">
            <text:p>-99</text:p>
          </table:table-cell>
          <table:table-cell table:formula="of:=ROUND(SUM([.E264:.E266]) / 3)" office:value-type="float" office:value="-94" calcext:value-type="float">
            <text:p>-94</text:p>
          </table:table-cell>
          <table:table-cell table:formula="of:=ROUND(SUM([.E265:.E266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formula="of:=IF(ISTEXT([.B266]);0;[.B266])+[.A267]" office:value-type="float" office:value="246248" calcext:value-type="float">
            <text:p>246248</text:p>
          </table:table-cell>
          <table:table-cell table:formula="of:=ROUND([.B267]/1000;1)" office:value-type="float" office:value="246.2" calcext:value-type="float">
            <text:p>246.2</text:p>
          </table:table-cell>
          <table:table-cell office:value-type="float" office:value="-89" calcext:value-type="float">
            <text:p>-89</text:p>
          </table:table-cell>
          <table:table-cell office:value-type="float" office:value="-98" calcext:value-type="float">
            <text:p>-98</text:p>
          </table:table-cell>
          <table:table-cell table:formula="of:=ROUND(SUM([.E265:.E267]) / 3)" office:value-type="float" office:value="-96" calcext:value-type="float">
            <text:p>-96</text:p>
          </table:table-cell>
          <table:table-cell table:formula="of:=ROUND(SUM([.E266:.E267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table:formula="of:=IF(ISTEXT([.B267]);0;[.B267])+[.A268]" office:value-type="float" office:value="248638" calcext:value-type="float">
            <text:p>248638</text:p>
          </table:table-cell>
          <table:table-cell table:formula="of:=ROUND([.B268]/1000;1)" office:value-type="float" office:value="248.6" calcext:value-type="float">
            <text:p>248.6</text:p>
          </table:table-cell>
          <table:table-cell office:value-type="float" office:value="-94" calcext:value-type="float">
            <text:p>-94</text:p>
          </table:table-cell>
          <table:table-cell office:value-type="float" office:value="-98" calcext:value-type="float">
            <text:p>-98</text:p>
          </table:table-cell>
          <table:table-cell table:formula="of:=ROUND(SUM([.E266:.E268]) / 3)" office:value-type="float" office:value="-98" calcext:value-type="float">
            <text:p>-98</text:p>
          </table:table-cell>
          <table:table-cell table:formula="of:=ROUND(SUM([.E267:.E268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table:formula="of:=IF(ISTEXT([.B268]);0;[.B268])+[.A269]" office:value-type="float" office:value="251043" calcext:value-type="float">
            <text:p>251043</text:p>
          </table:table-cell>
          <table:table-cell table:formula="of:=ROUND([.B269]/1000;1)" office:value-type="float" office:value="251" calcext:value-type="float">
            <text:p>251</text:p>
          </table:table-cell>
          <table:table-cell office:value-type="float" office:value="-98" calcext:value-type="float">
            <text:p>-98</text:p>
          </table:table-cell>
          <table:table-cell office:value-type="float" office:value="-100" calcext:value-type="float">
            <text:p>-100</text:p>
          </table:table-cell>
          <table:table-cell table:formula="of:=ROUND(SUM([.E267:.E269]) / 3)" office:value-type="float" office:value="-99" calcext:value-type="float">
            <text:p>-99</text:p>
          </table:table-cell>
          <table:table-cell table:formula="of:=ROUND(SUM([.E268:.E269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269]);0;[.B269])+[.A270]" office:value-type="float" office:value="251535" calcext:value-type="float">
            <text:p>251535</text:p>
          </table:table-cell>
          <table:table-cell table:formula="of:=ROUND([.B270]/1000;1)" office:value-type="float" office:value="251.5" calcext:value-type="float">
            <text:p>251.5</text:p>
          </table:table-cell>
          <table:table-cell office:value-type="float" office:value="-97" calcext:value-type="float">
            <text:p>-97</text:p>
          </table:table-cell>
          <table:table-cell office:value-type="float" office:value="-94" calcext:value-type="float">
            <text:p>-94</text:p>
          </table:table-cell>
          <table:table-cell table:formula="of:=ROUND(SUM([.E268:.E270]) / 3)" office:value-type="float" office:value="-97" calcext:value-type="float">
            <text:p>-97</text:p>
          </table:table-cell>
          <table:table-cell table:formula="of:=ROUND(SUM([.E269:.E270]) / 2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ISTEXT([.B270]);0;[.B270])+[.A271]" office:value-type="float" office:value="254848" calcext:value-type="float">
            <text:p>254848</text:p>
          </table:table-cell>
          <table:table-cell table:formula="of:=ROUND([.B271]/1000;1)" office:value-type="float" office:value="254.8" calcext:value-type="float">
            <text:p>254.8</text:p>
          </table:table-cell>
          <table:table-cell office:value-type="float" office:value="-120" calcext:value-type="float">
            <text:p>-120</text:p>
          </table:table-cell>
          <table:table-cell office:value-type="float" office:value="-102" calcext:value-type="float">
            <text:p>-102</text:p>
          </table:table-cell>
          <table:table-cell table:formula="of:=ROUND(SUM([.E269:.E271]) / 3)" office:value-type="float" office:value="-99" calcext:value-type="float">
            <text:p>-99</text:p>
          </table:table-cell>
          <table:table-cell table:formula="of:=ROUND(SUM([.E270:.E271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ISTEXT([.B271]);0;[.B271])+[.A272]" office:value-type="float" office:value="255843" calcext:value-type="float">
            <text:p>255843</text:p>
          </table:table-cell>
          <table:table-cell table:formula="of:=ROUND([.B272]/1000;1)" office:value-type="float" office:value="255.8" calcext:value-type="float">
            <text:p>255.8</text:p>
          </table:table-cell>
          <table:table-cell office:value-type="float" office:value="-94" calcext:value-type="float">
            <text:p>-94</text:p>
          </table:table-cell>
          <table:table-cell office:value-type="float" office:value="-102" calcext:value-type="float">
            <text:p>-102</text:p>
          </table:table-cell>
          <table:table-cell table:formula="of:=ROUND(SUM([.E270:.E272]) / 3)" office:value-type="float" office:value="-99" calcext:value-type="float">
            <text:p>-99</text:p>
          </table:table-cell>
          <table:table-cell table:formula="of:=ROUND(SUM([.E271:.E272]) / 2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72]);0;[.B272])+[.A273]" office:value-type="float" office:value="256325" calcext:value-type="float">
            <text:p>256325</text:p>
          </table:table-cell>
          <table:table-cell table:formula="of:=ROUND([.B273]/1000;1)" office:value-type="float" office:value="256.3" calcext:value-type="float">
            <text:p>256.3</text:p>
          </table:table-cell>
          <table:table-cell office:value-type="float" office:value="-93" calcext:value-type="float">
            <text:p>-93</text:p>
          </table:table-cell>
          <table:table-cell office:value-type="float" office:value="-101" calcext:value-type="float">
            <text:p>-101</text:p>
          </table:table-cell>
          <table:table-cell table:formula="of:=ROUND(SUM([.E271:.E273]) / 3)" office:value-type="float" office:value="-102" calcext:value-type="float">
            <text:p>-102</text:p>
          </table:table-cell>
          <table:table-cell table:formula="of:=ROUND(SUM([.E272:.E273]) / 2)" office:value-type="float" office:value="-102" calcext:value-type="float">
            <text:p>-102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table:formula="of:=IF(ISTEXT([.B273]);0;[.B273])+[.A274]" office:value-type="float" office:value="258753" calcext:value-type="float">
            <text:p>258753</text:p>
          </table:table-cell>
          <table:table-cell table:formula="of:=ROUND([.B274]/1000;1)" office:value-type="float" office:value="258.8" calcext:value-type="float">
            <text:p>258.8</text:p>
          </table:table-cell>
          <table:table-cell office:value-type="float" office:value="-84" calcext:value-type="float">
            <text:p>-84</text:p>
          </table:table-cell>
          <table:table-cell office:value-type="float" office:value="-97" calcext:value-type="float">
            <text:p>-97</text:p>
          </table:table-cell>
          <table:table-cell table:formula="of:=ROUND(SUM([.E272:.E274]) / 3)" office:value-type="float" office:value="-100" calcext:value-type="float">
            <text:p>-100</text:p>
          </table:table-cell>
          <table:table-cell table:formula="of:=ROUND(SUM([.E273:.E274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ISTEXT([.B274]);0;[.B274])+[.A275]" office:value-type="float" office:value="259203" calcext:value-type="float">
            <text:p>259203</text:p>
          </table:table-cell>
          <table:table-cell table:formula="of:=ROUND([.B275]/1000;1)" office:value-type="float" office:value="259.2" calcext:value-type="float">
            <text:p>259.2</text:p>
          </table:table-cell>
          <table:table-cell office:value-type="float" office:value="-101" calcext:value-type="float">
            <text:p>-101</text:p>
          </table:table-cell>
          <table:table-cell office:value-type="float" office:value="-93" calcext:value-type="float">
            <text:p>-93</text:p>
          </table:table-cell>
          <table:table-cell table:formula="of:=ROUND(SUM([.E273:.E275]) / 3)" office:value-type="float" office:value="-97" calcext:value-type="float">
            <text:p>-97</text:p>
          </table:table-cell>
          <table:table-cell table:formula="of:=ROUND(SUM([.E274:.E275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275]);0;[.B275])+[.A276]" office:value-type="float" office:value="259679" calcext:value-type="float">
            <text:p>259679</text:p>
          </table:table-cell>
          <table:table-cell table:formula="of:=ROUND([.B276]/1000;1)" office:value-type="float" office:value="259.7" calcext:value-type="float">
            <text:p>259.7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formula="of:=ROUND(SUM([.E274:.E276]) / 3)" office:value-type="float" office:value="-94" calcext:value-type="float">
            <text:p>-94</text:p>
          </table:table-cell>
          <table:table-cell table:formula="of:=ROUND(SUM([.E275:.E276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276]);0;[.B276])+[.A277]" office:value-type="float" office:value="260171" calcext:value-type="float">
            <text:p>260171</text:p>
          </table:table-cell>
          <table:table-cell table:formula="of:=ROUND([.B277]/1000;1)" office:value-type="float" office:value="260.2" calcext:value-type="float">
            <text:p>260.2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E275:.E277]) / 3)" office:value-type="float" office:value="-92" calcext:value-type="float">
            <text:p>-92</text:p>
          </table:table-cell>
          <table:table-cell table:formula="of:=ROUND(SUM([.E276:.E27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IF(ISTEXT([.B277]);0;[.B277])+[.A278]" office:value-type="float" office:value="260663" calcext:value-type="float">
            <text:p>260663</text:p>
          </table:table-cell>
          <table:table-cell table:formula="of:=ROUND([.B278]/1000;1)" office:value-type="float" office:value="260.7" calcext:value-type="float">
            <text:p>260.7</text:p>
          </table:table-cell>
          <table:table-cell office:value-type="float" office:value="-93" calcext:value-type="float">
            <text:p>-93</text:p>
          </table:table-cell>
          <table:table-cell office:value-type="float" office:value="-94" calcext:value-type="float">
            <text:p>-94</text:p>
          </table:table-cell>
          <table:table-cell table:formula="of:=ROUND(SUM([.E276:.E278]) / 3)" office:value-type="float" office:value="-93" calcext:value-type="float">
            <text:p>-93</text:p>
          </table:table-cell>
          <table:table-cell table:formula="of:=ROUND(SUM([.E277:.E278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formula="of:=IF(ISTEXT([.B278]);0;[.B278])+[.A279]" office:value-type="float" office:value="262080" calcext:value-type="float">
            <text:p>262080</text:p>
          </table:table-cell>
          <table:table-cell table:formula="of:=ROUND([.B279]/1000;1)" office:value-type="float" office:value="262.1" calcext:value-type="float">
            <text:p>262.1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E277:.E279]) / 3)" office:value-type="float" office:value="-92" calcext:value-type="float">
            <text:p>-92</text:p>
          </table:table-cell>
          <table:table-cell table:formula="of:=ROUND(SUM([.E278:.E279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279]);0;[.B279])+[.A280]" office:value-type="float" office:value="262565" calcext:value-type="float">
            <text:p>262565</text:p>
          </table:table-cell>
          <table:table-cell table:formula="of:=ROUND([.B280]/1000;1)" office:value-type="float" office:value="262.6" calcext:value-type="float">
            <text:p>262.6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table:formula="of:=ROUND(SUM([.E278:.E280]) / 3)" office:value-type="float" office:value="-92" calcext:value-type="float">
            <text:p>-92</text:p>
          </table:table-cell>
          <table:table-cell table:formula="of:=ROUND(SUM([.E279:.E280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80]);0;[.B280])+[.A281]" office:value-type="float" office:value="263047" calcext:value-type="float">
            <text:p>263047</text:p>
          </table:table-cell>
          <table:table-cell table:formula="of:=ROUND([.B281]/1000;1)" office:value-type="float" office:value="263" calcext:value-type="float">
            <text:p>263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E279:.E281]) / 3)" office:value-type="float" office:value="-91" calcext:value-type="float">
            <text:p>-91</text:p>
          </table:table-cell>
          <table:table-cell table:formula="of:=ROUND(SUM([.E280:.E281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2877" calcext:value-type="float">
            <text:p>2877</text:p>
          </table:table-cell>
          <table:table-cell table:formula="of:=IF(ISTEXT([.B281]);0;[.B281])+[.A282]" office:value-type="float" office:value="265924" calcext:value-type="float">
            <text:p>265924</text:p>
          </table:table-cell>
          <table:table-cell table:formula="of:=ROUND([.B282]/1000;1)" office:value-type="float" office:value="265.9" calcext:value-type="float">
            <text:p>265.9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table:formula="of:=ROUND(SUM([.E280:.E282]) / 3)" office:value-type="float" office:value="-91" calcext:value-type="float">
            <text:p>-91</text:p>
          </table:table-cell>
          <table:table-cell table:formula="of:=ROUND(SUM([.E281:.E282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formula="of:=IF(ISTEXT([.B282]);0;[.B282])+[.A283]" office:value-type="float" office:value="267375" calcext:value-type="float">
            <text:p>267375</text:p>
          </table:table-cell>
          <table:table-cell table:formula="of:=ROUND([.B283]/1000;1)" office:value-type="float" office:value="267.4" calcext:value-type="float">
            <text:p>267.4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table:formula="of:=ROUND(SUM([.E281:.E283]) / 3)" office:value-type="float" office:value="-89" calcext:value-type="float">
            <text:p>-89</text:p>
          </table:table-cell>
          <table:table-cell table:formula="of:=ROUND(SUM([.E282:.E283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283]);0;[.B283])+[.A284]" office:value-type="float" office:value="267857" calcext:value-type="float">
            <text:p>267857</text:p>
          </table:table-cell>
          <table:table-cell table:formula="of:=ROUND([.B284]/1000;1)" office:value-type="float" office:value="267.9" calcext:value-type="float">
            <text:p>267.9</text:p>
          </table:table-cell>
          <table:table-cell office:value-type="float" office:value="-96" calcext:value-type="float">
            <text:p>-96</text:p>
          </table:table-cell>
          <table:table-cell office:value-type="float" office:value="-87" calcext:value-type="float">
            <text:p>-87</text:p>
          </table:table-cell>
          <table:table-cell table:formula="of:=ROUND(SUM([.E282:.E284]) / 3)" office:value-type="float" office:value="-88" calcext:value-type="float">
            <text:p>-88</text:p>
          </table:table-cell>
          <table:table-cell table:formula="of:=ROUND(SUM([.E283:.E284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284]);0;[.B284])+[.A285]" office:value-type="float" office:value="268327" calcext:value-type="float">
            <text:p>268327</text:p>
          </table:table-cell>
          <table:table-cell table:formula="of:=ROUND([.B285]/1000;1)" office:value-type="float" office:value="268.3" calcext:value-type="float">
            <text:p>268.3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formula="of:=ROUND(SUM([.E283:.E285]) / 3)" office:value-type="float" office:value="-87" calcext:value-type="float">
            <text:p>-87</text:p>
          </table:table-cell>
          <table:table-cell table:formula="of:=ROUND(SUM([.E284:.E285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285]);0;[.B285])+[.A286]" office:value-type="float" office:value="268806" calcext:value-type="float">
            <text:p>268806</text:p>
          </table:table-cell>
          <table:table-cell table:formula="of:=ROUND([.B286]/1000;1)" office:value-type="float" office:value="268.8" calcext:value-type="float">
            <text:p>268.8</text:p>
          </table:table-cell>
          <table:table-cell office:value-type="float" office:value="-99" calcext:value-type="float">
            <text:p>-99</text:p>
          </table:table-cell>
          <table:table-cell office:value-type="float" office:value="-91" calcext:value-type="float">
            <text:p>-91</text:p>
          </table:table-cell>
          <table:table-cell table:formula="of:=ROUND(SUM([.E284:.E286]) / 3)" office:value-type="float" office:value="-88" calcext:value-type="float">
            <text:p>-88</text:p>
          </table:table-cell>
          <table:table-cell table:formula="of:=ROUND(SUM([.E285:.E286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286]);0;[.B286])+[.A287]" office:value-type="float" office:value="270246" calcext:value-type="float">
            <text:p>270246</text:p>
          </table:table-cell>
          <table:table-cell table:formula="of:=ROUND([.B287]/1000;1)" office:value-type="float" office:value="270.2" calcext:value-type="float">
            <text:p>270.2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table:formula="of:=ROUND(SUM([.E285:.E287]) / 3)" office:value-type="float" office:value="-90" calcext:value-type="float">
            <text:p>-90</text:p>
          </table:table-cell>
          <table:table-cell table:formula="of:=ROUND(SUM([.E286:.E28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287]);0;[.B287])+[.A288]" office:value-type="float" office:value="270732" calcext:value-type="float">
            <text:p>270732</text:p>
          </table:table-cell>
          <table:table-cell table:formula="of:=ROUND([.B288]/1000;1)" office:value-type="float" office:value="270.7" calcext:value-type="float">
            <text:p>270.7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  <table:table-cell table:formula="of:=ROUND(SUM([.E286:.E288]) / 3)" office:value-type="float" office:value="-91" calcext:value-type="float">
            <text:p>-91</text:p>
          </table:table-cell>
          <table:table-cell table:formula="of:=ROUND(SUM([.E287:.E288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ISTEXT([.B288]);0;[.B288])+[.A289]" office:value-type="float" office:value="271683" calcext:value-type="float">
            <text:p>271683</text:p>
          </table:table-cell>
          <table:table-cell table:formula="of:=ROUND([.B289]/1000;1)" office:value-type="float" office:value="271.7" calcext:value-type="float">
            <text:p>271.7</text:p>
          </table:table-cell>
          <table:table-cell office:value-type="float" office:value="-81" calcext:value-type="float">
            <text:p>-81</text:p>
          </table:table-cell>
          <table:table-cell office:value-type="float" office:value="-88" calcext:value-type="float">
            <text:p>-88</text:p>
          </table:table-cell>
          <table:table-cell table:formula="of:=ROUND(SUM([.E287:.E289]) / 3)" office:value-type="float" office:value="-90" calcext:value-type="float">
            <text:p>-90</text:p>
          </table:table-cell>
          <table:table-cell table:formula="of:=ROUND(SUM([.E288:.E289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formula="of:=IF(ISTEXT([.B289]);0;[.B289])+[.A290]" office:value-type="float" office:value="273128" calcext:value-type="float">
            <text:p>273128</text:p>
          </table:table-cell>
          <table:table-cell table:formula="of:=ROUND([.B290]/1000;1)" office:value-type="float" office:value="273.1" calcext:value-type="float">
            <text:p>273.1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formula="of:=ROUND(SUM([.E288:.E290]) / 3)" office:value-type="float" office:value="-87" calcext:value-type="float">
            <text:p>-87</text:p>
          </table:table-cell>
          <table:table-cell table:formula="of:=ROUND(SUM([.E289:.E290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290]);0;[.B290])+[.A291]" office:value-type="float" office:value="273613" calcext:value-type="float">
            <text:p>273613</text:p>
          </table:table-cell>
          <table:table-cell table:formula="of:=ROUND([.B291]/1000;1)" office:value-type="float" office:value="273.6" calcext:value-type="float">
            <text:p>273.6</text:p>
          </table:table-cell>
          <table:table-cell office:value-type="float" office:value="-88" calcext:value-type="float">
            <text:p>-88</text:p>
          </table:table-cell>
          <table:table-cell office:value-type="float" office:value="-83" calcext:value-type="float">
            <text:p>-83</text:p>
          </table:table-cell>
          <table:table-cell table:formula="of:=ROUND(SUM([.E289:.E291]) / 3)" office:value-type="float" office:value="-85" calcext:value-type="float">
            <text:p>-85</text:p>
          </table:table-cell>
          <table:table-cell table:formula="of:=ROUND(SUM([.E290:.E291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ISTEXT([.B291]);0;[.B291])+[.A292]" office:value-type="float" office:value="274083" calcext:value-type="float">
            <text:p>274083</text:p>
          </table:table-cell>
          <table:table-cell table:formula="of:=ROUND([.B292]/1000;1)" office:value-type="float" office:value="274.1" calcext:value-type="float">
            <text:p>274.1</text:p>
          </table:table-cell>
          <table:table-cell office:value-type="float" office:value="-98" calcext:value-type="float">
            <text:p>-98</text:p>
          </table:table-cell>
          <table:table-cell office:value-type="float" office:value="-87" calcext:value-type="float">
            <text:p>-87</text:p>
          </table:table-cell>
          <table:table-cell table:formula="of:=ROUND(SUM([.E290:.E292]) / 3)" office:value-type="float" office:value="-85" calcext:value-type="float">
            <text:p>-85</text:p>
          </table:table-cell>
          <table:table-cell table:formula="of:=ROUND(SUM([.E291:.E292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table:formula="of:=IF(ISTEXT([.B292]);0;[.B292])+[.A293]" office:value-type="float" office:value="276962" calcext:value-type="float">
            <text:p>276962</text:p>
          </table:table-cell>
          <table:table-cell table:formula="of:=ROUND([.B293]/1000;1)" office:value-type="float" office:value="277" calcext:value-type="float">
            <text:p>277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E291:.E293]) / 3)" office:value-type="float" office:value="-86" calcext:value-type="float">
            <text:p>-86</text:p>
          </table:table-cell>
          <table:table-cell table:formula="of:=ROUND(SUM([.E292:.E293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IF(ISTEXT([.B293]);0;[.B293])+[.A294]" office:value-type="float" office:value="279843" calcext:value-type="float">
            <text:p>279843</text:p>
          </table:table-cell>
          <table:table-cell table:formula="of:=ROUND([.B294]/1000;1)" office:value-type="float" office:value="279.8" calcext:value-type="float">
            <text:p>279.8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table:formula="of:=ROUND(SUM([.E292:.E294]) / 3)" office:value-type="float" office:value="-88" calcext:value-type="float">
            <text:p>-88</text:p>
          </table:table-cell>
          <table:table-cell table:formula="of:=ROUND(SUM([.E293:.E294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ISTEXT([.B294]);0;[.B294])+[.A295]" office:value-type="float" office:value="280342" calcext:value-type="float">
            <text:p>280342</text:p>
          </table:table-cell>
          <table:table-cell table:formula="of:=ROUND([.B295]/1000;1)" office:value-type="float" office:value="280.3" calcext:value-type="float">
            <text:p>280.3</text:p>
          </table:table-cell>
          <table:table-cell office:value-type="float" office:value="-75" calcext:value-type="float">
            <text:p>-75</text:p>
          </table:table-cell>
          <table:table-cell office:value-type="float" office:value="-85" calcext:value-type="float">
            <text:p>-85</text:p>
          </table:table-cell>
          <table:table-cell table:formula="of:=ROUND(SUM([.E293:.E295]) / 3)" office:value-type="float" office:value="-87" calcext:value-type="float">
            <text:p>-87</text:p>
          </table:table-cell>
          <table:table-cell table:formula="of:=ROUND(SUM([.E294:.E295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IF(ISTEXT([.B295]);0;[.B295])+[.A296]" office:value-type="float" office:value="280809" calcext:value-type="float">
            <text:p>280809</text:p>
          </table:table-cell>
          <table:table-cell table:formula="of:=ROUND([.B296]/1000;1)" office:value-type="float" office:value="280.8" calcext:value-type="float">
            <text:p>280.8</text:p>
          </table:table-cell>
          <table:table-cell office:value-type="float" office:value="-86" calcext:value-type="float">
            <text:p>-86</text:p>
          </table:table-cell>
          <table:table-cell office:value-type="float" office:value="-82" calcext:value-type="float">
            <text:p>-82</text:p>
          </table:table-cell>
          <table:table-cell table:formula="of:=ROUND(SUM([.E294:.E296]) / 3)" office:value-type="float" office:value="-85" calcext:value-type="float">
            <text:p>-85</text:p>
          </table:table-cell>
          <table:table-cell table:formula="of:=ROUND(SUM([.E295:.E296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ISTEXT([.B296]);0;[.B296])+[.A297]" office:value-type="float" office:value="281781" calcext:value-type="float">
            <text:p>281781</text:p>
          </table:table-cell>
          <table:table-cell table:formula="of:=ROUND([.B297]/1000;1)" office:value-type="float" office:value="281.8" calcext:value-type="float">
            <text:p>281.8</text:p>
          </table:table-cell>
          <table:table-cell office:value-type="float" office:value="-89" calcext:value-type="float">
            <text:p>-89</text:p>
          </table:table-cell>
          <table:table-cell office:value-type="float" office:value="-83" calcext:value-type="float">
            <text:p>-83</text:p>
          </table:table-cell>
          <table:table-cell table:formula="of:=ROUND(SUM([.E295:.E297]) / 3)" office:value-type="float" office:value="-83" calcext:value-type="float">
            <text:p>-83</text:p>
          </table:table-cell>
          <table:table-cell table:formula="of:=ROUND(SUM([.E296:.E297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ISTEXT([.B297]);0;[.B297])+[.A298]" office:value-type="float" office:value="282722" calcext:value-type="float">
            <text:p>282722</text:p>
          </table:table-cell>
          <table:table-cell table:formula="of:=ROUND([.B298]/1000;1)" office:value-type="float" office:value="282.7" calcext:value-type="float">
            <text:p>282.7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formula="of:=ROUND(SUM([.E296:.E298]) / 3)" office:value-type="float" office:value="-83" calcext:value-type="float">
            <text:p>-83</text:p>
          </table:table-cell>
          <table:table-cell table:formula="of:=ROUND(SUM([.E297:.E298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ISTEXT([.B298]);0;[.B298])+[.A299]" office:value-type="float" office:value="283235" calcext:value-type="float">
            <text:p>283235</text:p>
          </table:table-cell>
          <table:table-cell table:formula="of:=ROUND([.B299]/1000;1)" office:value-type="float" office:value="283.2" calcext:value-type="float">
            <text:p>283.2</text:p>
          </table:table-cell>
          <table:table-cell table:number-columns-repeated="2" office:value-type="float" office:value="-86" calcext:value-type="float">
            <text:p>-86</text:p>
          </table:table-cell>
          <table:table-cell table:formula="of:=ROUND(SUM([.E297:.E299]) / 3)" office:value-type="float" office:value="-84" calcext:value-type="float">
            <text:p>-84</text:p>
          </table:table-cell>
          <table:table-cell table:formula="of:=ROUND(SUM([.E298:.E299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ISTEXT([.B299]);0;[.B299])+[.A300]" office:value-type="float" office:value="283685" calcext:value-type="float">
            <text:p>283685</text:p>
          </table:table-cell>
          <table:table-cell table:formula="of:=ROUND([.B300]/1000;1)" office:value-type="float" office:value="283.7" calcext:value-type="float">
            <text:p>283.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formula="of:=ROUND(SUM([.E298:.E300]) / 3)" office:value-type="float" office:value="-85" calcext:value-type="float">
            <text:p>-85</text:p>
          </table:table-cell>
          <table:table-cell table:formula="of:=ROUND(SUM([.E299:.E300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2893" calcext:value-type="float">
            <text:p>2893</text:p>
          </table:table-cell>
          <table:table-cell table:formula="of:=IF(ISTEXT([.B300]);0;[.B300])+[.A301]" office:value-type="float" office:value="286578" calcext:value-type="float">
            <text:p>286578</text:p>
          </table:table-cell>
          <table:table-cell table:formula="of:=ROUND([.B301]/1000;1)" office:value-type="float" office:value="286.6" calcext:value-type="float">
            <text:p>286.6</text:p>
          </table:table-cell>
          <table:table-cell office:value-type="float" office:value="-97" calcext:value-type="float">
            <text:p>-97</text:p>
          </table:table-cell>
          <table:table-cell office:value-type="float" office:value="-88" calcext:value-type="float">
            <text:p>-88</text:p>
          </table:table-cell>
          <table:table-cell table:formula="of:=ROUND(SUM([.E299:.E301]) / 3)" office:value-type="float" office:value="-87" calcext:value-type="float">
            <text:p>-87</text:p>
          </table:table-cell>
          <table:table-cell table:formula="of:=ROUND(SUM([.E300:.E301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301]);0;[.B301])+[.A302]" office:value-type="float" office:value="287053" calcext:value-type="float">
            <text:p>287053</text:p>
          </table:table-cell>
          <table:table-cell table:formula="of:=ROUND([.B302]/1000;1)" office:value-type="float" office:value="287.1" calcext:value-type="float">
            <text:p>287.1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table:formula="of:=ROUND(SUM([.E300:.E302]) / 3)" office:value-type="float" office:value="-88" calcext:value-type="float">
            <text:p>-88</text:p>
          </table:table-cell>
          <table:table-cell table:formula="of:=ROUND(SUM([.E301:.E30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02]);0;[.B302])+[.A303]" office:value-type="float" office:value="287535" calcext:value-type="float">
            <text:p>287535</text:p>
          </table:table-cell>
          <table:table-cell table:formula="of:=ROUND([.B303]/1000;1)" office:value-type="float" office:value="287.5" calcext:value-type="float">
            <text:p>287.5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E301:.E303]) / 3)" office:value-type="float" office:value="-90" calcext:value-type="float">
            <text:p>-90</text:p>
          </table:table-cell>
          <table:table-cell table:formula="of:=ROUND(SUM([.E302:.E303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ISTEXT([.B303]);0;[.B303])+[.A304]" office:value-type="float" office:value="288000" calcext:value-type="float">
            <text:p>288000</text:p>
          </table:table-cell>
          <table:table-cell table:formula="of:=ROUND([.B304]/1000;1)" office:value-type="float" office:value="288" calcext:value-type="float">
            <text:p>288</text:p>
          </table:table-cell>
          <table:table-cell office:value-type="float" office:value="-90" calcext:value-type="float">
            <text:p>-90</text:p>
          </table:table-cell>
          <table:table-cell office:value-type="float" office:value="-93" calcext:value-type="float">
            <text:p>-93</text:p>
          </table:table-cell>
          <table:table-cell table:formula="of:=ROUND(SUM([.E302:.E304]) / 3)" office:value-type="float" office:value="-92" calcext:value-type="float">
            <text:p>-92</text:p>
          </table:table-cell>
          <table:table-cell table:formula="of:=ROUND(SUM([.E303:.E304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04]);0;[.B304])+[.A305]" office:value-type="float" office:value="288484" calcext:value-type="float">
            <text:p>288484</text:p>
          </table:table-cell>
          <table:table-cell table:formula="of:=ROUND([.B305]/1000;1)" office:value-type="float" office:value="288.5" calcext:value-type="float">
            <text:p>288.5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table:formula="of:=ROUND(SUM([.E303:.E305]) / 3)" office:value-type="float" office:value="-93" calcext:value-type="float">
            <text:p>-93</text:p>
          </table:table-cell>
          <table:table-cell table:formula="of:=ROUND(SUM([.E304:.E305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305]);0;[.B305])+[.A306]" office:value-type="float" office:value="288960" calcext:value-type="float">
            <text:p>288960</text:p>
          </table:table-cell>
          <table:table-cell table:formula="of:=ROUND([.B306]/1000;1)" office:value-type="float" office:value="289" calcext:value-type="float">
            <text:p>289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table:formula="of:=ROUND(SUM([.E304:.E306]) / 3)" office:value-type="float" office:value="-93" calcext:value-type="float">
            <text:p>-93</text:p>
          </table:table-cell>
          <table:table-cell table:formula="of:=ROUND(SUM([.E305:.E306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formula="of:=IF(ISTEXT([.B306]);0;[.B306])+[.A307]" office:value-type="float" office:value="290401" calcext:value-type="float">
            <text:p>290401</text:p>
          </table:table-cell>
          <table:table-cell table:formula="of:=ROUND([.B307]/1000;1)" office:value-type="float" office:value="290.4" calcext:value-type="float">
            <text:p>290.4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formula="of:=ROUND(SUM([.E305:.E307]) / 3)" office:value-type="float" office:value="-92" calcext:value-type="float">
            <text:p>-92</text:p>
          </table:table-cell>
          <table:table-cell table:formula="of:=ROUND(SUM([.E306:.E30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307]);0;[.B307])+[.A308]" office:value-type="float" office:value="290889" calcext:value-type="float">
            <text:p>290889</text:p>
          </table:table-cell>
          <table:table-cell table:formula="of:=ROUND([.B308]/1000;1)" office:value-type="float" office:value="290.9" calcext:value-type="float">
            <text:p>290.9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table:formula="of:=ROUND(SUM([.E306:.E308]) / 3)" office:value-type="float" office:value="-92" calcext:value-type="float">
            <text:p>-92</text:p>
          </table:table-cell>
          <table:table-cell table:formula="of:=ROUND(SUM([.E307:.E308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308]);0;[.B308])+[.A309]" office:value-type="float" office:value="291847" calcext:value-type="float">
            <text:p>291847</text:p>
          </table:table-cell>
          <table:table-cell table:formula="of:=ROUND([.B309]/1000;1)" office:value-type="float" office:value="291.8" calcext:value-type="float">
            <text:p>291.8</text:p>
          </table:table-cell>
          <table:table-cell office:value-type="float" office:value="-101" calcext:value-type="float">
            <text:p>-101</text:p>
          </table:table-cell>
          <table:table-cell office:value-type="float" office:value="-92" calcext:value-type="float">
            <text:p>-92</text:p>
          </table:table-cell>
          <table:table-cell table:formula="of:=ROUND(SUM([.E307:.E309]) / 3)" office:value-type="float" office:value="-92" calcext:value-type="float">
            <text:p>-92</text:p>
          </table:table-cell>
          <table:table-cell table:formula="of:=ROUND(SUM([.E308:.E30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309]);0;[.B309])+[.A310]" office:value-type="float" office:value="293769" calcext:value-type="float">
            <text:p>293769</text:p>
          </table:table-cell>
          <table:table-cell table:formula="of:=ROUND([.B310]/1000;1)" office:value-type="float" office:value="293.8" calcext:value-type="float">
            <text:p>293.8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308:.E310]) / 3)" office:value-type="float" office:value="-92" calcext:value-type="float">
            <text:p>-92</text:p>
          </table:table-cell>
          <table:table-cell table:formula="of:=ROUND(SUM([.E309:.E310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310]);0;[.B310])+[.A311]" office:value-type="float" office:value="294241" calcext:value-type="float">
            <text:p>294241</text:p>
          </table:table-cell>
          <table:table-cell table:formula="of:=ROUND([.B311]/1000;1)" office:value-type="float" office:value="294.2" calcext:value-type="float">
            <text:p>294.2</text:p>
          </table:table-cell>
          <table:table-cell office:value-type="float" office:value="-90" calcext:value-type="float">
            <text:p>-90</text:p>
          </table:table-cell>
          <table:table-cell office:value-type="float" office:value="-92" calcext:value-type="float">
            <text:p>-92</text:p>
          </table:table-cell>
          <table:table-cell table:formula="of:=ROUND(SUM([.E309:.E311]) / 3)" office:value-type="float" office:value="-92" calcext:value-type="float">
            <text:p>-92</text:p>
          </table:table-cell>
          <table:table-cell table:formula="of:=ROUND(SUM([.E310:.E311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311]);0;[.B311])+[.A312]" office:value-type="float" office:value="294732" calcext:value-type="float">
            <text:p>294732</text:p>
          </table:table-cell>
          <table:table-cell table:formula="of:=ROUND([.B312]/1000;1)" office:value-type="float" office:value="294.7" calcext:value-type="float">
            <text:p>294.7</text:p>
          </table:table-cell>
          <table:table-cell office:value-type="float" office:value="-100" calcext:value-type="float">
            <text:p>-100</text:p>
          </table:table-cell>
          <table:table-cell office:value-type="float" office:value="-96" calcext:value-type="float">
            <text:p>-96</text:p>
          </table:table-cell>
          <table:table-cell table:formula="of:=ROUND(SUM([.E310:.E312]) / 3)" office:value-type="float" office:value="-94" calcext:value-type="float">
            <text:p>-94</text:p>
          </table:table-cell>
          <table:table-cell table:formula="of:=ROUND(SUM([.E311:.E312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312]);0;[.B312])+[.A313]" office:value-type="float" office:value="295204" calcext:value-type="float">
            <text:p>295204</text:p>
          </table:table-cell>
          <table:table-cell table:formula="of:=ROUND([.B313]/1000;1)" office:value-type="float" office:value="295.2" calcext:value-type="float">
            <text:p>295.2</text:p>
          </table:table-cell>
          <table:table-cell office:value-type="float" office:value="-85" calcext:value-type="float">
            <text:p>-85</text:p>
          </table:table-cell>
          <table:table-cell office:value-type="float" office:value="-92" calcext:value-type="float">
            <text:p>-92</text:p>
          </table:table-cell>
          <table:table-cell table:formula="of:=ROUND(SUM([.E311:.E313]) / 3)" office:value-type="float" office:value="-93" calcext:value-type="float">
            <text:p>-93</text:p>
          </table:table-cell>
          <table:table-cell table:formula="of:=ROUND(SUM([.E312:.E313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313]);0;[.B313])+[.A314]" office:value-type="float" office:value="295682" calcext:value-type="float">
            <text:p>295682</text:p>
          </table:table-cell>
          <table:table-cell table:formula="of:=ROUND([.B314]/1000;1)" office:value-type="float" office:value="295.7" calcext:value-type="float">
            <text:p>295.7</text:p>
          </table:table-cell>
          <table:table-cell office:value-type="float" office:value="-98" calcext:value-type="float">
            <text:p>-98</text:p>
          </table:table-cell>
          <table:table-cell office:value-type="float" office:value="-93" calcext:value-type="float">
            <text:p>-93</text:p>
          </table:table-cell>
          <table:table-cell table:formula="of:=ROUND(SUM([.E312:.E314]) / 3)" office:value-type="float" office:value="-94" calcext:value-type="float">
            <text:p>-94</text:p>
          </table:table-cell>
          <table:table-cell table:formula="of:=ROUND(SUM([.E313:.E314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14]);0;[.B314])+[.A315]" office:value-type="float" office:value="296164" calcext:value-type="float">
            <text:p>296164</text:p>
          </table:table-cell>
          <table:table-cell table:formula="of:=ROUND([.B315]/1000;1)" office:value-type="float" office:value="296.2" calcext:value-type="float">
            <text:p>296.2</text:p>
          </table:table-cell>
          <table:table-cell office:value-type="float" office:value="-98" calcext:value-type="float">
            <text:p>-98</text:p>
          </table:table-cell>
          <table:table-cell office:value-type="float" office:value="-95" calcext:value-type="float">
            <text:p>-95</text:p>
          </table:table-cell>
          <table:table-cell table:formula="of:=ROUND(SUM([.E313:.E315]) / 3)" office:value-type="float" office:value="-93" calcext:value-type="float">
            <text:p>-93</text:p>
          </table:table-cell>
          <table:table-cell table:formula="of:=ROUND(SUM([.E314:.E315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table:formula="of:=IF(ISTEXT([.B315]);0;[.B315])+[.A316]" office:value-type="float" office:value="299051" calcext:value-type="float">
            <text:p>299051</text:p>
          </table:table-cell>
          <table:table-cell table:formula="of:=ROUND([.B316]/1000;1)" office:value-type="float" office:value="299.1" calcext:value-type="float">
            <text:p>299.1</text:p>
          </table:table-cell>
          <table:table-cell office:value-type="float" office:value="-94" calcext:value-type="float">
            <text:p>-94</text:p>
          </table:table-cell>
          <table:table-cell office:value-type="float" office:value="-93" calcext:value-type="float">
            <text:p>-93</text:p>
          </table:table-cell>
          <table:table-cell table:formula="of:=ROUND(SUM([.E314:.E316]) / 3)" office:value-type="float" office:value="-94" calcext:value-type="float">
            <text:p>-94</text:p>
          </table:table-cell>
          <table:table-cell table:formula="of:=ROUND(SUM([.E315:.E316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ISTEXT([.B316]);0;[.B316])+[.A317]" office:value-type="float" office:value="301447" calcext:value-type="float">
            <text:p>301447</text:p>
          </table:table-cell>
          <table:table-cell table:formula="of:=ROUND([.B317]/1000;1)" office:value-type="float" office:value="301.4" calcext:value-type="float">
            <text:p>301.4</text:p>
          </table:table-cell>
          <table:table-cell table:number-columns-repeated="2" office:value-type="float" office:value="-96" calcext:value-type="float">
            <text:p>-96</text:p>
          </table:table-cell>
          <table:table-cell table:formula="of:=ROUND(SUM([.E315:.E317]) / 3)" office:value-type="float" office:value="-95" calcext:value-type="float">
            <text:p>-95</text:p>
          </table:table-cell>
          <table:table-cell table:formula="of:=ROUND(SUM([.E316:.E317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17]);0;[.B317])+[.A318]" office:value-type="float" office:value="301927" calcext:value-type="float">
            <text:p>301927</text:p>
          </table:table-cell>
          <table:table-cell table:formula="of:=ROUND([.B318]/1000;1)" office:value-type="float" office:value="301.9" calcext:value-type="float">
            <text:p>301.9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formula="of:=ROUND(SUM([.E316:.E318]) / 3)" office:value-type="float" office:value="-95" calcext:value-type="float">
            <text:p>-95</text:p>
          </table:table-cell>
          <table:table-cell table:formula="of:=ROUND(SUM([.E317:.E318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318]);0;[.B318])+[.A319]" office:value-type="float" office:value="302403" calcext:value-type="float">
            <text:p>302403</text:p>
          </table:table-cell>
          <table:table-cell table:formula="of:=ROUND([.B319]/1000;1)" office:value-type="float" office:value="302.4" calcext:value-type="float">
            <text:p>302.4</text:p>
          </table:table-cell>
          <table:table-cell office:value-type="float" office:value="-93" calcext:value-type="float">
            <text:p>-93</text:p>
          </table:table-cell>
          <table:table-cell office:value-type="float" office:value="-95" calcext:value-type="float">
            <text:p>-95</text:p>
          </table:table-cell>
          <table:table-cell table:formula="of:=ROUND(SUM([.E317:.E319]) / 3)" office:value-type="float" office:value="-96" calcext:value-type="float">
            <text:p>-96</text:p>
          </table:table-cell>
          <table:table-cell table:formula="of:=ROUND(SUM([.E318:.E319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319]);0;[.B319])+[.A320]" office:value-type="float" office:value="303843" calcext:value-type="float">
            <text:p>303843</text:p>
          </table:table-cell>
          <table:table-cell table:formula="of:=ROUND([.B320]/1000;1)" office:value-type="float" office:value="303.8" calcext:value-type="float">
            <text:p>303.8</text:p>
          </table:table-cell>
          <table:table-cell office:value-type="float" office:value="-92" calcext:value-type="float">
            <text:p>-92</text:p>
          </table:table-cell>
          <table:table-cell office:value-type="float" office:value="-94" calcext:value-type="float">
            <text:p>-94</text:p>
          </table:table-cell>
          <table:table-cell table:formula="of:=ROUND(SUM([.E318:.E320]) / 3)" office:value-type="float" office:value="-95" calcext:value-type="float">
            <text:p>-95</text:p>
          </table:table-cell>
          <table:table-cell table:formula="of:=ROUND(SUM([.E319:.E320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formula="of:=IF(ISTEXT([.B320]);0;[.B320])+[.A321]" office:value-type="float" office:value="305289" calcext:value-type="float">
            <text:p>305289</text:p>
          </table:table-cell>
          <table:table-cell table:formula="of:=ROUND([.B321]/1000;1)" office:value-type="float" office:value="305.3" calcext:value-type="float">
            <text:p>305.3</text:p>
          </table:table-cell>
          <table:table-cell office:value-type="float" office:value="-102" calcext:value-type="float">
            <text:p>-102</text:p>
          </table:table-cell>
          <table:table-cell office:value-type="float" office:value="-96" calcext:value-type="float">
            <text:p>-96</text:p>
          </table:table-cell>
          <table:table-cell table:formula="of:=ROUND(SUM([.E319:.E321]) / 3)" office:value-type="float" office:value="-95" calcext:value-type="float">
            <text:p>-95</text:p>
          </table:table-cell>
          <table:table-cell table:formula="of:=ROUND(SUM([.E320:.E321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table:formula="of:=IF(ISTEXT([.B321]);0;[.B321])+[.A322]" office:value-type="float" office:value="308607" calcext:value-type="float">
            <text:p>308607</text:p>
          </table:table-cell>
          <table:table-cell table:formula="of:=ROUND([.B322]/1000;1)" office:value-type="float" office:value="308.6" calcext:value-type="float">
            <text:p>308.6</text:p>
          </table:table-cell>
          <table:table-cell office:value-type="float" office:value="-120" calcext:value-type="float">
            <text:p>-120</text:p>
          </table:table-cell>
          <table:table-cell office:value-type="float" office:value="-101" calcext:value-type="float">
            <text:p>-101</text:p>
          </table:table-cell>
          <table:table-cell table:formula="of:=ROUND(SUM([.E320:.E322]) / 3)" office:value-type="float" office:value="-97" calcext:value-type="float">
            <text:p>-97</text:p>
          </table:table-cell>
          <table:table-cell table:formula="of:=ROUND(SUM([.E321:.E322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IF(ISTEXT([.B322]);0;[.B322])+[.A323]" office:value-type="float" office:value="309119" calcext:value-type="float">
            <text:p>309119</text:p>
          </table:table-cell>
          <table:table-cell table:formula="of:=ROUND([.B323]/1000;1)" office:value-type="float" office:value="309.1" calcext:value-type="float">
            <text:p>309.1</text:p>
          </table:table-cell>
          <table:table-cell office:value-type="float" office:value="-87" calcext:value-type="float">
            <text:p>-87</text:p>
          </table:table-cell>
          <table:table-cell office:value-type="float" office:value="-100" calcext:value-type="float">
            <text:p>-100</text:p>
          </table:table-cell>
          <table:table-cell table:formula="of:=ROUND(SUM([.E321:.E323]) / 3)" office:value-type="float" office:value="-99" calcext:value-type="float">
            <text:p>-99</text:p>
          </table:table-cell>
          <table:table-cell table:formula="of:=ROUND(SUM([.E322:.E323]) / 2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23]);0;[.B323])+[.A324]" office:value-type="float" office:value="309603" calcext:value-type="float">
            <text:p>309603</text:p>
          </table:table-cell>
          <table:table-cell table:formula="of:=ROUND([.B324]/1000;1)" office:value-type="float" office:value="309.6" calcext:value-type="float">
            <text:p>309.6</text:p>
          </table:table-cell>
          <table:table-cell office:value-type="float" office:value="-90" calcext:value-type="float">
            <text:p>-90</text:p>
          </table:table-cell>
          <table:table-cell office:value-type="float" office:value="-99" calcext:value-type="float">
            <text:p>-99</text:p>
          </table:table-cell>
          <table:table-cell table:formula="of:=ROUND(SUM([.E322:.E324]) / 3)" office:value-type="float" office:value="-100" calcext:value-type="float">
            <text:p>-100</text:p>
          </table:table-cell>
          <table:table-cell table:formula="of:=ROUND(SUM([.E323:.E324]) / 2)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24]);0;[.B324])+[.A325]" office:value-type="float" office:value="310084" calcext:value-type="float">
            <text:p>310084</text:p>
          </table:table-cell>
          <table:table-cell table:formula="of:=ROUND([.B325]/1000;1)" office:value-type="float" office:value="310.1" calcext:value-type="float">
            <text:p>310.1</text:p>
          </table:table-cell>
          <table:table-cell office:value-type="float" office:value="-91" calcext:value-type="float">
            <text:p>-91</text:p>
          </table:table-cell>
          <table:table-cell office:value-type="float" office:value="-97" calcext:value-type="float">
            <text:p>-97</text:p>
          </table:table-cell>
          <table:table-cell table:formula="of:=ROUND(SUM([.E323:.E325]) / 3)" office:value-type="float" office:value="-99" calcext:value-type="float">
            <text:p>-99</text:p>
          </table:table-cell>
          <table:table-cell table:formula="of:=ROUND(SUM([.E324:.E325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IF(ISTEXT([.B325]);0;[.B325])+[.A326]" office:value-type="float" office:value="311534" calcext:value-type="float">
            <text:p>311534</text:p>
          </table:table-cell>
          <table:table-cell table:formula="of:=ROUND([.B326]/1000;1)" office:value-type="float" office:value="311.5" calcext:value-type="float">
            <text:p>311.5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formula="of:=ROUND(SUM([.E324:.E326]) / 3)" office:value-type="float" office:value="-95" calcext:value-type="float">
            <text:p>-95</text:p>
          </table:table-cell>
          <table:table-cell table:formula="of:=ROUND(SUM([.E325:.E326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ISTEXT([.B326]);0;[.B326])+[.A327]" office:value-type="float" office:value="312487" calcext:value-type="float">
            <text:p>312487</text:p>
          </table:table-cell>
          <table:table-cell table:formula="of:=ROUND([.B327]/1000;1)" office:value-type="float" office:value="312.5" calcext:value-type="float">
            <text:p>312.5</text:p>
          </table:table-cell>
          <table:table-cell office:value-type="float" office:value="-94" calcext:value-type="float">
            <text:p>-94</text:p>
          </table:table-cell>
          <table:table-cell office:value-type="float" office:value="-91" calcext:value-type="float">
            <text:p>-91</text:p>
          </table:table-cell>
          <table:table-cell table:formula="of:=ROUND(SUM([.E325:.E327]) / 3)" office:value-type="float" office:value="-92" calcext:value-type="float">
            <text:p>-92</text:p>
          </table:table-cell>
          <table:table-cell table:formula="of:=ROUND(SUM([.E326:.E327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327]);0;[.B327])+[.A328]" office:value-type="float" office:value="312963" calcext:value-type="float">
            <text:p>312963</text:p>
          </table:table-cell>
          <table:table-cell table:formula="of:=ROUND([.B328]/1000;1)" office:value-type="float" office:value="313" calcext:value-type="float">
            <text:p>313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E326:.E328]) / 3)" office:value-type="float" office:value="-91" calcext:value-type="float">
            <text:p>-91</text:p>
          </table:table-cell>
          <table:table-cell table:formula="of:=ROUND(SUM([.E327:.E328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table:formula="of:=IF(ISTEXT([.B328]);0;[.B328])+[.A329]" office:value-type="float" office:value="315359" calcext:value-type="float">
            <text:p>315359</text:p>
          </table:table-cell>
          <table:table-cell table:formula="of:=ROUND([.B329]/1000;1)" office:value-type="float" office:value="315.4" calcext:value-type="float">
            <text:p>315.4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table:formula="of:=ROUND(SUM([.E327:.E329]) / 3)" office:value-type="float" office:value="-91" calcext:value-type="float">
            <text:p>-91</text:p>
          </table:table-cell>
          <table:table-cell table:formula="of:=ROUND(SUM([.E328:.E32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formula="of:=IF(ISTEXT([.B329]);0;[.B329])+[.A330]" office:value-type="float" office:value="316809" calcext:value-type="float">
            <text:p>316809</text:p>
          </table:table-cell>
          <table:table-cell table:formula="of:=ROUND([.B330]/1000;1)" office:value-type="float" office:value="316.8" calcext:value-type="float">
            <text:p>316.8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table:formula="of:=ROUND(SUM([.E328:.E330]) / 3)" office:value-type="float" office:value="-91" calcext:value-type="float">
            <text:p>-91</text:p>
          </table:table-cell>
          <table:table-cell table:formula="of:=ROUND(SUM([.E329:.E33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IF(ISTEXT([.B330]);0;[.B330])+[.A331]" office:value-type="float" office:value="318728" calcext:value-type="float">
            <text:p>318728</text:p>
          </table:table-cell>
          <table:table-cell table:formula="of:=ROUND([.B331]/1000;1)" office:value-type="float" office:value="318.7" calcext:value-type="float">
            <text:p>318.7</text:p>
          </table:table-cell>
          <table:table-cell office:value-type="float" office:value="-95" calcext:value-type="float">
            <text:p>-95</text:p>
          </table:table-cell>
          <table:table-cell office:value-type="float" office:value="-90" calcext:value-type="float">
            <text:p>-90</text:p>
          </table:table-cell>
          <table:table-cell table:formula="of:=ROUND(SUM([.E329:.E331]) / 3)" office:value-type="float" office:value="-90" calcext:value-type="float">
            <text:p>-90</text:p>
          </table:table-cell>
          <table:table-cell table:formula="of:=ROUND(SUM([.E330:.E33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IF(ISTEXT([.B331]);0;[.B331])+[.A332]" office:value-type="float" office:value="319221" calcext:value-type="float">
            <text:p>319221</text:p>
          </table:table-cell>
          <table:table-cell table:formula="of:=ROUND([.B332]/1000;1)" office:value-type="float" office:value="319.2" calcext:value-type="float">
            <text:p>319.2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formula="of:=ROUND(SUM([.E330:.E332]) / 3)" office:value-type="float" office:value="-90" calcext:value-type="float">
            <text:p>-90</text:p>
          </table:table-cell>
          <table:table-cell table:formula="of:=ROUND(SUM([.E331:.E332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332]);0;[.B332])+[.A333]" office:value-type="float" office:value="319690" calcext:value-type="float">
            <text:p>319690</text:p>
          </table:table-cell>
          <table:table-cell table:formula="of:=ROUND([.B333]/1000;1)" office:value-type="float" office:value="319.7" calcext:value-type="float">
            <text:p>319.7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table:formula="of:=ROUND(SUM([.E331:.E333]) / 3)" office:value-type="float" office:value="-89" calcext:value-type="float">
            <text:p>-89</text:p>
          </table:table-cell>
          <table:table-cell table:formula="of:=ROUND(SUM([.E332:.E333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333]);0;[.B333])+[.A334]" office:value-type="float" office:value="320164" calcext:value-type="float">
            <text:p>320164</text:p>
          </table:table-cell>
          <table:table-cell table:formula="of:=ROUND([.B334]/1000;1)" office:value-type="float" office:value="320.2" calcext:value-type="float">
            <text:p>320.2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formula="of:=ROUND(SUM([.E332:.E334]) / 3)" office:value-type="float" office:value="-88" calcext:value-type="float">
            <text:p>-88</text:p>
          </table:table-cell>
          <table:table-cell table:formula="of:=ROUND(SUM([.E333:.E334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table:formula="of:=IF(ISTEXT([.B334]);0;[.B334])+[.A335]" office:value-type="float" office:value="322579" calcext:value-type="float">
            <text:p>322579</text:p>
          </table:table-cell>
          <table:table-cell table:formula="of:=ROUND([.B335]/1000;1)" office:value-type="float" office:value="322.6" calcext:value-type="float">
            <text:p>322.6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formula="of:=ROUND(SUM([.E333:.E335]) / 3)" office:value-type="float" office:value="-88" calcext:value-type="float">
            <text:p>-88</text:p>
          </table:table-cell>
          <table:table-cell table:formula="of:=ROUND(SUM([.E334:.E335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35]);0;[.B335])+[.A336]" office:value-type="float" office:value="323060" calcext:value-type="float">
            <text:p>323060</text:p>
          </table:table-cell>
          <table:table-cell table:formula="of:=ROUND([.B336]/1000;1)" office:value-type="float" office:value="323.1" calcext:value-type="float">
            <text:p>323.1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formula="of:=ROUND(SUM([.E334:.E336]) / 3)" office:value-type="float" office:value="-88" calcext:value-type="float">
            <text:p>-88</text:p>
          </table:table-cell>
          <table:table-cell table:formula="of:=ROUND(SUM([.E335:.E336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ISTEXT([.B336]);0;[.B336])+[.A337]" office:value-type="float" office:value="323529" calcext:value-type="float">
            <text:p>323529</text:p>
          </table:table-cell>
          <table:table-cell table:formula="of:=ROUND([.B337]/1000;1)" office:value-type="float" office:value="323.5" calcext:value-type="float">
            <text:p>323.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E335:.E337]) / 3)" office:value-type="float" office:value="-89" calcext:value-type="float">
            <text:p>-89</text:p>
          </table:table-cell>
          <table:table-cell table:formula="of:=ROUND(SUM([.E336:.E337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891" calcext:value-type="float">
            <text:p>2891</text:p>
          </table:table-cell>
          <table:table-cell table:formula="of:=IF(ISTEXT([.B337]);0;[.B337])+[.A338]" office:value-type="float" office:value="326420" calcext:value-type="float">
            <text:p>326420</text:p>
          </table:table-cell>
          <table:table-cell table:formula="of:=ROUND([.B338]/1000;1)" office:value-type="float" office:value="326.4" calcext:value-type="float">
            <text:p>326.4</text:p>
          </table:table-cell>
          <table:table-cell office:value-type="float" office:value="-91" calcext:value-type="float">
            <text:p>-91</text:p>
          </table:table-cell>
          <table:table-cell office:value-type="float" office:value="-92" calcext:value-type="float">
            <text:p>-92</text:p>
          </table:table-cell>
          <table:table-cell table:formula="of:=ROUND(SUM([.E336:.E338]) / 3)" office:value-type="float" office:value="-91" calcext:value-type="float">
            <text:p>-91</text:p>
          </table:table-cell>
          <table:table-cell table:formula="of:=ROUND(SUM([.E337:.E338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ISTEXT([.B338]);0;[.B338])+[.A339]" office:value-type="float" office:value="327364" calcext:value-type="float">
            <text:p>327364</text:p>
          </table:table-cell>
          <table:table-cell table:formula="of:=ROUND([.B339]/1000;1)" office:value-type="float" office:value="327.4" calcext:value-type="float">
            <text:p>327.4</text:p>
          </table:table-cell>
          <table:table-cell office:value-type="float" office:value="-84" calcext:value-type="float">
            <text:p>-84</text:p>
          </table:table-cell>
          <table:table-cell office:value-type="float" office:value="-91" calcext:value-type="float">
            <text:p>-91</text:p>
          </table:table-cell>
          <table:table-cell table:formula="of:=ROUND(SUM([.E337:.E339]) / 3)" office:value-type="float" office:value="-91" calcext:value-type="float">
            <text:p>-91</text:p>
          </table:table-cell>
          <table:table-cell table:formula="of:=ROUND(SUM([.E338:.E33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339]);0;[.B339])+[.A340]" office:value-type="float" office:value="327851" calcext:value-type="float">
            <text:p>327851</text:p>
          </table:table-cell>
          <table:table-cell table:formula="of:=ROUND([.B340]/1000;1)" office:value-type="float" office:value="327.9" calcext:value-type="float">
            <text:p>327.9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formula="of:=ROUND(SUM([.E338:.E340]) / 3)" office:value-type="float" office:value="-91" calcext:value-type="float">
            <text:p>-91</text:p>
          </table:table-cell>
          <table:table-cell table:formula="of:=ROUND(SUM([.E339:.E34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340]);0;[.B340])+[.A341]" office:value-type="float" office:value="328805" calcext:value-type="float">
            <text:p>328805</text:p>
          </table:table-cell>
          <table:table-cell table:formula="of:=ROUND([.B341]/1000;1)" office:value-type="float" office:value="328.8" calcext:value-type="float">
            <text:p>328.8</text:p>
          </table:table-cell>
          <table:table-cell office:value-type="float" office:value="-90" calcext:value-type="float">
            <text:p>-90</text:p>
          </table:table-cell>
          <table:table-cell office:value-type="float" office:value="-89" calcext:value-type="float">
            <text:p>-89</text:p>
          </table:table-cell>
          <table:table-cell table:formula="of:=ROUND(SUM([.E339:.E341]) / 3)" office:value-type="float" office:value="-90" calcext:value-type="float">
            <text:p>-90</text:p>
          </table:table-cell>
          <table:table-cell table:formula="of:=ROUND(SUM([.E340:.E341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41]);0;[.B341])+[.A342]" office:value-type="float" office:value="329287" calcext:value-type="float">
            <text:p>329287</text:p>
          </table:table-cell>
          <table:table-cell table:formula="of:=ROUND([.B342]/1000;1)" office:value-type="float" office:value="329.3" calcext:value-type="float">
            <text:p>329.3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E340:.E342]) / 3)" office:value-type="float" office:value="-89" calcext:value-type="float">
            <text:p>-89</text:p>
          </table:table-cell>
          <table:table-cell table:formula="of:=ROUND(SUM([.E341:.E34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42]);0;[.B342])+[.A343]" office:value-type="float" office:value="329767" calcext:value-type="float">
            <text:p>329767</text:p>
          </table:table-cell>
          <table:table-cell table:formula="of:=ROUND([.B343]/1000;1)" office:value-type="float" office:value="329.8" calcext:value-type="float">
            <text:p>329.8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E341:.E343]) / 3)" office:value-type="float" office:value="-89" calcext:value-type="float">
            <text:p>-89</text:p>
          </table:table-cell>
          <table:table-cell table:formula="of:=ROUND(SUM([.E342:.E343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343]);0;[.B343])+[.A344]" office:value-type="float" office:value="330243" calcext:value-type="float">
            <text:p>330243</text:p>
          </table:table-cell>
          <table:table-cell table:formula="of:=ROUND([.B344]/1000;1)" office:value-type="float" office:value="330.2" calcext:value-type="float">
            <text:p>330.2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ROUND(SUM([.E342:.E344]) / 3)" office:value-type="float" office:value="-89" calcext:value-type="float">
            <text:p>-89</text:p>
          </table:table-cell>
          <table:table-cell table:formula="of:=ROUND(SUM([.E343:.E344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ISTEXT([.B344]);0;[.B344])+[.A345]" office:value-type="float" office:value="330734" calcext:value-type="float">
            <text:p>330734</text:p>
          </table:table-cell>
          <table:table-cell table:formula="of:=ROUND([.B345]/1000;1)" office:value-type="float" office:value="330.7" calcext:value-type="float">
            <text:p>330.7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E343:.E345]) / 3)" office:value-type="float" office:value="-89" calcext:value-type="float">
            <text:p>-89</text:p>
          </table:table-cell>
          <table:table-cell table:formula="of:=ROUND(SUM([.E344:.E345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345]);0;[.B345])+[.A346]" office:value-type="float" office:value="331208" calcext:value-type="float">
            <text:p>331208</text:p>
          </table:table-cell>
          <table:table-cell table:formula="of:=ROUND([.B346]/1000;1)" office:value-type="float" office:value="331.2" calcext:value-type="float">
            <text:p>331.2</text:p>
          </table:table-cell>
          <table:table-cell table:number-columns-repeated="2" office:value-type="float" office:value="-87" calcext:value-type="float">
            <text:p>-87</text:p>
          </table:table-cell>
          <table:table-cell table:formula="of:=ROUND(SUM([.E344:.E346]) / 3)" office:value-type="float" office:value="-88" calcext:value-type="float">
            <text:p>-88</text:p>
          </table:table-cell>
          <table:table-cell table:formula="of:=ROUND(SUM([.E345:.E346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ISTEXT([.B346]);0;[.B346])+[.A347]" office:value-type="float" office:value="332157" calcext:value-type="float">
            <text:p>332157</text:p>
          </table:table-cell>
          <table:table-cell table:formula="of:=ROUND([.B347]/1000;1)" office:value-type="float" office:value="332.2" calcext:value-type="float">
            <text:p>332.2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E345:.E347]) / 3)" office:value-type="float" office:value="-87" calcext:value-type="float">
            <text:p>-87</text:p>
          </table:table-cell>
          <table:table-cell table:formula="of:=ROUND(SUM([.E346:.E347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ISTEXT([.B347]);0;[.B347])+[.A348]" office:value-type="float" office:value="333138" calcext:value-type="float">
            <text:p>333138</text:p>
          </table:table-cell>
          <table:table-cell table:formula="of:=ROUND([.B348]/1000;1)" office:value-type="float" office:value="333.1" calcext:value-type="float">
            <text:p>333.1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table:formula="of:=ROUND(SUM([.E346:.E348]) / 3)" office:value-type="float" office:value="-86" calcext:value-type="float">
            <text:p>-86</text:p>
          </table:table-cell>
          <table:table-cell table:formula="of:=ROUND(SUM([.E347:.E348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ISTEXT([.B348]);0;[.B348])+[.A349]" office:value-type="float" office:value="333611" calcext:value-type="float">
            <text:p>333611</text:p>
          </table:table-cell>
          <table:table-cell table:formula="of:=ROUND([.B349]/1000;1)" office:value-type="float" office:value="333.6" calcext:value-type="float">
            <text:p>333.6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formula="of:=ROUND(SUM([.E347:.E349]) / 3)" office:value-type="float" office:value="-86" calcext:value-type="float">
            <text:p>-86</text:p>
          </table:table-cell>
          <table:table-cell table:formula="of:=ROUND(SUM([.E348:.E349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349]);0;[.B349])+[.A350]" office:value-type="float" office:value="334085" calcext:value-type="float">
            <text:p>334085</text:p>
          </table:table-cell>
          <table:table-cell table:formula="of:=ROUND([.B350]/1000;1)" office:value-type="float" office:value="334.1" calcext:value-type="float">
            <text:p>334.1</text:p>
          </table:table-cell>
          <table:table-cell office:value-type="float" office:value="-80" calcext:value-type="float">
            <text:p>-80</text:p>
          </table:table-cell>
          <table:table-cell office:value-type="float" office:value="-87" calcext:value-type="float">
            <text:p>-87</text:p>
          </table:table-cell>
          <table:table-cell table:formula="of:=ROUND(SUM([.E348:.E350]) / 3)" office:value-type="float" office:value="-87" calcext:value-type="float">
            <text:p>-87</text:p>
          </table:table-cell>
          <table:table-cell table:formula="of:=ROUND(SUM([.E349:.E350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IF(ISTEXT([.B350]);0;[.B350])+[.A351]" office:value-type="float" office:value="335521" calcext:value-type="float">
            <text:p>335521</text:p>
          </table:table-cell>
          <table:table-cell table:formula="of:=ROUND([.B351]/1000;1)" office:value-type="float" office:value="335.5" calcext:value-type="float">
            <text:p>335.5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table:formula="of:=ROUND(SUM([.E349:.E351]) / 3)" office:value-type="float" office:value="-87" calcext:value-type="float">
            <text:p>-87</text:p>
          </table:table-cell>
          <table:table-cell table:formula="of:=ROUND(SUM([.E350:.E351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51]);0;[.B351])+[.A352]" office:value-type="float" office:value="336000" calcext:value-type="float">
            <text:p>336000</text:p>
          </table:table-cell>
          <table:table-cell table:formula="of:=ROUND([.B352]/1000;1)" office:value-type="float" office:value="336" calcext:value-type="float">
            <text:p>33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formula="of:=ROUND(SUM([.E350:.E352]) / 3)" office:value-type="float" office:value="-86" calcext:value-type="float">
            <text:p>-86</text:p>
          </table:table-cell>
          <table:table-cell table:formula="of:=ROUND(SUM([.E351:.E352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ISTEXT([.B352]);0;[.B352])+[.A353]" office:value-type="float" office:value="336507" calcext:value-type="float">
            <text:p>336507</text:p>
          </table:table-cell>
          <table:table-cell table:formula="of:=ROUND([.B353]/1000;1)" office:value-type="float" office:value="336.5" calcext:value-type="float">
            <text:p>336.5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table:formula="of:=ROUND(SUM([.E351:.E353]) / 3)" office:value-type="float" office:value="-84" calcext:value-type="float">
            <text:p>-84</text:p>
          </table:table-cell>
          <table:table-cell table:formula="of:=ROUND(SUM([.E352:.E353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ISTEXT([.B353]);0;[.B353])+[.A354]" office:value-type="float" office:value="337444" calcext:value-type="float">
            <text:p>337444</text:p>
          </table:table-cell>
          <table:table-cell table:formula="of:=ROUND([.B354]/1000;1)" office:value-type="float" office:value="337.4" calcext:value-type="float">
            <text:p>337.4</text:p>
          </table:table-cell>
          <table:table-cell office:value-type="float" office:value="-78" calcext:value-type="float">
            <text:p>-78</text:p>
          </table:table-cell>
          <table:table-cell office:value-type="float" office:value="-80" calcext:value-type="float">
            <text:p>-80</text:p>
          </table:table-cell>
          <table:table-cell table:formula="of:=ROUND(SUM([.E352:.E354]) / 3)" office:value-type="float" office:value="-82" calcext:value-type="float">
            <text:p>-82</text:p>
          </table:table-cell>
          <table:table-cell table:formula="of:=ROUND(SUM([.E353:.E354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54]);0;[.B354])+[.A355]" office:value-type="float" office:value="337923" calcext:value-type="float">
            <text:p>337923</text:p>
          </table:table-cell>
          <table:table-cell table:formula="of:=ROUND([.B355]/1000;1)" office:value-type="float" office:value="337.9" calcext:value-type="float">
            <text:p>337.9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table:formula="of:=ROUND(SUM([.E353:.E355]) / 3)" office:value-type="float" office:value="-80" calcext:value-type="float">
            <text:p>-80</text:p>
          </table:table-cell>
          <table:table-cell table:formula="of:=ROUND(SUM([.E354:.E355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55]);0;[.B355])+[.A356]" office:value-type="float" office:value="338407" calcext:value-type="float">
            <text:p>338407</text:p>
          </table:table-cell>
          <table:table-cell table:formula="of:=ROUND([.B356]/1000;1)" office:value-type="float" office:value="338.4" calcext:value-type="float">
            <text:p>338.4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table:formula="of:=ROUND(SUM([.E354:.E356]) / 3)" office:value-type="float" office:value="-79" calcext:value-type="float">
            <text:p>-79</text:p>
          </table:table-cell>
          <table:table-cell table:formula="of:=ROUND(SUM([.E355:.E356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356]);0;[.B356])+[.A357]" office:value-type="float" office:value="339364" calcext:value-type="float">
            <text:p>339364</text:p>
          </table:table-cell>
          <table:table-cell table:formula="of:=ROUND([.B357]/1000;1)" office:value-type="float" office:value="339.4" calcext:value-type="float">
            <text:p>339.4</text:p>
          </table:table-cell>
          <table:table-cell table:number-columns-repeated="2" office:value-type="float" office:value="-79" calcext:value-type="float">
            <text:p>-79</text:p>
          </table:table-cell>
          <table:table-cell table:formula="of:=ROUND(SUM([.E355:.E357]) / 3)" office:value-type="float" office:value="-79" calcext:value-type="float">
            <text:p>-79</text:p>
          </table:table-cell>
          <table:table-cell table:formula="of:=ROUND(SUM([.E356:.E357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57]);0;[.B357])+[.A358]" office:value-type="float" office:value="339846" calcext:value-type="float">
            <text:p>339846</text:p>
          </table:table-cell>
          <table:table-cell table:formula="of:=ROUND([.B358]/1000;1)" office:value-type="float" office:value="339.8" calcext:value-type="float">
            <text:p>339.8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formula="of:=ROUND(SUM([.E356:.E358]) / 3)" office:value-type="float" office:value="-79" calcext:value-type="float">
            <text:p>-79</text:p>
          </table:table-cell>
          <table:table-cell table:formula="of:=ROUND(SUM([.E357:.E358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58]);0;[.B358])+[.A359]" office:value-type="float" office:value="340326" calcext:value-type="float">
            <text:p>340326</text:p>
          </table:table-cell>
          <table:table-cell table:formula="of:=ROUND([.B359]/1000;1)" office:value-type="float" office:value="340.3" calcext:value-type="float">
            <text:p>340.3</text:p>
          </table:table-cell>
          <table:table-cell office:value-type="float" office:value="-85" calcext:value-type="float">
            <text:p>-85</text:p>
          </table:table-cell>
          <table:table-cell office:value-type="float" office:value="-81" calcext:value-type="float">
            <text:p>-81</text:p>
          </table:table-cell>
          <table:table-cell table:formula="of:=ROUND(SUM([.E357:.E359]) / 3)" office:value-type="float" office:value="-80" calcext:value-type="float">
            <text:p>-80</text:p>
          </table:table-cell>
          <table:table-cell table:formula="of:=ROUND(SUM([.E358:.E359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359]);0;[.B359])+[.A360]" office:value-type="float" office:value="340802" calcext:value-type="float">
            <text:p>340802</text:p>
          </table:table-cell>
          <table:table-cell table:formula="of:=ROUND([.B360]/1000;1)" office:value-type="float" office:value="340.8" calcext:value-type="float">
            <text:p>340.8</text:p>
          </table:table-cell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table:formula="of:=ROUND(SUM([.E358:.E360]) / 3)" office:value-type="float" office:value="-81" calcext:value-type="float">
            <text:p>-81</text:p>
          </table:table-cell>
          <table:table-cell table:formula="of:=ROUND(SUM([.E359:.E360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360]);0;[.B360])+[.A361]" office:value-type="float" office:value="341283" calcext:value-type="float">
            <text:p>341283</text:p>
          </table:table-cell>
          <table:table-cell table:formula="of:=ROUND([.B361]/1000;1)" office:value-type="float" office:value="341.3" calcext:value-type="float">
            <text:p>341.3</text:p>
          </table:table-cell>
          <table:table-cell office:value-type="float" office:value="-91" calcext:value-type="float">
            <text:p>-91</text:p>
          </table:table-cell>
          <table:table-cell office:value-type="float" office:value="-85" calcext:value-type="float">
            <text:p>-85</text:p>
          </table:table-cell>
          <table:table-cell table:formula="of:=ROUND(SUM([.E359:.E361]) / 3)" office:value-type="float" office:value="-83" calcext:value-type="float">
            <text:p>-83</text:p>
          </table:table-cell>
          <table:table-cell table:formula="of:=ROUND(SUM([.E360:.E361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361]);0;[.B361])+[.A362]" office:value-type="float" office:value="341771" calcext:value-type="float">
            <text:p>341771</text:p>
          </table:table-cell>
          <table:table-cell table:formula="of:=ROUND([.B362]/1000;1)" office:value-type="float" office:value="341.8" calcext:value-type="float">
            <text:p>341.8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formula="of:=ROUND(SUM([.E360:.E362]) / 3)" office:value-type="float" office:value="-85" calcext:value-type="float">
            <text:p>-85</text:p>
          </table:table-cell>
          <table:table-cell table:formula="of:=ROUND(SUM([.E361:.E362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formula="of:=IF(ISTEXT([.B362]);0;[.B362])+[.A363]" office:value-type="float" office:value="343205" calcext:value-type="float">
            <text:p>343205</text:p>
          </table:table-cell>
          <table:table-cell table:formula="of:=ROUND([.B363]/1000;1)" office:value-type="float" office:value="343.2" calcext:value-type="float">
            <text:p>343.2</text:p>
          </table:table-cell>
          <table:table-cell office:value-type="float" office:value="-82" calcext:value-type="float">
            <text:p>-82</text:p>
          </table:table-cell>
          <table:table-cell office:value-type="float" office:value="-87" calcext:value-type="float">
            <text:p>-87</text:p>
          </table:table-cell>
          <table:table-cell table:formula="of:=ROUND(SUM([.E361:.E363]) / 3)" office:value-type="float" office:value="-87" calcext:value-type="float">
            <text:p>-87</text:p>
          </table:table-cell>
          <table:table-cell table:formula="of:=ROUND(SUM([.E362:.E363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IF(ISTEXT([.B363]);0;[.B363])+[.A364]" office:value-type="float" office:value="344158" calcext:value-type="float">
            <text:p>344158</text:p>
          </table:table-cell>
          <table:table-cell table:formula="of:=ROUND([.B364]/1000;1)" office:value-type="float" office:value="344.2" calcext:value-type="float">
            <text:p>344.2</text:p>
          </table:table-cell>
          <table:table-cell office:value-type="float" office:value="-80" calcext:value-type="float">
            <text:p>-80</text:p>
          </table:table-cell>
          <table:table-cell office:value-type="float" office:value="-86" calcext:value-type="float">
            <text:p>-86</text:p>
          </table:table-cell>
          <table:table-cell table:formula="of:=ROUND(SUM([.E362:.E364]) / 3)" office:value-type="float" office:value="-87" calcext:value-type="float">
            <text:p>-87</text:p>
          </table:table-cell>
          <table:table-cell table:formula="of:=ROUND(SUM([.E363:.E364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364]);0;[.B364])+[.A365]" office:value-type="float" office:value="344647" calcext:value-type="float">
            <text:p>344647</text:p>
          </table:table-cell>
          <table:table-cell table:formula="of:=ROUND([.B365]/1000;1)" office:value-type="float" office:value="344.6" calcext:value-type="float">
            <text:p>344.6</text:p>
          </table:table-cell>
          <table:table-cell table:number-columns-repeated="2" office:value-type="float" office:value="-85" calcext:value-type="float">
            <text:p>-85</text:p>
          </table:table-cell>
          <table:table-cell table:formula="of:=ROUND(SUM([.E363:.E365]) / 3)" office:value-type="float" office:value="-86" calcext:value-type="float">
            <text:p>-86</text:p>
          </table:table-cell>
          <table:table-cell table:formula="of:=ROUND(SUM([.E364:.E365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65]);0;[.B365])+[.A366]" office:value-type="float" office:value="345127" calcext:value-type="float">
            <text:p>345127</text:p>
          </table:table-cell>
          <table:table-cell table:formula="of:=ROUND([.B366]/1000;1)" office:value-type="float" office:value="345.1" calcext:value-type="float">
            <text:p>345.1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formula="of:=ROUND(SUM([.E364:.E366]) / 3)" office:value-type="float" office:value="-84" calcext:value-type="float">
            <text:p>-84</text:p>
          </table:table-cell>
          <table:table-cell table:formula="of:=ROUND(SUM([.E365:.E366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366]);0;[.B366])+[.A367]" office:value-type="float" office:value="345601" calcext:value-type="float">
            <text:p>345601</text:p>
          </table:table-cell>
          <table:table-cell table:formula="of:=ROUND([.B367]/1000;1)" office:value-type="float" office:value="345.6" calcext:value-type="float">
            <text:p>345.6</text:p>
          </table:table-cell>
          <table:table-cell table:number-columns-repeated="2" office:value-type="float" office:value="-83" calcext:value-type="float">
            <text:p>-83</text:p>
          </table:table-cell>
          <table:table-cell table:formula="of:=ROUND(SUM([.E365:.E367]) / 3)" office:value-type="float" office:value="-83" calcext:value-type="float">
            <text:p>-83</text:p>
          </table:table-cell>
          <table:table-cell table:formula="of:=ROUND(SUM([.E366:.E367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367]);0;[.B367])+[.A368]" office:value-type="float" office:value="346081" calcext:value-type="float">
            <text:p>346081</text:p>
          </table:table-cell>
          <table:table-cell table:formula="of:=ROUND([.B368]/1000;1)" office:value-type="float" office:value="346.1" calcext:value-type="float">
            <text:p>346.1</text:p>
          </table:table-cell>
          <table:table-cell office:value-type="float" office:value="-76" calcext:value-type="float">
            <text:p>-76</text:p>
          </table:table-cell>
          <table:table-cell office:value-type="float" office:value="-82" calcext:value-type="float">
            <text:p>-82</text:p>
          </table:table-cell>
          <table:table-cell table:formula="of:=ROUND(SUM([.E366:.E368]) / 3)" office:value-type="float" office:value="-82" calcext:value-type="float">
            <text:p>-82</text:p>
          </table:table-cell>
          <table:table-cell table:formula="of:=ROUND(SUM([.E367:.E368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ISTEXT([.B368]);0;[.B368])+[.A369]" office:value-type="float" office:value="346589" calcext:value-type="float">
            <text:p>346589</text:p>
          </table:table-cell>
          <table:table-cell table:formula="of:=ROUND([.B369]/1000;1)" office:value-type="float" office:value="346.6" calcext:value-type="float">
            <text:p>346.6</text:p>
          </table:table-cell>
          <table:table-cell table:number-columns-repeated="2" office:value-type="float" office:value="-81" calcext:value-type="float">
            <text:p>-81</text:p>
          </table:table-cell>
          <table:table-cell table:formula="of:=ROUND(SUM([.E367:.E369]) / 3)" office:value-type="float" office:value="-82" calcext:value-type="float">
            <text:p>-82</text:p>
          </table:table-cell>
          <table:table-cell table:formula="of:=ROUND(SUM([.E368:.E369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ISTEXT([.B369]);0;[.B369])+[.A370]" office:value-type="float" office:value="347054" calcext:value-type="float">
            <text:p>347054</text:p>
          </table:table-cell>
          <table:table-cell table:formula="of:=ROUND([.B370]/1000;1)" office:value-type="float" office:value="347.1" calcext:value-type="float">
            <text:p>347.1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table:formula="of:=ROUND(SUM([.E368:.E370]) / 3)" office:value-type="float" office:value="-81" calcext:value-type="float">
            <text:p>-81</text:p>
          </table:table-cell>
          <table:table-cell table:formula="of:=ROUND(SUM([.E369:.E370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ISTEXT([.B370]);0;[.B370])+[.A371]" office:value-type="float" office:value="347520" calcext:value-type="float">
            <text:p>347520</text:p>
          </table:table-cell>
          <table:table-cell table:formula="of:=ROUND([.B371]/1000;1)" office:value-type="float" office:value="347.5" calcext:value-type="float">
            <text:p>347.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table:formula="of:=ROUND(SUM([.E369:.E371]) / 3)" office:value-type="float" office:value="-80" calcext:value-type="float">
            <text:p>-80</text:p>
          </table:table-cell>
          <table:table-cell table:formula="of:=ROUND(SUM([.E370:.E371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IF(ISTEXT([.B371]);0;[.B371])+[.A372]" office:value-type="float" office:value="349442" calcext:value-type="float">
            <text:p>349442</text:p>
          </table:table-cell>
          <table:table-cell table:formula="of:=ROUND([.B372]/1000;1)" office:value-type="float" office:value="349.4" calcext:value-type="float">
            <text:p>349.4</text:p>
          </table:table-cell>
          <table:table-cell office:value-type="float" office:value="-76" calcext:value-type="float">
            <text:p>-76</text:p>
          </table:table-cell>
          <table:table-cell office:value-type="float" office:value="-80" calcext:value-type="float">
            <text:p>-80</text:p>
          </table:table-cell>
          <table:table-cell table:formula="of:=ROUND(SUM([.E370:.E372]) / 3)" office:value-type="float" office:value="-80" calcext:value-type="float">
            <text:p>-80</text:p>
          </table:table-cell>
          <table:table-cell table:formula="of:=ROUND(SUM([.E371:.E372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372]);0;[.B372])+[.A373]" office:value-type="float" office:value="349925" calcext:value-type="float">
            <text:p>349925</text:p>
          </table:table-cell>
          <table:table-cell table:formula="of:=ROUND([.B373]/1000;1)" office:value-type="float" office:value="349.9" calcext:value-type="float">
            <text:p>349.9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formula="of:=ROUND(SUM([.E371:.E373]) / 3)" office:value-type="float" office:value="-79" calcext:value-type="float">
            <text:p>-79</text:p>
          </table:table-cell>
          <table:table-cell table:formula="of:=ROUND(SUM([.E372:.E373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ISTEXT([.B373]);0;[.B373])+[.A374]" office:value-type="float" office:value="350896" calcext:value-type="float">
            <text:p>350896</text:p>
          </table:table-cell>
          <table:table-cell table:formula="of:=ROUND([.B374]/1000;1)" office:value-type="float" office:value="350.9" calcext:value-type="float">
            <text:p>350.9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formula="of:=ROUND(SUM([.E372:.E374]) / 3)" office:value-type="float" office:value="-78" calcext:value-type="float">
            <text:p>-78</text:p>
          </table:table-cell>
          <table:table-cell table:formula="of:=ROUND(SUM([.E373:.E374]) / 2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374]);0;[.B374])+[.A375]" office:value-type="float" office:value="351371" calcext:value-type="float">
            <text:p>351371</text:p>
          </table:table-cell>
          <table:table-cell table:formula="of:=ROUND([.B375]/1000;1)" office:value-type="float" office:value="351.4" calcext:value-type="float">
            <text:p>351.4</text:p>
          </table:table-cell>
          <table:table-cell office:value-type="float" office:value="-85" calcext:value-type="float">
            <text:p>-85</text:p>
          </table:table-cell>
          <table:table-cell office:value-type="float" office:value="-78" calcext:value-type="float">
            <text:p>-78</text:p>
          </table:table-cell>
          <table:table-cell table:formula="of:=ROUND(SUM([.E373:.E375]) / 3)" office:value-type="float" office:value="-78" calcext:value-type="float">
            <text:p>-78</text:p>
          </table:table-cell>
          <table:table-cell table:formula="of:=ROUND(SUM([.E374:.E375]) / 2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375]);0;[.B375])+[.A376]" office:value-type="float" office:value="351846" calcext:value-type="float">
            <text:p>351846</text:p>
          </table:table-cell>
          <table:table-cell table:formula="of:=ROUND([.B376]/1000;1)" office:value-type="float" office:value="351.8" calcext:value-type="float">
            <text:p>351.8</text:p>
          </table:table-cell>
          <table:table-cell office:value-type="float" office:value="-76" calcext:value-type="float">
            <text:p>-76</text:p>
          </table:table-cell>
          <table:table-cell office:value-type="float" office:value="-78" calcext:value-type="float">
            <text:p>-78</text:p>
          </table:table-cell>
          <table:table-cell table:formula="of:=ROUND(SUM([.E374:.E376]) / 3)" office:value-type="float" office:value="-78" calcext:value-type="float">
            <text:p>-78</text:p>
          </table:table-cell>
          <table:table-cell table:formula="of:=ROUND(SUM([.E375:.E376]) / 2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76]);0;[.B376])+[.A377]" office:value-type="float" office:value="352325" calcext:value-type="float">
            <text:p>352325</text:p>
          </table:table-cell>
          <table:table-cell table:formula="of:=ROUND([.B377]/1000;1)" office:value-type="float" office:value="352.3" calcext:value-type="float">
            <text:p>352.3</text:p>
          </table:table-cell>
          <table:table-cell office:value-type="float" office:value="-84" calcext:value-type="float">
            <text:p>-84</text:p>
          </table:table-cell>
          <table:table-cell office:value-type="float" office:value="-80" calcext:value-type="float">
            <text:p>-80</text:p>
          </table:table-cell>
          <table:table-cell table:formula="of:=ROUND(SUM([.E375:.E377]) / 3)" office:value-type="float" office:value="-79" calcext:value-type="float">
            <text:p>-79</text:p>
          </table:table-cell>
          <table:table-cell table:formula="of:=ROUND(SUM([.E376:.E377]) / 2)"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77]);0;[.B377])+[.A378]" office:value-type="float" office:value="352809" calcext:value-type="float">
            <text:p>352809</text:p>
          </table:table-cell>
          <table:table-cell table:formula="of:=ROUND([.B378]/1000;1)" office:value-type="float" office:value="352.8" calcext:value-type="float">
            <text:p>352.8</text:p>
          </table:table-cell>
          <table:table-cell office:value-type="float" office:value="-84" calcext:value-type="float">
            <text:p>-84</text:p>
          </table:table-cell>
          <table:table-cell office:value-type="float" office:value="-82" calcext:value-type="float">
            <text:p>-82</text:p>
          </table:table-cell>
          <table:table-cell table:formula="of:=ROUND(SUM([.E376:.E378]) / 3)" office:value-type="float" office:value="-80" calcext:value-type="float">
            <text:p>-80</text:p>
          </table:table-cell>
          <table:table-cell table:formula="of:=ROUND(SUM([.E377:.E378]) / 2)"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378]);0;[.B378])+[.A379]" office:value-type="float" office:value="353285" calcext:value-type="float">
            <text:p>353285</text:p>
          </table:table-cell>
          <table:table-cell table:formula="of:=ROUND([.B379]/1000;1)" office:value-type="float" office:value="353.3" calcext:value-type="float">
            <text:p>353.3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table:formula="of:=ROUND(SUM([.E377:.E379]) / 3)" office:value-type="float" office:value="-81" calcext:value-type="float">
            <text:p>-81</text:p>
          </table:table-cell>
          <table:table-cell table:formula="of:=ROUND(SUM([.E378:.E379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379]);0;[.B379])+[.A380]" office:value-type="float" office:value="353762" calcext:value-type="float">
            <text:p>353762</text:p>
          </table:table-cell>
          <table:table-cell table:formula="of:=ROUND([.B380]/1000;1)" office:value-type="float" office:value="353.8" calcext:value-type="float">
            <text:p>353.8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table:formula="of:=ROUND(SUM([.E378:.E380]) / 3)" office:value-type="float" office:value="-82" calcext:value-type="float">
            <text:p>-82</text:p>
          </table:table-cell>
          <table:table-cell table:formula="of:=ROUND(SUM([.E379:.E380]) / 2)"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380]);0;[.B380])+[.A381]" office:value-type="float" office:value="354250" calcext:value-type="float">
            <text:p>354250</text:p>
          </table:table-cell>
          <table:table-cell table:formula="of:=ROUND([.B381]/1000;1)" office:value-type="float" office:value="354.3" calcext:value-type="float">
            <text:p>354.3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formula="of:=ROUND(SUM([.E379:.E381]) / 3)" office:value-type="float" office:value="-83" calcext:value-type="float">
            <text:p>-83</text:p>
          </table:table-cell>
          <table:table-cell table:formula="of:=ROUND(SUM([.E380:.E381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381]);0;[.B381])+[.A382]" office:value-type="float" office:value="354729" calcext:value-type="float">
            <text:p>354729</text:p>
          </table:table-cell>
          <table:table-cell table:formula="of:=ROUND([.B382]/1000;1)" office:value-type="float" office:value="354.7" calcext:value-type="float">
            <text:p>354.7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formula="of:=ROUND(SUM([.E380:.E382]) / 3)" office:value-type="float" office:value="-84" calcext:value-type="float">
            <text:p>-84</text:p>
          </table:table-cell>
          <table:table-cell table:formula="of:=ROUND(SUM([.E381:.E382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formula="of:=IF(ISTEXT([.B382]);0;[.B382])+[.A383]" office:value-type="float" office:value="356164" calcext:value-type="float">
            <text:p>356164</text:p>
          </table:table-cell>
          <table:table-cell table:formula="of:=ROUND([.B383]/1000;1)" office:value-type="float" office:value="356.2" calcext:value-type="float">
            <text:p>356.2</text:p>
          </table:table-cell>
          <table:table-cell office:value-type="float" office:value="-92" calcext:value-type="float">
            <text:p>-92</text:p>
          </table:table-cell>
          <table:table-cell office:value-type="float" office:value="-86" calcext:value-type="float">
            <text:p>-86</text:p>
          </table:table-cell>
          <table:table-cell table:formula="of:=ROUND(SUM([.E381:.E383]) / 3)" office:value-type="float" office:value="-85" calcext:value-type="float">
            <text:p>-85</text:p>
          </table:table-cell>
          <table:table-cell table:formula="of:=ROUND(SUM([.E382:.E383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383]);0;[.B383])+[.A384]" office:value-type="float" office:value="356648" calcext:value-type="float">
            <text:p>356648</text:p>
          </table:table-cell>
          <table:table-cell table:formula="of:=ROUND([.B384]/1000;1)" office:value-type="float" office:value="356.6" calcext:value-type="float">
            <text:p>356.6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formula="of:=ROUND(SUM([.E382:.E384]) / 3)" office:value-type="float" office:value="-86" calcext:value-type="float">
            <text:p>-86</text:p>
          </table:table-cell>
          <table:table-cell table:formula="of:=ROUND(SUM([.E383:.E384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ISTEXT([.B384]);0;[.B384])+[.A385]" office:value-type="float" office:value="357147" calcext:value-type="float">
            <text:p>357147</text:p>
          </table:table-cell>
          <table:table-cell table:formula="of:=ROUND([.B385]/1000;1)" office:value-type="float" office:value="357.1" calcext:value-type="float">
            <text:p>357.1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formula="of:=ROUND(SUM([.E383:.E385]) / 3)" office:value-type="float" office:value="-88" calcext:value-type="float">
            <text:p>-88</text:p>
          </table:table-cell>
          <table:table-cell table:formula="of:=ROUND(SUM([.E384:.E385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ISTEXT([.B385]);0;[.B385])+[.A386]" office:value-type="float" office:value="357606" calcext:value-type="float">
            <text:p>357606</text:p>
          </table:table-cell>
          <table:table-cell table:formula="of:=ROUND([.B386]/1000;1)" office:value-type="float" office:value="357.6" calcext:value-type="float">
            <text:p>357.6</text:p>
          </table:table-cell>
          <table:table-cell office:value-type="float" office:value="-93" calcext:value-type="float">
            <text:p>-93</text:p>
          </table:table-cell>
          <table:table-cell office:value-type="float" office:value="-92" calcext:value-type="float">
            <text:p>-92</text:p>
          </table:table-cell>
          <table:table-cell table:formula="of:=ROUND(SUM([.E384:.E386]) / 3)" office:value-type="float" office:value="-90" calcext:value-type="float">
            <text:p>-90</text:p>
          </table:table-cell>
          <table:table-cell table:formula="of:=ROUND(SUM([.E385:.E386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386]);0;[.B386])+[.A387]" office:value-type="float" office:value="358083" calcext:value-type="float">
            <text:p>358083</text:p>
          </table:table-cell>
          <table:table-cell table:formula="of:=ROUND([.B387]/1000;1)" office:value-type="float" office:value="358.1" calcext:value-type="float">
            <text:p>358.1</text:p>
          </table:table-cell>
          <table:table-cell office:value-type="float" office:value="-86" calcext:value-type="float">
            <text:p>-86</text:p>
          </table:table-cell>
          <table:table-cell office:value-type="float" office:value="-90" calcext:value-type="float">
            <text:p>-90</text:p>
          </table:table-cell>
          <table:table-cell table:formula="of:=ROUND(SUM([.E385:.E387]) / 3)" office:value-type="float" office:value="-91" calcext:value-type="float">
            <text:p>-91</text:p>
          </table:table-cell>
          <table:table-cell table:formula="of:=ROUND(SUM([.E386:.E387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ISTEXT([.B387]);0;[.B387])+[.A388]" office:value-type="float" office:value="358581" calcext:value-type="float">
            <text:p>358581</text:p>
          </table:table-cell>
          <table:table-cell table:formula="of:=ROUND([.B388]/1000;1)" office:value-type="float" office:value="358.6" calcext:value-type="float">
            <text:p>358.6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E386:.E388]) / 3)" office:value-type="float" office:value="-91" calcext:value-type="float">
            <text:p>-91</text:p>
          </table:table-cell>
          <table:table-cell table:formula="of:=ROUND(SUM([.E387:.E38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ISTEXT([.B388]);0;[.B388])+[.A389]" office:value-type="float" office:value="359037" calcext:value-type="float">
            <text:p>359037</text:p>
          </table:table-cell>
          <table:table-cell table:formula="of:=ROUND([.B389]/1000;1)" office:value-type="float" office:value="359" calcext:value-type="float">
            <text:p>359</text:p>
          </table:table-cell>
          <table:table-cell office:value-type="float" office:value="-87" calcext:value-type="float">
            <text:p>-87</text:p>
          </table:table-cell>
          <table:table-cell office:value-type="float" office:value="-88" calcext:value-type="float">
            <text:p>-88</text:p>
          </table:table-cell>
          <table:table-cell table:formula="of:=ROUND(SUM([.E387:.E389]) / 3)" office:value-type="float" office:value="-89" calcext:value-type="float">
            <text:p>-89</text:p>
          </table:table-cell>
          <table:table-cell table:formula="of:=ROUND(SUM([.E388:.E389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table:formula="of:=IF(ISTEXT([.B389]);0;[.B389])+[.A390]" office:value-type="float" office:value="361443" calcext:value-type="float">
            <text:p>361443</text:p>
          </table:table-cell>
          <table:table-cell table:formula="of:=ROUND([.B390]/1000;1)" office:value-type="float" office:value="361.4" calcext:value-type="float">
            <text:p>361.4</text:p>
          </table:table-cell>
          <table:table-cell office:value-type="float" office:value="-80" calcext:value-type="float">
            <text:p>-80</text:p>
          </table:table-cell>
          <table:table-cell office:value-type="float" office:value="-85" calcext:value-type="float">
            <text:p>-85</text:p>
          </table:table-cell>
          <table:table-cell table:formula="of:=ROUND(SUM([.E388:.E390]) / 3)" office:value-type="float" office:value="-88" calcext:value-type="float">
            <text:p>-88</text:p>
          </table:table-cell>
          <table:table-cell table:formula="of:=ROUND(SUM([.E389:.E390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IF(ISTEXT([.B390]);0;[.B390])+[.A391]" office:value-type="float" office:value="363358" calcext:value-type="float">
            <text:p>363358</text:p>
          </table:table-cell>
          <table:table-cell table:formula="of:=ROUND([.B391]/1000;1)" office:value-type="float" office:value="363.4" calcext:value-type="float">
            <text:p>363.4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formula="of:=ROUND(SUM([.E389:.E391]) / 3)" office:value-type="float" office:value="-86" calcext:value-type="float">
            <text:p>-86</text:p>
          </table:table-cell>
          <table:table-cell table:formula="of:=ROUND(SUM([.E390:.E391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ISTEXT([.B391]);0;[.B391])+[.A392]" office:value-type="float" office:value="364325" calcext:value-type="float">
            <text:p>364325</text:p>
          </table:table-cell>
          <table:table-cell table:formula="of:=ROUND([.B392]/1000;1)" office:value-type="float" office:value="364.3" calcext:value-type="float">
            <text:p>364.3</text:p>
          </table:table-cell>
          <table:table-cell office:value-type="float" office:value="-98" calcext:value-type="float">
            <text:p>-98</text:p>
          </table:table-cell>
          <table:table-cell office:value-type="float" office:value="-88" calcext:value-type="float">
            <text:p>-88</text:p>
          </table:table-cell>
          <table:table-cell table:formula="of:=ROUND(SUM([.E390:.E392]) / 3)" office:value-type="float" office:value="-86" calcext:value-type="float">
            <text:p>-86</text:p>
          </table:table-cell>
          <table:table-cell table:formula="of:=ROUND(SUM([.E391:.E392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392]);0;[.B392])+[.A393]" office:value-type="float" office:value="364807" calcext:value-type="float">
            <text:p>364807</text:p>
          </table:table-cell>
          <table:table-cell table:formula="of:=ROUND([.B393]/1000;1)" office:value-type="float" office:value="364.8" calcext:value-type="float">
            <text:p>364.8</text:p>
          </table:table-cell>
          <table:table-cell office:value-type="float" office:value="-83" calcext:value-type="float">
            <text:p>-83</text:p>
          </table:table-cell>
          <table:table-cell office:value-type="float" office:value="-87" calcext:value-type="float">
            <text:p>-87</text:p>
          </table:table-cell>
          <table:table-cell table:formula="of:=ROUND(SUM([.E391:.E393]) / 3)" office:value-type="float" office:value="-87" calcext:value-type="float">
            <text:p>-87</text:p>
          </table:table-cell>
          <table:table-cell table:formula="of:=ROUND(SUM([.E392:.E393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393]);0;[.B393])+[.A394]" office:value-type="float" office:value="365766" calcext:value-type="float">
            <text:p>365766</text:p>
          </table:table-cell>
          <table:table-cell table:formula="of:=ROUND([.B394]/1000;1)" office:value-type="float" office:value="365.8" calcext:value-type="float">
            <text:p>365.8</text:p>
          </table:table-cell>
          <table:table-cell office:value-type="float" office:value="-86" calcext:value-type="float">
            <text:p>-86</text:p>
          </table:table-cell>
          <table:table-cell office:value-type="float" office:value="-88" calcext:value-type="float">
            <text:p>-88</text:p>
          </table:table-cell>
          <table:table-cell table:formula="of:=ROUND(SUM([.E392:.E394]) / 3)" office:value-type="float" office:value="-88" calcext:value-type="float">
            <text:p>-88</text:p>
          </table:table-cell>
          <table:table-cell table:formula="of:=ROUND(SUM([.E393:.E394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394]);0;[.B394])+[.A395]" office:value-type="float" office:value="366244" calcext:value-type="float">
            <text:p>366244</text:p>
          </table:table-cell>
          <table:table-cell table:formula="of:=ROUND([.B395]/1000;1)" office:value-type="float" office:value="366.2" calcext:value-type="float">
            <text:p>366.2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E393:.E395]) / 3)" office:value-type="float" office:value="-88" calcext:value-type="float">
            <text:p>-88</text:p>
          </table:table-cell>
          <table:table-cell table:formula="of:=ROUND(SUM([.E394:.E395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ISTEXT([.B395]);0;[.B395])+[.A396]" office:value-type="float" office:value="367200" calcext:value-type="float">
            <text:p>367200</text:p>
          </table:table-cell>
          <table:table-cell table:formula="of:=ROUND([.B396]/1000;1)" office:value-type="float" office:value="367.2" calcext:value-type="float">
            <text:p>367.2</text:p>
          </table:table-cell>
          <table:table-cell office:value-type="float" office:value="-92" calcext:value-type="float">
            <text:p>-92</text:p>
          </table:table-cell>
          <table:table-cell office:value-type="float" office:value="-87" calcext:value-type="float">
            <text:p>-87</text:p>
          </table:table-cell>
          <table:table-cell table:formula="of:=ROUND(SUM([.E394:.E396]) / 3)" office:value-type="float" office:value="-88" calcext:value-type="float">
            <text:p>-88</text:p>
          </table:table-cell>
          <table:table-cell table:formula="of:=ROUND(SUM([.E395:.E396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396]);0;[.B396])+[.A397]" office:value-type="float" office:value="367685" calcext:value-type="float">
            <text:p>367685</text:p>
          </table:table-cell>
          <table:table-cell table:formula="of:=ROUND([.B397]/1000;1)" office:value-type="float" office:value="367.7" calcext:value-type="float">
            <text:p>367.7</text:p>
          </table:table-cell>
          <table:table-cell table:number-columns-repeated="2" office:value-type="float" office:value="-88" calcext:value-type="float">
            <text:p>-88</text:p>
          </table:table-cell>
          <table:table-cell table:formula="of:=ROUND(SUM([.E395:.E397]) / 3)" office:value-type="float" office:value="-88" calcext:value-type="float">
            <text:p>-88</text:p>
          </table:table-cell>
          <table:table-cell table:formula="of:=ROUND(SUM([.E396:.E397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397]);0;[.B397])+[.A398]" office:value-type="float" office:value="368163" calcext:value-type="float">
            <text:p>368163</text:p>
          </table:table-cell>
          <table:table-cell table:formula="of:=ROUND([.B398]/1000;1)" office:value-type="float" office:value="368.2" calcext:value-type="float">
            <text:p>368.2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E396:.E398]) / 3)" office:value-type="float" office:value="-88" calcext:value-type="float">
            <text:p>-88</text:p>
          </table:table-cell>
          <table:table-cell table:formula="of:=ROUND(SUM([.E397:.E398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398]);0;[.B398])+[.A399]" office:value-type="float" office:value="369117" calcext:value-type="float">
            <text:p>369117</text:p>
          </table:table-cell>
          <table:table-cell table:formula="of:=ROUND([.B399]/1000;1)" office:value-type="float" office:value="369.1" calcext:value-type="float">
            <text:p>369.1</text:p>
          </table:table-cell>
          <table:table-cell office:value-type="float" office:value="-97" calcext:value-type="float">
            <text:p>-97</text:p>
          </table:table-cell>
          <table:table-cell office:value-type="float" office:value="-91" calcext:value-type="float">
            <text:p>-91</text:p>
          </table:table-cell>
          <table:table-cell table:formula="of:=ROUND(SUM([.E397:.E399]) / 3)" office:value-type="float" office:value="-89" calcext:value-type="float">
            <text:p>-89</text:p>
          </table:table-cell>
          <table:table-cell table:formula="of:=ROUND(SUM([.E398:.E399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399]);0;[.B399])+[.A400]" office:value-type="float" office:value="370082" calcext:value-type="float">
            <text:p>370082</text:p>
          </table:table-cell>
          <table:table-cell table:formula="of:=ROUND([.B400]/1000;1)" office:value-type="float" office:value="370.1" calcext:value-type="float">
            <text:p>370.1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formula="of:=ROUND(SUM([.E398:.E400]) / 3)" office:value-type="float" office:value="-90" calcext:value-type="float">
            <text:p>-90</text:p>
          </table:table-cell>
          <table:table-cell table:formula="of:=ROUND(SUM([.E399:.E400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00]);0;[.B400])+[.A401]" office:value-type="float" office:value="370563" calcext:value-type="float">
            <text:p>370563</text:p>
          </table:table-cell>
          <table:table-cell table:formula="of:=ROUND([.B401]/1000;1)" office:value-type="float" office:value="370.6" calcext:value-type="float">
            <text:p>370.6</text:p>
          </table:table-cell>
          <table:table-cell office:value-type="float" office:value="-82" calcext:value-type="float">
            <text:p>-82</text:p>
          </table:table-cell>
          <table:table-cell office:value-type="float" office:value="-89" calcext:value-type="float">
            <text:p>-89</text:p>
          </table:table-cell>
          <table:table-cell table:formula="of:=ROUND(SUM([.E399:.E401]) / 3)" office:value-type="float" office:value="-90" calcext:value-type="float">
            <text:p>-90</text:p>
          </table:table-cell>
          <table:table-cell table:formula="of:=ROUND(SUM([.E400:.E40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01]);0;[.B401])+[.A402]" office:value-type="float" office:value="371048" calcext:value-type="float">
            <text:p>371048</text:p>
          </table:table-cell>
          <table:table-cell table:formula="of:=ROUND([.B402]/1000;1)" office:value-type="float" office:value="371" calcext:value-type="float">
            <text:p>371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table:formula="of:=ROUND(SUM([.E400:.E402]) / 3)" office:value-type="float" office:value="-88" calcext:value-type="float">
            <text:p>-88</text:p>
          </table:table-cell>
          <table:table-cell table:formula="of:=ROUND(SUM([.E401:.E402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ISTEXT([.B402]);0;[.B402])+[.A403]" office:value-type="float" office:value="371545" calcext:value-type="float">
            <text:p>371545</text:p>
          </table:table-cell>
          <table:table-cell table:formula="of:=ROUND([.B403]/1000;1)" office:value-type="float" office:value="371.5" calcext:value-type="float">
            <text:p>371.5</text:p>
          </table:table-cell>
          <table:table-cell office:value-type="float" office:value="-86" calcext:value-type="float">
            <text:p>-86</text:p>
          </table:table-cell>
          <table:table-cell office:value-type="float" office:value="-84" calcext:value-type="float">
            <text:p>-84</text:p>
          </table:table-cell>
          <table:table-cell table:formula="of:=ROUND(SUM([.E401:.E403]) / 3)" office:value-type="float" office:value="-86" calcext:value-type="float">
            <text:p>-86</text:p>
          </table:table-cell>
          <table:table-cell table:formula="of:=ROUND(SUM([.E402:.E403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ISTEXT([.B403]);0;[.B403])+[.A404]" office:value-type="float" office:value="372484" calcext:value-type="float">
            <text:p>372484</text:p>
          </table:table-cell>
          <table:table-cell table:formula="of:=ROUND([.B404]/1000;1)" office:value-type="float" office:value="372.5" calcext:value-type="float">
            <text:p>372.5</text:p>
          </table:table-cell>
          <table:table-cell office:value-type="float" office:value="-99" calcext:value-type="float">
            <text:p>-99</text:p>
          </table:table-cell>
          <table:table-cell office:value-type="float" office:value="-86" calcext:value-type="float">
            <text:p>-86</text:p>
          </table:table-cell>
          <table:table-cell table:formula="of:=ROUND(SUM([.E402:.E404]) / 3)" office:value-type="float" office:value="-85" calcext:value-type="float">
            <text:p>-85</text:p>
          </table:table-cell>
          <table:table-cell table:formula="of:=ROUND(SUM([.E403:.E404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04]);0;[.B404])+[.A405]" office:value-type="float" office:value="372960" calcext:value-type="float">
            <text:p>372960</text:p>
          </table:table-cell>
          <table:table-cell table:formula="of:=ROUND([.B405]/1000;1)" office:value-type="float" office:value="373" calcext:value-type="float">
            <text:p>373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formula="of:=ROUND(SUM([.E403:.E405]) / 3)" office:value-type="float" office:value="-86" calcext:value-type="float">
            <text:p>-86</text:p>
          </table:table-cell>
          <table:table-cell table:formula="of:=ROUND(SUM([.E404:.E405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ISTEXT([.B405]);0;[.B405])+[.A406]" office:value-type="float" office:value="373455" calcext:value-type="float">
            <text:p>373455</text:p>
          </table:table-cell>
          <table:table-cell table:formula="of:=ROUND([.B406]/1000;1)" office:value-type="float" office:value="373.5" calcext:value-type="float">
            <text:p>373.5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E404:.E406]) / 3)" office:value-type="float" office:value="-88" calcext:value-type="float">
            <text:p>-88</text:p>
          </table:table-cell>
          <table:table-cell table:formula="of:=ROUND(SUM([.E405:.E406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ISTEXT([.B406]);0;[.B406])+[.A407]" office:value-type="float" office:value="374402" calcext:value-type="float">
            <text:p>374402</text:p>
          </table:table-cell>
          <table:table-cell table:formula="of:=ROUND([.B407]/1000;1)" office:value-type="float" office:value="374.4" calcext:value-type="float">
            <text:p>374.4</text:p>
          </table:table-cell>
          <table:table-cell office:value-type="float" office:value="-97" calcext:value-type="float">
            <text:p>-97</text:p>
          </table:table-cell>
          <table:table-cell office:value-type="float" office:value="-93" calcext:value-type="float">
            <text:p>-93</text:p>
          </table:table-cell>
          <table:table-cell table:formula="of:=ROUND(SUM([.E405:.E407]) / 3)" office:value-type="float" office:value="-90" calcext:value-type="float">
            <text:p>-90</text:p>
          </table:table-cell>
          <table:table-cell table:formula="of:=ROUND(SUM([.E406:.E40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IF(ISTEXT([.B407]);0;[.B407])+[.A408]" office:value-type="float" office:value="376806" calcext:value-type="float">
            <text:p>376806</text:p>
          </table:table-cell>
          <table:table-cell table:formula="of:=ROUND([.B408]/1000;1)" office:value-type="float" office:value="376.8" calcext:value-type="float">
            <text:p>376.8</text:p>
          </table:table-cell>
          <table:table-cell office:value-type="float" office:value="-84" calcext:value-type="float">
            <text:p>-84</text:p>
          </table:table-cell>
          <table:table-cell office:value-type="float" office:value="-89" calcext:value-type="float">
            <text:p>-89</text:p>
          </table:table-cell>
          <table:table-cell table:formula="of:=ROUND(SUM([.E406:.E408]) / 3)" office:value-type="float" office:value="-91" calcext:value-type="float">
            <text:p>-91</text:p>
          </table:table-cell>
          <table:table-cell table:formula="of:=ROUND(SUM([.E407:.E408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08]);0;[.B408])+[.A409]" office:value-type="float" office:value="377285" calcext:value-type="float">
            <text:p>377285</text:p>
          </table:table-cell>
          <table:table-cell table:formula="of:=ROUND([.B409]/1000;1)" office:value-type="float" office:value="377.3" calcext:value-type="float">
            <text:p>377.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ROUND(SUM([.E407:.E409]) / 3)" office:value-type="float" office:value="-90" calcext:value-type="float">
            <text:p>-90</text:p>
          </table:table-cell>
          <table:table-cell table:formula="of:=ROUND(SUM([.E408:.E409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09]);0;[.B409])+[.A410]" office:value-type="float" office:value="377761" calcext:value-type="float">
            <text:p>377761</text:p>
          </table:table-cell>
          <table:table-cell table:formula="of:=ROUND([.B410]/1000;1)" office:value-type="float" office:value="377.8" calcext:value-type="float">
            <text:p>377.8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formula="of:=ROUND(SUM([.E408:.E410]) / 3)" office:value-type="float" office:value="-89" calcext:value-type="float">
            <text:p>-89</text:p>
          </table:table-cell>
          <table:table-cell table:formula="of:=ROUND(SUM([.E409:.E41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ISTEXT([.B410]);0;[.B410])+[.A411]" office:value-type="float" office:value="378251" calcext:value-type="float">
            <text:p>378251</text:p>
          </table:table-cell>
          <table:table-cell table:formula="of:=ROUND([.B411]/1000;1)" office:value-type="float" office:value="378.3" calcext:value-type="float">
            <text:p>378.3</text:p>
          </table:table-cell>
          <table:table-cell office:value-type="float" office:value="-93" calcext:value-type="float">
            <text:p>-93</text:p>
          </table:table-cell>
          <table:table-cell office:value-type="float" office:value="-89" calcext:value-type="float">
            <text:p>-89</text:p>
          </table:table-cell>
          <table:table-cell table:formula="of:=ROUND(SUM([.E409:.E411]) / 3)" office:value-type="float" office:value="-89" calcext:value-type="float">
            <text:p>-89</text:p>
          </table:table-cell>
          <table:table-cell table:formula="of:=ROUND(SUM([.E410:.E41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formula="of:=IF(ISTEXT([.B411]);0;[.B411])+[.A412]" office:value-type="float" office:value="379682" calcext:value-type="float">
            <text:p>379682</text:p>
          </table:table-cell>
          <table:table-cell table:formula="of:=ROUND([.B412]/1000;1)" office:value-type="float" office:value="379.7" calcext:value-type="float">
            <text:p>379.7</text:p>
          </table:table-cell>
          <table:table-cell office:value-type="float" office:value="-101" calcext:value-type="float">
            <text:p>-101</text:p>
          </table:table-cell>
          <table:table-cell office:value-type="float" office:value="-93" calcext:value-type="float">
            <text:p>-93</text:p>
          </table:table-cell>
          <table:table-cell table:formula="of:=ROUND(SUM([.E410:.E412]) / 3)" office:value-type="float" office:value="-91" calcext:value-type="float">
            <text:p>-91</text:p>
          </table:table-cell>
          <table:table-cell table:formula="of:=ROUND(SUM([.E411:.E412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12]);0;[.B412])+[.A413]" office:value-type="float" office:value="380161" calcext:value-type="float">
            <text:p>380161</text:p>
          </table:table-cell>
          <table:table-cell table:formula="of:=ROUND([.B413]/1000;1)" office:value-type="float" office:value="380.2" calcext:value-type="float">
            <text:p>380.2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table:formula="of:=ROUND(SUM([.E411:.E413]) / 3)" office:value-type="float" office:value="-93" calcext:value-type="float">
            <text:p>-93</text:p>
          </table:table-cell>
          <table:table-cell table:formula="of:=ROUND(SUM([.E412:.E413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413]);0;[.B413])+[.A414]" office:value-type="float" office:value="381126" calcext:value-type="float">
            <text:p>381126</text:p>
          </table:table-cell>
          <table:table-cell table:formula="of:=ROUND([.B414]/1000;1)" office:value-type="float" office:value="381.1" calcext:value-type="float">
            <text:p>381.1</text:p>
          </table:table-cell>
          <table:table-cell office:value-type="float" office:value="-87" calcext:value-type="float">
            <text:p>-87</text:p>
          </table:table-cell>
          <table:table-cell office:value-type="float" office:value="-95" calcext:value-type="float">
            <text:p>-95</text:p>
          </table:table-cell>
          <table:table-cell table:formula="of:=ROUND(SUM([.E412:.E414]) / 3)" office:value-type="float" office:value="-95" calcext:value-type="float">
            <text:p>-95</text:p>
          </table:table-cell>
          <table:table-cell table:formula="of:=ROUND(SUM([.E413:.E414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414]);0;[.B414])+[.A415]" office:value-type="float" office:value="382087" calcext:value-type="float">
            <text:p>382087</text:p>
          </table:table-cell>
          <table:table-cell table:formula="of:=ROUND([.B415]/1000;1)" office:value-type="float" office:value="382.1" calcext:value-type="float">
            <text:p>382.1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formula="of:=ROUND(SUM([.E413:.E415]) / 3)" office:value-type="float" office:value="-95" calcext:value-type="float">
            <text:p>-95</text:p>
          </table:table-cell>
          <table:table-cell table:formula="of:=ROUND(SUM([.E414:.E415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415]);0;[.B415])+[.A416]" office:value-type="float" office:value="383527" calcext:value-type="float">
            <text:p>383527</text:p>
          </table:table-cell>
          <table:table-cell table:formula="of:=ROUND([.B416]/1000;1)" office:value-type="float" office:value="383.5" calcext:value-type="float">
            <text:p>383.5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table:formula="of:=ROUND(SUM([.E414:.E416]) / 3)" office:value-type="float" office:value="-94" calcext:value-type="float">
            <text:p>-94</text:p>
          </table:table-cell>
          <table:table-cell table:formula="of:=ROUND(SUM([.E415:.E416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ISTEXT([.B416]);0;[.B416])+[.A417]" office:value-type="float" office:value="384478" calcext:value-type="float">
            <text:p>384478</text:p>
          </table:table-cell>
          <table:table-cell table:formula="of:=ROUND([.B417]/1000;1)" office:value-type="float" office:value="384.5" calcext:value-type="float">
            <text:p>384.5</text:p>
          </table:table-cell>
          <table:table-cell office:value-type="float" office:value="-99" calcext:value-type="float">
            <text:p>-99</text:p>
          </table:table-cell>
          <table:table-cell office:value-type="float" office:value="-93" calcext:value-type="float">
            <text:p>-93</text:p>
          </table:table-cell>
          <table:table-cell table:formula="of:=ROUND(SUM([.E415:.E417]) / 3)" office:value-type="float" office:value="-93" calcext:value-type="float">
            <text:p>-93</text:p>
          </table:table-cell>
          <table:table-cell table:formula="of:=ROUND(SUM([.E416:.E417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417]);0;[.B417])+[.A418]" office:value-type="float" office:value="384964" calcext:value-type="float">
            <text:p>384964</text:p>
          </table:table-cell>
          <table:table-cell table:formula="of:=ROUND([.B418]/1000;1)" office:value-type="float" office:value="385" calcext:value-type="float">
            <text:p>385</text:p>
          </table:table-cell>
          <table:table-cell table:number-columns-repeated="2" office:value-type="float" office:value="-94" calcext:value-type="float">
            <text:p>-94</text:p>
          </table:table-cell>
          <table:table-cell table:formula="of:=ROUND(SUM([.E416:.E418]) / 3)" office:value-type="float" office:value="-93" calcext:value-type="float">
            <text:p>-93</text:p>
          </table:table-cell>
          <table:table-cell table:formula="of:=ROUND(SUM([.E417:.E418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418]);0;[.B418])+[.A419]" office:value-type="float" office:value="385918" calcext:value-type="float">
            <text:p>385918</text:p>
          </table:table-cell>
          <table:table-cell table:formula="of:=ROUND([.B419]/1000;1)" office:value-type="float" office:value="385.9" calcext:value-type="float">
            <text:p>385.9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formula="of:=ROUND(SUM([.E417:.E419]) / 3)" office:value-type="float" office:value="-94" calcext:value-type="float">
            <text:p>-94</text:p>
          </table:table-cell>
          <table:table-cell table:formula="of:=ROUND(SUM([.E418:.E419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ISTEXT([.B419]);0;[.B419])+[.A420]" office:value-type="float" office:value="386883" calcext:value-type="float">
            <text:p>386883</text:p>
          </table:table-cell>
          <table:table-cell table:formula="of:=ROUND([.B420]/1000;1)" office:value-type="float" office:value="386.9" calcext:value-type="float">
            <text:p>386.9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table:formula="of:=ROUND(SUM([.E418:.E420]) / 3)" office:value-type="float" office:value="-95" calcext:value-type="float">
            <text:p>-95</text:p>
          </table:table-cell>
          <table:table-cell table:formula="of:=ROUND(SUM([.E419:.E420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table:formula="of:=IF(ISTEXT([.B420]);0;[.B420])+[.A421]" office:value-type="float" office:value="390196" calcext:value-type="float">
            <text:p>390196</text:p>
          </table:table-cell>
          <table:table-cell table:formula="of:=ROUND([.B421]/1000;1)" office:value-type="float" office:value="390.2" calcext:value-type="float">
            <text:p>390.2</text:p>
          </table:table-cell>
          <table:table-cell office:value-type="float" office:value="-120" calcext:value-type="float">
            <text:p>-120</text:p>
          </table:table-cell>
          <table:table-cell office:value-type="float" office:value="-100" calcext:value-type="float">
            <text:p>-100</text:p>
          </table:table-cell>
          <table:table-cell table:formula="of:=ROUND(SUM([.E419:.E421]) / 3)" office:value-type="float" office:value="-97" calcext:value-type="float">
            <text:p>-97</text:p>
          </table:table-cell>
          <table:table-cell table:formula="of:=ROUND(SUM([.E420:.E421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IF(ISTEXT([.B421]);0;[.B421])+[.A422]" office:value-type="float" office:value="391203" calcext:value-type="float">
            <text:p>391203</text:p>
          </table:table-cell>
          <table:table-cell table:formula="of:=ROUND([.B422]/1000;1)" office:value-type="float" office:value="391.2" calcext:value-type="float">
            <text:p>391.2</text:p>
          </table:table-cell>
          <table:table-cell office:value-type="float" office:value="-97" calcext:value-type="float">
            <text:p>-97</text:p>
          </table:table-cell>
          <table:table-cell office:value-type="float" office:value="-101" calcext:value-type="float">
            <text:p>-101</text:p>
          </table:table-cell>
          <table:table-cell table:formula="of:=ROUND(SUM([.E420:.E422]) / 3)" office:value-type="float" office:value="-99" calcext:value-type="float">
            <text:p>-99</text:p>
          </table:table-cell>
          <table:table-cell table:formula="of:=ROUND(SUM([.E421:.E422]) / 2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IF(ISTEXT([.B422]);0;[.B422])+[.A423]" office:value-type="float" office:value="392179" calcext:value-type="float">
            <text:p>392179</text:p>
          </table:table-cell>
          <table:table-cell table:formula="of:=ROUND([.B423]/1000;1)" office:value-type="float" office:value="392.2" calcext:value-type="float">
            <text:p>392.2</text:p>
          </table:table-cell>
          <table:table-cell office:value-type="float" office:value="-92" calcext:value-type="float">
            <text:p>-92</text:p>
          </table:table-cell>
          <table:table-cell office:value-type="float" office:value="-101" calcext:value-type="float">
            <text:p>-101</text:p>
          </table:table-cell>
          <table:table-cell table:formula="of:=ROUND(SUM([.E421:.E423]) / 3)" office:value-type="float" office:value="-101" calcext:value-type="float">
            <text:p>-101</text:p>
          </table:table-cell>
          <table:table-cell table:formula="of:=ROUND(SUM([.E422:.E423]) / 2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ISTEXT([.B423]);0;[.B423])+[.A424]" office:value-type="float" office:value="393121" calcext:value-type="float">
            <text:p>393121</text:p>
          </table:table-cell>
          <table:table-cell table:formula="of:=ROUND([.B424]/1000;1)" office:value-type="float" office:value="393.1" calcext:value-type="float">
            <text:p>393.1</text:p>
          </table:table-cell>
          <table:table-cell office:value-type="float" office:value="-91" calcext:value-type="float">
            <text:p>-91</text:p>
          </table:table-cell>
          <table:table-cell office:value-type="float" office:value="-100" calcext:value-type="float">
            <text:p>-100</text:p>
          </table:table-cell>
          <table:table-cell table:formula="of:=ROUND(SUM([.E422:.E424]) / 3)" office:value-type="float" office:value="-101" calcext:value-type="float">
            <text:p>-101</text:p>
          </table:table-cell>
          <table:table-cell table:formula="of:=ROUND(SUM([.E423:.E424]) / 2)" office:value-type="float" office:value="-101" calcext:value-type="float">
            <text:p>-101</text:p>
          </table:table-cell>
        </table:table-row>
        <table:table-row table:style-name="ro1">
          <table:table-cell office:value-type="float" office:value="2883" calcext:value-type="float">
            <text:p>2883</text:p>
          </table:table-cell>
          <table:table-cell table:formula="of:=IF(ISTEXT([.B424]);0;[.B424])+[.A425]" office:value-type="float" office:value="396004" calcext:value-type="float">
            <text:p>396004</text:p>
          </table:table-cell>
          <table:table-cell table:formula="of:=ROUND([.B425]/1000;1)" office:value-type="float" office:value="396" calcext:value-type="float">
            <text:p>396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423:.E425]) / 3)" office:value-type="float" office:value="-98" calcext:value-type="float">
            <text:p>-98</text:p>
          </table:table-cell>
          <table:table-cell table:formula="of:=ROUND(SUM([.E424:.E425]) / 2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25]);0;[.B425])+[.A426]" office:value-type="float" office:value="396480" calcext:value-type="float">
            <text:p>396480</text:p>
          </table:table-cell>
          <table:table-cell table:formula="of:=ROUND([.B426]/1000;1)" office:value-type="float" office:value="396.5" calcext:value-type="float">
            <text:p>396.5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table:formula="of:=ROUND(SUM([.E424:.E426]) / 3)" office:value-type="float" office:value="-95" calcext:value-type="float">
            <text:p>-95</text:p>
          </table:table-cell>
          <table:table-cell table:formula="of:=ROUND(SUM([.E425:.E426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ISTEXT([.B426]);0;[.B426])+[.A427]" office:value-type="float" office:value="396991" calcext:value-type="float">
            <text:p>396991</text:p>
          </table:table-cell>
          <table:table-cell table:formula="of:=ROUND([.B427]/1000;1)" office:value-type="float" office:value="397" calcext:value-type="float">
            <text:p>397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425:.E427]) / 3)" office:value-type="float" office:value="-93" calcext:value-type="float">
            <text:p>-93</text:p>
          </table:table-cell>
          <table:table-cell table:formula="of:=ROUND(SUM([.E426:.E427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table:formula="of:=IF(ISTEXT([.B427]);0;[.B427])+[.A428]" office:value-type="float" office:value="399363" calcext:value-type="float">
            <text:p>399363</text:p>
          </table:table-cell>
          <table:table-cell table:formula="of:=ROUND([.B428]/1000;1)" office:value-type="float" office:value="399.4" calcext:value-type="float">
            <text:p>399.4</text:p>
          </table:table-cell>
          <table:table-cell office:value-type="float" office:value="-103" calcext:value-type="float">
            <text:p>-103</text:p>
          </table:table-cell>
          <table:table-cell office:value-type="float" office:value="-96" calcext:value-type="float">
            <text:p>-96</text:p>
          </table:table-cell>
          <table:table-cell table:formula="of:=ROUND(SUM([.E426:.E428]) / 3)" office:value-type="float" office:value="-94" calcext:value-type="float">
            <text:p>-94</text:p>
          </table:table-cell>
          <table:table-cell table:formula="of:=ROUND(SUM([.E427:.E428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428]);0;[.B428])+[.A429]" office:value-type="float" office:value="399841" calcext:value-type="float">
            <text:p>399841</text:p>
          </table:table-cell>
          <table:table-cell table:formula="of:=ROUND([.B429]/1000;1)" office:value-type="float" office:value="399.8" calcext:value-type="float">
            <text:p>399.8</text:p>
          </table:table-cell>
          <table:table-cell office:value-type="float" office:value="-103" calcext:value-type="float">
            <text:p>-103</text:p>
          </table:table-cell>
          <table:table-cell office:value-type="float" office:value="-98" calcext:value-type="float">
            <text:p>-98</text:p>
          </table:table-cell>
          <table:table-cell table:formula="of:=ROUND(SUM([.E427:.E429]) / 3)" office:value-type="float" office:value="-96" calcext:value-type="float">
            <text:p>-96</text:p>
          </table:table-cell>
          <table:table-cell table:formula="of:=ROUND(SUM([.E428:.E429]) / 2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table:formula="of:=IF(ISTEXT([.B429]);0;[.B429])+[.A430]" office:value-type="float" office:value="402726" calcext:value-type="float">
            <text:p>402726</text:p>
          </table:table-cell>
          <table:table-cell table:formula="of:=ROUND([.B430]/1000;1)" office:value-type="float" office:value="402.7" calcext:value-type="float">
            <text:p>402.7</text:p>
          </table:table-cell>
          <table:table-cell office:value-type="float" office:value="-93" calcext:value-type="float">
            <text:p>-93</text:p>
          </table:table-cell>
          <table:table-cell office:value-type="float" office:value="-98" calcext:value-type="float">
            <text:p>-98</text:p>
          </table:table-cell>
          <table:table-cell table:formula="of:=ROUND(SUM([.E428:.E430]) / 3)" office:value-type="float" office:value="-97" calcext:value-type="float">
            <text:p>-97</text:p>
          </table:table-cell>
          <table:table-cell table:formula="of:=ROUND(SUM([.E429:.E430]) / 2)" office:value-type="float" office:value="-98" calcext:value-type="float">
            <text:p>-9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ISTEXT([.B430]);0;[.B430])+[.A431]" office:value-type="float" office:value="403202" calcext:value-type="float">
            <text:p>403202</text:p>
          </table:table-cell>
          <table:table-cell table:formula="of:=ROUND([.B431]/1000;1)" office:value-type="float" office:value="403.2" calcext:value-type="float">
            <text:p>403.2</text:p>
          </table:table-cell>
          <table:table-cell office:value-type="float" office:value="-87" calcext:value-type="float">
            <text:p>-87</text:p>
          </table:table-cell>
          <table:table-cell office:value-type="float" office:value="-96" calcext:value-type="float">
            <text:p>-96</text:p>
          </table:table-cell>
          <table:table-cell table:formula="of:=ROUND(SUM([.E429:.E431]) / 3)" office:value-type="float" office:value="-97" calcext:value-type="float">
            <text:p>-97</text:p>
          </table:table-cell>
          <table:table-cell table:formula="of:=ROUND(SUM([.E430:.E431]) / 2)" office:value-type="float" office:value="-97" calcext:value-type="float">
            <text:p>-9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ISTEXT([.B431]);0;[.B431])+[.A432]" office:value-type="float" office:value="404182" calcext:value-type="float">
            <text:p>404182</text:p>
          </table:table-cell>
          <table:table-cell table:formula="of:=ROUND([.B432]/1000;1)" office:value-type="float" office:value="404.2" calcext:value-type="float">
            <text:p>404.2</text:p>
          </table:table-cell>
          <table:table-cell office:value-type="float" office:value="-97" calcext:value-type="float">
            <text:p>-97</text:p>
          </table:table-cell>
          <table:table-cell office:value-type="float" office:value="-95" calcext:value-type="float">
            <text:p>-95</text:p>
          </table:table-cell>
          <table:table-cell table:formula="of:=ROUND(SUM([.E430:.E432]) / 3)" office:value-type="float" office:value="-96" calcext:value-type="float">
            <text:p>-96</text:p>
          </table:table-cell>
          <table:table-cell table:formula="of:=ROUND(SUM([.E431:.E432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ISTEXT([.B432]);0;[.B432])+[.A433]" office:value-type="float" office:value="404648" calcext:value-type="float">
            <text:p>404648</text:p>
          </table:table-cell>
          <table:table-cell table:formula="of:=ROUND([.B433]/1000;1)" office:value-type="float" office:value="404.6" calcext:value-type="float">
            <text:p>404.6</text:p>
          </table:table-cell>
          <table:table-cell office:value-type="float" office:value="-89" calcext:value-type="float">
            <text:p>-89</text:p>
          </table:table-cell>
          <table:table-cell office:value-type="float" office:value="-91" calcext:value-type="float">
            <text:p>-91</text:p>
          </table:table-cell>
          <table:table-cell table:formula="of:=ROUND(SUM([.E431:.E433]) / 3)" office:value-type="float" office:value="-94" calcext:value-type="float">
            <text:p>-94</text:p>
          </table:table-cell>
          <table:table-cell table:formula="of:=ROUND(SUM([.E432:.E433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433]);0;[.B433])+[.A434]" office:value-type="float" office:value="405123" calcext:value-type="float">
            <text:p>405123</text:p>
          </table:table-cell>
          <table:table-cell table:formula="of:=ROUND([.B434]/1000;1)" office:value-type="float" office:value="405.1" calcext:value-type="float">
            <text:p>405.1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table:formula="of:=ROUND(SUM([.E432:.E434]) / 3)" office:value-type="float" office:value="-92" calcext:value-type="float">
            <text:p>-92</text:p>
          </table:table-cell>
          <table:table-cell table:formula="of:=ROUND(SUM([.E433:.E434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IF(ISTEXT([.B434]);0;[.B434])+[.A435]" office:value-type="float" office:value="406563" calcext:value-type="float">
            <text:p>406563</text:p>
          </table:table-cell>
          <table:table-cell table:formula="of:=ROUND([.B435]/1000;1)" office:value-type="float" office:value="406.6" calcext:value-type="float">
            <text:p>406.6</text:p>
          </table:table-cell>
          <table:table-cell office:value-type="float" office:value="-89" calcext:value-type="float">
            <text:p>-89</text:p>
          </table:table-cell>
          <table:table-cell office:value-type="float" office:value="-90" calcext:value-type="float">
            <text:p>-90</text:p>
          </table:table-cell>
          <table:table-cell table:formula="of:=ROUND(SUM([.E433:.E435]) / 3)" office:value-type="float" office:value="-90" calcext:value-type="float">
            <text:p>-90</text:p>
          </table:table-cell>
          <table:table-cell table:formula="of:=ROUND(SUM([.E434:.E435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435]);0;[.B435])+[.A436]" office:value-type="float" office:value="407046" calcext:value-type="float">
            <text:p>407046</text:p>
          </table:table-cell>
          <table:table-cell table:formula="of:=ROUND([.B436]/1000;1)" office:value-type="float" office:value="407" calcext:value-type="float">
            <text:p>407</text:p>
          </table:table-cell>
          <table:table-cell office:value-type="float" office:value="-82" calcext:value-type="float">
            <text:p>-82</text:p>
          </table:table-cell>
          <table:table-cell office:value-type="float" office:value="-86" calcext:value-type="float">
            <text:p>-86</text:p>
          </table:table-cell>
          <table:table-cell table:formula="of:=ROUND(SUM([.E434:.E436]) / 3)" office:value-type="float" office:value="-89" calcext:value-type="float">
            <text:p>-89</text:p>
          </table:table-cell>
          <table:table-cell table:formula="of:=ROUND(SUM([.E435:.E436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ISTEXT([.B436]);0;[.B436])+[.A437]" office:value-type="float" office:value="407523" calcext:value-type="float">
            <text:p>407523</text:p>
          </table:table-cell>
          <table:table-cell table:formula="of:=ROUND([.B437]/1000;1)" office:value-type="float" office:value="407.5" calcext:value-type="float">
            <text:p>407.5</text:p>
          </table:table-cell>
          <table:table-cell office:value-type="float" office:value="-104" calcext:value-type="float">
            <text:p>-104</text:p>
          </table:table-cell>
          <table:table-cell office:value-type="float" office:value="-90" calcext:value-type="float">
            <text:p>-90</text:p>
          </table:table-cell>
          <table:table-cell table:formula="of:=ROUND(SUM([.E435:.E437]) / 3)" office:value-type="float" office:value="-89" calcext:value-type="float">
            <text:p>-89</text:p>
          </table:table-cell>
          <table:table-cell table:formula="of:=ROUND(SUM([.E436:.E437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table:formula="of:=IF(ISTEXT([.B437]);0;[.B437])+[.A438]" office:value-type="float" office:value="409917" calcext:value-type="float">
            <text:p>409917</text:p>
          </table:table-cell>
          <table:table-cell table:formula="of:=ROUND([.B438]/1000;1)" office:value-type="float" office:value="409.9" calcext:value-type="float">
            <text:p>409.9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table:formula="of:=ROUND(SUM([.E436:.E438]) / 3)" office:value-type="float" office:value="-89" calcext:value-type="float">
            <text:p>-89</text:p>
          </table:table-cell>
          <table:table-cell table:formula="of:=ROUND(SUM([.E437:.E438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38]);0;[.B438])+[.A439]" office:value-type="float" office:value="410402" calcext:value-type="float">
            <text:p>410402</text:p>
          </table:table-cell>
          <table:table-cell table:formula="of:=ROUND([.B439]/1000;1)" office:value-type="float" office:value="410.4" calcext:value-type="float">
            <text:p>410.4</text:p>
          </table:table-cell>
          <table:table-cell office:value-type="float" office:value="-88" calcext:value-type="float">
            <text:p>-88</text:p>
          </table:table-cell>
          <table:table-cell office:value-type="float" office:value="-92" calcext:value-type="float">
            <text:p>-92</text:p>
          </table:table-cell>
          <table:table-cell table:formula="of:=ROUND(SUM([.E437:.E439]) / 3)" office:value-type="float" office:value="-91" calcext:value-type="float">
            <text:p>-91</text:p>
          </table:table-cell>
          <table:table-cell table:formula="of:=ROUND(SUM([.E438:.E43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IF(ISTEXT([.B439]);0;[.B439])+[.A440]" office:value-type="float" office:value="410902" calcext:value-type="float">
            <text:p>410902</text:p>
          </table:table-cell>
          <table:table-cell table:formula="of:=ROUND([.B440]/1000;1)" office:value-type="float" office:value="410.9" calcext:value-type="float">
            <text:p>410.9</text:p>
          </table:table-cell>
          <table:table-cell office:value-type="float" office:value="-91" calcext:value-type="float">
            <text:p>-91</text:p>
          </table:table-cell>
          <table:table-cell office:value-type="float" office:value="-94" calcext:value-type="float">
            <text:p>-94</text:p>
          </table:table-cell>
          <table:table-cell table:formula="of:=ROUND(SUM([.E438:.E440]) / 3)" office:value-type="float" office:value="-93" calcext:value-type="float">
            <text:p>-93</text:p>
          </table:table-cell>
          <table:table-cell table:formula="of:=ROUND(SUM([.E439:.E440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IF(ISTEXT([.B440]);0;[.B440])+[.A441]" office:value-type="float" office:value="411846" calcext:value-type="float">
            <text:p>411846</text:p>
          </table:table-cell>
          <table:table-cell table:formula="of:=ROUND([.B441]/1000;1)" office:value-type="float" office:value="411.8" calcext:value-type="float">
            <text:p>411.8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E439:.E441]) / 3)" office:value-type="float" office:value="-92" calcext:value-type="float">
            <text:p>-92</text:p>
          </table:table-cell>
          <table:table-cell table:formula="of:=ROUND(SUM([.E440:.E441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ISTEXT([.B441]);0;[.B441])+[.A442]" office:value-type="float" office:value="412800" calcext:value-type="float">
            <text:p>412800</text:p>
          </table:table-cell>
          <table:table-cell table:formula="of:=ROUND([.B442]/1000;1)" office:value-type="float" office:value="412.8" calcext:value-type="float">
            <text:p>412.8</text:p>
          </table:table-cell>
          <table:table-cell office:value-type="float" office:value="-94" calcext:value-type="float">
            <text:p>-94</text:p>
          </table:table-cell>
          <table:table-cell office:value-type="float" office:value="-90" calcext:value-type="float">
            <text:p>-90</text:p>
          </table:table-cell>
          <table:table-cell table:formula="of:=ROUND(SUM([.E440:.E442]) / 3)" office:value-type="float" office:value="-92" calcext:value-type="float">
            <text:p>-92</text:p>
          </table:table-cell>
          <table:table-cell table:formula="of:=ROUND(SUM([.E441:.E442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formula="of:=IF(ISTEXT([.B442]);0;[.B442])+[.A443]" office:value-type="float" office:value="414260" calcext:value-type="float">
            <text:p>414260</text:p>
          </table:table-cell>
          <table:table-cell table:formula="of:=ROUND([.B443]/1000;1)" office:value-type="float" office:value="414.3" calcext:value-type="float">
            <text:p>414.3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formula="of:=ROUND(SUM([.E441:.E443]) / 3)" office:value-type="float" office:value="-91" calcext:value-type="float">
            <text:p>-91</text:p>
          </table:table-cell>
          <table:table-cell table:formula="of:=ROUND(SUM([.E442:.E443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ISTEXT([.B443]);0;[.B443])+[.A444]" office:value-type="float" office:value="414718" calcext:value-type="float">
            <text:p>414718</text:p>
          </table:table-cell>
          <table:table-cell table:formula="of:=ROUND([.B444]/1000;1)" office:value-type="float" office:value="414.7" calcext:value-type="float">
            <text:p>414.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table:formula="of:=ROUND(SUM([.E442:.E444]) / 3)" office:value-type="float" office:value="-91" calcext:value-type="float">
            <text:p>-91</text:p>
          </table:table-cell>
          <table:table-cell table:formula="of:=ROUND(SUM([.E443:.E444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44]);0;[.B444])+[.A445]" office:value-type="float" office:value="415202" calcext:value-type="float">
            <text:p>415202</text:p>
          </table:table-cell>
          <table:table-cell table:formula="of:=ROUND([.B445]/1000;1)" office:value-type="float" office:value="415.2" calcext:value-type="float">
            <text:p>415.2</text:p>
          </table:table-cell>
          <table:table-cell office:value-type="float" office:value="-96" calcext:value-type="float">
            <text:p>-96</text:p>
          </table:table-cell>
          <table:table-cell office:value-type="float" office:value="-93" calcext:value-type="float">
            <text:p>-93</text:p>
          </table:table-cell>
          <table:table-cell table:formula="of:=ROUND(SUM([.E443:.E445]) / 3)" office:value-type="float" office:value="-92" calcext:value-type="float">
            <text:p>-92</text:p>
          </table:table-cell>
          <table:table-cell table:formula="of:=ROUND(SUM([.E444:.E445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445]);0;[.B445])+[.A446]" office:value-type="float" office:value="416165" calcext:value-type="float">
            <text:p>416165</text:p>
          </table:table-cell>
          <table:table-cell table:formula="of:=ROUND([.B446]/1000;1)" office:value-type="float" office:value="416.2" calcext:value-type="float">
            <text:p>416.2</text:p>
          </table:table-cell>
          <table:table-cell office:value-type="float" office:value="-101" calcext:value-type="float">
            <text:p>-101</text:p>
          </table:table-cell>
          <table:table-cell office:value-type="float" office:value="-94" calcext:value-type="float">
            <text:p>-94</text:p>
          </table:table-cell>
          <table:table-cell table:formula="of:=ROUND(SUM([.E444:.E446]) / 3)" office:value-type="float" office:value="-93" calcext:value-type="float">
            <text:p>-93</text:p>
          </table:table-cell>
          <table:table-cell table:formula="of:=ROUND(SUM([.E445:.E446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ISTEXT([.B446]);0;[.B446])+[.A447]" office:value-type="float" office:value="417609" calcext:value-type="float">
            <text:p>417609</text:p>
          </table:table-cell>
          <table:table-cell table:formula="of:=ROUND([.B447]/1000;1)" office:value-type="float" office:value="417.6" calcext:value-type="float">
            <text:p>417.6</text:p>
          </table:table-cell>
          <table:table-cell office:value-type="float" office:value="-83" calcext:value-type="float">
            <text:p>-83</text:p>
          </table:table-cell>
          <table:table-cell office:value-type="float" office:value="-92" calcext:value-type="float">
            <text:p>-92</text:p>
          </table:table-cell>
          <table:table-cell table:formula="of:=ROUND(SUM([.E445:.E447]) / 3)" office:value-type="float" office:value="-93" calcext:value-type="float">
            <text:p>-93</text:p>
          </table:table-cell>
          <table:table-cell table:formula="of:=ROUND(SUM([.E446:.E447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IF(ISTEXT([.B447]);0;[.B447])+[.A448]" office:value-type="float" office:value="419533" calcext:value-type="float">
            <text:p>419533</text:p>
          </table:table-cell>
          <table:table-cell table:formula="of:=ROUND([.B448]/1000;1)" office:value-type="float" office:value="419.5" calcext:value-type="float">
            <text:p>419.5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446:.E448]) / 3)" office:value-type="float" office:value="-93" calcext:value-type="float">
            <text:p>-93</text:p>
          </table:table-cell>
          <table:table-cell table:formula="of:=ROUND(SUM([.E447:.E448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448]);0;[.B448])+[.A449]" office:value-type="float" office:value="420008" calcext:value-type="float">
            <text:p>420008</text:p>
          </table:table-cell>
          <table:table-cell table:formula="of:=ROUND([.B449]/1000;1)" office:value-type="float" office:value="420" calcext:value-type="float">
            <text:p>420</text:p>
          </table:table-cell>
          <table:table-cell office:value-type="float" office:value="-84" calcext:value-type="float">
            <text:p>-84</text:p>
          </table:table-cell>
          <table:table-cell office:value-type="float" office:value="-90" calcext:value-type="float">
            <text:p>-90</text:p>
          </table:table-cell>
          <table:table-cell table:formula="of:=ROUND(SUM([.E447:.E449]) / 3)" office:value-type="float" office:value="-92" calcext:value-type="float">
            <text:p>-92</text:p>
          </table:table-cell>
          <table:table-cell table:formula="of:=ROUND(SUM([.E448:.E449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ISTEXT([.B449]);0;[.B449])+[.A450]" office:value-type="float" office:value="420960" calcext:value-type="float">
            <text:p>420960</text:p>
          </table:table-cell>
          <table:table-cell table:formula="of:=ROUND([.B450]/1000;1)" office:value-type="float" office:value="421" calcext:value-type="float">
            <text:p>421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E448:.E450]) / 3)" office:value-type="float" office:value="-90" calcext:value-type="float">
            <text:p>-90</text:p>
          </table:table-cell>
          <table:table-cell table:formula="of:=ROUND(SUM([.E449:.E450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IF(ISTEXT([.B450]);0;[.B450])+[.A451]" office:value-type="float" office:value="422878" calcext:value-type="float">
            <text:p>422878</text:p>
          </table:table-cell>
          <table:table-cell table:formula="of:=ROUND([.B451]/1000;1)" office:value-type="float" office:value="422.9" calcext:value-type="float">
            <text:p>422.9</text:p>
          </table:table-cell>
          <table:table-cell office:value-type="float" office:value="-101" calcext:value-type="float">
            <text:p>-101</text:p>
          </table:table-cell>
          <table:table-cell office:value-type="float" office:value="-90" calcext:value-type="float">
            <text:p>-90</text:p>
          </table:table-cell>
          <table:table-cell table:formula="of:=ROUND(SUM([.E449:.E451]) / 3)" office:value-type="float" office:value="-89" calcext:value-type="float">
            <text:p>-89</text:p>
          </table:table-cell>
          <table:table-cell table:formula="of:=ROUND(SUM([.E450:.E451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ISTEXT([.B451]);0;[.B451])+[.A452]" office:value-type="float" office:value="423367" calcext:value-type="float">
            <text:p>423367</text:p>
          </table:table-cell>
          <table:table-cell table:formula="of:=ROUND([.B452]/1000;1)" office:value-type="float" office:value="423.4" calcext:value-type="float">
            <text:p>423.4</text:p>
          </table:table-cell>
          <table:table-cell office:value-type="float" office:value="-83" calcext:value-type="float">
            <text:p>-83</text:p>
          </table:table-cell>
          <table:table-cell office:value-type="float" office:value="-88" calcext:value-type="float">
            <text:p>-88</text:p>
          </table:table-cell>
          <table:table-cell table:formula="of:=ROUND(SUM([.E450:.E452]) / 3)" office:value-type="float" office:value="-88" calcext:value-type="float">
            <text:p>-88</text:p>
          </table:table-cell>
          <table:table-cell table:formula="of:=ROUND(SUM([.E451:.E45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452]);0;[.B452])+[.A453]" office:value-type="float" office:value="423854" calcext:value-type="float">
            <text:p>423854</text:p>
          </table:table-cell>
          <table:table-cell table:formula="of:=ROUND([.B453]/1000;1)" office:value-type="float" office:value="423.9" calcext:value-type="float">
            <text:p>423.9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E451:.E453]) / 3)" office:value-type="float" office:value="-89" calcext:value-type="float">
            <text:p>-89</text:p>
          </table:table-cell>
          <table:table-cell table:formula="of:=ROUND(SUM([.E452:.E453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453]);0;[.B453])+[.A454]" office:value-type="float" office:value="424334" calcext:value-type="float">
            <text:p>424334</text:p>
          </table:table-cell>
          <table:table-cell table:formula="of:=ROUND([.B454]/1000;1)" office:value-type="float" office:value="424.3" calcext:value-type="float">
            <text:p>424.3</text:p>
          </table:table-cell>
          <table:table-cell office:value-type="float" office:value="-88" calcext:value-type="float">
            <text:p>-88</text:p>
          </table:table-cell>
          <table:table-cell office:value-type="float" office:value="-90" calcext:value-type="float">
            <text:p>-90</text:p>
          </table:table-cell>
          <table:table-cell table:formula="of:=ROUND(SUM([.E452:.E454]) / 3)" office:value-type="float" office:value="-89" calcext:value-type="float">
            <text:p>-89</text:p>
          </table:table-cell>
          <table:table-cell table:formula="of:=ROUND(SUM([.E453:.E454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ISTEXT([.B454]);0;[.B454])+[.A455]" office:value-type="float" office:value="425284" calcext:value-type="float">
            <text:p>425284</text:p>
          </table:table-cell>
          <table:table-cell table:formula="of:=ROUND([.B455]/1000;1)" office:value-type="float" office:value="425.3" calcext:value-type="float">
            <text:p>425.3</text:p>
          </table:table-cell>
          <table:table-cell office:value-type="float" office:value="-93" calcext:value-type="float">
            <text:p>-93</text:p>
          </table:table-cell>
          <table:table-cell office:value-type="float" office:value="-88" calcext:value-type="float">
            <text:p>-88</text:p>
          </table:table-cell>
          <table:table-cell table:formula="of:=ROUND(SUM([.E453:.E455]) / 3)" office:value-type="float" office:value="-89" calcext:value-type="float">
            <text:p>-89</text:p>
          </table:table-cell>
          <table:table-cell table:formula="of:=ROUND(SUM([.E454:.E455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formula="of:=IF(ISTEXT([.B455]);0;[.B455])+[.A456]" office:value-type="float" office:value="426728" calcext:value-type="float">
            <text:p>426728</text:p>
          </table:table-cell>
          <table:table-cell table:formula="of:=ROUND([.B456]/1000;1)" office:value-type="float" office:value="426.7" calcext:value-type="float">
            <text:p>426.7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E454:.E456]) / 3)" office:value-type="float" office:value="-89" calcext:value-type="float">
            <text:p>-89</text:p>
          </table:table-cell>
          <table:table-cell table:formula="of:=ROUND(SUM([.E455:.E456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456]);0;[.B456])+[.A457]" office:value-type="float" office:value="427200" calcext:value-type="float">
            <text:p>427200</text:p>
          </table:table-cell>
          <table:table-cell table:formula="of:=ROUND([.B457]/1000;1)" office:value-type="float" office:value="427.2" calcext:value-type="float">
            <text:p>427.2</text:p>
          </table:table-cell>
          <table:table-cell office:value-type="float" office:value="-90" calcext:value-type="float">
            <text:p>-90</text:p>
          </table:table-cell>
          <table:table-cell office:value-type="float" office:value="-88" calcext:value-type="float">
            <text:p>-88</text:p>
          </table:table-cell>
          <table:table-cell table:formula="of:=ROUND(SUM([.E455:.E457]) / 3)" office:value-type="float" office:value="-88" calcext:value-type="float">
            <text:p>-88</text:p>
          </table:table-cell>
          <table:table-cell table:formula="of:=ROUND(SUM([.E456:.E457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457]);0;[.B457])+[.A458]" office:value-type="float" office:value="427686" calcext:value-type="float">
            <text:p>427686</text:p>
          </table:table-cell>
          <table:table-cell table:formula="of:=ROUND([.B458]/1000;1)" office:value-type="float" office:value="427.7" calcext:value-type="float">
            <text:p>427.7</text:p>
          </table:table-cell>
          <table:table-cell office:value-type="float" office:value="-79" calcext:value-type="float">
            <text:p>-79</text:p>
          </table:table-cell>
          <table:table-cell office:value-type="float" office:value="-86" calcext:value-type="float">
            <text:p>-86</text:p>
          </table:table-cell>
          <table:table-cell table:formula="of:=ROUND(SUM([.E456:.E458]) / 3)" office:value-type="float" office:value="-87" calcext:value-type="float">
            <text:p>-87</text:p>
          </table:table-cell>
          <table:table-cell table:formula="of:=ROUND(SUM([.E457:.E458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58]);0;[.B458])+[.A459]" office:value-type="float" office:value="428165" calcext:value-type="float">
            <text:p>428165</text:p>
          </table:table-cell>
          <table:table-cell table:formula="of:=ROUND([.B459]/1000;1)" office:value-type="float" office:value="428.2" calcext:value-type="float">
            <text:p>428.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formula="of:=ROUND(SUM([.E457:.E459]) / 3)" office:value-type="float" office:value="-86" calcext:value-type="float">
            <text:p>-86</text:p>
          </table:table-cell>
          <table:table-cell table:formula="of:=ROUND(SUM([.E458:.E459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table:formula="of:=IF(ISTEXT([.B459]);0;[.B459])+[.A460]" office:value-type="float" office:value="431488" calcext:value-type="float">
            <text:p>431488</text:p>
          </table:table-cell>
          <table:table-cell table:formula="of:=ROUND([.B460]/1000;1)" office:value-type="float" office:value="431.5" calcext:value-type="float">
            <text:p>431.5</text:p>
          </table:table-cell>
          <table:table-cell office:value-type="float" office:value="-120" calcext:value-type="float">
            <text:p>-120</text:p>
          </table:table-cell>
          <table:table-cell office:value-type="float" office:value="-94" calcext:value-type="float">
            <text:p>-94</text:p>
          </table:table-cell>
          <table:table-cell table:formula="of:=ROUND(SUM([.E458:.E460]) / 3)" office:value-type="float" office:value="-88" calcext:value-type="float">
            <text:p>-88</text:p>
          </table:table-cell>
          <table:table-cell table:formula="of:=ROUND(SUM([.E459:.E46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ISTEXT([.B460]);0;[.B460])+[.A461]" office:value-type="float" office:value="432006" calcext:value-type="float">
            <text:p>432006</text:p>
          </table:table-cell>
          <table:table-cell table:formula="of:=ROUND([.B461]/1000;1)" office:value-type="float" office:value="432" calcext:value-type="float">
            <text:p>432</text:p>
          </table:table-cell>
          <table:table-cell office:value-type="float" office:value="-88" calcext:value-type="float">
            <text:p>-88</text:p>
          </table:table-cell>
          <table:table-cell office:value-type="float" office:value="-93" calcext:value-type="float">
            <text:p>-93</text:p>
          </table:table-cell>
          <table:table-cell table:formula="of:=ROUND(SUM([.E459:.E461]) / 3)" office:value-type="float" office:value="-91" calcext:value-type="float">
            <text:p>-91</text:p>
          </table:table-cell>
          <table:table-cell table:formula="of:=ROUND(SUM([.E460:.E461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IF(ISTEXT([.B461]);0;[.B461])+[.A462]" office:value-type="float" office:value="433929" calcext:value-type="float">
            <text:p>433929</text:p>
          </table:table-cell>
          <table:table-cell table:formula="of:=ROUND([.B462]/1000;1)" office:value-type="float" office:value="433.9" calcext:value-type="float">
            <text:p>433.9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table:formula="of:=ROUND(SUM([.E460:.E462]) / 3)" office:value-type="float" office:value="-95" calcext:value-type="float">
            <text:p>-95</text:p>
          </table:table-cell>
          <table:table-cell table:formula="of:=ROUND(SUM([.E461:.E462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462]);0;[.B462])+[.A463]" office:value-type="float" office:value="434884" calcext:value-type="float">
            <text:p>434884</text:p>
          </table:table-cell>
          <table:table-cell table:formula="of:=ROUND([.B463]/1000;1)" office:value-type="float" office:value="434.9" calcext:value-type="float">
            <text:p>434.9</text:p>
          </table:table-cell>
          <table:table-cell office:value-type="float" office:value="-91" calcext:value-type="float">
            <text:p>-91</text:p>
          </table:table-cell>
          <table:table-cell office:value-type="float" office:value="-99" calcext:value-type="float">
            <text:p>-99</text:p>
          </table:table-cell>
          <table:table-cell table:formula="of:=ROUND(SUM([.E461:.E463]) / 3)" office:value-type="float" office:value="-97" calcext:value-type="float">
            <text:p>-97</text:p>
          </table:table-cell>
          <table:table-cell table:formula="of:=ROUND(SUM([.E462:.E463]) / 2)" office:value-type="float" office:value="-99" calcext:value-type="float">
            <text:p>-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63]);0;[.B463])+[.A464]" office:value-type="float" office:value="435365" calcext:value-type="float">
            <text:p>435365</text:p>
          </table:table-cell>
          <table:table-cell table:formula="of:=ROUND([.B464]/1000;1)" office:value-type="float" office:value="435.4" calcext:value-type="float">
            <text:p>435.4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E462:.E464]) / 3)" office:value-type="float" office:value="-96" calcext:value-type="float">
            <text:p>-96</text:p>
          </table:table-cell>
          <table:table-cell table:formula="of:=ROUND(SUM([.E463:.E464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table:formula="of:=IF(ISTEXT([.B464]);0;[.B464])+[.A465]" office:value-type="float" office:value="437779" calcext:value-type="float">
            <text:p>437779</text:p>
          </table:table-cell>
          <table:table-cell table:formula="of:=ROUND([.B465]/1000;1)" office:value-type="float" office:value="437.8" calcext:value-type="float">
            <text:p>437.8</text:p>
          </table:table-cell>
          <table:table-cell office:value-type="float" office:value="-82" calcext:value-type="float">
            <text:p>-82</text:p>
          </table:table-cell>
          <table:table-cell office:value-type="float" office:value="-90" calcext:value-type="float">
            <text:p>-90</text:p>
          </table:table-cell>
          <table:table-cell table:formula="of:=ROUND(SUM([.E463:.E465]) / 3)" office:value-type="float" office:value="-93" calcext:value-type="float">
            <text:p>-93</text:p>
          </table:table-cell>
          <table:table-cell table:formula="of:=ROUND(SUM([.E464:.E465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ISTEXT([.B465]);0;[.B465])+[.A466]" office:value-type="float" office:value="438244" calcext:value-type="float">
            <text:p>438244</text:p>
          </table:table-cell>
          <table:table-cell table:formula="of:=ROUND([.B466]/1000;1)" office:value-type="float" office:value="438.2" calcext:value-type="float">
            <text:p>438.2</text:p>
          </table:table-cell>
          <table:table-cell office:value-type="float" office:value="-91" calcext:value-type="float">
            <text:p>-91</text:p>
          </table:table-cell>
          <table:table-cell office:value-type="float" office:value="-88" calcext:value-type="float">
            <text:p>-88</text:p>
          </table:table-cell>
          <table:table-cell table:formula="of:=ROUND(SUM([.E464:.E466]) / 3)" office:value-type="float" office:value="-90" calcext:value-type="float">
            <text:p>-90</text:p>
          </table:table-cell>
          <table:table-cell table:formula="of:=ROUND(SUM([.E465:.E466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ISTEXT([.B466]);0;[.B466])+[.A467]" office:value-type="float" office:value="439219" calcext:value-type="float">
            <text:p>439219</text:p>
          </table:table-cell>
          <table:table-cell table:formula="of:=ROUND([.B467]/1000;1)" office:value-type="float" office:value="439.2" calcext:value-type="float">
            <text:p>439.2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table:formula="of:=ROUND(SUM([.E465:.E467]) / 3)" office:value-type="float" office:value="-88" calcext:value-type="float">
            <text:p>-88</text:p>
          </table:table-cell>
          <table:table-cell table:formula="of:=ROUND(SUM([.E466:.E467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ISTEXT([.B467]);0;[.B467])+[.A468]" office:value-type="float" office:value="439680" calcext:value-type="float">
            <text:p>439680</text:p>
          </table:table-cell>
          <table:table-cell table:formula="of:=ROUND([.B468]/1000;1)" office:value-type="float" office:value="439.7" calcext:value-type="float">
            <text:p>439.7</text:p>
          </table:table-cell>
          <table:table-cell table:number-columns-repeated="2" office:value-type="float" office:value="-85" calcext:value-type="float">
            <text:p>-85</text:p>
          </table:table-cell>
          <table:table-cell table:formula="of:=ROUND(SUM([.E466:.E468]) / 3)" office:value-type="float" office:value="-86" calcext:value-type="float">
            <text:p>-86</text:p>
          </table:table-cell>
          <table:table-cell table:formula="of:=ROUND(SUM([.E467:.E468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468]);0;[.B468])+[.A469]" office:value-type="float" office:value="440168" calcext:value-type="float">
            <text:p>440168</text:p>
          </table:table-cell>
          <table:table-cell table:formula="of:=ROUND([.B469]/1000;1)" office:value-type="float" office:value="440.2" calcext:value-type="float">
            <text:p>440.2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formula="of:=ROUND(SUM([.E467:.E469]) / 3)" office:value-type="float" office:value="-86" calcext:value-type="float">
            <text:p>-86</text:p>
          </table:table-cell>
          <table:table-cell table:formula="of:=ROUND(SUM([.E468:.E469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469]);0;[.B469])+[.A470]" office:value-type="float" office:value="440640" calcext:value-type="float">
            <text:p>440640</text:p>
          </table:table-cell>
          <table:table-cell table:formula="of:=ROUND([.B470]/1000;1)" office:value-type="float" office:value="440.6" calcext:value-type="float">
            <text:p>440.6</text:p>
          </table:table-cell>
          <table:table-cell office:value-type="float" office:value="-94" calcext:value-type="float">
            <text:p>-94</text:p>
          </table:table-cell>
          <table:table-cell office:value-type="float" office:value="-89" calcext:value-type="float">
            <text:p>-89</text:p>
          </table:table-cell>
          <table:table-cell table:formula="of:=ROUND(SUM([.E468:.E470]) / 3)" office:value-type="float" office:value="-87" calcext:value-type="float">
            <text:p>-87</text:p>
          </table:table-cell>
          <table:table-cell table:formula="of:=ROUND(SUM([.E469:.E470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2886" calcext:value-type="float">
            <text:p>2886</text:p>
          </table:table-cell>
          <table:table-cell table:formula="of:=IF(ISTEXT([.B470]);0;[.B470])+[.A471]" office:value-type="float" office:value="443526" calcext:value-type="float">
            <text:p>443526</text:p>
          </table:table-cell>
          <table:table-cell table:formula="of:=ROUND([.B471]/1000;1)" office:value-type="float" office:value="443.5" calcext:value-type="float">
            <text:p>443.5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E469:.E471]) / 3)" office:value-type="float" office:value="-89" calcext:value-type="float">
            <text:p>-89</text:p>
          </table:table-cell>
          <table:table-cell table:formula="of:=ROUND(SUM([.E470:.E471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ISTEXT([.B471]);0;[.B471])+[.A472]" office:value-type="float" office:value="445447" calcext:value-type="float">
            <text:p>445447</text:p>
          </table:table-cell>
          <table:table-cell table:formula="of:=ROUND([.B472]/1000;1)" office:value-type="float" office:value="445.4" calcext:value-type="float">
            <text:p>445.4</text:p>
          </table:table-cell>
          <table:table-cell table:number-columns-repeated="2" office:value-type="float" office:value="-93" calcext:value-type="float">
            <text:p>-93</text:p>
          </table:table-cell>
          <table:table-cell table:formula="of:=ROUND(SUM([.E470:.E472]) / 3)" office:value-type="float" office:value="-91" calcext:value-type="float">
            <text:p>-91</text:p>
          </table:table-cell>
          <table:table-cell table:formula="of:=ROUND(SUM([.E471:.E472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formula="of:=IF(ISTEXT([.B472]);0;[.B472])+[.A473]" office:value-type="float" office:value="446879" calcext:value-type="float">
            <text:p>446879</text:p>
          </table:table-cell>
          <table:table-cell table:formula="of:=ROUND([.B473]/1000;1)" office:value-type="float" office:value="446.9" calcext:value-type="float">
            <text:p>446.9</text:p>
          </table:table-cell>
          <table:table-cell office:value-type="float" office:value="-98" calcext:value-type="float">
            <text:p>-98</text:p>
          </table:table-cell>
          <table:table-cell office:value-type="float" office:value="-94" calcext:value-type="float">
            <text:p>-94</text:p>
          </table:table-cell>
          <table:table-cell table:formula="of:=ROUND(SUM([.E471:.E473]) / 3)" office:value-type="float" office:value="-93" calcext:value-type="float">
            <text:p>-93</text:p>
          </table:table-cell>
          <table:table-cell table:formula="of:=ROUND(SUM([.E472:.E473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473]);0;[.B473])+[.A474]" office:value-type="float" office:value="447367" calcext:value-type="float">
            <text:p>447367</text:p>
          </table:table-cell>
          <table:table-cell table:formula="of:=ROUND([.B474]/1000;1)" office:value-type="float" office:value="447.4" calcext:value-type="float">
            <text:p>447.4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table:formula="of:=ROUND(SUM([.E472:.E474]) / 3)" office:value-type="float" office:value="-94" calcext:value-type="float">
            <text:p>-94</text:p>
          </table:table-cell>
          <table:table-cell table:formula="of:=ROUND(SUM([.E473:.E474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474]);0;[.B474])+[.A475]" office:value-type="float" office:value="448325" calcext:value-type="float">
            <text:p>448325</text:p>
          </table:table-cell>
          <table:table-cell table:formula="of:=ROUND([.B475]/1000;1)" office:value-type="float" office:value="448.3" calcext:value-type="float">
            <text:p>448.3</text:p>
          </table:table-cell>
          <table:table-cell office:value-type="float" office:value="-98" calcext:value-type="float">
            <text:p>-98</text:p>
          </table:table-cell>
          <table:table-cell office:value-type="float" office:value="-96" calcext:value-type="float">
            <text:p>-96</text:p>
          </table:table-cell>
          <table:table-cell table:formula="of:=ROUND(SUM([.E473:.E475]) / 3)" office:value-type="float" office:value="-95" calcext:value-type="float">
            <text:p>-95</text:p>
          </table:table-cell>
          <table:table-cell table:formula="of:=ROUND(SUM([.E474:.E475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table:formula="of:=IF(ISTEXT([.B475]);0;[.B475])+[.A476]" office:value-type="float" office:value="450729" calcext:value-type="float">
            <text:p>450729</text:p>
          </table:table-cell>
          <table:table-cell table:formula="of:=ROUND([.B476]/1000;1)" office:value-type="float" office:value="450.7" calcext:value-type="float">
            <text:p>450.7</text:p>
          </table:table-cell>
          <table:table-cell office:value-type="float" office:value="-93" calcext:value-type="float">
            <text:p>-93</text:p>
          </table:table-cell>
          <table:table-cell office:value-type="float" office:value="-96" calcext:value-type="float">
            <text:p>-96</text:p>
          </table:table-cell>
          <table:table-cell table:formula="of:=ROUND(SUM([.E474:.E476]) / 3)" office:value-type="float" office:value="-95" calcext:value-type="float">
            <text:p>-95</text:p>
          </table:table-cell>
          <table:table-cell table:formula="of:=ROUND(SUM([.E475:.E476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476]);0;[.B476])+[.A477]" office:value-type="float" office:value="451686" calcext:value-type="float">
            <text:p>451686</text:p>
          </table:table-cell>
          <table:table-cell table:formula="of:=ROUND([.B477]/1000;1)" office:value-type="float" office:value="451.7" calcext:value-type="float">
            <text:p>451.7</text:p>
          </table:table-cell>
          <table:table-cell office:value-type="float" office:value="-90" calcext:value-type="float">
            <text:p>-90</text:p>
          </table:table-cell>
          <table:table-cell office:value-type="float" office:value="-94" calcext:value-type="float">
            <text:p>-94</text:p>
          </table:table-cell>
          <table:table-cell table:formula="of:=ROUND(SUM([.E475:.E477]) / 3)" office:value-type="float" office:value="-95" calcext:value-type="float">
            <text:p>-95</text:p>
          </table:table-cell>
          <table:table-cell table:formula="of:=ROUND(SUM([.E476:.E477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477]);0;[.B477])+[.A478]" office:value-type="float" office:value="452169" calcext:value-type="float">
            <text:p>452169</text:p>
          </table:table-cell>
          <table:table-cell table:formula="of:=ROUND([.B478]/1000;1)" office:value-type="float" office:value="452.2" calcext:value-type="float">
            <text:p>452.2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  <table:table-cell table:formula="of:=ROUND(SUM([.E476:.E478]) / 3)" office:value-type="float" office:value="-94" calcext:value-type="float">
            <text:p>-94</text:p>
          </table:table-cell>
          <table:table-cell table:formula="of:=ROUND(SUM([.E477:.E478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478]);0;[.B478])+[.A479]" office:value-type="float" office:value="452656" calcext:value-type="float">
            <text:p>452656</text:p>
          </table:table-cell>
          <table:table-cell table:formula="of:=ROUND([.B479]/1000;1)" office:value-type="float" office:value="452.7" calcext:value-type="float">
            <text:p>452.7</text:p>
          </table:table-cell>
          <table:table-cell office:value-type="float" office:value="-95" calcext:value-type="float">
            <text:p>-95</text:p>
          </table:table-cell>
          <table:table-cell office:value-type="float" office:value="-92" calcext:value-type="float">
            <text:p>-92</text:p>
          </table:table-cell>
          <table:table-cell table:formula="of:=ROUND(SUM([.E477:.E479]) / 3)" office:value-type="float" office:value="-93" calcext:value-type="float">
            <text:p>-93</text:p>
          </table:table-cell>
          <table:table-cell table:formula="of:=ROUND(SUM([.E478:.E479]) / 2)" office:value-type="float" office:value="-93" calcext:value-type="float">
            <text:p>-9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IF(ISTEXT([.B479]);0;[.B479])+[.A480]" office:value-type="float" office:value="454563" calcext:value-type="float">
            <text:p>454563</text:p>
          </table:table-cell>
          <table:table-cell table:formula="of:=ROUND([.B480]/1000;1)" office:value-type="float" office:value="454.6" calcext:value-type="float">
            <text:p>454.6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E478:.E480]) / 3)" office:value-type="float" office:value="-92" calcext:value-type="float">
            <text:p>-92</text:p>
          </table:table-cell>
          <table:table-cell table:formula="of:=ROUND(SUM([.E479:.E480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480]);0;[.B480])+[.A481]" office:value-type="float" office:value="455046" calcext:value-type="float">
            <text:p>455046</text:p>
          </table:table-cell>
          <table:table-cell table:formula="of:=ROUND([.B481]/1000;1)" office:value-type="float" office:value="455" calcext:value-type="float">
            <text:p>455</text:p>
          </table:table-cell>
          <table:table-cell office:value-type="float" office:value="-93" calcext:value-type="float">
            <text:p>-93</text:p>
          </table:table-cell>
          <table:table-cell office:value-type="float" office:value="-91" calcext:value-type="float">
            <text:p>-91</text:p>
          </table:table-cell>
          <table:table-cell table:formula="of:=ROUND(SUM([.E479:.E481]) / 3)" office:value-type="float" office:value="-91" calcext:value-type="float">
            <text:p>-91</text:p>
          </table:table-cell>
          <table:table-cell table:formula="of:=ROUND(SUM([.E480:.E481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81]);0;[.B481])+[.A482]" office:value-type="float" office:value="455525" calcext:value-type="float">
            <text:p>455525</text:p>
          </table:table-cell>
          <table:table-cell table:formula="of:=ROUND([.B482]/1000;1)" office:value-type="float" office:value="455.5" calcext:value-type="float">
            <text:p>455.5</text:p>
          </table:table-cell>
          <table:table-cell office:value-type="float" office:value="-88" calcext:value-type="float">
            <text:p>-88</text:p>
          </table:table-cell>
          <table:table-cell office:value-type="float" office:value="-91" calcext:value-type="float">
            <text:p>-91</text:p>
          </table:table-cell>
          <table:table-cell table:formula="of:=ROUND(SUM([.E480:.E482]) / 3)" office:value-type="float" office:value="-91" calcext:value-type="float">
            <text:p>-91</text:p>
          </table:table-cell>
          <table:table-cell table:formula="of:=ROUND(SUM([.E481:.E482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table:formula="of:=IF(ISTEXT([.B482]);0;[.B482])+[.A483]" office:value-type="float" office:value="457936" calcext:value-type="float">
            <text:p>457936</text:p>
          </table:table-cell>
          <table:table-cell table:formula="of:=ROUND([.B483]/1000;1)" office:value-type="float" office:value="457.9" calcext:value-type="float">
            <text:p>457.9</text:p>
          </table:table-cell>
          <table:table-cell office:value-type="float" office:value="-93" calcext:value-type="float">
            <text:p>-93</text:p>
          </table:table-cell>
          <table:table-cell office:value-type="float" office:value="-90" calcext:value-type="float">
            <text:p>-90</text:p>
          </table:table-cell>
          <table:table-cell table:formula="of:=ROUND(SUM([.E481:.E483]) / 3)" office:value-type="float" office:value="-91" calcext:value-type="float">
            <text:p>-91</text:p>
          </table:table-cell>
          <table:table-cell table:formula="of:=ROUND(SUM([.E482:.E483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ISTEXT([.B483]);0;[.B483])+[.A484]" office:value-type="float" office:value="458881" calcext:value-type="float">
            <text:p>458881</text:p>
          </table:table-cell>
          <table:table-cell table:formula="of:=ROUND([.B484]/1000;1)" office:value-type="float" office:value="458.9" calcext:value-type="float">
            <text:p>458.9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table:formula="of:=ROUND(SUM([.E482:.E484]) / 3)" office:value-type="float" office:value="-91" calcext:value-type="float">
            <text:p>-91</text:p>
          </table:table-cell>
          <table:table-cell table:formula="of:=ROUND(SUM([.E483:.E484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2898" calcext:value-type="float">
            <text:p>2898</text:p>
          </table:table-cell>
          <table:table-cell table:formula="of:=IF(ISTEXT([.B484]);0;[.B484])+[.A485]" office:value-type="float" office:value="461779" calcext:value-type="float">
            <text:p>461779</text:p>
          </table:table-cell>
          <table:table-cell table:formula="of:=ROUND([.B485]/1000;1)" office:value-type="float" office:value="461.8" calcext:value-type="float">
            <text:p>461.8</text:p>
          </table:table-cell>
          <table:table-cell office:value-type="float" office:value="-87" calcext:value-type="float">
            <text:p>-87</text:p>
          </table:table-cell>
          <table:table-cell office:value-type="float" office:value="-91" calcext:value-type="float">
            <text:p>-91</text:p>
          </table:table-cell>
          <table:table-cell table:formula="of:=ROUND(SUM([.E483:.E485]) / 3)" office:value-type="float" office:value="-91" calcext:value-type="float">
            <text:p>-91</text:p>
          </table:table-cell>
          <table:table-cell table:formula="of:=ROUND(SUM([.E484:.E485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IF(ISTEXT([.B485]);0;[.B485])+[.A486]" office:value-type="float" office:value="462245" calcext:value-type="float">
            <text:p>462245</text:p>
          </table:table-cell>
          <table:table-cell table:formula="of:=ROUND([.B486]/1000;1)" office:value-type="float" office:value="462.2" calcext:value-type="float">
            <text:p>462.2</text:p>
          </table:table-cell>
          <table:table-cell office:value-type="float" office:value="-95" calcext:value-type="float">
            <text:p>-95</text:p>
          </table:table-cell>
          <table:table-cell office:value-type="float" office:value="-93" calcext:value-type="float">
            <text:p>-93</text:p>
          </table:table-cell>
          <table:table-cell table:formula="of:=ROUND(SUM([.E484:.E486]) / 3)" office:value-type="float" office:value="-92" calcext:value-type="float">
            <text:p>-92</text:p>
          </table:table-cell>
          <table:table-cell table:formula="of:=ROUND(SUM([.E485:.E486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486]);0;[.B486])+[.A487]" office:value-type="float" office:value="462726" calcext:value-type="float">
            <text:p>462726</text:p>
          </table:table-cell>
          <table:table-cell table:formula="of:=ROUND([.B487]/1000;1)" office:value-type="float" office:value="462.7" calcext:value-type="float">
            <text:p>462.7</text:p>
          </table:table-cell>
          <table:table-cell office:value-type="float" office:value="-85" calcext:value-type="float">
            <text:p>-85</text:p>
          </table:table-cell>
          <table:table-cell office:value-type="float" office:value="-91" calcext:value-type="float">
            <text:p>-91</text:p>
          </table:table-cell>
          <table:table-cell table:formula="of:=ROUND(SUM([.E485:.E487]) / 3)" office:value-type="float" office:value="-92" calcext:value-type="float">
            <text:p>-92</text:p>
          </table:table-cell>
          <table:table-cell table:formula="of:=ROUND(SUM([.E486:.E487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table:formula="of:=IF(ISTEXT([.B487]);0;[.B487])+[.A488]" office:value-type="float" office:value="465124" calcext:value-type="float">
            <text:p>465124</text:p>
          </table:table-cell>
          <table:table-cell table:formula="of:=ROUND([.B488]/1000;1)" office:value-type="float" office:value="465.1" calcext:value-type="float">
            <text:p>465.1</text:p>
          </table:table-cell>
          <table:table-cell office:value-type="float" office:value="-92" calcext:value-type="float">
            <text:p>-92</text:p>
          </table:table-cell>
          <table:table-cell office:value-type="float" office:value="-89" calcext:value-type="float">
            <text:p>-89</text:p>
          </table:table-cell>
          <table:table-cell table:formula="of:=ROUND(SUM([.E486:.E488]) / 3)" office:value-type="float" office:value="-91" calcext:value-type="float">
            <text:p>-91</text:p>
          </table:table-cell>
          <table:table-cell table:formula="of:=ROUND(SUM([.E487:.E48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ISTEXT([.B488]);0;[.B488])+[.A489]" office:value-type="float" office:value="465602" calcext:value-type="float">
            <text:p>465602</text:p>
          </table:table-cell>
          <table:table-cell table:formula="of:=ROUND([.B489]/1000;1)" office:value-type="float" office:value="465.6" calcext:value-type="float">
            <text:p>465.6</text:p>
          </table:table-cell>
          <table:table-cell office:value-type="float" office:value="-80" calcext:value-type="float">
            <text:p>-80</text:p>
          </table:table-cell>
          <table:table-cell office:value-type="float" office:value="-88" calcext:value-type="float">
            <text:p>-88</text:p>
          </table:table-cell>
          <table:table-cell table:formula="of:=ROUND(SUM([.E487:.E489]) / 3)" office:value-type="float" office:value="-89" calcext:value-type="float">
            <text:p>-89</text:p>
          </table:table-cell>
          <table:table-cell table:formula="of:=ROUND(SUM([.E488:.E489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489]);0;[.B489])+[.A490]" office:value-type="float" office:value="466081" calcext:value-type="float">
            <text:p>466081</text:p>
          </table:table-cell>
          <table:table-cell table:formula="of:=ROUND([.B490]/1000;1)" office:value-type="float" office:value="466.1" calcext:value-type="float">
            <text:p>466.1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formula="of:=ROUND(SUM([.E488:.E490]) / 3)" office:value-type="float" office:value="-87" calcext:value-type="float">
            <text:p>-87</text:p>
          </table:table-cell>
          <table:table-cell table:formula="of:=ROUND(SUM([.E489:.E490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90]);0;[.B490])+[.A491]" office:value-type="float" office:value="466566" calcext:value-type="float">
            <text:p>466566</text:p>
          </table:table-cell>
          <table:table-cell table:formula="of:=ROUND([.B491]/1000;1)" office:value-type="float" office:value="466.6" calcext:value-type="float">
            <text:p>466.6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table:formula="of:=ROUND(SUM([.E489:.E491]) / 3)" office:value-type="float" office:value="-86" calcext:value-type="float">
            <text:p>-86</text:p>
          </table:table-cell>
          <table:table-cell table:formula="of:=ROUND(SUM([.E490:.E491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ISTEXT([.B491]);0;[.B491])+[.A492]" office:value-type="float" office:value="467040" calcext:value-type="float">
            <text:p>467040</text:p>
          </table:table-cell>
          <table:table-cell table:formula="of:=ROUND([.B492]/1000;1)" office:value-type="float" office:value="467" calcext:value-type="float">
            <text:p>467</text:p>
          </table:table-cell>
          <table:table-cell office:value-type="float" office:value="-89" calcext:value-type="float">
            <text:p>-89</text:p>
          </table:table-cell>
          <table:table-cell office:value-type="float" office:value="-84" calcext:value-type="float">
            <text:p>-84</text:p>
          </table:table-cell>
          <table:table-cell table:formula="of:=ROUND(SUM([.E490:.E492]) / 3)" office:value-type="float" office:value="-84" calcext:value-type="float">
            <text:p>-84</text:p>
          </table:table-cell>
          <table:table-cell table:formula="of:=ROUND(SUM([.E491:.E492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ISTEXT([.B492]);0;[.B492])+[.A493]" office:value-type="float" office:value="467525" calcext:value-type="float">
            <text:p>467525</text:p>
          </table:table-cell>
          <table:table-cell table:formula="of:=ROUND([.B493]/1000;1)" office:value-type="float" office:value="467.5" calcext:value-type="float">
            <text:p>467.5</text:p>
          </table:table-cell>
          <table:table-cell office:value-type="float" office:value="-94" calcext:value-type="float">
            <text:p>-94</text:p>
          </table:table-cell>
          <table:table-cell office:value-type="float" office:value="-88" calcext:value-type="float">
            <text:p>-88</text:p>
          </table:table-cell>
          <table:table-cell table:formula="of:=ROUND(SUM([.E491:.E493]) / 3)" office:value-type="float" office:value="-86" calcext:value-type="float">
            <text:p>-86</text:p>
          </table:table-cell>
          <table:table-cell table:formula="of:=ROUND(SUM([.E492:.E493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493]);0;[.B493])+[.A494]" office:value-type="float" office:value="468008" calcext:value-type="float">
            <text:p>468008</text:p>
          </table:table-cell>
          <table:table-cell table:formula="of:=ROUND([.B494]/1000;1)" office:value-type="float" office:value="468" calcext:value-type="float">
            <text:p>468</text:p>
          </table:table-cell>
          <table:table-cell table:number-columns-repeated="2" office:value-type="float" office:value="-89" calcext:value-type="float">
            <text:p>-89</text:p>
          </table:table-cell>
          <table:table-cell table:formula="of:=ROUND(SUM([.E492:.E494]) / 3)" office:value-type="float" office:value="-87" calcext:value-type="float">
            <text:p>-87</text:p>
          </table:table-cell>
          <table:table-cell table:formula="of:=ROUND(SUM([.E493:.E494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494]);0;[.B494])+[.A495]" office:value-type="float" office:value="468968" calcext:value-type="float">
            <text:p>468968</text:p>
          </table:table-cell>
          <table:table-cell table:formula="of:=ROUND([.B495]/1000;1)" office:value-type="float" office:value="469" calcext:value-type="float">
            <text:p>469</text:p>
          </table:table-cell>
          <table:table-cell table:number-columns-repeated="2" office:value-type="float" office:value="-90" calcext:value-type="float">
            <text:p>-90</text:p>
          </table:table-cell>
          <table:table-cell table:formula="of:=ROUND(SUM([.E493:.E495]) / 3)" office:value-type="float" office:value="-89" calcext:value-type="float">
            <text:p>-89</text:p>
          </table:table-cell>
          <table:table-cell table:formula="of:=ROUND(SUM([.E494:.E495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495]);0;[.B495])+[.A496]" office:value-type="float" office:value="469450" calcext:value-type="float">
            <text:p>469450</text:p>
          </table:table-cell>
          <table:table-cell table:formula="of:=ROUND([.B496]/1000;1)" office:value-type="float" office:value="469.5" calcext:value-type="float">
            <text:p>469.5</text:p>
          </table:table-cell>
          <table:table-cell office:value-type="float" office:value="-92" calcext:value-type="float">
            <text:p>-92</text:p>
          </table:table-cell>
          <table:table-cell office:value-type="float" office:value="-91" calcext:value-type="float">
            <text:p>-91</text:p>
          </table:table-cell>
          <table:table-cell table:formula="of:=ROUND(SUM([.E494:.E496]) / 3)" office:value-type="float" office:value="-90" calcext:value-type="float">
            <text:p>-90</text:p>
          </table:table-cell>
          <table:table-cell table:formula="of:=ROUND(SUM([.E495:.E496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ISTEXT([.B496]);0;[.B496])+[.A497]" office:value-type="float" office:value="470405" calcext:value-type="float">
            <text:p>470405</text:p>
          </table:table-cell>
          <table:table-cell table:formula="of:=ROUND([.B497]/1000;1)" office:value-type="float" office:value="470.4" calcext:value-type="float">
            <text:p>470.4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E495:.E497]) / 3)" office:value-type="float" office:value="-90" calcext:value-type="float">
            <text:p>-90</text:p>
          </table:table-cell>
          <table:table-cell table:formula="of:=ROUND(SUM([.E496:.E497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497]);0;[.B497])+[.A498]" office:value-type="float" office:value="470889" calcext:value-type="float">
            <text:p>470889</text:p>
          </table:table-cell>
          <table:table-cell table:formula="of:=ROUND([.B498]/1000;1)" office:value-type="float" office:value="470.9" calcext:value-type="float">
            <text:p>470.9</text:p>
          </table:table-cell>
          <table:table-cell office:value-type="float" office:value="-101" calcext:value-type="float">
            <text:p>-101</text:p>
          </table:table-cell>
          <table:table-cell office:value-type="float" office:value="-91" calcext:value-type="float">
            <text:p>-91</text:p>
          </table:table-cell>
          <table:table-cell table:formula="of:=ROUND(SUM([.E496:.E498]) / 3)" office:value-type="float" office:value="-90" calcext:value-type="float">
            <text:p>-90</text:p>
          </table:table-cell>
          <table:table-cell table:formula="of:=ROUND(SUM([.E497:.E498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ISTEXT([.B498]);0;[.B498])+[.A499]" office:value-type="float" office:value="471379" calcext:value-type="float">
            <text:p>471379</text:p>
          </table:table-cell>
          <table:table-cell table:formula="of:=ROUND([.B499]/1000;1)" office:value-type="float" office:value="471.4" calcext:value-type="float">
            <text:p>471.4</text:p>
          </table:table-cell>
          <table:table-cell office:value-type="float" office:value="-85" calcext:value-type="float">
            <text:p>-85</text:p>
          </table:table-cell>
          <table:table-cell office:value-type="float" office:value="-90" calcext:value-type="float">
            <text:p>-90</text:p>
          </table:table-cell>
          <table:table-cell table:formula="of:=ROUND(SUM([.E497:.E499]) / 3)" office:value-type="float" office:value="-90" calcext:value-type="float">
            <text:p>-90</text:p>
          </table:table-cell>
          <table:table-cell table:formula="of:=ROUND(SUM([.E498:.E499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ISTEXT([.B499]);0;[.B499])+[.A500]" office:value-type="float" office:value="472320" calcext:value-type="float">
            <text:p>472320</text:p>
          </table:table-cell>
          <table:table-cell table:formula="of:=ROUND([.B500]/1000;1)" office:value-type="float" office:value="472.3" calcext:value-type="float">
            <text:p>472.3</text:p>
          </table:table-cell>
          <table:table-cell office:value-type="float" office:value="-88" calcext:value-type="float">
            <text:p>-88</text:p>
          </table:table-cell>
          <table:table-cell office:value-type="float" office:value="-89" calcext:value-type="float">
            <text:p>-89</text:p>
          </table:table-cell>
          <table:table-cell table:formula="of:=ROUND(SUM([.E498:.E500]) / 3)" office:value-type="float" office:value="-90" calcext:value-type="float">
            <text:p>-90</text:p>
          </table:table-cell>
          <table:table-cell table:formula="of:=ROUND(SUM([.E499:.E500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500]);0;[.B500])+[.A501]" office:value-type="float" office:value="472808" calcext:value-type="float">
            <text:p>472808</text:p>
          </table:table-cell>
          <table:table-cell table:formula="of:=ROUND([.B501]/1000;1)" office:value-type="float" office:value="472.8" calcext:value-type="float">
            <text:p>472.8</text:p>
          </table:table-cell>
          <table:table-cell office:value-type="float" office:value="-96" calcext:value-type="float">
            <text:p>-96</text:p>
          </table:table-cell>
          <table:table-cell office:value-type="float" office:value="-92" calcext:value-type="float">
            <text:p>-92</text:p>
          </table:table-cell>
          <table:table-cell table:formula="of:=ROUND(SUM([.E499:.E501]) / 3)" office:value-type="float" office:value="-90" calcext:value-type="float">
            <text:p>-90</text:p>
          </table:table-cell>
          <table:table-cell table:formula="of:=ROUND(SUM([.E500:.E501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ISTEXT([.B501]);0;[.B501])+[.A502]" office:value-type="float" office:value="473288" calcext:value-type="float">
            <text:p>473288</text:p>
          </table:table-cell>
          <table:table-cell table:formula="of:=ROUND([.B502]/1000;1)" office:value-type="float" office:value="473.3" calcext:value-type="float">
            <text:p>473.3</text:p>
          </table:table-cell>
          <table:table-cell office:value-type="float" office:value="-87" calcext:value-type="float">
            <text:p>-87</text:p>
          </table:table-cell>
          <table:table-cell office:value-type="float" office:value="-89" calcext:value-type="float">
            <text:p>-89</text:p>
          </table:table-cell>
          <table:table-cell table:formula="of:=ROUND(SUM([.E500:.E502]) / 3)" office:value-type="float" office:value="-90" calcext:value-type="float">
            <text:p>-90</text:p>
          </table:table-cell>
          <table:table-cell table:formula="of:=ROUND(SUM([.E501:.E502]) / 2)" office:value-type="float" office:value="-91" calcext:value-type="float">
            <text:p>-9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502]);0;[.B502])+[.A503]" office:value-type="float" office:value="473760" calcext:value-type="float">
            <text:p>473760</text:p>
          </table:table-cell>
          <table:table-cell table:formula="of:=ROUND([.B503]/1000;1)" office:value-type="float" office:value="473.8" calcext:value-type="float">
            <text:p>473.8</text:p>
          </table:table-cell>
          <table:table-cell office:value-type="float" office:value="-68" calcext:value-type="float">
            <text:p>-68</text:p>
          </table:table-cell>
          <table:table-cell office:value-type="float" office:value="-84" calcext:value-type="float">
            <text:p>-84</text:p>
          </table:table-cell>
          <table:table-cell table:formula="of:=ROUND(SUM([.E501:.E503]) / 3)" office:value-type="float" office:value="-88" calcext:value-type="float">
            <text:p>-88</text:p>
          </table:table-cell>
          <table:table-cell table:formula="of:=ROUND(SUM([.E502:.E503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formula="of:=IF(ISTEXT([.B503]);0;[.B503])+[.A504]" office:value-type="float" office:value="475215" calcext:value-type="float">
            <text:p>475215</text:p>
          </table:table-cell>
          <table:table-cell table:formula="of:=ROUND([.B504]/1000;1)" office:value-type="float" office:value="475.2" calcext:value-type="float">
            <text:p>475.2</text:p>
          </table:table-cell>
          <table:table-cell office:value-type="float" office:value="-90" calcext:value-type="float">
            <text:p>-90</text:p>
          </table:table-cell>
          <table:table-cell office:value-type="float" office:value="-85" calcext:value-type="float">
            <text:p>-85</text:p>
          </table:table-cell>
          <table:table-cell table:formula="of:=ROUND(SUM([.E502:.E504]) / 3)" office:value-type="float" office:value="-86" calcext:value-type="float">
            <text:p>-86</text:p>
          </table:table-cell>
          <table:table-cell table:formula="of:=ROUND(SUM([.E503:.E504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ISTEXT([.B504]);0;[.B504])+[.A505]" office:value-type="float" office:value="475690" calcext:value-type="float">
            <text:p>475690</text:p>
          </table:table-cell>
          <table:table-cell table:formula="of:=ROUND([.B505]/1000;1)" office:value-type="float" office:value="475.7" calcext:value-type="float">
            <text:p>475.7</text:p>
          </table:table-cell>
          <table:table-cell office:value-type="float" office:value="-95" calcext:value-type="float">
            <text:p>-95</text:p>
          </table:table-cell>
          <table:table-cell office:value-type="float" office:value="-85" calcext:value-type="float">
            <text:p>-85</text:p>
          </table:table-cell>
          <table:table-cell table:formula="of:=ROUND(SUM([.E503:.E505]) / 3)" office:value-type="float" office:value="-85" calcext:value-type="float">
            <text:p>-85</text:p>
          </table:table-cell>
          <table:table-cell table:formula="of:=ROUND(SUM([.E504:.E505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ISTEXT([.B505]);0;[.B505])+[.A506]" office:value-type="float" office:value="476178" calcext:value-type="float">
            <text:p>476178</text:p>
          </table:table-cell>
          <table:table-cell table:formula="of:=ROUND([.B506]/1000;1)" office:value-type="float" office:value="476.2" calcext:value-type="float">
            <text:p>476.2</text:p>
          </table:table-cell>
          <table:table-cell office:value-type="float" office:value="-88" calcext:value-type="float">
            <text:p>-88</text:p>
          </table:table-cell>
          <table:table-cell office:value-type="float" office:value="-85" calcext:value-type="float">
            <text:p>-85</text:p>
          </table:table-cell>
          <table:table-cell table:formula="of:=ROUND(SUM([.E504:.E506]) / 3)" office:value-type="float" office:value="-85" calcext:value-type="float">
            <text:p>-85</text:p>
          </table:table-cell>
          <table:table-cell table:formula="of:=ROUND(SUM([.E505:.E506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ISTEXT([.B506]);0;[.B506])+[.A507]" office:value-type="float" office:value="477129" calcext:value-type="float">
            <text:p>477129</text:p>
          </table:table-cell>
          <table:table-cell table:formula="of:=ROUND([.B507]/1000;1)" office:value-type="float" office:value="477.1" calcext:value-type="float">
            <text:p>477.1</text:p>
          </table:table-cell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table:formula="of:=ROUND(SUM([.E505:.E507]) / 3)" office:value-type="float" office:value="-86" calcext:value-type="float">
            <text:p>-86</text:p>
          </table:table-cell>
          <table:table-cell table:formula="of:=ROUND(SUM([.E506:.E507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ISTEXT([.B507]);0;[.B507])+[.A508]" office:value-type="float" office:value="477601" calcext:value-type="float">
            <text:p>477601</text:p>
          </table:table-cell>
          <table:table-cell table:formula="of:=ROUND([.B508]/1000;1)" office:value-type="float" office:value="477.6" calcext:value-type="float">
            <text:p>477.6</text:p>
          </table:table-cell>
          <table:table-cell office:value-type="float" office:value="-81" calcext:value-type="float">
            <text:p>-81</text:p>
          </table:table-cell>
          <table:table-cell office:value-type="float" office:value="-86" calcext:value-type="float">
            <text:p>-86</text:p>
          </table:table-cell>
          <table:table-cell table:formula="of:=ROUND(SUM([.E506:.E508]) / 3)" office:value-type="float" office:value="-87" calcext:value-type="float">
            <text:p>-87</text:p>
          </table:table-cell>
          <table:table-cell table:formula="of:=ROUND(SUM([.E507:.E508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ISTEXT([.B508]);0;[.B508])+[.A509]" office:value-type="float" office:value="478087" calcext:value-type="float">
            <text:p>478087</text:p>
          </table:table-cell>
          <table:table-cell table:formula="of:=ROUND([.B509]/1000;1)" office:value-type="float" office:value="478.1" calcext:value-type="float">
            <text:p>478.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formula="of:=ROUND(SUM([.E507:.E509]) / 3)" office:value-type="float" office:value="-86" calcext:value-type="float">
            <text:p>-86</text:p>
          </table:table-cell>
          <table:table-cell table:formula="of:=ROUND(SUM([.E508:.E509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ISTEXT([.B509]);0;[.B509])+[.A510]" office:value-type="float" office:value="478582" calcext:value-type="float">
            <text:p>478582</text:p>
          </table:table-cell>
          <table:table-cell table:formula="of:=ROUND([.B510]/1000;1)" office:value-type="float" office:value="478.6" calcext:value-type="float">
            <text:p>478.6</text:p>
          </table:table-cell>
          <table:table-cell office:value-type="float" office:value="-85" calcext:value-type="float">
            <text:p>-85</text:p>
          </table:table-cell>
          <table:table-cell office:value-type="float" office:value="-83" calcext:value-type="float">
            <text:p>-83</text:p>
          </table:table-cell>
          <table:table-cell table:formula="of:=ROUND(SUM([.E508:.E510]) / 3)" office:value-type="float" office:value="-84" calcext:value-type="float">
            <text:p>-84</text:p>
          </table:table-cell>
          <table:table-cell table:formula="of:=ROUND(SUM([.E509:.E510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ISTEXT([.B510]);0;[.B510])+[.A511]" office:value-type="float" office:value="479066" calcext:value-type="float">
            <text:p>479066</text:p>
          </table:table-cell>
          <table:table-cell table:formula="of:=ROUND([.B511]/1000;1)" office:value-type="float" office:value="479.1" calcext:value-type="float">
            <text:p>479.1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table:formula="of:=ROUND(SUM([.E509:.E511]) / 3)" office:value-type="float" office:value="-84" calcext:value-type="float">
            <text:p>-84</text:p>
          </table:table-cell>
          <table:table-cell table:formula="of:=ROUND(SUM([.E510:.E511]) / 2)"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table:formula="of:=IF(ISTEXT([.B511]);0;[.B511])+[.A512]" office:value-type="float" office:value="482372" calcext:value-type="float">
            <text:p>482372</text:p>
          </table:table-cell>
          <table:table-cell table:formula="of:=ROUND([.B512]/1000;1)" office:value-type="float" office:value="482.4" calcext:value-type="float">
            <text:p>482.4</text:p>
          </table:table-cell>
          <table:table-cell office:value-type="float" office:value="-120" calcext:value-type="float">
            <text:p>-120</text:p>
          </table:table-cell>
          <table:table-cell office:value-type="float" office:value="-93" calcext:value-type="float">
            <text:p>-93</text:p>
          </table:table-cell>
          <table:table-cell table:formula="of:=ROUND(SUM([.E510:.E512]) / 3)" office:value-type="float" office:value="-87" calcext:value-type="float">
            <text:p>-87</text:p>
          </table:table-cell>
          <table:table-cell table:formula="of:=ROUND(SUM([.E511:.E512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formula="of:=IF(ISTEXT([.B512]);0;[.B512])+[.A513]" office:value-type="float" office:value="483846" calcext:value-type="float">
            <text:p>483846</text:p>
          </table:table-cell>
          <table:table-cell table:formula="of:=ROUND([.B513]/1000;1)" office:value-type="float" office:value="483.8" calcext:value-type="float">
            <text:p>483.8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table:formula="of:=ROUND(SUM([.E511:.E513]) / 3)" office:value-type="float" office:value="-91" calcext:value-type="float">
            <text:p>-91</text:p>
          </table:table-cell>
          <table:table-cell table:formula="of:=ROUND(SUM([.E512:.E513]) / 2)" office:value-type="float" office:value="-94" calcext:value-type="float">
            <text:p>-94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formula="of:=IF(ISTEXT([.B513]);0;[.B513])+[.A514]" office:value-type="float" office:value="485284" calcext:value-type="float">
            <text:p>485284</text:p>
          </table:table-cell>
          <table:table-cell table:formula="of:=ROUND([.B514]/1000;1)" office:value-type="float" office:value="485.3" calcext:value-type="float">
            <text:p>485.3</text:p>
          </table:table-cell>
          <table:table-cell office:value-type="float" office:value="-86" calcext:value-type="float">
            <text:p>-86</text:p>
          </table:table-cell>
          <table:table-cell office:value-type="float" office:value="-95" calcext:value-type="float">
            <text:p>-95</text:p>
          </table:table-cell>
          <table:table-cell table:formula="of:=ROUND(SUM([.E512:.E514]) / 3)" office:value-type="float" office:value="-94" calcext:value-type="float">
            <text:p>-94</text:p>
          </table:table-cell>
          <table:table-cell table:formula="of:=ROUND(SUM([.E513:.E514]) / 2)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514]);0;[.B514])+[.A515]" office:value-type="float" office:value="486243" calcext:value-type="float">
            <text:p>486243</text:p>
          </table:table-cell>
          <table:table-cell table:formula="of:=ROUND([.B515]/1000;1)" office:value-type="float" office:value="486.2" calcext:value-type="float">
            <text:p>486.2</text:p>
          </table:table-cell>
          <table:table-cell office:value-type="float" office:value="-87" calcext:value-type="float">
            <text:p>-87</text:p>
          </table:table-cell>
          <table:table-cell office:value-type="float" office:value="-96" calcext:value-type="float">
            <text:p>-96</text:p>
          </table:table-cell>
          <table:table-cell table:formula="of:=ROUND(SUM([.E513:.E515]) / 3)" office:value-type="float" office:value="-95" calcext:value-type="float">
            <text:p>-95</text:p>
          </table:table-cell>
          <table:table-cell table:formula="of:=ROUND(SUM([.E514:.E515]) / 2)" office:value-type="float" office:value="-96" calcext:value-type="float">
            <text:p>-9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ISTEXT([.B515]);0;[.B515])+[.A516]" office:value-type="float" office:value="487205" calcext:value-type="float">
            <text:p>487205</text:p>
          </table:table-cell>
          <table:table-cell table:formula="of:=ROUND([.B516]/1000;1)" office:value-type="float" office:value="487.2" calcext:value-type="float">
            <text:p>487.2</text:p>
          </table:table-cell>
          <table:table-cell office:value-type="float" office:value="-85" calcext:value-type="float">
            <text:p>-85</text:p>
          </table:table-cell>
          <table:table-cell office:value-type="float" office:value="-87" calcext:value-type="float">
            <text:p>-87</text:p>
          </table:table-cell>
          <table:table-cell table:formula="of:=ROUND(SUM([.E514:.E516]) / 3)" office:value-type="float" office:value="-93" calcext:value-type="float">
            <text:p>-93</text:p>
          </table:table-cell>
          <table:table-cell table:formula="of:=ROUND(SUM([.E515:.E516]) / 2)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516]);0;[.B516])+[.A517]" office:value-type="float" office:value="487686" calcext:value-type="float">
            <text:p>487686</text:p>
          </table:table-cell>
          <table:table-cell table:formula="of:=ROUND([.B517]/1000;1)" office:value-type="float" office:value="487.7" calcext:value-type="float">
            <text:p>487.7</text:p>
          </table:table-cell>
          <table:table-cell office:value-type="float" office:value="-89" calcext:value-type="float">
            <text:p>-89</text:p>
          </table:table-cell>
          <table:table-cell office:value-type="float" office:value="-86" calcext:value-type="float">
            <text:p>-86</text:p>
          </table:table-cell>
          <table:table-cell table:formula="of:=ROUND(SUM([.E515:.E517]) / 3)" office:value-type="float" office:value="-90" calcext:value-type="float">
            <text:p>-90</text:p>
          </table:table-cell>
          <table:table-cell table:formula="of:=ROUND(SUM([.E516:.E517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ISTEXT([.B517]);0;[.B517])+[.A518]" office:value-type="float" office:value="488165" calcext:value-type="float">
            <text:p>488165</text:p>
          </table:table-cell>
          <table:table-cell table:formula="of:=ROUND([.B518]/1000;1)" office:value-type="float" office:value="488.2" calcext:value-type="float">
            <text:p>488.2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table:formula="of:=ROUND(SUM([.E516:.E518]) / 3)" office:value-type="float" office:value="-87" calcext:value-type="float">
            <text:p>-87</text:p>
          </table:table-cell>
          <table:table-cell table:formula="of:=ROUND(SUM([.E517:.E518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ISTEXT([.B518]);0;[.B518])+[.A519]" office:value-type="float" office:value="488646" calcext:value-type="float">
            <text:p>488646</text:p>
          </table:table-cell>
          <table:table-cell table:formula="of:=ROUND([.B519]/1000;1)" office:value-type="float" office:value="488.6" calcext:value-type="float">
            <text:p>488.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E517:.E519]) / 3)" office:value-type="float" office:value="-86" calcext:value-type="float">
            <text:p>-86</text:p>
          </table:table-cell>
          <table:table-cell table:formula="of:=ROUND(SUM([.E518:.E519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formula="of:=IF(ISTEXT([.B519]);0;[.B519])+[.A520]" office:value-type="float" office:value="490082" calcext:value-type="float">
            <text:p>490082</text:p>
          </table:table-cell>
          <table:table-cell table:formula="of:=ROUND([.B520]/1000;1)" office:value-type="float" office:value="490.1" calcext:value-type="float">
            <text:p>490.1</text:p>
          </table:table-cell>
          <table:table-cell office:value-type="float" office:value="-84" calcext:value-type="float">
            <text:p>-84</text:p>
          </table:table-cell>
          <table:table-cell office:value-type="float" office:value="-86" calcext:value-type="float">
            <text:p>-86</text:p>
          </table:table-cell>
          <table:table-cell table:formula="of:=ROUND(SUM([.E518:.E520]) / 3)" office:value-type="float" office:value="-86" calcext:value-type="float">
            <text:p>-86</text:p>
          </table:table-cell>
          <table:table-cell table:formula="of:=ROUND(SUM([.E519:.E520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IF(ISTEXT([.B520]);0;[.B520])+[.A521]" office:value-type="float" office:value="490569" calcext:value-type="float">
            <text:p>490569</text:p>
          </table:table-cell>
          <table:table-cell table:formula="of:=ROUND([.B521]/1000;1)" office:value-type="float" office:value="490.6" calcext:value-type="float">
            <text:p>490.6</text:p>
          </table:table-cell>
          <table:table-cell office:value-type="float" office:value="-90" calcext:value-type="float">
            <text:p>-90</text:p>
          </table:table-cell>
          <table:table-cell office:value-type="float" office:value="-86" calcext:value-type="float">
            <text:p>-86</text:p>
          </table:table-cell>
          <table:table-cell table:formula="of:=ROUND(SUM([.E519:.E521]) / 3)" office:value-type="float" office:value="-86" calcext:value-type="float">
            <text:p>-86</text:p>
          </table:table-cell>
          <table:table-cell table:formula="of:=ROUND(SUM([.E520:.E521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521]);0;[.B521])+[.A522]" office:value-type="float" office:value="491529" calcext:value-type="float">
            <text:p>491529</text:p>
          </table:table-cell>
          <table:table-cell table:formula="of:=ROUND([.B522]/1000;1)" office:value-type="float" office:value="491.5" calcext:value-type="float">
            <text:p>491.5</text:p>
          </table:table-cell>
          <table:table-cell table:number-columns-repeated="2" office:value-type="float" office:value="-86" calcext:value-type="float">
            <text:p>-86</text:p>
          </table:table-cell>
          <table:table-cell table:formula="of:=ROUND(SUM([.E520:.E522]) / 3)" office:value-type="float" office:value="-86" calcext:value-type="float">
            <text:p>-86</text:p>
          </table:table-cell>
          <table:table-cell table:formula="of:=ROUND(SUM([.E521:.E522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ISTEXT([.B522]);0;[.B522])+[.A523]" office:value-type="float" office:value="492490" calcext:value-type="float">
            <text:p>492490</text:p>
          </table:table-cell>
          <table:table-cell table:formula="of:=ROUND([.B523]/1000;1)" office:value-type="float" office:value="492.5" calcext:value-type="float">
            <text:p>492.5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E521:.E523]) / 3)" office:value-type="float" office:value="-86" calcext:value-type="float">
            <text:p>-86</text:p>
          </table:table-cell>
          <table:table-cell table:formula="of:=ROUND(SUM([.E522:.E523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ISTEXT([.B523]);0;[.B523])+[.A524]" office:value-type="float" office:value="493448" calcext:value-type="float">
            <text:p>493448</text:p>
          </table:table-cell>
          <table:table-cell table:formula="of:=ROUND([.B524]/1000;1)" office:value-type="float" office:value="493.4" calcext:value-type="float">
            <text:p>493.4</text:p>
          </table:table-cell>
          <table:table-cell office:value-type="float" office:value="-89" calcext:value-type="float">
            <text:p>-89</text:p>
          </table:table-cell>
          <table:table-cell office:value-type="float" office:value="-87" calcext:value-type="float">
            <text:p>-87</text:p>
          </table:table-cell>
          <table:table-cell table:formula="of:=ROUND(SUM([.E522:.E524]) / 3)" office:value-type="float" office:value="-86" calcext:value-type="float">
            <text:p>-86</text:p>
          </table:table-cell>
          <table:table-cell table:formula="of:=ROUND(SUM([.E523:.E524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table:formula="of:=IF(ISTEXT([.B524]);0;[.B524])+[.A525]" office:value-type="float" office:value="496329" calcext:value-type="float">
            <text:p>496329</text:p>
          </table:table-cell>
          <table:table-cell table:formula="of:=ROUND([.B525]/1000;1)" office:value-type="float" office:value="496.3" calcext:value-type="float">
            <text:p>496.3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table:formula="of:=ROUND(SUM([.E523:.E525]) / 3)" office:value-type="float" office:value="-86" calcext:value-type="float">
            <text:p>-86</text:p>
          </table:table-cell>
          <table:table-cell table:formula="of:=ROUND(SUM([.E524:.E525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ISTEXT([.B525]);0;[.B525])+[.A526]" office:value-type="float" office:value="497286" calcext:value-type="float">
            <text:p>497286</text:p>
          </table:table-cell>
          <table:table-cell table:formula="of:=ROUND([.B526]/1000;1)" office:value-type="float" office:value="497.3" calcext:value-type="float">
            <text:p>497.3</text:p>
          </table:table-cell>
          <table:table-cell office:value-type="float" office:value="-91" calcext:value-type="float">
            <text:p>-91</text:p>
          </table:table-cell>
          <table:table-cell office:value-type="float" office:value="-87" calcext:value-type="float">
            <text:p>-87</text:p>
          </table:table-cell>
          <table:table-cell table:formula="of:=ROUND(SUM([.E524:.E526]) / 3)" office:value-type="float" office:value="-87" calcext:value-type="float">
            <text:p>-87</text:p>
          </table:table-cell>
          <table:table-cell table:formula="of:=ROUND(SUM([.E525:.E526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IF(ISTEXT([.B526]);0;[.B526])+[.A527]" office:value-type="float" office:value="499207" calcext:value-type="float">
            <text:p>499207</text:p>
          </table:table-cell>
          <table:table-cell table:formula="of:=ROUND([.B527]/1000;1)" office:value-type="float" office:value="499.2" calcext:value-type="float">
            <text:p>499.2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E525:.E527]) / 3)" office:value-type="float" office:value="-87" calcext:value-type="float">
            <text:p>-87</text:p>
          </table:table-cell>
          <table:table-cell table:formula="of:=ROUND(SUM([.E526:.E527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27]);0;[.B527])+[.A528]" office:value-type="float" office:value="499689" calcext:value-type="float">
            <text:p>499689</text:p>
          </table:table-cell>
          <table:table-cell table:formula="of:=ROUND([.B528]/1000;1)" office:value-type="float" office:value="499.7" calcext:value-type="float">
            <text:p>499.7</text:p>
          </table:table-cell>
          <table:table-cell office:value-type="float" office:value="-91" calcext:value-type="float">
            <text:p>-91</text:p>
          </table:table-cell>
          <table:table-cell office:value-type="float" office:value="-89" calcext:value-type="float">
            <text:p>-89</text:p>
          </table:table-cell>
          <table:table-cell table:formula="of:=ROUND(SUM([.E526:.E528]) / 3)" office:value-type="float" office:value="-88" calcext:value-type="float">
            <text:p>-88</text:p>
          </table:table-cell>
          <table:table-cell table:formula="of:=ROUND(SUM([.E527:.E528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formula="of:=IF(ISTEXT([.B528]);0;[.B528])+[.A529]" office:value-type="float" office:value="501150" calcext:value-type="float">
            <text:p>501150</text:p>
          </table:table-cell>
          <table:table-cell table:formula="of:=ROUND([.B529]/1000;1)" office:value-type="float" office:value="501.2" calcext:value-type="float">
            <text:p>501.2</text:p>
          </table:table-cell>
          <table:table-cell office:value-type="float" office:value="-87" calcext:value-type="float">
            <text:p>-87</text:p>
          </table:table-cell>
          <table:table-cell office:value-type="float" office:value="-90" calcext:value-type="float">
            <text:p>-90</text:p>
          </table:table-cell>
          <table:table-cell table:formula="of:=ROUND(SUM([.E527:.E529]) / 3)" office:value-type="float" office:value="-89" calcext:value-type="float">
            <text:p>-89</text:p>
          </table:table-cell>
          <table:table-cell table:formula="of:=ROUND(SUM([.E528:.E529]) / 2)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ISTEXT([.B529]);0;[.B529])+[.A530]" office:value-type="float" office:value="502086" calcext:value-type="float">
            <text:p>502086</text:p>
          </table:table-cell>
          <table:table-cell table:formula="of:=ROUND([.B530]/1000;1)" office:value-type="float" office:value="502.1" calcext:value-type="float">
            <text:p>502.1</text:p>
          </table:table-cell>
          <table:table-cell office:value-type="float" office:value="-84" calcext:value-type="float">
            <text:p>-84</text:p>
          </table:table-cell>
          <table:table-cell office:value-type="float" office:value="-88" calcext:value-type="float">
            <text:p>-88</text:p>
          </table:table-cell>
          <table:table-cell table:formula="of:=ROUND(SUM([.E528:.E530]) / 3)" office:value-type="float" office:value="-89" calcext:value-type="float">
            <text:p>-89</text:p>
          </table:table-cell>
          <table:table-cell table:formula="of:=ROUND(SUM([.E529:.E530]) / 2)" office:value-type="float" office:value="-89" calcext:value-type="float">
            <text:p>-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ISTEXT([.B530]);0;[.B530])+[.A531]" office:value-type="float" office:value="502569" calcext:value-type="float">
            <text:p>502569</text:p>
          </table:table-cell>
          <table:table-cell table:formula="of:=ROUND([.B531]/1000;1)" office:value-type="float" office:value="502.6" calcext:value-type="float">
            <text:p>502.6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table:formula="of:=ROUND(SUM([.E529:.E531]) / 3)" office:value-type="float" office:value="-88" calcext:value-type="float">
            <text:p>-88</text:p>
          </table:table-cell>
          <table:table-cell table:formula="of:=ROUND(SUM([.E530:.E531]) / 2)" office:value-type="float" office:value="-88" calcext:value-type="float">
            <text:p>-8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IF(ISTEXT([.B531]);0;[.B531])+[.A532]" office:value-type="float" office:value="504494" calcext:value-type="float">
            <text:p>504494</text:p>
          </table:table-cell>
          <table:table-cell table:formula="of:=ROUND([.B532]/1000;1)" office:value-type="float" office:value="504.5" calcext:value-type="float">
            <text:p>504.5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table:formula="of:=ROUND(SUM([.E530:.E532]) / 3)" office:value-type="float" office:value="-87" calcext:value-type="float">
            <text:p>-87</text:p>
          </table:table-cell>
          <table:table-cell table:formula="of:=ROUND(SUM([.E531:.E532]) / 2)"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formula="of:=IF(ISTEXT([.B532]);0;[.B532])+[.A533]" office:value-type="float" office:value="505923" calcext:value-type="float">
            <text:p>505923</text:p>
          </table:table-cell>
          <table:table-cell table:formula="of:=ROUND([.B533]/1000;1)" office:value-type="float" office:value="505.9" calcext:value-type="float">
            <text:p>505.9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table:formula="of:=ROUND(SUM([.E531:.E533]) / 3)" office:value-type="float" office:value="-86" calcext:value-type="float">
            <text:p>-86</text:p>
          </table:table-cell>
          <table:table-cell table:formula="of:=ROUND(SUM([.E532:.E533]) / 2)" office:value-type="float" office:value="-86" calcext:value-type="float">
            <text:p>-8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ISTEXT([.B533]);0;[.B533])+[.A534]" office:value-type="float" office:value="506883" calcext:value-type="float">
            <text:p>506883</text:p>
          </table:table-cell>
          <table:table-cell table:formula="of:=ROUND([.B534]/1000;1)" office:value-type="float" office:value="506.9" calcext:value-type="float">
            <text:p>506.9</text:p>
          </table:table-cell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table:formula="of:=ROUND(SUM([.E532:.E534]) / 3)" office:value-type="float" office:value="-85" calcext:value-type="float">
            <text:p>-85</text:p>
          </table:table-cell>
          <table:table-cell table:formula="of:=ROUND(SUM([.E533:.E534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ISTEXT([.B534]);0;[.B534])+[.A535]" office:value-type="float" office:value="507846" calcext:value-type="float">
            <text:p>507846</text:p>
          </table:table-cell>
          <table:table-cell table:formula="of:=ROUND([.B535]/1000;1)" office:value-type="float" office:value="507.8" calcext:value-type="float">
            <text:p>507.8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table:formula="of:=ROUND(SUM([.E533:.E535]) / 3)" office:value-type="float" office:value="-85" calcext:value-type="float">
            <text:p>-85</text:p>
          </table:table-cell>
          <table:table-cell table:formula="of:=ROUND(SUM([.E534:.E535]) / 2)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ISTEXT([.B535]);0;[.B535])+[.A536]" office:value-type="float" office:value="508328" calcext:value-type="float">
            <text:p>508328</text:p>
          </table:table-cell>
          <table:table-cell table:formula="of:=ROUND([.B536]/1000;1)" office:value-type="float" office:value="508.3" calcext:value-type="float">
            <text:p>508.3</text:p>
          </table:table-cell>
          <table:table-cell office:value-type="float" office:value="-75" calcext:value-type="float">
            <text:p>-75</text:p>
          </table:table-cell>
          <table:table-cell office:value-type="float" office:value="-81" calcext:value-type="float">
            <text:p>-81</text:p>
          </table:table-cell>
          <table:table-cell table:formula="of:=ROUND(SUM([.E534:.E536]) / 3)" office:value-type="float" office:value="-83" calcext:value-type="float">
            <text:p>-83</text:p>
          </table:table-cell>
          <table:table-cell table:formula="of:=ROUND(SUM([.E535:.E536]) / 2)"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ISTEXT([.B536]);0;[.B536])+[.A537]" office:value-type="float" office:value="508827" calcext:value-type="float">
            <text:p>508827</text:p>
          </table:table-cell>
          <table:table-cell table:formula="of:=ROUND([.B537]/1000;1)" office:value-type="float" office:value="508.8" calcext:value-type="float">
            <text:p>508.8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table:formula="of:=ROUND(SUM([.E535:.E537]) / 3)" office:value-type="float" office:value="-81" calcext:value-type="float">
            <text:p>-81</text:p>
          </table:table-cell>
          <table:table-cell table:formula="of:=ROUND(SUM([.E536:.E537]) / 2)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ISTEXT([.B537]);0;[.B537])+[.A538]" office:value-type="float" office:value="509283" calcext:value-type="float">
            <text:p>509283</text:p>
          </table:table-cell>
          <table:table-cell table:formula="of:=ROUND([.B538]/1000;1)" office:value-type="float" office:value="509.3" calcext:value-type="float">
            <text:p>509.3</text:p>
          </table:table-cell>
          <table:table-cell table:number-columns-repeated="2" office:value-type="float" office:value="-77" calcext:value-type="float">
            <text:p>-77</text:p>
          </table:table-cell>
          <table:table-cell table:formula="of:=ROUND(SUM([.E536:.E538]) / 3)" office:value-type="float" office:value="-79" calcext:value-type="float">
            <text:p>-79</text:p>
          </table:table-cell>
          <table:table-cell table:formula="of:=ROUND(SUM([.E537:.E538]) / 2)"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ISTEXT([.B538]);0;[.B538])+[.A539]" office:value-type="float" office:value="510242" calcext:value-type="float">
            <text:p>510242</text:p>
          </table:table-cell>
          <table:table-cell table:formula="of:=ROUND([.B539]/1000;1)" office:value-type="float" office:value="510.2" calcext:value-type="float">
            <text:p>510.2</text:p>
          </table:table-cell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formula="of:=ROUND(SUM([.E537:.E539]) / 3)" office:value-type="float" office:value="-77" calcext:value-type="float">
            <text:p>-77</text:p>
          </table:table-cell>
          <table:table-cell table:formula="of:=ROUND(SUM([.E538:.E539]) / 2)"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IF(ISTEXT([.B539]);0;[.B539])+[.A540]" office:value-type="float" office:value="511211" calcext:value-type="float">
            <text:p>511211</text:p>
          </table:table-cell>
          <table:table-cell table:formula="of:=ROUND([.B540]/1000;1)" office:value-type="float" office:value="511.2" calcext:value-type="float">
            <text:p>511.2</text:p>
          </table:table-cell>
          <table:table-cell office:value-type="float" office:value="-66" calcext:value-type="float">
            <text:p>-66</text:p>
          </table:table-cell>
          <table:table-cell office:value-type="float" office:value="-72" calcext:value-type="float">
            <text:p>-72</text:p>
          </table:table-cell>
          <table:table-cell table:formula="of:=ROUND(SUM([.E538:.E540]) / 3)" office:value-type="float" office:value="-75" calcext:value-type="float">
            <text:p>-75</text:p>
          </table:table-cell>
          <table:table-cell table:formula="of:=ROUND(SUM([.E539:.E540]) / 2)" office:value-type="float" office:value="-74" calcext:value-type="float">
            <text:p>-74</text:p>
          </table:table-cell>
        </table:table-row>
      </table:table>
      <table:table table:name="Graph" table:style-name="ta1">
        <table:shapes>
          <draw:frame draw:z-index="0" draw:style-name="gr1" draw:text-style-name="P1" svg:width="12.9713in" svg:height="6.5846in" svg:x="4.65in" svg:y="0.8197in">
            <draw:object draw:notify-on-update-of-ranges="Graph.A1:Graph.A1 Graph.A2:Graph.A534 Graph.B1:Graph.B1 Graph.B2:Graph.B5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formula="of:=INDIRECT(&quot;$&quot;&amp;whichSheet&amp;&quot;.&quot;&amp;timeColumn&amp;&quot;1&quot;)" office:value-type="string" office:string-value="time_sec" calcext:value-type="string">
            <text:p>time_sec</text:p>
          </table:table-cell>
          <table:table-cell table:style-name="ce2" table:formula="of:=INDIRECT(&quot;$&quot;&amp;whichSheet&amp;&quot;.&quot;&amp;valColumn&amp;&quot;1&quot;)" office:value-type="string" office:string-value="ave_2" calcext:value-type="string">
            <text:p>ave_2</text:p>
          </table:table-cell>
          <table:table-cell/>
          <table:table-cell office:value-type="string" calcext:value-type="string">
            <text:p>helper_lineNum</text:p>
          </table:table-cell>
          <table:table-cell/>
          <table:table-cell office:value-type="string" calcext:value-type="string">
            <text:p>Which sheet:</text:p>
          </table:table-cell>
          <table:table-cell table:style-name="ce3" table:content-validation-name="val1" office:value-type="string" calcext:value-type="string">
            <text:p>away</text:p>
          </table:table-cell>
        </table:table-row>
        <table:table-row table:style-name="ro1">
          <table:table-cell table:formula="of:=INDIRECT(&quot;$&quot;&amp;whichSheet&amp;&quot;.&quot;&amp;timeColumn&amp;[.D2])" office:value-type="float" office:value="1.4" calcext:value-type="float">
            <text:p>1.4</text:p>
          </table:table-cell>
          <table:table-cell table:formula="of:=INDIRECT(&quot;$&quot;&amp;whichSheet&amp;&quot;.&quot;&amp;valColumn&amp;[.D2])" office:value-type="float" office:value="-75" calcext:value-type="float">
            <text:p>-75</text:p>
          </table:table-cell>
          <table:table-cell/>
          <table:table-cell table:formula="of:=[.G4]" office:value-type="float" office:value="4" calcext:value-type="float">
            <text:p>4</text:p>
          </table:table-cell>
          <table:table-cell/>
          <table:table-cell office:value-type="string" calcext:value-type="string">
            <text:p>label column:</text:p>
          </table:table-cell>
          <table:table-cell table:style-name="ce3" table:content-validation-name="val2" office:value-type="string" calcext:value-type="string">
            <text:p>C</text:p>
          </table:table-cell>
        </table:table-row>
        <table:table-row table:style-name="ro1">
          <table:table-cell table:formula="of:=INDIRECT(&quot;$&quot;&amp;whichSheet&amp;&quot;.&quot;&amp;timeColumn&amp;[.D3])" office:value-type="float" office:value="3.4" calcext:value-type="float">
            <text:p>3.4</text:p>
          </table:table-cell>
          <table:table-cell table:formula="of:=INDIRECT(&quot;$&quot;&amp;whichSheet&amp;&quot;.&quot;&amp;valColumn&amp;[.D3])" office:value-type="float" office:value="-77" calcext:value-type="float">
            <text:p>-77</text:p>
          </table:table-cell>
          <table:table-cell/>
          <table:table-cell table:formula="of:=[.D2]+1" office:value-type="float" office:value="5" calcext:value-type="float">
            <text:p>5</text:p>
          </table:table-cell>
          <table:table-cell/>
          <table:table-cell office:value-type="string" calcext:value-type="string">
            <text:p>value column:</text:p>
          </table:table-cell>
          <table:table-cell table:style-name="ce3" table:content-validation-name="val2" office:value-type="string" calcext:value-type="string">
            <text:p>G</text:p>
          </table:table-cell>
        </table:table-row>
        <table:table-row table:style-name="ro1">
          <table:table-cell table:formula="of:=INDIRECT(&quot;$&quot;&amp;whichSheet&amp;&quot;.&quot;&amp;timeColumn&amp;[.D4])" office:value-type="float" office:value="3.8" calcext:value-type="float">
            <text:p>3.8</text:p>
          </table:table-cell>
          <table:table-cell table:formula="of:=INDIRECT(&quot;$&quot;&amp;whichSheet&amp;&quot;.&quot;&amp;valColumn&amp;[.D4])" office:value-type="float" office:value="-77" calcext:value-type="float">
            <text:p>-77</text:p>
          </table:table-cell>
          <table:table-cell/>
          <table:table-cell table:formula="of:=[.D3]+1" office:value-type="float" office:value="6" calcext:value-type="float">
            <text:p>6</text:p>
          </table:table-cell>
          <table:table-cell/>
          <table:table-cell office:value-type="string" calcext:value-type="string">
            <text:p>first line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formula="of:=INDIRECT(&quot;$&quot;&amp;whichSheet&amp;&quot;.&quot;&amp;timeColumn&amp;[.D5])" office:value-type="float" office:value="4.3" calcext:value-type="float">
            <text:p>4.3</text:p>
          </table:table-cell>
          <table:table-cell table:formula="of:=INDIRECT(&quot;$&quot;&amp;whichSheet&amp;&quot;.&quot;&amp;valColumn&amp;[.D5])" office:value-type="float" office:value="-75" calcext:value-type="float">
            <text:p>-75</text:p>
          </table:table-cell>
          <table:table-cell/>
          <table:table-cell table:formula="of:=[.D4]+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])" office:value-type="float" office:value="4.8" calcext:value-type="float">
            <text:p>4.8</text:p>
          </table:table-cell>
          <table:table-cell table:formula="of:=INDIRECT(&quot;$&quot;&amp;whichSheet&amp;&quot;.&quot;&amp;valColumn&amp;[.D6])" office:value-type="float" office:value="-76" calcext:value-type="float">
            <text:p>-76</text:p>
          </table:table-cell>
          <table:table-cell/>
          <table:table-cell table:formula="of:=[.D5]+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])" office:value-type="float" office:value="5.3" calcext:value-type="float">
            <text:p>5.3</text:p>
          </table:table-cell>
          <table:table-cell table:formula="of:=INDIRECT(&quot;$&quot;&amp;whichSheet&amp;&quot;.&quot;&amp;valColumn&amp;[.D7])" office:value-type="float" office:value="-77" calcext:value-type="float">
            <text:p>-77</text:p>
          </table:table-cell>
          <table:table-cell/>
          <table:table-cell table:formula="of:=[.D6]+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])" office:value-type="float" office:value="6.7" calcext:value-type="float">
            <text:p>6.7</text:p>
          </table:table-cell>
          <table:table-cell table:formula="of:=INDIRECT(&quot;$&quot;&amp;whichSheet&amp;&quot;.&quot;&amp;valColumn&amp;[.D8])" office:value-type="float" office:value="-79" calcext:value-type="float">
            <text:p>-79</text:p>
          </table:table-cell>
          <table:table-cell/>
          <table:table-cell table:formula="of:=[.D7]+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])" office:value-type="float" office:value="7.2" calcext:value-type="float">
            <text:p>7.2</text:p>
          </table:table-cell>
          <table:table-cell table:formula="of:=INDIRECT(&quot;$&quot;&amp;whichSheet&amp;&quot;.&quot;&amp;valColumn&amp;[.D9])" office:value-type="float" office:value="-80" calcext:value-type="float">
            <text:p>-80</text:p>
          </table:table-cell>
          <table:table-cell/>
          <table:table-cell table:formula="of:=[.D8]+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])" office:value-type="float" office:value="7.7" calcext:value-type="float">
            <text:p>7.7</text:p>
          </table:table-cell>
          <table:table-cell table:formula="of:=INDIRECT(&quot;$&quot;&amp;whichSheet&amp;&quot;.&quot;&amp;valColumn&amp;[.D10])" office:value-type="float" office:value="-78" calcext:value-type="float">
            <text:p>-78</text:p>
          </table:table-cell>
          <table:table-cell/>
          <table:table-cell table:formula="of:=[.D9]+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])" office:value-type="float" office:value="8.2" calcext:value-type="float">
            <text:p>8.2</text:p>
          </table:table-cell>
          <table:table-cell table:formula="of:=INDIRECT(&quot;$&quot;&amp;whichSheet&amp;&quot;.&quot;&amp;valColumn&amp;[.D11])" office:value-type="float" office:value="-76" calcext:value-type="float">
            <text:p>-76</text:p>
          </table:table-cell>
          <table:table-cell/>
          <table:table-cell table:formula="of:=[.D10]+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])" office:value-type="float" office:value="8.6" calcext:value-type="float">
            <text:p>8.6</text:p>
          </table:table-cell>
          <table:table-cell table:formula="of:=INDIRECT(&quot;$&quot;&amp;whichSheet&amp;&quot;.&quot;&amp;valColumn&amp;[.D12])" office:value-type="float" office:value="-74" calcext:value-type="float">
            <text:p>-74</text:p>
          </table:table-cell>
          <table:table-cell/>
          <table:table-cell table:formula="of:=[.D11]+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])" office:value-type="float" office:value="9.1" calcext:value-type="float">
            <text:p>9.1</text:p>
          </table:table-cell>
          <table:table-cell table:formula="of:=INDIRECT(&quot;$&quot;&amp;whichSheet&amp;&quot;.&quot;&amp;valColumn&amp;[.D13])" office:value-type="float" office:value="-71" calcext:value-type="float">
            <text:p>-71</text:p>
          </table:table-cell>
          <table:table-cell/>
          <table:table-cell table:formula="of:=[.D12]+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])" office:value-type="float" office:value="9.6" calcext:value-type="float">
            <text:p>9.6</text:p>
          </table:table-cell>
          <table:table-cell table:formula="of:=INDIRECT(&quot;$&quot;&amp;whichSheet&amp;&quot;.&quot;&amp;valColumn&amp;[.D14])" office:value-type="float" office:value="-70" calcext:value-type="float">
            <text:p>-70</text:p>
          </table:table-cell>
          <table:table-cell/>
          <table:table-cell table:formula="of:=[.D13]+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])" office:value-type="float" office:value="10.1" calcext:value-type="float">
            <text:p>10.1</text:p>
          </table:table-cell>
          <table:table-cell table:formula="of:=INDIRECT(&quot;$&quot;&amp;whichSheet&amp;&quot;.&quot;&amp;valColumn&amp;[.D15])" office:value-type="float" office:value="-70" calcext:value-type="float">
            <text:p>-70</text:p>
          </table:table-cell>
          <table:table-cell/>
          <table:table-cell table:formula="of:=[.D14]+1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])" office:value-type="float" office:value="11.5" calcext:value-type="float">
            <text:p>11.5</text:p>
          </table:table-cell>
          <table:table-cell table:formula="of:=INDIRECT(&quot;$&quot;&amp;whichSheet&amp;&quot;.&quot;&amp;valColumn&amp;[.D16])" office:value-type="float" office:value="-70" calcext:value-type="float">
            <text:p>-70</text:p>
          </table:table-cell>
          <table:table-cell/>
          <table:table-cell table:formula="of:=[.D15]+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])" office:value-type="float" office:value="12" calcext:value-type="float">
            <text:p>12</text:p>
          </table:table-cell>
          <table:table-cell table:formula="of:=INDIRECT(&quot;$&quot;&amp;whichSheet&amp;&quot;.&quot;&amp;valColumn&amp;[.D17])" office:value-type="float" office:value="-72" calcext:value-type="float">
            <text:p>-72</text:p>
          </table:table-cell>
          <table:table-cell/>
          <table:table-cell table:formula="of:=[.D16]+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])" office:value-type="float" office:value="13" calcext:value-type="float">
            <text:p>13</text:p>
          </table:table-cell>
          <table:table-cell table:formula="of:=INDIRECT(&quot;$&quot;&amp;whichSheet&amp;&quot;.&quot;&amp;valColumn&amp;[.D18])" office:value-type="float" office:value="-75" calcext:value-type="float">
            <text:p>-75</text:p>
          </table:table-cell>
          <table:table-cell/>
          <table:table-cell table:formula="of:=[.D17]+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])" office:value-type="float" office:value="14.4" calcext:value-type="float">
            <text:p>14.4</text:p>
          </table:table-cell>
          <table:table-cell table:formula="of:=INDIRECT(&quot;$&quot;&amp;whichSheet&amp;&quot;.&quot;&amp;valColumn&amp;[.D19])" office:value-type="float" office:value="-78" calcext:value-type="float">
            <text:p>-78</text:p>
          </table:table-cell>
          <table:table-cell/>
          <table:table-cell table:formula="of:=[.D18]+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])" office:value-type="float" office:value="14.9" calcext:value-type="float">
            <text:p>14.9</text:p>
          </table:table-cell>
          <table:table-cell table:formula="of:=INDIRECT(&quot;$&quot;&amp;whichSheet&amp;&quot;.&quot;&amp;valColumn&amp;[.D20])" office:value-type="float" office:value="-81" calcext:value-type="float">
            <text:p>-81</text:p>
          </table:table-cell>
          <table:table-cell/>
          <table:table-cell table:formula="of:=[.D19]+1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])" office:value-type="float" office:value="15.4" calcext:value-type="float">
            <text:p>15.4</text:p>
          </table:table-cell>
          <table:table-cell table:formula="of:=INDIRECT(&quot;$&quot;&amp;whichSheet&amp;&quot;.&quot;&amp;valColumn&amp;[.D21])" office:value-type="float" office:value="-82" calcext:value-type="float">
            <text:p>-82</text:p>
          </table:table-cell>
          <table:table-cell/>
          <table:table-cell table:formula="of:=[.D20]+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])" office:value-type="float" office:value="15.8" calcext:value-type="float">
            <text:p>15.8</text:p>
          </table:table-cell>
          <table:table-cell table:formula="of:=INDIRECT(&quot;$&quot;&amp;whichSheet&amp;&quot;.&quot;&amp;valColumn&amp;[.D22])" office:value-type="float" office:value="-84" calcext:value-type="float">
            <text:p>-84</text:p>
          </table:table-cell>
          <table:table-cell/>
          <table:table-cell table:formula="of:=[.D21]+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])" office:value-type="float" office:value="16.3" calcext:value-type="float">
            <text:p>16.3</text:p>
          </table:table-cell>
          <table:table-cell table:formula="of:=INDIRECT(&quot;$&quot;&amp;whichSheet&amp;&quot;.&quot;&amp;valColumn&amp;[.D23])" office:value-type="float" office:value="-85" calcext:value-type="float">
            <text:p>-85</text:p>
          </table:table-cell>
          <table:table-cell/>
          <table:table-cell table:formula="of:=[.D22]+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])" office:value-type="float" office:value="18.7" calcext:value-type="float">
            <text:p>18.7</text:p>
          </table:table-cell>
          <table:table-cell table:formula="of:=INDIRECT(&quot;$&quot;&amp;whichSheet&amp;&quot;.&quot;&amp;valColumn&amp;[.D24])" office:value-type="float" office:value="-84" calcext:value-type="float">
            <text:p>-84</text:p>
          </table:table-cell>
          <table:table-cell/>
          <table:table-cell table:formula="of:=[.D23]+1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])" office:value-type="float" office:value="19.2" calcext:value-type="float">
            <text:p>19.2</text:p>
          </table:table-cell>
          <table:table-cell table:formula="of:=INDIRECT(&quot;$&quot;&amp;whichSheet&amp;&quot;.&quot;&amp;valColumn&amp;[.D25])" office:value-type="float" office:value="-83" calcext:value-type="float">
            <text:p>-83</text:p>
          </table:table-cell>
          <table:table-cell/>
          <table:table-cell table:formula="of:=[.D24]+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])" office:value-type="float" office:value="20.2" calcext:value-type="float">
            <text:p>20.2</text:p>
          </table:table-cell>
          <table:table-cell table:formula="of:=INDIRECT(&quot;$&quot;&amp;whichSheet&amp;&quot;.&quot;&amp;valColumn&amp;[.D26])" office:value-type="float" office:value="-81" calcext:value-type="float">
            <text:p>-81</text:p>
          </table:table-cell>
          <table:table-cell/>
          <table:table-cell table:formula="of:=[.D25]+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])" office:value-type="float" office:value="20.6" calcext:value-type="float">
            <text:p>20.6</text:p>
          </table:table-cell>
          <table:table-cell table:formula="of:=INDIRECT(&quot;$&quot;&amp;whichSheet&amp;&quot;.&quot;&amp;valColumn&amp;[.D27])" office:value-type="float" office:value="-80" calcext:value-type="float">
            <text:p>-80</text:p>
          </table:table-cell>
          <table:table-cell/>
          <table:table-cell table:formula="of:=[.D26]+1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])" office:value-type="float" office:value="21.1" calcext:value-type="float">
            <text:p>21.1</text:p>
          </table:table-cell>
          <table:table-cell table:formula="of:=INDIRECT(&quot;$&quot;&amp;whichSheet&amp;&quot;.&quot;&amp;valColumn&amp;[.D28])" office:value-type="float" office:value="-80" calcext:value-type="float">
            <text:p>-80</text:p>
          </table:table-cell>
          <table:table-cell/>
          <table:table-cell table:formula="of:=[.D27]+1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])" office:value-type="float" office:value="22.6" calcext:value-type="float">
            <text:p>22.6</text:p>
          </table:table-cell>
          <table:table-cell table:formula="of:=INDIRECT(&quot;$&quot;&amp;whichSheet&amp;&quot;.&quot;&amp;valColumn&amp;[.D29])" office:value-type="float" office:value="-81" calcext:value-type="float">
            <text:p>-81</text:p>
          </table:table-cell>
          <table:table-cell/>
          <table:table-cell table:formula="of:=[.D28]+1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])" office:value-type="float" office:value="23" calcext:value-type="float">
            <text:p>23</text:p>
          </table:table-cell>
          <table:table-cell table:formula="of:=INDIRECT(&quot;$&quot;&amp;whichSheet&amp;&quot;.&quot;&amp;valColumn&amp;[.D30])" office:value-type="float" office:value="-82" calcext:value-type="float">
            <text:p>-82</text:p>
          </table:table-cell>
          <table:table-cell/>
          <table:table-cell table:formula="of:=[.D29]+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])" office:value-type="float" office:value="24" calcext:value-type="float">
            <text:p>24</text:p>
          </table:table-cell>
          <table:table-cell table:formula="of:=INDIRECT(&quot;$&quot;&amp;whichSheet&amp;&quot;.&quot;&amp;valColumn&amp;[.D31])" office:value-type="float" office:value="-83" calcext:value-type="float">
            <text:p>-83</text:p>
          </table:table-cell>
          <table:table-cell/>
          <table:table-cell table:formula="of:=[.D30]+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])" office:value-type="float" office:value="25" calcext:value-type="float">
            <text:p>25</text:p>
          </table:table-cell>
          <table:table-cell table:formula="of:=INDIRECT(&quot;$&quot;&amp;whichSheet&amp;&quot;.&quot;&amp;valColumn&amp;[.D32])" office:value-type="float" office:value="-83" calcext:value-type="float">
            <text:p>-83</text:p>
          </table:table-cell>
          <table:table-cell/>
          <table:table-cell table:formula="of:=[.D31]+1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])" office:value-type="float" office:value="25.4" calcext:value-type="float">
            <text:p>25.4</text:p>
          </table:table-cell>
          <table:table-cell table:formula="of:=INDIRECT(&quot;$&quot;&amp;whichSheet&amp;&quot;.&quot;&amp;valColumn&amp;[.D33])" office:value-type="float" office:value="-83" calcext:value-type="float">
            <text:p>-83</text:p>
          </table:table-cell>
          <table:table-cell/>
          <table:table-cell table:formula="of:=[.D32]+1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])" office:value-type="float" office:value="25.9" calcext:value-type="float">
            <text:p>25.9</text:p>
          </table:table-cell>
          <table:table-cell table:formula="of:=INDIRECT(&quot;$&quot;&amp;whichSheet&amp;&quot;.&quot;&amp;valColumn&amp;[.D34])" office:value-type="float" office:value="-83" calcext:value-type="float">
            <text:p>-83</text:p>
          </table:table-cell>
          <table:table-cell/>
          <table:table-cell table:formula="of:=[.D33]+1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])" office:value-type="float" office:value="26.4" calcext:value-type="float">
            <text:p>26.4</text:p>
          </table:table-cell>
          <table:table-cell table:formula="of:=INDIRECT(&quot;$&quot;&amp;whichSheet&amp;&quot;.&quot;&amp;valColumn&amp;[.D35])" office:value-type="float" office:value="-83" calcext:value-type="float">
            <text:p>-83</text:p>
          </table:table-cell>
          <table:table-cell/>
          <table:table-cell table:formula="of:=[.D34]+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])" office:value-type="float" office:value="26.9" calcext:value-type="float">
            <text:p>26.9</text:p>
          </table:table-cell>
          <table:table-cell table:formula="of:=INDIRECT(&quot;$&quot;&amp;whichSheet&amp;&quot;.&quot;&amp;valColumn&amp;[.D36])" office:value-type="float" office:value="-84" calcext:value-type="float">
            <text:p>-84</text:p>
          </table:table-cell>
          <table:table-cell/>
          <table:table-cell table:formula="of:=[.D35]+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])" office:value-type="float" office:value="27.4" calcext:value-type="float">
            <text:p>27.4</text:p>
          </table:table-cell>
          <table:table-cell table:formula="of:=INDIRECT(&quot;$&quot;&amp;whichSheet&amp;&quot;.&quot;&amp;valColumn&amp;[.D37])" office:value-type="float" office:value="-87" calcext:value-type="float">
            <text:p>-87</text:p>
          </table:table-cell>
          <table:table-cell/>
          <table:table-cell table:formula="of:=[.D36]+1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])" office:value-type="float" office:value="28.3" calcext:value-type="float">
            <text:p>28.3</text:p>
          </table:table-cell>
          <table:table-cell table:formula="of:=INDIRECT(&quot;$&quot;&amp;whichSheet&amp;&quot;.&quot;&amp;valColumn&amp;[.D38])" office:value-type="float" office:value="-88" calcext:value-type="float">
            <text:p>-88</text:p>
          </table:table-cell>
          <table:table-cell/>
          <table:table-cell table:formula="of:=[.D37]+1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])" office:value-type="float" office:value="28.8" calcext:value-type="float">
            <text:p>28.8</text:p>
          </table:table-cell>
          <table:table-cell table:formula="of:=INDIRECT(&quot;$&quot;&amp;whichSheet&amp;&quot;.&quot;&amp;valColumn&amp;[.D39])" office:value-type="float" office:value="-88" calcext:value-type="float">
            <text:p>-88</text:p>
          </table:table-cell>
          <table:table-cell/>
          <table:table-cell table:formula="of:=[.D38]+1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])" office:value-type="float" office:value="29.3" calcext:value-type="float">
            <text:p>29.3</text:p>
          </table:table-cell>
          <table:table-cell table:formula="of:=INDIRECT(&quot;$&quot;&amp;whichSheet&amp;&quot;.&quot;&amp;valColumn&amp;[.D40])" office:value-type="float" office:value="-87" calcext:value-type="float">
            <text:p>-87</text:p>
          </table:table-cell>
          <table:table-cell/>
          <table:table-cell table:formula="of:=[.D39]+1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])" office:value-type="float" office:value="29.8" calcext:value-type="float">
            <text:p>29.8</text:p>
          </table:table-cell>
          <table:table-cell table:formula="of:=INDIRECT(&quot;$&quot;&amp;whichSheet&amp;&quot;.&quot;&amp;valColumn&amp;[.D41])" office:value-type="float" office:value="-86" calcext:value-type="float">
            <text:p>-86</text:p>
          </table:table-cell>
          <table:table-cell/>
          <table:table-cell table:formula="of:=[.D40]+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])" office:value-type="float" office:value="30.2" calcext:value-type="float">
            <text:p>30.2</text:p>
          </table:table-cell>
          <table:table-cell table:formula="of:=INDIRECT(&quot;$&quot;&amp;whichSheet&amp;&quot;.&quot;&amp;valColumn&amp;[.D42])" office:value-type="float" office:value="-85" calcext:value-type="float">
            <text:p>-85</text:p>
          </table:table-cell>
          <table:table-cell/>
          <table:table-cell table:formula="of:=[.D41]+1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])" office:value-type="float" office:value="32.6" calcext:value-type="float">
            <text:p>32.6</text:p>
          </table:table-cell>
          <table:table-cell table:formula="of:=INDIRECT(&quot;$&quot;&amp;whichSheet&amp;&quot;.&quot;&amp;valColumn&amp;[.D43])" office:value-type="float" office:value="-84" calcext:value-type="float">
            <text:p>-84</text:p>
          </table:table-cell>
          <table:table-cell/>
          <table:table-cell table:formula="of:=[.D42]+1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])" office:value-type="float" office:value="33.1" calcext:value-type="float">
            <text:p>33.1</text:p>
          </table:table-cell>
          <table:table-cell table:formula="of:=INDIRECT(&quot;$&quot;&amp;whichSheet&amp;&quot;.&quot;&amp;valColumn&amp;[.D44])" office:value-type="float" office:value="-82" calcext:value-type="float">
            <text:p>-82</text:p>
          </table:table-cell>
          <table:table-cell/>
          <table:table-cell table:formula="of:=[.D43]+1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])" office:value-type="float" office:value="33.6" calcext:value-type="float">
            <text:p>33.6</text:p>
          </table:table-cell>
          <table:table-cell table:formula="of:=INDIRECT(&quot;$&quot;&amp;whichSheet&amp;&quot;.&quot;&amp;valColumn&amp;[.D45])" office:value-type="float" office:value="-80" calcext:value-type="float">
            <text:p>-80</text:p>
          </table:table-cell>
          <table:table-cell/>
          <table:table-cell table:formula="of:=[.D44]+1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])" office:value-type="float" office:value="34.1" calcext:value-type="float">
            <text:p>34.1</text:p>
          </table:table-cell>
          <table:table-cell table:formula="of:=INDIRECT(&quot;$&quot;&amp;whichSheet&amp;&quot;.&quot;&amp;valColumn&amp;[.D46])" office:value-type="float" office:value="-79" calcext:value-type="float">
            <text:p>-79</text:p>
          </table:table-cell>
          <table:table-cell/>
          <table:table-cell table:formula="of:=[.D45]+1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])" office:value-type="float" office:value="34.6" calcext:value-type="float">
            <text:p>34.6</text:p>
          </table:table-cell>
          <table:table-cell table:formula="of:=INDIRECT(&quot;$&quot;&amp;whichSheet&amp;&quot;.&quot;&amp;valColumn&amp;[.D47])" office:value-type="float" office:value="-79" calcext:value-type="float">
            <text:p>-79</text:p>
          </table:table-cell>
          <table:table-cell/>
          <table:table-cell table:formula="of:=[.D46]+1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])" office:value-type="float" office:value="35.1" calcext:value-type="float">
            <text:p>35.1</text:p>
          </table:table-cell>
          <table:table-cell table:formula="of:=INDIRECT(&quot;$&quot;&amp;whichSheet&amp;&quot;.&quot;&amp;valColumn&amp;[.D48])" office:value-type="float" office:value="-79" calcext:value-type="float">
            <text:p>-79</text:p>
          </table:table-cell>
          <table:table-cell/>
          <table:table-cell table:formula="of:=[.D47]+1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])" office:value-type="float" office:value="35.5" calcext:value-type="float">
            <text:p>35.5</text:p>
          </table:table-cell>
          <table:table-cell table:formula="of:=INDIRECT(&quot;$&quot;&amp;whichSheet&amp;&quot;.&quot;&amp;valColumn&amp;[.D49])" office:value-type="float" office:value="-80" calcext:value-type="float">
            <text:p>-80</text:p>
          </table:table-cell>
          <table:table-cell/>
          <table:table-cell table:formula="of:=[.D48]+1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])" office:value-type="float" office:value="36.5" calcext:value-type="float">
            <text:p>36.5</text:p>
          </table:table-cell>
          <table:table-cell table:formula="of:=INDIRECT(&quot;$&quot;&amp;whichSheet&amp;&quot;.&quot;&amp;valColumn&amp;[.D50])" office:value-type="float" office:value="-82" calcext:value-type="float">
            <text:p>-82</text:p>
          </table:table-cell>
          <table:table-cell/>
          <table:table-cell table:formula="of:=[.D49]+1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])" office:value-type="float" office:value="37" calcext:value-type="float">
            <text:p>37</text:p>
          </table:table-cell>
          <table:table-cell table:formula="of:=INDIRECT(&quot;$&quot;&amp;whichSheet&amp;&quot;.&quot;&amp;valColumn&amp;[.D51])" office:value-type="float" office:value="-84" calcext:value-type="float">
            <text:p>-84</text:p>
          </table:table-cell>
          <table:table-cell/>
          <table:table-cell table:formula="of:=[.D50]+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])" office:value-type="float" office:value="37.4" calcext:value-type="float">
            <text:p>37.4</text:p>
          </table:table-cell>
          <table:table-cell table:formula="of:=INDIRECT(&quot;$&quot;&amp;whichSheet&amp;&quot;.&quot;&amp;valColumn&amp;[.D52])" office:value-type="float" office:value="-86" calcext:value-type="float">
            <text:p>-86</text:p>
          </table:table-cell>
          <table:table-cell/>
          <table:table-cell table:formula="of:=[.D51]+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3])" office:value-type="float" office:value="38.4" calcext:value-type="float">
            <text:p>38.4</text:p>
          </table:table-cell>
          <table:table-cell table:formula="of:=INDIRECT(&quot;$&quot;&amp;whichSheet&amp;&quot;.&quot;&amp;valColumn&amp;[.D53])" office:value-type="float" office:value="-86" calcext:value-type="float">
            <text:p>-86</text:p>
          </table:table-cell>
          <table:table-cell/>
          <table:table-cell table:formula="of:=[.D52]+1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4])" office:value-type="float" office:value="38.9" calcext:value-type="float">
            <text:p>38.9</text:p>
          </table:table-cell>
          <table:table-cell table:formula="of:=INDIRECT(&quot;$&quot;&amp;whichSheet&amp;&quot;.&quot;&amp;valColumn&amp;[.D54])" office:value-type="float" office:value="-84" calcext:value-type="float">
            <text:p>-84</text:p>
          </table:table-cell>
          <table:table-cell/>
          <table:table-cell table:formula="of:=[.D53]+1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5])" office:value-type="float" office:value="39.4" calcext:value-type="float">
            <text:p>39.4</text:p>
          </table:table-cell>
          <table:table-cell table:formula="of:=INDIRECT(&quot;$&quot;&amp;whichSheet&amp;&quot;.&quot;&amp;valColumn&amp;[.D55])" office:value-type="float" office:value="-83" calcext:value-type="float">
            <text:p>-83</text:p>
          </table:table-cell>
          <table:table-cell/>
          <table:table-cell table:formula="of:=[.D54]+1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6])" office:value-type="float" office:value="39.8" calcext:value-type="float">
            <text:p>39.8</text:p>
          </table:table-cell>
          <table:table-cell table:formula="of:=INDIRECT(&quot;$&quot;&amp;whichSheet&amp;&quot;.&quot;&amp;valColumn&amp;[.D56])" office:value-type="float" office:value="-81" calcext:value-type="float">
            <text:p>-81</text:p>
          </table:table-cell>
          <table:table-cell/>
          <table:table-cell table:formula="of:=[.D55]+1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7])" office:value-type="float" office:value="40.8" calcext:value-type="float">
            <text:p>40.8</text:p>
          </table:table-cell>
          <table:table-cell table:formula="of:=INDIRECT(&quot;$&quot;&amp;whichSheet&amp;&quot;.&quot;&amp;valColumn&amp;[.D57])" office:value-type="float" office:value="-80" calcext:value-type="float">
            <text:p>-80</text:p>
          </table:table-cell>
          <table:table-cell/>
          <table:table-cell table:formula="of:=[.D56]+1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8])" office:value-type="float" office:value="41.8" calcext:value-type="float">
            <text:p>41.8</text:p>
          </table:table-cell>
          <table:table-cell table:formula="of:=INDIRECT(&quot;$&quot;&amp;whichSheet&amp;&quot;.&quot;&amp;valColumn&amp;[.D58])" office:value-type="float" office:value="-80" calcext:value-type="float">
            <text:p>-80</text:p>
          </table:table-cell>
          <table:table-cell/>
          <table:table-cell table:formula="of:=[.D57]+1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9])" office:value-type="float" office:value="42.7" calcext:value-type="float">
            <text:p>42.7</text:p>
          </table:table-cell>
          <table:table-cell table:formula="of:=INDIRECT(&quot;$&quot;&amp;whichSheet&amp;&quot;.&quot;&amp;valColumn&amp;[.D59])" office:value-type="float" office:value="-79" calcext:value-type="float">
            <text:p>-79</text:p>
          </table:table-cell>
          <table:table-cell/>
          <table:table-cell table:formula="of:=[.D58]+1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0])" office:value-type="float" office:value="43.2" calcext:value-type="float">
            <text:p>43.2</text:p>
          </table:table-cell>
          <table:table-cell table:formula="of:=INDIRECT(&quot;$&quot;&amp;whichSheet&amp;&quot;.&quot;&amp;valColumn&amp;[.D60])" office:value-type="float" office:value="-80" calcext:value-type="float">
            <text:p>-80</text:p>
          </table:table-cell>
          <table:table-cell/>
          <table:table-cell table:formula="of:=[.D59]+1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1])" office:value-type="float" office:value="43.7" calcext:value-type="float">
            <text:p>43.7</text:p>
          </table:table-cell>
          <table:table-cell table:formula="of:=INDIRECT(&quot;$&quot;&amp;whichSheet&amp;&quot;.&quot;&amp;valColumn&amp;[.D61])" office:value-type="float" office:value="-82" calcext:value-type="float">
            <text:p>-82</text:p>
          </table:table-cell>
          <table:table-cell/>
          <table:table-cell table:formula="of:=[.D60]+1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2])" office:value-type="float" office:value="44.6" calcext:value-type="float">
            <text:p>44.6</text:p>
          </table:table-cell>
          <table:table-cell table:formula="of:=INDIRECT(&quot;$&quot;&amp;whichSheet&amp;&quot;.&quot;&amp;valColumn&amp;[.D62])" office:value-type="float" office:value="-83" calcext:value-type="float">
            <text:p>-83</text:p>
          </table:table-cell>
          <table:table-cell/>
          <table:table-cell table:formula="of:=[.D61]+1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3])" office:value-type="float" office:value="45.1" calcext:value-type="float">
            <text:p>45.1</text:p>
          </table:table-cell>
          <table:table-cell table:formula="of:=INDIRECT(&quot;$&quot;&amp;whichSheet&amp;&quot;.&quot;&amp;valColumn&amp;[.D63])" office:value-type="float" office:value="-83" calcext:value-type="float">
            <text:p>-83</text:p>
          </table:table-cell>
          <table:table-cell/>
          <table:table-cell table:formula="of:=[.D62]+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4])" office:value-type="float" office:value="45.6" calcext:value-type="float">
            <text:p>45.6</text:p>
          </table:table-cell>
          <table:table-cell table:formula="of:=INDIRECT(&quot;$&quot;&amp;whichSheet&amp;&quot;.&quot;&amp;valColumn&amp;[.D64])" office:value-type="float" office:value="-83" calcext:value-type="float">
            <text:p>-83</text:p>
          </table:table-cell>
          <table:table-cell/>
          <table:table-cell table:formula="of:=[.D63]+1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5])" office:value-type="float" office:value="47.5" calcext:value-type="float">
            <text:p>47.5</text:p>
          </table:table-cell>
          <table:table-cell table:formula="of:=INDIRECT(&quot;$&quot;&amp;whichSheet&amp;&quot;.&quot;&amp;valColumn&amp;[.D65])" office:value-type="float" office:value="-85" calcext:value-type="float">
            <text:p>-85</text:p>
          </table:table-cell>
          <table:table-cell/>
          <table:table-cell table:formula="of:=[.D64]+1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6])" office:value-type="float" office:value="49" calcext:value-type="float">
            <text:p>49</text:p>
          </table:table-cell>
          <table:table-cell table:formula="of:=INDIRECT(&quot;$&quot;&amp;whichSheet&amp;&quot;.&quot;&amp;valColumn&amp;[.D66])" office:value-type="float" office:value="-87" calcext:value-type="float">
            <text:p>-87</text:p>
          </table:table-cell>
          <table:table-cell/>
          <table:table-cell table:formula="of:=[.D65]+1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7])" office:value-type="float" office:value="49.9" calcext:value-type="float">
            <text:p>49.9</text:p>
          </table:table-cell>
          <table:table-cell table:formula="of:=INDIRECT(&quot;$&quot;&amp;whichSheet&amp;&quot;.&quot;&amp;valColumn&amp;[.D67])" office:value-type="float" office:value="-88" calcext:value-type="float">
            <text:p>-88</text:p>
          </table:table-cell>
          <table:table-cell/>
          <table:table-cell table:formula="of:=[.D66]+1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8])" office:value-type="float" office:value="50.4" calcext:value-type="float">
            <text:p>50.4</text:p>
          </table:table-cell>
          <table:table-cell table:formula="of:=INDIRECT(&quot;$&quot;&amp;whichSheet&amp;&quot;.&quot;&amp;valColumn&amp;[.D68])" office:value-type="float" office:value="-91" calcext:value-type="float">
            <text:p>-91</text:p>
          </table:table-cell>
          <table:table-cell/>
          <table:table-cell table:formula="of:=[.D67]+1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69])" office:value-type="float" office:value="50.9" calcext:value-type="float">
            <text:p>50.9</text:p>
          </table:table-cell>
          <table:table-cell table:formula="of:=INDIRECT(&quot;$&quot;&amp;whichSheet&amp;&quot;.&quot;&amp;valColumn&amp;[.D69])" office:value-type="float" office:value="-92" calcext:value-type="float">
            <text:p>-92</text:p>
          </table:table-cell>
          <table:table-cell/>
          <table:table-cell table:formula="of:=[.D68]+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0])" office:value-type="float" office:value="52.3" calcext:value-type="float">
            <text:p>52.3</text:p>
          </table:table-cell>
          <table:table-cell table:formula="of:=INDIRECT(&quot;$&quot;&amp;whichSheet&amp;&quot;.&quot;&amp;valColumn&amp;[.D70])" office:value-type="float" office:value="-92" calcext:value-type="float">
            <text:p>-92</text:p>
          </table:table-cell>
          <table:table-cell/>
          <table:table-cell table:formula="of:=[.D69]+1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1])" office:value-type="float" office:value="52.8" calcext:value-type="float">
            <text:p>52.8</text:p>
          </table:table-cell>
          <table:table-cell table:formula="of:=INDIRECT(&quot;$&quot;&amp;whichSheet&amp;&quot;.&quot;&amp;valColumn&amp;[.D71])" office:value-type="float" office:value="-91" calcext:value-type="float">
            <text:p>-91</text:p>
          </table:table-cell>
          <table:table-cell/>
          <table:table-cell table:formula="of:=[.D70]+1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2])" office:value-type="float" office:value="53.3" calcext:value-type="float">
            <text:p>53.3</text:p>
          </table:table-cell>
          <table:table-cell table:formula="of:=INDIRECT(&quot;$&quot;&amp;whichSheet&amp;&quot;.&quot;&amp;valColumn&amp;[.D72])" office:value-type="float" office:value="-88" calcext:value-type="float">
            <text:p>-88</text:p>
          </table:table-cell>
          <table:table-cell/>
          <table:table-cell table:formula="of:=[.D71]+1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3])" office:value-type="float" office:value="53.8" calcext:value-type="float">
            <text:p>53.8</text:p>
          </table:table-cell>
          <table:table-cell table:formula="of:=INDIRECT(&quot;$&quot;&amp;whichSheet&amp;&quot;.&quot;&amp;valColumn&amp;[.D73])" office:value-type="float" office:value="-83" calcext:value-type="float">
            <text:p>-83</text:p>
          </table:table-cell>
          <table:table-cell/>
          <table:table-cell table:formula="of:=[.D72]+1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4])" office:value-type="float" office:value="54.2" calcext:value-type="float">
            <text:p>54.2</text:p>
          </table:table-cell>
          <table:table-cell table:formula="of:=INDIRECT(&quot;$&quot;&amp;whichSheet&amp;&quot;.&quot;&amp;valColumn&amp;[.D74])" office:value-type="float" office:value="-81" calcext:value-type="float">
            <text:p>-81</text:p>
          </table:table-cell>
          <table:table-cell/>
          <table:table-cell table:formula="of:=[.D73]+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5])" office:value-type="float" office:value="55.7" calcext:value-type="float">
            <text:p>55.7</text:p>
          </table:table-cell>
          <table:table-cell table:formula="of:=INDIRECT(&quot;$&quot;&amp;whichSheet&amp;&quot;.&quot;&amp;valColumn&amp;[.D75])" office:value-type="float" office:value="-84" calcext:value-type="float">
            <text:p>-84</text:p>
          </table:table-cell>
          <table:table-cell/>
          <table:table-cell table:formula="of:=[.D74]+1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6])" office:value-type="float" office:value="56.2" calcext:value-type="float">
            <text:p>56.2</text:p>
          </table:table-cell>
          <table:table-cell table:formula="of:=INDIRECT(&quot;$&quot;&amp;whichSheet&amp;&quot;.&quot;&amp;valColumn&amp;[.D76])" office:value-type="float" office:value="-86" calcext:value-type="float">
            <text:p>-86</text:p>
          </table:table-cell>
          <table:table-cell/>
          <table:table-cell table:formula="of:=[.D75]+1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7])" office:value-type="float" office:value="56.6" calcext:value-type="float">
            <text:p>56.6</text:p>
          </table:table-cell>
          <table:table-cell table:formula="of:=INDIRECT(&quot;$&quot;&amp;whichSheet&amp;&quot;.&quot;&amp;valColumn&amp;[.D77])" office:value-type="float" office:value="-87" calcext:value-type="float">
            <text:p>-87</text:p>
          </table:table-cell>
          <table:table-cell/>
          <table:table-cell table:formula="of:=[.D76]+1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8])" office:value-type="float" office:value="59" calcext:value-type="float">
            <text:p>59</text:p>
          </table:table-cell>
          <table:table-cell table:formula="of:=INDIRECT(&quot;$&quot;&amp;whichSheet&amp;&quot;.&quot;&amp;valColumn&amp;[.D78])" office:value-type="float" office:value="-89" calcext:value-type="float">
            <text:p>-89</text:p>
          </table:table-cell>
          <table:table-cell/>
          <table:table-cell table:formula="of:=[.D77]+1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79])" office:value-type="float" office:value="62.3" calcext:value-type="float">
            <text:p>62.3</text:p>
          </table:table-cell>
          <table:table-cell table:formula="of:=INDIRECT(&quot;$&quot;&amp;whichSheet&amp;&quot;.&quot;&amp;valColumn&amp;[.D79])" office:value-type="float" office:value="-94" calcext:value-type="float">
            <text:p>-94</text:p>
          </table:table-cell>
          <table:table-cell/>
          <table:table-cell table:formula="of:=[.D78]+1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0])" office:value-type="float" office:value="62.9" calcext:value-type="float">
            <text:p>62.9</text:p>
          </table:table-cell>
          <table:table-cell table:formula="of:=INDIRECT(&quot;$&quot;&amp;whichSheet&amp;&quot;.&quot;&amp;valColumn&amp;[.D80])" office:value-type="float" office:value="-99" calcext:value-type="float">
            <text:p>-99</text:p>
          </table:table-cell>
          <table:table-cell/>
          <table:table-cell table:formula="of:=[.D79]+1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1])" office:value-type="float" office:value="63.8" calcext:value-type="float">
            <text:p>63.8</text:p>
          </table:table-cell>
          <table:table-cell table:formula="of:=INDIRECT(&quot;$&quot;&amp;whichSheet&amp;&quot;.&quot;&amp;valColumn&amp;[.D81])" office:value-type="float" office:value="-102" calcext:value-type="float">
            <text:p>-102</text:p>
          </table:table-cell>
          <table:table-cell/>
          <table:table-cell table:formula="of:=[.D80]+1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2])" office:value-type="float" office:value="66.7" calcext:value-type="float">
            <text:p>66.7</text:p>
          </table:table-cell>
          <table:table-cell table:formula="of:=INDIRECT(&quot;$&quot;&amp;whichSheet&amp;&quot;.&quot;&amp;valColumn&amp;[.D82])" office:value-type="float" office:value="-102" calcext:value-type="float">
            <text:p>-102</text:p>
          </table:table-cell>
          <table:table-cell/>
          <table:table-cell table:formula="of:=[.D81]+1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3])" office:value-type="float" office:value="68.2" calcext:value-type="float">
            <text:p>68.2</text:p>
          </table:table-cell>
          <table:table-cell table:formula="of:=INDIRECT(&quot;$&quot;&amp;whichSheet&amp;&quot;.&quot;&amp;valColumn&amp;[.D83])" office:value-type="float" office:value="-98" calcext:value-type="float">
            <text:p>-98</text:p>
          </table:table-cell>
          <table:table-cell/>
          <table:table-cell table:formula="of:=[.D82]+1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4])" office:value-type="float" office:value="68.6" calcext:value-type="float">
            <text:p>68.6</text:p>
          </table:table-cell>
          <table:table-cell table:formula="of:=INDIRECT(&quot;$&quot;&amp;whichSheet&amp;&quot;.&quot;&amp;valColumn&amp;[.D84])" office:value-type="float" office:value="-95" calcext:value-type="float">
            <text:p>-95</text:p>
          </table:table-cell>
          <table:table-cell/>
          <table:table-cell table:formula="of:=[.D83]+1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5])" office:value-type="float" office:value="69.1" calcext:value-type="float">
            <text:p>69.1</text:p>
          </table:table-cell>
          <table:table-cell table:formula="of:=INDIRECT(&quot;$&quot;&amp;whichSheet&amp;&quot;.&quot;&amp;valColumn&amp;[.D85])" office:value-type="float" office:value="-93" calcext:value-type="float">
            <text:p>-93</text:p>
          </table:table-cell>
          <table:table-cell/>
          <table:table-cell table:formula="of:=[.D84]+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6])" office:value-type="float" office:value="70.6" calcext:value-type="float">
            <text:p>70.6</text:p>
          </table:table-cell>
          <table:table-cell table:formula="of:=INDIRECT(&quot;$&quot;&amp;whichSheet&amp;&quot;.&quot;&amp;valColumn&amp;[.D86])" office:value-type="float" office:value="-93" calcext:value-type="float">
            <text:p>-93</text:p>
          </table:table-cell>
          <table:table-cell/>
          <table:table-cell table:formula="of:=[.D85]+1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7])" office:value-type="float" office:value="71" calcext:value-type="float">
            <text:p>71</text:p>
          </table:table-cell>
          <table:table-cell table:formula="of:=INDIRECT(&quot;$&quot;&amp;whichSheet&amp;&quot;.&quot;&amp;valColumn&amp;[.D87])" office:value-type="float" office:value="-93" calcext:value-type="float">
            <text:p>-93</text:p>
          </table:table-cell>
          <table:table-cell/>
          <table:table-cell table:formula="of:=[.D86]+1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8])" office:value-type="float" office:value="74.3" calcext:value-type="float">
            <text:p>74.3</text:p>
          </table:table-cell>
          <table:table-cell table:formula="of:=INDIRECT(&quot;$&quot;&amp;whichSheet&amp;&quot;.&quot;&amp;valColumn&amp;[.D88])" office:value-type="float" office:value="-96" calcext:value-type="float">
            <text:p>-96</text:p>
          </table:table-cell>
          <table:table-cell/>
          <table:table-cell table:formula="of:=[.D87]+1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89])" office:value-type="float" office:value="76.3" calcext:value-type="float">
            <text:p>76.3</text:p>
          </table:table-cell>
          <table:table-cell table:formula="of:=INDIRECT(&quot;$&quot;&amp;whichSheet&amp;&quot;.&quot;&amp;valColumn&amp;[.D89])" office:value-type="float" office:value="-100" calcext:value-type="float">
            <text:p>-100</text:p>
          </table:table-cell>
          <table:table-cell/>
          <table:table-cell table:formula="of:=[.D88]+1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0])" office:value-type="float" office:value="77.8" calcext:value-type="float">
            <text:p>77.8</text:p>
          </table:table-cell>
          <table:table-cell table:formula="of:=INDIRECT(&quot;$&quot;&amp;whichSheet&amp;&quot;.&quot;&amp;valColumn&amp;[.D90])" office:value-type="float" office:value="-100" calcext:value-type="float">
            <text:p>-100</text:p>
          </table:table-cell>
          <table:table-cell/>
          <table:table-cell table:formula="of:=[.D89]+1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1])" office:value-type="float" office:value="79.7" calcext:value-type="float">
            <text:p>79.7</text:p>
          </table:table-cell>
          <table:table-cell table:formula="of:=INDIRECT(&quot;$&quot;&amp;whichSheet&amp;&quot;.&quot;&amp;valColumn&amp;[.D91])" office:value-type="float" office:value="-102" calcext:value-type="float">
            <text:p>-102</text:p>
          </table:table-cell>
          <table:table-cell/>
          <table:table-cell table:formula="of:=[.D90]+1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2])" office:value-type="float" office:value="80.2" calcext:value-type="float">
            <text:p>80.2</text:p>
          </table:table-cell>
          <table:table-cell table:formula="of:=INDIRECT(&quot;$&quot;&amp;whichSheet&amp;&quot;.&quot;&amp;valColumn&amp;[.D92])" office:value-type="float" office:value="-100" calcext:value-type="float">
            <text:p>-100</text:p>
          </table:table-cell>
          <table:table-cell/>
          <table:table-cell table:formula="of:=[.D91]+1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3])" office:value-type="float" office:value="81.1" calcext:value-type="float">
            <text:p>81.1</text:p>
          </table:table-cell>
          <table:table-cell table:formula="of:=INDIRECT(&quot;$&quot;&amp;whichSheet&amp;&quot;.&quot;&amp;valColumn&amp;[.D93])" office:value-type="float" office:value="-95" calcext:value-type="float">
            <text:p>-95</text:p>
          </table:table-cell>
          <table:table-cell/>
          <table:table-cell table:formula="of:=[.D92]+1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4])" office:value-type="float" office:value="82.1" calcext:value-type="float">
            <text:p>82.1</text:p>
          </table:table-cell>
          <table:table-cell table:formula="of:=INDIRECT(&quot;$&quot;&amp;whichSheet&amp;&quot;.&quot;&amp;valColumn&amp;[.D94])" office:value-type="float" office:value="-94" calcext:value-type="float">
            <text:p>-94</text:p>
          </table:table-cell>
          <table:table-cell/>
          <table:table-cell table:formula="of:=[.D93]+1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5])" office:value-type="float" office:value="84" calcext:value-type="float">
            <text:p>84</text:p>
          </table:table-cell>
          <table:table-cell table:formula="of:=INDIRECT(&quot;$&quot;&amp;whichSheet&amp;&quot;.&quot;&amp;valColumn&amp;[.D95])" office:value-type="float" office:value="-94" calcext:value-type="float">
            <text:p>-94</text:p>
          </table:table-cell>
          <table:table-cell/>
          <table:table-cell table:formula="of:=[.D94]+1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6])" office:value-type="float" office:value="84.5" calcext:value-type="float">
            <text:p>84.5</text:p>
          </table:table-cell>
          <table:table-cell table:formula="of:=INDIRECT(&quot;$&quot;&amp;whichSheet&amp;&quot;.&quot;&amp;valColumn&amp;[.D96])" office:value-type="float" office:value="-93" calcext:value-type="float">
            <text:p>-93</text:p>
          </table:table-cell>
          <table:table-cell/>
          <table:table-cell table:formula="of:=[.D95]+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7])" office:value-type="float" office:value="85" calcext:value-type="float">
            <text:p>85</text:p>
          </table:table-cell>
          <table:table-cell table:formula="of:=INDIRECT(&quot;$&quot;&amp;whichSheet&amp;&quot;.&quot;&amp;valColumn&amp;[.D97])" office:value-type="float" office:value="-95" calcext:value-type="float">
            <text:p>-95</text:p>
          </table:table-cell>
          <table:table-cell/>
          <table:table-cell table:formula="of:=[.D96]+1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8])" office:value-type="float" office:value="87.4" calcext:value-type="float">
            <text:p>87.4</text:p>
          </table:table-cell>
          <table:table-cell table:formula="of:=INDIRECT(&quot;$&quot;&amp;whichSheet&amp;&quot;.&quot;&amp;valColumn&amp;[.D98])" office:value-type="float" office:value="-95" calcext:value-type="float">
            <text:p>-95</text:p>
          </table:table-cell>
          <table:table-cell/>
          <table:table-cell table:formula="of:=[.D97]+1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99])" office:value-type="float" office:value="87.8" calcext:value-type="float">
            <text:p>87.8</text:p>
          </table:table-cell>
          <table:table-cell table:formula="of:=INDIRECT(&quot;$&quot;&amp;whichSheet&amp;&quot;.&quot;&amp;valColumn&amp;[.D99])" office:value-type="float" office:value="-92" calcext:value-type="float">
            <text:p>-92</text:p>
          </table:table-cell>
          <table:table-cell/>
          <table:table-cell table:formula="of:=[.D98]+1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0])" office:value-type="float" office:value="88.3" calcext:value-type="float">
            <text:p>88.3</text:p>
          </table:table-cell>
          <table:table-cell table:formula="of:=INDIRECT(&quot;$&quot;&amp;whichSheet&amp;&quot;.&quot;&amp;valColumn&amp;[.D100])" office:value-type="float" office:value="-89" calcext:value-type="float">
            <text:p>-89</text:p>
          </table:table-cell>
          <table:table-cell/>
          <table:table-cell table:formula="of:=[.D99]+1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1])" office:value-type="float" office:value="88.8" calcext:value-type="float">
            <text:p>88.8</text:p>
          </table:table-cell>
          <table:table-cell table:formula="of:=INDIRECT(&quot;$&quot;&amp;whichSheet&amp;&quot;.&quot;&amp;valColumn&amp;[.D101])" office:value-type="float" office:value="-87" calcext:value-type="float">
            <text:p>-87</text:p>
          </table:table-cell>
          <table:table-cell/>
          <table:table-cell table:formula="of:=[.D100]+1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2])" office:value-type="float" office:value="89.3" calcext:value-type="float">
            <text:p>89.3</text:p>
          </table:table-cell>
          <table:table-cell table:formula="of:=INDIRECT(&quot;$&quot;&amp;whichSheet&amp;&quot;.&quot;&amp;valColumn&amp;[.D102])" office:value-type="float" office:value="-85" calcext:value-type="float">
            <text:p>-85</text:p>
          </table:table-cell>
          <table:table-cell/>
          <table:table-cell table:formula="of:=[.D101]+1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3])" office:value-type="float" office:value="90.7" calcext:value-type="float">
            <text:p>90.7</text:p>
          </table:table-cell>
          <table:table-cell table:formula="of:=INDIRECT(&quot;$&quot;&amp;whichSheet&amp;&quot;.&quot;&amp;valColumn&amp;[.D103])" office:value-type="float" office:value="-85" calcext:value-type="float">
            <text:p>-85</text:p>
          </table:table-cell>
          <table:table-cell/>
          <table:table-cell table:formula="of:=[.D102]+1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4])" office:value-type="float" office:value="91.2" calcext:value-type="float">
            <text:p>91.2</text:p>
          </table:table-cell>
          <table:table-cell table:formula="of:=INDIRECT(&quot;$&quot;&amp;whichSheet&amp;&quot;.&quot;&amp;valColumn&amp;[.D104])" office:value-type="float" office:value="-86" calcext:value-type="float">
            <text:p>-86</text:p>
          </table:table-cell>
          <table:table-cell/>
          <table:table-cell table:formula="of:=[.D103]+1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5])" office:value-type="float" office:value="91.7" calcext:value-type="float">
            <text:p>91.7</text:p>
          </table:table-cell>
          <table:table-cell table:formula="of:=INDIRECT(&quot;$&quot;&amp;whichSheet&amp;&quot;.&quot;&amp;valColumn&amp;[.D105])" office:value-type="float" office:value="-88" calcext:value-type="float">
            <text:p>-88</text:p>
          </table:table-cell>
          <table:table-cell/>
          <table:table-cell table:formula="of:=[.D104]+1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6])" office:value-type="float" office:value="93.1" calcext:value-type="float">
            <text:p>93.1</text:p>
          </table:table-cell>
          <table:table-cell table:formula="of:=INDIRECT(&quot;$&quot;&amp;whichSheet&amp;&quot;.&quot;&amp;valColumn&amp;[.D106])" office:value-type="float" office:value="-90" calcext:value-type="float">
            <text:p>-90</text:p>
          </table:table-cell>
          <table:table-cell/>
          <table:table-cell table:formula="of:=[.D105]+1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7])" office:value-type="float" office:value="95.5" calcext:value-type="float">
            <text:p>95.5</text:p>
          </table:table-cell>
          <table:table-cell table:formula="of:=INDIRECT(&quot;$&quot;&amp;whichSheet&amp;&quot;.&quot;&amp;valColumn&amp;[.D107])" office:value-type="float" office:value="-92" calcext:value-type="float">
            <text:p>-92</text:p>
          </table:table-cell>
          <table:table-cell/>
          <table:table-cell table:formula="of:=[.D106]+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8])" office:value-type="float" office:value="96" calcext:value-type="float">
            <text:p>96</text:p>
          </table:table-cell>
          <table:table-cell table:formula="of:=INDIRECT(&quot;$&quot;&amp;whichSheet&amp;&quot;.&quot;&amp;valColumn&amp;[.D108])" office:value-type="float" office:value="-91" calcext:value-type="float">
            <text:p>-91</text:p>
          </table:table-cell>
          <table:table-cell/>
          <table:table-cell table:formula="of:=[.D107]+1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09])" office:value-type="float" office:value="96.5" calcext:value-type="float">
            <text:p>96.5</text:p>
          </table:table-cell>
          <table:table-cell table:formula="of:=INDIRECT(&quot;$&quot;&amp;whichSheet&amp;&quot;.&quot;&amp;valColumn&amp;[.D109])" office:value-type="float" office:value="-90" calcext:value-type="float">
            <text:p>-90</text:p>
          </table:table-cell>
          <table:table-cell/>
          <table:table-cell table:formula="of:=[.D108]+1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0])" office:value-type="float" office:value="97" calcext:value-type="float">
            <text:p>97</text:p>
          </table:table-cell>
          <table:table-cell table:formula="of:=INDIRECT(&quot;$&quot;&amp;whichSheet&amp;&quot;.&quot;&amp;valColumn&amp;[.D110])" office:value-type="float" office:value="-89" calcext:value-type="float">
            <text:p>-89</text:p>
          </table:table-cell>
          <table:table-cell/>
          <table:table-cell table:formula="of:=[.D109]+1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1])" office:value-type="float" office:value="98.4" calcext:value-type="float">
            <text:p>98.4</text:p>
          </table:table-cell>
          <table:table-cell table:formula="of:=INDIRECT(&quot;$&quot;&amp;whichSheet&amp;&quot;.&quot;&amp;valColumn&amp;[.D111])" office:value-type="float" office:value="-86" calcext:value-type="float">
            <text:p>-86</text:p>
          </table:table-cell>
          <table:table-cell/>
          <table:table-cell table:formula="of:=[.D110]+1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2])" office:value-type="float" office:value="98.9" calcext:value-type="float">
            <text:p>98.9</text:p>
          </table:table-cell>
          <table:table-cell table:formula="of:=INDIRECT(&quot;$&quot;&amp;whichSheet&amp;&quot;.&quot;&amp;valColumn&amp;[.D112])" office:value-type="float" office:value="-86" calcext:value-type="float">
            <text:p>-86</text:p>
          </table:table-cell>
          <table:table-cell/>
          <table:table-cell table:formula="of:=[.D111]+1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3])" office:value-type="float" office:value="99.4" calcext:value-type="float">
            <text:p>99.4</text:p>
          </table:table-cell>
          <table:table-cell table:formula="of:=INDIRECT(&quot;$&quot;&amp;whichSheet&amp;&quot;.&quot;&amp;valColumn&amp;[.D113])" office:value-type="float" office:value="-86" calcext:value-type="float">
            <text:p>-86</text:p>
          </table:table-cell>
          <table:table-cell/>
          <table:table-cell table:formula="of:=[.D112]+1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4])" office:value-type="float" office:value="99.8" calcext:value-type="float">
            <text:p>99.8</text:p>
          </table:table-cell>
          <table:table-cell table:formula="of:=INDIRECT(&quot;$&quot;&amp;whichSheet&amp;&quot;.&quot;&amp;valColumn&amp;[.D114])" office:value-type="float" office:value="-86" calcext:value-type="float">
            <text:p>-86</text:p>
          </table:table-cell>
          <table:table-cell/>
          <table:table-cell table:formula="of:=[.D113]+1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5])" office:value-type="float" office:value="100.3" calcext:value-type="float">
            <text:p>100.3</text:p>
          </table:table-cell>
          <table:table-cell table:formula="of:=INDIRECT(&quot;$&quot;&amp;whichSheet&amp;&quot;.&quot;&amp;valColumn&amp;[.D115])" office:value-type="float" office:value="-87" calcext:value-type="float">
            <text:p>-87</text:p>
          </table:table-cell>
          <table:table-cell/>
          <table:table-cell table:formula="of:=[.D114]+1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6])" office:value-type="float" office:value="100.8" calcext:value-type="float">
            <text:p>100.8</text:p>
          </table:table-cell>
          <table:table-cell table:formula="of:=INDIRECT(&quot;$&quot;&amp;whichSheet&amp;&quot;.&quot;&amp;valColumn&amp;[.D116])" office:value-type="float" office:value="-87" calcext:value-type="float">
            <text:p>-87</text:p>
          </table:table-cell>
          <table:table-cell/>
          <table:table-cell table:formula="of:=[.D115]+1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7])" office:value-type="float" office:value="101.8" calcext:value-type="float">
            <text:p>101.8</text:p>
          </table:table-cell>
          <table:table-cell table:formula="of:=INDIRECT(&quot;$&quot;&amp;whichSheet&amp;&quot;.&quot;&amp;valColumn&amp;[.D117])" office:value-type="float" office:value="-88" calcext:value-type="float">
            <text:p>-88</text:p>
          </table:table-cell>
          <table:table-cell/>
          <table:table-cell table:formula="of:=[.D116]+1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8])" office:value-type="float" office:value="102.2" calcext:value-type="float">
            <text:p>102.2</text:p>
          </table:table-cell>
          <table:table-cell table:formula="of:=INDIRECT(&quot;$&quot;&amp;whichSheet&amp;&quot;.&quot;&amp;valColumn&amp;[.D118])" office:value-type="float" office:value="-89" calcext:value-type="float">
            <text:p>-89</text:p>
          </table:table-cell>
          <table:table-cell/>
          <table:table-cell table:formula="of:=[.D117]+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19])" office:value-type="float" office:value="104.6" calcext:value-type="float">
            <text:p>104.6</text:p>
          </table:table-cell>
          <table:table-cell table:formula="of:=INDIRECT(&quot;$&quot;&amp;whichSheet&amp;&quot;.&quot;&amp;valColumn&amp;[.D119])" office:value-type="float" office:value="-87" calcext:value-type="float">
            <text:p>-87</text:p>
          </table:table-cell>
          <table:table-cell/>
          <table:table-cell table:formula="of:=[.D118]+1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0])" office:value-type="float" office:value="106.1" calcext:value-type="float">
            <text:p>106.1</text:p>
          </table:table-cell>
          <table:table-cell table:formula="of:=INDIRECT(&quot;$&quot;&amp;whichSheet&amp;&quot;.&quot;&amp;valColumn&amp;[.D120])" office:value-type="float" office:value="-86" calcext:value-type="float">
            <text:p>-86</text:p>
          </table:table-cell>
          <table:table-cell/>
          <table:table-cell table:formula="of:=[.D119]+1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1])" office:value-type="float" office:value="107.5" calcext:value-type="float">
            <text:p>107.5</text:p>
          </table:table-cell>
          <table:table-cell table:formula="of:=INDIRECT(&quot;$&quot;&amp;whichSheet&amp;&quot;.&quot;&amp;valColumn&amp;[.D121])" office:value-type="float" office:value="-84" calcext:value-type="float">
            <text:p>-84</text:p>
          </table:table-cell>
          <table:table-cell/>
          <table:table-cell table:formula="of:=[.D120]+1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2])" office:value-type="float" office:value="108.5" calcext:value-type="float">
            <text:p>108.5</text:p>
          </table:table-cell>
          <table:table-cell table:formula="of:=INDIRECT(&quot;$&quot;&amp;whichSheet&amp;&quot;.&quot;&amp;valColumn&amp;[.D122])" office:value-type="float" office:value="-81" calcext:value-type="float">
            <text:p>-81</text:p>
          </table:table-cell>
          <table:table-cell/>
          <table:table-cell table:formula="of:=[.D121]+1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3])" office:value-type="float" office:value="109" calcext:value-type="float">
            <text:p>109</text:p>
          </table:table-cell>
          <table:table-cell table:formula="of:=INDIRECT(&quot;$&quot;&amp;whichSheet&amp;&quot;.&quot;&amp;valColumn&amp;[.D123])" office:value-type="float" office:value="-80" calcext:value-type="float">
            <text:p>-80</text:p>
          </table:table-cell>
          <table:table-cell/>
          <table:table-cell table:formula="of:=[.D122]+1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4])" office:value-type="float" office:value="109.4" calcext:value-type="float">
            <text:p>109.4</text:p>
          </table:table-cell>
          <table:table-cell table:formula="of:=INDIRECT(&quot;$&quot;&amp;whichSheet&amp;&quot;.&quot;&amp;valColumn&amp;[.D124])" office:value-type="float" office:value="-80" calcext:value-type="float">
            <text:p>-80</text:p>
          </table:table-cell>
          <table:table-cell/>
          <table:table-cell table:formula="of:=[.D123]+1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5])" office:value-type="float" office:value="109.9" calcext:value-type="float">
            <text:p>109.9</text:p>
          </table:table-cell>
          <table:table-cell table:formula="of:=INDIRECT(&quot;$&quot;&amp;whichSheet&amp;&quot;.&quot;&amp;valColumn&amp;[.D125])" office:value-type="float" office:value="-81" calcext:value-type="float">
            <text:p>-81</text:p>
          </table:table-cell>
          <table:table-cell/>
          <table:table-cell table:formula="of:=[.D124]+1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6])" office:value-type="float" office:value="111.4" calcext:value-type="float">
            <text:p>111.4</text:p>
          </table:table-cell>
          <table:table-cell table:formula="of:=INDIRECT(&quot;$&quot;&amp;whichSheet&amp;&quot;.&quot;&amp;valColumn&amp;[.D126])" office:value-type="float" office:value="-84" calcext:value-type="float">
            <text:p>-84</text:p>
          </table:table-cell>
          <table:table-cell/>
          <table:table-cell table:formula="of:=[.D125]+1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7])" office:value-type="float" office:value="111.9" calcext:value-type="float">
            <text:p>111.9</text:p>
          </table:table-cell>
          <table:table-cell table:formula="of:=INDIRECT(&quot;$&quot;&amp;whichSheet&amp;&quot;.&quot;&amp;valColumn&amp;[.D127])" office:value-type="float" office:value="-88" calcext:value-type="float">
            <text:p>-88</text:p>
          </table:table-cell>
          <table:table-cell/>
          <table:table-cell table:formula="of:=[.D126]+1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8])" office:value-type="float" office:value="112.3" calcext:value-type="float">
            <text:p>112.3</text:p>
          </table:table-cell>
          <table:table-cell table:formula="of:=INDIRECT(&quot;$&quot;&amp;whichSheet&amp;&quot;.&quot;&amp;valColumn&amp;[.D128])" office:value-type="float" office:value="-90" calcext:value-type="float">
            <text:p>-90</text:p>
          </table:table-cell>
          <table:table-cell/>
          <table:table-cell table:formula="of:=[.D127]+1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29])" office:value-type="float" office:value="112.8" calcext:value-type="float">
            <text:p>112.8</text:p>
          </table:table-cell>
          <table:table-cell table:formula="of:=INDIRECT(&quot;$&quot;&amp;whichSheet&amp;&quot;.&quot;&amp;valColumn&amp;[.D129])" office:value-type="float" office:value="-92" calcext:value-type="float">
            <text:p>-92</text:p>
          </table:table-cell>
          <table:table-cell/>
          <table:table-cell table:formula="of:=[.D128]+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0])" office:value-type="float" office:value="114.7" calcext:value-type="float">
            <text:p>114.7</text:p>
          </table:table-cell>
          <table:table-cell table:formula="of:=INDIRECT(&quot;$&quot;&amp;whichSheet&amp;&quot;.&quot;&amp;valColumn&amp;[.D130])" office:value-type="float" office:value="-92" calcext:value-type="float">
            <text:p>-92</text:p>
          </table:table-cell>
          <table:table-cell/>
          <table:table-cell table:formula="of:=[.D129]+1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1])" office:value-type="float" office:value="115.2" calcext:value-type="float">
            <text:p>115.2</text:p>
          </table:table-cell>
          <table:table-cell table:formula="of:=INDIRECT(&quot;$&quot;&amp;whichSheet&amp;&quot;.&quot;&amp;valColumn&amp;[.D131])" office:value-type="float" office:value="-90" calcext:value-type="float">
            <text:p>-90</text:p>
          </table:table-cell>
          <table:table-cell/>
          <table:table-cell table:formula="of:=[.D130]+1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2])" office:value-type="float" office:value="115.7" calcext:value-type="float">
            <text:p>115.7</text:p>
          </table:table-cell>
          <table:table-cell table:formula="of:=INDIRECT(&quot;$&quot;&amp;whichSheet&amp;&quot;.&quot;&amp;valColumn&amp;[.D132])" office:value-type="float" office:value="-88" calcext:value-type="float">
            <text:p>-88</text:p>
          </table:table-cell>
          <table:table-cell/>
          <table:table-cell table:formula="of:=[.D131]+1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3])" office:value-type="float" office:value="116.2" calcext:value-type="float">
            <text:p>116.2</text:p>
          </table:table-cell>
          <table:table-cell table:formula="of:=INDIRECT(&quot;$&quot;&amp;whichSheet&amp;&quot;.&quot;&amp;valColumn&amp;[.D133])" office:value-type="float" office:value="-88" calcext:value-type="float">
            <text:p>-88</text:p>
          </table:table-cell>
          <table:table-cell/>
          <table:table-cell table:formula="of:=[.D132]+1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4])" office:value-type="float" office:value="116.7" calcext:value-type="float">
            <text:p>116.7</text:p>
          </table:table-cell>
          <table:table-cell table:formula="of:=INDIRECT(&quot;$&quot;&amp;whichSheet&amp;&quot;.&quot;&amp;valColumn&amp;[.D134])" office:value-type="float" office:value="-90" calcext:value-type="float">
            <text:p>-90</text:p>
          </table:table-cell>
          <table:table-cell/>
          <table:table-cell table:formula="of:=[.D133]+1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5])" office:value-type="float" office:value="117.1" calcext:value-type="float">
            <text:p>117.1</text:p>
          </table:table-cell>
          <table:table-cell table:formula="of:=INDIRECT(&quot;$&quot;&amp;whichSheet&amp;&quot;.&quot;&amp;valColumn&amp;[.D135])" office:value-type="float" office:value="-92" calcext:value-type="float">
            <text:p>-92</text:p>
          </table:table-cell>
          <table:table-cell/>
          <table:table-cell table:formula="of:=[.D134]+1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6])" office:value-type="float" office:value="118.6" calcext:value-type="float">
            <text:p>118.6</text:p>
          </table:table-cell>
          <table:table-cell table:formula="of:=INDIRECT(&quot;$&quot;&amp;whichSheet&amp;&quot;.&quot;&amp;valColumn&amp;[.D136])" office:value-type="float" office:value="-94" calcext:value-type="float">
            <text:p>-94</text:p>
          </table:table-cell>
          <table:table-cell/>
          <table:table-cell table:formula="of:=[.D135]+1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7])" office:value-type="float" office:value="119.5" calcext:value-type="float">
            <text:p>119.5</text:p>
          </table:table-cell>
          <table:table-cell table:formula="of:=INDIRECT(&quot;$&quot;&amp;whichSheet&amp;&quot;.&quot;&amp;valColumn&amp;[.D137])" office:value-type="float" office:value="-92" calcext:value-type="float">
            <text:p>-92</text:p>
          </table:table-cell>
          <table:table-cell/>
          <table:table-cell table:formula="of:=[.D136]+1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8])" office:value-type="float" office:value="120" calcext:value-type="float">
            <text:p>120</text:p>
          </table:table-cell>
          <table:table-cell table:formula="of:=INDIRECT(&quot;$&quot;&amp;whichSheet&amp;&quot;.&quot;&amp;valColumn&amp;[.D138])" office:value-type="float" office:value="-91" calcext:value-type="float">
            <text:p>-91</text:p>
          </table:table-cell>
          <table:table-cell/>
          <table:table-cell table:formula="of:=[.D137]+1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39])" office:value-type="float" office:value="121.9" calcext:value-type="float">
            <text:p>121.9</text:p>
          </table:table-cell>
          <table:table-cell table:formula="of:=INDIRECT(&quot;$&quot;&amp;whichSheet&amp;&quot;.&quot;&amp;valColumn&amp;[.D139])" office:value-type="float" office:value="-92" calcext:value-type="float">
            <text:p>-92</text:p>
          </table:table-cell>
          <table:table-cell/>
          <table:table-cell table:formula="of:=[.D138]+1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0])" office:value-type="float" office:value="122.4" calcext:value-type="float">
            <text:p>122.4</text:p>
          </table:table-cell>
          <table:table-cell table:formula="of:=INDIRECT(&quot;$&quot;&amp;whichSheet&amp;&quot;.&quot;&amp;valColumn&amp;[.D140])" office:value-type="float" office:value="-91" calcext:value-type="float">
            <text:p>-91</text:p>
          </table:table-cell>
          <table:table-cell/>
          <table:table-cell table:formula="of:=[.D139]+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1])" office:value-type="float" office:value="123.4" calcext:value-type="float">
            <text:p>123.4</text:p>
          </table:table-cell>
          <table:table-cell table:formula="of:=INDIRECT(&quot;$&quot;&amp;whichSheet&amp;&quot;.&quot;&amp;valColumn&amp;[.D141])" office:value-type="float" office:value="-91" calcext:value-type="float">
            <text:p>-91</text:p>
          </table:table-cell>
          <table:table-cell/>
          <table:table-cell table:formula="of:=[.D140]+1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2])" office:value-type="float" office:value="123.8" calcext:value-type="float">
            <text:p>123.8</text:p>
          </table:table-cell>
          <table:table-cell table:formula="of:=INDIRECT(&quot;$&quot;&amp;whichSheet&amp;&quot;.&quot;&amp;valColumn&amp;[.D142])" office:value-type="float" office:value="-91" calcext:value-type="float">
            <text:p>-91</text:p>
          </table:table-cell>
          <table:table-cell/>
          <table:table-cell table:formula="of:=[.D141]+1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3])" office:value-type="float" office:value="124.3" calcext:value-type="float">
            <text:p>124.3</text:p>
          </table:table-cell>
          <table:table-cell table:formula="of:=INDIRECT(&quot;$&quot;&amp;whichSheet&amp;&quot;.&quot;&amp;valColumn&amp;[.D143])" office:value-type="float" office:value="-91" calcext:value-type="float">
            <text:p>-91</text:p>
          </table:table-cell>
          <table:table-cell/>
          <table:table-cell table:formula="of:=[.D142]+1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4])" office:value-type="float" office:value="124.8" calcext:value-type="float">
            <text:p>124.8</text:p>
          </table:table-cell>
          <table:table-cell table:formula="of:=INDIRECT(&quot;$&quot;&amp;whichSheet&amp;&quot;.&quot;&amp;valColumn&amp;[.D144])" office:value-type="float" office:value="-92" calcext:value-type="float">
            <text:p>-92</text:p>
          </table:table-cell>
          <table:table-cell/>
          <table:table-cell table:formula="of:=[.D143]+1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5])" office:value-type="float" office:value="126.2" calcext:value-type="float">
            <text:p>126.2</text:p>
          </table:table-cell>
          <table:table-cell table:formula="of:=INDIRECT(&quot;$&quot;&amp;whichSheet&amp;&quot;.&quot;&amp;valColumn&amp;[.D145])" office:value-type="float" office:value="-92" calcext:value-type="float">
            <text:p>-92</text:p>
          </table:table-cell>
          <table:table-cell/>
          <table:table-cell table:formula="of:=[.D144]+1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6])" office:value-type="float" office:value="126.7" calcext:value-type="float">
            <text:p>126.7</text:p>
          </table:table-cell>
          <table:table-cell table:formula="of:=INDIRECT(&quot;$&quot;&amp;whichSheet&amp;&quot;.&quot;&amp;valColumn&amp;[.D146])" office:value-type="float" office:value="-92" calcext:value-type="float">
            <text:p>-92</text:p>
          </table:table-cell>
          <table:table-cell/>
          <table:table-cell table:formula="of:=[.D145]+1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7])" office:value-type="float" office:value="128.6" calcext:value-type="float">
            <text:p>128.6</text:p>
          </table:table-cell>
          <table:table-cell table:formula="of:=INDIRECT(&quot;$&quot;&amp;whichSheet&amp;&quot;.&quot;&amp;valColumn&amp;[.D147])" office:value-type="float" office:value="-92" calcext:value-type="float">
            <text:p>-92</text:p>
          </table:table-cell>
          <table:table-cell/>
          <table:table-cell table:formula="of:=[.D146]+1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8])" office:value-type="float" office:value="130.1" calcext:value-type="float">
            <text:p>130.1</text:p>
          </table:table-cell>
          <table:table-cell table:formula="of:=INDIRECT(&quot;$&quot;&amp;whichSheet&amp;&quot;.&quot;&amp;valColumn&amp;[.D148])" office:value-type="float" office:value="-92" calcext:value-type="float">
            <text:p>-92</text:p>
          </table:table-cell>
          <table:table-cell/>
          <table:table-cell table:formula="of:=[.D147]+1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49])" office:value-type="float" office:value="130.6" calcext:value-type="float">
            <text:p>130.6</text:p>
          </table:table-cell>
          <table:table-cell table:formula="of:=INDIRECT(&quot;$&quot;&amp;whichSheet&amp;&quot;.&quot;&amp;valColumn&amp;[.D149])" office:value-type="float" office:value="-92" calcext:value-type="float">
            <text:p>-92</text:p>
          </table:table-cell>
          <table:table-cell/>
          <table:table-cell table:formula="of:=[.D148]+1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0])" office:value-type="float" office:value="131.5" calcext:value-type="float">
            <text:p>131.5</text:p>
          </table:table-cell>
          <table:table-cell table:formula="of:=INDIRECT(&quot;$&quot;&amp;whichSheet&amp;&quot;.&quot;&amp;valColumn&amp;[.D150])" office:value-type="float" office:value="-93" calcext:value-type="float">
            <text:p>-93</text:p>
          </table:table-cell>
          <table:table-cell/>
          <table:table-cell table:formula="of:=[.D149]+1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1])" office:value-type="float" office:value="132.5" calcext:value-type="float">
            <text:p>132.5</text:p>
          </table:table-cell>
          <table:table-cell table:formula="of:=INDIRECT(&quot;$&quot;&amp;whichSheet&amp;&quot;.&quot;&amp;valColumn&amp;[.D151])" office:value-type="float" office:value="-93" calcext:value-type="float">
            <text:p>-93</text:p>
          </table:table-cell>
          <table:table-cell/>
          <table:table-cell table:formula="of:=[.D150]+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2])" office:value-type="float" office:value="133.4" calcext:value-type="float">
            <text:p>133.4</text:p>
          </table:table-cell>
          <table:table-cell table:formula="of:=INDIRECT(&quot;$&quot;&amp;whichSheet&amp;&quot;.&quot;&amp;valColumn&amp;[.D152])" office:value-type="float" office:value="-92" calcext:value-type="float">
            <text:p>-92</text:p>
          </table:table-cell>
          <table:table-cell/>
          <table:table-cell table:formula="of:=[.D151]+1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3])" office:value-type="float" office:value="135.4" calcext:value-type="float">
            <text:p>135.4</text:p>
          </table:table-cell>
          <table:table-cell table:formula="of:=INDIRECT(&quot;$&quot;&amp;whichSheet&amp;&quot;.&quot;&amp;valColumn&amp;[.D153])" office:value-type="float" office:value="-92" calcext:value-type="float">
            <text:p>-92</text:p>
          </table:table-cell>
          <table:table-cell/>
          <table:table-cell table:formula="of:=[.D152]+1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4])" office:value-type="float" office:value="135.9" calcext:value-type="float">
            <text:p>135.9</text:p>
          </table:table-cell>
          <table:table-cell table:formula="of:=INDIRECT(&quot;$&quot;&amp;whichSheet&amp;&quot;.&quot;&amp;valColumn&amp;[.D154])" office:value-type="float" office:value="-92" calcext:value-type="float">
            <text:p>-92</text:p>
          </table:table-cell>
          <table:table-cell/>
          <table:table-cell table:formula="of:=[.D153]+1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5])" office:value-type="float" office:value="136.3" calcext:value-type="float">
            <text:p>136.3</text:p>
          </table:table-cell>
          <table:table-cell table:formula="of:=INDIRECT(&quot;$&quot;&amp;whichSheet&amp;&quot;.&quot;&amp;valColumn&amp;[.D155])" office:value-type="float" office:value="-92" calcext:value-type="float">
            <text:p>-92</text:p>
          </table:table-cell>
          <table:table-cell/>
          <table:table-cell table:formula="of:=[.D154]+1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6])" office:value-type="float" office:value="137.8" calcext:value-type="float">
            <text:p>137.8</text:p>
          </table:table-cell>
          <table:table-cell table:formula="of:=INDIRECT(&quot;$&quot;&amp;whichSheet&amp;&quot;.&quot;&amp;valColumn&amp;[.D156])" office:value-type="float" office:value="-92" calcext:value-type="float">
            <text:p>-92</text:p>
          </table:table-cell>
          <table:table-cell/>
          <table:table-cell table:formula="of:=[.D155]+1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7])" office:value-type="float" office:value="139.2" calcext:value-type="float">
            <text:p>139.2</text:p>
          </table:table-cell>
          <table:table-cell table:formula="of:=INDIRECT(&quot;$&quot;&amp;whichSheet&amp;&quot;.&quot;&amp;valColumn&amp;[.D157])" office:value-type="float" office:value="-92" calcext:value-type="float">
            <text:p>-92</text:p>
          </table:table-cell>
          <table:table-cell/>
          <table:table-cell table:formula="of:=[.D156]+1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8])" office:value-type="float" office:value="140.2" calcext:value-type="float">
            <text:p>140.2</text:p>
          </table:table-cell>
          <table:table-cell table:formula="of:=INDIRECT(&quot;$&quot;&amp;whichSheet&amp;&quot;.&quot;&amp;valColumn&amp;[.D158])" office:value-type="float" office:value="-91" calcext:value-type="float">
            <text:p>-91</text:p>
          </table:table-cell>
          <table:table-cell/>
          <table:table-cell table:formula="of:=[.D157]+1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59])" office:value-type="float" office:value="140.7" calcext:value-type="float">
            <text:p>140.7</text:p>
          </table:table-cell>
          <table:table-cell table:formula="of:=INDIRECT(&quot;$&quot;&amp;whichSheet&amp;&quot;.&quot;&amp;valColumn&amp;[.D159])" office:value-type="float" office:value="-91" calcext:value-type="float">
            <text:p>-91</text:p>
          </table:table-cell>
          <table:table-cell/>
          <table:table-cell table:formula="of:=[.D158]+1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0])" office:value-type="float" office:value="144" calcext:value-type="float">
            <text:p>144</text:p>
          </table:table-cell>
          <table:table-cell table:formula="of:=INDIRECT(&quot;$&quot;&amp;whichSheet&amp;&quot;.&quot;&amp;valColumn&amp;[.D160])" office:value-type="float" office:value="-94" calcext:value-type="float">
            <text:p>-94</text:p>
          </table:table-cell>
          <table:table-cell/>
          <table:table-cell table:formula="of:=[.D159]+1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1])" office:value-type="float" office:value="144.5" calcext:value-type="float">
            <text:p>144.5</text:p>
          </table:table-cell>
          <table:table-cell table:formula="of:=INDIRECT(&quot;$&quot;&amp;whichSheet&amp;&quot;.&quot;&amp;valColumn&amp;[.D161])" office:value-type="float" office:value="-98" calcext:value-type="float">
            <text:p>-98</text:p>
          </table:table-cell>
          <table:table-cell/>
          <table:table-cell table:formula="of:=[.D160]+1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2])" office:value-type="float" office:value="146.9" calcext:value-type="float">
            <text:p>146.9</text:p>
          </table:table-cell>
          <table:table-cell table:formula="of:=INDIRECT(&quot;$&quot;&amp;whichSheet&amp;&quot;.&quot;&amp;valColumn&amp;[.D162])" office:value-type="float" office:value="-100" calcext:value-type="float">
            <text:p>-100</text:p>
          </table:table-cell>
          <table:table-cell/>
          <table:table-cell table:formula="of:=[.D161]+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3])" office:value-type="float" office:value="147.4" calcext:value-type="float">
            <text:p>147.4</text:p>
          </table:table-cell>
          <table:table-cell table:formula="of:=INDIRECT(&quot;$&quot;&amp;whichSheet&amp;&quot;.&quot;&amp;valColumn&amp;[.D163])" office:value-type="float" office:value="-101" calcext:value-type="float">
            <text:p>-101</text:p>
          </table:table-cell>
          <table:table-cell/>
          <table:table-cell table:formula="of:=[.D162]+1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4])" office:value-type="float" office:value="147.8" calcext:value-type="float">
            <text:p>147.8</text:p>
          </table:table-cell>
          <table:table-cell table:formula="of:=INDIRECT(&quot;$&quot;&amp;whichSheet&amp;&quot;.&quot;&amp;valColumn&amp;[.D164])" office:value-type="float" office:value="-96" calcext:value-type="float">
            <text:p>-96</text:p>
          </table:table-cell>
          <table:table-cell/>
          <table:table-cell table:formula="of:=[.D163]+1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5])" office:value-type="float" office:value="148.8" calcext:value-type="float">
            <text:p>148.8</text:p>
          </table:table-cell>
          <table:table-cell table:formula="of:=INDIRECT(&quot;$&quot;&amp;whichSheet&amp;&quot;.&quot;&amp;valColumn&amp;[.D165])" office:value-type="float" office:value="-91" calcext:value-type="float">
            <text:p>-91</text:p>
          </table:table-cell>
          <table:table-cell/>
          <table:table-cell table:formula="of:=[.D164]+1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6])" office:value-type="float" office:value="150.7" calcext:value-type="float">
            <text:p>150.7</text:p>
          </table:table-cell>
          <table:table-cell table:formula="of:=INDIRECT(&quot;$&quot;&amp;whichSheet&amp;&quot;.&quot;&amp;valColumn&amp;[.D166])" office:value-type="float" office:value="-91" calcext:value-type="float">
            <text:p>-91</text:p>
          </table:table-cell>
          <table:table-cell/>
          <table:table-cell table:formula="of:=[.D165]+1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7])" office:value-type="float" office:value="151.2" calcext:value-type="float">
            <text:p>151.2</text:p>
          </table:table-cell>
          <table:table-cell table:formula="of:=INDIRECT(&quot;$&quot;&amp;whichSheet&amp;&quot;.&quot;&amp;valColumn&amp;[.D167])" office:value-type="float" office:value="-90" calcext:value-type="float">
            <text:p>-90</text:p>
          </table:table-cell>
          <table:table-cell/>
          <table:table-cell table:formula="of:=[.D166]+1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8])" office:value-type="float" office:value="152.2" calcext:value-type="float">
            <text:p>152.2</text:p>
          </table:table-cell>
          <table:table-cell table:formula="of:=INDIRECT(&quot;$&quot;&amp;whichSheet&amp;&quot;.&quot;&amp;valColumn&amp;[.D168])" office:value-type="float" office:value="-90" calcext:value-type="float">
            <text:p>-90</text:p>
          </table:table-cell>
          <table:table-cell/>
          <table:table-cell table:formula="of:=[.D167]+1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69])" office:value-type="float" office:value="152.6" calcext:value-type="float">
            <text:p>152.6</text:p>
          </table:table-cell>
          <table:table-cell table:formula="of:=INDIRECT(&quot;$&quot;&amp;whichSheet&amp;&quot;.&quot;&amp;valColumn&amp;[.D169])" office:value-type="float" office:value="-90" calcext:value-type="float">
            <text:p>-90</text:p>
          </table:table-cell>
          <table:table-cell/>
          <table:table-cell table:formula="of:=[.D168]+1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0])" office:value-type="float" office:value="153.1" calcext:value-type="float">
            <text:p>153.1</text:p>
          </table:table-cell>
          <table:table-cell table:formula="of:=INDIRECT(&quot;$&quot;&amp;whichSheet&amp;&quot;.&quot;&amp;valColumn&amp;[.D170])" office:value-type="float" office:value="-89" calcext:value-type="float">
            <text:p>-89</text:p>
          </table:table-cell>
          <table:table-cell/>
          <table:table-cell table:formula="of:=[.D169]+1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1])" office:value-type="float" office:value="154.6" calcext:value-type="float">
            <text:p>154.6</text:p>
          </table:table-cell>
          <table:table-cell table:formula="of:=INDIRECT(&quot;$&quot;&amp;whichSheet&amp;&quot;.&quot;&amp;valColumn&amp;[.D171])" office:value-type="float" office:value="-90" calcext:value-type="float">
            <text:p>-90</text:p>
          </table:table-cell>
          <table:table-cell/>
          <table:table-cell table:formula="of:=[.D170]+1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2])" office:value-type="float" office:value="156.5" calcext:value-type="float">
            <text:p>156.5</text:p>
          </table:table-cell>
          <table:table-cell table:formula="of:=INDIRECT(&quot;$&quot;&amp;whichSheet&amp;&quot;.&quot;&amp;valColumn&amp;[.D172])" office:value-type="float" office:value="-90" calcext:value-type="float">
            <text:p>-90</text:p>
          </table:table-cell>
          <table:table-cell/>
          <table:table-cell table:formula="of:=[.D171]+1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3])" office:value-type="float" office:value="157.4" calcext:value-type="float">
            <text:p>157.4</text:p>
          </table:table-cell>
          <table:table-cell table:formula="of:=INDIRECT(&quot;$&quot;&amp;whichSheet&amp;&quot;.&quot;&amp;valColumn&amp;[.D173])" office:value-type="float" office:value="-91" calcext:value-type="float">
            <text:p>-91</text:p>
          </table:table-cell>
          <table:table-cell/>
          <table:table-cell table:formula="of:=[.D172]+1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4])" office:value-type="float" office:value="158.4" calcext:value-type="float">
            <text:p>158.4</text:p>
          </table:table-cell>
          <table:table-cell table:formula="of:=INDIRECT(&quot;$&quot;&amp;whichSheet&amp;&quot;.&quot;&amp;valColumn&amp;[.D174])" office:value-type="float" office:value="-90" calcext:value-type="float">
            <text:p>-90</text:p>
          </table:table-cell>
          <table:table-cell/>
          <table:table-cell table:formula="of:=[.D173]+1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5])" office:value-type="float" office:value="160.3" calcext:value-type="float">
            <text:p>160.3</text:p>
          </table:table-cell>
          <table:table-cell table:formula="of:=INDIRECT(&quot;$&quot;&amp;whichSheet&amp;&quot;.&quot;&amp;valColumn&amp;[.D175])" office:value-type="float" office:value="-88" calcext:value-type="float">
            <text:p>-88</text:p>
          </table:table-cell>
          <table:table-cell/>
          <table:table-cell table:formula="of:=[.D174]+1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6])" office:value-type="float" office:value="160.8" calcext:value-type="float">
            <text:p>160.8</text:p>
          </table:table-cell>
          <table:table-cell table:formula="of:=INDIRECT(&quot;$&quot;&amp;whichSheet&amp;&quot;.&quot;&amp;valColumn&amp;[.D176])" office:value-type="float" office:value="-90" calcext:value-type="float">
            <text:p>-90</text:p>
          </table:table-cell>
          <table:table-cell/>
          <table:table-cell table:formula="of:=[.D175]+1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7])" office:value-type="float" office:value="161.3" calcext:value-type="float">
            <text:p>161.3</text:p>
          </table:table-cell>
          <table:table-cell table:formula="of:=INDIRECT(&quot;$&quot;&amp;whichSheet&amp;&quot;.&quot;&amp;valColumn&amp;[.D177])" office:value-type="float" office:value="-90" calcext:value-type="float">
            <text:p>-90</text:p>
          </table:table-cell>
          <table:table-cell/>
          <table:table-cell table:formula="of:=[.D176]+1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8])" office:value-type="float" office:value="161.8" calcext:value-type="float">
            <text:p>161.8</text:p>
          </table:table-cell>
          <table:table-cell table:formula="of:=INDIRECT(&quot;$&quot;&amp;whichSheet&amp;&quot;.&quot;&amp;valColumn&amp;[.D178])" office:value-type="float" office:value="-91" calcext:value-type="float">
            <text:p>-91</text:p>
          </table:table-cell>
          <table:table-cell/>
          <table:table-cell table:formula="of:=[.D177]+1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79])" office:value-type="float" office:value="163.7" calcext:value-type="float">
            <text:p>163.7</text:p>
          </table:table-cell>
          <table:table-cell table:formula="of:=INDIRECT(&quot;$&quot;&amp;whichSheet&amp;&quot;.&quot;&amp;valColumn&amp;[.D179])" office:value-type="float" office:value="-93" calcext:value-type="float">
            <text:p>-93</text:p>
          </table:table-cell>
          <table:table-cell/>
          <table:table-cell table:formula="of:=[.D178]+1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0])" office:value-type="float" office:value="164.2" calcext:value-type="float">
            <text:p>164.2</text:p>
          </table:table-cell>
          <table:table-cell table:formula="of:=INDIRECT(&quot;$&quot;&amp;whichSheet&amp;&quot;.&quot;&amp;valColumn&amp;[.D180])" office:value-type="float" office:value="-90" calcext:value-type="float">
            <text:p>-90</text:p>
          </table:table-cell>
          <table:table-cell/>
          <table:table-cell table:formula="of:=[.D179]+1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1])" office:value-type="float" office:value="164.7" calcext:value-type="float">
            <text:p>164.7</text:p>
          </table:table-cell>
          <table:table-cell table:formula="of:=INDIRECT(&quot;$&quot;&amp;whichSheet&amp;&quot;.&quot;&amp;valColumn&amp;[.D181])" office:value-type="float" office:value="-86" calcext:value-type="float">
            <text:p>-86</text:p>
          </table:table-cell>
          <table:table-cell/>
          <table:table-cell table:formula="of:=[.D180]+1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2])" office:value-type="float" office:value="165.1" calcext:value-type="float">
            <text:p>165.1</text:p>
          </table:table-cell>
          <table:table-cell table:formula="of:=INDIRECT(&quot;$&quot;&amp;whichSheet&amp;&quot;.&quot;&amp;valColumn&amp;[.D182])" office:value-type="float" office:value="-83" calcext:value-type="float">
            <text:p>-83</text:p>
          </table:table-cell>
          <table:table-cell/>
          <table:table-cell table:formula="of:=[.D181]+1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3])" office:value-type="float" office:value="165.6" calcext:value-type="float">
            <text:p>165.6</text:p>
          </table:table-cell>
          <table:table-cell table:formula="of:=INDIRECT(&quot;$&quot;&amp;whichSheet&amp;&quot;.&quot;&amp;valColumn&amp;[.D183])" office:value-type="float" office:value="-81" calcext:value-type="float">
            <text:p>-81</text:p>
          </table:table-cell>
          <table:table-cell/>
          <table:table-cell table:formula="of:=[.D182]+1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4])" office:value-type="float" office:value="166.1" calcext:value-type="float">
            <text:p>166.1</text:p>
          </table:table-cell>
          <table:table-cell table:formula="of:=INDIRECT(&quot;$&quot;&amp;whichSheet&amp;&quot;.&quot;&amp;valColumn&amp;[.D184])" office:value-type="float" office:value="-81" calcext:value-type="float">
            <text:p>-81</text:p>
          </table:table-cell>
          <table:table-cell/>
          <table:table-cell table:formula="of:=[.D183]+1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5])" office:value-type="float" office:value="167.5" calcext:value-type="float">
            <text:p>167.5</text:p>
          </table:table-cell>
          <table:table-cell table:formula="of:=INDIRECT(&quot;$&quot;&amp;whichSheet&amp;&quot;.&quot;&amp;valColumn&amp;[.D185])" office:value-type="float" office:value="-83" calcext:value-type="float">
            <text:p>-83</text:p>
          </table:table-cell>
          <table:table-cell/>
          <table:table-cell table:formula="of:=[.D184]+1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6])" office:value-type="float" office:value="168.5" calcext:value-type="float">
            <text:p>168.5</text:p>
          </table:table-cell>
          <table:table-cell table:formula="of:=INDIRECT(&quot;$&quot;&amp;whichSheet&amp;&quot;.&quot;&amp;valColumn&amp;[.D186])" office:value-type="float" office:value="-87" calcext:value-type="float">
            <text:p>-87</text:p>
          </table:table-cell>
          <table:table-cell/>
          <table:table-cell table:formula="of:=[.D185]+1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7])" office:value-type="float" office:value="169" calcext:value-type="float">
            <text:p>169</text:p>
          </table:table-cell>
          <table:table-cell table:formula="of:=INDIRECT(&quot;$&quot;&amp;whichSheet&amp;&quot;.&quot;&amp;valColumn&amp;[.D187])" office:value-type="float" office:value="-89" calcext:value-type="float">
            <text:p>-89</text:p>
          </table:table-cell>
          <table:table-cell/>
          <table:table-cell table:formula="of:=[.D186]+1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8])" office:value-type="float" office:value="169.5" calcext:value-type="float">
            <text:p>169.5</text:p>
          </table:table-cell>
          <table:table-cell table:formula="of:=INDIRECT(&quot;$&quot;&amp;whichSheet&amp;&quot;.&quot;&amp;valColumn&amp;[.D188])" office:value-type="float" office:value="-91" calcext:value-type="float">
            <text:p>-91</text:p>
          </table:table-cell>
          <table:table-cell/>
          <table:table-cell table:formula="of:=[.D187]+1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89])" office:value-type="float" office:value="170.9" calcext:value-type="float">
            <text:p>170.9</text:p>
          </table:table-cell>
          <table:table-cell table:formula="of:=INDIRECT(&quot;$&quot;&amp;whichSheet&amp;&quot;.&quot;&amp;valColumn&amp;[.D189])" office:value-type="float" office:value="-93" calcext:value-type="float">
            <text:p>-93</text:p>
          </table:table-cell>
          <table:table-cell/>
          <table:table-cell table:formula="of:=[.D188]+1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0])" office:value-type="float" office:value="171.4" calcext:value-type="float">
            <text:p>171.4</text:p>
          </table:table-cell>
          <table:table-cell table:formula="of:=INDIRECT(&quot;$&quot;&amp;whichSheet&amp;&quot;.&quot;&amp;valColumn&amp;[.D190])" office:value-type="float" office:value="-92" calcext:value-type="float">
            <text:p>-92</text:p>
          </table:table-cell>
          <table:table-cell/>
          <table:table-cell table:formula="of:=[.D189]+1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1])" office:value-type="float" office:value="172.3" calcext:value-type="float">
            <text:p>172.3</text:p>
          </table:table-cell>
          <table:table-cell table:formula="of:=INDIRECT(&quot;$&quot;&amp;whichSheet&amp;&quot;.&quot;&amp;valColumn&amp;[.D191])" office:value-type="float" office:value="-92" calcext:value-type="float">
            <text:p>-92</text:p>
          </table:table-cell>
          <table:table-cell/>
          <table:table-cell table:formula="of:=[.D190]+1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2])" office:value-type="float" office:value="173.3" calcext:value-type="float">
            <text:p>173.3</text:p>
          </table:table-cell>
          <table:table-cell table:formula="of:=INDIRECT(&quot;$&quot;&amp;whichSheet&amp;&quot;.&quot;&amp;valColumn&amp;[.D192])" office:value-type="float" office:value="-90" calcext:value-type="float">
            <text:p>-90</text:p>
          </table:table-cell>
          <table:table-cell/>
          <table:table-cell table:formula="of:=[.D191]+1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3])" office:value-type="float" office:value="174.7" calcext:value-type="float">
            <text:p>174.7</text:p>
          </table:table-cell>
          <table:table-cell table:formula="of:=INDIRECT(&quot;$&quot;&amp;whichSheet&amp;&quot;.&quot;&amp;valColumn&amp;[.D193])" office:value-type="float" office:value="-88" calcext:value-type="float">
            <text:p>-88</text:p>
          </table:table-cell>
          <table:table-cell/>
          <table:table-cell table:formula="of:=[.D192]+1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4])" office:value-type="float" office:value="175.2" calcext:value-type="float">
            <text:p>175.2</text:p>
          </table:table-cell>
          <table:table-cell table:formula="of:=INDIRECT(&quot;$&quot;&amp;whichSheet&amp;&quot;.&quot;&amp;valColumn&amp;[.D194])" office:value-type="float" office:value="-88" calcext:value-type="float">
            <text:p>-88</text:p>
          </table:table-cell>
          <table:table-cell/>
          <table:table-cell table:formula="of:=[.D193]+1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5])" office:value-type="float" office:value="176.2" calcext:value-type="float">
            <text:p>176.2</text:p>
          </table:table-cell>
          <table:table-cell table:formula="of:=INDIRECT(&quot;$&quot;&amp;whichSheet&amp;&quot;.&quot;&amp;valColumn&amp;[.D195])" office:value-type="float" office:value="-90" calcext:value-type="float">
            <text:p>-90</text:p>
          </table:table-cell>
          <table:table-cell/>
          <table:table-cell table:formula="of:=[.D194]+1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6])" office:value-type="float" office:value="178.6" calcext:value-type="float">
            <text:p>178.6</text:p>
          </table:table-cell>
          <table:table-cell table:formula="of:=INDIRECT(&quot;$&quot;&amp;whichSheet&amp;&quot;.&quot;&amp;valColumn&amp;[.D196])" office:value-type="float" office:value="-91" calcext:value-type="float">
            <text:p>-91</text:p>
          </table:table-cell>
          <table:table-cell/>
          <table:table-cell table:formula="of:=[.D195]+1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7])" office:value-type="float" office:value="179" calcext:value-type="float">
            <text:p>179</text:p>
          </table:table-cell>
          <table:table-cell table:formula="of:=INDIRECT(&quot;$&quot;&amp;whichSheet&amp;&quot;.&quot;&amp;valColumn&amp;[.D197])" office:value-type="float" office:value="-94" calcext:value-type="float">
            <text:p>-94</text:p>
          </table:table-cell>
          <table:table-cell/>
          <table:table-cell table:formula="of:=[.D196]+1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8])" office:value-type="float" office:value="179.5" calcext:value-type="float">
            <text:p>179.5</text:p>
          </table:table-cell>
          <table:table-cell table:formula="of:=INDIRECT(&quot;$&quot;&amp;whichSheet&amp;&quot;.&quot;&amp;valColumn&amp;[.D198])" office:value-type="float" office:value="-94" calcext:value-type="float">
            <text:p>-94</text:p>
          </table:table-cell>
          <table:table-cell/>
          <table:table-cell table:formula="of:=[.D197]+1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199])" office:value-type="float" office:value="180" calcext:value-type="float">
            <text:p>180</text:p>
          </table:table-cell>
          <table:table-cell table:formula="of:=INDIRECT(&quot;$&quot;&amp;whichSheet&amp;&quot;.&quot;&amp;valColumn&amp;[.D199])" office:value-type="float" office:value="-93" calcext:value-type="float">
            <text:p>-93</text:p>
          </table:table-cell>
          <table:table-cell/>
          <table:table-cell table:formula="of:=[.D198]+1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0])" office:value-type="float" office:value="180.5" calcext:value-type="float">
            <text:p>180.5</text:p>
          </table:table-cell>
          <table:table-cell table:formula="of:=INDIRECT(&quot;$&quot;&amp;whichSheet&amp;&quot;.&quot;&amp;valColumn&amp;[.D200])" office:value-type="float" office:value="-94" calcext:value-type="float">
            <text:p>-94</text:p>
          </table:table-cell>
          <table:table-cell/>
          <table:table-cell table:formula="of:=[.D199]+1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1])" office:value-type="float" office:value="181" calcext:value-type="float">
            <text:p>181</text:p>
          </table:table-cell>
          <table:table-cell table:formula="of:=INDIRECT(&quot;$&quot;&amp;whichSheet&amp;&quot;.&quot;&amp;valColumn&amp;[.D201])" office:value-type="float" office:value="-93" calcext:value-type="float">
            <text:p>-93</text:p>
          </table:table-cell>
          <table:table-cell/>
          <table:table-cell table:formula="of:=[.D200]+1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2])" office:value-type="float" office:value="181.9" calcext:value-type="float">
            <text:p>181.9</text:p>
          </table:table-cell>
          <table:table-cell table:formula="of:=INDIRECT(&quot;$&quot;&amp;whichSheet&amp;&quot;.&quot;&amp;valColumn&amp;[.D202])" office:value-type="float" office:value="-94" calcext:value-type="float">
            <text:p>-94</text:p>
          </table:table-cell>
          <table:table-cell/>
          <table:table-cell table:formula="of:=[.D201]+1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3])" office:value-type="float" office:value="182.4" calcext:value-type="float">
            <text:p>182.4</text:p>
          </table:table-cell>
          <table:table-cell table:formula="of:=INDIRECT(&quot;$&quot;&amp;whichSheet&amp;&quot;.&quot;&amp;valColumn&amp;[.D203])" office:value-type="float" office:value="-94" calcext:value-type="float">
            <text:p>-94</text:p>
          </table:table-cell>
          <table:table-cell/>
          <table:table-cell table:formula="of:=[.D202]+1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4])" office:value-type="float" office:value="185.7" calcext:value-type="float">
            <text:p>185.7</text:p>
          </table:table-cell>
          <table:table-cell table:formula="of:=INDIRECT(&quot;$&quot;&amp;whichSheet&amp;&quot;.&quot;&amp;valColumn&amp;[.D204])" office:value-type="float" office:value="-96" calcext:value-type="float">
            <text:p>-96</text:p>
          </table:table-cell>
          <table:table-cell/>
          <table:table-cell table:formula="of:=[.D203]+1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5])" office:value-type="float" office:value="186.2" calcext:value-type="float">
            <text:p>186.2</text:p>
          </table:table-cell>
          <table:table-cell table:formula="of:=INDIRECT(&quot;$&quot;&amp;whichSheet&amp;&quot;.&quot;&amp;valColumn&amp;[.D205])" office:value-type="float" office:value="-99" calcext:value-type="float">
            <text:p>-99</text:p>
          </table:table-cell>
          <table:table-cell/>
          <table:table-cell table:formula="of:=[.D204]+1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6])" office:value-type="float" office:value="186.7" calcext:value-type="float">
            <text:p>186.7</text:p>
          </table:table-cell>
          <table:table-cell table:formula="of:=INDIRECT(&quot;$&quot;&amp;whichSheet&amp;&quot;.&quot;&amp;valColumn&amp;[.D206])" office:value-type="float" office:value="-100" calcext:value-type="float">
            <text:p>-100</text:p>
          </table:table-cell>
          <table:table-cell/>
          <table:table-cell table:formula="of:=[.D205]+1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7])" office:value-type="float" office:value="187.7" calcext:value-type="float">
            <text:p>187.7</text:p>
          </table:table-cell>
          <table:table-cell table:formula="of:=INDIRECT(&quot;$&quot;&amp;whichSheet&amp;&quot;.&quot;&amp;valColumn&amp;[.D207])" office:value-type="float" office:value="-102" calcext:value-type="float">
            <text:p>-102</text:p>
          </table:table-cell>
          <table:table-cell/>
          <table:table-cell table:formula="of:=[.D206]+1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8])" office:value-type="float" office:value="189.1" calcext:value-type="float">
            <text:p>189.1</text:p>
          </table:table-cell>
          <table:table-cell table:formula="of:=INDIRECT(&quot;$&quot;&amp;whichSheet&amp;&quot;.&quot;&amp;valColumn&amp;[.D208])" office:value-type="float" office:value="-100" calcext:value-type="float">
            <text:p>-100</text:p>
          </table:table-cell>
          <table:table-cell/>
          <table:table-cell table:formula="of:=[.D207]+1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09])" office:value-type="float" office:value="190.1" calcext:value-type="float">
            <text:p>190.1</text:p>
          </table:table-cell>
          <table:table-cell table:formula="of:=INDIRECT(&quot;$&quot;&amp;whichSheet&amp;&quot;.&quot;&amp;valColumn&amp;[.D209])" office:value-type="float" office:value="-96" calcext:value-type="float">
            <text:p>-96</text:p>
          </table:table-cell>
          <table:table-cell/>
          <table:table-cell table:formula="of:=[.D208]+1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0])" office:value-type="float" office:value="193.4" calcext:value-type="float">
            <text:p>193.4</text:p>
          </table:table-cell>
          <table:table-cell table:formula="of:=INDIRECT(&quot;$&quot;&amp;whichSheet&amp;&quot;.&quot;&amp;valColumn&amp;[.D210])" office:value-type="float" office:value="-98" calcext:value-type="float">
            <text:p>-98</text:p>
          </table:table-cell>
          <table:table-cell/>
          <table:table-cell table:formula="of:=[.D209]+1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1])" office:value-type="float" office:value="193.9" calcext:value-type="float">
            <text:p>193.9</text:p>
          </table:table-cell>
          <table:table-cell table:formula="of:=INDIRECT(&quot;$&quot;&amp;whichSheet&amp;&quot;.&quot;&amp;valColumn&amp;[.D211])" office:value-type="float" office:value="-99" calcext:value-type="float">
            <text:p>-99</text:p>
          </table:table-cell>
          <table:table-cell/>
          <table:table-cell table:formula="of:=[.D210]+1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2])" office:value-type="float" office:value="194.4" calcext:value-type="float">
            <text:p>194.4</text:p>
          </table:table-cell>
          <table:table-cell table:formula="of:=INDIRECT(&quot;$&quot;&amp;whichSheet&amp;&quot;.&quot;&amp;valColumn&amp;[.D212])" office:value-type="float" office:value="-99" calcext:value-type="float">
            <text:p>-99</text:p>
          </table:table-cell>
          <table:table-cell/>
          <table:table-cell table:formula="of:=[.D211]+1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3])" office:value-type="float" office:value="195.4" calcext:value-type="float">
            <text:p>195.4</text:p>
          </table:table-cell>
          <table:table-cell table:formula="of:=INDIRECT(&quot;$&quot;&amp;whichSheet&amp;&quot;.&quot;&amp;valColumn&amp;[.D213])" office:value-type="float" office:value="-99" calcext:value-type="float">
            <text:p>-99</text:p>
          </table:table-cell>
          <table:table-cell/>
          <table:table-cell table:formula="of:=[.D212]+1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4])" office:value-type="float" office:value="196.8" calcext:value-type="float">
            <text:p>196.8</text:p>
          </table:table-cell>
          <table:table-cell table:formula="of:=INDIRECT(&quot;$&quot;&amp;whichSheet&amp;&quot;.&quot;&amp;valColumn&amp;[.D214])" office:value-type="float" office:value="-96" calcext:value-type="float">
            <text:p>-96</text:p>
          </table:table-cell>
          <table:table-cell/>
          <table:table-cell table:formula="of:=[.D213]+1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5])" office:value-type="float" office:value="197.8" calcext:value-type="float">
            <text:p>197.8</text:p>
          </table:table-cell>
          <table:table-cell table:formula="of:=INDIRECT(&quot;$&quot;&amp;whichSheet&amp;&quot;.&quot;&amp;valColumn&amp;[.D215])" office:value-type="float" office:value="-94" calcext:value-type="float">
            <text:p>-94</text:p>
          </table:table-cell>
          <table:table-cell/>
          <table:table-cell table:formula="of:=[.D214]+1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6])" office:value-type="float" office:value="198.2" calcext:value-type="float">
            <text:p>198.2</text:p>
          </table:table-cell>
          <table:table-cell table:formula="of:=INDIRECT(&quot;$&quot;&amp;whichSheet&amp;&quot;.&quot;&amp;valColumn&amp;[.D216])" office:value-type="float" office:value="-93" calcext:value-type="float">
            <text:p>-93</text:p>
          </table:table-cell>
          <table:table-cell/>
          <table:table-cell table:formula="of:=[.D215]+1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7])" office:value-type="float" office:value="201.1" calcext:value-type="float">
            <text:p>201.1</text:p>
          </table:table-cell>
          <table:table-cell table:formula="of:=INDIRECT(&quot;$&quot;&amp;whichSheet&amp;&quot;.&quot;&amp;valColumn&amp;[.D217])" office:value-type="float" office:value="-92" calcext:value-type="float">
            <text:p>-92</text:p>
          </table:table-cell>
          <table:table-cell/>
          <table:table-cell table:formula="of:=[.D216]+1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8])" office:value-type="float" office:value="201.6" calcext:value-type="float">
            <text:p>201.6</text:p>
          </table:table-cell>
          <table:table-cell table:formula="of:=INDIRECT(&quot;$&quot;&amp;whichSheet&amp;&quot;.&quot;&amp;valColumn&amp;[.D218])" office:value-type="float" office:value="-91" calcext:value-type="float">
            <text:p>-91</text:p>
          </table:table-cell>
          <table:table-cell/>
          <table:table-cell table:formula="of:=[.D217]+1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19])" office:value-type="float" office:value="202.6" calcext:value-type="float">
            <text:p>202.6</text:p>
          </table:table-cell>
          <table:table-cell table:formula="of:=INDIRECT(&quot;$&quot;&amp;whichSheet&amp;&quot;.&quot;&amp;valColumn&amp;[.D219])" office:value-type="float" office:value="-90" calcext:value-type="float">
            <text:p>-90</text:p>
          </table:table-cell>
          <table:table-cell/>
          <table:table-cell table:formula="of:=[.D218]+1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0])" office:value-type="float" office:value="204" calcext:value-type="float">
            <text:p>204</text:p>
          </table:table-cell>
          <table:table-cell table:formula="of:=INDIRECT(&quot;$&quot;&amp;whichSheet&amp;&quot;.&quot;&amp;valColumn&amp;[.D220])" office:value-type="float" office:value="-89" calcext:value-type="float">
            <text:p>-89</text:p>
          </table:table-cell>
          <table:table-cell/>
          <table:table-cell table:formula="of:=[.D219]+1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1])" office:value-type="float" office:value="204.5" calcext:value-type="float">
            <text:p>204.5</text:p>
          </table:table-cell>
          <table:table-cell table:formula="of:=INDIRECT(&quot;$&quot;&amp;whichSheet&amp;&quot;.&quot;&amp;valColumn&amp;[.D221])" office:value-type="float" office:value="-88" calcext:value-type="float">
            <text:p>-88</text:p>
          </table:table-cell>
          <table:table-cell/>
          <table:table-cell table:formula="of:=[.D220]+1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2])" office:value-type="float" office:value="205" calcext:value-type="float">
            <text:p>205</text:p>
          </table:table-cell>
          <table:table-cell table:formula="of:=INDIRECT(&quot;$&quot;&amp;whichSheet&amp;&quot;.&quot;&amp;valColumn&amp;[.D222])" office:value-type="float" office:value="-87" calcext:value-type="float">
            <text:p>-87</text:p>
          </table:table-cell>
          <table:table-cell/>
          <table:table-cell table:formula="of:=[.D221]+1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3])" office:value-type="float" office:value="205.5" calcext:value-type="float">
            <text:p>205.5</text:p>
          </table:table-cell>
          <table:table-cell table:formula="of:=INDIRECT(&quot;$&quot;&amp;whichSheet&amp;&quot;.&quot;&amp;valColumn&amp;[.D223])" office:value-type="float" office:value="-87" calcext:value-type="float">
            <text:p>-87</text:p>
          </table:table-cell>
          <table:table-cell/>
          <table:table-cell table:formula="of:=[.D222]+1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4])" office:value-type="float" office:value="208.3" calcext:value-type="float">
            <text:p>208.3</text:p>
          </table:table-cell>
          <table:table-cell table:formula="of:=INDIRECT(&quot;$&quot;&amp;whichSheet&amp;&quot;.&quot;&amp;valColumn&amp;[.D224])" office:value-type="float" office:value="-88" calcext:value-type="float">
            <text:p>-88</text:p>
          </table:table-cell>
          <table:table-cell/>
          <table:table-cell table:formula="of:=[.D223]+1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5])" office:value-type="float" office:value="208.8" calcext:value-type="float">
            <text:p>208.8</text:p>
          </table:table-cell>
          <table:table-cell table:formula="of:=INDIRECT(&quot;$&quot;&amp;whichSheet&amp;&quot;.&quot;&amp;valColumn&amp;[.D225])" office:value-type="float" office:value="-90" calcext:value-type="float">
            <text:p>-90</text:p>
          </table:table-cell>
          <table:table-cell/>
          <table:table-cell table:formula="of:=[.D224]+1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6])" office:value-type="float" office:value="209.3" calcext:value-type="float">
            <text:p>209.3</text:p>
          </table:table-cell>
          <table:table-cell table:formula="of:=INDIRECT(&quot;$&quot;&amp;whichSheet&amp;&quot;.&quot;&amp;valColumn&amp;[.D226])" office:value-type="float" office:value="-90" calcext:value-type="float">
            <text:p>-90</text:p>
          </table:table-cell>
          <table:table-cell/>
          <table:table-cell table:formula="of:=[.D225]+1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7])" office:value-type="float" office:value="210.2" calcext:value-type="float">
            <text:p>210.2</text:p>
          </table:table-cell>
          <table:table-cell table:formula="of:=INDIRECT(&quot;$&quot;&amp;whichSheet&amp;&quot;.&quot;&amp;valColumn&amp;[.D227])" office:value-type="float" office:value="-90" calcext:value-type="float">
            <text:p>-90</text:p>
          </table:table-cell>
          <table:table-cell/>
          <table:table-cell table:formula="of:=[.D226]+1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8])" office:value-type="float" office:value="212.2" calcext:value-type="float">
            <text:p>212.2</text:p>
          </table:table-cell>
          <table:table-cell table:formula="of:=INDIRECT(&quot;$&quot;&amp;whichSheet&amp;&quot;.&quot;&amp;valColumn&amp;[.D228])" office:value-type="float" office:value="-90" calcext:value-type="float">
            <text:p>-90</text:p>
          </table:table-cell>
          <table:table-cell/>
          <table:table-cell table:formula="of:=[.D227]+1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29])" office:value-type="float" office:value="212.6" calcext:value-type="float">
            <text:p>212.6</text:p>
          </table:table-cell>
          <table:table-cell table:formula="of:=INDIRECT(&quot;$&quot;&amp;whichSheet&amp;&quot;.&quot;&amp;valColumn&amp;[.D229])" office:value-type="float" office:value="-89" calcext:value-type="float">
            <text:p>-89</text:p>
          </table:table-cell>
          <table:table-cell/>
          <table:table-cell table:formula="of:=[.D228]+1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0])" office:value-type="float" office:value="213.6" calcext:value-type="float">
            <text:p>213.6</text:p>
          </table:table-cell>
          <table:table-cell table:formula="of:=INDIRECT(&quot;$&quot;&amp;whichSheet&amp;&quot;.&quot;&amp;valColumn&amp;[.D230])" office:value-type="float" office:value="-88" calcext:value-type="float">
            <text:p>-88</text:p>
          </table:table-cell>
          <table:table-cell/>
          <table:table-cell table:formula="of:=[.D229]+1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1])" office:value-type="float" office:value="214.1" calcext:value-type="float">
            <text:p>214.1</text:p>
          </table:table-cell>
          <table:table-cell table:formula="of:=INDIRECT(&quot;$&quot;&amp;whichSheet&amp;&quot;.&quot;&amp;valColumn&amp;[.D231])" office:value-type="float" office:value="-88" calcext:value-type="float">
            <text:p>-88</text:p>
          </table:table-cell>
          <table:table-cell/>
          <table:table-cell table:formula="of:=[.D230]+1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2])" office:value-type="float" office:value="214.6" calcext:value-type="float">
            <text:p>214.6</text:p>
          </table:table-cell>
          <table:table-cell table:formula="of:=INDIRECT(&quot;$&quot;&amp;whichSheet&amp;&quot;.&quot;&amp;valColumn&amp;[.D232])" office:value-type="float" office:value="-89" calcext:value-type="float">
            <text:p>-89</text:p>
          </table:table-cell>
          <table:table-cell/>
          <table:table-cell table:formula="of:=[.D231]+1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3])" office:value-type="float" office:value="215" calcext:value-type="float">
            <text:p>215</text:p>
          </table:table-cell>
          <table:table-cell table:formula="of:=INDIRECT(&quot;$&quot;&amp;whichSheet&amp;&quot;.&quot;&amp;valColumn&amp;[.D233])" office:value-type="float" office:value="-89" calcext:value-type="float">
            <text:p>-89</text:p>
          </table:table-cell>
          <table:table-cell/>
          <table:table-cell table:formula="of:=[.D232]+1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4])" office:value-type="float" office:value="215.5" calcext:value-type="float">
            <text:p>215.5</text:p>
          </table:table-cell>
          <table:table-cell table:formula="of:=INDIRECT(&quot;$&quot;&amp;whichSheet&amp;&quot;.&quot;&amp;valColumn&amp;[.D234])" office:value-type="float" office:value="-89" calcext:value-type="float">
            <text:p>-89</text:p>
          </table:table-cell>
          <table:table-cell/>
          <table:table-cell table:formula="of:=[.D233]+1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5])" office:value-type="float" office:value="216" calcext:value-type="float">
            <text:p>216</text:p>
          </table:table-cell>
          <table:table-cell table:formula="of:=INDIRECT(&quot;$&quot;&amp;whichSheet&amp;&quot;.&quot;&amp;valColumn&amp;[.D235])" office:value-type="float" office:value="-89" calcext:value-type="float">
            <text:p>-89</text:p>
          </table:table-cell>
          <table:table-cell/>
          <table:table-cell table:formula="of:=[.D234]+1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6])" office:value-type="float" office:value="216.5" calcext:value-type="float">
            <text:p>216.5</text:p>
          </table:table-cell>
          <table:table-cell table:formula="of:=INDIRECT(&quot;$&quot;&amp;whichSheet&amp;&quot;.&quot;&amp;valColumn&amp;[.D236])" office:value-type="float" office:value="-88" calcext:value-type="float">
            <text:p>-88</text:p>
          </table:table-cell>
          <table:table-cell/>
          <table:table-cell table:formula="of:=[.D235]+1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7])" office:value-type="float" office:value="217.9" calcext:value-type="float">
            <text:p>217.9</text:p>
          </table:table-cell>
          <table:table-cell table:formula="of:=INDIRECT(&quot;$&quot;&amp;whichSheet&amp;&quot;.&quot;&amp;valColumn&amp;[.D237])" office:value-type="float" office:value="-89" calcext:value-type="float">
            <text:p>-89</text:p>
          </table:table-cell>
          <table:table-cell/>
          <table:table-cell table:formula="of:=[.D236]+1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8])" office:value-type="float" office:value="218.4" calcext:value-type="float">
            <text:p>218.4</text:p>
          </table:table-cell>
          <table:table-cell table:formula="of:=INDIRECT(&quot;$&quot;&amp;whichSheet&amp;&quot;.&quot;&amp;valColumn&amp;[.D238])" office:value-type="float" office:value="-91" calcext:value-type="float">
            <text:p>-91</text:p>
          </table:table-cell>
          <table:table-cell/>
          <table:table-cell table:formula="of:=[.D237]+1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39])" office:value-type="float" office:value="218.9" calcext:value-type="float">
            <text:p>218.9</text:p>
          </table:table-cell>
          <table:table-cell table:formula="of:=INDIRECT(&quot;$&quot;&amp;whichSheet&amp;&quot;.&quot;&amp;valColumn&amp;[.D239])" office:value-type="float" office:value="-91" calcext:value-type="float">
            <text:p>-91</text:p>
          </table:table-cell>
          <table:table-cell/>
          <table:table-cell table:formula="of:=[.D238]+1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0])" office:value-type="float" office:value="219.4" calcext:value-type="float">
            <text:p>219.4</text:p>
          </table:table-cell>
          <table:table-cell table:formula="of:=INDIRECT(&quot;$&quot;&amp;whichSheet&amp;&quot;.&quot;&amp;valColumn&amp;[.D240])" office:value-type="float" office:value="-88" calcext:value-type="float">
            <text:p>-88</text:p>
          </table:table-cell>
          <table:table-cell/>
          <table:table-cell table:formula="of:=[.D239]+1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1])" office:value-type="float" office:value="221.3" calcext:value-type="float">
            <text:p>221.3</text:p>
          </table:table-cell>
          <table:table-cell table:formula="of:=INDIRECT(&quot;$&quot;&amp;whichSheet&amp;&quot;.&quot;&amp;valColumn&amp;[.D241])" office:value-type="float" office:value="-85" calcext:value-type="float">
            <text:p>-85</text:p>
          </table:table-cell>
          <table:table-cell/>
          <table:table-cell table:formula="of:=[.D240]+1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2])" office:value-type="float" office:value="221.8" calcext:value-type="float">
            <text:p>221.8</text:p>
          </table:table-cell>
          <table:table-cell table:formula="of:=INDIRECT(&quot;$&quot;&amp;whichSheet&amp;&quot;.&quot;&amp;valColumn&amp;[.D242])" office:value-type="float" office:value="-84" calcext:value-type="float">
            <text:p>-84</text:p>
          </table:table-cell>
          <table:table-cell/>
          <table:table-cell table:formula="of:=[.D241]+1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3])" office:value-type="float" office:value="222.7" calcext:value-type="float">
            <text:p>222.7</text:p>
          </table:table-cell>
          <table:table-cell table:formula="of:=INDIRECT(&quot;$&quot;&amp;whichSheet&amp;&quot;.&quot;&amp;valColumn&amp;[.D243])" office:value-type="float" office:value="-85" calcext:value-type="float">
            <text:p>-85</text:p>
          </table:table-cell>
          <table:table-cell/>
          <table:table-cell table:formula="of:=[.D242]+1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4])" office:value-type="float" office:value="223.2" calcext:value-type="float">
            <text:p>223.2</text:p>
          </table:table-cell>
          <table:table-cell table:formula="of:=INDIRECT(&quot;$&quot;&amp;whichSheet&amp;&quot;.&quot;&amp;valColumn&amp;[.D244])" office:value-type="float" office:value="-86" calcext:value-type="float">
            <text:p>-86</text:p>
          </table:table-cell>
          <table:table-cell/>
          <table:table-cell table:formula="of:=[.D243]+1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5])" office:value-type="float" office:value="223.7" calcext:value-type="float">
            <text:p>223.7</text:p>
          </table:table-cell>
          <table:table-cell table:formula="of:=INDIRECT(&quot;$&quot;&amp;whichSheet&amp;&quot;.&quot;&amp;valColumn&amp;[.D245])" office:value-type="float" office:value="-86" calcext:value-type="float">
            <text:p>-86</text:p>
          </table:table-cell>
          <table:table-cell/>
          <table:table-cell table:formula="of:=[.D244]+1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6])" office:value-type="float" office:value="225.1" calcext:value-type="float">
            <text:p>225.1</text:p>
          </table:table-cell>
          <table:table-cell table:formula="of:=INDIRECT(&quot;$&quot;&amp;whichSheet&amp;&quot;.&quot;&amp;valColumn&amp;[.D246])" office:value-type="float" office:value="-87" calcext:value-type="float">
            <text:p>-87</text:p>
          </table:table-cell>
          <table:table-cell/>
          <table:table-cell table:formula="of:=[.D245]+1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7])" office:value-type="float" office:value="225.6" calcext:value-type="float">
            <text:p>225.6</text:p>
          </table:table-cell>
          <table:table-cell table:formula="of:=INDIRECT(&quot;$&quot;&amp;whichSheet&amp;&quot;.&quot;&amp;valColumn&amp;[.D247])" office:value-type="float" office:value="-88" calcext:value-type="float">
            <text:p>-88</text:p>
          </table:table-cell>
          <table:table-cell/>
          <table:table-cell table:formula="of:=[.D246]+1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8])" office:value-type="float" office:value="226.6" calcext:value-type="float">
            <text:p>226.6</text:p>
          </table:table-cell>
          <table:table-cell table:formula="of:=INDIRECT(&quot;$&quot;&amp;whichSheet&amp;&quot;.&quot;&amp;valColumn&amp;[.D248])" office:value-type="float" office:value="-88" calcext:value-type="float">
            <text:p>-88</text:p>
          </table:table-cell>
          <table:table-cell/>
          <table:table-cell table:formula="of:=[.D247]+1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49])" office:value-type="float" office:value="228.5" calcext:value-type="float">
            <text:p>228.5</text:p>
          </table:table-cell>
          <table:table-cell table:formula="of:=INDIRECT(&quot;$&quot;&amp;whichSheet&amp;&quot;.&quot;&amp;valColumn&amp;[.D249])" office:value-type="float" office:value="-90" calcext:value-type="float">
            <text:p>-90</text:p>
          </table:table-cell>
          <table:table-cell/>
          <table:table-cell table:formula="of:=[.D248]+1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0])" office:value-type="float" office:value="229" calcext:value-type="float">
            <text:p>229</text:p>
          </table:table-cell>
          <table:table-cell table:formula="of:=INDIRECT(&quot;$&quot;&amp;whichSheet&amp;&quot;.&quot;&amp;valColumn&amp;[.D250])" office:value-type="float" office:value="-90" calcext:value-type="float">
            <text:p>-90</text:p>
          </table:table-cell>
          <table:table-cell/>
          <table:table-cell table:formula="of:=[.D249]+1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1])" office:value-type="float" office:value="229.4" calcext:value-type="float">
            <text:p>229.4</text:p>
          </table:table-cell>
          <table:table-cell table:formula="of:=INDIRECT(&quot;$&quot;&amp;whichSheet&amp;&quot;.&quot;&amp;valColumn&amp;[.D251])" office:value-type="float" office:value="-90" calcext:value-type="float">
            <text:p>-90</text:p>
          </table:table-cell>
          <table:table-cell/>
          <table:table-cell table:formula="of:=[.D250]+1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2])" office:value-type="float" office:value="229.9" calcext:value-type="float">
            <text:p>229.9</text:p>
          </table:table-cell>
          <table:table-cell table:formula="of:=INDIRECT(&quot;$&quot;&amp;whichSheet&amp;&quot;.&quot;&amp;valColumn&amp;[.D252])" office:value-type="float" office:value="-91" calcext:value-type="float">
            <text:p>-91</text:p>
          </table:table-cell>
          <table:table-cell/>
          <table:table-cell table:formula="of:=[.D251]+1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3])" office:value-type="float" office:value="230.4" calcext:value-type="float">
            <text:p>230.4</text:p>
          </table:table-cell>
          <table:table-cell table:formula="of:=INDIRECT(&quot;$&quot;&amp;whichSheet&amp;&quot;.&quot;&amp;valColumn&amp;[.D253])" office:value-type="float" office:value="-90" calcext:value-type="float">
            <text:p>-90</text:p>
          </table:table-cell>
          <table:table-cell/>
          <table:table-cell table:formula="of:=[.D252]+1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4])" office:value-type="float" office:value="232.3" calcext:value-type="float">
            <text:p>232.3</text:p>
          </table:table-cell>
          <table:table-cell table:formula="of:=INDIRECT(&quot;$&quot;&amp;whichSheet&amp;&quot;.&quot;&amp;valColumn&amp;[.D254])" office:value-type="float" office:value="-90" calcext:value-type="float">
            <text:p>-90</text:p>
          </table:table-cell>
          <table:table-cell/>
          <table:table-cell table:formula="of:=[.D253]+1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5])" office:value-type="float" office:value="232.8" calcext:value-type="float">
            <text:p>232.8</text:p>
          </table:table-cell>
          <table:table-cell table:formula="of:=INDIRECT(&quot;$&quot;&amp;whichSheet&amp;&quot;.&quot;&amp;valColumn&amp;[.D255])" office:value-type="float" office:value="-90" calcext:value-type="float">
            <text:p>-90</text:p>
          </table:table-cell>
          <table:table-cell/>
          <table:table-cell table:formula="of:=[.D254]+1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6])" office:value-type="float" office:value="233.8" calcext:value-type="float">
            <text:p>233.8</text:p>
          </table:table-cell>
          <table:table-cell table:formula="of:=INDIRECT(&quot;$&quot;&amp;whichSheet&amp;&quot;.&quot;&amp;valColumn&amp;[.D256])" office:value-type="float" office:value="-90" calcext:value-type="float">
            <text:p>-90</text:p>
          </table:table-cell>
          <table:table-cell/>
          <table:table-cell table:formula="of:=[.D255]+1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7])" office:value-type="float" office:value="237.1" calcext:value-type="float">
            <text:p>237.1</text:p>
          </table:table-cell>
          <table:table-cell table:formula="of:=INDIRECT(&quot;$&quot;&amp;whichSheet&amp;&quot;.&quot;&amp;valColumn&amp;[.D257])" office:value-type="float" office:value="-95" calcext:value-type="float">
            <text:p>-95</text:p>
          </table:table-cell>
          <table:table-cell/>
          <table:table-cell table:formula="of:=[.D256]+1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8])" office:value-type="float" office:value="237.6" calcext:value-type="float">
            <text:p>237.6</text:p>
          </table:table-cell>
          <table:table-cell table:formula="of:=INDIRECT(&quot;$&quot;&amp;whichSheet&amp;&quot;.&quot;&amp;valColumn&amp;[.D258])" office:value-type="float" office:value="-98" calcext:value-type="float">
            <text:p>-98</text:p>
          </table:table-cell>
          <table:table-cell/>
          <table:table-cell table:formula="of:=[.D257]+1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59])" office:value-type="float" office:value="238.1" calcext:value-type="float">
            <text:p>238.1</text:p>
          </table:table-cell>
          <table:table-cell table:formula="of:=INDIRECT(&quot;$&quot;&amp;whichSheet&amp;&quot;.&quot;&amp;valColumn&amp;[.D259])" office:value-type="float" office:value="-96" calcext:value-type="float">
            <text:p>-96</text:p>
          </table:table-cell>
          <table:table-cell/>
          <table:table-cell table:formula="of:=[.D258]+1"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0])" office:value-type="float" office:value="238.6" calcext:value-type="float">
            <text:p>238.6</text:p>
          </table:table-cell>
          <table:table-cell table:formula="of:=INDIRECT(&quot;$&quot;&amp;whichSheet&amp;&quot;.&quot;&amp;valColumn&amp;[.D260])" office:value-type="float" office:value="-95" calcext:value-type="float">
            <text:p>-95</text:p>
          </table:table-cell>
          <table:table-cell/>
          <table:table-cell table:formula="of:=[.D259]+1"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1])" office:value-type="float" office:value="240.5" calcext:value-type="float">
            <text:p>240.5</text:p>
          </table:table-cell>
          <table:table-cell table:formula="of:=INDIRECT(&quot;$&quot;&amp;whichSheet&amp;&quot;.&quot;&amp;valColumn&amp;[.D261])" office:value-type="float" office:value="-92" calcext:value-type="float">
            <text:p>-92</text:p>
          </table:table-cell>
          <table:table-cell/>
          <table:table-cell table:formula="of:=[.D260]+1" office:value-type="float" office:value="263" calcext:value-type="float">
            <text:p>26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2])" office:value-type="float" office:value="241" calcext:value-type="float">
            <text:p>241</text:p>
          </table:table-cell>
          <table:table-cell table:formula="of:=INDIRECT(&quot;$&quot;&amp;whichSheet&amp;&quot;.&quot;&amp;valColumn&amp;[.D262])" office:value-type="float" office:value="-90" calcext:value-type="float">
            <text:p>-90</text:p>
          </table:table-cell>
          <table:table-cell/>
          <table:table-cell table:formula="of:=[.D261]+1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3])" office:value-type="float" office:value="241.4" calcext:value-type="float">
            <text:p>241.4</text:p>
          </table:table-cell>
          <table:table-cell table:formula="of:=INDIRECT(&quot;$&quot;&amp;whichSheet&amp;&quot;.&quot;&amp;valColumn&amp;[.D263])" office:value-type="float" office:value="-92" calcext:value-type="float">
            <text:p>-92</text:p>
          </table:table-cell>
          <table:table-cell/>
          <table:table-cell table:formula="of:=[.D262]+1" office:value-type="float" office:value="265" calcext:value-type="float">
            <text:p>26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4])" office:value-type="float" office:value="244.8" calcext:value-type="float">
            <text:p>244.8</text:p>
          </table:table-cell>
          <table:table-cell table:formula="of:=INDIRECT(&quot;$&quot;&amp;whichSheet&amp;&quot;.&quot;&amp;valColumn&amp;[.D264])" office:value-type="float" office:value="-96" calcext:value-type="float">
            <text:p>-96</text:p>
          </table:table-cell>
          <table:table-cell/>
          <table:table-cell table:formula="of:=[.D263]+1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5])" office:value-type="float" office:value="246.2" calcext:value-type="float">
            <text:p>246.2</text:p>
          </table:table-cell>
          <table:table-cell table:formula="of:=INDIRECT(&quot;$&quot;&amp;whichSheet&amp;&quot;.&quot;&amp;valColumn&amp;[.D265])" office:value-type="float" office:value="-99" calcext:value-type="float">
            <text:p>-99</text:p>
          </table:table-cell>
          <table:table-cell/>
          <table:table-cell table:formula="of:=[.D264]+1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6])" office:value-type="float" office:value="248.6" calcext:value-type="float">
            <text:p>248.6</text:p>
          </table:table-cell>
          <table:table-cell table:formula="of:=INDIRECT(&quot;$&quot;&amp;whichSheet&amp;&quot;.&quot;&amp;valColumn&amp;[.D266])" office:value-type="float" office:value="-98" calcext:value-type="float">
            <text:p>-98</text:p>
          </table:table-cell>
          <table:table-cell/>
          <table:table-cell table:formula="of:=[.D265]+1" office:value-type="float" office:value="268" calcext:value-type="float">
            <text:p>26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7])" office:value-type="float" office:value="251" calcext:value-type="float">
            <text:p>251</text:p>
          </table:table-cell>
          <table:table-cell table:formula="of:=INDIRECT(&quot;$&quot;&amp;whichSheet&amp;&quot;.&quot;&amp;valColumn&amp;[.D267])" office:value-type="float" office:value="-99" calcext:value-type="float">
            <text:p>-99</text:p>
          </table:table-cell>
          <table:table-cell/>
          <table:table-cell table:formula="of:=[.D266]+1" office:value-type="float" office:value="269" calcext:value-type="float">
            <text:p>26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8])" office:value-type="float" office:value="251.5" calcext:value-type="float">
            <text:p>251.5</text:p>
          </table:table-cell>
          <table:table-cell table:formula="of:=INDIRECT(&quot;$&quot;&amp;whichSheet&amp;&quot;.&quot;&amp;valColumn&amp;[.D268])" office:value-type="float" office:value="-97" calcext:value-type="float">
            <text:p>-97</text:p>
          </table:table-cell>
          <table:table-cell/>
          <table:table-cell table:formula="of:=[.D267]+1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69])" office:value-type="float" office:value="254.8" calcext:value-type="float">
            <text:p>254.8</text:p>
          </table:table-cell>
          <table:table-cell table:formula="of:=INDIRECT(&quot;$&quot;&amp;whichSheet&amp;&quot;.&quot;&amp;valColumn&amp;[.D269])" office:value-type="float" office:value="-98" calcext:value-type="float">
            <text:p>-98</text:p>
          </table:table-cell>
          <table:table-cell/>
          <table:table-cell table:formula="of:=[.D268]+1"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0])" office:value-type="float" office:value="255.8" calcext:value-type="float">
            <text:p>255.8</text:p>
          </table:table-cell>
          <table:table-cell table:formula="of:=INDIRECT(&quot;$&quot;&amp;whichSheet&amp;&quot;.&quot;&amp;valColumn&amp;[.D270])" office:value-type="float" office:value="-102" calcext:value-type="float">
            <text:p>-102</text:p>
          </table:table-cell>
          <table:table-cell/>
          <table:table-cell table:formula="of:=[.D269]+1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1])" office:value-type="float" office:value="256.3" calcext:value-type="float">
            <text:p>256.3</text:p>
          </table:table-cell>
          <table:table-cell table:formula="of:=INDIRECT(&quot;$&quot;&amp;whichSheet&amp;&quot;.&quot;&amp;valColumn&amp;[.D271])" office:value-type="float" office:value="-102" calcext:value-type="float">
            <text:p>-102</text:p>
          </table:table-cell>
          <table:table-cell/>
          <table:table-cell table:formula="of:=[.D270]+1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2])" office:value-type="float" office:value="258.8" calcext:value-type="float">
            <text:p>258.8</text:p>
          </table:table-cell>
          <table:table-cell table:formula="of:=INDIRECT(&quot;$&quot;&amp;whichSheet&amp;&quot;.&quot;&amp;valColumn&amp;[.D272])" office:value-type="float" office:value="-99" calcext:value-type="float">
            <text:p>-99</text:p>
          </table:table-cell>
          <table:table-cell/>
          <table:table-cell table:formula="of:=[.D271]+1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3])" office:value-type="float" office:value="259.2" calcext:value-type="float">
            <text:p>259.2</text:p>
          </table:table-cell>
          <table:table-cell table:formula="of:=INDIRECT(&quot;$&quot;&amp;whichSheet&amp;&quot;.&quot;&amp;valColumn&amp;[.D273])" office:value-type="float" office:value="-95" calcext:value-type="float">
            <text:p>-95</text:p>
          </table:table-cell>
          <table:table-cell/>
          <table:table-cell table:formula="of:=[.D272]+1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4])" office:value-type="float" office:value="259.7" calcext:value-type="float">
            <text:p>259.7</text:p>
          </table:table-cell>
          <table:table-cell table:formula="of:=INDIRECT(&quot;$&quot;&amp;whichSheet&amp;&quot;.&quot;&amp;valColumn&amp;[.D274])" office:value-type="float" office:value="-93" calcext:value-type="float">
            <text:p>-93</text:p>
          </table:table-cell>
          <table:table-cell/>
          <table:table-cell table:formula="of:=[.D273]+1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5])" office:value-type="float" office:value="260.2" calcext:value-type="float">
            <text:p>260.2</text:p>
          </table:table-cell>
          <table:table-cell table:formula="of:=INDIRECT(&quot;$&quot;&amp;whichSheet&amp;&quot;.&quot;&amp;valColumn&amp;[.D275])" office:value-type="float" office:value="-92" calcext:value-type="float">
            <text:p>-92</text:p>
          </table:table-cell>
          <table:table-cell/>
          <table:table-cell table:formula="of:=[.D274]+1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6])" office:value-type="float" office:value="260.7" calcext:value-type="float">
            <text:p>260.7</text:p>
          </table:table-cell>
          <table:table-cell table:formula="of:=INDIRECT(&quot;$&quot;&amp;whichSheet&amp;&quot;.&quot;&amp;valColumn&amp;[.D276])" office:value-type="float" office:value="-93" calcext:value-type="float">
            <text:p>-93</text:p>
          </table:table-cell>
          <table:table-cell/>
          <table:table-cell table:formula="of:=[.D275]+1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7])" office:value-type="float" office:value="262.1" calcext:value-type="float">
            <text:p>262.1</text:p>
          </table:table-cell>
          <table:table-cell table:formula="of:=INDIRECT(&quot;$&quot;&amp;whichSheet&amp;&quot;.&quot;&amp;valColumn&amp;[.D277])" office:value-type="float" office:value="-93" calcext:value-type="float">
            <text:p>-93</text:p>
          </table:table-cell>
          <table:table-cell/>
          <table:table-cell table:formula="of:=[.D276]+1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8])" office:value-type="float" office:value="262.6" calcext:value-type="float">
            <text:p>262.6</text:p>
          </table:table-cell>
          <table:table-cell table:formula="of:=INDIRECT(&quot;$&quot;&amp;whichSheet&amp;&quot;.&quot;&amp;valColumn&amp;[.D278])" office:value-type="float" office:value="-92" calcext:value-type="float">
            <text:p>-92</text:p>
          </table:table-cell>
          <table:table-cell/>
          <table:table-cell table:formula="of:=[.D277]+1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79])" office:value-type="float" office:value="263" calcext:value-type="float">
            <text:p>263</text:p>
          </table:table-cell>
          <table:table-cell table:formula="of:=INDIRECT(&quot;$&quot;&amp;whichSheet&amp;&quot;.&quot;&amp;valColumn&amp;[.D279])" office:value-type="float" office:value="-92" calcext:value-type="float">
            <text:p>-92</text:p>
          </table:table-cell>
          <table:table-cell/>
          <table:table-cell table:formula="of:=[.D278]+1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0])" office:value-type="float" office:value="265.9" calcext:value-type="float">
            <text:p>265.9</text:p>
          </table:table-cell>
          <table:table-cell table:formula="of:=INDIRECT(&quot;$&quot;&amp;whichSheet&amp;&quot;.&quot;&amp;valColumn&amp;[.D280])" office:value-type="float" office:value="-90" calcext:value-type="float">
            <text:p>-90</text:p>
          </table:table-cell>
          <table:table-cell/>
          <table:table-cell table:formula="of:=[.D279]+1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1])" office:value-type="float" office:value="267.4" calcext:value-type="float">
            <text:p>267.4</text:p>
          </table:table-cell>
          <table:table-cell table:formula="of:=INDIRECT(&quot;$&quot;&amp;whichSheet&amp;&quot;.&quot;&amp;valColumn&amp;[.D281])" office:value-type="float" office:value="-88" calcext:value-type="float">
            <text:p>-88</text:p>
          </table:table-cell>
          <table:table-cell/>
          <table:table-cell table:formula="of:=[.D280]+1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2])" office:value-type="float" office:value="267.9" calcext:value-type="float">
            <text:p>267.9</text:p>
          </table:table-cell>
          <table:table-cell table:formula="of:=INDIRECT(&quot;$&quot;&amp;whichSheet&amp;&quot;.&quot;&amp;valColumn&amp;[.D282])" office:value-type="float" office:value="-87" calcext:value-type="float">
            <text:p>-87</text:p>
          </table:table-cell>
          <table:table-cell/>
          <table:table-cell table:formula="of:=[.D281]+1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3])" office:value-type="float" office:value="268.3" calcext:value-type="float">
            <text:p>268.3</text:p>
          </table:table-cell>
          <table:table-cell table:formula="of:=INDIRECT(&quot;$&quot;&amp;whichSheet&amp;&quot;.&quot;&amp;valColumn&amp;[.D283])" office:value-type="float" office:value="-87" calcext:value-type="float">
            <text:p>-87</text:p>
          </table:table-cell>
          <table:table-cell/>
          <table:table-cell table:formula="of:=[.D282]+1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4])" office:value-type="float" office:value="268.8" calcext:value-type="float">
            <text:p>268.8</text:p>
          </table:table-cell>
          <table:table-cell table:formula="of:=INDIRECT(&quot;$&quot;&amp;whichSheet&amp;&quot;.&quot;&amp;valColumn&amp;[.D284])" office:value-type="float" office:value="-89" calcext:value-type="float">
            <text:p>-89</text:p>
          </table:table-cell>
          <table:table-cell/>
          <table:table-cell table:formula="of:=[.D283]+1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5])" office:value-type="float" office:value="270.2" calcext:value-type="float">
            <text:p>270.2</text:p>
          </table:table-cell>
          <table:table-cell table:formula="of:=INDIRECT(&quot;$&quot;&amp;whichSheet&amp;&quot;.&quot;&amp;valColumn&amp;[.D285])" office:value-type="float" office:value="-92" calcext:value-type="float">
            <text:p>-92</text:p>
          </table:table-cell>
          <table:table-cell/>
          <table:table-cell table:formula="of:=[.D284]+1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6])" office:value-type="float" office:value="270.7" calcext:value-type="float">
            <text:p>270.7</text:p>
          </table:table-cell>
          <table:table-cell table:formula="of:=INDIRECT(&quot;$&quot;&amp;whichSheet&amp;&quot;.&quot;&amp;valColumn&amp;[.D286])" office:value-type="float" office:value="-92" calcext:value-type="float">
            <text:p>-92</text:p>
          </table:table-cell>
          <table:table-cell/>
          <table:table-cell table:formula="of:=[.D285]+1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7])" office:value-type="float" office:value="271.7" calcext:value-type="float">
            <text:p>271.7</text:p>
          </table:table-cell>
          <table:table-cell table:formula="of:=INDIRECT(&quot;$&quot;&amp;whichSheet&amp;&quot;.&quot;&amp;valColumn&amp;[.D287])" office:value-type="float" office:value="-89" calcext:value-type="float">
            <text:p>-89</text:p>
          </table:table-cell>
          <table:table-cell/>
          <table:table-cell table:formula="of:=[.D286]+1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8])" office:value-type="float" office:value="273.1" calcext:value-type="float">
            <text:p>273.1</text:p>
          </table:table-cell>
          <table:table-cell table:formula="of:=INDIRECT(&quot;$&quot;&amp;whichSheet&amp;&quot;.&quot;&amp;valColumn&amp;[.D288])" office:value-type="float" office:value="-86" calcext:value-type="float">
            <text:p>-86</text:p>
          </table:table-cell>
          <table:table-cell/>
          <table:table-cell table:formula="of:=[.D287]+1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89])" office:value-type="float" office:value="273.6" calcext:value-type="float">
            <text:p>273.6</text:p>
          </table:table-cell>
          <table:table-cell table:formula="of:=INDIRECT(&quot;$&quot;&amp;whichSheet&amp;&quot;.&quot;&amp;valColumn&amp;[.D289])" office:value-type="float" office:value="-84" calcext:value-type="float">
            <text:p>-84</text:p>
          </table:table-cell>
          <table:table-cell/>
          <table:table-cell table:formula="of:=[.D288]+1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0])" office:value-type="float" office:value="274.1" calcext:value-type="float">
            <text:p>274.1</text:p>
          </table:table-cell>
          <table:table-cell table:formula="of:=INDIRECT(&quot;$&quot;&amp;whichSheet&amp;&quot;.&quot;&amp;valColumn&amp;[.D290])" office:value-type="float" office:value="-85" calcext:value-type="float">
            <text:p>-85</text:p>
          </table:table-cell>
          <table:table-cell/>
          <table:table-cell table:formula="of:=[.D289]+1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1])" office:value-type="float" office:value="277" calcext:value-type="float">
            <text:p>277</text:p>
          </table:table-cell>
          <table:table-cell table:formula="of:=INDIRECT(&quot;$&quot;&amp;whichSheet&amp;&quot;.&quot;&amp;valColumn&amp;[.D291])" office:value-type="float" office:value="-88" calcext:value-type="float">
            <text:p>-88</text:p>
          </table:table-cell>
          <table:table-cell/>
          <table:table-cell table:formula="of:=[.D290]+1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2])" office:value-type="float" office:value="279.8" calcext:value-type="float">
            <text:p>279.8</text:p>
          </table:table-cell>
          <table:table-cell table:formula="of:=INDIRECT(&quot;$&quot;&amp;whichSheet&amp;&quot;.&quot;&amp;valColumn&amp;[.D292])" office:value-type="float" office:value="-88" calcext:value-type="float">
            <text:p>-88</text:p>
          </table:table-cell>
          <table:table-cell/>
          <table:table-cell table:formula="of:=[.D291]+1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3])" office:value-type="float" office:value="280.3" calcext:value-type="float">
            <text:p>280.3</text:p>
          </table:table-cell>
          <table:table-cell table:formula="of:=INDIRECT(&quot;$&quot;&amp;whichSheet&amp;&quot;.&quot;&amp;valColumn&amp;[.D293])" office:value-type="float" office:value="-87" calcext:value-type="float">
            <text:p>-87</text:p>
          </table:table-cell>
          <table:table-cell/>
          <table:table-cell table:formula="of:=[.D292]+1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4])" office:value-type="float" office:value="280.8" calcext:value-type="float">
            <text:p>280.8</text:p>
          </table:table-cell>
          <table:table-cell table:formula="of:=INDIRECT(&quot;$&quot;&amp;whichSheet&amp;&quot;.&quot;&amp;valColumn&amp;[.D294])" office:value-type="float" office:value="-84" calcext:value-type="float">
            <text:p>-84</text:p>
          </table:table-cell>
          <table:table-cell/>
          <table:table-cell table:formula="of:=[.D293]+1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5])" office:value-type="float" office:value="281.8" calcext:value-type="float">
            <text:p>281.8</text:p>
          </table:table-cell>
          <table:table-cell table:formula="of:=INDIRECT(&quot;$&quot;&amp;whichSheet&amp;&quot;.&quot;&amp;valColumn&amp;[.D295])" office:value-type="float" office:value="-83" calcext:value-type="float">
            <text:p>-83</text:p>
          </table:table-cell>
          <table:table-cell/>
          <table:table-cell table:formula="of:=[.D294]+1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6])" office:value-type="float" office:value="282.7" calcext:value-type="float">
            <text:p>282.7</text:p>
          </table:table-cell>
          <table:table-cell table:formula="of:=INDIRECT(&quot;$&quot;&amp;whichSheet&amp;&quot;.&quot;&amp;valColumn&amp;[.D296])" office:value-type="float" office:value="-83" calcext:value-type="float">
            <text:p>-83</text:p>
          </table:table-cell>
          <table:table-cell/>
          <table:table-cell table:formula="of:=[.D295]+1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7])" office:value-type="float" office:value="283.2" calcext:value-type="float">
            <text:p>283.2</text:p>
          </table:table-cell>
          <table:table-cell table:formula="of:=INDIRECT(&quot;$&quot;&amp;whichSheet&amp;&quot;.&quot;&amp;valColumn&amp;[.D297])" office:value-type="float" office:value="-85" calcext:value-type="float">
            <text:p>-85</text:p>
          </table:table-cell>
          <table:table-cell/>
          <table:table-cell table:formula="of:=[.D296]+1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8])" office:value-type="float" office:value="283.7" calcext:value-type="float">
            <text:p>283.7</text:p>
          </table:table-cell>
          <table:table-cell table:formula="of:=INDIRECT(&quot;$&quot;&amp;whichSheet&amp;&quot;.&quot;&amp;valColumn&amp;[.D298])" office:value-type="float" office:value="-86" calcext:value-type="float">
            <text:p>-86</text:p>
          </table:table-cell>
          <table:table-cell/>
          <table:table-cell table:formula="of:=[.D297]+1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299])" office:value-type="float" office:value="286.6" calcext:value-type="float">
            <text:p>286.6</text:p>
          </table:table-cell>
          <table:table-cell table:formula="of:=INDIRECT(&quot;$&quot;&amp;whichSheet&amp;&quot;.&quot;&amp;valColumn&amp;[.D299])" office:value-type="float" office:value="-87" calcext:value-type="float">
            <text:p>-87</text:p>
          </table:table-cell>
          <table:table-cell/>
          <table:table-cell table:formula="of:=[.D298]+1" office:value-type="float" office:value="301" calcext:value-type="float">
            <text:p>30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0])" office:value-type="float" office:value="287.1" calcext:value-type="float">
            <text:p>287.1</text:p>
          </table:table-cell>
          <table:table-cell table:formula="of:=INDIRECT(&quot;$&quot;&amp;whichSheet&amp;&quot;.&quot;&amp;valColumn&amp;[.D300])" office:value-type="float" office:value="-89" calcext:value-type="float">
            <text:p>-89</text:p>
          </table:table-cell>
          <table:table-cell/>
          <table:table-cell table:formula="of:=[.D299]+1" office:value-type="float" office:value="302" calcext:value-type="float">
            <text:p>30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1])" office:value-type="float" office:value="287.5" calcext:value-type="float">
            <text:p>287.5</text:p>
          </table:table-cell>
          <table:table-cell table:formula="of:=INDIRECT(&quot;$&quot;&amp;whichSheet&amp;&quot;.&quot;&amp;valColumn&amp;[.D301])" office:value-type="float" office:value="-91" calcext:value-type="float">
            <text:p>-91</text:p>
          </table:table-cell>
          <table:table-cell/>
          <table:table-cell table:formula="of:=[.D300]+1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2])" office:value-type="float" office:value="288" calcext:value-type="float">
            <text:p>288</text:p>
          </table:table-cell>
          <table:table-cell table:formula="of:=INDIRECT(&quot;$&quot;&amp;whichSheet&amp;&quot;.&quot;&amp;valColumn&amp;[.D302])" office:value-type="float" office:value="-93" calcext:value-type="float">
            <text:p>-93</text:p>
          </table:table-cell>
          <table:table-cell/>
          <table:table-cell table:formula="of:=[.D301]+1"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3])" office:value-type="float" office:value="288.5" calcext:value-type="float">
            <text:p>288.5</text:p>
          </table:table-cell>
          <table:table-cell table:formula="of:=INDIRECT(&quot;$&quot;&amp;whichSheet&amp;&quot;.&quot;&amp;valColumn&amp;[.D303])" office:value-type="float" office:value="-93" calcext:value-type="float">
            <text:p>-93</text:p>
          </table:table-cell>
          <table:table-cell/>
          <table:table-cell table:formula="of:=[.D302]+1"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4])" office:value-type="float" office:value="289" calcext:value-type="float">
            <text:p>289</text:p>
          </table:table-cell>
          <table:table-cell table:formula="of:=INDIRECT(&quot;$&quot;&amp;whichSheet&amp;&quot;.&quot;&amp;valColumn&amp;[.D304])" office:value-type="float" office:value="-93" calcext:value-type="float">
            <text:p>-93</text:p>
          </table:table-cell>
          <table:table-cell/>
          <table:table-cell table:formula="of:=[.D303]+1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5])" office:value-type="float" office:value="290.4" calcext:value-type="float">
            <text:p>290.4</text:p>
          </table:table-cell>
          <table:table-cell table:formula="of:=INDIRECT(&quot;$&quot;&amp;whichSheet&amp;&quot;.&quot;&amp;valColumn&amp;[.D305])" office:value-type="float" office:value="-92" calcext:value-type="float">
            <text:p>-92</text:p>
          </table:table-cell>
          <table:table-cell/>
          <table:table-cell table:formula="of:=[.D304]+1" office:value-type="float" office:value="307" calcext:value-type="float">
            <text:p>30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6])" office:value-type="float" office:value="290.9" calcext:value-type="float">
            <text:p>290.9</text:p>
          </table:table-cell>
          <table:table-cell table:formula="of:=INDIRECT(&quot;$&quot;&amp;whichSheet&amp;&quot;.&quot;&amp;valColumn&amp;[.D306])" office:value-type="float" office:value="-92" calcext:value-type="float">
            <text:p>-92</text:p>
          </table:table-cell>
          <table:table-cell/>
          <table:table-cell table:formula="of:=[.D305]+1"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7])" office:value-type="float" office:value="291.8" calcext:value-type="float">
            <text:p>291.8</text:p>
          </table:table-cell>
          <table:table-cell table:formula="of:=INDIRECT(&quot;$&quot;&amp;whichSheet&amp;&quot;.&quot;&amp;valColumn&amp;[.D307])" office:value-type="float" office:value="-92" calcext:value-type="float">
            <text:p>-92</text:p>
          </table:table-cell>
          <table:table-cell/>
          <table:table-cell table:formula="of:=[.D306]+1"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8])" office:value-type="float" office:value="293.8" calcext:value-type="float">
            <text:p>293.8</text:p>
          </table:table-cell>
          <table:table-cell table:formula="of:=INDIRECT(&quot;$&quot;&amp;whichSheet&amp;&quot;.&quot;&amp;valColumn&amp;[.D308])" office:value-type="float" office:value="-93" calcext:value-type="float">
            <text:p>-93</text:p>
          </table:table-cell>
          <table:table-cell/>
          <table:table-cell table:formula="of:=[.D307]+1" office:value-type="float" office:value="310" calcext:value-type="float">
            <text:p>31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09])" office:value-type="float" office:value="294.2" calcext:value-type="float">
            <text:p>294.2</text:p>
          </table:table-cell>
          <table:table-cell table:formula="of:=INDIRECT(&quot;$&quot;&amp;whichSheet&amp;&quot;.&quot;&amp;valColumn&amp;[.D309])" office:value-type="float" office:value="-93" calcext:value-type="float">
            <text:p>-93</text:p>
          </table:table-cell>
          <table:table-cell/>
          <table:table-cell table:formula="of:=[.D308]+1"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0])" office:value-type="float" office:value="294.7" calcext:value-type="float">
            <text:p>294.7</text:p>
          </table:table-cell>
          <table:table-cell table:formula="of:=INDIRECT(&quot;$&quot;&amp;whichSheet&amp;&quot;.&quot;&amp;valColumn&amp;[.D310])" office:value-type="float" office:value="-94" calcext:value-type="float">
            <text:p>-94</text:p>
          </table:table-cell>
          <table:table-cell/>
          <table:table-cell table:formula="of:=[.D309]+1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1])" office:value-type="float" office:value="295.2" calcext:value-type="float">
            <text:p>295.2</text:p>
          </table:table-cell>
          <table:table-cell table:formula="of:=INDIRECT(&quot;$&quot;&amp;whichSheet&amp;&quot;.&quot;&amp;valColumn&amp;[.D311])" office:value-type="float" office:value="-94" calcext:value-type="float">
            <text:p>-94</text:p>
          </table:table-cell>
          <table:table-cell/>
          <table:table-cell table:formula="of:=[.D310]+1" office:value-type="float" office:value="313" calcext:value-type="float">
            <text:p>31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2])" office:value-type="float" office:value="295.7" calcext:value-type="float">
            <text:p>295.7</text:p>
          </table:table-cell>
          <table:table-cell table:formula="of:=INDIRECT(&quot;$&quot;&amp;whichSheet&amp;&quot;.&quot;&amp;valColumn&amp;[.D312])" office:value-type="float" office:value="-93" calcext:value-type="float">
            <text:p>-93</text:p>
          </table:table-cell>
          <table:table-cell/>
          <table:table-cell table:formula="of:=[.D311]+1"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3])" office:value-type="float" office:value="296.2" calcext:value-type="float">
            <text:p>296.2</text:p>
          </table:table-cell>
          <table:table-cell table:formula="of:=INDIRECT(&quot;$&quot;&amp;whichSheet&amp;&quot;.&quot;&amp;valColumn&amp;[.D313])" office:value-type="float" office:value="-94" calcext:value-type="float">
            <text:p>-94</text:p>
          </table:table-cell>
          <table:table-cell/>
          <table:table-cell table:formula="of:=[.D312]+1" office:value-type="float" office:value="315" calcext:value-type="float">
            <text:p>31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4])" office:value-type="float" office:value="299.1" calcext:value-type="float">
            <text:p>299.1</text:p>
          </table:table-cell>
          <table:table-cell table:formula="of:=INDIRECT(&quot;$&quot;&amp;whichSheet&amp;&quot;.&quot;&amp;valColumn&amp;[.D314])" office:value-type="float" office:value="-94" calcext:value-type="float">
            <text:p>-94</text:p>
          </table:table-cell>
          <table:table-cell/>
          <table:table-cell table:formula="of:=[.D313]+1" office:value-type="float" office:value="316" calcext:value-type="float">
            <text:p>31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5])" office:value-type="float" office:value="301.4" calcext:value-type="float">
            <text:p>301.4</text:p>
          </table:table-cell>
          <table:table-cell table:formula="of:=INDIRECT(&quot;$&quot;&amp;whichSheet&amp;&quot;.&quot;&amp;valColumn&amp;[.D315])" office:value-type="float" office:value="-95" calcext:value-type="float">
            <text:p>-95</text:p>
          </table:table-cell>
          <table:table-cell/>
          <table:table-cell table:formula="of:=[.D314]+1"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6])" office:value-type="float" office:value="301.9" calcext:value-type="float">
            <text:p>301.9</text:p>
          </table:table-cell>
          <table:table-cell table:formula="of:=INDIRECT(&quot;$&quot;&amp;whichSheet&amp;&quot;.&quot;&amp;valColumn&amp;[.D316])" office:value-type="float" office:value="-96" calcext:value-type="float">
            <text:p>-96</text:p>
          </table:table-cell>
          <table:table-cell/>
          <table:table-cell table:formula="of:=[.D315]+1" office:value-type="float" office:value="318" calcext:value-type="float">
            <text:p>31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7])" office:value-type="float" office:value="302.4" calcext:value-type="float">
            <text:p>302.4</text:p>
          </table:table-cell>
          <table:table-cell table:formula="of:=INDIRECT(&quot;$&quot;&amp;whichSheet&amp;&quot;.&quot;&amp;valColumn&amp;[.D317])" office:value-type="float" office:value="-96" calcext:value-type="float">
            <text:p>-96</text:p>
          </table:table-cell>
          <table:table-cell/>
          <table:table-cell table:formula="of:=[.D316]+1"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8])" office:value-type="float" office:value="303.8" calcext:value-type="float">
            <text:p>303.8</text:p>
          </table:table-cell>
          <table:table-cell table:formula="of:=INDIRECT(&quot;$&quot;&amp;whichSheet&amp;&quot;.&quot;&amp;valColumn&amp;[.D318])" office:value-type="float" office:value="-95" calcext:value-type="float">
            <text:p>-95</text:p>
          </table:table-cell>
          <table:table-cell/>
          <table:table-cell table:formula="of:=[.D317]+1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19])" office:value-type="float" office:value="305.3" calcext:value-type="float">
            <text:p>305.3</text:p>
          </table:table-cell>
          <table:table-cell table:formula="of:=INDIRECT(&quot;$&quot;&amp;whichSheet&amp;&quot;.&quot;&amp;valColumn&amp;[.D319])" office:value-type="float" office:value="-95" calcext:value-type="float">
            <text:p>-95</text:p>
          </table:table-cell>
          <table:table-cell/>
          <table:table-cell table:formula="of:=[.D318]+1" office:value-type="float" office:value="321" calcext:value-type="float">
            <text:p>32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0])" office:value-type="float" office:value="308.6" calcext:value-type="float">
            <text:p>308.6</text:p>
          </table:table-cell>
          <table:table-cell table:formula="of:=INDIRECT(&quot;$&quot;&amp;whichSheet&amp;&quot;.&quot;&amp;valColumn&amp;[.D320])" office:value-type="float" office:value="-99" calcext:value-type="float">
            <text:p>-99</text:p>
          </table:table-cell>
          <table:table-cell/>
          <table:table-cell table:formula="of:=[.D319]+1"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1])" office:value-type="float" office:value="309.1" calcext:value-type="float">
            <text:p>309.1</text:p>
          </table:table-cell>
          <table:table-cell table:formula="of:=INDIRECT(&quot;$&quot;&amp;whichSheet&amp;&quot;.&quot;&amp;valColumn&amp;[.D321])" office:value-type="float" office:value="-101" calcext:value-type="float">
            <text:p>-101</text:p>
          </table:table-cell>
          <table:table-cell/>
          <table:table-cell table:formula="of:=[.D320]+1" office:value-type="float" office:value="323" calcext:value-type="float">
            <text:p>32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2])" office:value-type="float" office:value="309.6" calcext:value-type="float">
            <text:p>309.6</text:p>
          </table:table-cell>
          <table:table-cell table:formula="of:=INDIRECT(&quot;$&quot;&amp;whichSheet&amp;&quot;.&quot;&amp;valColumn&amp;[.D322])" office:value-type="float" office:value="-100" calcext:value-type="float">
            <text:p>-100</text:p>
          </table:table-cell>
          <table:table-cell/>
          <table:table-cell table:formula="of:=[.D321]+1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3])" office:value-type="float" office:value="310.1" calcext:value-type="float">
            <text:p>310.1</text:p>
          </table:table-cell>
          <table:table-cell table:formula="of:=INDIRECT(&quot;$&quot;&amp;whichSheet&amp;&quot;.&quot;&amp;valColumn&amp;[.D323])" office:value-type="float" office:value="-98" calcext:value-type="float">
            <text:p>-98</text:p>
          </table:table-cell>
          <table:table-cell/>
          <table:table-cell table:formula="of:=[.D322]+1"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4])" office:value-type="float" office:value="311.5" calcext:value-type="float">
            <text:p>311.5</text:p>
          </table:table-cell>
          <table:table-cell table:formula="of:=INDIRECT(&quot;$&quot;&amp;whichSheet&amp;&quot;.&quot;&amp;valColumn&amp;[.D324])" office:value-type="float" office:value="-93" calcext:value-type="float">
            <text:p>-93</text:p>
          </table:table-cell>
          <table:table-cell/>
          <table:table-cell table:formula="of:=[.D323]+1" office:value-type="float" office:value="326" calcext:value-type="float">
            <text:p>32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5])" office:value-type="float" office:value="312.5" calcext:value-type="float">
            <text:p>312.5</text:p>
          </table:table-cell>
          <table:table-cell table:formula="of:=INDIRECT(&quot;$&quot;&amp;whichSheet&amp;&quot;.&quot;&amp;valColumn&amp;[.D325])" office:value-type="float" office:value="-90" calcext:value-type="float">
            <text:p>-90</text:p>
          </table:table-cell>
          <table:table-cell/>
          <table:table-cell table:formula="of:=[.D324]+1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6])" office:value-type="float" office:value="313" calcext:value-type="float">
            <text:p>313</text:p>
          </table:table-cell>
          <table:table-cell table:formula="of:=INDIRECT(&quot;$&quot;&amp;whichSheet&amp;&quot;.&quot;&amp;valColumn&amp;[.D326])" office:value-type="float" office:value="-92" calcext:value-type="float">
            <text:p>-92</text:p>
          </table:table-cell>
          <table:table-cell/>
          <table:table-cell table:formula="of:=[.D325]+1" office:value-type="float" office:value="328" calcext:value-type="float">
            <text:p>32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7])" office:value-type="float" office:value="315.4" calcext:value-type="float">
            <text:p>315.4</text:p>
          </table:table-cell>
          <table:table-cell table:formula="of:=INDIRECT(&quot;$&quot;&amp;whichSheet&amp;&quot;.&quot;&amp;valColumn&amp;[.D327])" office:value-type="float" office:value="-92" calcext:value-type="float">
            <text:p>-92</text:p>
          </table:table-cell>
          <table:table-cell/>
          <table:table-cell table:formula="of:=[.D326]+1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8])" office:value-type="float" office:value="316.8" calcext:value-type="float">
            <text:p>316.8</text:p>
          </table:table-cell>
          <table:table-cell table:formula="of:=INDIRECT(&quot;$&quot;&amp;whichSheet&amp;&quot;.&quot;&amp;valColumn&amp;[.D328])" office:value-type="float" office:value="-91" calcext:value-type="float">
            <text:p>-91</text:p>
          </table:table-cell>
          <table:table-cell/>
          <table:table-cell table:formula="of:=[.D327]+1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29])" office:value-type="float" office:value="318.7" calcext:value-type="float">
            <text:p>318.7</text:p>
          </table:table-cell>
          <table:table-cell table:formula="of:=INDIRECT(&quot;$&quot;&amp;whichSheet&amp;&quot;.&quot;&amp;valColumn&amp;[.D329])" office:value-type="float" office:value="-90" calcext:value-type="float">
            <text:p>-90</text:p>
          </table:table-cell>
          <table:table-cell/>
          <table:table-cell table:formula="of:=[.D328]+1" office:value-type="float" office:value="331" calcext:value-type="float">
            <text:p>33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0])" office:value-type="float" office:value="319.2" calcext:value-type="float">
            <text:p>319.2</text:p>
          </table:table-cell>
          <table:table-cell table:formula="of:=INDIRECT(&quot;$&quot;&amp;whichSheet&amp;&quot;.&quot;&amp;valColumn&amp;[.D330])" office:value-type="float" office:value="-90" calcext:value-type="float">
            <text:p>-90</text:p>
          </table:table-cell>
          <table:table-cell/>
          <table:table-cell table:formula="of:=[.D329]+1"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1])" office:value-type="float" office:value="319.7" calcext:value-type="float">
            <text:p>319.7</text:p>
          </table:table-cell>
          <table:table-cell table:formula="of:=INDIRECT(&quot;$&quot;&amp;whichSheet&amp;&quot;.&quot;&amp;valColumn&amp;[.D331])" office:value-type="float" office:value="-89" calcext:value-type="float">
            <text:p>-89</text:p>
          </table:table-cell>
          <table:table-cell/>
          <table:table-cell table:formula="of:=[.D330]+1"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2])" office:value-type="float" office:value="320.2" calcext:value-type="float">
            <text:p>320.2</text:p>
          </table:table-cell>
          <table:table-cell table:formula="of:=INDIRECT(&quot;$&quot;&amp;whichSheet&amp;&quot;.&quot;&amp;valColumn&amp;[.D332])" office:value-type="float" office:value="-88" calcext:value-type="float">
            <text:p>-88</text:p>
          </table:table-cell>
          <table:table-cell/>
          <table:table-cell table:formula="of:=[.D331]+1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3])" office:value-type="float" office:value="322.6" calcext:value-type="float">
            <text:p>322.6</text:p>
          </table:table-cell>
          <table:table-cell table:formula="of:=INDIRECT(&quot;$&quot;&amp;whichSheet&amp;&quot;.&quot;&amp;valColumn&amp;[.D333])" office:value-type="float" office:value="-88" calcext:value-type="float">
            <text:p>-88</text:p>
          </table:table-cell>
          <table:table-cell/>
          <table:table-cell table:formula="of:=[.D332]+1" office:value-type="float" office:value="335" calcext:value-type="float">
            <text:p>33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4])" office:value-type="float" office:value="323.1" calcext:value-type="float">
            <text:p>323.1</text:p>
          </table:table-cell>
          <table:table-cell table:formula="of:=INDIRECT(&quot;$&quot;&amp;whichSheet&amp;&quot;.&quot;&amp;valColumn&amp;[.D334])" office:value-type="float" office:value="-89" calcext:value-type="float">
            <text:p>-89</text:p>
          </table:table-cell>
          <table:table-cell/>
          <table:table-cell table:formula="of:=[.D333]+1"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5])" office:value-type="float" office:value="323.5" calcext:value-type="float">
            <text:p>323.5</text:p>
          </table:table-cell>
          <table:table-cell table:formula="of:=INDIRECT(&quot;$&quot;&amp;whichSheet&amp;&quot;.&quot;&amp;valColumn&amp;[.D335])" office:value-type="float" office:value="-91" calcext:value-type="float">
            <text:p>-91</text:p>
          </table:table-cell>
          <table:table-cell/>
          <table:table-cell table:formula="of:=[.D334]+1"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6])" office:value-type="float" office:value="326.4" calcext:value-type="float">
            <text:p>326.4</text:p>
          </table:table-cell>
          <table:table-cell table:formula="of:=INDIRECT(&quot;$&quot;&amp;whichSheet&amp;&quot;.&quot;&amp;valColumn&amp;[.D336])" office:value-type="float" office:value="-92" calcext:value-type="float">
            <text:p>-92</text:p>
          </table:table-cell>
          <table:table-cell/>
          <table:table-cell table:formula="of:=[.D335]+1" office:value-type="float" office:value="338" calcext:value-type="float">
            <text:p>33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7])" office:value-type="float" office:value="327.4" calcext:value-type="float">
            <text:p>327.4</text:p>
          </table:table-cell>
          <table:table-cell table:formula="of:=INDIRECT(&quot;$&quot;&amp;whichSheet&amp;&quot;.&quot;&amp;valColumn&amp;[.D337])" office:value-type="float" office:value="-92" calcext:value-type="float">
            <text:p>-92</text:p>
          </table:table-cell>
          <table:table-cell/>
          <table:table-cell table:formula="of:=[.D336]+1" office:value-type="float" office:value="339" calcext:value-type="float">
            <text:p>33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8])" office:value-type="float" office:value="327.9" calcext:value-type="float">
            <text:p>327.9</text:p>
          </table:table-cell>
          <table:table-cell table:formula="of:=INDIRECT(&quot;$&quot;&amp;whichSheet&amp;&quot;.&quot;&amp;valColumn&amp;[.D338])" office:value-type="float" office:value="-90" calcext:value-type="float">
            <text:p>-90</text:p>
          </table:table-cell>
          <table:table-cell/>
          <table:table-cell table:formula="of:=[.D337]+1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39])" office:value-type="float" office:value="328.8" calcext:value-type="float">
            <text:p>328.8</text:p>
          </table:table-cell>
          <table:table-cell table:formula="of:=INDIRECT(&quot;$&quot;&amp;whichSheet&amp;&quot;.&quot;&amp;valColumn&amp;[.D339])" office:value-type="float" office:value="-89" calcext:value-type="float">
            <text:p>-89</text:p>
          </table:table-cell>
          <table:table-cell/>
          <table:table-cell table:formula="of:=[.D338]+1" office:value-type="float" office:value="341" calcext:value-type="float">
            <text:p>34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0])" office:value-type="float" office:value="329.3" calcext:value-type="float">
            <text:p>329.3</text:p>
          </table:table-cell>
          <table:table-cell table:formula="of:=INDIRECT(&quot;$&quot;&amp;whichSheet&amp;&quot;.&quot;&amp;valColumn&amp;[.D340])" office:value-type="float" office:value="-89" calcext:value-type="float">
            <text:p>-89</text:p>
          </table:table-cell>
          <table:table-cell/>
          <table:table-cell table:formula="of:=[.D339]+1"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1])" office:value-type="float" office:value="329.8" calcext:value-type="float">
            <text:p>329.8</text:p>
          </table:table-cell>
          <table:table-cell table:formula="of:=INDIRECT(&quot;$&quot;&amp;whichSheet&amp;&quot;.&quot;&amp;valColumn&amp;[.D341])" office:value-type="float" office:value="-90" calcext:value-type="float">
            <text:p>-90</text:p>
          </table:table-cell>
          <table:table-cell/>
          <table:table-cell table:formula="of:=[.D340]+1" office:value-type="float" office:value="343" calcext:value-type="float">
            <text:p>34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2])" office:value-type="float" office:value="330.2" calcext:value-type="float">
            <text:p>330.2</text:p>
          </table:table-cell>
          <table:table-cell table:formula="of:=INDIRECT(&quot;$&quot;&amp;whichSheet&amp;&quot;.&quot;&amp;valColumn&amp;[.D342])" office:value-type="float" office:value="-90" calcext:value-type="float">
            <text:p>-90</text:p>
          </table:table-cell>
          <table:table-cell/>
          <table:table-cell table:formula="of:=[.D341]+1" office:value-type="float" office:value="344" calcext:value-type="float">
            <text:p>34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3])" office:value-type="float" office:value="330.7" calcext:value-type="float">
            <text:p>330.7</text:p>
          </table:table-cell>
          <table:table-cell table:formula="of:=INDIRECT(&quot;$&quot;&amp;whichSheet&amp;&quot;.&quot;&amp;valColumn&amp;[.D343])" office:value-type="float" office:value="-89" calcext:value-type="float">
            <text:p>-89</text:p>
          </table:table-cell>
          <table:table-cell/>
          <table:table-cell table:formula="of:=[.D342]+1"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4])" office:value-type="float" office:value="331.2" calcext:value-type="float">
            <text:p>331.2</text:p>
          </table:table-cell>
          <table:table-cell table:formula="of:=INDIRECT(&quot;$&quot;&amp;whichSheet&amp;&quot;.&quot;&amp;valColumn&amp;[.D344])" office:value-type="float" office:value="-88" calcext:value-type="float">
            <text:p>-88</text:p>
          </table:table-cell>
          <table:table-cell/>
          <table:table-cell table:formula="of:=[.D343]+1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5])" office:value-type="float" office:value="332.2" calcext:value-type="float">
            <text:p>332.2</text:p>
          </table:table-cell>
          <table:table-cell table:formula="of:=INDIRECT(&quot;$&quot;&amp;whichSheet&amp;&quot;.&quot;&amp;valColumn&amp;[.D345])" office:value-type="float" office:value="-86" calcext:value-type="float">
            <text:p>-86</text:p>
          </table:table-cell>
          <table:table-cell/>
          <table:table-cell table:formula="of:=[.D344]+1" office:value-type="float" office:value="347" calcext:value-type="float">
            <text:p>34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6])" office:value-type="float" office:value="333.1" calcext:value-type="float">
            <text:p>333.1</text:p>
          </table:table-cell>
          <table:table-cell table:formula="of:=INDIRECT(&quot;$&quot;&amp;whichSheet&amp;&quot;.&quot;&amp;valColumn&amp;[.D346])" office:value-type="float" office:value="-86" calcext:value-type="float">
            <text:p>-86</text:p>
          </table:table-cell>
          <table:table-cell/>
          <table:table-cell table:formula="of:=[.D345]+1"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7])" office:value-type="float" office:value="333.6" calcext:value-type="float">
            <text:p>333.6</text:p>
          </table:table-cell>
          <table:table-cell table:formula="of:=INDIRECT(&quot;$&quot;&amp;whichSheet&amp;&quot;.&quot;&amp;valColumn&amp;[.D347])" office:value-type="float" office:value="-87" calcext:value-type="float">
            <text:p>-87</text:p>
          </table:table-cell>
          <table:table-cell/>
          <table:table-cell table:formula="of:=[.D346]+1" office:value-type="float" office:value="349" calcext:value-type="float">
            <text:p>34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8])" office:value-type="float" office:value="334.1" calcext:value-type="float">
            <text:p>334.1</text:p>
          </table:table-cell>
          <table:table-cell table:formula="of:=INDIRECT(&quot;$&quot;&amp;whichSheet&amp;&quot;.&quot;&amp;valColumn&amp;[.D348])" office:value-type="float" office:value="-88" calcext:value-type="float">
            <text:p>-88</text:p>
          </table:table-cell>
          <table:table-cell/>
          <table:table-cell table:formula="of:=[.D347]+1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49])" office:value-type="float" office:value="335.5" calcext:value-type="float">
            <text:p>335.5</text:p>
          </table:table-cell>
          <table:table-cell table:formula="of:=INDIRECT(&quot;$&quot;&amp;whichSheet&amp;&quot;.&quot;&amp;valColumn&amp;[.D349])" office:value-type="float" office:value="-87" calcext:value-type="float">
            <text:p>-87</text:p>
          </table:table-cell>
          <table:table-cell/>
          <table:table-cell table:formula="of:=[.D348]+1" office:value-type="float" office:value="351" calcext:value-type="float">
            <text:p>35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0])" office:value-type="float" office:value="336" calcext:value-type="float">
            <text:p>336</text:p>
          </table:table-cell>
          <table:table-cell table:formula="of:=INDIRECT(&quot;$&quot;&amp;whichSheet&amp;&quot;.&quot;&amp;valColumn&amp;[.D350])" office:value-type="float" office:value="-86" calcext:value-type="float">
            <text:p>-86</text:p>
          </table:table-cell>
          <table:table-cell/>
          <table:table-cell table:formula="of:=[.D349]+1" office:value-type="float" office:value="352" calcext:value-type="float">
            <text:p>35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1])" office:value-type="float" office:value="336.5" calcext:value-type="float">
            <text:p>336.5</text:p>
          </table:table-cell>
          <table:table-cell table:formula="of:=INDIRECT(&quot;$&quot;&amp;whichSheet&amp;&quot;.&quot;&amp;valColumn&amp;[.D351])" office:value-type="float" office:value="-83" calcext:value-type="float">
            <text:p>-83</text:p>
          </table:table-cell>
          <table:table-cell/>
          <table:table-cell table:formula="of:=[.D350]+1" office:value-type="float" office:value="353" calcext:value-type="float">
            <text:p>35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2])" office:value-type="float" office:value="337.4" calcext:value-type="float">
            <text:p>337.4</text:p>
          </table:table-cell>
          <table:table-cell table:formula="of:=INDIRECT(&quot;$&quot;&amp;whichSheet&amp;&quot;.&quot;&amp;valColumn&amp;[.D352])" office:value-type="float" office:value="-80" calcext:value-type="float">
            <text:p>-80</text:p>
          </table:table-cell>
          <table:table-cell/>
          <table:table-cell table:formula="of:=[.D351]+1" office:value-type="float" office:value="354" calcext:value-type="float">
            <text:p>35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3])" office:value-type="float" office:value="337.9" calcext:value-type="float">
            <text:p>337.9</text:p>
          </table:table-cell>
          <table:table-cell table:formula="of:=INDIRECT(&quot;$&quot;&amp;whichSheet&amp;&quot;.&quot;&amp;valColumn&amp;[.D353])" office:value-type="float" office:value="-80" calcext:value-type="float">
            <text:p>-80</text:p>
          </table:table-cell>
          <table:table-cell/>
          <table:table-cell table:formula="of:=[.D352]+1"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4])" office:value-type="float" office:value="338.4" calcext:value-type="float">
            <text:p>338.4</text:p>
          </table:table-cell>
          <table:table-cell table:formula="of:=INDIRECT(&quot;$&quot;&amp;whichSheet&amp;&quot;.&quot;&amp;valColumn&amp;[.D354])" office:value-type="float" office:value="-79" calcext:value-type="float">
            <text:p>-79</text:p>
          </table:table-cell>
          <table:table-cell/>
          <table:table-cell table:formula="of:=[.D353]+1" office:value-type="float" office:value="356" calcext:value-type="float">
            <text:p>35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5])" office:value-type="float" office:value="339.4" calcext:value-type="float">
            <text:p>339.4</text:p>
          </table:table-cell>
          <table:table-cell table:formula="of:=INDIRECT(&quot;$&quot;&amp;whichSheet&amp;&quot;.&quot;&amp;valColumn&amp;[.D355])" office:value-type="float" office:value="-79" calcext:value-type="float">
            <text:p>-79</text:p>
          </table:table-cell>
          <table:table-cell/>
          <table:table-cell table:formula="of:=[.D354]+1" office:value-type="float" office:value="357" calcext:value-type="float">
            <text:p>35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6])" office:value-type="float" office:value="339.8" calcext:value-type="float">
            <text:p>339.8</text:p>
          </table:table-cell>
          <table:table-cell table:formula="of:=INDIRECT(&quot;$&quot;&amp;whichSheet&amp;&quot;.&quot;&amp;valColumn&amp;[.D356])" office:value-type="float" office:value="-80" calcext:value-type="float">
            <text:p>-80</text:p>
          </table:table-cell>
          <table:table-cell/>
          <table:table-cell table:formula="of:=[.D355]+1"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7])" office:value-type="float" office:value="340.3" calcext:value-type="float">
            <text:p>340.3</text:p>
          </table:table-cell>
          <table:table-cell table:formula="of:=INDIRECT(&quot;$&quot;&amp;whichSheet&amp;&quot;.&quot;&amp;valColumn&amp;[.D357])" office:value-type="float" office:value="-81" calcext:value-type="float">
            <text:p>-81</text:p>
          </table:table-cell>
          <table:table-cell/>
          <table:table-cell table:formula="of:=[.D356]+1"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8])" office:value-type="float" office:value="340.8" calcext:value-type="float">
            <text:p>340.8</text:p>
          </table:table-cell>
          <table:table-cell table:formula="of:=INDIRECT(&quot;$&quot;&amp;whichSheet&amp;&quot;.&quot;&amp;valColumn&amp;[.D358])" office:value-type="float" office:value="-82" calcext:value-type="float">
            <text:p>-82</text:p>
          </table:table-cell>
          <table:table-cell/>
          <table:table-cell table:formula="of:=[.D357]+1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59])" office:value-type="float" office:value="341.3" calcext:value-type="float">
            <text:p>341.3</text:p>
          </table:table-cell>
          <table:table-cell table:formula="of:=INDIRECT(&quot;$&quot;&amp;whichSheet&amp;&quot;.&quot;&amp;valColumn&amp;[.D359])" office:value-type="float" office:value="-84" calcext:value-type="float">
            <text:p>-84</text:p>
          </table:table-cell>
          <table:table-cell/>
          <table:table-cell table:formula="of:=[.D358]+1" office:value-type="float" office:value="361" calcext:value-type="float">
            <text:p>36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0])" office:value-type="float" office:value="341.8" calcext:value-type="float">
            <text:p>341.8</text:p>
          </table:table-cell>
          <table:table-cell table:formula="of:=INDIRECT(&quot;$&quot;&amp;whichSheet&amp;&quot;.&quot;&amp;valColumn&amp;[.D360])" office:value-type="float" office:value="-87" calcext:value-type="float">
            <text:p>-87</text:p>
          </table:table-cell>
          <table:table-cell/>
          <table:table-cell table:formula="of:=[.D359]+1" office:value-type="float" office:value="362" calcext:value-type="float">
            <text:p>36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1])" office:value-type="float" office:value="343.2" calcext:value-type="float">
            <text:p>343.2</text:p>
          </table:table-cell>
          <table:table-cell table:formula="of:=INDIRECT(&quot;$&quot;&amp;whichSheet&amp;&quot;.&quot;&amp;valColumn&amp;[.D361])" office:value-type="float" office:value="-88" calcext:value-type="float">
            <text:p>-88</text:p>
          </table:table-cell>
          <table:table-cell/>
          <table:table-cell table:formula="of:=[.D360]+1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2])" office:value-type="float" office:value="344.2" calcext:value-type="float">
            <text:p>344.2</text:p>
          </table:table-cell>
          <table:table-cell table:formula="of:=INDIRECT(&quot;$&quot;&amp;whichSheet&amp;&quot;.&quot;&amp;valColumn&amp;[.D362])" office:value-type="float" office:value="-87" calcext:value-type="float">
            <text:p>-87</text:p>
          </table:table-cell>
          <table:table-cell/>
          <table:table-cell table:formula="of:=[.D361]+1"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3])" office:value-type="float" office:value="344.6" calcext:value-type="float">
            <text:p>344.6</text:p>
          </table:table-cell>
          <table:table-cell table:formula="of:=INDIRECT(&quot;$&quot;&amp;whichSheet&amp;&quot;.&quot;&amp;valColumn&amp;[.D363])" office:value-type="float" office:value="-86" calcext:value-type="float">
            <text:p>-86</text:p>
          </table:table-cell>
          <table:table-cell/>
          <table:table-cell table:formula="of:=[.D362]+1"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4])" office:value-type="float" office:value="345.1" calcext:value-type="float">
            <text:p>345.1</text:p>
          </table:table-cell>
          <table:table-cell table:formula="of:=INDIRECT(&quot;$&quot;&amp;whichSheet&amp;&quot;.&quot;&amp;valColumn&amp;[.D364])" office:value-type="float" office:value="-84" calcext:value-type="float">
            <text:p>-84</text:p>
          </table:table-cell>
          <table:table-cell/>
          <table:table-cell table:formula="of:=[.D363]+1" office:value-type="float" office:value="366" calcext:value-type="float">
            <text:p>36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5])" office:value-type="float" office:value="345.6" calcext:value-type="float">
            <text:p>345.6</text:p>
          </table:table-cell>
          <table:table-cell table:formula="of:=INDIRECT(&quot;$&quot;&amp;whichSheet&amp;&quot;.&quot;&amp;valColumn&amp;[.D365])" office:value-type="float" office:value="-83" calcext:value-type="float">
            <text:p>-83</text:p>
          </table:table-cell>
          <table:table-cell/>
          <table:table-cell table:formula="of:=[.D364]+1" office:value-type="float" office:value="367" calcext:value-type="float">
            <text:p>36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6])" office:value-type="float" office:value="346.1" calcext:value-type="float">
            <text:p>346.1</text:p>
          </table:table-cell>
          <table:table-cell table:formula="of:=INDIRECT(&quot;$&quot;&amp;whichSheet&amp;&quot;.&quot;&amp;valColumn&amp;[.D366])" office:value-type="float" office:value="-83" calcext:value-type="float">
            <text:p>-83</text:p>
          </table:table-cell>
          <table:table-cell/>
          <table:table-cell table:formula="of:=[.D365]+1"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7])" office:value-type="float" office:value="346.6" calcext:value-type="float">
            <text:p>346.6</text:p>
          </table:table-cell>
          <table:table-cell table:formula="of:=INDIRECT(&quot;$&quot;&amp;whichSheet&amp;&quot;.&quot;&amp;valColumn&amp;[.D367])" office:value-type="float" office:value="-82" calcext:value-type="float">
            <text:p>-82</text:p>
          </table:table-cell>
          <table:table-cell/>
          <table:table-cell table:formula="of:=[.D366]+1" office:value-type="float" office:value="369" calcext:value-type="float">
            <text:p>36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8])" office:value-type="float" office:value="347.1" calcext:value-type="float">
            <text:p>347.1</text:p>
          </table:table-cell>
          <table:table-cell table:formula="of:=INDIRECT(&quot;$&quot;&amp;whichSheet&amp;&quot;.&quot;&amp;valColumn&amp;[.D368])" office:value-type="float" office:value="-81" calcext:value-type="float">
            <text:p>-81</text:p>
          </table:table-cell>
          <table:table-cell/>
          <table:table-cell table:formula="of:=[.D367]+1"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69])" office:value-type="float" office:value="347.5" calcext:value-type="float">
            <text:p>347.5</text:p>
          </table:table-cell>
          <table:table-cell table:formula="of:=INDIRECT(&quot;$&quot;&amp;whichSheet&amp;&quot;.&quot;&amp;valColumn&amp;[.D369])" office:value-type="float" office:value="-80" calcext:value-type="float">
            <text:p>-80</text:p>
          </table:table-cell>
          <table:table-cell/>
          <table:table-cell table:formula="of:=[.D368]+1" office:value-type="float" office:value="371" calcext:value-type="float">
            <text:p>37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0])" office:value-type="float" office:value="349.4" calcext:value-type="float">
            <text:p>349.4</text:p>
          </table:table-cell>
          <table:table-cell table:formula="of:=INDIRECT(&quot;$&quot;&amp;whichSheet&amp;&quot;.&quot;&amp;valColumn&amp;[.D370])" office:value-type="float" office:value="-80" calcext:value-type="float">
            <text:p>-80</text:p>
          </table:table-cell>
          <table:table-cell/>
          <table:table-cell table:formula="of:=[.D369]+1" office:value-type="float" office:value="372" calcext:value-type="float">
            <text:p>37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1])" office:value-type="float" office:value="349.9" calcext:value-type="float">
            <text:p>349.9</text:p>
          </table:table-cell>
          <table:table-cell table:formula="of:=INDIRECT(&quot;$&quot;&amp;whichSheet&amp;&quot;.&quot;&amp;valColumn&amp;[.D371])" office:value-type="float" office:value="-79" calcext:value-type="float">
            <text:p>-79</text:p>
          </table:table-cell>
          <table:table-cell/>
          <table:table-cell table:formula="of:=[.D370]+1" office:value-type="float" office:value="373" calcext:value-type="float">
            <text:p>37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2])" office:value-type="float" office:value="350.9" calcext:value-type="float">
            <text:p>350.9</text:p>
          </table:table-cell>
          <table:table-cell table:formula="of:=INDIRECT(&quot;$&quot;&amp;whichSheet&amp;&quot;.&quot;&amp;valColumn&amp;[.D372])" office:value-type="float" office:value="-78" calcext:value-type="float">
            <text:p>-78</text:p>
          </table:table-cell>
          <table:table-cell/>
          <table:table-cell table:formula="of:=[.D371]+1" office:value-type="float" office:value="374" calcext:value-type="float">
            <text:p>37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3])" office:value-type="float" office:value="351.4" calcext:value-type="float">
            <text:p>351.4</text:p>
          </table:table-cell>
          <table:table-cell table:formula="of:=INDIRECT(&quot;$&quot;&amp;whichSheet&amp;&quot;.&quot;&amp;valColumn&amp;[.D373])" office:value-type="float" office:value="-78" calcext:value-type="float">
            <text:p>-78</text:p>
          </table:table-cell>
          <table:table-cell/>
          <table:table-cell table:formula="of:=[.D372]+1" office:value-type="float" office:value="375" calcext:value-type="float">
            <text:p>37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4])" office:value-type="float" office:value="351.8" calcext:value-type="float">
            <text:p>351.8</text:p>
          </table:table-cell>
          <table:table-cell table:formula="of:=INDIRECT(&quot;$&quot;&amp;whichSheet&amp;&quot;.&quot;&amp;valColumn&amp;[.D374])" office:value-type="float" office:value="-78" calcext:value-type="float">
            <text:p>-78</text:p>
          </table:table-cell>
          <table:table-cell/>
          <table:table-cell table:formula="of:=[.D373]+1" office:value-type="float" office:value="376" calcext:value-type="float">
            <text:p>37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5])" office:value-type="float" office:value="352.3" calcext:value-type="float">
            <text:p>352.3</text:p>
          </table:table-cell>
          <table:table-cell table:formula="of:=INDIRECT(&quot;$&quot;&amp;whichSheet&amp;&quot;.&quot;&amp;valColumn&amp;[.D375])" office:value-type="float" office:value="-79" calcext:value-type="float">
            <text:p>-79</text:p>
          </table:table-cell>
          <table:table-cell/>
          <table:table-cell table:formula="of:=[.D374]+1"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6])" office:value-type="float" office:value="352.8" calcext:value-type="float">
            <text:p>352.8</text:p>
          </table:table-cell>
          <table:table-cell table:formula="of:=INDIRECT(&quot;$&quot;&amp;whichSheet&amp;&quot;.&quot;&amp;valColumn&amp;[.D376])" office:value-type="float" office:value="-81" calcext:value-type="float">
            <text:p>-81</text:p>
          </table:table-cell>
          <table:table-cell/>
          <table:table-cell table:formula="of:=[.D375]+1" office:value-type="float" office:value="378" calcext:value-type="float">
            <text:p>37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7])" office:value-type="float" office:value="353.3" calcext:value-type="float">
            <text:p>353.3</text:p>
          </table:table-cell>
          <table:table-cell table:formula="of:=INDIRECT(&quot;$&quot;&amp;whichSheet&amp;&quot;.&quot;&amp;valColumn&amp;[.D377])" office:value-type="float" office:value="-82" calcext:value-type="float">
            <text:p>-82</text:p>
          </table:table-cell>
          <table:table-cell/>
          <table:table-cell table:formula="of:=[.D376]+1" office:value-type="float" office:value="379" calcext:value-type="float">
            <text:p>37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8])" office:value-type="float" office:value="353.8" calcext:value-type="float">
            <text:p>353.8</text:p>
          </table:table-cell>
          <table:table-cell table:formula="of:=INDIRECT(&quot;$&quot;&amp;whichSheet&amp;&quot;.&quot;&amp;valColumn&amp;[.D378])" office:value-type="float" office:value="-82" calcext:value-type="float">
            <text:p>-82</text:p>
          </table:table-cell>
          <table:table-cell/>
          <table:table-cell table:formula="of:=[.D377]+1"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79])" office:value-type="float" office:value="354.3" calcext:value-type="float">
            <text:p>354.3</text:p>
          </table:table-cell>
          <table:table-cell table:formula="of:=INDIRECT(&quot;$&quot;&amp;whichSheet&amp;&quot;.&quot;&amp;valColumn&amp;[.D379])" office:value-type="float" office:value="-84" calcext:value-type="float">
            <text:p>-84</text:p>
          </table:table-cell>
          <table:table-cell/>
          <table:table-cell table:formula="of:=[.D378]+1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0])" office:value-type="float" office:value="354.7" calcext:value-type="float">
            <text:p>354.7</text:p>
          </table:table-cell>
          <table:table-cell table:formula="of:=INDIRECT(&quot;$&quot;&amp;whichSheet&amp;&quot;.&quot;&amp;valColumn&amp;[.D380])" office:value-type="float" office:value="-84" calcext:value-type="float">
            <text:p>-84</text:p>
          </table:table-cell>
          <table:table-cell/>
          <table:table-cell table:formula="of:=[.D379]+1" office:value-type="float" office:value="382" calcext:value-type="float">
            <text:p>38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1])" office:value-type="float" office:value="356.2" calcext:value-type="float">
            <text:p>356.2</text:p>
          </table:table-cell>
          <table:table-cell table:formula="of:=INDIRECT(&quot;$&quot;&amp;whichSheet&amp;&quot;.&quot;&amp;valColumn&amp;[.D381])" office:value-type="float" office:value="-85" calcext:value-type="float">
            <text:p>-85</text:p>
          </table:table-cell>
          <table:table-cell/>
          <table:table-cell table:formula="of:=[.D380]+1"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2])" office:value-type="float" office:value="356.6" calcext:value-type="float">
            <text:p>356.6</text:p>
          </table:table-cell>
          <table:table-cell table:formula="of:=INDIRECT(&quot;$&quot;&amp;whichSheet&amp;&quot;.&quot;&amp;valColumn&amp;[.D382])" office:value-type="float" office:value="-87" calcext:value-type="float">
            <text:p>-87</text:p>
          </table:table-cell>
          <table:table-cell/>
          <table:table-cell table:formula="of:=[.D381]+1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3])" office:value-type="float" office:value="357.1" calcext:value-type="float">
            <text:p>357.1</text:p>
          </table:table-cell>
          <table:table-cell table:formula="of:=INDIRECT(&quot;$&quot;&amp;whichSheet&amp;&quot;.&quot;&amp;valColumn&amp;[.D383])" office:value-type="float" office:value="-89" calcext:value-type="float">
            <text:p>-89</text:p>
          </table:table-cell>
          <table:table-cell/>
          <table:table-cell table:formula="of:=[.D382]+1"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4])" office:value-type="float" office:value="357.6" calcext:value-type="float">
            <text:p>357.6</text:p>
          </table:table-cell>
          <table:table-cell table:formula="of:=INDIRECT(&quot;$&quot;&amp;whichSheet&amp;&quot;.&quot;&amp;valColumn&amp;[.D384])" office:value-type="float" office:value="-91" calcext:value-type="float">
            <text:p>-91</text:p>
          </table:table-cell>
          <table:table-cell/>
          <table:table-cell table:formula="of:=[.D383]+1"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5])" office:value-type="float" office:value="358.1" calcext:value-type="float">
            <text:p>358.1</text:p>
          </table:table-cell>
          <table:table-cell table:formula="of:=INDIRECT(&quot;$&quot;&amp;whichSheet&amp;&quot;.&quot;&amp;valColumn&amp;[.D385])" office:value-type="float" office:value="-91" calcext:value-type="float">
            <text:p>-91</text:p>
          </table:table-cell>
          <table:table-cell/>
          <table:table-cell table:formula="of:=[.D384]+1" office:value-type="float" office:value="387" calcext:value-type="float">
            <text:p>38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6])" office:value-type="float" office:value="358.6" calcext:value-type="float">
            <text:p>358.6</text:p>
          </table:table-cell>
          <table:table-cell table:formula="of:=INDIRECT(&quot;$&quot;&amp;whichSheet&amp;&quot;.&quot;&amp;valColumn&amp;[.D386])" office:value-type="float" office:value="-90" calcext:value-type="float">
            <text:p>-90</text:p>
          </table:table-cell>
          <table:table-cell/>
          <table:table-cell table:formula="of:=[.D385]+1" office:value-type="float" office:value="388" calcext:value-type="float">
            <text:p>38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7])" office:value-type="float" office:value="359" calcext:value-type="float">
            <text:p>359</text:p>
          </table:table-cell>
          <table:table-cell table:formula="of:=INDIRECT(&quot;$&quot;&amp;whichSheet&amp;&quot;.&quot;&amp;valColumn&amp;[.D387])" office:value-type="float" office:value="-89" calcext:value-type="float">
            <text:p>-89</text:p>
          </table:table-cell>
          <table:table-cell/>
          <table:table-cell table:formula="of:=[.D386]+1" office:value-type="float" office:value="389" calcext:value-type="float">
            <text:p>38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8])" office:value-type="float" office:value="361.4" calcext:value-type="float">
            <text:p>361.4</text:p>
          </table:table-cell>
          <table:table-cell table:formula="of:=INDIRECT(&quot;$&quot;&amp;whichSheet&amp;&quot;.&quot;&amp;valColumn&amp;[.D388])" office:value-type="float" office:value="-87" calcext:value-type="float">
            <text:p>-87</text:p>
          </table:table-cell>
          <table:table-cell/>
          <table:table-cell table:formula="of:=[.D387]+1"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89])" office:value-type="float" office:value="363.4" calcext:value-type="float">
            <text:p>363.4</text:p>
          </table:table-cell>
          <table:table-cell table:formula="of:=INDIRECT(&quot;$&quot;&amp;whichSheet&amp;&quot;.&quot;&amp;valColumn&amp;[.D389])" office:value-type="float" office:value="-85" calcext:value-type="float">
            <text:p>-85</text:p>
          </table:table-cell>
          <table:table-cell/>
          <table:table-cell table:formula="of:=[.D388]+1" office:value-type="float" office:value="391" calcext:value-type="float">
            <text:p>39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0])" office:value-type="float" office:value="364.3" calcext:value-type="float">
            <text:p>364.3</text:p>
          </table:table-cell>
          <table:table-cell table:formula="of:=INDIRECT(&quot;$&quot;&amp;whichSheet&amp;&quot;.&quot;&amp;valColumn&amp;[.D390])" office:value-type="float" office:value="-87" calcext:value-type="float">
            <text:p>-87</text:p>
          </table:table-cell>
          <table:table-cell/>
          <table:table-cell table:formula="of:=[.D389]+1"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1])" office:value-type="float" office:value="364.8" calcext:value-type="float">
            <text:p>364.8</text:p>
          </table:table-cell>
          <table:table-cell table:formula="of:=INDIRECT(&quot;$&quot;&amp;whichSheet&amp;&quot;.&quot;&amp;valColumn&amp;[.D391])" office:value-type="float" office:value="-88" calcext:value-type="float">
            <text:p>-88</text:p>
          </table:table-cell>
          <table:table-cell/>
          <table:table-cell table:formula="of:=[.D390]+1" office:value-type="float" office:value="393" calcext:value-type="float">
            <text:p>39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2])" office:value-type="float" office:value="365.8" calcext:value-type="float">
            <text:p>365.8</text:p>
          </table:table-cell>
          <table:table-cell table:formula="of:=INDIRECT(&quot;$&quot;&amp;whichSheet&amp;&quot;.&quot;&amp;valColumn&amp;[.D392])" office:value-type="float" office:value="-88" calcext:value-type="float">
            <text:p>-88</text:p>
          </table:table-cell>
          <table:table-cell/>
          <table:table-cell table:formula="of:=[.D391]+1" office:value-type="float" office:value="394" calcext:value-type="float">
            <text:p>39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3])" office:value-type="float" office:value="366.2" calcext:value-type="float">
            <text:p>366.2</text:p>
          </table:table-cell>
          <table:table-cell table:formula="of:=INDIRECT(&quot;$&quot;&amp;whichSheet&amp;&quot;.&quot;&amp;valColumn&amp;[.D393])" office:value-type="float" office:value="-89" calcext:value-type="float">
            <text:p>-89</text:p>
          </table:table-cell>
          <table:table-cell/>
          <table:table-cell table:formula="of:=[.D392]+1" office:value-type="float" office:value="395" calcext:value-type="float">
            <text:p>39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4])" office:value-type="float" office:value="367.2" calcext:value-type="float">
            <text:p>367.2</text:p>
          </table:table-cell>
          <table:table-cell table:formula="of:=INDIRECT(&quot;$&quot;&amp;whichSheet&amp;&quot;.&quot;&amp;valColumn&amp;[.D394])" office:value-type="float" office:value="-88" calcext:value-type="float">
            <text:p>-88</text:p>
          </table:table-cell>
          <table:table-cell/>
          <table:table-cell table:formula="of:=[.D393]+1" office:value-type="float" office:value="396" calcext:value-type="float">
            <text:p>39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5])" office:value-type="float" office:value="367.7" calcext:value-type="float">
            <text:p>367.7</text:p>
          </table:table-cell>
          <table:table-cell table:formula="of:=INDIRECT(&quot;$&quot;&amp;whichSheet&amp;&quot;.&quot;&amp;valColumn&amp;[.D395])" office:value-type="float" office:value="-88" calcext:value-type="float">
            <text:p>-88</text:p>
          </table:table-cell>
          <table:table-cell/>
          <table:table-cell table:formula="of:=[.D394]+1" office:value-type="float" office:value="397" calcext:value-type="float">
            <text:p>39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6])" office:value-type="float" office:value="368.2" calcext:value-type="float">
            <text:p>368.2</text:p>
          </table:table-cell>
          <table:table-cell table:formula="of:=INDIRECT(&quot;$&quot;&amp;whichSheet&amp;&quot;.&quot;&amp;valColumn&amp;[.D396])" office:value-type="float" office:value="-89" calcext:value-type="float">
            <text:p>-89</text:p>
          </table:table-cell>
          <table:table-cell/>
          <table:table-cell table:formula="of:=[.D395]+1" office:value-type="float" office:value="398" calcext:value-type="float">
            <text:p>39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7])" office:value-type="float" office:value="369.1" calcext:value-type="float">
            <text:p>369.1</text:p>
          </table:table-cell>
          <table:table-cell table:formula="of:=INDIRECT(&quot;$&quot;&amp;whichSheet&amp;&quot;.&quot;&amp;valColumn&amp;[.D397])" office:value-type="float" office:value="-90" calcext:value-type="float">
            <text:p>-90</text:p>
          </table:table-cell>
          <table:table-cell/>
          <table:table-cell table:formula="of:=[.D396]+1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8])" office:value-type="float" office:value="370.1" calcext:value-type="float">
            <text:p>370.1</text:p>
          </table:table-cell>
          <table:table-cell table:formula="of:=INDIRECT(&quot;$&quot;&amp;whichSheet&amp;&quot;.&quot;&amp;valColumn&amp;[.D398])" office:value-type="float" office:value="-91" calcext:value-type="float">
            <text:p>-91</text:p>
          </table:table-cell>
          <table:table-cell/>
          <table:table-cell table:formula="of:=[.D397]+1"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399])" office:value-type="float" office:value="370.6" calcext:value-type="float">
            <text:p>370.6</text:p>
          </table:table-cell>
          <table:table-cell table:formula="of:=INDIRECT(&quot;$&quot;&amp;whichSheet&amp;&quot;.&quot;&amp;valColumn&amp;[.D399])" office:value-type="float" office:value="-90" calcext:value-type="float">
            <text:p>-90</text:p>
          </table:table-cell>
          <table:table-cell/>
          <table:table-cell table:formula="of:=[.D398]+1" office:value-type="float" office:value="401" calcext:value-type="float">
            <text:p>40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0])" office:value-type="float" office:value="371" calcext:value-type="float">
            <text:p>371</text:p>
          </table:table-cell>
          <table:table-cell table:formula="of:=INDIRECT(&quot;$&quot;&amp;whichSheet&amp;&quot;.&quot;&amp;valColumn&amp;[.D400])" office:value-type="float" office:value="-88" calcext:value-type="float">
            <text:p>-88</text:p>
          </table:table-cell>
          <table:table-cell/>
          <table:table-cell table:formula="of:=[.D399]+1"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1])" office:value-type="float" office:value="371.5" calcext:value-type="float">
            <text:p>371.5</text:p>
          </table:table-cell>
          <table:table-cell table:formula="of:=INDIRECT(&quot;$&quot;&amp;whichSheet&amp;&quot;.&quot;&amp;valColumn&amp;[.D401])" office:value-type="float" office:value="-85" calcext:value-type="float">
            <text:p>-85</text:p>
          </table:table-cell>
          <table:table-cell/>
          <table:table-cell table:formula="of:=[.D400]+1" office:value-type="float" office:value="403" calcext:value-type="float">
            <text:p>40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2])" office:value-type="float" office:value="372.5" calcext:value-type="float">
            <text:p>372.5</text:p>
          </table:table-cell>
          <table:table-cell table:formula="of:=INDIRECT(&quot;$&quot;&amp;whichSheet&amp;&quot;.&quot;&amp;valColumn&amp;[.D402])" office:value-type="float" office:value="-85" calcext:value-type="float">
            <text:p>-85</text:p>
          </table:table-cell>
          <table:table-cell/>
          <table:table-cell table:formula="of:=[.D401]+1" office:value-type="float" office:value="404" calcext:value-type="float">
            <text:p>40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3])" office:value-type="float" office:value="373" calcext:value-type="float">
            <text:p>373</text:p>
          </table:table-cell>
          <table:table-cell table:formula="of:=INDIRECT(&quot;$&quot;&amp;whichSheet&amp;&quot;.&quot;&amp;valColumn&amp;[.D403])" office:value-type="float" office:value="-87" calcext:value-type="float">
            <text:p>-87</text:p>
          </table:table-cell>
          <table:table-cell/>
          <table:table-cell table:formula="of:=[.D402]+1" office:value-type="float" office:value="405" calcext:value-type="float">
            <text:p>40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4])" office:value-type="float" office:value="373.5" calcext:value-type="float">
            <text:p>373.5</text:p>
          </table:table-cell>
          <table:table-cell table:formula="of:=INDIRECT(&quot;$&quot;&amp;whichSheet&amp;&quot;.&quot;&amp;valColumn&amp;[.D404])" office:value-type="float" office:value="-89" calcext:value-type="float">
            <text:p>-89</text:p>
          </table:table-cell>
          <table:table-cell/>
          <table:table-cell table:formula="of:=[.D403]+1" office:value-type="float" office:value="406" calcext:value-type="float">
            <text:p>40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5])" office:value-type="float" office:value="374.4" calcext:value-type="float">
            <text:p>374.4</text:p>
          </table:table-cell>
          <table:table-cell table:formula="of:=INDIRECT(&quot;$&quot;&amp;whichSheet&amp;&quot;.&quot;&amp;valColumn&amp;[.D405])" office:value-type="float" office:value="-92" calcext:value-type="float">
            <text:p>-92</text:p>
          </table:table-cell>
          <table:table-cell/>
          <table:table-cell table:formula="of:=[.D404]+1" office:value-type="float" office:value="407" calcext:value-type="float">
            <text:p>40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6])" office:value-type="float" office:value="376.8" calcext:value-type="float">
            <text:p>376.8</text:p>
          </table:table-cell>
          <table:table-cell table:formula="of:=INDIRECT(&quot;$&quot;&amp;whichSheet&amp;&quot;.&quot;&amp;valColumn&amp;[.D406])" office:value-type="float" office:value="-91" calcext:value-type="float">
            <text:p>-91</text:p>
          </table:table-cell>
          <table:table-cell/>
          <table:table-cell table:formula="of:=[.D405]+1" office:value-type="float" office:value="408" calcext:value-type="float">
            <text:p>40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7])" office:value-type="float" office:value="377.3" calcext:value-type="float">
            <text:p>377.3</text:p>
          </table:table-cell>
          <table:table-cell table:formula="of:=INDIRECT(&quot;$&quot;&amp;whichSheet&amp;&quot;.&quot;&amp;valColumn&amp;[.D407])" office:value-type="float" office:value="-89" calcext:value-type="float">
            <text:p>-89</text:p>
          </table:table-cell>
          <table:table-cell/>
          <table:table-cell table:formula="of:=[.D406]+1" office:value-type="float" office:value="409" calcext:value-type="float">
            <text:p>40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8])" office:value-type="float" office:value="377.8" calcext:value-type="float">
            <text:p>377.8</text:p>
          </table:table-cell>
          <table:table-cell table:formula="of:=INDIRECT(&quot;$&quot;&amp;whichSheet&amp;&quot;.&quot;&amp;valColumn&amp;[.D408])" office:value-type="float" office:value="-90" calcext:value-type="float">
            <text:p>-90</text:p>
          </table:table-cell>
          <table:table-cell/>
          <table:table-cell table:formula="of:=[.D407]+1" office:value-type="float" office:value="410" calcext:value-type="float">
            <text:p>41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09])" office:value-type="float" office:value="378.3" calcext:value-type="float">
            <text:p>378.3</text:p>
          </table:table-cell>
          <table:table-cell table:formula="of:=INDIRECT(&quot;$&quot;&amp;whichSheet&amp;&quot;.&quot;&amp;valColumn&amp;[.D409])" office:value-type="float" office:value="-90" calcext:value-type="float">
            <text:p>-90</text:p>
          </table:table-cell>
          <table:table-cell/>
          <table:table-cell table:formula="of:=[.D408]+1" office:value-type="float" office:value="411" calcext:value-type="float">
            <text:p>41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0])" office:value-type="float" office:value="379.7" calcext:value-type="float">
            <text:p>379.7</text:p>
          </table:table-cell>
          <table:table-cell table:formula="of:=INDIRECT(&quot;$&quot;&amp;whichSheet&amp;&quot;.&quot;&amp;valColumn&amp;[.D410])" office:value-type="float" office:value="-91" calcext:value-type="float">
            <text:p>-91</text:p>
          </table:table-cell>
          <table:table-cell/>
          <table:table-cell table:formula="of:=[.D409]+1" office:value-type="float" office:value="412" calcext:value-type="float">
            <text:p>41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1])" office:value-type="float" office:value="380.2" calcext:value-type="float">
            <text:p>380.2</text:p>
          </table:table-cell>
          <table:table-cell table:formula="of:=INDIRECT(&quot;$&quot;&amp;whichSheet&amp;&quot;.&quot;&amp;valColumn&amp;[.D411])" office:value-type="float" office:value="-95" calcext:value-type="float">
            <text:p>-95</text:p>
          </table:table-cell>
          <table:table-cell/>
          <table:table-cell table:formula="of:=[.D410]+1" office:value-type="float" office:value="413" calcext:value-type="float">
            <text:p>41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2])" office:value-type="float" office:value="381.1" calcext:value-type="float">
            <text:p>381.1</text:p>
          </table:table-cell>
          <table:table-cell table:formula="of:=INDIRECT(&quot;$&quot;&amp;whichSheet&amp;&quot;.&quot;&amp;valColumn&amp;[.D412])" office:value-type="float" office:value="-96" calcext:value-type="float">
            <text:p>-96</text:p>
          </table:table-cell>
          <table:table-cell/>
          <table:table-cell table:formula="of:=[.D411]+1" office:value-type="float" office:value="414" calcext:value-type="float">
            <text:p>41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3])" office:value-type="float" office:value="382.1" calcext:value-type="float">
            <text:p>382.1</text:p>
          </table:table-cell>
          <table:table-cell table:formula="of:=INDIRECT(&quot;$&quot;&amp;whichSheet&amp;&quot;.&quot;&amp;valColumn&amp;[.D413])" office:value-type="float" office:value="-95" calcext:value-type="float">
            <text:p>-95</text:p>
          </table:table-cell>
          <table:table-cell/>
          <table:table-cell table:formula="of:=[.D412]+1"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4])" office:value-type="float" office:value="383.5" calcext:value-type="float">
            <text:p>383.5</text:p>
          </table:table-cell>
          <table:table-cell table:formula="of:=INDIRECT(&quot;$&quot;&amp;whichSheet&amp;&quot;.&quot;&amp;valColumn&amp;[.D414])" office:value-type="float" office:value="-94" calcext:value-type="float">
            <text:p>-94</text:p>
          </table:table-cell>
          <table:table-cell/>
          <table:table-cell table:formula="of:=[.D413]+1"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5])" office:value-type="float" office:value="384.5" calcext:value-type="float">
            <text:p>384.5</text:p>
          </table:table-cell>
          <table:table-cell table:formula="of:=INDIRECT(&quot;$&quot;&amp;whichSheet&amp;&quot;.&quot;&amp;valColumn&amp;[.D415])" office:value-type="float" office:value="-93" calcext:value-type="float">
            <text:p>-93</text:p>
          </table:table-cell>
          <table:table-cell/>
          <table:table-cell table:formula="of:=[.D414]+1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6])" office:value-type="float" office:value="385" calcext:value-type="float">
            <text:p>385</text:p>
          </table:table-cell>
          <table:table-cell table:formula="of:=INDIRECT(&quot;$&quot;&amp;whichSheet&amp;&quot;.&quot;&amp;valColumn&amp;[.D416])" office:value-type="float" office:value="-94" calcext:value-type="float">
            <text:p>-94</text:p>
          </table:table-cell>
          <table:table-cell/>
          <table:table-cell table:formula="of:=[.D415]+1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7])" office:value-type="float" office:value="385.9" calcext:value-type="float">
            <text:p>385.9</text:p>
          </table:table-cell>
          <table:table-cell table:formula="of:=INDIRECT(&quot;$&quot;&amp;whichSheet&amp;&quot;.&quot;&amp;valColumn&amp;[.D417])" office:value-type="float" office:value="-95" calcext:value-type="float">
            <text:p>-95</text:p>
          </table:table-cell>
          <table:table-cell/>
          <table:table-cell table:formula="of:=[.D416]+1" office:value-type="float" office:value="419" calcext:value-type="float">
            <text:p>41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8])" office:value-type="float" office:value="386.9" calcext:value-type="float">
            <text:p>386.9</text:p>
          </table:table-cell>
          <table:table-cell table:formula="of:=INDIRECT(&quot;$&quot;&amp;whichSheet&amp;&quot;.&quot;&amp;valColumn&amp;[.D418])" office:value-type="float" office:value="-95" calcext:value-type="float">
            <text:p>-95</text:p>
          </table:table-cell>
          <table:table-cell/>
          <table:table-cell table:formula="of:=[.D417]+1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19])" office:value-type="float" office:value="390.2" calcext:value-type="float">
            <text:p>390.2</text:p>
          </table:table-cell>
          <table:table-cell table:formula="of:=INDIRECT(&quot;$&quot;&amp;whichSheet&amp;&quot;.&quot;&amp;valColumn&amp;[.D419])" office:value-type="float" office:value="-98" calcext:value-type="float">
            <text:p>-98</text:p>
          </table:table-cell>
          <table:table-cell/>
          <table:table-cell table:formula="of:=[.D418]+1"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0])" office:value-type="float" office:value="391.2" calcext:value-type="float">
            <text:p>391.2</text:p>
          </table:table-cell>
          <table:table-cell table:formula="of:=INDIRECT(&quot;$&quot;&amp;whichSheet&amp;&quot;.&quot;&amp;valColumn&amp;[.D420])" office:value-type="float" office:value="-101" calcext:value-type="float">
            <text:p>-101</text:p>
          </table:table-cell>
          <table:table-cell/>
          <table:table-cell table:formula="of:=[.D419]+1"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1])" office:value-type="float" office:value="392.2" calcext:value-type="float">
            <text:p>392.2</text:p>
          </table:table-cell>
          <table:table-cell table:formula="of:=INDIRECT(&quot;$&quot;&amp;whichSheet&amp;&quot;.&quot;&amp;valColumn&amp;[.D421])" office:value-type="float" office:value="-101" calcext:value-type="float">
            <text:p>-101</text:p>
          </table:table-cell>
          <table:table-cell/>
          <table:table-cell table:formula="of:=[.D420]+1" office:value-type="float" office:value="423" calcext:value-type="float">
            <text:p>42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2])" office:value-type="float" office:value="393.1" calcext:value-type="float">
            <text:p>393.1</text:p>
          </table:table-cell>
          <table:table-cell table:formula="of:=INDIRECT(&quot;$&quot;&amp;whichSheet&amp;&quot;.&quot;&amp;valColumn&amp;[.D422])" office:value-type="float" office:value="-101" calcext:value-type="float">
            <text:p>-101</text:p>
          </table:table-cell>
          <table:table-cell/>
          <table:table-cell table:formula="of:=[.D421]+1"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3])" office:value-type="float" office:value="396" calcext:value-type="float">
            <text:p>396</text:p>
          </table:table-cell>
          <table:table-cell table:formula="of:=INDIRECT(&quot;$&quot;&amp;whichSheet&amp;&quot;.&quot;&amp;valColumn&amp;[.D423])" office:value-type="float" office:value="-97" calcext:value-type="float">
            <text:p>-97</text:p>
          </table:table-cell>
          <table:table-cell/>
          <table:table-cell table:formula="of:=[.D422]+1" office:value-type="float" office:value="425" calcext:value-type="float">
            <text:p>42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4])" office:value-type="float" office:value="396.5" calcext:value-type="float">
            <text:p>396.5</text:p>
          </table:table-cell>
          <table:table-cell table:formula="of:=INDIRECT(&quot;$&quot;&amp;whichSheet&amp;&quot;.&quot;&amp;valColumn&amp;[.D424])" office:value-type="float" office:value="-93" calcext:value-type="float">
            <text:p>-93</text:p>
          </table:table-cell>
          <table:table-cell/>
          <table:table-cell table:formula="of:=[.D423]+1" office:value-type="float" office:value="426" calcext:value-type="float">
            <text:p>42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5])" office:value-type="float" office:value="397" calcext:value-type="float">
            <text:p>397</text:p>
          </table:table-cell>
          <table:table-cell table:formula="of:=INDIRECT(&quot;$&quot;&amp;whichSheet&amp;&quot;.&quot;&amp;valColumn&amp;[.D425])" office:value-type="float" office:value="-93" calcext:value-type="float">
            <text:p>-93</text:p>
          </table:table-cell>
          <table:table-cell/>
          <table:table-cell table:formula="of:=[.D424]+1"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6])" office:value-type="float" office:value="399.4" calcext:value-type="float">
            <text:p>399.4</text:p>
          </table:table-cell>
          <table:table-cell table:formula="of:=INDIRECT(&quot;$&quot;&amp;whichSheet&amp;&quot;.&quot;&amp;valColumn&amp;[.D426])" office:value-type="float" office:value="-95" calcext:value-type="float">
            <text:p>-95</text:p>
          </table:table-cell>
          <table:table-cell/>
          <table:table-cell table:formula="of:=[.D425]+1" office:value-type="float" office:value="428" calcext:value-type="float">
            <text:p>42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7])" office:value-type="float" office:value="399.8" calcext:value-type="float">
            <text:p>399.8</text:p>
          </table:table-cell>
          <table:table-cell table:formula="of:=INDIRECT(&quot;$&quot;&amp;whichSheet&amp;&quot;.&quot;&amp;valColumn&amp;[.D427])" office:value-type="float" office:value="-97" calcext:value-type="float">
            <text:p>-97</text:p>
          </table:table-cell>
          <table:table-cell/>
          <table:table-cell table:formula="of:=[.D426]+1" office:value-type="float" office:value="429" calcext:value-type="float">
            <text:p>42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8])" office:value-type="float" office:value="402.7" calcext:value-type="float">
            <text:p>402.7</text:p>
          </table:table-cell>
          <table:table-cell table:formula="of:=INDIRECT(&quot;$&quot;&amp;whichSheet&amp;&quot;.&quot;&amp;valColumn&amp;[.D428])" office:value-type="float" office:value="-98" calcext:value-type="float">
            <text:p>-98</text:p>
          </table:table-cell>
          <table:table-cell/>
          <table:table-cell table:formula="of:=[.D427]+1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29])" office:value-type="float" office:value="403.2" calcext:value-type="float">
            <text:p>403.2</text:p>
          </table:table-cell>
          <table:table-cell table:formula="of:=INDIRECT(&quot;$&quot;&amp;whichSheet&amp;&quot;.&quot;&amp;valColumn&amp;[.D429])" office:value-type="float" office:value="-97" calcext:value-type="float">
            <text:p>-97</text:p>
          </table:table-cell>
          <table:table-cell/>
          <table:table-cell table:formula="of:=[.D428]+1"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0])" office:value-type="float" office:value="404.2" calcext:value-type="float">
            <text:p>404.2</text:p>
          </table:table-cell>
          <table:table-cell table:formula="of:=INDIRECT(&quot;$&quot;&amp;whichSheet&amp;&quot;.&quot;&amp;valColumn&amp;[.D430])" office:value-type="float" office:value="-96" calcext:value-type="float">
            <text:p>-96</text:p>
          </table:table-cell>
          <table:table-cell/>
          <table:table-cell table:formula="of:=[.D429]+1"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1])" office:value-type="float" office:value="404.6" calcext:value-type="float">
            <text:p>404.6</text:p>
          </table:table-cell>
          <table:table-cell table:formula="of:=INDIRECT(&quot;$&quot;&amp;whichSheet&amp;&quot;.&quot;&amp;valColumn&amp;[.D431])" office:value-type="float" office:value="-93" calcext:value-type="float">
            <text:p>-93</text:p>
          </table:table-cell>
          <table:table-cell/>
          <table:table-cell table:formula="of:=[.D430]+1" office:value-type="float" office:value="433" calcext:value-type="float">
            <text:p>43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2])" office:value-type="float" office:value="405.1" calcext:value-type="float">
            <text:p>405.1</text:p>
          </table:table-cell>
          <table:table-cell table:formula="of:=INDIRECT(&quot;$&quot;&amp;whichSheet&amp;&quot;.&quot;&amp;valColumn&amp;[.D432])" office:value-type="float" office:value="-91" calcext:value-type="float">
            <text:p>-91</text:p>
          </table:table-cell>
          <table:table-cell/>
          <table:table-cell table:formula="of:=[.D431]+1" office:value-type="float" office:value="434" calcext:value-type="float">
            <text:p>43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3])" office:value-type="float" office:value="406.6" calcext:value-type="float">
            <text:p>406.6</text:p>
          </table:table-cell>
          <table:table-cell table:formula="of:=INDIRECT(&quot;$&quot;&amp;whichSheet&amp;&quot;.&quot;&amp;valColumn&amp;[.D433])" office:value-type="float" office:value="-90" calcext:value-type="float">
            <text:p>-90</text:p>
          </table:table-cell>
          <table:table-cell/>
          <table:table-cell table:formula="of:=[.D432]+1" office:value-type="float" office:value="435" calcext:value-type="float">
            <text:p>43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4])" office:value-type="float" office:value="407" calcext:value-type="float">
            <text:p>407</text:p>
          </table:table-cell>
          <table:table-cell table:formula="of:=INDIRECT(&quot;$&quot;&amp;whichSheet&amp;&quot;.&quot;&amp;valColumn&amp;[.D434])" office:value-type="float" office:value="-88" calcext:value-type="float">
            <text:p>-88</text:p>
          </table:table-cell>
          <table:table-cell/>
          <table:table-cell table:formula="of:=[.D433]+1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5])" office:value-type="float" office:value="407.5" calcext:value-type="float">
            <text:p>407.5</text:p>
          </table:table-cell>
          <table:table-cell table:formula="of:=INDIRECT(&quot;$&quot;&amp;whichSheet&amp;&quot;.&quot;&amp;valColumn&amp;[.D435])" office:value-type="float" office:value="-88" calcext:value-type="float">
            <text:p>-88</text:p>
          </table:table-cell>
          <table:table-cell/>
          <table:table-cell table:formula="of:=[.D434]+1"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6])" office:value-type="float" office:value="409.9" calcext:value-type="float">
            <text:p>409.9</text:p>
          </table:table-cell>
          <table:table-cell table:formula="of:=INDIRECT(&quot;$&quot;&amp;whichSheet&amp;&quot;.&quot;&amp;valColumn&amp;[.D436])" office:value-type="float" office:value="-91" calcext:value-type="float">
            <text:p>-91</text:p>
          </table:table-cell>
          <table:table-cell/>
          <table:table-cell table:formula="of:=[.D435]+1" office:value-type="float" office:value="438" calcext:value-type="float">
            <text:p>43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7])" office:value-type="float" office:value="410.4" calcext:value-type="float">
            <text:p>410.4</text:p>
          </table:table-cell>
          <table:table-cell table:formula="of:=INDIRECT(&quot;$&quot;&amp;whichSheet&amp;&quot;.&quot;&amp;valColumn&amp;[.D437])" office:value-type="float" office:value="-92" calcext:value-type="float">
            <text:p>-92</text:p>
          </table:table-cell>
          <table:table-cell/>
          <table:table-cell table:formula="of:=[.D436]+1" office:value-type="float" office:value="439" calcext:value-type="float">
            <text:p>43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8])" office:value-type="float" office:value="410.9" calcext:value-type="float">
            <text:p>410.9</text:p>
          </table:table-cell>
          <table:table-cell table:formula="of:=INDIRECT(&quot;$&quot;&amp;whichSheet&amp;&quot;.&quot;&amp;valColumn&amp;[.D438])" office:value-type="float" office:value="-93" calcext:value-type="float">
            <text:p>-93</text:p>
          </table:table-cell>
          <table:table-cell/>
          <table:table-cell table:formula="of:=[.D437]+1" office:value-type="float" office:value="440" calcext:value-type="float">
            <text:p>44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39])" office:value-type="float" office:value="411.8" calcext:value-type="float">
            <text:p>411.8</text:p>
          </table:table-cell>
          <table:table-cell table:formula="of:=INDIRECT(&quot;$&quot;&amp;whichSheet&amp;&quot;.&quot;&amp;valColumn&amp;[.D439])" office:value-type="float" office:value="-93" calcext:value-type="float">
            <text:p>-93</text:p>
          </table:table-cell>
          <table:table-cell/>
          <table:table-cell table:formula="of:=[.D438]+1" office:value-type="float" office:value="441" calcext:value-type="float">
            <text:p>44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0])" office:value-type="float" office:value="412.8" calcext:value-type="float">
            <text:p>412.8</text:p>
          </table:table-cell>
          <table:table-cell table:formula="of:=INDIRECT(&quot;$&quot;&amp;whichSheet&amp;&quot;.&quot;&amp;valColumn&amp;[.D440])" office:value-type="float" office:value="-91" calcext:value-type="float">
            <text:p>-91</text:p>
          </table:table-cell>
          <table:table-cell/>
          <table:table-cell table:formula="of:=[.D439]+1" office:value-type="float" office:value="442" calcext:value-type="float">
            <text:p>44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1])" office:value-type="float" office:value="414.3" calcext:value-type="float">
            <text:p>414.3</text:p>
          </table:table-cell>
          <table:table-cell table:formula="of:=INDIRECT(&quot;$&quot;&amp;whichSheet&amp;&quot;.&quot;&amp;valColumn&amp;[.D441])" office:value-type="float" office:value="-91" calcext:value-type="float">
            <text:p>-91</text:p>
          </table:table-cell>
          <table:table-cell/>
          <table:table-cell table:formula="of:=[.D440]+1" office:value-type="float" office:value="443" calcext:value-type="float">
            <text:p>44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2])" office:value-type="float" office:value="414.7" calcext:value-type="float">
            <text:p>414.7</text:p>
          </table:table-cell>
          <table:table-cell table:formula="of:=INDIRECT(&quot;$&quot;&amp;whichSheet&amp;&quot;.&quot;&amp;valColumn&amp;[.D442])" office:value-type="float" office:value="-91" calcext:value-type="float">
            <text:p>-91</text:p>
          </table:table-cell>
          <table:table-cell/>
          <table:table-cell table:formula="of:=[.D441]+1" office:value-type="float" office:value="444" calcext:value-type="float">
            <text:p>44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3])" office:value-type="float" office:value="415.2" calcext:value-type="float">
            <text:p>415.2</text:p>
          </table:table-cell>
          <table:table-cell table:formula="of:=INDIRECT(&quot;$&quot;&amp;whichSheet&amp;&quot;.&quot;&amp;valColumn&amp;[.D443])" office:value-type="float" office:value="-92" calcext:value-type="float">
            <text:p>-92</text:p>
          </table:table-cell>
          <table:table-cell/>
          <table:table-cell table:formula="of:=[.D442]+1" office:value-type="float" office:value="445" calcext:value-type="float">
            <text:p>44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4])" office:value-type="float" office:value="416.2" calcext:value-type="float">
            <text:p>416.2</text:p>
          </table:table-cell>
          <table:table-cell table:formula="of:=INDIRECT(&quot;$&quot;&amp;whichSheet&amp;&quot;.&quot;&amp;valColumn&amp;[.D444])" office:value-type="float" office:value="-94" calcext:value-type="float">
            <text:p>-94</text:p>
          </table:table-cell>
          <table:table-cell/>
          <table:table-cell table:formula="of:=[.D443]+1"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5])" office:value-type="float" office:value="417.6" calcext:value-type="float">
            <text:p>417.6</text:p>
          </table:table-cell>
          <table:table-cell table:formula="of:=INDIRECT(&quot;$&quot;&amp;whichSheet&amp;&quot;.&quot;&amp;valColumn&amp;[.D445])" office:value-type="float" office:value="-93" calcext:value-type="float">
            <text:p>-93</text:p>
          </table:table-cell>
          <table:table-cell/>
          <table:table-cell table:formula="of:=[.D444]+1" office:value-type="float" office:value="447" calcext:value-type="float">
            <text:p>44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6])" office:value-type="float" office:value="419.5" calcext:value-type="float">
            <text:p>419.5</text:p>
          </table:table-cell>
          <table:table-cell table:formula="of:=INDIRECT(&quot;$&quot;&amp;whichSheet&amp;&quot;.&quot;&amp;valColumn&amp;[.D446])" office:value-type="float" office:value="-93" calcext:value-type="float">
            <text:p>-93</text:p>
          </table:table-cell>
          <table:table-cell/>
          <table:table-cell table:formula="of:=[.D445]+1" office:value-type="float" office:value="448" calcext:value-type="float">
            <text:p>44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7])" office:value-type="float" office:value="420" calcext:value-type="float">
            <text:p>420</text:p>
          </table:table-cell>
          <table:table-cell table:formula="of:=INDIRECT(&quot;$&quot;&amp;whichSheet&amp;&quot;.&quot;&amp;valColumn&amp;[.D447])" office:value-type="float" office:value="-92" calcext:value-type="float">
            <text:p>-92</text:p>
          </table:table-cell>
          <table:table-cell/>
          <table:table-cell table:formula="of:=[.D446]+1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8])" office:value-type="float" office:value="421" calcext:value-type="float">
            <text:p>421</text:p>
          </table:table-cell>
          <table:table-cell table:formula="of:=INDIRECT(&quot;$&quot;&amp;whichSheet&amp;&quot;.&quot;&amp;valColumn&amp;[.D448])" office:value-type="float" office:value="-88" calcext:value-type="float">
            <text:p>-88</text:p>
          </table:table-cell>
          <table:table-cell/>
          <table:table-cell table:formula="of:=[.D447]+1" office:value-type="float" office:value="450" calcext:value-type="float">
            <text:p>45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49])" office:value-type="float" office:value="422.9" calcext:value-type="float">
            <text:p>422.9</text:p>
          </table:table-cell>
          <table:table-cell table:formula="of:=INDIRECT(&quot;$&quot;&amp;whichSheet&amp;&quot;.&quot;&amp;valColumn&amp;[.D449])" office:value-type="float" office:value="-88" calcext:value-type="float">
            <text:p>-88</text:p>
          </table:table-cell>
          <table:table-cell/>
          <table:table-cell table:formula="of:=[.D448]+1"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0])" office:value-type="float" office:value="423.4" calcext:value-type="float">
            <text:p>423.4</text:p>
          </table:table-cell>
          <table:table-cell table:formula="of:=INDIRECT(&quot;$&quot;&amp;whichSheet&amp;&quot;.&quot;&amp;valColumn&amp;[.D450])" office:value-type="float" office:value="-89" calcext:value-type="float">
            <text:p>-89</text:p>
          </table:table-cell>
          <table:table-cell/>
          <table:table-cell table:formula="of:=[.D449]+1" office:value-type="float" office:value="452" calcext:value-type="float">
            <text:p>45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1])" office:value-type="float" office:value="423.9" calcext:value-type="float">
            <text:p>423.9</text:p>
          </table:table-cell>
          <table:table-cell table:formula="of:=INDIRECT(&quot;$&quot;&amp;whichSheet&amp;&quot;.&quot;&amp;valColumn&amp;[.D451])" office:value-type="float" office:value="-89" calcext:value-type="float">
            <text:p>-89</text:p>
          </table:table-cell>
          <table:table-cell/>
          <table:table-cell table:formula="of:=[.D450]+1"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2])" office:value-type="float" office:value="424.3" calcext:value-type="float">
            <text:p>424.3</text:p>
          </table:table-cell>
          <table:table-cell table:formula="of:=INDIRECT(&quot;$&quot;&amp;whichSheet&amp;&quot;.&quot;&amp;valColumn&amp;[.D452])" office:value-type="float" office:value="-90" calcext:value-type="float">
            <text:p>-90</text:p>
          </table:table-cell>
          <table:table-cell/>
          <table:table-cell table:formula="of:=[.D451]+1"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3])" office:value-type="float" office:value="425.3" calcext:value-type="float">
            <text:p>425.3</text:p>
          </table:table-cell>
          <table:table-cell table:formula="of:=INDIRECT(&quot;$&quot;&amp;whichSheet&amp;&quot;.&quot;&amp;valColumn&amp;[.D453])" office:value-type="float" office:value="-89" calcext:value-type="float">
            <text:p>-89</text:p>
          </table:table-cell>
          <table:table-cell/>
          <table:table-cell table:formula="of:=[.D452]+1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4])" office:value-type="float" office:value="426.7" calcext:value-type="float">
            <text:p>426.7</text:p>
          </table:table-cell>
          <table:table-cell table:formula="of:=INDIRECT(&quot;$&quot;&amp;whichSheet&amp;&quot;.&quot;&amp;valColumn&amp;[.D454])" office:value-type="float" office:value="-88" calcext:value-type="float">
            <text:p>-88</text:p>
          </table:table-cell>
          <table:table-cell/>
          <table:table-cell table:formula="of:=[.D453]+1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5])" office:value-type="float" office:value="427.2" calcext:value-type="float">
            <text:p>427.2</text:p>
          </table:table-cell>
          <table:table-cell table:formula="of:=INDIRECT(&quot;$&quot;&amp;whichSheet&amp;&quot;.&quot;&amp;valColumn&amp;[.D455])" office:value-type="float" office:value="-88" calcext:value-type="float">
            <text:p>-88</text:p>
          </table:table-cell>
          <table:table-cell/>
          <table:table-cell table:formula="of:=[.D454]+1" office:value-type="float" office:value="457" calcext:value-type="float">
            <text:p>45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6])" office:value-type="float" office:value="427.7" calcext:value-type="float">
            <text:p>427.7</text:p>
          </table:table-cell>
          <table:table-cell table:formula="of:=INDIRECT(&quot;$&quot;&amp;whichSheet&amp;&quot;.&quot;&amp;valColumn&amp;[.D456])" office:value-type="float" office:value="-87" calcext:value-type="float">
            <text:p>-87</text:p>
          </table:table-cell>
          <table:table-cell/>
          <table:table-cell table:formula="of:=[.D455]+1" office:value-type="float" office:value="458" calcext:value-type="float">
            <text:p>45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7])" office:value-type="float" office:value="428.2" calcext:value-type="float">
            <text:p>428.2</text:p>
          </table:table-cell>
          <table:table-cell table:formula="of:=INDIRECT(&quot;$&quot;&amp;whichSheet&amp;&quot;.&quot;&amp;valColumn&amp;[.D457])" office:value-type="float" office:value="-86" calcext:value-type="float">
            <text:p>-86</text:p>
          </table:table-cell>
          <table:table-cell/>
          <table:table-cell table:formula="of:=[.D456]+1" office:value-type="float" office:value="459" calcext:value-type="float">
            <text:p>45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8])" office:value-type="float" office:value="431.5" calcext:value-type="float">
            <text:p>431.5</text:p>
          </table:table-cell>
          <table:table-cell table:formula="of:=INDIRECT(&quot;$&quot;&amp;whichSheet&amp;&quot;.&quot;&amp;valColumn&amp;[.D458])" office:value-type="float" office:value="-90" calcext:value-type="float">
            <text:p>-90</text:p>
          </table:table-cell>
          <table:table-cell/>
          <table:table-cell table:formula="of:=[.D457]+1"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59])" office:value-type="float" office:value="432" calcext:value-type="float">
            <text:p>432</text:p>
          </table:table-cell>
          <table:table-cell table:formula="of:=INDIRECT(&quot;$&quot;&amp;whichSheet&amp;&quot;.&quot;&amp;valColumn&amp;[.D459])" office:value-type="float" office:value="-94" calcext:value-type="float">
            <text:p>-94</text:p>
          </table:table-cell>
          <table:table-cell/>
          <table:table-cell table:formula="of:=[.D458]+1"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0])" office:value-type="float" office:value="433.9" calcext:value-type="float">
            <text:p>433.9</text:p>
          </table:table-cell>
          <table:table-cell table:formula="of:=INDIRECT(&quot;$&quot;&amp;whichSheet&amp;&quot;.&quot;&amp;valColumn&amp;[.D460])" office:value-type="float" office:value="-96" calcext:value-type="float">
            <text:p>-96</text:p>
          </table:table-cell>
          <table:table-cell/>
          <table:table-cell table:formula="of:=[.D459]+1" office:value-type="float" office:value="462" calcext:value-type="float">
            <text:p>46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1])" office:value-type="float" office:value="434.9" calcext:value-type="float">
            <text:p>434.9</text:p>
          </table:table-cell>
          <table:table-cell table:formula="of:=INDIRECT(&quot;$&quot;&amp;whichSheet&amp;&quot;.&quot;&amp;valColumn&amp;[.D461])" office:value-type="float" office:value="-99" calcext:value-type="float">
            <text:p>-99</text:p>
          </table:table-cell>
          <table:table-cell/>
          <table:table-cell table:formula="of:=[.D460]+1" office:value-type="float" office:value="463" calcext:value-type="float">
            <text:p>46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2])" office:value-type="float" office:value="435.4" calcext:value-type="float">
            <text:p>435.4</text:p>
          </table:table-cell>
          <table:table-cell table:formula="of:=INDIRECT(&quot;$&quot;&amp;whichSheet&amp;&quot;.&quot;&amp;valColumn&amp;[.D462])" office:value-type="float" office:value="-95" calcext:value-type="float">
            <text:p>-95</text:p>
          </table:table-cell>
          <table:table-cell/>
          <table:table-cell table:formula="of:=[.D461]+1" office:value-type="float" office:value="464" calcext:value-type="float">
            <text:p>46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3])" office:value-type="float" office:value="437.8" calcext:value-type="float">
            <text:p>437.8</text:p>
          </table:table-cell>
          <table:table-cell table:formula="of:=INDIRECT(&quot;$&quot;&amp;whichSheet&amp;&quot;.&quot;&amp;valColumn&amp;[.D463])" office:value-type="float" office:value="-91" calcext:value-type="float">
            <text:p>-91</text:p>
          </table:table-cell>
          <table:table-cell/>
          <table:table-cell table:formula="of:=[.D462]+1" office:value-type="float" office:value="465" calcext:value-type="float">
            <text:p>46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4])" office:value-type="float" office:value="438.2" calcext:value-type="float">
            <text:p>438.2</text:p>
          </table:table-cell>
          <table:table-cell table:formula="of:=INDIRECT(&quot;$&quot;&amp;whichSheet&amp;&quot;.&quot;&amp;valColumn&amp;[.D464])" office:value-type="float" office:value="-89" calcext:value-type="float">
            <text:p>-89</text:p>
          </table:table-cell>
          <table:table-cell/>
          <table:table-cell table:formula="of:=[.D463]+1" office:value-type="float" office:value="466" calcext:value-type="float">
            <text:p>46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5])" office:value-type="float" office:value="439.2" calcext:value-type="float">
            <text:p>439.2</text:p>
          </table:table-cell>
          <table:table-cell table:formula="of:=INDIRECT(&quot;$&quot;&amp;whichSheet&amp;&quot;.&quot;&amp;valColumn&amp;[.D465])" office:value-type="float" office:value="-87" calcext:value-type="float">
            <text:p>-87</text:p>
          </table:table-cell>
          <table:table-cell/>
          <table:table-cell table:formula="of:=[.D464]+1" office:value-type="float" office:value="467" calcext:value-type="float">
            <text:p>46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6])" office:value-type="float" office:value="439.7" calcext:value-type="float">
            <text:p>439.7</text:p>
          </table:table-cell>
          <table:table-cell table:formula="of:=INDIRECT(&quot;$&quot;&amp;whichSheet&amp;&quot;.&quot;&amp;valColumn&amp;[.D466])" office:value-type="float" office:value="-86" calcext:value-type="float">
            <text:p>-86</text:p>
          </table:table-cell>
          <table:table-cell/>
          <table:table-cell table:formula="of:=[.D465]+1"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7])" office:value-type="float" office:value="440.2" calcext:value-type="float">
            <text:p>440.2</text:p>
          </table:table-cell>
          <table:table-cell table:formula="of:=INDIRECT(&quot;$&quot;&amp;whichSheet&amp;&quot;.&quot;&amp;valColumn&amp;[.D467])" office:value-type="float" office:value="-87" calcext:value-type="float">
            <text:p>-87</text:p>
          </table:table-cell>
          <table:table-cell/>
          <table:table-cell table:formula="of:=[.D466]+1" office:value-type="float" office:value="469" calcext:value-type="float">
            <text:p>46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8])" office:value-type="float" office:value="440.6" calcext:value-type="float">
            <text:p>440.6</text:p>
          </table:table-cell>
          <table:table-cell table:formula="of:=INDIRECT(&quot;$&quot;&amp;whichSheet&amp;&quot;.&quot;&amp;valColumn&amp;[.D468])" office:value-type="float" office:value="-89" calcext:value-type="float">
            <text:p>-89</text:p>
          </table:table-cell>
          <table:table-cell/>
          <table:table-cell table:formula="of:=[.D467]+1"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69])" office:value-type="float" office:value="443.5" calcext:value-type="float">
            <text:p>443.5</text:p>
          </table:table-cell>
          <table:table-cell table:formula="of:=INDIRECT(&quot;$&quot;&amp;whichSheet&amp;&quot;.&quot;&amp;valColumn&amp;[.D469])" office:value-type="float" office:value="-90" calcext:value-type="float">
            <text:p>-90</text:p>
          </table:table-cell>
          <table:table-cell/>
          <table:table-cell table:formula="of:=[.D468]+1" office:value-type="float" office:value="471" calcext:value-type="float">
            <text:p>47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0])" office:value-type="float" office:value="445.4" calcext:value-type="float">
            <text:p>445.4</text:p>
          </table:table-cell>
          <table:table-cell table:formula="of:=INDIRECT(&quot;$&quot;&amp;whichSheet&amp;&quot;.&quot;&amp;valColumn&amp;[.D470])" office:value-type="float" office:value="-92" calcext:value-type="float">
            <text:p>-92</text:p>
          </table:table-cell>
          <table:table-cell/>
          <table:table-cell table:formula="of:=[.D469]+1" office:value-type="float" office:value="472" calcext:value-type="float">
            <text:p>47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1])" office:value-type="float" office:value="446.9" calcext:value-type="float">
            <text:p>446.9</text:p>
          </table:table-cell>
          <table:table-cell table:formula="of:=INDIRECT(&quot;$&quot;&amp;whichSheet&amp;&quot;.&quot;&amp;valColumn&amp;[.D471])" office:value-type="float" office:value="-94" calcext:value-type="float">
            <text:p>-94</text:p>
          </table:table-cell>
          <table:table-cell/>
          <table:table-cell table:formula="of:=[.D470]+1" office:value-type="float" office:value="473" calcext:value-type="float">
            <text:p>47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2])" office:value-type="float" office:value="447.4" calcext:value-type="float">
            <text:p>447.4</text:p>
          </table:table-cell>
          <table:table-cell table:formula="of:=INDIRECT(&quot;$&quot;&amp;whichSheet&amp;&quot;.&quot;&amp;valColumn&amp;[.D472])" office:value-type="float" office:value="-94" calcext:value-type="float">
            <text:p>-94</text:p>
          </table:table-cell>
          <table:table-cell/>
          <table:table-cell table:formula="of:=[.D471]+1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3])" office:value-type="float" office:value="448.3" calcext:value-type="float">
            <text:p>448.3</text:p>
          </table:table-cell>
          <table:table-cell table:formula="of:=INDIRECT(&quot;$&quot;&amp;whichSheet&amp;&quot;.&quot;&amp;valColumn&amp;[.D473])" office:value-type="float" office:value="-95" calcext:value-type="float">
            <text:p>-95</text:p>
          </table:table-cell>
          <table:table-cell/>
          <table:table-cell table:formula="of:=[.D472]+1"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4])" office:value-type="float" office:value="450.7" calcext:value-type="float">
            <text:p>450.7</text:p>
          </table:table-cell>
          <table:table-cell table:formula="of:=INDIRECT(&quot;$&quot;&amp;whichSheet&amp;&quot;.&quot;&amp;valColumn&amp;[.D474])" office:value-type="float" office:value="-96" calcext:value-type="float">
            <text:p>-96</text:p>
          </table:table-cell>
          <table:table-cell/>
          <table:table-cell table:formula="of:=[.D473]+1" office:value-type="float" office:value="476" calcext:value-type="float">
            <text:p>47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5])" office:value-type="float" office:value="451.7" calcext:value-type="float">
            <text:p>451.7</text:p>
          </table:table-cell>
          <table:table-cell table:formula="of:=INDIRECT(&quot;$&quot;&amp;whichSheet&amp;&quot;.&quot;&amp;valColumn&amp;[.D475])" office:value-type="float" office:value="-95" calcext:value-type="float">
            <text:p>-95</text:p>
          </table:table-cell>
          <table:table-cell/>
          <table:table-cell table:formula="of:=[.D474]+1" office:value-type="float" office:value="477" calcext:value-type="float">
            <text:p>47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6])" office:value-type="float" office:value="452.2" calcext:value-type="float">
            <text:p>452.2</text:p>
          </table:table-cell>
          <table:table-cell table:formula="of:=INDIRECT(&quot;$&quot;&amp;whichSheet&amp;&quot;.&quot;&amp;valColumn&amp;[.D476])" office:value-type="float" office:value="-94" calcext:value-type="float">
            <text:p>-94</text:p>
          </table:table-cell>
          <table:table-cell/>
          <table:table-cell table:formula="of:=[.D475]+1" office:value-type="float" office:value="478" calcext:value-type="float">
            <text:p>47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7])" office:value-type="float" office:value="452.7" calcext:value-type="float">
            <text:p>452.7</text:p>
          </table:table-cell>
          <table:table-cell table:formula="of:=INDIRECT(&quot;$&quot;&amp;whichSheet&amp;&quot;.&quot;&amp;valColumn&amp;[.D477])" office:value-type="float" office:value="-93" calcext:value-type="float">
            <text:p>-93</text:p>
          </table:table-cell>
          <table:table-cell/>
          <table:table-cell table:formula="of:=[.D476]+1" office:value-type="float" office:value="479" calcext:value-type="float">
            <text:p>47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8])" office:value-type="float" office:value="454.6" calcext:value-type="float">
            <text:p>454.6</text:p>
          </table:table-cell>
          <table:table-cell table:formula="of:=INDIRECT(&quot;$&quot;&amp;whichSheet&amp;&quot;.&quot;&amp;valColumn&amp;[.D478])" office:value-type="float" office:value="-92" calcext:value-type="float">
            <text:p>-92</text:p>
          </table:table-cell>
          <table:table-cell/>
          <table:table-cell table:formula="of:=[.D477]+1" office:value-type="float" office:value="480" calcext:value-type="float">
            <text:p>48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79])" office:value-type="float" office:value="455" calcext:value-type="float">
            <text:p>455</text:p>
          </table:table-cell>
          <table:table-cell table:formula="of:=INDIRECT(&quot;$&quot;&amp;whichSheet&amp;&quot;.&quot;&amp;valColumn&amp;[.D479])" office:value-type="float" office:value="-91" calcext:value-type="float">
            <text:p>-91</text:p>
          </table:table-cell>
          <table:table-cell/>
          <table:table-cell table:formula="of:=[.D478]+1" office:value-type="float" office:value="481" calcext:value-type="float">
            <text:p>48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0])" office:value-type="float" office:value="455.5" calcext:value-type="float">
            <text:p>455.5</text:p>
          </table:table-cell>
          <table:table-cell table:formula="of:=INDIRECT(&quot;$&quot;&amp;whichSheet&amp;&quot;.&quot;&amp;valColumn&amp;[.D480])" office:value-type="float" office:value="-91" calcext:value-type="float">
            <text:p>-91</text:p>
          </table:table-cell>
          <table:table-cell/>
          <table:table-cell table:formula="of:=[.D479]+1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1])" office:value-type="float" office:value="457.9" calcext:value-type="float">
            <text:p>457.9</text:p>
          </table:table-cell>
          <table:table-cell table:formula="of:=INDIRECT(&quot;$&quot;&amp;whichSheet&amp;&quot;.&quot;&amp;valColumn&amp;[.D481])" office:value-type="float" office:value="-91" calcext:value-type="float">
            <text:p>-91</text:p>
          </table:table-cell>
          <table:table-cell/>
          <table:table-cell table:formula="of:=[.D480]+1"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2])" office:value-type="float" office:value="458.9" calcext:value-type="float">
            <text:p>458.9</text:p>
          </table:table-cell>
          <table:table-cell table:formula="of:=INDIRECT(&quot;$&quot;&amp;whichSheet&amp;&quot;.&quot;&amp;valColumn&amp;[.D482])" office:value-type="float" office:value="-91" calcext:value-type="float">
            <text:p>-91</text:p>
          </table:table-cell>
          <table:table-cell/>
          <table:table-cell table:formula="of:=[.D481]+1" office:value-type="float" office:value="484" calcext:value-type="float">
            <text:p>48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3])" office:value-type="float" office:value="461.8" calcext:value-type="float">
            <text:p>461.8</text:p>
          </table:table-cell>
          <table:table-cell table:formula="of:=INDIRECT(&quot;$&quot;&amp;whichSheet&amp;&quot;.&quot;&amp;valColumn&amp;[.D483])" office:value-type="float" office:value="-92" calcext:value-type="float">
            <text:p>-92</text:p>
          </table:table-cell>
          <table:table-cell/>
          <table:table-cell table:formula="of:=[.D482]+1" office:value-type="float" office:value="485" calcext:value-type="float">
            <text:p>48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4])" office:value-type="float" office:value="462.2" calcext:value-type="float">
            <text:p>462.2</text:p>
          </table:table-cell>
          <table:table-cell table:formula="of:=INDIRECT(&quot;$&quot;&amp;whichSheet&amp;&quot;.&quot;&amp;valColumn&amp;[.D484])" office:value-type="float" office:value="-92" calcext:value-type="float">
            <text:p>-92</text:p>
          </table:table-cell>
          <table:table-cell/>
          <table:table-cell table:formula="of:=[.D483]+1"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5])" office:value-type="float" office:value="462.7" calcext:value-type="float">
            <text:p>462.7</text:p>
          </table:table-cell>
          <table:table-cell table:formula="of:=INDIRECT(&quot;$&quot;&amp;whichSheet&amp;&quot;.&quot;&amp;valColumn&amp;[.D485])" office:value-type="float" office:value="-92" calcext:value-type="float">
            <text:p>-92</text:p>
          </table:table-cell>
          <table:table-cell/>
          <table:table-cell table:formula="of:=[.D484]+1" office:value-type="float" office:value="487" calcext:value-type="float">
            <text:p>48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6])" office:value-type="float" office:value="465.1" calcext:value-type="float">
            <text:p>465.1</text:p>
          </table:table-cell>
          <table:table-cell table:formula="of:=INDIRECT(&quot;$&quot;&amp;whichSheet&amp;&quot;.&quot;&amp;valColumn&amp;[.D486])" office:value-type="float" office:value="-90" calcext:value-type="float">
            <text:p>-90</text:p>
          </table:table-cell>
          <table:table-cell/>
          <table:table-cell table:formula="of:=[.D485]+1" office:value-type="float" office:value="488" calcext:value-type="float">
            <text:p>48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7])" office:value-type="float" office:value="465.6" calcext:value-type="float">
            <text:p>465.6</text:p>
          </table:table-cell>
          <table:table-cell table:formula="of:=INDIRECT(&quot;$&quot;&amp;whichSheet&amp;&quot;.&quot;&amp;valColumn&amp;[.D487])" office:value-type="float" office:value="-89" calcext:value-type="float">
            <text:p>-89</text:p>
          </table:table-cell>
          <table:table-cell/>
          <table:table-cell table:formula="of:=[.D486]+1"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8])" office:value-type="float" office:value="466.1" calcext:value-type="float">
            <text:p>466.1</text:p>
          </table:table-cell>
          <table:table-cell table:formula="of:=INDIRECT(&quot;$&quot;&amp;whichSheet&amp;&quot;.&quot;&amp;valColumn&amp;[.D488])" office:value-type="float" office:value="-86" calcext:value-type="float">
            <text:p>-86</text:p>
          </table:table-cell>
          <table:table-cell/>
          <table:table-cell table:formula="of:=[.D487]+1" office:value-type="float" office:value="490" calcext:value-type="float">
            <text:p>49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89])" office:value-type="float" office:value="466.6" calcext:value-type="float">
            <text:p>466.6</text:p>
          </table:table-cell>
          <table:table-cell table:formula="of:=INDIRECT(&quot;$&quot;&amp;whichSheet&amp;&quot;.&quot;&amp;valColumn&amp;[.D489])" office:value-type="float" office:value="-85" calcext:value-type="float">
            <text:p>-85</text:p>
          </table:table-cell>
          <table:table-cell/>
          <table:table-cell table:formula="of:=[.D488]+1"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0])" office:value-type="float" office:value="467" calcext:value-type="float">
            <text:p>467</text:p>
          </table:table-cell>
          <table:table-cell table:formula="of:=INDIRECT(&quot;$&quot;&amp;whichSheet&amp;&quot;.&quot;&amp;valColumn&amp;[.D490])" office:value-type="float" office:value="-85" calcext:value-type="float">
            <text:p>-85</text:p>
          </table:table-cell>
          <table:table-cell/>
          <table:table-cell table:formula="of:=[.D489]+1" office:value-type="float" office:value="492" calcext:value-type="float">
            <text:p>49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1])" office:value-type="float" office:value="467.5" calcext:value-type="float">
            <text:p>467.5</text:p>
          </table:table-cell>
          <table:table-cell table:formula="of:=INDIRECT(&quot;$&quot;&amp;whichSheet&amp;&quot;.&quot;&amp;valColumn&amp;[.D491])" office:value-type="float" office:value="-86" calcext:value-type="float">
            <text:p>-86</text:p>
          </table:table-cell>
          <table:table-cell/>
          <table:table-cell table:formula="of:=[.D490]+1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2])" office:value-type="float" office:value="468" calcext:value-type="float">
            <text:p>468</text:p>
          </table:table-cell>
          <table:table-cell table:formula="of:=INDIRECT(&quot;$&quot;&amp;whichSheet&amp;&quot;.&quot;&amp;valColumn&amp;[.D492])" office:value-type="float" office:value="-89" calcext:value-type="float">
            <text:p>-89</text:p>
          </table:table-cell>
          <table:table-cell/>
          <table:table-cell table:formula="of:=[.D491]+1" office:value-type="float" office:value="494" calcext:value-type="float">
            <text:p>49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3])" office:value-type="float" office:value="469" calcext:value-type="float">
            <text:p>469</text:p>
          </table:table-cell>
          <table:table-cell table:formula="of:=INDIRECT(&quot;$&quot;&amp;whichSheet&amp;&quot;.&quot;&amp;valColumn&amp;[.D493])" office:value-type="float" office:value="-90" calcext:value-type="float">
            <text:p>-90</text:p>
          </table:table-cell>
          <table:table-cell/>
          <table:table-cell table:formula="of:=[.D492]+1"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4])" office:value-type="float" office:value="469.5" calcext:value-type="float">
            <text:p>469.5</text:p>
          </table:table-cell>
          <table:table-cell table:formula="of:=INDIRECT(&quot;$&quot;&amp;whichSheet&amp;&quot;.&quot;&amp;valColumn&amp;[.D494])" office:value-type="float" office:value="-91" calcext:value-type="float">
            <text:p>-91</text:p>
          </table:table-cell>
          <table:table-cell/>
          <table:table-cell table:formula="of:=[.D493]+1"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5])" office:value-type="float" office:value="470.4" calcext:value-type="float">
            <text:p>470.4</text:p>
          </table:table-cell>
          <table:table-cell table:formula="of:=INDIRECT(&quot;$&quot;&amp;whichSheet&amp;&quot;.&quot;&amp;valColumn&amp;[.D495])" office:value-type="float" office:value="-90" calcext:value-type="float">
            <text:p>-90</text:p>
          </table:table-cell>
          <table:table-cell/>
          <table:table-cell table:formula="of:=[.D494]+1" office:value-type="float" office:value="497" calcext:value-type="float">
            <text:p>49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6])" office:value-type="float" office:value="470.9" calcext:value-type="float">
            <text:p>470.9</text:p>
          </table:table-cell>
          <table:table-cell table:formula="of:=INDIRECT(&quot;$&quot;&amp;whichSheet&amp;&quot;.&quot;&amp;valColumn&amp;[.D496])" office:value-type="float" office:value="-90" calcext:value-type="float">
            <text:p>-90</text:p>
          </table:table-cell>
          <table:table-cell/>
          <table:table-cell table:formula="of:=[.D495]+1" office:value-type="float" office:value="498" calcext:value-type="float">
            <text:p>49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7])" office:value-type="float" office:value="471.4" calcext:value-type="float">
            <text:p>471.4</text:p>
          </table:table-cell>
          <table:table-cell table:formula="of:=INDIRECT(&quot;$&quot;&amp;whichSheet&amp;&quot;.&quot;&amp;valColumn&amp;[.D497])" office:value-type="float" office:value="-91" calcext:value-type="float">
            <text:p>-91</text:p>
          </table:table-cell>
          <table:table-cell/>
          <table:table-cell table:formula="of:=[.D496]+1" office:value-type="float" office:value="499" calcext:value-type="float">
            <text:p>49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8])" office:value-type="float" office:value="472.3" calcext:value-type="float">
            <text:p>472.3</text:p>
          </table:table-cell>
          <table:table-cell table:formula="of:=INDIRECT(&quot;$&quot;&amp;whichSheet&amp;&quot;.&quot;&amp;valColumn&amp;[.D498])" office:value-type="float" office:value="-90" calcext:value-type="float">
            <text:p>-90</text:p>
          </table:table-cell>
          <table:table-cell/>
          <table:table-cell table:formula="of:=[.D497]+1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499])" office:value-type="float" office:value="472.8" calcext:value-type="float">
            <text:p>472.8</text:p>
          </table:table-cell>
          <table:table-cell table:formula="of:=INDIRECT(&quot;$&quot;&amp;whichSheet&amp;&quot;.&quot;&amp;valColumn&amp;[.D499])" office:value-type="float" office:value="-91" calcext:value-type="float">
            <text:p>-91</text:p>
          </table:table-cell>
          <table:table-cell/>
          <table:table-cell table:formula="of:=[.D498]+1" office:value-type="float" office:value="501" calcext:value-type="float">
            <text:p>50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0])" office:value-type="float" office:value="473.3" calcext:value-type="float">
            <text:p>473.3</text:p>
          </table:table-cell>
          <table:table-cell table:formula="of:=INDIRECT(&quot;$&quot;&amp;whichSheet&amp;&quot;.&quot;&amp;valColumn&amp;[.D500])" office:value-type="float" office:value="-91" calcext:value-type="float">
            <text:p>-91</text:p>
          </table:table-cell>
          <table:table-cell/>
          <table:table-cell table:formula="of:=[.D499]+1" office:value-type="float" office:value="502" calcext:value-type="float">
            <text:p>50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1])" office:value-type="float" office:value="473.8" calcext:value-type="float">
            <text:p>473.8</text:p>
          </table:table-cell>
          <table:table-cell table:formula="of:=INDIRECT(&quot;$&quot;&amp;whichSheet&amp;&quot;.&quot;&amp;valColumn&amp;[.D501])" office:value-type="float" office:value="-87" calcext:value-type="float">
            <text:p>-87</text:p>
          </table:table-cell>
          <table:table-cell/>
          <table:table-cell table:formula="of:=[.D500]+1"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2])" office:value-type="float" office:value="475.2" calcext:value-type="float">
            <text:p>475.2</text:p>
          </table:table-cell>
          <table:table-cell table:formula="of:=INDIRECT(&quot;$&quot;&amp;whichSheet&amp;&quot;.&quot;&amp;valColumn&amp;[.D502])" office:value-type="float" office:value="-85" calcext:value-type="float">
            <text:p>-85</text:p>
          </table:table-cell>
          <table:table-cell/>
          <table:table-cell table:formula="of:=[.D501]+1"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3])" office:value-type="float" office:value="475.7" calcext:value-type="float">
            <text:p>475.7</text:p>
          </table:table-cell>
          <table:table-cell table:formula="of:=INDIRECT(&quot;$&quot;&amp;whichSheet&amp;&quot;.&quot;&amp;valColumn&amp;[.D503])" office:value-type="float" office:value="-85" calcext:value-type="float">
            <text:p>-85</text:p>
          </table:table-cell>
          <table:table-cell/>
          <table:table-cell table:formula="of:=[.D502]+1"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4])" office:value-type="float" office:value="476.2" calcext:value-type="float">
            <text:p>476.2</text:p>
          </table:table-cell>
          <table:table-cell table:formula="of:=INDIRECT(&quot;$&quot;&amp;whichSheet&amp;&quot;.&quot;&amp;valColumn&amp;[.D504])" office:value-type="float" office:value="-85" calcext:value-type="float">
            <text:p>-85</text:p>
          </table:table-cell>
          <table:table-cell/>
          <table:table-cell table:formula="of:=[.D503]+1" office:value-type="float" office:value="506" calcext:value-type="float">
            <text:p>50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5])" office:value-type="float" office:value="477.1" calcext:value-type="float">
            <text:p>477.1</text:p>
          </table:table-cell>
          <table:table-cell table:formula="of:=INDIRECT(&quot;$&quot;&amp;whichSheet&amp;&quot;.&quot;&amp;valColumn&amp;[.D505])" office:value-type="float" office:value="-87" calcext:value-type="float">
            <text:p>-87</text:p>
          </table:table-cell>
          <table:table-cell/>
          <table:table-cell table:formula="of:=[.D504]+1" office:value-type="float" office:value="507" calcext:value-type="float">
            <text:p>50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6])" office:value-type="float" office:value="477.6" calcext:value-type="float">
            <text:p>477.6</text:p>
          </table:table-cell>
          <table:table-cell table:formula="of:=INDIRECT(&quot;$&quot;&amp;whichSheet&amp;&quot;.&quot;&amp;valColumn&amp;[.D506])" office:value-type="float" office:value="-88" calcext:value-type="float">
            <text:p>-88</text:p>
          </table:table-cell>
          <table:table-cell/>
          <table:table-cell table:formula="of:=[.D505]+1" office:value-type="float" office:value="508" calcext:value-type="float">
            <text:p>50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7])" office:value-type="float" office:value="478.1" calcext:value-type="float">
            <text:p>478.1</text:p>
          </table:table-cell>
          <table:table-cell table:formula="of:=INDIRECT(&quot;$&quot;&amp;whichSheet&amp;&quot;.&quot;&amp;valColumn&amp;[.D507])" office:value-type="float" office:value="-85" calcext:value-type="float">
            <text:p>-85</text:p>
          </table:table-cell>
          <table:table-cell/>
          <table:table-cell table:formula="of:=[.D506]+1" office:value-type="float" office:value="509" calcext:value-type="float">
            <text:p>50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8])" office:value-type="float" office:value="478.6" calcext:value-type="float">
            <text:p>478.6</text:p>
          </table:table-cell>
          <table:table-cell table:formula="of:=INDIRECT(&quot;$&quot;&amp;whichSheet&amp;&quot;.&quot;&amp;valColumn&amp;[.D508])" office:value-type="float" office:value="-84" calcext:value-type="float">
            <text:p>-84</text:p>
          </table:table-cell>
          <table:table-cell/>
          <table:table-cell table:formula="of:=[.D507]+1" office:value-type="float" office:value="510" calcext:value-type="float">
            <text:p>51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09])" office:value-type="float" office:value="479.1" calcext:value-type="float">
            <text:p>479.1</text:p>
          </table:table-cell>
          <table:table-cell table:formula="of:=INDIRECT(&quot;$&quot;&amp;whichSheet&amp;&quot;.&quot;&amp;valColumn&amp;[.D509])" office:value-type="float" office:value="-84" calcext:value-type="float">
            <text:p>-84</text:p>
          </table:table-cell>
          <table:table-cell/>
          <table:table-cell table:formula="of:=[.D508]+1" office:value-type="float" office:value="511" calcext:value-type="float">
            <text:p>51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0])" office:value-type="float" office:value="482.4" calcext:value-type="float">
            <text:p>482.4</text:p>
          </table:table-cell>
          <table:table-cell table:formula="of:=INDIRECT(&quot;$&quot;&amp;whichSheet&amp;&quot;.&quot;&amp;valColumn&amp;[.D510])" office:value-type="float" office:value="-89" calcext:value-type="float">
            <text:p>-89</text:p>
          </table:table-cell>
          <table:table-cell/>
          <table:table-cell table:formula="of:=[.D509]+1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1])" office:value-type="float" office:value="483.8" calcext:value-type="float">
            <text:p>483.8</text:p>
          </table:table-cell>
          <table:table-cell table:formula="of:=INDIRECT(&quot;$&quot;&amp;whichSheet&amp;&quot;.&quot;&amp;valColumn&amp;[.D511])" office:value-type="float" office:value="-94" calcext:value-type="float">
            <text:p>-94</text:p>
          </table:table-cell>
          <table:table-cell/>
          <table:table-cell table:formula="of:=[.D510]+1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2])" office:value-type="float" office:value="485.3" calcext:value-type="float">
            <text:p>485.3</text:p>
          </table:table-cell>
          <table:table-cell table:formula="of:=INDIRECT(&quot;$&quot;&amp;whichSheet&amp;&quot;.&quot;&amp;valColumn&amp;[.D512])" office:value-type="float" office:value="-95" calcext:value-type="float">
            <text:p>-95</text:p>
          </table:table-cell>
          <table:table-cell/>
          <table:table-cell table:formula="of:=[.D511]+1" office:value-type="float" office:value="514" calcext:value-type="float">
            <text:p>51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3])" office:value-type="float" office:value="486.2" calcext:value-type="float">
            <text:p>486.2</text:p>
          </table:table-cell>
          <table:table-cell table:formula="of:=INDIRECT(&quot;$&quot;&amp;whichSheet&amp;&quot;.&quot;&amp;valColumn&amp;[.D513])" office:value-type="float" office:value="-96" calcext:value-type="float">
            <text:p>-96</text:p>
          </table:table-cell>
          <table:table-cell/>
          <table:table-cell table:formula="of:=[.D512]+1" office:value-type="float" office:value="515" calcext:value-type="float">
            <text:p>51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4])" office:value-type="float" office:value="487.2" calcext:value-type="float">
            <text:p>487.2</text:p>
          </table:table-cell>
          <table:table-cell table:formula="of:=INDIRECT(&quot;$&quot;&amp;whichSheet&amp;&quot;.&quot;&amp;valColumn&amp;[.D514])" office:value-type="float" office:value="-92" calcext:value-type="float">
            <text:p>-92</text:p>
          </table:table-cell>
          <table:table-cell/>
          <table:table-cell table:formula="of:=[.D513]+1" office:value-type="float" office:value="516" calcext:value-type="float">
            <text:p>51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5])" office:value-type="float" office:value="487.7" calcext:value-type="float">
            <text:p>487.7</text:p>
          </table:table-cell>
          <table:table-cell table:formula="of:=INDIRECT(&quot;$&quot;&amp;whichSheet&amp;&quot;.&quot;&amp;valColumn&amp;[.D515])" office:value-type="float" office:value="-87" calcext:value-type="float">
            <text:p>-87</text:p>
          </table:table-cell>
          <table:table-cell/>
          <table:table-cell table:formula="of:=[.D514]+1" office:value-type="float" office:value="517" calcext:value-type="float">
            <text:p>51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6])" office:value-type="float" office:value="488.2" calcext:value-type="float">
            <text:p>488.2</text:p>
          </table:table-cell>
          <table:table-cell table:formula="of:=INDIRECT(&quot;$&quot;&amp;whichSheet&amp;&quot;.&quot;&amp;valColumn&amp;[.D516])" office:value-type="float" office:value="-87" calcext:value-type="float">
            <text:p>-87</text:p>
          </table:table-cell>
          <table:table-cell/>
          <table:table-cell table:formula="of:=[.D515]+1" office:value-type="float" office:value="518" calcext:value-type="float">
            <text:p>51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7])" office:value-type="float" office:value="488.6" calcext:value-type="float">
            <text:p>488.6</text:p>
          </table:table-cell>
          <table:table-cell table:formula="of:=INDIRECT(&quot;$&quot;&amp;whichSheet&amp;&quot;.&quot;&amp;valColumn&amp;[.D517])" office:value-type="float" office:value="-87" calcext:value-type="float">
            <text:p>-87</text:p>
          </table:table-cell>
          <table:table-cell/>
          <table:table-cell table:formula="of:=[.D516]+1" office:value-type="float" office:value="519" calcext:value-type="float">
            <text:p>51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8])" office:value-type="float" office:value="490.1" calcext:value-type="float">
            <text:p>490.1</text:p>
          </table:table-cell>
          <table:table-cell table:formula="of:=INDIRECT(&quot;$&quot;&amp;whichSheet&amp;&quot;.&quot;&amp;valColumn&amp;[.D518])" office:value-type="float" office:value="-86" calcext:value-type="float">
            <text:p>-86</text:p>
          </table:table-cell>
          <table:table-cell/>
          <table:table-cell table:formula="of:=[.D517]+1" office:value-type="float" office:value="520" calcext:value-type="float">
            <text:p>52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19])" office:value-type="float" office:value="490.6" calcext:value-type="float">
            <text:p>490.6</text:p>
          </table:table-cell>
          <table:table-cell table:formula="of:=INDIRECT(&quot;$&quot;&amp;whichSheet&amp;&quot;.&quot;&amp;valColumn&amp;[.D519])" office:value-type="float" office:value="-86" calcext:value-type="float">
            <text:p>-86</text:p>
          </table:table-cell>
          <table:table-cell/>
          <table:table-cell table:formula="of:=[.D518]+1" office:value-type="float" office:value="521" calcext:value-type="float">
            <text:p>52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0])" office:value-type="float" office:value="491.5" calcext:value-type="float">
            <text:p>491.5</text:p>
          </table:table-cell>
          <table:table-cell table:formula="of:=INDIRECT(&quot;$&quot;&amp;whichSheet&amp;&quot;.&quot;&amp;valColumn&amp;[.D520])" office:value-type="float" office:value="-86" calcext:value-type="float">
            <text:p>-86</text:p>
          </table:table-cell>
          <table:table-cell/>
          <table:table-cell table:formula="of:=[.D519]+1" office:value-type="float" office:value="522" calcext:value-type="float">
            <text:p>52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1])" office:value-type="float" office:value="492.5" calcext:value-type="float">
            <text:p>492.5</text:p>
          </table:table-cell>
          <table:table-cell table:formula="of:=INDIRECT(&quot;$&quot;&amp;whichSheet&amp;&quot;.&quot;&amp;valColumn&amp;[.D521])" office:value-type="float" office:value="-86" calcext:value-type="float">
            <text:p>-86</text:p>
          </table:table-cell>
          <table:table-cell/>
          <table:table-cell table:formula="of:=[.D520]+1"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2])" office:value-type="float" office:value="493.4" calcext:value-type="float">
            <text:p>493.4</text:p>
          </table:table-cell>
          <table:table-cell table:formula="of:=INDIRECT(&quot;$&quot;&amp;whichSheet&amp;&quot;.&quot;&amp;valColumn&amp;[.D522])" office:value-type="float" office:value="-87" calcext:value-type="float">
            <text:p>-87</text:p>
          </table:table-cell>
          <table:table-cell/>
          <table:table-cell table:formula="of:=[.D521]+1" office:value-type="float" office:value="524" calcext:value-type="float">
            <text:p>52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3])" office:value-type="float" office:value="496.3" calcext:value-type="float">
            <text:p>496.3</text:p>
          </table:table-cell>
          <table:table-cell table:formula="of:=INDIRECT(&quot;$&quot;&amp;whichSheet&amp;&quot;.&quot;&amp;valColumn&amp;[.D523])" office:value-type="float" office:value="-87" calcext:value-type="float">
            <text:p>-87</text:p>
          </table:table-cell>
          <table:table-cell/>
          <table:table-cell table:formula="of:=[.D522]+1" office:value-type="float" office:value="525" calcext:value-type="float">
            <text:p>52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4])" office:value-type="float" office:value="497.3" calcext:value-type="float">
            <text:p>497.3</text:p>
          </table:table-cell>
          <table:table-cell table:formula="of:=INDIRECT(&quot;$&quot;&amp;whichSheet&amp;&quot;.&quot;&amp;valColumn&amp;[.D524])" office:value-type="float" office:value="-87" calcext:value-type="float">
            <text:p>-87</text:p>
          </table:table-cell>
          <table:table-cell/>
          <table:table-cell table:formula="of:=[.D523]+1" office:value-type="float" office:value="526" calcext:value-type="float">
            <text:p>526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5])" office:value-type="float" office:value="499.2" calcext:value-type="float">
            <text:p>499.2</text:p>
          </table:table-cell>
          <table:table-cell table:formula="of:=INDIRECT(&quot;$&quot;&amp;whichSheet&amp;&quot;.&quot;&amp;valColumn&amp;[.D525])" office:value-type="float" office:value="-88" calcext:value-type="float">
            <text:p>-88</text:p>
          </table:table-cell>
          <table:table-cell/>
          <table:table-cell table:formula="of:=[.D524]+1" office:value-type="float" office:value="527" calcext:value-type="float">
            <text:p>527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6])" office:value-type="float" office:value="499.7" calcext:value-type="float">
            <text:p>499.7</text:p>
          </table:table-cell>
          <table:table-cell table:formula="of:=INDIRECT(&quot;$&quot;&amp;whichSheet&amp;&quot;.&quot;&amp;valColumn&amp;[.D526])" office:value-type="float" office:value="-89" calcext:value-type="float">
            <text:p>-89</text:p>
          </table:table-cell>
          <table:table-cell/>
          <table:table-cell table:formula="of:=[.D525]+1" office:value-type="float" office:value="528" calcext:value-type="float">
            <text:p>528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7])" office:value-type="float" office:value="501.2" calcext:value-type="float">
            <text:p>501.2</text:p>
          </table:table-cell>
          <table:table-cell table:formula="of:=INDIRECT(&quot;$&quot;&amp;whichSheet&amp;&quot;.&quot;&amp;valColumn&amp;[.D527])" office:value-type="float" office:value="-90" calcext:value-type="float">
            <text:p>-90</text:p>
          </table:table-cell>
          <table:table-cell/>
          <table:table-cell table:formula="of:=[.D526]+1" office:value-type="float" office:value="529" calcext:value-type="float">
            <text:p>529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8])" office:value-type="float" office:value="502.1" calcext:value-type="float">
            <text:p>502.1</text:p>
          </table:table-cell>
          <table:table-cell table:formula="of:=INDIRECT(&quot;$&quot;&amp;whichSheet&amp;&quot;.&quot;&amp;valColumn&amp;[.D528])" office:value-type="float" office:value="-89" calcext:value-type="float">
            <text:p>-89</text:p>
          </table:table-cell>
          <table:table-cell/>
          <table:table-cell table:formula="of:=[.D527]+1" office:value-type="float" office:value="530" calcext:value-type="float">
            <text:p>530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29])" office:value-type="float" office:value="502.6" calcext:value-type="float">
            <text:p>502.6</text:p>
          </table:table-cell>
          <table:table-cell table:formula="of:=INDIRECT(&quot;$&quot;&amp;whichSheet&amp;&quot;.&quot;&amp;valColumn&amp;[.D529])" office:value-type="float" office:value="-88" calcext:value-type="float">
            <text:p>-88</text:p>
          </table:table-cell>
          <table:table-cell/>
          <table:table-cell table:formula="of:=[.D528]+1" office:value-type="float" office:value="531" calcext:value-type="float">
            <text:p>531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30])" office:value-type="float" office:value="504.5" calcext:value-type="float">
            <text:p>504.5</text:p>
          </table:table-cell>
          <table:table-cell table:formula="of:=INDIRECT(&quot;$&quot;&amp;whichSheet&amp;&quot;.&quot;&amp;valColumn&amp;[.D530])" office:value-type="float" office:value="-87" calcext:value-type="float">
            <text:p>-87</text:p>
          </table:table-cell>
          <table:table-cell/>
          <table:table-cell table:formula="of:=[.D529]+1" office:value-type="float" office:value="532" calcext:value-type="float">
            <text:p>532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31])" office:value-type="float" office:value="505.9" calcext:value-type="float">
            <text:p>505.9</text:p>
          </table:table-cell>
          <table:table-cell table:formula="of:=INDIRECT(&quot;$&quot;&amp;whichSheet&amp;&quot;.&quot;&amp;valColumn&amp;[.D531])" office:value-type="float" office:value="-86" calcext:value-type="float">
            <text:p>-86</text:p>
          </table:table-cell>
          <table:table-cell/>
          <table:table-cell table:formula="of:=[.D530]+1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32])" office:value-type="float" office:value="506.9" calcext:value-type="float">
            <text:p>506.9</text:p>
          </table:table-cell>
          <table:table-cell table:formula="of:=INDIRECT(&quot;$&quot;&amp;whichSheet&amp;&quot;.&quot;&amp;valColumn&amp;[.D532])" office:value-type="float" office:value="-85" calcext:value-type="float">
            <text:p>-85</text:p>
          </table:table-cell>
          <table:table-cell/>
          <table:table-cell table:formula="of:=[.D531]+1" office:value-type="float" office:value="534" calcext:value-type="float">
            <text:p>534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33])" office:value-type="float" office:value="507.8" calcext:value-type="float">
            <text:p>507.8</text:p>
          </table:table-cell>
          <table:table-cell table:formula="of:=INDIRECT(&quot;$&quot;&amp;whichSheet&amp;&quot;.&quot;&amp;valColumn&amp;[.D533])" office:value-type="float" office:value="-85" calcext:value-type="float">
            <text:p>-85</text:p>
          </table:table-cell>
          <table:table-cell/>
          <table:table-cell table:formula="of:=[.D532]+1" office:value-type="float" office:value="535" calcext:value-type="float">
            <text:p>535</text:p>
          </table:table-cell>
          <table:table-cell table:number-columns-repeated="3"/>
        </table:table-row>
        <table:table-row table:style-name="ro1">
          <table:table-cell table:formula="of:=INDIRECT(&quot;$&quot;&amp;whichSheet&amp;&quot;.&quot;&amp;timeColumn&amp;[.D534])" office:value-type="float" office:value="508.3" calcext:value-type="float">
            <text:p>508.3</text:p>
          </table:table-cell>
          <table:table-cell table:formula="of:=INDIRECT(&quot;$&quot;&amp;whichSheet&amp;&quot;.&quot;&amp;valColumn&amp;[.D534])" office:value-type="float" office:value="-83" calcext:value-type="float">
            <text:p>-83</text:p>
          </table:table-cell>
          <table:table-cell/>
          <table:table-cell table:formula="of:=[.D533]+1" office:value-type="float" office:value="536" calcext:value-type="float">
            <text:p>5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4]+1"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5]+1"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6]+1"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7]+1" office:value-type="float" office:value="540" calcext:value-type="float">
            <text:p>5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8]+1" office:value-type="float" office:value="541" calcext:value-type="float">
            <text:p>5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39]+1" office:value-type="float" office:value="542" calcext:value-type="float">
            <text:p>5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0]+1" office:value-type="float" office:value="543" calcext:value-type="float">
            <text:p>5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1]+1"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2]+1" office:value-type="float" office:value="545" calcext:value-type="float">
            <text:p>5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3]+1" office:value-type="float" office:value="546" calcext:value-type="float">
            <text:p>5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4]+1" office:value-type="float" office:value="547" calcext:value-type="float">
            <text:p>5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5]+1" office:value-type="float" office:value="548" calcext:value-type="float">
            <text:p>5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6]+1" office:value-type="float" office:value="549" calcext:value-type="float">
            <text:p>5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7]+1" office:value-type="float" office:value="550" calcext:value-type="float">
            <text:p>5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8]+1" office:value-type="float" office:value="551" calcext:value-type="float">
            <text:p>5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49]+1" office:value-type="float" office:value="552" calcext:value-type="float">
            <text:p>5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0]+1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1]+1" office:value-type="float" office:value="554" calcext:value-type="float">
            <text:p>5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2]+1"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3]+1" office:value-type="float" office:value="556" calcext:value-type="float">
            <text:p>5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4]+1" office:value-type="float" office:value="557" calcext:value-type="float">
            <text:p>5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5]+1" office:value-type="float" office:value="558" calcext:value-type="float">
            <text:p>5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6]+1" office:value-type="float" office:value="559" calcext:value-type="float">
            <text:p>5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7]+1" office:value-type="float" office:value="560" calcext:value-type="float">
            <text:p>5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8]+1" office:value-type="float" office:value="561" calcext:value-type="float">
            <text:p>5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59]+1"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0]+1"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1]+1" office:value-type="float" office:value="564" calcext:value-type="float">
            <text:p>5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2]+1" office:value-type="float" office:value="565" calcext:value-type="float">
            <text:p>5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3]+1" office:value-type="float" office:value="566" calcext:value-type="float">
            <text:p>5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4]+1" office:value-type="float" office:value="567" calcext:value-type="float">
            <text:p>5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5]+1" office:value-type="float" office:value="568" calcext:value-type="float">
            <text:p>5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6]+1" office:value-type="float" office:value="569" calcext:value-type="float">
            <text:p>5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7]+1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8]+1" office:value-type="float" office:value="571" calcext:value-type="float">
            <text:p>5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69]+1" office:value-type="float" office:value="572" calcext:value-type="float">
            <text:p>5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0]+1" office:value-type="float" office:value="573" calcext:value-type="float">
            <text:p>5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1]+1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2]+1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3]+1" office:value-type="float" office:value="576" calcext:value-type="float">
            <text:p>5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4]+1"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5]+1" office:value-type="float" office:value="578" calcext:value-type="float">
            <text:p>5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6]+1" office:value-type="float" office:value="579" calcext:value-type="float">
            <text:p>5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7]+1" office:value-type="float" office:value="580" calcext:value-type="float">
            <text:p>5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8]+1" office:value-type="float" office:value="581" calcext:value-type="float">
            <text:p>5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79]+1" office:value-type="float" office:value="582" calcext:value-type="float">
            <text:p>5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0]+1" office:value-type="float" office:value="583" calcext:value-type="float">
            <text:p>5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1]+1" office:value-type="float" office:value="584" calcext:value-type="float">
            <text:p>5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2]+1" office:value-type="float" office:value="585" calcext:value-type="float">
            <text:p>5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3]+1"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4]+1" office:value-type="float" office:value="587" calcext:value-type="float">
            <text:p>5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5]+1" office:value-type="float" office:value="588" calcext:value-type="float">
            <text:p>5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6]+1" office:value-type="float" office:value="589" calcext:value-type="float">
            <text:p>5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7]+1"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8]+1" office:value-type="float" office:value="591" calcext:value-type="float">
            <text:p>5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89]+1"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0]+1" office:value-type="float" office:value="593" calcext:value-type="float">
            <text:p>5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1]+1" office:value-type="float" office:value="594" calcext:value-type="float">
            <text:p>5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2]+1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3]+1" office:value-type="float" office:value="596" calcext:value-type="float">
            <text:p>5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4]+1" office:value-type="float" office:value="597" calcext:value-type="float">
            <text:p>5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5]+1" office:value-type="float" office:value="598" calcext:value-type="float">
            <text:p>5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6]+1" office:value-type="float" office:value="599" calcext:value-type="float">
            <text:p>5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7]+1"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8]+1" office:value-type="float" office:value="601" calcext:value-type="float">
            <text:p>6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599]+1" office:value-type="float" office:value="602" calcext:value-type="float">
            <text:p>6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0]+1" office:value-type="float" office:value="603" calcext:value-type="float">
            <text:p>6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1]+1" office:value-type="float" office:value="604" calcext:value-type="float">
            <text:p>6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2]+1"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3]+1"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4]+1" office:value-type="float" office:value="607" calcext:value-type="float">
            <text:p>6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5]+1" office:value-type="float" office:value="608" calcext:value-type="float">
            <text:p>6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6]+1" office:value-type="float" office:value="609" calcext:value-type="float">
            <text:p>6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7]+1" office:value-type="float" office:value="610" calcext:value-type="float">
            <text:p>6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8]+1" office:value-type="float" office:value="611" calcext:value-type="float">
            <text:p>6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09]+1"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0]+1" office:value-type="float" office:value="613" calcext:value-type="float">
            <text:p>6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1]+1" office:value-type="float" office:value="614" calcext:value-type="float">
            <text:p>6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2]+1" office:value-type="float" office:value="615" calcext:value-type="float">
            <text:p>6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3]+1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4]+1" office:value-type="float" office:value="617" calcext:value-type="float">
            <text:p>6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5]+1" office:value-type="float" office:value="618" calcext:value-type="float">
            <text:p>6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6]+1" office:value-type="float" office:value="619" calcext:value-type="float">
            <text:p>6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7]+1" office:value-type="float" office:value="620" calcext:value-type="float">
            <text:p>6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8]+1" office:value-type="float" office:value="621" calcext:value-type="float">
            <text:p>6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19]+1" office:value-type="float" office:value="622" calcext:value-type="float">
            <text:p>6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0]+1" office:value-type="float" office:value="623" calcext:value-type="float">
            <text:p>6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1]+1"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2]+1" office:value-type="float" office:value="625" calcext:value-type="float">
            <text:p>6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3]+1" office:value-type="float" office:value="626" calcext:value-type="float">
            <text:p>6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4]+1"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5]+1" office:value-type="float" office:value="628" calcext:value-type="float">
            <text:p>6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6]+1" office:value-type="float" office:value="629" calcext:value-type="float">
            <text:p>6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7]+1" office:value-type="float" office:value="630" calcext:value-type="float">
            <text:p>6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8]+1" office:value-type="float" office:value="631" calcext:value-type="float">
            <text:p>6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29]+1" office:value-type="float" office:value="632" calcext:value-type="float">
            <text:p>6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0]+1"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1]+1"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2]+1" office:value-type="float" office:value="635" calcext:value-type="float">
            <text:p>6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3]+1" office:value-type="float" office:value="636" calcext:value-type="float">
            <text:p>6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4]+1"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5]+1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6]+1" office:value-type="float" office:value="639" calcext:value-type="float">
            <text:p>6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7]+1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8]+1" office:value-type="float" office:value="641" calcext:value-type="float">
            <text:p>6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39]+1"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0]+1" office:value-type="float" office:value="643" calcext:value-type="float">
            <text:p>6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1]+1"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2]+1" office:value-type="float" office:value="645" calcext:value-type="float">
            <text:p>6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3]+1" office:value-type="float" office:value="646" calcext:value-type="float">
            <text:p>6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4]+1" office:value-type="float" office:value="647" calcext:value-type="float">
            <text:p>6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5]+1" office:value-type="float" office:value="648" calcext:value-type="float">
            <text:p>6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6]+1" office:value-type="float" office:value="649" calcext:value-type="float">
            <text:p>6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7]+1" office:value-type="float" office:value="650" calcext:value-type="float">
            <text:p>6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8]+1" office:value-type="float" office:value="651" calcext:value-type="float">
            <text:p>6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49]+1"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0]+1"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1]+1" office:value-type="float" office:value="654" calcext:value-type="float">
            <text:p>6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2]+1" office:value-type="float" office:value="655" calcext:value-type="float">
            <text:p>6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3]+1" office:value-type="float" office:value="656" calcext:value-type="float">
            <text:p>6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4]+1" office:value-type="float" office:value="657" calcext:value-type="float">
            <text:p>6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5]+1" office:value-type="float" office:value="658" calcext:value-type="float">
            <text:p>6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6]+1" office:value-type="float" office:value="659" calcext:value-type="float">
            <text:p>6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7]+1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8]+1" office:value-type="float" office:value="661" calcext:value-type="float">
            <text:p>6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59]+1" office:value-type="float" office:value="662" calcext:value-type="float">
            <text:p>6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0]+1" office:value-type="float" office:value="663" calcext:value-type="float">
            <text:p>6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1]+1" office:value-type="float" office:value="664" calcext:value-type="float">
            <text:p>6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2]+1" office:value-type="float" office:value="665" calcext:value-type="float">
            <text:p>6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3]+1" office:value-type="float" office:value="666" calcext:value-type="float">
            <text:p>6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4]+1" office:value-type="float" office:value="667" calcext:value-type="float">
            <text:p>6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5]+1"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6]+1" office:value-type="float" office:value="669" calcext:value-type="float">
            <text:p>6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7]+1" office:value-type="float" office:value="670" calcext:value-type="float">
            <text:p>67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8]+1" office:value-type="float" office:value="671" calcext:value-type="float">
            <text:p>6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69]+1" office:value-type="float" office:value="672" calcext:value-type="float">
            <text:p>6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0]+1" office:value-type="float" office:value="673" calcext:value-type="float">
            <text:p>6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1]+1" office:value-type="float" office:value="674" calcext:value-type="float">
            <text:p>6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2]+1" office:value-type="float" office:value="675" calcext:value-type="float">
            <text:p>6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3]+1" office:value-type="float" office:value="676" calcext:value-type="float">
            <text:p>6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4]+1" office:value-type="float" office:value="677" calcext:value-type="float">
            <text:p>6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5]+1"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6]+1" office:value-type="float" office:value="679" calcext:value-type="float">
            <text:p>6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7]+1" office:value-type="float" office:value="680" calcext:value-type="float">
            <text:p>6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8]+1" office:value-type="float" office:value="681" calcext:value-type="float">
            <text:p>6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79]+1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0]+1" office:value-type="float" office:value="683" calcext:value-type="float">
            <text:p>6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1]+1" office:value-type="float" office:value="684" calcext:value-type="float">
            <text:p>6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2]+1" office:value-type="float" office:value="685" calcext:value-type="float">
            <text:p>6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3]+1" office:value-type="float" office:value="686" calcext:value-type="float">
            <text:p>6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4]+1" office:value-type="float" office:value="687" calcext:value-type="float">
            <text:p>6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5]+1" office:value-type="float" office:value="688" calcext:value-type="float">
            <text:p>6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6]+1" office:value-type="float" office:value="689" calcext:value-type="float">
            <text:p>6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7]+1" office:value-type="float" office:value="690" calcext:value-type="float">
            <text:p>6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8]+1" office:value-type="float" office:value="691" calcext:value-type="float">
            <text:p>6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89]+1" office:value-type="float" office:value="692" calcext:value-type="float">
            <text:p>6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0]+1"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1]+1" office:value-type="float" office:value="694" calcext:value-type="float">
            <text:p>6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2]+1" office:value-type="float" office:value="695" calcext:value-type="float">
            <text:p>6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3]+1" office:value-type="float" office:value="696" calcext:value-type="float">
            <text:p>6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4]+1" office:value-type="float" office:value="697" calcext:value-type="float">
            <text:p>6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5]+1" office:value-type="float" office:value="698" calcext:value-type="float">
            <text:p>6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6]+1"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7]+1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8]+1"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699]+1" office:value-type="float" office:value="702" calcext:value-type="float">
            <text:p>7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0]+1" office:value-type="float" office:value="703" calcext:value-type="float">
            <text:p>7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1]+1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2]+1"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3]+1" office:value-type="float" office:value="706" calcext:value-type="float">
            <text:p>7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4]+1" office:value-type="float" office:value="707" calcext:value-type="float">
            <text:p>7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5]+1" office:value-type="float" office:value="708" calcext:value-type="float">
            <text:p>7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6]+1" office:value-type="float" office:value="709" calcext:value-type="float">
            <text:p>7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7]+1"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8]+1" office:value-type="float" office:value="711" calcext:value-type="float">
            <text:p>7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09]+1" office:value-type="float" office:value="712" calcext:value-type="float">
            <text:p>7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0]+1" office:value-type="float" office:value="713" calcext:value-type="float">
            <text:p>7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1]+1"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2]+1" office:value-type="float" office:value="715" calcext:value-type="float">
            <text:p>7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3]+1" office:value-type="float" office:value="716" calcext:value-type="float">
            <text:p>7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4]+1" office:value-type="float" office:value="717" calcext:value-type="float">
            <text:p>7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5]+1" office:value-type="float" office:value="718" calcext:value-type="float">
            <text:p>7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6]+1" office:value-type="float" office:value="719" calcext:value-type="float">
            <text:p>7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7]+1"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8]+1" office:value-type="float" office:value="721" calcext:value-type="float">
            <text:p>7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19]+1" office:value-type="float" office:value="722" calcext:value-type="float">
            <text:p>7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0]+1" office:value-type="float" office:value="723" calcext:value-type="float">
            <text:p>7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1]+1" office:value-type="float" office:value="724" calcext:value-type="float">
            <text:p>7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2]+1" office:value-type="float" office:value="725" calcext:value-type="float">
            <text:p>7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3]+1" office:value-type="float" office:value="726" calcext:value-type="float">
            <text:p>7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4]+1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5]+1" office:value-type="float" office:value="728" calcext:value-type="float">
            <text:p>7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6]+1" office:value-type="float" office:value="729" calcext:value-type="float">
            <text:p>7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7]+1"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8]+1" office:value-type="float" office:value="731" calcext:value-type="float">
            <text:p>7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29]+1" office:value-type="float" office:value="732" calcext:value-type="float">
            <text:p>7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0]+1" office:value-type="float" office:value="733" calcext:value-type="float">
            <text:p>7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1]+1" office:value-type="float" office:value="734" calcext:value-type="float">
            <text:p>7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2]+1" office:value-type="float" office:value="735" calcext:value-type="float">
            <text:p>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3]+1" office:value-type="float" office:value="736" calcext:value-type="float">
            <text:p>7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4]+1" office:value-type="float" office:value="737" calcext:value-type="float">
            <text:p>7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5]+1" office:value-type="float" office:value="738" calcext:value-type="float">
            <text:p>7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6]+1" office:value-type="float" office:value="739" calcext:value-type="float">
            <text:p>7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7]+1" office:value-type="float" office:value="740" calcext:value-type="float">
            <text:p>7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8]+1" office:value-type="float" office:value="741" calcext:value-type="float">
            <text:p>7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39]+1" office:value-type="float" office:value="742" calcext:value-type="float">
            <text:p>7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0]+1" office:value-type="float" office:value="743" calcext:value-type="float">
            <text:p>7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1]+1"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2]+1" office:value-type="float" office:value="745" calcext:value-type="float">
            <text:p>7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3]+1" office:value-type="float" office:value="746" calcext:value-type="float">
            <text:p>7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4]+1" office:value-type="float" office:value="747" calcext:value-type="float">
            <text:p>7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5]+1" office:value-type="float" office:value="748" calcext:value-type="float">
            <text:p>7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6]+1" office:value-type="float" office:value="749" calcext:value-type="float">
            <text:p>7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7]+1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8]+1" office:value-type="float" office:value="751" calcext:value-type="float">
            <text:p>7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49]+1" office:value-type="float" office:value="752" calcext:value-type="float">
            <text:p>7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0]+1" office:value-type="float" office:value="753" calcext:value-type="float">
            <text:p>7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1]+1" office:value-type="float" office:value="754" calcext:value-type="float">
            <text:p>7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2]+1"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3]+1" office:value-type="float" office:value="756" calcext:value-type="float">
            <text:p>7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4]+1"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5]+1" office:value-type="float" office:value="758" calcext:value-type="float">
            <text:p>7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6]+1" office:value-type="float" office:value="759" calcext:value-type="float">
            <text:p>7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7]+1" office:value-type="float" office:value="760" calcext:value-type="float">
            <text:p>7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8]+1"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59]+1" office:value-type="float" office:value="762" calcext:value-type="float">
            <text:p>7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0]+1" office:value-type="float" office:value="763" calcext:value-type="float">
            <text:p>7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1]+1" office:value-type="float" office:value="764" calcext:value-type="float">
            <text:p>7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2]+1" office:value-type="float" office:value="765" calcext:value-type="float">
            <text:p>7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3]+1" office:value-type="float" office:value="766" calcext:value-type="float">
            <text:p>7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4]+1" office:value-type="float" office:value="767" calcext:value-type="float">
            <text:p>7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5]+1"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6]+1" office:value-type="float" office:value="769" calcext:value-type="float">
            <text:p>7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7]+1"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8]+1" office:value-type="float" office:value="771" calcext:value-type="float">
            <text:p>7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69]+1" office:value-type="float" office:value="772" calcext:value-type="float">
            <text:p>7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0]+1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1]+1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2]+1" office:value-type="float" office:value="775" calcext:value-type="float">
            <text:p>7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3]+1" office:value-type="float" office:value="776" calcext:value-type="float">
            <text:p>7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4]+1" office:value-type="float" office:value="777" calcext:value-type="float">
            <text:p>7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5]+1" office:value-type="float" office:value="778" calcext:value-type="float">
            <text:p>7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6]+1" office:value-type="float" office:value="779" calcext:value-type="float">
            <text:p>7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7]+1"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8]+1" office:value-type="float" office:value="781" calcext:value-type="float">
            <text:p>7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79]+1" office:value-type="float" office:value="782" calcext:value-type="float">
            <text:p>7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0]+1" office:value-type="float" office:value="783" calcext:value-type="float">
            <text:p>7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1]+1" office:value-type="float" office:value="784" calcext:value-type="float">
            <text:p>7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2]+1" office:value-type="float" office:value="785" calcext:value-type="float">
            <text:p>7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3]+1" office:value-type="float" office:value="786" calcext:value-type="float">
            <text:p>7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4]+1"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5]+1" office:value-type="float" office:value="788" calcext:value-type="float">
            <text:p>7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6]+1" office:value-type="float" office:value="789" calcext:value-type="float">
            <text:p>7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7]+1" office:value-type="float" office:value="790" calcext:value-type="float">
            <text:p>7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8]+1" office:value-type="float" office:value="791" calcext:value-type="float">
            <text:p>7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89]+1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0]+1" office:value-type="float" office:value="793" calcext:value-type="float">
            <text:p>7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1]+1" office:value-type="float" office:value="794" calcext:value-type="float">
            <text:p>7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2]+1"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3]+1" office:value-type="float" office:value="796" calcext:value-type="float">
            <text:p>7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4]+1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5]+1" office:value-type="float" office:value="798" calcext:value-type="float">
            <text:p>7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6]+1" office:value-type="float" office:value="799" calcext:value-type="float">
            <text:p>7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7]+1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8]+1" office:value-type="float" office:value="801" calcext:value-type="float">
            <text:p>8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799]+1" office:value-type="float" office:value="802" calcext:value-type="float">
            <text:p>8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0]+1" office:value-type="float" office:value="803" calcext:value-type="float">
            <text:p>8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1]+1" office:value-type="float" office:value="804" calcext:value-type="float">
            <text:p>8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2]+1" office:value-type="float" office:value="805" calcext:value-type="float">
            <text:p>8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3]+1" office:value-type="float" office:value="806" calcext:value-type="float">
            <text:p>8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4]+1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5]+1" office:value-type="float" office:value="808" calcext:value-type="float">
            <text:p>8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6]+1"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7]+1" office:value-type="float" office:value="810" calcext:value-type="float">
            <text:p>8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8]+1" office:value-type="float" office:value="811" calcext:value-type="float">
            <text:p>8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09]+1"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0]+1" office:value-type="float" office:value="813" calcext:value-type="float">
            <text:p>8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1]+1" office:value-type="float" office:value="814" calcext:value-type="float">
            <text:p>8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2]+1" office:value-type="float" office:value="815" calcext:value-type="float">
            <text:p>8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3]+1" office:value-type="float" office:value="816" calcext:value-type="float">
            <text:p>8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4]+1" office:value-type="float" office:value="817" calcext:value-type="float">
            <text:p>8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5]+1" office:value-type="float" office:value="818" calcext:value-type="float">
            <text:p>8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6]+1" office:value-type="float" office:value="819" calcext:value-type="float">
            <text:p>8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7]+1"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8]+1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19]+1" office:value-type="float" office:value="822" calcext:value-type="float">
            <text:p>8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0]+1"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1]+1" office:value-type="float" office:value="824" calcext:value-type="float">
            <text:p>8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2]+1"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3]+1" office:value-type="float" office:value="826" calcext:value-type="float">
            <text:p>8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4]+1" office:value-type="float" office:value="827" calcext:value-type="float">
            <text:p>8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5]+1" office:value-type="float" office:value="828" calcext:value-type="float">
            <text:p>8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6]+1" office:value-type="float" office:value="829" calcext:value-type="float">
            <text:p>8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7]+1" office:value-type="float" office:value="830" calcext:value-type="float">
            <text:p>8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8]+1" office:value-type="float" office:value="831" calcext:value-type="float">
            <text:p>8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29]+1" office:value-type="float" office:value="832" calcext:value-type="float">
            <text:p>8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0]+1" office:value-type="float" office:value="833" calcext:value-type="float">
            <text:p>8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1]+1" office:value-type="float" office:value="834" calcext:value-type="float">
            <text:p>8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2]+1" office:value-type="float" office:value="835" calcext:value-type="float">
            <text:p>8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3]+1" office:value-type="float" office:value="836" calcext:value-type="float">
            <text:p>8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4]+1" office:value-type="float" office:value="837" calcext:value-type="float">
            <text:p>8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5]+1" office:value-type="float" office:value="838" calcext:value-type="float">
            <text:p>8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6]+1" office:value-type="float" office:value="839" calcext:value-type="float">
            <text:p>8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7]+1"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8]+1" office:value-type="float" office:value="841" calcext:value-type="float">
            <text:p>8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39]+1" office:value-type="float" office:value="842" calcext:value-type="float">
            <text:p>8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0]+1" office:value-type="float" office:value="843" calcext:value-type="float">
            <text:p>8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1]+1" office:value-type="float" office:value="844" calcext:value-type="float">
            <text:p>8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2]+1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3]+1" office:value-type="float" office:value="846" calcext:value-type="float">
            <text:p>8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4]+1" office:value-type="float" office:value="847" calcext:value-type="float">
            <text:p>8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5]+1" office:value-type="float" office:value="848" calcext:value-type="float">
            <text:p>8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6]+1" office:value-type="float" office:value="849" calcext:value-type="float">
            <text:p>8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7]+1" office:value-type="float" office:value="850" calcext:value-type="float">
            <text:p>8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8]+1" office:value-type="float" office:value="851" calcext:value-type="float">
            <text:p>8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49]+1" office:value-type="float" office:value="852" calcext:value-type="float">
            <text:p>8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0]+1" office:value-type="float" office:value="853" calcext:value-type="float">
            <text:p>8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1]+1"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2]+1" office:value-type="float" office:value="855" calcext:value-type="float">
            <text:p>8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3]+1" office:value-type="float" office:value="856" calcext:value-type="float">
            <text:p>8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4]+1" office:value-type="float" office:value="857" calcext:value-type="float">
            <text:p>8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5]+1" office:value-type="float" office:value="858" calcext:value-type="float">
            <text:p>8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6]+1"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7]+1" office:value-type="float" office:value="860" calcext:value-type="float">
            <text:p>8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8]+1" office:value-type="float" office:value="861" calcext:value-type="float">
            <text:p>8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59]+1" office:value-type="float" office:value="862" calcext:value-type="float">
            <text:p>8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0]+1" office:value-type="float" office:value="863" calcext:value-type="float">
            <text:p>8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1]+1" office:value-type="float" office:value="864" calcext:value-type="float">
            <text:p>8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2]+1" office:value-type="float" office:value="865" calcext:value-type="float">
            <text:p>8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3]+1" office:value-type="float" office:value="866" calcext:value-type="float">
            <text:p>8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4]+1" office:value-type="float" office:value="867" calcext:value-type="float">
            <text:p>8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5]+1" office:value-type="float" office:value="868" calcext:value-type="float">
            <text:p>8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6]+1" office:value-type="float" office:value="869" calcext:value-type="float">
            <text:p>8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7]+1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8]+1" office:value-type="float" office:value="871" calcext:value-type="float">
            <text:p>8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69]+1" office:value-type="float" office:value="872" calcext:value-type="float">
            <text:p>8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0]+1" office:value-type="float" office:value="873" calcext:value-type="float">
            <text:p>8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1]+1" office:value-type="float" office:value="874" calcext:value-type="float">
            <text:p>8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2]+1" office:value-type="float" office:value="875" calcext:value-type="float">
            <text:p>8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3]+1" office:value-type="float" office:value="876" calcext:value-type="float">
            <text:p>8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4]+1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5]+1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6]+1" office:value-type="float" office:value="879" calcext:value-type="float">
            <text:p>8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7]+1"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8]+1" office:value-type="float" office:value="881" calcext:value-type="float">
            <text:p>8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79]+1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0]+1" office:value-type="float" office:value="883" calcext:value-type="float">
            <text:p>8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1]+1" office:value-type="float" office:value="884" calcext:value-type="float">
            <text:p>8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2]+1" office:value-type="float" office:value="885" calcext:value-type="float">
            <text:p>8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3]+1"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4]+1"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5]+1" office:value-type="float" office:value="888" calcext:value-type="float">
            <text:p>8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6]+1" office:value-type="float" office:value="889" calcext:value-type="float">
            <text:p>8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7]+1" office:value-type="float" office:value="890" calcext:value-type="float">
            <text:p>8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8]+1" office:value-type="float" office:value="891" calcext:value-type="float">
            <text:p>8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89]+1" office:value-type="float" office:value="892" calcext:value-type="float">
            <text:p>8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0]+1" office:value-type="float" office:value="893" calcext:value-type="float">
            <text:p>8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1]+1" office:value-type="float" office:value="894" calcext:value-type="float">
            <text:p>8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2]+1" office:value-type="float" office:value="895" calcext:value-type="float">
            <text:p>8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3]+1" office:value-type="float" office:value="896" calcext:value-type="float">
            <text:p>8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4]+1" office:value-type="float" office:value="897" calcext:value-type="float">
            <text:p>8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5]+1" office:value-type="float" office:value="898" calcext:value-type="float">
            <text:p>8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6]+1" office:value-type="float" office:value="899" calcext:value-type="float">
            <text:p>89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7]+1"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8]+1" office:value-type="float" office:value="901" calcext:value-type="float">
            <text:p>90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899]+1"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0]+1"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1]+1" office:value-type="float" office:value="904" calcext:value-type="float">
            <text:p>9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2]+1" office:value-type="float" office:value="905" calcext:value-type="float">
            <text:p>90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3]+1" office:value-type="float" office:value="906" calcext:value-type="float">
            <text:p>90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4]+1" office:value-type="float" office:value="907" calcext:value-type="float">
            <text:p>90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5]+1" office:value-type="float" office:value="908" calcext:value-type="float">
            <text:p>90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6]+1" office:value-type="float" office:value="909" calcext:value-type="float">
            <text:p>90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7]+1" office:value-type="float" office:value="910" calcext:value-type="float">
            <text:p>91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8]+1" office:value-type="float" office:value="911" calcext:value-type="float">
            <text:p>91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09]+1"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0]+1" office:value-type="float" office:value="913" calcext:value-type="float">
            <text:p>91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1]+1" office:value-type="float" office:value="914" calcext:value-type="float">
            <text:p>91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2]+1" office:value-type="float" office:value="915" calcext:value-type="float">
            <text:p>91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3]+1" office:value-type="float" office:value="916" calcext:value-type="float">
            <text:p>91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4]+1" office:value-type="float" office:value="917" calcext:value-type="float">
            <text:p>91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5]+1"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6]+1" office:value-type="float" office:value="919" calcext:value-type="float">
            <text:p>91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7]+1"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8]+1" office:value-type="float" office:value="921" calcext:value-type="float">
            <text:p>92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19]+1" office:value-type="float" office:value="922" calcext:value-type="float">
            <text:p>92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0]+1" office:value-type="float" office:value="923" calcext:value-type="float">
            <text:p>92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1]+1"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2]+1" office:value-type="float" office:value="925" calcext:value-type="float">
            <text:p>92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3]+1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4]+1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5]+1" office:value-type="float" office:value="928" calcext:value-type="float">
            <text:p>92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6]+1" office:value-type="float" office:value="929" calcext:value-type="float">
            <text:p>92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7]+1" office:value-type="float" office:value="930" calcext:value-type="float">
            <text:p>93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8]+1" office:value-type="float" office:value="931" calcext:value-type="float">
            <text:p>93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29]+1" office:value-type="float" office:value="932" calcext:value-type="float">
            <text:p>93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0]+1" office:value-type="float" office:value="933" calcext:value-type="float">
            <text:p>93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1]+1" office:value-type="float" office:value="934" calcext:value-type="float">
            <text:p>93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2]+1" office:value-type="float" office:value="935" calcext:value-type="float">
            <text:p>9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3]+1" office:value-type="float" office:value="936" calcext:value-type="float">
            <text:p>93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4]+1" office:value-type="float" office:value="937" calcext:value-type="float">
            <text:p>93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5]+1" office:value-type="float" office:value="938" calcext:value-type="float">
            <text:p>93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6]+1"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7]+1" office:value-type="float" office:value="940" calcext:value-type="float">
            <text:p>94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8]+1" office:value-type="float" office:value="941" calcext:value-type="float">
            <text:p>9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39]+1" office:value-type="float" office:value="942" calcext:value-type="float">
            <text:p>9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0]+1" office:value-type="float" office:value="943" calcext:value-type="float">
            <text:p>94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1]+1" office:value-type="float" office:value="944" calcext:value-type="float">
            <text:p>9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2]+1" office:value-type="float" office:value="945" calcext:value-type="float">
            <text:p>94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3]+1" office:value-type="float" office:value="946" calcext:value-type="float">
            <text:p>94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4]+1"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5]+1" office:value-type="float" office:value="948" calcext:value-type="float">
            <text:p>94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6]+1" office:value-type="float" office:value="949" calcext:value-type="float">
            <text:p>94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7]+1"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8]+1"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49]+1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0]+1" office:value-type="float" office:value="953" calcext:value-type="float">
            <text:p>95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1]+1" office:value-type="float" office:value="954" calcext:value-type="float">
            <text:p>95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2]+1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3]+1" office:value-type="float" office:value="956" calcext:value-type="float">
            <text:p>95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4]+1" office:value-type="float" office:value="957" calcext:value-type="float">
            <text:p>95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5]+1" office:value-type="float" office:value="958" calcext:value-type="float">
            <text:p>95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6]+1" office:value-type="float" office:value="959" calcext:value-type="float">
            <text:p>95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7]+1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8]+1" office:value-type="float" office:value="961" calcext:value-type="float">
            <text:p>96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59]+1"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0]+1" office:value-type="float" office:value="963" calcext:value-type="float">
            <text:p>96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1]+1" office:value-type="float" office:value="964" calcext:value-type="float">
            <text:p>9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2]+1" office:value-type="float" office:value="965" calcext:value-type="float">
            <text:p>96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3]+1" office:value-type="float" office:value="966" calcext:value-type="float">
            <text:p>96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4]+1" office:value-type="float" office:value="967" calcext:value-type="float">
            <text:p>96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5]+1" office:value-type="float" office:value="968" calcext:value-type="float">
            <text:p>9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6]+1" office:value-type="float" office:value="969" calcext:value-type="float">
            <text:p>96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7]+1" office:value-type="float" office:value="970" calcext:value-type="float">
            <text:p>97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8]+1" office:value-type="float" office:value="971" calcext:value-type="float">
            <text:p>97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69]+1" office:value-type="float" office:value="972" calcext:value-type="float">
            <text:p>97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0]+1" office:value-type="float" office:value="973" calcext:value-type="float">
            <text:p>97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1]+1" office:value-type="float" office:value="974" calcext:value-type="float">
            <text:p>97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2]+1" office:value-type="float" office:value="975" calcext:value-type="float">
            <text:p>9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3]+1" office:value-type="float" office:value="976" calcext:value-type="float">
            <text:p>97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4]+1" office:value-type="float" office:value="977" calcext:value-type="float">
            <text:p>97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5]+1"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6]+1" office:value-type="float" office:value="979" calcext:value-type="float">
            <text:p>97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7]+1" office:value-type="float" office:value="980" calcext:value-type="float">
            <text:p>9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8]+1" office:value-type="float" office:value="981" calcext:value-type="float">
            <text:p>98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79]+1"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0]+1" office:value-type="float" office:value="983" calcext:value-type="float">
            <text:p>98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1]+1"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2]+1" office:value-type="float" office:value="985" calcext:value-type="float">
            <text:p>98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3]+1" office:value-type="float" office:value="986" calcext:value-type="float">
            <text:p>98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4]+1" office:value-type="float" office:value="987" calcext:value-type="float">
            <text:p>98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5]+1" office:value-type="float" office:value="988" calcext:value-type="float">
            <text:p>98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6]+1" office:value-type="float" office:value="989" calcext:value-type="float">
            <text:p>989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7]+1" office:value-type="float" office:value="990" calcext:value-type="float">
            <text:p>990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8]+1" office:value-type="float" office:value="991" calcext:value-type="float">
            <text:p>991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89]+1" office:value-type="float" office:value="992" calcext:value-type="float">
            <text:p>992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0]+1" office:value-type="float" office:value="993" calcext:value-type="float">
            <text:p>993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1]+1" office:value-type="float" office:value="994" calcext:value-type="float">
            <text:p>9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2]+1" office:value-type="float" office:value="995" calcext:value-type="float">
            <text:p>9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3]+1" office:value-type="float" office:value="996" calcext:value-type="float">
            <text:p>99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4]+1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5]+1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996]+1" office:value-type="float" office:value="999" calcext:value-type="float">
            <text:p>999</text:p>
          </table:table-cell>
          <table:table-cell table:number-columns-repeated="3"/>
        </table:table-row>
      </table:table>
      <table:named-expressions>
        <table:named-range table:name="sheet" table:base-cell-address="$Graph.$E$1" table:cell-range-address="$Graph.$G$1"/>
        <table:named-range table:name="timeColumn" table:base-cell-address="$Graph.$F$2" table:cell-range-address="$Graph.$G$2"/>
        <table:named-range table:name="valColumn" table:base-cell-address="$Graph.$F$3" table:cell-range-address="$Graph.$G$3"/>
        <table:named-range table:name="whichSheet" table:base-cell-address="$Graph.$E$1" table:cell-range-address="$Graph.$G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10:09:28.057000000</meta:creation-date>
    <dc:date>2024-03-07T14:37:47.354000000</dc:date>
    <meta:editing-duration>PT3H59M39S</meta:editing-duration>
    <meta:editing-cycles>15</meta:editing-cycles>
    <meta:generator>LibreOffice/24.2.1.2$Windows_X86_64 LibreOffice_project/db4def46b0453cc22e2d0305797cf981b68ef5ac</meta:generator>
    <meta:document-statistic meta:table-count="3" meta:cell-count="9585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Dot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Long_20_Dot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ot_20__28_Rounded_29_" svg:stroke-color="#579d1c" svg:stroke-linecap="round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96cm" svg:height="11.602cm" xlink:href=".." xlink:type="simple" chart:class="chart:line" chart:style-name="ch1">
        <chart:legend chart:legend-position="end" svg:x="17.499cm" svg:y="4.755cm" style:legend-expansion="high" chart:style-name="ch2"/>
        <chart:plot-area chart:style-name="ch3" table:cell-range-address="edge.C1:edge.G534" chart:data-source-has-labels="both" svg:x="0.411cm" svg:y="0.232cm" svg:width="16.677cm" svg:height="11.138cm">
          <chart:coordinate-region svg:x="1.35cm" svg:y="0.431cm" svg:width="15.738cm" svg:height="10.74cm"/>
          <chart:axis chart:dimension="x" chart:name="primary-x" chart:style-name="ch4" chartooo:axis-type="auto">
            <chartooo:date-scale/>
            <chart:categories table:cell-range-address="edge.C2:edge.C5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dge.D2:edge.D534" chart:label-cell-address="edge.D1:edge.D1" chart:class="chart:line">
            <chart:data-point chart:repeated="533"/>
          </chart:series>
          <chart:series chart:style-name="ch8" chart:values-cell-range-address="edge.E2:edge.E534" chart:label-cell-address="edge.E1:edge.E1" chart:class="chart:line">
            <chart:data-point chart:repeated="533"/>
          </chart:series>
          <chart:series chart:style-name="ch9" chart:values-cell-range-address="edge.F2:edge.F534" chart:label-cell-address="edge.F1:edge.F1" chart:class="chart:line">
            <chart:data-point chart:repeated="533"/>
          </chart:series>
          <chart:series chart:style-name="ch10" chart:values-cell-range-address="edge.G2:edge.G534" chart:label-cell-address="edge.G1:edge.G1" chart:class="chart:line">
            <chart:data-point chart:repeated="5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rssi</text:p>
                <draw:g>
                  <svg:desc>edge.D1:edge.D1</svg:desc>
                </draw:g>
              </table:table-cell>
              <table:table-cell office:value-type="string">
                <text:p>Ave_5</text:p>
                <draw:g>
                  <svg:desc>edge.E1:edge.E1</svg:desc>
                </draw:g>
              </table:table-cell>
              <table:table-cell office:value-type="string">
                <text:p>ave_3</text:p>
                <draw:g>
                  <svg:desc>edge.F1:edge.F1</svg:desc>
                </draw:g>
              </table:table-cell>
              <table:table-cell office:value-type="string">
                <text:p>ave_2</text:p>
                <draw:g>
                  <svg:desc>edge.G1:edge.G1</svg:desc>
                </draw:g>
              </table:table-cell>
            </table:table-row>
          </table:table-header-rows>
          <table:table-rows>
            <table:table-row>
              <table:table-cell office:value-type="float" office:value="1.4">
                <text:p>1.4</text:p>
                <draw:g>
                  <svg:desc>edge.C2:edge.C534</svg:desc>
                </draw:g>
              </table:table-cell>
              <table:table-cell office:value-type="float" office:value="-47">
                <text:p>-47</text:p>
                <draw:g>
                  <svg:desc>edge.D2:edge.D534</svg:desc>
                </draw:g>
              </table:table-cell>
              <table:table-cell office:value-type="float" office:value="-47">
                <text:p>-47</text:p>
                <draw:g>
                  <svg:desc>edge.E2:edge.E534</svg:desc>
                </draw:g>
              </table:table-cell>
              <table:table-cell office:value-type="float" office:value="NaN">
                <text:p>NaN</text:p>
                <draw:g>
                  <svg:desc>edge.F2:edge.F534</svg:desc>
                </draw:g>
              </table:table-cell>
              <table:table-cell office:value-type="float" office:value="NaN">
                <text:p>NaN</text:p>
                <draw:g>
                  <svg:desc>edge.G2:edge.G534</svg:desc>
                </draw:g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-47">
                <text:p>-47</text:p>
              </table:table-cell>
              <table:table-cell office:value-type="float" office:value="-45">
                <text:p>-45</text:p>
              </table:table-cell>
              <table:table-cell office:value-type="float" office:value="NaN">
                <text:p>NaN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-54">
                <text:p>-54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53">
                <text:p>-53</text:p>
              </table:table-cell>
              <table:table-cell office:value-type="float" office:value="-50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53">
                <text:p>-53</text:p>
              </table:table-cell>
              <table:table-cell office:value-type="float" office:value="-51">
                <text:p>-51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-47">
                <text:p>-47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54">
                <text:p>-54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47">
                <text:p>-47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53">
                <text:p>-53</text:p>
              </table:table-cell>
              <table:table-cell office:value-type="float" office:value="-50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53">
                <text:p>-53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-48">
                <text:p>-48</text:p>
              </table:table-cell>
              <table:table-cell office:value-type="float" office:value="-50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54">
                <text:p>-54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54">
                <text:p>-54</text:p>
              </table:table-cell>
              <table:table-cell office:value-type="float" office:value="-52">
                <text:p>-52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46">
                <text:p>-46</text:p>
              </table:table-cell>
              <table:table-cell office:value-type="float" office:value="-50">
                <text:p>-50</text:p>
              </table:table-cell>
              <table:table-cell office:value-type="float" office:value="-51">
                <text:p>-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3.9">
                <text:p>13.9</text:p>
              </table:table-cell>
              <table:table-cell office:value-type="float" office:value="-54">
                <text:p>-54</text:p>
              </table:table-cell>
              <table:table-cell office:value-type="float" office:value="-52">
                <text:p>-52</text:p>
              </table:table-cell>
              <table:table-cell office:value-type="float" office:value="-51">
                <text:p>-5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-46">
                <text:p>-46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-45">
                <text:p>-45</text:p>
              </table:table-cell>
              <table:table-cell office:value-type="float" office:value="-47">
                <text:p>-47</text:p>
              </table:table-cell>
              <table:table-cell office:value-type="float" office:value="-48">
                <text:p>-48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-57">
                <text:p>-57</text:p>
              </table:table-cell>
              <table:table-cell office:value-type="float" office:value="-50">
                <text:p>-50</text:p>
              </table:table-cell>
              <table:table-cell office:value-type="float" office:value="-49">
                <text:p>-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45">
                <text:p>-45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-45">
                <text:p>-45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44">
                <text:p>-44</text:p>
              </table:table-cell>
              <table:table-cell office:value-type="float" office:value="-47">
                <text:p>-47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17.3">
                <text:p>17.3</text:p>
              </table:table-cell>
              <table:table-cell office:value-type="float" office:value="-47">
                <text:p>-47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-56">
                <text:p>-56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-41">
                <text:p>-41</text:p>
              </table:table-cell>
              <table:table-cell office:value-type="float" office:value="-47">
                <text:p>-47</text:p>
              </table:table-cell>
              <table:table-cell office:value-type="float" office:value="-48">
                <text:p>-48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-29">
                <text:p>-29</text:p>
              </table:table-cell>
              <table:table-cell office:value-type="float" office:value="-43">
                <text:p>-43</text:p>
              </table:table-cell>
              <table:table-cell office:value-type="float" office:value="-42">
                <text:p>-4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19.7">
                <text:p>19.7</text:p>
              </table:table-cell>
              <table:table-cell office:value-type="float" office:value="-40">
                <text:p>-40</text:p>
              </table:table-cell>
              <table:table-cell office:value-type="float" office:value="-41">
                <text:p>-41</text:p>
              </table:table-cell>
              <table:table-cell office:value-type="float" office:value="-37">
                <text:p>-37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-42">
                <text:p>-42</text:p>
              </table:table-cell>
              <table:table-cell office:value-type="float" office:value="-38">
                <text:p>-38</text:p>
              </table:table-cell>
              <table:table-cell office:value-type="float" office:value="-37">
                <text:p>-37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22.1">
                <text:p>22.1</text:p>
              </table:table-cell>
              <table:table-cell office:value-type="float" office:value="-50">
                <text:p>-50</text:p>
              </table:table-cell>
              <table:table-cell office:value-type="float" office:value="-40">
                <text:p>-40</text:p>
              </table:table-cell>
              <table:table-cell office:value-type="float" office:value="-44">
                <text:p>-4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48">
                <text:p>-48</text:p>
              </table:table-cell>
              <table:table-cell office:value-type="float" office:value="-45">
                <text:p>-45</text:p>
              </table:table-cell>
              <table:table-cell office:value-type="float" office:value="-47">
                <text:p>-47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-41">
                <text:p>-41</text:p>
              </table:table-cell>
              <table:table-cell office:value-type="float" office:value="-45">
                <text:p>-45</text:p>
              </table:table-cell>
              <table:table-cell office:value-type="float" office:value="-46">
                <text:p>-46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  <table:table-cell office:value-type="float" office:value="-44">
                <text:p>-4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-40">
                <text:p>-40</text:p>
              </table:table-cell>
              <table:table-cell office:value-type="float" office:value="-43">
                <text:p>-43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45">
                <text:p>-45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-44">
                <text:p>-44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-44">
                <text:p>-44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-43">
                <text:p>-43</text:p>
              </table:table-cell>
              <table:table-cell office:value-type="float" office:value="-42">
                <text:p>-42</text:p>
              </table:table-cell>
              <table:table-cell office:value-type="float" office:value="-43">
                <text:p>-4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-38">
                <text:p>-38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-45">
                <text:p>-45</text:p>
              </table:table-cell>
              <table:table-cell office:value-type="float" office:value="-41">
                <text:p>-41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31.7">
                <text:p>31.7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-64">
                <text:p>-64</text:p>
              </table:table-cell>
              <table:table-cell office:value-type="float" office:value="-47">
                <text:p>-47</text:p>
              </table:table-cell>
              <table:table-cell office:value-type="float" office:value="-50">
                <text:p>-50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-55">
                <text:p>-55</text:p>
              </table:table-cell>
              <table:table-cell office:value-type="float" office:value="-51">
                <text:p>-51</text:p>
              </table:table-cell>
              <table:table-cell office:value-type="float" office:value="-54">
                <text:p>-5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-49">
                <text:p>-49</text:p>
              </table:table-cell>
              <table:table-cell office:value-type="float" office:value="-52">
                <text:p>-52</text:p>
              </table:table-cell>
              <table:table-cell office:value-type="float" office:value="-56">
                <text:p>-5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-48">
                <text:p>-48</text:p>
              </table:table-cell>
              <table:table-cell office:value-type="float" office:value="-54">
                <text:p>-54</text:p>
              </table:table-cell>
              <table:table-cell office:value-type="float" office:value="-51">
                <text:p>-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48">
                <text:p>-48</text:p>
              </table:table-cell>
              <table:table-cell office:value-type="float" office:value="-50">
                <text:p>-50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-59">
                <text:p>-59</text:p>
              </table:table-cell>
              <table:table-cell office:value-type="float" office:value="-50">
                <text:p>-50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54">
                <text:p>-54</text:p>
              </table:table-cell>
              <table:table-cell office:value-type="float" office:value="-52">
                <text:p>-52</text:p>
              </table:table-cell>
              <table:table-cell office:value-type="float" office:value="-54">
                <text:p>-54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  <table:table-cell office:value-type="float" office:value="-55">
                <text:p>-5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37.9">
                <text:p>37.9</text:p>
              </table:table-cell>
              <table:table-cell office:value-type="float" office:value="-53">
                <text:p>-53</text:p>
              </table:table-cell>
              <table:table-cell office:value-type="float" office:value="-54">
                <text:p>-54</text:p>
              </table:table-cell>
              <table:table-cell office:value-type="float" office:value="-53">
                <text:p>-53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-63">
                <text:p>-63</text:p>
              </table:table-cell>
              <table:table-cell office:value-type="float" office:value="-55">
                <text:p>-55</text:p>
              </table:table-cell>
              <table:table-cell office:value-type="float" office:value="-56">
                <text:p>-5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-53">
                <text:p>-53</text:p>
              </table:table-cell>
              <table:table-cell office:value-type="float" office:value="-55">
                <text:p>-55</text:p>
              </table:table-cell>
              <table:table-cell office:value-type="float" office:value="-56">
                <text:p>-5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40.3">
                <text:p>40.3</text:p>
              </table:table-cell>
              <table:table-cell office:value-type="float" office:value="-58">
                <text:p>-58</text:p>
              </table:table-cell>
              <table:table-cell office:value-type="float" office:value="-56">
                <text:p>-56</text:p>
              </table:table-cell>
              <table:table-cell office:value-type="float" office:value="-58">
                <text:p>-58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1.3">
                <text:p>41.3</text:p>
              </table:table-cell>
              <table:table-cell office:value-type="float" office:value="-52">
                <text:p>-52</text:p>
              </table:table-cell>
              <table:table-cell office:value-type="float" office:value="-56">
                <text:p>-56</text:p>
              </table:table-cell>
              <table:table-cell office:value-type="float" office:value="-54">
                <text:p>-54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41.7">
                <text:p>41.7</text:p>
              </table:table-cell>
              <table:table-cell office:value-type="float" office:value="-59">
                <text:p>-59</text:p>
              </table:table-cell>
              <table:table-cell office:value-type="float" office:value="-55">
                <text:p>-55</text:p>
              </table:table-cell>
              <table:table-cell office:value-type="float" office:value="-56">
                <text:p>-56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-57">
                <text:p>-57</text:p>
              </table:table-cell>
              <table:table-cell office:value-type="float" office:value="-56">
                <text:p>-56</text:p>
              </table:table-cell>
              <table:table-cell office:value-type="float" office:value="-56">
                <text:p>-56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7">
                <text:p>-57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-52">
                <text:p>-52</text:p>
              </table:table-cell>
              <table:table-cell office:value-type="float" office:value="-55">
                <text:p>-55</text:p>
              </table:table-cell>
              <table:table-cell office:value-type="float" office:value="-55">
                <text:p>-55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-66">
                <text:p>-66</text:p>
              </table:table-cell>
              <table:table-cell office:value-type="float" office:value="-57">
                <text:p>-57</text:p>
              </table:table-cell>
              <table:table-cell office:value-type="float" office:value="-58">
                <text:p>-58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-71">
                <text:p>-71</text:p>
              </table:table-cell>
              <table:table-cell office:value-type="float" office:value="-61">
                <text:p>-61</text:p>
              </table:table-cell>
              <table:table-cell office:value-type="float" office:value="-63">
                <text:p>-63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-75">
                <text:p>-75</text:p>
              </table:table-cell>
              <table:table-cell office:value-type="float" office:value="-66">
                <text:p>-66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-73">
                <text:p>-73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69">
                <text:p>-69</text:p>
              </table:table-cell>
              <table:table-cell office:value-type="float" office:value="-72">
                <text:p>-72</text:p>
              </table:table-cell>
              <table:table-cell office:value-type="float" office:value="-72">
                <text:p>-72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48.9">
                <text:p>48.9</text:p>
              </table:table-cell>
              <table:table-cell office:value-type="float" office:value="-81">
                <text:p>-81</text:p>
              </table:table-cell>
              <table:table-cell office:value-type="float" office:value="-74">
                <text:p>-74</text:p>
              </table:table-cell>
              <table:table-cell office:value-type="float" office:value="-74">
                <text:p>-74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-62">
                <text:p>-62</text:p>
              </table:table-cell>
              <table:table-cell office:value-type="float" office:value="-71">
                <text:p>-71</text:p>
              </table:table-cell>
              <table:table-cell office:value-type="float" office:value="-71">
                <text:p>-7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-61">
                <text:p>-61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-64">
                <text:p>-64</text:p>
              </table:table-cell>
              <table:table-cell office:value-type="float" office:value="-67">
                <text:p>-67</text:p>
              </table:table-cell>
              <table:table-cell office:value-type="float" office:value="-62">
                <text:p>-62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51.3">
                <text:p>51.3</text:p>
              </table:table-cell>
              <table:table-cell office:value-type="float" office:value="-56">
                <text:p>-56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-69">
                <text:p>-69</text:p>
              </table:table-cell>
              <table:table-cell office:value-type="float" office:value="-62">
                <text:p>-62</text:p>
              </table:table-cell>
              <table:table-cell office:value-type="float" office:value="-63">
                <text:p>-6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-89">
                <text:p>-89</text:p>
              </table:table-cell>
              <table:table-cell office:value-type="float" office:value="-69">
                <text:p>-69</text:p>
              </table:table-cell>
              <table:table-cell office:value-type="float" office:value="-71">
                <text:p>-7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54.7">
                <text:p>54.7</text:p>
              </table:table-cell>
              <table:table-cell office:value-type="float" office:value="-77">
                <text:p>-77</text:p>
              </table:table-cell>
              <table:table-cell office:value-type="float" office:value="-72">
                <text:p>-72</text:p>
              </table:table-cell>
              <table:table-cell office:value-type="float" office:value="-78">
                <text:p>-7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-81">
                <text:p>-81</text:p>
              </table:table-cell>
              <table:table-cell office:value-type="float" office:value="-79">
                <text:p>-79</text:p>
              </table:table-cell>
              <table:table-cell office:value-type="float" office:value="-82">
                <text:p>-82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-94">
                <text:p>-94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8.1">
                <text:p>58.1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9.1">
                <text:p>59.1</text:p>
              </table:table-cell>
              <table:table-cell office:value-type="float" office:value="-79">
                <text:p>-79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-79">
                <text:p>-79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87">
                <text:p>-87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-79">
                <text:p>-79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61.9">
                <text:p>61.9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63.9">
                <text:p>63.9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-84">
                <text:p>-84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-79">
                <text:p>-79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-79">
                <text:p>-79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-83">
                <text:p>-83</text:p>
              </table:table-cell>
              <table:table-cell office:value-type="float" office:value="-81">
                <text:p>-81</text:p>
              </table:table-cell>
              <table:table-cell office:value-type="float" office:value="-80">
                <text:p>-80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70.1">
                <text:p>70.1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80">
                <text:p>-80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-89">
                <text:p>-89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72.9">
                <text:p>72.9</text:p>
              </table:table-cell>
              <table:table-cell office:value-type="float" office:value="-74">
                <text:p>-74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-83">
                <text:p>-83</text:p>
              </table:table-cell>
              <table:table-cell office:value-type="float" office:value="-81">
                <text:p>-81</text:p>
              </table:table-cell>
              <table:table-cell office:value-type="float" office:value="-79">
                <text:p>-79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74.9">
                <text:p>74.9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-66">
                <text:p>-66</text:p>
              </table:table-cell>
              <table:table-cell office:value-type="float" office:value="-78">
                <text:p>-78</text:p>
              </table:table-cell>
              <table:table-cell office:value-type="float" office:value="-77">
                <text:p>-77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-65">
                <text:p>-65</text:p>
              </table:table-cell>
              <table:table-cell office:value-type="float" office:value="-74">
                <text:p>-74</text:p>
              </table:table-cell>
              <table:table-cell office:value-type="float" office:value="-71">
                <text:p>-7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-62">
                <text:p>-62</text:p>
              </table:table-cell>
              <table:table-cell office:value-type="float" office:value="-68">
                <text:p>-68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77.3">
                <text:p>77.3</text:p>
              </table:table-cell>
              <table:table-cell office:value-type="float" office:value="-65">
                <text:p>-65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-75">
                <text:p>-75</text:p>
              </table:table-cell>
              <table:table-cell office:value-type="float" office:value="-66">
                <text:p>-66</text:p>
              </table:table-cell>
              <table:table-cell office:value-type="float" office:value="-67">
                <text:p>-67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-77">
                <text:p>-77</text:p>
              </table:table-cell>
              <table:table-cell office:value-type="float" office:value="-69">
                <text:p>-69</text:p>
              </table:table-cell>
              <table:table-cell office:value-type="float" office:value="-72">
                <text:p>-7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78.7">
                <text:p>78.7</text:p>
              </table:table-cell>
              <table:table-cell office:value-type="float" office:value="-87">
                <text:p>-87</text:p>
              </table:table-cell>
              <table:table-cell office:value-type="float" office:value="-76">
                <text:p>-76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-88">
                <text:p>-88</text:p>
              </table:table-cell>
              <table:table-cell office:value-type="float" office:value="-81">
                <text:p>-81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80.1">
                <text:p>80.1</text:p>
              </table:table-cell>
              <table:table-cell office:value-type="float" office:value="-79">
                <text:p>-79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-69">
                <text:p>-69</text:p>
              </table:table-cell>
              <table:table-cell office:value-type="float" office:value="-80">
                <text:p>-80</text:p>
              </table:table-cell>
              <table:table-cell office:value-type="float" office:value="-78">
                <text:p>-78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-70">
                <text:p>-70</text:p>
              </table:table-cell>
              <table:table-cell office:value-type="float" office:value="-76">
                <text:p>-76</text:p>
              </table:table-cell>
              <table:table-cell office:value-type="float" office:value="-73">
                <text:p>-7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-68">
                <text:p>-68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8">
                <text:p>-68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71">
                <text:p>-71</text:p>
              </table:table-cell>
              <table:table-cell office:value-type="float" office:value="-69">
                <text:p>-69</text:p>
              </table:table-cell>
              <table:table-cell office:value-type="float" office:value="-69">
                <text:p>-69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-75">
                <text:p>-75</text:p>
              </table:table-cell>
              <table:table-cell office:value-type="float" office:value="-70">
                <text:p>-70</text:p>
              </table:table-cell>
              <table:table-cell office:value-type="float" office:value="-71">
                <text:p>-71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85.9">
                <text:p>85.9</text:p>
              </table:table-cell>
              <table:table-cell office:value-type="float" office:value="-81">
                <text:p>-81</text:p>
              </table:table-cell>
              <table:table-cell office:value-type="float" office:value="-73">
                <text:p>-73</text:p>
              </table:table-cell>
              <table:table-cell office:value-type="float" office:value="-76">
                <text:p>-7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87.3">
                <text:p>87.3</text:p>
              </table:table-cell>
              <table:table-cell office:value-type="float" office:value="-99">
                <text:p>-99</text:p>
              </table:table-cell>
              <table:table-cell office:value-type="float" office:value="-81">
                <text:p>-8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-96">
                <text:p>-96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-97">
                <text:p>-97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04.1">
                <text:p>104.1</text:p>
              </table:table-cell>
              <table:table-cell office:value-type="float" office:value="-88">
                <text:p>-88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-97">
                <text:p>-97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-120">
                <text:p>-120</text:p>
              </table:table-cell>
              <table:table-cell office:value-type="float" office:value="-99">
                <text:p>-99</text:p>
              </table:table-cell>
              <table:table-cell office:value-type="float" office:value="-104">
                <text:p>-10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-100">
                <text:p>-100</text:p>
              </table:table-cell>
              <table:table-cell office:value-type="float" office:value="-102">
                <text:p>-102</text:p>
              </table:table-cell>
              <table:table-cell office:value-type="float" office:value="-106">
                <text:p>-106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113.7">
                <text:p>113.7</text:p>
              </table:table-cell>
              <table:table-cell office:value-type="float" office:value="-120">
                <text:p>-120</text:p>
              </table:table-cell>
              <table:table-cell office:value-type="float" office:value="-109">
                <text:p>-109</text:p>
              </table:table-cell>
              <table:table-cell office:value-type="float" office:value="-113">
                <text:p>-11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-92">
                <text:p>-92</text:p>
              </table:table-cell>
              <table:table-cell office:value-type="float" office:value="-108">
                <text:p>-108</text:p>
              </table:table-cell>
              <table:table-cell office:value-type="float" office:value="-104">
                <text:p>-104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-120">
                <text:p>-120</text:p>
              </table:table-cell>
              <table:table-cell office:value-type="float" office:value="-108">
                <text:p>-108</text:p>
              </table:table-cell>
              <table:table-cell office:value-type="float" office:value="-111">
                <text:p>-111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118.1">
                <text:p>118.1</text:p>
              </table:table-cell>
              <table:table-cell office:value-type="float" office:value="-97">
                <text:p>-97</text:p>
              </table:table-cell>
              <table:table-cell office:value-type="float" office:value="-107">
                <text:p>-107</text:p>
              </table:table-cell>
              <table:table-cell office:value-type="float" office:value="-103">
                <text:p>-10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93">
                <text:p>-93</text:p>
              </table:table-cell>
              <table:table-cell office:value-type="float" office:value="-100">
                <text:p>-100</text:p>
              </table:table-cell>
              <table:table-cell office:value-type="float" office:value="-103">
                <text:p>-10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5.3">
                <text:p>125.3</text:p>
              </table:table-cell>
              <table:table-cell office:value-type="float" office:value="-95">
                <text:p>-95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-98">
                <text:p>-98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-99">
                <text:p>-99</text:p>
              </table:table-cell>
              <table:table-cell office:value-type="float" office:value="-96">
                <text:p>-96</text:p>
              </table:table-cell>
              <table:table-cell office:value-type="float" office:value="-97">
                <text:p>-97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27.7">
                <text:p>127.7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28.1">
                <text:p>128.1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9.1">
                <text:p>129.1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97">
                <text:p>-97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-78">
                <text:p>-78</text:p>
              </table:table-cell>
              <table:table-cell office:value-type="float" office:value="-87">
                <text:p>-87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33.9">
                <text:p>133.9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-96">
                <text:p>-96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34.9">
                <text:p>134.9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37.3">
                <text:p>137.3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-80">
                <text:p>-80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38.7">
                <text:p>138.7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39.7">
                <text:p>139.7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-80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141.1">
                <text:p>141.1</text:p>
              </table:table-cell>
              <table:table-cell office:value-type="float" office:value="-94">
                <text:p>-94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-77">
                <text:p>-77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80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-94">
                <text:p>-94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78">
                <text:p>-78</text:p>
              </table:table-cell>
              <table:table-cell office:value-type="float" office:value="-82">
                <text:p>-82</text:p>
              </table:table-cell>
              <table:table-cell office:value-type="float" office:value="-84">
                <text:p>-8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78">
                <text:p>-78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44.9">
                <text:p>144.9</text:p>
              </table:table-cell>
              <table:table-cell office:value-type="float" office:value="-79">
                <text:p>-79</text:p>
              </table:table-cell>
              <table:table-cell office:value-type="float" office:value="-82">
                <text:p>-82</text:p>
              </table:table-cell>
              <table:table-cell office:value-type="float" office:value="-78">
                <text:p>-78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45.9">
                <text:p>145.9</text:p>
              </table:table-cell>
              <table:table-cell office:value-type="float" office:value="-81">
                <text:p>-81</text:p>
              </table:table-cell>
              <table:table-cell office:value-type="float" office:value="-79">
                <text:p>-79</text:p>
              </table:table-cell>
              <table:table-cell office:value-type="float" office:value="-79">
                <text:p>-7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-108">
                <text:p>-108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46.9">
                <text:p>146.9</text:p>
              </table:table-cell>
              <table:table-cell office:value-type="float" office:value="-83">
                <text:p>-83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-75">
                <text:p>-75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148.3">
                <text:p>148.3</text:p>
              </table:table-cell>
              <table:table-cell office:value-type="float" office:value="-70">
                <text:p>-70</text:p>
              </table:table-cell>
              <table:table-cell office:value-type="float" office:value="-84">
                <text:p>-84</text:p>
              </table:table-cell>
              <table:table-cell office:value-type="float" office:value="-76">
                <text:p>-76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-59">
                <text:p>-59</text:p>
              </table:table-cell>
              <table:table-cell office:value-type="float" office:value="-71">
                <text:p>-71</text:p>
              </table:table-cell>
              <table:table-cell office:value-type="float" office:value="-68">
                <text:p>-68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149.3">
                <text:p>149.3</text:p>
              </table:table-cell>
              <table:table-cell office:value-type="float" office:value="-59">
                <text:p>-59</text:p>
              </table:table-cell>
              <table:table-cell office:value-type="float" office:value="-65">
                <text:p>-65</text:p>
              </table:table-cell>
              <table:table-cell office:value-type="float" office:value="-63">
                <text:p>-63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-60">
                <text:p>-60</text:p>
              </table:table-cell>
              <table:table-cell office:value-type="float" office:value="-62">
                <text:p>-62</text:p>
              </table:table-cell>
              <table:table-cell office:value-type="float" office:value="-59">
                <text:p>-5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150.7">
                <text:p>150.7</text:p>
              </table:table-cell>
              <table:table-cell office:value-type="float" office:value="-71">
                <text:p>-71</text:p>
              </table:table-cell>
              <table:table-cell office:value-type="float" office:value="-62">
                <text:p>-62</text:p>
              </table:table-cell>
              <table:table-cell office:value-type="float" office:value="-63">
                <text:p>-6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-77">
                <text:p>-77</text:p>
              </table:table-cell>
              <table:table-cell office:value-type="float" office:value="-66">
                <text:p>-66</text:p>
              </table:table-cell>
              <table:table-cell office:value-type="float" office:value="-69">
                <text:p>-69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-120">
                <text:p>-120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  <table:table-cell office:value-type="float" office:value="-94">
                <text:p>-9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81">
                <text:p>-81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57.9">
                <text:p>157.9</text:p>
              </table:table-cell>
              <table:table-cell office:value-type="float" office:value="-98">
                <text:p>-98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58.9">
                <text:p>158.9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59.3">
                <text:p>159.3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61.3">
                <text:p>161.3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-100">
                <text:p>-100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65.1">
                <text:p>165.1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66.1">
                <text:p>166.1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8.9">
                <text:p>168.9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69.9">
                <text:p>169.9</text:p>
              </table:table-cell>
              <table:table-cell office:value-type="float" office:value="-102">
                <text:p>-102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-86">
                <text:p>-86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72.3">
                <text:p>172.3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73.3">
                <text:p>173.3</text:p>
              </table:table-cell>
              <table:table-cell office:value-type="float" office:value="-97">
                <text:p>-97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-120">
                <text:p>-120</text:p>
              </table:table-cell>
              <table:table-cell office:value-type="float" office:value="-101">
                <text:p>-101</text:p>
              </table:table-cell>
              <table:table-cell office:value-type="float" office:value="-104">
                <text:p>-104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177.1">
                <text:p>177.1</text:p>
              </table:table-cell>
              <table:table-cell office:value-type="float" office:value="-96">
                <text:p>-96</text:p>
              </table:table-cell>
              <table:table-cell office:value-type="float" office:value="-101">
                <text:p>-101</text:p>
              </table:table-cell>
              <table:table-cell office:value-type="float" office:value="-104">
                <text:p>-10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178.5">
                <text:p>178.5</text:p>
              </table:table-cell>
              <table:table-cell office:value-type="float" office:value="-98">
                <text:p>-98</text:p>
              </table:table-cell>
              <table:table-cell office:value-type="float" office:value="-102">
                <text:p>-102</text:p>
              </table:table-cell>
              <table:table-cell office:value-type="float" office:value="-105">
                <text:p>-10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98">
                <text:p>-98</text:p>
              </table:table-cell>
              <table:table-cell office:value-type="float" office:value="-103">
                <text:p>-103</text:p>
              </table:table-cell>
              <table:table-cell office:value-type="float" office:value="-97">
                <text:p>-9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101">
                <text:p>-101</text:p>
              </table:table-cell>
              <table:table-cell office:value-type="float" office:value="-98">
                <text:p>-98</text:p>
              </table:table-cell>
              <table:table-cell office:value-type="float" office:value="-99">
                <text:p>-9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180.5">
                <text:p>180.5</text:p>
              </table:table-cell>
              <table:table-cell office:value-type="float" office:value="-97">
                <text:p>-97</text:p>
              </table:table-cell>
              <table:table-cell office:value-type="float" office:value="-98">
                <text:p>-98</text:p>
              </table:table-cell>
              <table:table-cell office:value-type="float" office:value="-99">
                <text:p>-9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81.9">
                <text:p>181.9</text:p>
              </table:table-cell>
              <table:table-cell office:value-type="float" office:value="-99">
                <text:p>-99</text:p>
              </table:table-cell>
              <table:table-cell office:value-type="float" office:value="-98">
                <text:p>-98</text:p>
              </table:table-cell>
              <table:table-cell office:value-type="float" office:value="-99">
                <text:p>-99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-120">
                <text:p>-120</text:p>
              </table:table-cell>
              <table:table-cell office:value-type="float" office:value="-104">
                <text:p>-104</text:p>
              </table:table-cell>
              <table:table-cell office:value-type="float" office:value="-105">
                <text:p>-105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186.7">
                <text:p>186.7</text:p>
              </table:table-cell>
              <table:table-cell office:value-type="float" office:value="-94">
                <text:p>-94</text:p>
              </table:table-cell>
              <table:table-cell office:value-type="float" office:value="-102">
                <text:p>-102</text:p>
              </table:table-cell>
              <table:table-cell office:value-type="float" office:value="-104">
                <text:p>-104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-96">
                <text:p>-96</text:p>
              </table:table-cell>
              <table:table-cell office:value-type="float" office:value="-102">
                <text:p>-102</text:p>
              </table:table-cell>
              <table:table-cell office:value-type="float" office:value="-103">
                <text:p>-10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90.1">
                <text:p>190.1</text:p>
              </table:table-cell>
              <table:table-cell office:value-type="float" office:value="-90">
                <text:p>-90</text:p>
              </table:table-cell>
              <table:table-cell office:value-type="float" office:value="-100">
                <text:p>-100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90.5">
                <text:p>190.5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99">
                <text:p>-99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91.5">
                <text:p>191.5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92.5">
                <text:p>192.5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95.3">
                <text:p>195.3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97.3">
                <text:p>197.3</text:p>
              </table:table-cell>
              <table:table-cell office:value-type="float" office:value="-80">
                <text:p>-80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97.7">
                <text:p>197.7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-101">
                <text:p>-101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198.7">
                <text:p>198.7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79">
                <text:p>-79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-120">
                <text:p>-120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-81">
                <text:p>-81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-98">
                <text:p>-98</text:p>
              </table:table-cell>
              <table:table-cell office:value-type="float" office:value="-94">
                <text:p>-94</text:p>
              </table:table-cell>
              <table:table-cell office:value-type="float" office:value="-100">
                <text:p>-10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10.7">
                <text:p>210.7</text:p>
              </table:table-cell>
              <table:table-cell office:value-type="float" office:value="-97">
                <text:p>-97</text:p>
              </table:table-cell>
              <table:table-cell office:value-type="float" office:value="-99">
                <text:p>-99</text:p>
              </table:table-cell>
              <table:table-cell office:value-type="float" office:value="-92">
                <text:p>-9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11.7">
                <text:p>211.7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4.1">
                <text:p>214.1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14.5">
                <text:p>214.5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15.5">
                <text:p>215.5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7.9">
                <text:p>217.9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8.9">
                <text:p>218.9</text:p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9.3">
                <text:p>219.3</text:p>
              </table:table-cell>
              <table:table-cell office:value-type="float" office:value="-99">
                <text:p>-99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21.3">
                <text:p>221.3</text:p>
              </table:table-cell>
              <table:table-cell office:value-type="float" office:value="-82">
                <text:p>-82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24.6">
                <text:p>224.6</text:p>
              </table:table-cell>
              <table:table-cell office:value-type="float" office:value="-120">
                <text:p>-120</text:p>
              </table:table-cell>
              <table:table-cell office:value-type="float" office:value="-98">
                <text:p>-98</text:p>
              </table:table-cell>
              <table:table-cell office:value-type="float" office:value="-100">
                <text:p>-10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25.1">
                <text:p>225.1</text:p>
              </table:table-cell>
              <table:table-cell office:value-type="float" office:value="-90">
                <text:p>-90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26.1">
                <text:p>226.1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  <table:table-cell office:value-type="float" office:value="-101">
                <text:p>-10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26.5">
                <text:p>226.5</text:p>
              </table:table-cell>
              <table:table-cell office:value-type="float" office:value="-91">
                <text:p>-91</text:p>
              </table:table-cell>
              <table:table-cell office:value-type="float" office:value="-98">
                <text:p>-98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97">
                <text:p>-97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30.3">
                <text:p>230.3</text:p>
              </table:table-cell>
              <table:table-cell office:value-type="float" office:value="-120">
                <text:p>-120</text:p>
              </table:table-cell>
              <table:table-cell office:value-type="float" office:value="-100">
                <text:p>-100</text:p>
              </table:table-cell>
              <table:table-cell office:value-type="float" office:value="-103">
                <text:p>-10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232.3">
                <text:p>232.3</text:p>
              </table:table-cell>
              <table:table-cell office:value-type="float" office:value="-92">
                <text:p>-92</text:p>
              </table:table-cell>
              <table:table-cell office:value-type="float" office:value="-100">
                <text:p>-100</text:p>
              </table:table-cell>
              <table:table-cell office:value-type="float" office:value="-103">
                <text:p>-103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-96">
                <text:p>-96</text:p>
              </table:table-cell>
              <table:table-cell office:value-type="float" office:value="-101">
                <text:p>-101</text:p>
              </table:table-cell>
              <table:table-cell office:value-type="float" office:value="-103">
                <text:p>-10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34.2">
                <text:p>234.2</text:p>
              </table:table-cell>
              <table:table-cell office:value-type="float" office:value="-98">
                <text:p>-98</text:p>
              </table:table-cell>
              <table:table-cell office:value-type="float" office:value="-101">
                <text:p>-101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235.7">
                <text:p>235.7</text:p>
              </table:table-cell>
              <table:table-cell office:value-type="float" office:value="-101">
                <text:p>-101</text:p>
              </table:table-cell>
              <table:table-cell office:value-type="float" office:value="-96">
                <text:p>-96</text:p>
              </table:table-cell>
              <table:table-cell office:value-type="float" office:value="-98">
                <text:p>-9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-100">
                <text:p>-100</text:p>
              </table:table-cell>
              <table:table-cell office:value-type="float" office:value="-98">
                <text:p>-98</text:p>
              </table:table-cell>
              <table:table-cell office:value-type="float" office:value="-100">
                <text:p>-100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38.1">
                <text:p>238.1</text:p>
              </table:table-cell>
              <table:table-cell office:value-type="float" office:value="-91">
                <text:p>-91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39.5">
                <text:p>239.5</text:p>
              </table:table-cell>
              <table:table-cell office:value-type="float" office:value="-99">
                <text:p>-99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100">
                <text:p>-100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-95">
                <text:p>-95</text:p>
              </table:table-cell>
              <table:table-cell office:value-type="float" office:value="-96">
                <text:p>-96</text:p>
              </table:table-cell>
              <table:table-cell office:value-type="float" office:value="-98">
                <text:p>-9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41.9">
                <text:p>241.9</text:p>
              </table:table-cell>
              <table:table-cell office:value-type="float" office:value="-90">
                <text:p>-90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42.4">
                <text:p>242.4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42.9">
                <text:p>242.9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43.8">
                <text:p>243.8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47.7">
                <text:p>247.7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49.1">
                <text:p>249.1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50.1">
                <text:p>250.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50.5">
                <text:p>250.5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51.5">
                <text:p>251.5</text:p>
              </table:table-cell>
              <table:table-cell office:value-type="float" office:value="-98">
                <text:p>-98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52.5">
                <text:p>252.5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52.9">
                <text:p>252.9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53.4">
                <text:p>253.4</text:p>
              </table:table-cell>
              <table:table-cell office:value-type="float" office:value="-99">
                <text:p>-99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53.9">
                <text:p>253.9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55.3">
                <text:p>255.3</text:p>
              </table:table-cell>
              <table:table-cell office:value-type="float" office:value="-95">
                <text:p>-95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56.3">
                <text:p>256.3</text:p>
              </table:table-cell>
              <table:table-cell office:value-type="float" office:value="-80">
                <text:p>-80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56.8">
                <text:p>256.8</text:p>
              </table:table-cell>
              <table:table-cell office:value-type="float" office:value="-81">
                <text:p>-81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257.3">
                <text:p>257.3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58.7">
                <text:p>258.7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60.1">
                <text:p>260.1</text:p>
              </table:table-cell>
              <table:table-cell office:value-type="float" office:value="-87">
                <text:p>-87</text:p>
              </table:table-cell>
              <table:table-cell office:value-type="float" office:value="-84">
                <text:p>-84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260.6">
                <text:p>260.6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263.5">
                <text:p>263.5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65.9">
                <text:p>265.9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266.9">
                <text:p>266.9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69.3">
                <text:p>269.3</text:p>
              </table:table-cell>
              <table:table-cell office:value-type="float" office:value="-90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69.8">
                <text:p>269.8</text:p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-100">
                <text:p>-100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73.1">
                <text:p>273.1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74.1">
                <text:p>274.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74.6">
                <text:p>274.6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94">
                <text:p>-94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77.4">
                <text:p>277.4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77.9">
                <text:p>277.9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78.4">
                <text:p>278.4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82.2">
                <text:p>282.2</text:p>
              </table:table-cell>
              <table:table-cell office:value-type="float" office:value="-103">
                <text:p>-103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85.6">
                <text:p>285.6</text:p>
              </table:table-cell>
              <table:table-cell office:value-type="float" office:value="-120">
                <text:p>-120</text:p>
              </table:table-cell>
              <table:table-cell office:value-type="float" office:value="-101">
                <text:p>-101</text:p>
              </table:table-cell>
              <table:table-cell office:value-type="float" office:value="-105">
                <text:p>-105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286.1">
                <text:p>286.1</text:p>
              </table:table-cell>
              <table:table-cell office:value-type="float" office:value="-95">
                <text:p>-95</text:p>
              </table:table-cell>
              <table:table-cell office:value-type="float" office:value="-102">
                <text:p>-102</text:p>
              </table:table-cell>
              <table:table-cell office:value-type="float" office:value="-106">
                <text:p>-106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287.5">
                <text:p>287.5</text:p>
              </table:table-cell>
              <table:table-cell office:value-type="float" office:value="-99">
                <text:p>-99</text:p>
              </table:table-cell>
              <table:table-cell office:value-type="float" office:value="-104">
                <text:p>-104</text:p>
              </table:table-cell>
              <table:table-cell office:value-type="float" office:value="-105">
                <text:p>-10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289.9">
                <text:p>289.9</text:p>
              </table:table-cell>
              <table:table-cell office:value-type="float" office:value="-91">
                <text:p>-91</text:p>
              </table:table-cell>
              <table:table-cell office:value-type="float" office:value="-101">
                <text:p>-101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90.9">
                <text:p>290.9</text:p>
              </table:table-cell>
              <table:table-cell office:value-type="float" office:value="-89">
                <text:p>-89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93.3">
                <text:p>293.3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96.6">
                <text:p>296.6</text:p>
              </table:table-cell>
              <table:table-cell office:value-type="float" office:value="-95">
                <text:p>-95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97.1">
                <text:p>297.1</text:p>
              </table:table-cell>
              <table:table-cell office:value-type="float" office:value="-98">
                <text:p>-98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297.6">
                <text:p>297.6</text:p>
              </table:table-cell>
              <table:table-cell office:value-type="float" office:value="-103">
                <text:p>-103</text:p>
              </table:table-cell>
              <table:table-cell office:value-type="float" office:value="-96">
                <text:p>-96</text:p>
              </table:table-cell>
              <table:table-cell office:value-type="float" office:value="-99">
                <text:p>-99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298.5">
                <text:p>298.5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  <table:table-cell office:value-type="float" office:value="-99">
                <text:p>-9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300.5">
                <text:p>300.5</text:p>
              </table:table-cell>
              <table:table-cell office:value-type="float" office:value="-93">
                <text:p>-93</text:p>
              </table:table-cell>
              <table:table-cell office:value-type="float" office:value="-97">
                <text:p>-97</text:p>
              </table:table-cell>
              <table:table-cell office:value-type="float" office:value="-97">
                <text:p>-9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92">
                <text:p>-92</text:p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01.9">
                <text:p>301.9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04.3">
                <text:p>304.3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05.3">
                <text:p>305.3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05.7">
                <text:p>305.7</text:p>
              </table:table-cell>
              <table:table-cell office:value-type="float" office:value="-100">
                <text:p>-100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306.2">
                <text:p>306.2</text:p>
              </table:table-cell>
              <table:table-cell office:value-type="float" office:value="-101">
                <text:p>-101</text:p>
              </table:table-cell>
              <table:table-cell office:value-type="float" office:value="-96">
                <text:p>-96</text:p>
              </table:table-cell>
              <table:table-cell office:value-type="float" office:value="-98">
                <text:p>-98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307.7">
                <text:p>307.7</text:p>
              </table:table-cell>
              <table:table-cell office:value-type="float" office:value="-88">
                <text:p>-88</text:p>
              </table:table-cell>
              <table:table-cell office:value-type="float" office:value="-95">
                <text:p>-95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09.1">
                <text:p>309.1</text:p>
              </table:table-cell>
              <table:table-cell office:value-type="float" office:value="-88">
                <text:p>-88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11.5">
                <text:p>311.5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12.5">
                <text:p>312.5</text:p>
              </table:table-cell>
              <table:table-cell office:value-type="float" office:value="-78">
                <text:p>-78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12.9">
                <text:p>312.9</text:p>
              </table:table-cell>
              <table:table-cell office:value-type="float" office:value="-87">
                <text:p>-87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13.4">
                <text:p>313.4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14.4">
                <text:p>314.4</text:p>
              </table:table-cell>
              <table:table-cell office:value-type="float" office:value="-91">
                <text:p>-91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14.9">
                <text:p>314.9</text:p>
              </table:table-cell>
              <table:table-cell office:value-type="float" office:value="-76">
                <text:p>-76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15.3">
                <text:p>315.3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315.8">
                <text:p>315.8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2">
                <text:p>-8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18.2">
                <text:p>318.2</text:p>
              </table:table-cell>
              <table:table-cell office:value-type="float" office:value="-91">
                <text:p>-91</text:p>
              </table:table-cell>
              <table:table-cell office:value-type="float" office:value="-84">
                <text:p>-84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18.7">
                <text:p>318.7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-80">
                <text:p>-80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19.7">
                <text:p>319.7</text:p>
              </table:table-cell>
              <table:table-cell office:value-type="float" office:value="-95">
                <text:p>-95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21.6">
                <text:p>321.6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22.1">
                <text:p>322.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22.5">
                <text:p>322.5</text:p>
              </table:table-cell>
              <table:table-cell office:value-type="float" office:value="-83">
                <text:p>-83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25.4">
                <text:p>325.4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25.9">
                <text:p>325.9</text:p>
              </table:table-cell>
              <table:table-cell office:value-type="float" office:value="-98">
                <text:p>-98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-83">
                <text:p>-83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-99">
                <text:p>-99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32.6">
                <text:p>332.6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334.1">
                <text:p>334.1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36.5">
                <text:p>336.5</text:p>
              </table:table-cell>
              <table:table-cell office:value-type="float" office:value="-87">
                <text:p>-87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340.3">
                <text:p>340.3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43.6">
                <text:p>343.6</text:p>
              </table:table-cell>
              <table:table-cell office:value-type="float" office:value="-120">
                <text:p>-120</text:p>
              </table:table-cell>
              <table:table-cell office:value-type="float" office:value="-100">
                <text:p>-100</text:p>
              </table:table-cell>
              <table:table-cell office:value-type="float" office:value="-102">
                <text:p>-102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float" office:value="344.1">
                <text:p>344.1</text:p>
              </table:table-cell>
              <table:table-cell office:value-type="float" office:value="-97">
                <text:p>-97</text:p>
              </table:table-cell>
              <table:table-cell office:value-type="float" office:value="-100">
                <text:p>-100</text:p>
              </table:table-cell>
              <table:table-cell office:value-type="float" office:value="-103">
                <text:p>-103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347.5">
                <text:p>347.5</text:p>
              </table:table-cell>
              <table:table-cell office:value-type="float" office:value="-120">
                <text:p>-120</text:p>
              </table:table-cell>
              <table:table-cell office:value-type="float" office:value="-107">
                <text:p>-107</text:p>
              </table:table-cell>
              <table:table-cell office:value-type="float" office:value="-112">
                <text:p>-11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89">
                <text:p>-89</text:p>
              </table:table-cell>
              <table:table-cell office:value-type="float" office:value="-106">
                <text:p>-106</text:p>
              </table:table-cell>
              <table:table-cell office:value-type="float" office:value="-102">
                <text:p>-102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351.3">
                <text:p>351.3</text:p>
              </table:table-cell>
              <table:table-cell office:value-type="float" office:value="-120">
                <text:p>-120</text:p>
              </table:table-cell>
              <table:table-cell office:value-type="float" office:value="-106">
                <text:p>-106</text:p>
              </table:table-cell>
              <table:table-cell office:value-type="float" office:value="-110">
                <text:p>-110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354.2">
                <text:p>354.2</text:p>
              </table:table-cell>
              <table:table-cell office:value-type="float" office:value="-97">
                <text:p>-97</text:p>
              </table:table-cell>
              <table:table-cell office:value-type="float" office:value="-106">
                <text:p>-106</text:p>
              </table:table-cell>
              <table:table-cell office:value-type="float" office:value="-102">
                <text:p>-10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357.6">
                <text:p>357.6</text:p>
              </table:table-cell>
              <table:table-cell office:value-type="float" office:value="-120">
                <text:p>-120</text:p>
              </table:table-cell>
              <table:table-cell office:value-type="float" office:value="-106">
                <text:p>-106</text:p>
              </table:table-cell>
              <table:table-cell office:value-type="float" office:value="-112">
                <text:p>-11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358.1">
                <text:p>358.1</text:p>
              </table:table-cell>
              <table:table-cell office:value-type="float" office:value="-95">
                <text:p>-95</text:p>
              </table:table-cell>
              <table:table-cell office:value-type="float" office:value="-108">
                <text:p>-108</text:p>
              </table:table-cell>
              <table:table-cell office:value-type="float" office:value="-104">
                <text:p>-104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94">
                <text:p>-94</text:p>
              </table:table-cell>
              <table:table-cell office:value-type="float" office:value="-101">
                <text:p>-101</text:p>
              </table:table-cell>
              <table:table-cell office:value-type="float" office:value="-103">
                <text:p>-10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86">
                <text:p>-86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61.4">
                <text:p>361.4</text:p>
              </table:table-cell>
              <table:table-cell office:value-type="float" office:value="-83">
                <text:p>-83</text:p>
              </table:table-cell>
              <table:table-cell office:value-type="float" office:value="-89">
                <text:p>-89</text:p>
              </table:table-cell>
              <table:table-cell office:value-type="float" office:value="-88">
                <text:p>-8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62.4">
                <text:p>362.4</text:p>
              </table:table-cell>
              <table:table-cell office:value-type="float" office:value="-97">
                <text:p>-97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63.4">
                <text:p>363.4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63.8">
                <text:p>363.8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65.3">
                <text:p>365.3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66.2">
                <text:p>366.2</text:p>
              </table:table-cell>
              <table:table-cell office:value-type="float" office:value="-82">
                <text:p>-82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66.7">
                <text:p>366.7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69.1">
                <text:p>369.1</text:p>
              </table:table-cell>
              <table:table-cell office:value-type="float" office:value="-80">
                <text:p>-80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70.6">
                <text:p>370.6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71.5">
                <text:p>371.5</text:p>
              </table:table-cell>
              <table:table-cell office:value-type="float" office:value="-97">
                <text:p>-97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-83">
                <text:p>-83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73.4">
                <text:p>373.4</text:p>
              </table:table-cell>
              <table:table-cell office:value-type="float" office:value="-79">
                <text:p>-79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374.9">
                <text:p>374.9</text:p>
              </table:table-cell>
              <table:table-cell office:value-type="float" office:value="-92">
                <text:p>-92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75.4">
                <text:p>375.4</text:p>
              </table:table-cell>
              <table:table-cell office:value-type="float" office:value="-82">
                <text:p>-82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75.8">
                <text:p>375.8</text:p>
              </table:table-cell>
              <table:table-cell office:value-type="float" office:value="-96">
                <text:p>-96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78.7">
                <text:p>378.7</text:p>
              </table:table-cell>
              <table:table-cell office:value-type="float" office:value="-82">
                <text:p>-82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79.2">
                <text:p>379.2</text:p>
              </table:table-cell>
              <table:table-cell office:value-type="float" office:value="-92">
                <text:p>-92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79.7">
                <text:p>379.7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80.2">
                <text:p>380.2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82.6">
                <text:p>382.6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83.5">
                <text:p>383.5</text:p>
              </table:table-cell>
              <table:table-cell office:value-type="float" office:value="-97">
                <text:p>-97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85.9">
                <text:p>385.9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86.4">
                <text:p>386.4</text:p>
              </table:table-cell>
              <table:table-cell office:value-type="float" office:value="-81">
                <text:p>-81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86.9">
                <text:p>386.9</text:p>
              </table:table-cell>
              <table:table-cell office:value-type="float" office:value="-96">
                <text:p>-96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87.3">
                <text:p>387.3</text:p>
              </table:table-cell>
              <table:table-cell office:value-type="float" office:value="-83">
                <text:p>-83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88.3">
                <text:p>388.3</text:p>
              </table:table-cell>
              <table:table-cell office:value-type="float" office:value="-98">
                <text:p>-98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89.8">
                <text:p>389.8</text:p>
              </table:table-cell>
              <table:table-cell office:value-type="float" office:value="-88">
                <text:p>-88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90.2">
                <text:p>390.2</text:p>
              </table:table-cell>
              <table:table-cell office:value-type="float" office:value="-95">
                <text:p>-95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90.7">
                <text:p>390.7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91.7">
                <text:p>391.7</text:p>
              </table:table-cell>
              <table:table-cell office:value-type="float" office:value="-94">
                <text:p>-94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93.1">
                <text:p>393.1</text:p>
              </table:table-cell>
              <table:table-cell office:value-type="float" office:value="-95">
                <text:p>-95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94.1">
                <text:p>394.1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94.6">
                <text:p>394.6</text:p>
              </table:table-cell>
              <table:table-cell office:value-type="float" office:value="-84">
                <text:p>-84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97.4">
                <text:p>397.4</text:p>
              </table:table-cell>
              <table:table-cell office:value-type="float" office:value="-98">
                <text:p>-98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98.4">
                <text:p>398.4</text:p>
              </table:table-cell>
              <table:table-cell office:value-type="float" office:value="-98">
                <text:p>-98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401.7">
                <text:p>401.7</text:p>
              </table:table-cell>
              <table:table-cell office:value-type="float" office:value="-120">
                <text:p>-120</text:p>
              </table:table-cell>
              <table:table-cell office:value-type="float" office:value="-100">
                <text:p>-100</text:p>
              </table:table-cell>
              <table:table-cell office:value-type="float" office:value="-105">
                <text:p>-105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402.2">
                <text:p>402.2</text:p>
              </table:table-cell>
              <table:table-cell office:value-type="float" office:value="-96">
                <text:p>-96</text:p>
              </table:table-cell>
              <table:table-cell office:value-type="float" office:value="-103">
                <text:p>-103</text:p>
              </table:table-cell>
              <table:table-cell office:value-type="float" office:value="-105">
                <text:p>-105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403.7">
                <text:p>403.7</text:p>
              </table:table-cell>
              <table:table-cell office:value-type="float" office:value="-92">
                <text:p>-92</text:p>
              </table:table-cell>
              <table:table-cell office:value-type="float" office:value="-101">
                <text:p>-101</text:p>
              </table:table-cell>
              <table:table-cell office:value-type="float" office:value="-103">
                <text:p>-10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05.1">
                <text:p>405.1</text:p>
              </table:table-cell>
              <table:table-cell office:value-type="float" office:value="-100">
                <text:p>-100</text:p>
              </table:table-cell>
              <table:table-cell office:value-type="float" office:value="-102">
                <text:p>-102</text:p>
              </table:table-cell>
              <table:table-cell office:value-type="float" office:value="-96">
                <text:p>-96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07.5">
                <text:p>407.5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408.5">
                <text:p>408.5</text:p>
              </table:table-cell>
              <table:table-cell office:value-type="float" office:value="-88">
                <text:p>-88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09.4">
                <text:p>409.4</text:p>
              </table:table-cell>
              <table:table-cell office:value-type="float" office:value="-101">
                <text:p>-101</text:p>
              </table:table-cell>
              <table:table-cell office:value-type="float" office:value="-95">
                <text:p>-95</text:p>
              </table:table-cell>
              <table:table-cell office:value-type="float" office:value="-94">
                <text:p>-9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10.9">
                <text:p>410.9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3">
                <text:p>-9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11.4">
                <text:p>411.4</text:p>
              </table:table-cell>
              <table:table-cell office:value-type="float" office:value="-85">
                <text:p>-85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11.8">
                <text:p>411.8</text:p>
              </table:table-cell>
              <table:table-cell office:value-type="float" office:value="-93">
                <text:p>-93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12.8">
                <text:p>412.8</text:p>
              </table:table-cell>
              <table:table-cell office:value-type="float" office:value="-95">
                <text:p>-95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14.7">
                <text:p>414.7</text:p>
              </table:table-cell>
              <table:table-cell office:value-type="float" office:value="-93">
                <text:p>-93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15.2">
                <text:p>415.2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15.7">
                <text:p>415.7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16.1">
                <text:p>416.1</text:p>
              </table:table-cell>
              <table:table-cell office:value-type="float" office:value="-86">
                <text:p>-86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18.6">
                <text:p>418.6</text:p>
              </table:table-cell>
              <table:table-cell office:value-type="float" office:value="-88">
                <text:p>-88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-99">
                <text:p>-99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22.4">
                <text:p>422.4</text:p>
              </table:table-cell>
              <table:table-cell office:value-type="float" office:value="-99">
                <text:p>-99</text:p>
              </table:table-cell>
              <table:table-cell office:value-type="float" office:value="-93">
                <text:p>-93</text:p>
              </table:table-cell>
              <table:table-cell office:value-type="float" office:value="-96">
                <text:p>-9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22.9">
                <text:p>422.9</text:p>
              </table:table-cell>
              <table:table-cell office:value-type="float" office:value="-101">
                <text:p>-101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23.4">
                <text:p>423.4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9">
                <text:p>-9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23.8">
                <text:p>423.8</text:p>
              </table:table-cell>
              <table:table-cell office:value-type="float" office:value="-82">
                <text:p>-82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24.3">
                <text:p>424.3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24.8">
                <text:p>424.8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25.3">
                <text:p>425.3</text:p>
              </table:table-cell>
              <table:table-cell office:value-type="float" office:value="-98">
                <text:p>-98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26.2">
                <text:p>426.2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26.7">
                <text:p>426.7</text:p>
              </table:table-cell>
              <table:table-cell office:value-type="float" office:value="-79">
                <text:p>-79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27.2">
                <text:p>427.2</text:p>
              </table:table-cell>
              <table:table-cell office:value-type="float" office:value="-83">
                <text:p>-83</text:p>
              </table:table-cell>
              <table:table-cell office:value-type="float" office:value="-87">
                <text:p>-87</text:p>
              </table:table-cell>
              <table:table-cell office:value-type="float" office:value="-84">
                <text:p>-84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27.7">
                <text:p>427.7</text:p>
              </table:table-cell>
              <table:table-cell office:value-type="float" office:value="-98">
                <text:p>-98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28.2">
                <text:p>428.2</text:p>
              </table:table-cell>
              <table:table-cell office:value-type="float" office:value="-96">
                <text:p>-96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428.7">
                <text:p>428.7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29.1">
                <text:p>429.1</text:p>
              </table:table-cell>
              <table:table-cell office:value-type="float" office:value="-80">
                <text:p>-80</text:p>
              </table:table-cell>
              <table:table-cell office:value-type="float" office:value="-90">
                <text:p>-90</text:p>
              </table:table-cell>
              <table:table-cell office:value-type="float" office:value="-88">
                <text:p>-8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30.1">
                <text:p>430.1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30.6">
                <text:p>430.6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32.9">
                <text:p>432.9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33.4">
                <text:p>433.4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34.4">
                <text:p>434.4</text:p>
              </table:table-cell>
              <table:table-cell office:value-type="float" office:value="-101">
                <text:p>-101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35.8">
                <text:p>435.8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36.8">
                <text:p>436.8</text:p>
              </table:table-cell>
              <table:table-cell office:value-type="float" office:value="-79">
                <text:p>-79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37.3">
                <text:p>437.3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37.8">
                <text:p>437.8</text:p>
              </table:table-cell>
              <table:table-cell office:value-type="float" office:value="-98">
                <text:p>-98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38.2">
                <text:p>438.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39.7">
                <text:p>439.7</text:p>
              </table:table-cell>
              <table:table-cell office:value-type="float" office:value="-90">
                <text:p>-90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40.2">
                <text:p>440.2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0">
                <text:p>-9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40.6">
                <text:p>440.6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  <table:table-cell office:value-type="float" office:value="-92">
                <text:p>-9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42.1">
                <text:p>442.1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-85">
                <text:p>-85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45.5">
                <text:p>445.5</text:p>
              </table:table-cell>
              <table:table-cell office:value-type="float" office:value="-91">
                <text:p>-91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45.9">
                <text:p>445.9</text:p>
              </table:table-cell>
              <table:table-cell office:value-type="float" office:value="-90">
                <text:p>-90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47.4">
                <text:p>447.4</text:p>
              </table:table-cell>
              <table:table-cell office:value-type="float" office:value="-91">
                <text:p>-91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47.8">
                <text:p>447.8</text:p>
              </table:table-cell>
              <table:table-cell office:value-type="float" office:value="-81">
                <text:p>-81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48.3">
                <text:p>448.3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50.7">
                <text:p>450.7</text:p>
              </table:table-cell>
              <table:table-cell office:value-type="float" office:value="-92">
                <text:p>-92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51.2">
                <text:p>451.2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52.6">
                <text:p>452.6</text:p>
              </table:table-cell>
              <table:table-cell office:value-type="float" office:value="-87">
                <text:p>-87</text:p>
              </table:table-cell>
              <table:table-cell office:value-type="float" office:value="-89">
                <text:p>-89</text:p>
              </table:table-cell>
              <table:table-cell office:value-type="float" office:value="-91">
                <text:p>-9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53.6">
                <text:p>453.6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-94">
                <text:p>-94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56.5">
                <text:p>456.5</text:p>
              </table:table-cell>
              <table:table-cell office:value-type="float" office:value="-101">
                <text:p>-101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-103">
                <text:p>-103</text:p>
              </table:table-cell>
              <table:table-cell office:value-type="float" office:value="-98">
                <text:p>-98</text:p>
              </table:table-cell>
              <table:table-cell office:value-type="float" office:value="-99">
                <text:p>-99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459.8">
                <text:p>459.8</text:p>
              </table:table-cell>
              <table:table-cell office:value-type="float" office:value="-100">
                <text:p>-100</text:p>
              </table:table-cell>
              <table:table-cell office:value-type="float" office:value="-99">
                <text:p>-99</text:p>
              </table:table-cell>
              <table:table-cell office:value-type="float" office:value="-101">
                <text:p>-101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461.8">
                <text:p>461.8</text:p>
              </table:table-cell>
              <table:table-cell office:value-type="float" office:value="-90">
                <text:p>-90</text:p>
              </table:table-cell>
              <table:table-cell office:value-type="float" office:value="-98">
                <text:p>-98</text:p>
              </table:table-cell>
              <table:table-cell office:value-type="float" office:value="-98">
                <text:p>-9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62.2">
                <text:p>462.2</text:p>
              </table:table-cell>
              <table:table-cell office:value-type="float" office:value="-92">
                <text:p>-92</text:p>
              </table:table-cell>
              <table:table-cell office:value-type="float" office:value="-96">
                <text:p>-96</text:p>
              </table:table-cell>
              <table:table-cell office:value-type="float" office:value="-94">
                <text:p>-9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63.7">
                <text:p>463.7</text:p>
              </table:table-cell>
              <table:table-cell office:value-type="float" office:value="-99">
                <text:p>-99</text:p>
              </table:table-cell>
              <table:table-cell office:value-type="float" office:value="-95">
                <text:p>-95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64.6">
                <text:p>464.6</text:p>
              </table:table-cell>
              <table:table-cell office:value-type="float" office:value="-100">
                <text:p>-100</text:p>
              </table:table-cell>
              <table:table-cell office:value-type="float" office:value="-95">
                <text:p>-95</text:p>
              </table:table-cell>
              <table:table-cell office:value-type="float" office:value="-97">
                <text:p>-9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65.6">
                <text:p>465.6</text:p>
              </table:table-cell>
              <table:table-cell office:value-type="float" office:value="-88">
                <text:p>-88</text:p>
              </table:table-cell>
              <table:table-cell office:value-type="float" office:value="-94">
                <text:p>-94</text:p>
              </table:table-cell>
              <table:table-cell office:value-type="float" office:value="-96">
                <text:p>-9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66.6">
                <text:p>466.6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69.9">
                <text:p>469.9</text:p>
              </table:table-cell>
              <table:table-cell office:value-type="float" office:value="-120">
                <text:p>-120</text:p>
              </table:table-cell>
              <table:table-cell office:value-type="float" office:value="-101">
                <text:p>-101</text:p>
              </table:table-cell>
              <table:table-cell office:value-type="float" office:value="-102">
                <text:p>-102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470.4">
                <text:p>470.4</text:p>
              </table:table-cell>
              <table:table-cell office:value-type="float" office:value="-103">
                <text:p>-103</text:p>
              </table:table-cell>
              <table:table-cell office:value-type="float" office:value="-102">
                <text:p>-102</text:p>
              </table:table-cell>
              <table:table-cell office:value-type="float" office:value="-107">
                <text:p>-107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472.3">
                <text:p>472.3</text:p>
              </table:table-cell>
              <table:table-cell office:value-type="float" office:value="-101">
                <text:p>-101</text:p>
              </table:table-cell>
              <table:table-cell office:value-type="float" office:value="-105">
                <text:p>-105</text:p>
              </table:table-cell>
              <table:table-cell office:value-type="float" office:value="-108">
                <text:p>-10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472.8">
                <text:p>472.8</text:p>
              </table:table-cell>
              <table:table-cell office:value-type="float" office:value="-98">
                <text:p>-98</text:p>
              </table:table-cell>
              <table:table-cell office:value-type="float" office:value="-105">
                <text:p>-105</text:p>
              </table:table-cell>
              <table:table-cell office:value-type="float" office:value="-101">
                <text:p>-10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73.3">
                <text:p>473.3</text:p>
              </table:table-cell>
              <table:table-cell office:value-type="float" office:value="-97">
                <text:p>-97</text:p>
              </table:table-cell>
              <table:table-cell office:value-type="float" office:value="-99">
                <text:p>-99</text:p>
              </table:table-cell>
              <table:table-cell office:value-type="float" office:value="-99">
                <text:p>-99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473.8">
                <text:p>473.8</text:p>
              </table:table-cell>
              <table:table-cell office:value-type="float" office:value="-93">
                <text:p>-93</text:p>
              </table:table-cell>
              <table:table-cell office:value-type="float" office:value="-97">
                <text:p>-97</text:p>
              </table:table-cell>
              <table:table-cell office:value-type="float" office:value="-96">
                <text:p>-9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74.7">
                <text:p>474.7</text:p>
              </table:table-cell>
              <table:table-cell office:value-type="float" office:value="-93">
                <text:p>-93</text:p>
              </table:table-cell>
              <table:table-cell office:value-type="float" office:value="-95">
                <text:p>-95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77.6">
                <text:p>477.6</text:p>
              </table:table-cell>
              <table:table-cell office:value-type="float" office:value="-94">
                <text:p>-94</text:p>
              </table:table-cell>
              <table:table-cell office:value-type="float" office:value="-94">
                <text:p>-94</text:p>
              </table:table-cell>
              <table:table-cell office:value-type="float" office:value="-93">
                <text:p>-9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-89">
                <text:p>-89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80.5">
                <text:p>480.5</text:p>
              </table:table-cell>
              <table:table-cell office:value-type="float" office:value="-85">
                <text:p>-85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81.4">
                <text:p>481.4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82.4">
                <text:p>482.4</text:p>
              </table:table-cell>
              <table:table-cell office:value-type="float" office:value="-93">
                <text:p>-93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84.3">
                <text:p>484.3</text:p>
              </table:table-cell>
              <table:table-cell office:value-type="float" office:value="-80">
                <text:p>-80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84.8">
                <text:p>484.8</text:p>
              </table:table-cell>
              <table:table-cell office:value-type="float" office:value="-97">
                <text:p>-97</text:p>
              </table:table-cell>
              <table:table-cell office:value-type="float" office:value="-89">
                <text:p>-89</text:p>
              </table:table-cell>
              <table:table-cell office:value-type="float" office:value="-90">
                <text:p>-90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86.7">
                <text:p>486.7</text:p>
              </table:table-cell>
              <table:table-cell office:value-type="float" office:value="-83">
                <text:p>-83</text:p>
              </table:table-cell>
              <table:table-cell office:value-type="float" office:value="-88">
                <text:p>-88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87.7">
                <text:p>487.7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88.2">
                <text:p>488.2</text:p>
              </table:table-cell>
              <table:table-cell office:value-type="float" office:value="-89">
                <text:p>-89</text:p>
              </table:table-cell>
              <table:table-cell office:value-type="float" office:value="-89">
                <text:p>-89</text:p>
              </table:table-cell>
              <table:table-cell office:value-type="float" office:value="-86">
                <text:p>-8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89.1">
                <text:p>489.1</text:p>
              </table:table-cell>
              <table:table-cell office:value-type="float" office:value="-82">
                <text:p>-82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89.6">
                <text:p>489.6</text:p>
              </table:table-cell>
              <table:table-cell office:value-type="float" office:value="-93">
                <text:p>-93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90.6">
                <text:p>490.6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-82">
                <text:p>-82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91.5">
                <text:p>491.5</text:p>
              </table:table-cell>
              <table:table-cell office:value-type="float" office:value="-82">
                <text:p>-82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-80">
                <text:p>-80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92.5">
                <text:p>492.5</text:p>
              </table:table-cell>
              <table:table-cell office:value-type="float" office:value="-87">
                <text:p>-87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93.9">
                <text:p>493.9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94.4">
                <text:p>494.4</text:p>
              </table:table-cell>
              <table:table-cell office:value-type="float" office:value="-87">
                <text:p>-87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94.9">
                <text:p>494.9</text:p>
              </table:table-cell>
              <table:table-cell office:value-type="float" office:value="-90">
                <text:p>-90</text:p>
              </table:table-cell>
              <table:table-cell office:value-type="float" office:value="-86">
                <text:p>-86</text:p>
              </table:table-cell>
              <table:table-cell office:value-type="float" office:value="-86">
                <text:p>-8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95.4">
                <text:p>495.4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95.8">
                <text:p>495.8</text:p>
              </table:table-cell>
              <table:table-cell office:value-type="float" office:value="-87">
                <text:p>-87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96.8">
                <text:p>496.8</text:p>
              </table:table-cell>
              <table:table-cell office:value-type="float" office:value="-79">
                <text:p>-79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97.8">
                <text:p>497.8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98.7">
                <text:p>498.7</text:p>
              </table:table-cell>
              <table:table-cell office:value-type="float" office:value="-89">
                <text:p>-89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99.2">
                <text:p>499.2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99.7">
                <text:p>499.7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00.2">
                <text:p>500.2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500.6">
                <text:p>500.6</text:p>
              </table:table-cell>
              <table:table-cell office:value-type="float" office:value="-86">
                <text:p>-86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501.1">
                <text:p>501.1</text:p>
              </table:table-cell>
              <table:table-cell office:value-type="float" office:value="-90">
                <text:p>-90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01.6">
                <text:p>501.6</text:p>
              </table:table-cell>
              <table:table-cell office:value-type="float" office:value="-84">
                <text:p>-84</text:p>
              </table:table-cell>
              <table:table-cell office:value-type="float" office:value="-86">
                <text:p>-86</text:p>
              </table:table-cell>
              <table:table-cell office:value-type="float" office:value="-87">
                <text:p>-8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502.1">
                <text:p>502.1</text:p>
              </table:table-cell>
              <table:table-cell office:value-type="float" office:value="-71">
                <text:p>-71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502.6">
                <text:p>502.6</text:p>
              </table:table-cell>
              <table:table-cell office:value-type="float" office:value="-69">
                <text:p>-69</text:p>
              </table:table-cell>
              <table:table-cell office:value-type="float" office:value="-78">
                <text:p>-78</text:p>
              </table:table-cell>
              <table:table-cell office:value-type="float" office:value="-75">
                <text:p>-7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  <table:table-cell office:value-type="float" office:value="-72">
                <text:p>-72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float" office:value="504.5">
                <text:p>504.5</text:p>
              </table:table-cell>
              <table:table-cell office:value-type="float" office:value="-93">
                <text:p>-93</text:p>
              </table:table-cell>
              <table:table-cell office:value-type="float" office:value="-77">
                <text:p>-77</text:p>
              </table:table-cell>
              <table:table-cell office:value-type="float" office:value="-79">
                <text:p>-7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-83">
                <text:p>-83</text:p>
              </table:table-cell>
              <table:table-cell office:value-type="float" office:value="-80">
                <text:p>-80</text:p>
              </table:table-cell>
              <table:table-cell office:value-type="float" office:value="-84">
                <text:p>-8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05.4">
                <text:p>505.4</text:p>
              </table:table-cell>
              <table:table-cell office:value-type="float" office:value="-91">
                <text:p>-91</text:p>
              </table:table-cell>
              <table:table-cell office:value-type="float" office:value="-85">
                <text:p>-85</text:p>
              </table:table-cell>
              <table:table-cell office:value-type="float" office:value="-89">
                <text:p>-8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505.9">
                <text:p>505.9</text:p>
              </table:table-cell>
              <table:table-cell office:value-type="float" office:value="-80">
                <text:p>-80</text:p>
              </table:table-cell>
              <table:table-cell office:value-type="float" office:value="-86">
                <text:p>-86</text:p>
              </table:table-cell>
              <table:table-cell office:value-type="float" office:value="-85">
                <text:p>-8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506.4">
                <text:p>506.4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507.4">
                <text:p>507.4</text:p>
              </table:table-cell>
              <table:table-cell office:value-type="float" office:value="-77">
                <text:p>-77</text:p>
              </table:table-cell>
              <table:table-cell office:value-type="float" office:value="-82">
                <text:p>-82</text:p>
              </table:table-cell>
              <table:table-cell office:value-type="float" office:value="-80">
                <text:p>-8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507.8">
                <text:p>507.8</text:p>
              </table:table-cell>
              <table:table-cell office:value-type="float" office:value="-74">
                <text:p>-74</text:p>
              </table:table-cell>
              <table:table-cell office:value-type="float" office:value="-78">
                <text:p>-78</text:p>
              </table:table-cell>
              <table:table-cell office:value-type="float" office:value="-78">
                <text:p>-7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508.3">
                <text:p>508.3</text:p>
              </table:table-cell>
              <table:table-cell office:value-type="float" office:value="-76">
                <text:p>-76</text:p>
              </table:table-cell>
              <table:table-cell office:value-type="float" office:value="-77">
                <text:p>-77</text:p>
              </table:table-cell>
              <table:table-cell office:value-type="float" office:value="-76">
                <text:p>-7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508.8">
                <text:p>508.8</text:p>
              </table:table-cell>
              <table:table-cell office:value-type="float" office:value="-86">
                <text:p>-86</text:p>
              </table:table-cell>
              <table:table-cell office:value-type="float" office:value="-78">
                <text:p>-78</text:p>
              </table:table-cell>
              <table:table-cell office:value-type="float" office:value="-79">
                <text:p>-7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509.3">
                <text:p>509.3</text:p>
              </table:table-cell>
              <table:table-cell office:value-type="float" office:value="-80">
                <text:p>-80</text:p>
              </table:table-cell>
              <table:table-cell office:value-type="float" office:value="-79">
                <text:p>-79</text:p>
              </table:table-cell>
              <table:table-cell office:value-type="float" office:value="-81">
                <text:p>-8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10.2">
                <text:p>510.2</text:p>
              </table:table-cell>
              <table:table-cell office:value-type="float" office:value="-83">
                <text:p>-83</text:p>
              </table:table-cell>
              <table:table-cell office:value-type="float" office:value="-81">
                <text:p>-81</text:p>
              </table:table-cell>
              <table:table-cell office:value-type="float" office:value="-83">
                <text:p>-8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510.7">
                <text:p>510.7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11.2">
                <text:p>511.2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511.7">
                <text:p>511.7</text:p>
              </table:table-cell>
              <table:table-cell office:value-type="float" office:value="-85">
                <text:p>-85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512.2">
                <text:p>512.2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12.6">
                <text:p>512.6</text:p>
              </table:table-cell>
              <table:table-cell office:value-type="float" office:value="-86">
                <text:p>-86</text:p>
              </table:table-cell>
              <table:table-cell office:value-type="float" office:value="-83">
                <text:p>-83</text:p>
              </table:table-cell>
              <table:table-cell office:value-type="float" office:value="-84">
                <text:p>-8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513.1">
                <text:p>513.1</text:p>
              </table:table-cell>
              <table:table-cell office:value-type="float" office:value="-87">
                <text:p>-87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514.1">
                <text:p>514.1</text:p>
              </table:table-cell>
              <table:table-cell office:value-type="float" office:value="-82">
                <text:p>-82</text:p>
              </table:table-cell>
              <table:table-cell office:value-type="float" office:value="-84">
                <text:p>-84</text:p>
              </table:table-cell>
              <table:table-cell office:value-type="float" office:value="-85">
                <text:p>-8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514.6">
                <text:p>514.6</text:p>
              </table:table-cell>
              <table:table-cell office:value-type="float" office:value="-80">
                <text:p>-80</text:p>
              </table:table-cell>
              <table:table-cell office:value-type="float" office:value="-83">
                <text:p>-83</text:p>
              </table:table-cell>
              <table:table-cell office:value-type="float" office:value="-83">
                <text:p>-8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-82">
                <text:p>-82</text:p>
              </table:table-cell>
              <table:table-cell office:value-type="float" office:value="-82">
                <text:p>-82</text:p>
              </table:table-cell>
              <table:table-cell office:value-type="float" office:value="-81">
                <text:p>-8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-83">
                <text:p>-83</text:p>
              </table:table-cell>
              <table:table-cell office:value-type="float" office:value="-81">
                <text:p>-81</text:p>
              </table:table-cell>
              <table:table-cell office:value-type="float" office:value="-82">
                <text:p>-82</text:p>
              </table:table-cell>
              <table:table-cell office:value-type="float" office:value="-83">
                <text:p>-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-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-dash="Dot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48cm" svg:height="16.726cm" xlink:href=".." xlink:type="simple" chart:class="chart:scatter" chart:style-name="ch1">
        <chart:plot-area chart:style-name="ch2" table:cell-range-address="Graph.A1:Graph.B534" chart:data-source-has-labels="both" svg:x="0.658cm" svg:y="0.334cm" svg:width="31.632cm" svg:height="16.058cm">
          <chart:coordinate-region svg:x="1.547cm" svg:y="0.534cm" svg:width="30.463cm" svg:height="15.211cm"/>
          <chart:axis chart:dimension="x" chart:name="primary-x" chart:style-name="ch3" chartooo:axis-type="auto">
            <chart:categories table:cell-range-address="Graph.A2:Graph.A5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.B2:Graph.B534" chart:label-cell-address="Graph.B1:Graph.B1" chart:class="chart:scatter">
            <chart:domain table:cell-range-address="Graph.A2:Graph.A534"/>
            <chart:data-point chart:repeated="5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_2</text:p>
                <draw:g>
                  <svg:desc>Graph.B1:Graph.B1</svg:desc>
                </draw:g>
              </table:table-cell>
            </table:table-row>
          </table:table-header-rows>
          <table:table-rows>
            <table:table-row>
              <table:table-cell office:value-type="float" office:value="1.4">
                <text:p>1.4</text:p>
                <draw:g>
                  <svg:desc>Graph.A2:Graph.A534</svg:desc>
                </draw:g>
              </table:table-cell>
              <table:table-cell office:value-type="float" office:value="-75">
                <text:p>-75</text:p>
                <draw:g>
                  <svg:desc>Graph.B2:Graph.B534</svg:desc>
                </draw:g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5.3">
                <text:p>5.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float" office:value="6.7">
                <text:p>6.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7.7">
                <text:p>7.7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9.1">
                <text:p>9.1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0.1">
                <text:p>10.1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4.9">
                <text:p>14.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6.3">
                <text:p>16.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18.7">
                <text:p>18.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1.1">
                <text:p>21.1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5.9">
                <text:p>25.9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6.9">
                <text:p>26.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8.3">
                <text:p>28.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9.3">
                <text:p>29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3.1">
                <text:p>33.1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4.1">
                <text:p>34.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5.1">
                <text:p>35.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8.9">
                <text:p>38.9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2.7">
                <text:p>42.7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3.7">
                <text:p>43.7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5.1">
                <text:p>45.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9.9">
                <text:p>49.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50.9">
                <text:p>50.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52.3">
                <text:p>52.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53.3">
                <text:p>53.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55.7">
                <text:p>55.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62.3">
                <text:p>62.3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62.9">
                <text:p>62.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66.7">
                <text:p>66.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69.1">
                <text:p>69.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74.3">
                <text:p>74.3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76.3">
                <text:p>76.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79.7">
                <text:p>79.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81.1">
                <text:p>81.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82.1">
                <text:p>82.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88.3">
                <text:p>88.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89.3">
                <text:p>89.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90.7">
                <text:p>90.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91.7">
                <text:p>91.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93.1">
                <text:p>93.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98.9">
                <text:p>98.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00.3">
                <text:p>100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06.1">
                <text:p>106.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109.9">
                <text:p>109.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11.9">
                <text:p>111.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12.3">
                <text:p>112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14.7">
                <text:p>114.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15.7">
                <text:p>115.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16.7">
                <text:p>116.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17.1">
                <text:p>117.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1.9">
                <text:p>121.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4.3">
                <text:p>124.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6.7">
                <text:p>126.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0.1">
                <text:p>130.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5.9">
                <text:p>135.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6.3">
                <text:p>136.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40.7">
                <text:p>140.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146.9">
                <text:p>146.9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50.7">
                <text:p>150.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53.1">
                <text:p>153.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0.3">
                <text:p>160.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1.3">
                <text:p>161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63.7">
                <text:p>163.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4.7">
                <text:p>164.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165.1">
                <text:p>165.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66.1">
                <text:p>166.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167.5">
                <text:p>167.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168.5">
                <text:p>168.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169.5">
                <text:p>169.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70.9">
                <text:p>170.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72.3">
                <text:p>172.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173.3">
                <text:p>173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74.7">
                <text:p>174.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79.5">
                <text:p>179.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80.5">
                <text:p>180.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181.9">
                <text:p>181.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85.7">
                <text:p>185.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86.7">
                <text:p>186.7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187.7">
                <text:p>187.7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89.1">
                <text:p>189.1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190.1">
                <text:p>190.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193.9">
                <text:p>193.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01.1">
                <text:p>201.1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04.5">
                <text:p>204.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05.5">
                <text:p>205.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08.3">
                <text:p>208.3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09.3">
                <text:p>209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4.1">
                <text:p>214.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4.6">
                <text:p>214.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5.5">
                <text:p>215.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6.5">
                <text:p>216.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17.9">
                <text:p>217.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18.4">
                <text:p>218.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18.9">
                <text:p>218.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19.4">
                <text:p>219.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21.3">
                <text:p>221.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21.8">
                <text:p>221.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222.7">
                <text:p>222.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23.2">
                <text:p>223.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223.7">
                <text:p>223.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225.1">
                <text:p>225.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25.6">
                <text:p>225.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26.6">
                <text:p>226.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28.5">
                <text:p>228.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29.4">
                <text:p>229.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29.9">
                <text:p>229.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30.4">
                <text:p>230.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32.3">
                <text:p>232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33.8">
                <text:p>233.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37.1">
                <text:p>237.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38.1">
                <text:p>238.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38.6">
                <text:p>238.6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40.5">
                <text:p>240.5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44.8">
                <text:p>244.8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48.6">
                <text:p>248.6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51.5">
                <text:p>251.5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254.8">
                <text:p>254.8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255.8">
                <text:p>255.8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56.3">
                <text:p>256.3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258.8">
                <text:p>258.8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259.2">
                <text:p>259.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59.7">
                <text:p>259.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60.2">
                <text:p>260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60.7">
                <text:p>260.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62.1">
                <text:p>262.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65.9">
                <text:p>265.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67.4">
                <text:p>267.4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67.9">
                <text:p>267.9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68.3">
                <text:p>268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68.8">
                <text:p>268.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70.7">
                <text:p>270.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71.7">
                <text:p>271.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73.1">
                <text:p>273.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273.6">
                <text:p>273.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274.1">
                <text:p>274.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280.3">
                <text:p>280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82.7">
                <text:p>282.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283.2">
                <text:p>283.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83.7">
                <text:p>283.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286.6">
                <text:p>286.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287.1">
                <text:p>287.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287.5">
                <text:p>287.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88.5">
                <text:p>288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90.4">
                <text:p>290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90.9">
                <text:p>290.9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94.7">
                <text:p>294.7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95.2">
                <text:p>295.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95.7">
                <text:p>295.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296.2">
                <text:p>296.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299.1">
                <text:p>299.1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01.9">
                <text:p>301.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302.4">
                <text:p>302.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05.3">
                <text:p>305.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309.1">
                <text:p>309.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310.1">
                <text:p>310.1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311.5">
                <text:p>311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12.5">
                <text:p>312.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15.4">
                <text:p>315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16.8">
                <text:p>316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18.7">
                <text:p>318.7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19.7">
                <text:p>319.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22.6">
                <text:p>322.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23.1">
                <text:p>323.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23.5">
                <text:p>323.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27.4">
                <text:p>327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27.9">
                <text:p>327.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29.3">
                <text:p>329.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30.2">
                <text:p>330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30.7">
                <text:p>330.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31.2">
                <text:p>331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33.1">
                <text:p>333.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33.6">
                <text:p>333.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34.1">
                <text:p>334.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35.5">
                <text:p>335.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36.5">
                <text:p>336.5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37.9">
                <text:p>337.9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38.4">
                <text:p>338.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39.4">
                <text:p>339.4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40.3">
                <text:p>340.3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340.8">
                <text:p>340.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41.3">
                <text:p>341.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41.8">
                <text:p>341.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43.2">
                <text:p>343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44.2">
                <text:p>344.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44.6">
                <text:p>344.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345.1">
                <text:p>345.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45.6">
                <text:p>345.6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46.1">
                <text:p>346.1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float" office:value="346.6">
                <text:p>346.6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47.1">
                <text:p>347.1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347.5">
                <text:p>347.5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49.4">
                <text:p>349.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349.9">
                <text:p>349.9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50.9">
                <text:p>350.9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351.4">
                <text:p>351.4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351.8">
                <text:p>351.8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352.3">
                <text:p>352.3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352.8">
                <text:p>352.8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353.3">
                <text:p>353.3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53.8">
                <text:p>353.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354.3">
                <text:p>354.3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54.7">
                <text:p>354.7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356.2">
                <text:p>356.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56.6">
                <text:p>356.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57.1">
                <text:p>357.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57.6">
                <text:p>357.6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58.1">
                <text:p>358.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58.6">
                <text:p>358.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61.4">
                <text:p>361.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63.4">
                <text:p>363.4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64.3">
                <text:p>364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64.8">
                <text:p>364.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65.8">
                <text:p>365.8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66.2">
                <text:p>366.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67.2">
                <text:p>367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67.7">
                <text:p>367.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68.2">
                <text:p>368.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69.1">
                <text:p>369.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70.1">
                <text:p>370.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70.6">
                <text:p>370.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371.5">
                <text:p>371.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72.5">
                <text:p>372.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373.5">
                <text:p>373.5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74.4">
                <text:p>374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376.8">
                <text:p>376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77.3">
                <text:p>377.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377.8">
                <text:p>377.8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78.3">
                <text:p>378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379.7">
                <text:p>379.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380.2">
                <text:p>380.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81.1">
                <text:p>381.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382.1">
                <text:p>382.1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83.5">
                <text:p>383.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384.5">
                <text:p>384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385.9">
                <text:p>385.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86.9">
                <text:p>386.9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90.2">
                <text:p>390.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391.2">
                <text:p>391.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392.2">
                <text:p>392.2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393.1">
                <text:p>393.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396.5">
                <text:p>396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399.4">
                <text:p>399.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399.8">
                <text:p>399.8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402.7">
                <text:p>402.7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403.2">
                <text:p>403.2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float" office:value="404.2">
                <text:p>404.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04.6">
                <text:p>404.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05.1">
                <text:p>405.1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06.6">
                <text:p>406.6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07.5">
                <text:p>407.5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09.9">
                <text:p>409.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10.4">
                <text:p>410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10.9">
                <text:p>410.9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11.8">
                <text:p>411.8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12.8">
                <text:p>412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14.3">
                <text:p>414.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14.7">
                <text:p>414.7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15.2">
                <text:p>415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16.2">
                <text:p>416.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17.6">
                <text:p>417.6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19.5">
                <text:p>419.5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22.9">
                <text:p>422.9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23.4">
                <text:p>423.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23.9">
                <text:p>423.9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24.3">
                <text:p>424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25.3">
                <text:p>425.3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26.7">
                <text:p>426.7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27.2">
                <text:p>427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27.7">
                <text:p>427.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28.2">
                <text:p>428.2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31.5">
                <text:p>431.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33.9">
                <text:p>433.9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34.9">
                <text:p>434.9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float" office:value="435.4">
                <text:p>435.4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37.8">
                <text:p>437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38.2">
                <text:p>438.2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39.2">
                <text:p>439.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39.7">
                <text:p>439.7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40.2">
                <text:p>440.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40.6">
                <text:p>440.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43.5">
                <text:p>443.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45.4">
                <text:p>445.4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46.9">
                <text:p>446.9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47.4">
                <text:p>447.4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48.3">
                <text:p>448.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50.7">
                <text:p>450.7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51.7">
                <text:p>451.7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52.2">
                <text:p>452.2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52.7">
                <text:p>452.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float" office:value="454.6">
                <text:p>454.6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55.5">
                <text:p>455.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57.9">
                <text:p>457.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58.9">
                <text:p>458.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61.8">
                <text:p>461.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62.2">
                <text:p>462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62.7">
                <text:p>462.7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65.1">
                <text:p>465.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65.6">
                <text:p>465.6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66.1">
                <text:p>466.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6.6">
                <text:p>466.6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67.5">
                <text:p>467.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69.5">
                <text:p>469.5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70.4">
                <text:p>470.4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70.9">
                <text:p>470.9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71.4">
                <text:p>471.4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72.3">
                <text:p>472.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72.8">
                <text:p>472.8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73.3">
                <text:p>473.3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float" office:value="473.8">
                <text:p>473.8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75.2">
                <text:p>475.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75.7">
                <text:p>475.7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76.2">
                <text:p>476.2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77.1">
                <text:p>477.1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77.6">
                <text:p>477.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78.1">
                <text:p>478.1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478.6">
                <text:p>478.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79.1">
                <text:p>479.1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82.4">
                <text:p>482.4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483.8">
                <text:p>483.8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85.3">
                <text:p>485.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486.2">
                <text:p>486.2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87.2">
                <text:p>487.2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87.7">
                <text:p>487.7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88.2">
                <text:p>488.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88.6">
                <text:p>488.6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90.1">
                <text:p>490.1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90.6">
                <text:p>490.6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91.5">
                <text:p>491.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92.5">
                <text:p>492.5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93.4">
                <text:p>493.4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96.3">
                <text:p>496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97.3">
                <text:p>497.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499.2">
                <text:p>499.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99.7">
                <text:p>499.7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501.2">
                <text:p>501.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502.1">
                <text:p>502.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float" office:value="502.6">
                <text:p>502.6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504.5">
                <text:p>504.5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float" office:value="505.9">
                <text:p>505.9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506.9">
                <text:p>506.9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507.8">
                <text:p>507.8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508.3">
                <text:p>508.3</text:p>
              </table:table-cell>
              <table:table-cell office:value-type="float" office:value="-83">
                <text:p>-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1.2$Windows_X86_64 LibreOffice_project/db4def46b0453cc22e2d0305797cf981b68ef5ac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t" draw:style="rect" draw:dots1="1" draw:dots1-length="100%" draw:distance="100%"/>
  </office:styles>
</office:document-styles>
</file>